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90900000818E95E9B8247567374.png" manifest:media-type="image/png"/>
  <manifest:file-entry manifest:full-path="Pictures/10000201000001140000003A4B519A36D475F28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Boogaloo" svg:font-family="Boogaloo"/>
    <style:font-face style:name="Muli" svg:font-family="Muli"/>
    <style:font-face style:name="Arial1" svg:font-family="Arial"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Muli1" svg:font-family="Muli" style:font-pitch="variable"/>
    <style:font-face style:name="Segoe UI1"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000000" draw:opacity="11%"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ffe782"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b469"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c37b"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d085"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5b2018"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783022"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dd595d"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cf171c"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7d0a13"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b469" draw:opacity="44%"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ff9933"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ffffcd"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ffd081"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ff9922"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ffb469" draw:opacity="44%"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8" style:family="graphic" style:parent-style-name="standard">
      <style:graphic-properties draw:stroke="none" svg:stroke-width="0cm" draw:fill="solid" draw:fill-color="#8a2c1c"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691a10"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aa533f"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ff6833"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ffb469" draw:opacity="41%"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ebb26d"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955442"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ffb469" draw:opacity="62%"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e89791"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ad7855"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95684a"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c98c63"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84b0aa"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acd2d0"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dd595d" draw:opacity="34%"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ffd1b8"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solid" draw:fill-color="#f9b12e"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eca378"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f9bd8e"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fde0ce"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022cm" svg:stroke-color="#5b2018"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022cm" svg:stroke-color="#5b2018" draw:stroke-linejoin="round" svg:stroke-linecap="round" draw:fill="solid" draw:fill-color="#ffb469"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22cm" svg:stroke-color="#5b2018" draw:stroke-linejoin="round" svg:stroke-linecap="round" draw:fill="solid" draw:fill-color="#5b2018"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solid" svg:stroke-width="0.022cm" svg:stroke-color="#20294c"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solid" draw:fill-color="#dd595d" draw:opacity="41%"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solid" draw:fill-color="#83c5c0"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graphic-properties style:protect="size"/>
    </style:style>
    <style:style style:name="gr45"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width="0cm" draw:fill="solid" draw:fill-color="#ffb469" draw:opacity="55%"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SECTION_5f_HEADER-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CUSTOM_5f_20-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CUSTOM_5f_20-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000000" draw:opacity="11%"/>
      <style:paragraph-properties fo:text-align="start" style:font-independent-line-spacing="true"/>
      <style:text-properties fo:font-size="14pt"/>
    </style:style>
    <style:style style:name="P2" style:family="paragraph">
      <loext:graphic-properties draw:fill="solid" draw:fill-color="#ffe782"/>
      <style:paragraph-properties fo:text-align="start" style:font-independent-line-spacing="true"/>
      <style:text-properties fo:font-size="14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loext:graphic-properties draw:fill="solid" draw:fill-color="#ffb469"/>
      <style:paragraph-properties fo:text-align="start" style:font-independent-line-spacing="true"/>
      <style:text-properties fo:font-size="14pt"/>
    </style:style>
    <style:style style:name="P5" style:family="paragraph">
      <loext:graphic-properties draw:fill="solid" draw:fill-color="#ffc37b"/>
      <style:paragraph-properties fo:text-align="start" style:font-independent-line-spacing="true"/>
      <style:text-properties fo:font-size="14pt"/>
    </style:style>
    <style:style style:name="P6" style:family="paragraph">
      <loext:graphic-properties draw:fill="solid" draw:fill-color="#ffd085"/>
      <style:paragraph-properties fo:text-align="start" style:font-independent-line-spacing="true"/>
      <style:text-properties fo:font-size="14pt"/>
    </style:style>
    <style:style style:name="P7" style:family="paragraph">
      <loext:graphic-properties draw:fill="solid" draw:fill-color="#5b2018"/>
      <style:paragraph-properties fo:text-align="start" style:font-independent-line-spacing="true"/>
      <style:text-properties fo:font-size="14pt"/>
    </style:style>
    <style:style style:name="P8" style:family="paragraph">
      <loext:graphic-properties draw:fill="solid" draw:fill-color="#783022"/>
      <style:paragraph-properties fo:text-align="start" style:font-independent-line-spacing="true"/>
      <style:text-properties fo:font-size="14pt"/>
    </style:style>
    <style:style style:name="P9" style:family="paragraph">
      <loext:graphic-properties draw:fill="solid" draw:fill-color="#dd595d"/>
      <style:paragraph-properties fo:text-align="start" style:font-independent-line-spacing="true"/>
      <style:text-properties fo:font-size="14pt"/>
    </style:style>
    <style:style style:name="P10" style:family="paragraph">
      <loext:graphic-properties draw:fill="solid" draw:fill-color="#cf171c"/>
      <style:paragraph-properties fo:text-align="start" style:font-independent-line-spacing="true"/>
      <style:text-properties fo:font-size="14pt"/>
    </style:style>
    <style:style style:name="P11" style:family="paragraph">
      <loext:graphic-properties draw:fill="solid" draw:fill-color="#7d0a13"/>
      <style:paragraph-properties fo:text-align="start" style:font-independent-line-spacing="true"/>
      <style:text-properties fo:font-size="14pt"/>
    </style:style>
    <style:style style:name="P12" style:family="paragraph">
      <loext:graphic-properties draw:fill="solid" draw:fill-color="#ffb469" draw:opacity="44%"/>
      <style:paragraph-properties fo:text-align="start" style:font-independent-line-spacing="true"/>
      <style:text-properties fo:font-size="14pt"/>
    </style:style>
    <style:style style:name="P13" style:family="paragraph">
      <loext:graphic-properties draw:fill="solid" draw:fill-color="#ff9933"/>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loext:graphic-properties draw:fill="none"/>
      <style:paragraph-properties fo:text-align="center" style:font-independent-line-spacing="true"/>
      <style:text-properties fo:font-size="50pt"/>
    </style:style>
    <style:style style:name="P16" style:family="paragraph">
      <loext:graphic-properties draw:fill="none" draw:fill-color="#ffffff"/>
      <style:paragraph-properties fo:text-align="center" style:font-independent-line-spacing="true"/>
      <style:text-properties fo:font-size="17pt"/>
    </style:style>
    <style:style style:name="P17" style:family="paragraph">
      <loext:graphic-properties draw:fill="solid" draw:fill-color="#ffffcd"/>
      <style:paragraph-properties fo:text-align="start" style:font-independent-line-spacing="true"/>
      <style:text-properties fo:font-size="14pt"/>
    </style:style>
    <style:style style:name="P18" style:family="paragraph">
      <loext:graphic-properties draw:fill="solid" draw:fill-color="#ffd081"/>
      <style:paragraph-properties fo:text-align="start" style:font-independent-line-spacing="true"/>
      <style:text-properties fo:font-size="14pt"/>
    </style:style>
    <style:style style:name="P19" style:family="paragraph">
      <loext:graphic-properties draw:fill="solid" draw:fill-color="#ff9922"/>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1" style:family="paragraph">
      <loext:graphic-properties draw:fill="solid" draw:fill-color="#8a2c1c"/>
      <style:paragraph-properties fo:text-align="start" style:font-independent-line-spacing="true"/>
      <style:text-properties fo:font-size="14pt"/>
    </style:style>
    <style:style style:name="P22" style:family="paragraph">
      <loext:graphic-properties draw:fill="solid" draw:fill-color="#691a10"/>
      <style:paragraph-properties fo:text-align="start" style:font-independent-line-spacing="true"/>
      <style:text-properties fo:font-size="14pt"/>
    </style:style>
    <style:style style:name="P23" style:family="paragraph">
      <loext:graphic-properties draw:fill="solid" draw:fill-color="#aa533f"/>
      <style:paragraph-properties fo:text-align="start" style:font-independent-line-spacing="true"/>
      <style:text-properties fo:font-size="14pt"/>
    </style:style>
    <style:style style:name="P24" style:family="paragraph">
      <loext:graphic-properties draw:fill="solid" draw:fill-color="#ff6833"/>
      <style:paragraph-properties fo:text-align="start" style:font-independent-line-spacing="true"/>
      <style:text-properties fo:font-size="14pt"/>
    </style:style>
    <style:style style:name="P25" style:family="paragraph">
      <loext:graphic-properties draw:fill="solid" draw:fill-color="#ffb469" draw:opacity="41%"/>
      <style:paragraph-properties fo:text-align="start" style:font-independent-line-spacing="true"/>
      <style:text-properties fo:font-size="14pt"/>
    </style:style>
    <style:style style:name="P26" style:family="paragraph">
      <loext:graphic-properties draw:fill="solid" draw:fill-color="#ebb26d"/>
      <style:paragraph-properties fo:text-align="start" style:font-independent-line-spacing="true"/>
      <style:text-properties fo:font-size="14pt"/>
    </style:style>
    <style:style style:name="P27" style:family="paragraph">
      <loext:graphic-properties draw:fill="solid" draw:fill-color="#955442"/>
      <style:paragraph-properties fo:text-align="start" style:font-independent-line-spacing="true"/>
      <style:text-properties fo:font-size="14pt"/>
    </style:style>
    <style:style style:name="P28" style:family="paragraph">
      <loext:graphic-properties draw:fill="solid" draw:fill-color="#ffb469" draw:opacity="62%"/>
      <style:paragraph-properties fo:text-align="start" style:font-independent-line-spacing="true"/>
      <style:text-properties fo:font-size="14pt"/>
    </style:style>
    <style:style style:name="P29" style:family="paragraph">
      <loext:graphic-properties draw:fill="solid" draw:fill-color="#e89791"/>
      <style:paragraph-properties fo:text-align="start" style:font-independent-line-spacing="true"/>
      <style:text-properties fo:font-size="14pt"/>
    </style:style>
    <style:style style:name="P30" style:family="paragraph">
      <loext:graphic-properties draw:fill="solid" draw:fill-color="#ad7855"/>
      <style:paragraph-properties fo:text-align="start" style:font-independent-line-spacing="true"/>
      <style:text-properties fo:font-size="14pt"/>
    </style:style>
    <style:style style:name="P31" style:family="paragraph">
      <loext:graphic-properties draw:fill="solid" draw:fill-color="#95684a"/>
      <style:paragraph-properties fo:text-align="start" style:font-independent-line-spacing="true"/>
      <style:text-properties fo:font-size="14pt"/>
    </style:style>
    <style:style style:name="P32" style:family="paragraph">
      <loext:graphic-properties draw:fill="solid" draw:fill-color="#c98c63"/>
      <style:paragraph-properties fo:text-align="start" style:font-independent-line-spacing="true"/>
      <style:text-properties fo:font-size="14pt"/>
    </style:style>
    <style:style style:name="P33" style:family="paragraph">
      <loext:graphic-properties draw:fill="solid" draw:fill-color="#84b0aa"/>
      <style:paragraph-properties fo:text-align="start" style:font-independent-line-spacing="true"/>
      <style:text-properties fo:font-size="14pt"/>
    </style:style>
    <style:style style:name="P34" style:family="paragraph">
      <loext:graphic-properties draw:fill="solid" draw:fill-color="#acd2d0"/>
      <style:paragraph-properties fo:text-align="start" style:font-independent-line-spacing="true"/>
      <style:text-properties fo:font-size="14pt"/>
    </style:style>
    <style:style style:name="P35" style:family="paragraph">
      <loext:graphic-properties draw:fill="solid" draw:fill-color="#dd595d" draw:opacity="34%"/>
      <style:paragraph-properties fo:text-align="start" style:font-independent-line-spacing="true"/>
      <style:text-properties fo:font-size="14pt"/>
    </style:style>
    <style:style style:name="P36" style:family="paragraph">
      <loext:graphic-properties draw:fill="solid" draw:fill-color="#ffd1b8"/>
      <style:paragraph-properties fo:text-align="start" style:font-independent-line-spacing="true"/>
      <style:text-properties fo:font-size="14pt"/>
    </style:style>
    <style:style style:name="P37" style:family="paragraph">
      <loext:graphic-properties draw:fill="solid" draw:fill-color="#f9b12e"/>
      <style:paragraph-properties fo:text-align="start" style:font-independent-line-spacing="true"/>
      <style:text-properties fo:font-size="14pt"/>
    </style:style>
    <style:style style:name="P38" style:family="paragraph">
      <loext:graphic-properties draw:fill="solid" draw:fill-color="#eca378"/>
      <style:paragraph-properties fo:text-align="start" style:font-independent-line-spacing="true"/>
      <style:text-properties fo:font-size="14pt"/>
    </style:style>
    <style:style style:name="P39" style:family="paragraph">
      <loext:graphic-properties draw:fill="solid" draw:fill-color="#f9bd8e"/>
      <style:paragraph-properties fo:text-align="start" style:font-independent-line-spacing="true"/>
      <style:text-properties fo:font-size="14pt"/>
    </style:style>
    <style:style style:name="P40" style:family="paragraph">
      <loext:graphic-properties draw:fill="solid" draw:fill-color="#fde0ce"/>
      <style:paragraph-properties fo:text-align="start" style:font-independent-line-spacing="true"/>
      <style:text-properties fo:font-size="14pt"/>
    </style:style>
    <style:style style:name="P41" style:family="paragraph">
      <loext:graphic-properties draw:fill="none"/>
      <style:paragraph-properties fo:text-align="start" style:font-independent-line-spacing="true"/>
      <style:text-properties fo:font-size="14pt"/>
    </style:style>
    <style:style style:name="P42" style:family="paragraph">
      <loext:graphic-properties draw:fill="solid" draw:fill-color="#dd595d" draw:opacity="41%"/>
      <style:paragraph-properties fo:text-align="start" style:font-independent-line-spacing="true"/>
      <style:text-properties fo:font-size="14pt"/>
    </style:style>
    <style:style style:name="P43" style:family="paragraph">
      <loext:graphic-properties draw:fill="solid" draw:fill-color="#83c5c0"/>
      <style:paragraph-properties fo:text-align="start" style:font-independent-line-spacing="true"/>
      <style:text-properties fo:font-size="14pt"/>
    </style:style>
    <style:style style:name="P4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5" style:family="paragraph">
      <style:paragraph-properties fo:text-align="center"/>
    </style:style>
    <style:style style:name="P46" style:family="paragraph">
      <loext:graphic-properties draw:fill="none"/>
      <style:paragraph-properties fo:text-align="center" style:font-independent-line-spacing="true"/>
      <style:text-properties fo:font-size="63pt"/>
    </style:style>
    <style:style style:name="P47" style:family="paragraph">
      <loext:graphic-properties draw:fill="none"/>
      <style:paragraph-properties fo:text-align="start"/>
      <style:text-properties fo:font-size="18pt"/>
    </style:style>
    <style:style style:name="P48" style:family="paragraph">
      <loext:graphic-properties draw:fill="solid" draw:fill-color="#ffb469" draw:opacity="55%"/>
      <style:paragraph-properties fo:text-align="start" style:font-independent-line-spacing="true"/>
      <style:text-properties fo:font-size="14pt"/>
    </style:style>
    <style:style style:name="T1" style:family="text">
      <style:text-properties fo:font-variant="normal" fo:text-transform="none" fo:color="#5b2018" style:text-line-through-style="none" style:text-line-through-type="none" style:text-position="0% 100%" style:font-name="Boogaloo" fo:font-size="50pt" fo:letter-spacing="normal" fo:language="pt" fo:country="BR" fo:font-style="normal" style:text-underline-style="none" fo:font-weight="bold" style:font-name-asian="Boogaloo" style:font-size-asian="50pt" style:font-style-asian="normal" style:font-weight-asian="bold" style:font-name-complex="Boogaloo" style:font-size-complex="50pt" style:font-style-complex="normal" style:font-weight-complex="bold"/>
    </style:style>
    <style:style style:name="T2" style:family="text">
      <style:text-properties fo:font-variant="normal" fo:text-transform="none" fo:color="#5b2018" style:text-line-through-style="none" style:text-line-through-type="none" style:text-position="0% 100%" style:font-name="Muli" fo:font-size="14pt" fo:letter-spacing="normal" fo:language="en" fo:country="none"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language="en" fo:country="none"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84b0aa" style:text-line-through-style="none" style:text-line-through-type="none" style:text-position="0% 100%" style:font-name="Boogaloo" fo:font-size="63pt" fo:letter-spacing="normal" fo:language="en" fo:country="none" fo:font-style="normal" style:text-underline-style="none" fo:font-weight="bold" style:font-name-asian="Boogaloo" style:font-size-asian="63pt" style:font-style-asian="normal" style:font-weight-asian="bold" style:font-name-complex="Boogaloo" style:font-size-complex="63pt" style:font-style-complex="normal" style:font-weight-complex="bold"/>
    </style:style>
    <text:list-style style:name="L1">
      <text:list-level-style-number text:level="1" style:num-format="">
        <style:list-level-properties text:min-label-width="0.6cm"/>
        <style:text-properties fo:color="#5b20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b20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5b20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1634;p34" draw:style-name="gr1" draw:text-style-name="P1" draw:layer="layout" svg:width="3.919cm" svg:height="0.323cm" draw:transform="rotate (0.000174532925199433) translate (14.559cm 12.493cm)">
          <text:p text:style-name="P20"/>
          <draw:enhanced-geometry draw:mirror-horizontal="false" draw:mirror-vertical="false" drawooo:sub-view-size="85285 5648" draw:text-areas="0 0 ?f0 ?f1" svg:viewBox="0 0 0 0" draw:type="ooxml-non-primitive" draw:enhanced-path="M 42648 0 C 19096 0 0 1260 0 2818 0 4376 19096 5648 42648 5648 66200 5648 85284 4376 85284 2818 85284 1260 66200 0 42648 0 Z N">
            <draw:equation draw:name="f0" draw:formula="logwidth"/>
            <draw:equation draw:name="f1" draw:formula="logheight"/>
          </draw:enhanced-geometry>
        </draw:custom-shape>
        <draw:g draw:name="Google Shape;1635;p34">
          <draw:custom-shape draw:name="Google Shape;1636;p34" draw:style-name="gr2" draw:text-style-name="P2" draw:layer="layout" svg:width="12.147cm" svg:height="10.414cm" svg:x="6.819cm" svg:y="1.014cm">
            <text:p text:style-name="P20"/>
            <draw:enhanced-geometry draw:mirror-horizontal="false" draw:mirror-vertical="false" drawooo:sub-view-size="226028 193774" draw:text-areas="0 0 ?f0 ?f1" svg:viewBox="0 0 0 0" draw:type="ooxml-non-primitive" draw:enhanced-path="M 101235 1 C 98613 1 95991 70 93369 231 90253 442 87137 812 84021 1287 78951 2132 73935 3347 69023 4878 59940 7519 51173 11215 42935 15915 35859 20035 29152 24735 23290 30597 18273 35614 14101 41370 10932 47707 8186 53252 5968 59008 4225 64976 1691 73373 317 82139 159 90906 1 97982 634 105059 2060 111977 3011 117047 4437 122011 6232 126869 7077 129193 8186 131358 9137 133682 13045 143346 18537 152218 25455 159981 27515 162358 29838 164470 31581 167110 33060 169223 34855 171124 36862 172867 41456 177144 46632 180788 52230 183640 56507 185805 60890 187654 65432 189291 72878 192037 80747 193568 88668 193727 90038 193750 91398 193774 92751 193774 94424 193774 96088 193738 97752 193621 99547 193463 101343 193304 103138 193040 107046 192406 110901 191456 114651 190294 124262 187389 133398 182953 141584 177092 145492 174293 149189 171177 152674 167850 156476 164259 160226 160562 163711 156601 166722 153116 170049 149947 173692 147095 178076 143557 183409 141286 189007 140653 189438 140596 189869 140568 190299 140568 192665 140568 194983 141420 196770 143029 198936 144983 200520 147518 201259 150370 201946 152693 202315 155123 202368 157552 202474 160245 202368 162938 202051 165632 201787 168167 201206 170649 200414 173025 199305 176141 198196 179204 196823 182214 196612 182584 196506 182953 196454 183376 196348 183798 196506 184221 196823 184432 196990 184551 197178 184606 197368 184606 197600 184606 197835 184524 198038 184379 198196 184221 198407 184115 198566 183957 201259 181528 203636 178834 205695 175824 208653 171546 211452 167163 214039 162622 217472 156812 220165 150528 222119 144032 224760 134844 226027 125285 225921 115726 225816 112558 225710 109548 225499 106537 225129 102893 224707 99302 224126 95659 223281 91170 222278 86734 221010 82298 219162 75221 216521 68303 213141 61807 207491 51087 199886 41528 190803 33554 182934 26636 174326 20563 165084 15493 158061 11532 150562 8416 142746 6146 134032 3664 125107 1921 116130 865 111958 442 107838 72 103666 20 102856 7 102046 1 101235 1 Z N">
              <draw:equation draw:name="f0" draw:formula="logwidth"/>
              <draw:equation draw:name="f1" draw:formula="logheight"/>
            </draw:enhanced-geometry>
          </draw:custom-shape>
          <draw:custom-shape draw:name="Google Shape;1637;p34" draw:style-name="gr2" draw:text-style-name="P2" draw:layer="layout" svg:width="2.295cm" svg:height="1.605cm" svg:x="7.606cm" svg:y="0.831cm">
            <text:p text:style-name="P20"/>
            <draw:enhanced-geometry draw:mirror-horizontal="false" draw:mirror-vertical="false" drawooo:sub-view-size="42725 29887" draw:text-areas="0 0 ?f0 ?f1" svg:viewBox="0 0 0 0" draw:type="ooxml-non-primitive" draw:enhanced-path="M 40828 1 C 40595 1 40359 50 40137 154 39767 260 39397 418 39028 577 35648 1792 32321 3323 29205 5119 24294 8023 19593 11192 15052 14624 10352 18215 5863 22071 1585 26137 1163 26507 793 26929 529 27404 1 28566 793 29886 2061 29886 2589 29834 3011 29622 3381 29253 3539 28989 3750 28725 4015 28513 10827 22018 18220 16156 26142 10980 30684 7917 35595 5435 40770 3534 41087 3429 41351 3323 41615 3165 42407 2689 42724 1686 42302 894 41998 325 41422 1 40828 1 Z N">
              <draw:equation draw:name="f0" draw:formula="logwidth"/>
              <draw:equation draw:name="f1" draw:formula="logheight"/>
            </draw:enhanced-geometry>
          </draw:custom-shape>
          <draw:custom-shape draw:name="Google Shape;1638;p34" draw:style-name="gr2" draw:text-style-name="P2" draw:layer="layout" svg:width="1.713cm" svg:height="1.239cm" svg:x="15.675cm" svg:y="1.333cm">
            <text:p text:style-name="P20"/>
            <draw:enhanced-geometry draw:mirror-horizontal="false" draw:mirror-vertical="false" drawooo:sub-view-size="31898 23066" draw:text-areas="0 0 ?f0 ?f1" svg:viewBox="0 0 0 0" draw:type="ooxml-non-primitive" draw:enhanced-path="M 1824 0 C 1182 0 565 359 317 903 1 1537 106 2276 581 2751 951 3174 1426 3491 1955 3702 3380 4336 4753 5075 6074 5867 10774 8719 15368 11782 19804 15109 22973 17380 25983 19915 28888 22555 29197 22893 29611 23065 30035 23065 30406 23065 30785 22932 31106 22661 31739 22133 31898 21182 31422 20496 31264 20126 31000 19862 30736 19651 30155 19123 29574 18594 28940 18066 20808 11307 12200 5128 2747 269 2483 111 2219 5 1955 5 1911 2 1867 0 1824 0 Z N">
              <draw:equation draw:name="f0" draw:formula="logwidth"/>
              <draw:equation draw:name="f1" draw:formula="logheight"/>
            </draw:enhanced-geometry>
          </draw:custom-shape>
          <draw:custom-shape draw:name="Google Shape;1639;p34" draw:style-name="gr2" draw:text-style-name="P2" draw:layer="layout" svg:width="0.709cm" svg:height="1.758cm" svg:x="18.612cm" svg:y="4.132cm">
            <text:p text:style-name="P20"/>
            <draw:enhanced-geometry draw:mirror-horizontal="false" draw:mirror-vertical="false" drawooo:sub-view-size="13213 32730" draw:text-areas="0 0 ?f0 ?f1" svg:viewBox="0 0 0 0" draw:type="ooxml-non-primitive" draw:enhanced-path="M 1701 0 C 793 0 52 722 1 1640 1 2010 106 2432 265 2749 1268 5020 2272 7238 3275 9456 4965 13100 6338 16902 7289 20810 8081 24084 8873 27359 9665 30633 9718 31002 9823 31319 9929 31689 10212 32406 10825 32730 11442 32730 12324 32730 13213 32068 13150 30950 13098 30686 13098 30422 12992 30105 12622 28415 12253 26725 11830 25088 11038 21761 10299 18487 9243 15212 7975 11463 6285 7872 4648 4228 4226 3224 3750 2168 3275 1165 3064 531 2483 56 1796 3 1764 1 1732 0 1701 0 Z N">
              <draw:equation draw:name="f0" draw:formula="logwidth"/>
              <draw:equation draw:name="f1" draw:formula="logheight"/>
            </draw:enhanced-geometry>
          </draw:custom-shape>
          <draw:custom-shape draw:name="Google Shape;1640;p34" draw:style-name="gr2" draw:text-style-name="P2" draw:layer="layout" svg:width="0.677cm" svg:height="0.825cm" svg:x="17.747cm" svg:y="2.889cm">
            <text:p text:style-name="P20"/>
            <draw:enhanced-geometry draw:mirror-horizontal="false" draw:mirror-vertical="false" drawooo:sub-view-size="12623 15368" draw:text-areas="0 0 ?f0 ?f1" svg:viewBox="0 0 0 0" draw:type="ooxml-non-primitive" draw:enhanced-path="M 1955 0 C 1268 0 635 317 318 951 1 1585 159 2377 687 2905 2958 5334 5018 8027 6708 10879 7394 11882 8081 12939 8767 13942 9031 14365 9401 14734 9771 15051 10073 15260 10426 15367 10781 15367 11233 15367 11687 15195 12041 14840 12622 14206 12622 13256 12041 12622 11249 11618 10510 10562 9876 9453 8609 7499 7289 5598 5915 3750 5071 2694 4173 1690 3275 740 2905 317 2430 53 1955 0 Z N">
              <draw:equation draw:name="f0" draw:formula="logwidth"/>
              <draw:equation draw:name="f1" draw:formula="logheight"/>
            </draw:enhanced-geometry>
          </draw:custom-shape>
          <draw:custom-shape draw:name="Google Shape;1641;p34" draw:style-name="gr2" draw:text-style-name="P2" draw:layer="layout" svg:width="0.345cm" svg:height="0.956cm" svg:x="6.348cm" svg:y="6.584cm">
            <text:p text:style-name="P20"/>
            <draw:enhanced-geometry draw:mirror-horizontal="false" draw:mirror-vertical="false" drawooo:sub-view-size="6446 17806" draw:text-areas="0 0 ?f0 ?f1" svg:viewBox="0 0 0 0" draw:type="ooxml-non-primitive" draw:enhanced-path="M 1728 0 C 1663 0 1597 4 1532 12 634 117 0 962 53 1860 53 1913 106 2071 106 2230 528 6243 1215 10204 2165 14112 2377 14957 2535 15749 2852 16541 3010 17122 3433 17545 4014 17756 4153 17789 4290 17805 4424 17805 5561 17805 6446 16666 6021 15485 4964 11736 4172 7881 3750 4025 3644 3128 3538 2283 3380 1438 3282 606 2549 0 1728 0 Z N">
              <draw:equation draw:name="f0" draw:formula="logwidth"/>
              <draw:equation draw:name="f1" draw:formula="logheight"/>
            </draw:enhanced-geometry>
          </draw:custom-shape>
        </draw:g>
        <draw:g draw:name="Google Shape;1642;p34">
          <draw:custom-shape draw:name="Google Shape;1643;p34" draw:style-name="gr3" draw:text-style-name="P3" draw:layer="layout" svg:width="3.027cm" svg:height="2.22cm" svg:x="14.842cm" svg:y="10.449cm">
            <text:p text:style-name="P20"/>
            <draw:enhanced-geometry draw:mirror-horizontal="false" draw:mirror-vertical="false" drawooo:sub-view-size="137482 100819" draw:text-areas="0 0 ?f0 ?f1" svg:viewBox="0 0 0 0" draw:type="ooxml-non-primitive" draw:enhanced-path="M 83790 1 C 36086 1 32377 44820 32377 44820 32377 44820 24574 36248 17277 36248 15461 36248 13677 36779 12052 38105 1 47938 22065 89188 22065 89188 22065 89188 10493 89488 14570 96743 16182 99630 35338 100818 57869 100818 91482 100818 132604 98174 134184 94584 137481 87210 126210 85591 126210 85591 135023 69223 136642 41163 125610 34867 124435 34205 123293 33922 122199 33922 115868 33922 111160 43381 111160 43381 109122 25094 93473 572 93473 572 90059 183 86835 1 83790 1 Z N">
              <draw:equation draw:name="f0" draw:formula="logwidth"/>
              <draw:equation draw:name="f1" draw:formula="logheight"/>
            </draw:enhanced-geometry>
          </draw:custom-shape>
          <draw:custom-shape draw:name="Google Shape;1644;p34" draw:style-name="gr4" draw:text-style-name="P4" draw:layer="layout" svg:width="2.685cm" svg:height="0.936cm" svg:x="15.139cm" svg:y="11.733cm">
            <text:p text:style-name="P20"/>
            <draw:enhanced-geometry draw:mirror-horizontal="false" draw:mirror-vertical="false" drawooo:sub-view-size="121953 42530" draw:text-areas="0 0 ?f0 ?f1" svg:viewBox="0 0 0 0" draw:type="ooxml-non-primitive" draw:enhanced-path="M 80911 0 C 79378 0 78007 1458 76985 2480 73928 5478 71829 9255 68711 12193 66441 14413 63363 16846 60015 16846 59384 16846 58745 16759 58099 16570 56240 16090 53602 14111 53123 12193 L 53123 12193 C 52091 14371 54348 32998 49043 32998 48800 32998 48541 32959 48266 32878 42210 31079 44429 9914 44429 9914 L 40891 7156 17988 29820 C 17988 29820 20566 36176 12652 37255 11977 37340 11303 37379 10635 37379 6617 37379 2820 35962 301 34677 L 301 34677 C 1 35696 181 36955 1020 38454 2656 41341 21827 42529 44366 42529 77992 42529 119114 39885 120694 36295 121953 33477 121114 31499 119555 30120 119375 30899 119075 31739 118835 32638 117906 35531 108508 37042 99933 37042 94115 37042 88676 36346 86519 34916 83341 32818 83641 26043 83581 22745 83521 19448 83581 16150 83820 12852 83940 10094 84600 7096 84360 4338 84240 2719 83401 681 81722 141 81447 44 81177 0 80911 0 Z N">
              <draw:equation draw:name="f0" draw:formula="logwidth"/>
              <draw:equation draw:name="f1" draw:formula="logheight"/>
            </draw:enhanced-geometry>
          </draw:custom-shape>
          <draw:custom-shape draw:name="Google Shape;1645;p34" draw:style-name="gr4" draw:text-style-name="P4" draw:layer="layout" svg:width="1.411cm" svg:height="1.865cm" svg:x="16.441cm" svg:y="10.539cm">
            <text:p text:style-name="P20"/>
            <draw:enhanced-geometry draw:mirror-horizontal="false" draw:mirror-vertical="false" drawooo:sub-view-size="64094 84696" draw:text-areas="0 0 ?f0 ?f1" svg:viewBox="0 0 0 0" draw:type="ooxml-non-primitive" draw:enhanced-path="M 53664 81538 C 53663 81539 53662 81541 53662 81542 L 54021 81602 C 53902 81579 53783 81558 53664 81538 Z M 23024 0 C 20565 3058 16968 5097 13071 5636 2279 7495 8454 15649 4257 22964 2758 25602 480 27341 180 30458 0 31957 180 33396 720 34775 1319 36334 2099 37833 3058 39212 4437 41311 4377 43589 5336 45867 6356 48446 8394 50484 9533 53002 10751 55553 7821 75980 14614 75980 14847 75980 15092 75956 15349 75906 19726 75066 17987 65353 18227 62416 L 18227 62416 C 22364 65773 19246 72428 20446 76925 21345 80163 24643 83760 28000 84420 29033 84612 30064 84695 31092 84695 37659 84695 44155 81307 50790 81307 51745 81307 52703 81377 53664 81538 L 53664 81538 C 62475 65109 64093 37113 53062 30818 51874 30139 50719 29850 49613 29850 43302 29850 38612 39272 38612 39272 36994 25182 27401 7375 23024 0 Z N">
              <draw:equation draw:name="f0" draw:formula="logwidth"/>
              <draw:equation draw:name="f1" draw:formula="logheight"/>
            </draw:enhanced-geometry>
          </draw:custom-shape>
          <draw:custom-shape draw:name="Google Shape;1646;p34" draw:style-name="gr5" draw:text-style-name="P5" draw:layer="layout" svg:width="1.33cm" svg:height="1.417cm" svg:x="16.441cm" svg:y="10.987cm">
            <text:p text:style-name="P20"/>
            <draw:enhanced-geometry draw:mirror-horizontal="false" draw:mirror-vertical="false" drawooo:sub-view-size="60437 64371" draw:text-areas="0 0 ?f0 ?f1" svg:viewBox="0 0 0 0" draw:type="ooxml-non-primitive" draw:enhanced-path="M 18527 1 L 18527 1 C 18524 7 18521 13 18519 19 L 18519 19 C 18521 13 18524 7 18527 1 Z M 53603 61155 L 53603 61155 C 53602 61156 53602 61156 53602 61157 L 53961 61217 C 53842 61195 53722 61174 53603 61155 Z M 18519 19 L 18519 19 C 17984 1213 17627 2526 17568 3898 17088 8814 17028 13731 16788 18707 16728 20866 15589 22904 15649 25063 15769 27341 16368 29440 15889 31778 15769 32318 15349 34236 14630 34356 14576 34364 14526 34368 14478 34368 13446 34368 13610 32591 13610 32018 13610 29799 11752 28600 11212 26442 10553 23864 9054 21525 7015 19786 5516 18647 4077 17868 2938 16309 1979 14930 840 13731 240 12172 L 240 12172 C 0 12891 480 13731 720 14450 1319 16009 2159 17508 3058 18887 4437 20986 4437 23264 5336 25542 6356 28121 8394 30159 9593 32677 10753 35228 7821 55655 14614 55655 14847 55655 15092 55631 15349 55581 19726 54741 17987 45028 18227 42091 L 18227 42091 C 22424 45448 19246 52103 20505 56600 21345 59838 24702 63435 28000 64095 29025 64287 30049 64370 31072 64370 37638 64370 44163 60941 50833 60941 51754 60941 52676 61007 53603 61155 L 53603 61155 C 57199 54440 59597 45747 60437 37414 L 60437 37414 C 57694 43886 52694 51160 44473 51160 43707 51160 42913 51097 42090 50964 30039 49046 38373 25123 44009 11872 L 44009 11872 C 41790 13851 39931 16249 38552 18947 38193 15949 37593 13011 36754 10073 34895 15949 31538 24403 27221 25602 26947 25682 26683 25720 26429 25720 23076 25720 21478 19134 20865 16849 20206 14210 19666 11512 19246 8814 19067 7615 19007 6356 19067 5157 19067 3966 18120 941 18519 19 Z N">
              <draw:equation draw:name="f0" draw:formula="logwidth"/>
              <draw:equation draw:name="f1" draw:formula="logheight"/>
            </draw:enhanced-geometry>
          </draw:custom-shape>
          <draw:custom-shape draw:name="Google Shape;1647;p34" draw:style-name="gr4" draw:text-style-name="P4" draw:layer="layout" svg:width="1.124cm" svg:height="1.23cm" svg:x="14.864cm" svg:y="11.24cm">
            <text:p text:style-name="P20"/>
            <draw:enhanced-geometry draw:mirror-horizontal="false" draw:mirror-vertical="false" drawooo:sub-view-size="51085 55566" draw:text-areas="0 0 ?f0 ?f1" svg:viewBox="0 0 0 0" draw:type="ooxml-non-primitive" draw:enhanced-path="M 16239 1 C 14430 1 12652 530 11033 1852 1 10905 17508 46160 20566 52096 20840 52104 21115 52108 21390 52108 23039 52108 24669 51976 25902 51976 30219 51976 33876 53355 38073 53895 40072 54219 40903 55565 42715 55565 42914 55565 43124 55549 43350 55513 44789 55334 47247 54194 48086 52935 51084 48439 47247 42743 45868 38666 45088 36267 45928 34528 45868 32190 45808 29612 44069 26134 43110 23676 41251 18760 37654 13843 34476 9646 33637 8507 32677 7188 31718 5929 31418 7608 31358 8627 31358 8627 31358 8627 23541 1 16239 1 Z N">
              <draw:equation draw:name="f0" draw:formula="logwidth"/>
              <draw:equation draw:name="f1" draw:formula="logheight"/>
            </draw:enhanced-geometry>
          </draw:custom-shape>
          <draw:custom-shape draw:name="Google Shape;1648;p34" draw:style-name="gr5" draw:text-style-name="P5" draw:layer="layout" svg:width="0.822cm" svg:height="1.162cm" svg:x="15.167cm" svg:y="11.331cm">
            <text:p text:style-name="P20"/>
            <draw:enhanced-geometry draw:mirror-horizontal="false" draw:mirror-vertical="false" drawooo:sub-view-size="37354 51616" draw:text-areas="0 0 ?f0 ?f1" svg:viewBox="0 0 0 0" draw:type="ooxml-non-primitive" draw:enhanced-path="M 12291 0 C 13790 8814 17747 35975 10253 38673 9700 38876 9142 38972 8580 38972 5665 38972 2664 36405 0 33037 L 0 33037 C 2818 40172 5756 46047 6835 48146 7315 48176 7798 48187 8276 48187 9709 48187 11092 48086 12171 48086 16488 48086 20145 49405 24342 50005 26341 50275 27172 51615 28983 51615 29182 51615 29393 51599 29619 51563 31058 51384 33516 50184 34355 48985 37353 44489 33516 38793 32137 34716 31357 32317 32197 30578 32137 28240 32077 25662 30278 22184 29379 19726 28479 17508 27400 15409 26081 13371 25602 16309 24822 19906 23563 21105 21524 23204 24762 32377 21884 33936 21830 33964 21778 33977 21726 33977 19758 33977 19242 14344 19066 3478 18707 2998 18287 2519 17987 1979 17687 3658 17567 4677 17567 4677 15949 2938 14210 1379 12291 0 Z N">
              <draw:equation draw:name="f0" draw:formula="logwidth"/>
              <draw:equation draw:name="f1" draw:formula="logheight"/>
            </draw:enhanced-geometry>
          </draw:custom-shape>
          <draw:custom-shape draw:name="Google Shape;1649;p34" draw:style-name="gr6" draw:text-style-name="P6" draw:layer="layout" svg:width="0.255cm" svg:height="0.13cm" svg:x="17.334cm" svg:y="12.452cm">
            <text:p text:style-name="P20"/>
            <draw:enhanced-geometry draw:mirror-horizontal="false" draw:mirror-vertical="false" drawooo:sub-view-size="11632 5936" draw:text-areas="0 0 ?f0 ?f1" svg:viewBox="0 0 0 0" draw:type="ooxml-non-primitive" draw:enhanced-path="M 3537 0 C 2698 0 1859 60 1079 240 420 360 0 540 0 660 60 780 480 780 1139 780 1859 780 2638 839 3358 1019 4137 1139 4857 1319 5576 1619 6116 1799 6475 1979 6475 1979 6475 1979 6895 2099 7435 2338 8094 2638 8754 2998 9353 3478 9953 3897 10492 4437 10912 5096 11272 5576 11452 5936 11572 5936 11632 5876 11632 5516 11452 4797 11092 4017 10672 3298 10073 2698 9473 2099 8814 1619 8094 1199 7495 839 7075 660 7075 660 7075 660 6595 540 5936 360 5156 180 4317 60 3537 0 Z N">
              <draw:equation draw:name="f0" draw:formula="logwidth"/>
              <draw:equation draw:name="f1" draw:formula="logheight"/>
            </draw:enhanced-geometry>
          </draw:custom-shape>
          <draw:custom-shape draw:name="Google Shape;1650;p34" draw:style-name="gr6" draw:text-style-name="P6" draw:layer="layout" svg:width="0.21cm" svg:height="0.184cm" svg:x="17.529cm" svg:y="12.369cm">
            <text:p text:style-name="P20"/>
            <draw:enhanced-geometry draw:mirror-horizontal="false" draw:mirror-vertical="false" drawooo:sub-view-size="9594 8418" draw:text-areas="0 0 ?f0 ?f1" svg:viewBox="0 0 0 0" draw:type="ooxml-non-primitive" draw:enhanced-path="M 1835 1 C 776 1 0 145 0 263 0 503 1799 623 3418 1102 4137 1342 4857 1642 5516 2062 5696 2182 5936 2301 6116 2481 L 6356 2601 6536 2781 C 6715 2901 6895 3081 7075 3261 7615 3740 8035 4400 8334 5059 8634 5779 8874 6558 8994 7278 9114 7937 9174 8417 9294 8417 9414 8417 9474 7937 9533 7278 9593 6379 9474 5539 9234 4700 8994 3860 8634 3081 8035 2361 7855 2122 7615 1942 7435 1762 L 7195 1522 6895 1342 C 6656 1162 6416 1042 6116 922 5336 563 4497 263 3658 143 3020 40 2389 1 1835 1 Z N">
              <draw:equation draw:name="f0" draw:formula="logwidth"/>
              <draw:equation draw:name="f1" draw:formula="logheight"/>
            </draw:enhanced-geometry>
          </draw:custom-shape>
          <draw:custom-shape draw:name="Google Shape;1651;p34" draw:style-name="gr6" draw:text-style-name="P6" draw:layer="layout" svg:width="0.22cm" svg:height="0.183cm" svg:x="17.584cm" svg:y="12.332cm">
            <text:p text:style-name="P20"/>
            <draw:enhanced-geometry draw:mirror-horizontal="false" draw:mirror-vertical="false" drawooo:sub-view-size="10013 8363" draw:text-areas="0 0 ?f0 ?f1" svg:viewBox="0 0 0 0" draw:type="ooxml-non-primitive" draw:enhanced-path="M 1508 1 C 649 1 35 105 0 209 0 388 1799 628 3418 1168 4137 1408 4857 1708 5516 2127 5696 2247 5876 2367 6116 2547 L 6296 2727 6535 2907 C 6715 3027 6895 3206 7075 3326 7615 3866 8094 4466 8394 5125 8754 5845 9054 6564 9293 7284 9413 7943 9593 8363 9653 8363 9833 8363 10013 6564 9353 4765 9054 3926 8574 3146 8034 2487 7854 2247 7615 2067 7435 1887 L 7195 1648 6895 1468 C 6655 1288 6415 1168 6116 1048 5336 628 4497 388 3657 209 2897 57 2137 1 1508 1 Z N">
              <draw:equation draw:name="f0" draw:formula="logwidth"/>
              <draw:equation draw:name="f1" draw:formula="logheight"/>
            </draw:enhanced-geometry>
          </draw:custom-shape>
          <draw:custom-shape draw:name="Google Shape;1652;p34" draw:style-name="gr6" draw:text-style-name="P6" draw:layer="layout" svg:width="0.387cm" svg:height="0.07cm" svg:x="17.254cm" svg:y="12.326cm">
            <text:p text:style-name="P20"/>
            <draw:enhanced-geometry draw:mirror-horizontal="false" draw:mirror-vertical="false" drawooo:sub-view-size="17628 3204" draw:text-areas="0 0 ?f0 ?f1" svg:viewBox="0 0 0 0" draw:type="ooxml-non-primitive" draw:enhanced-path="M 10937 1 C 9587 1 8574 54 8574 54 8574 54 7975 114 7136 294 6116 474 5097 714 4078 1013 3058 1313 2099 1733 1200 2273 420 2752 1 3112 61 3172 71 3193 98 3203 138 3203 323 3203 801 2998 1440 2752 2399 2452 3358 2213 4318 2033 5337 1853 6296 1673 7315 1613 L 8694 1493 C 8694 1493 10853 1253 13131 1133 15350 953 17628 893 17628 714 17628 474 15350 174 13131 54 12372 14 11612 1 10937 1 Z N">
              <draw:equation draw:name="f0" draw:formula="logwidth"/>
              <draw:equation draw:name="f1" draw:formula="logheight"/>
            </draw:enhanced-geometry>
          </draw:custom-shape>
          <draw:custom-shape draw:name="Google Shape;1653;p34" draw:style-name="gr2" draw:text-style-name="P2" draw:layer="layout" svg:width="0.43cm" svg:height="0.809cm" svg:x="17.015cm" svg:y="11.23cm">
            <text:p text:style-name="P20"/>
            <draw:enhanced-geometry draw:mirror-horizontal="false" draw:mirror-vertical="false" drawooo:sub-view-size="19547 36755" draw:text-areas="0 0 ?f0 ?f1" svg:viewBox="0 0 0 0" draw:type="ooxml-non-primitive" draw:enhanced-path="M 19546 1 C 19247 1 18947 61 18647 181 17868 421 17088 840 16489 1380 14630 3059 13071 5037 11872 7196 10493 9534 9234 11872 8334 13611 L 6776 16549 C 6776 16549 6176 17748 5337 19547 L 4018 22725 C 3538 23864 2998 25123 2579 26382 2159 27641 1679 28900 1379 30099 1020 31358 720 32498 480 33457 240 34536 60 35615 0 36755 420 35735 780 34716 1020 33637 L 2099 30459 C 2519 29260 2938 28061 3478 26802 4018 25603 4497 24403 5037 23264 5636 22125 6116 21106 6536 20206 L 8035 17209 9474 14211 C 10373 12412 11512 10014 12771 7675 13791 5517 15170 3538 16848 1800 17388 1260 18047 780 18767 421 19247 181 19546 61 19546 1 Z N">
              <draw:equation draw:name="f0" draw:formula="logwidth"/>
              <draw:equation draw:name="f1" draw:formula="logheight"/>
            </draw:enhanced-geometry>
          </draw:custom-shape>
          <draw:custom-shape draw:name="Google Shape;1654;p34" draw:style-name="gr6" draw:text-style-name="P6" draw:layer="layout" svg:width="0.444cm" svg:height="0.203cm" svg:x="15.118cm" svg:y="12.395cm">
            <text:p text:style-name="P20"/>
            <draw:enhanced-geometry draw:mirror-horizontal="false" draw:mirror-vertical="false" drawooo:sub-view-size="20207 9246" draw:text-areas="0 0 ?f0 ?f1" svg:viewBox="0 0 0 0" draw:type="ooxml-non-primitive" draw:enhanced-path="M 13611 1 C 12112 1 10613 61 9114 121 7915 241 7076 361 7076 361 6416 481 5696 660 5037 900 3538 1260 2099 2039 960 3119 300 3778 1 4678 1 5577 1 6296 240 7016 600 7675 840 8095 1140 8515 1500 8875 1708 9083 1826 9246 1892 9246 1902 9246 1911 9242 1919 9234 1919 9234 1859 8994 1739 8695 1500 8275 1260 7855 1080 7436 840 6836 780 6236 780 5577 840 4917 1140 4258 1679 3838 2759 2939 4078 2399 5457 2159 6056 1979 6716 1860 7375 1800 7375 1800 8155 1620 9294 1440 10493 1260 12112 1140 13671 1020 16908 840 20146 960 20146 840 20206 600 16968 61 13611 1 Z N">
              <draw:equation draw:name="f0" draw:formula="logwidth"/>
              <draw:equation draw:name="f1" draw:formula="logheight"/>
            </draw:enhanced-geometry>
          </draw:custom-shape>
          <draw:custom-shape draw:name="Google Shape;1655;p34" draw:style-name="gr6" draw:text-style-name="P6" draw:layer="layout" svg:width="0.136cm" svg:height="0.159cm" svg:x="15.22cm" svg:y="12.458cm">
            <text:p text:style-name="P20"/>
            <draw:enhanced-geometry draw:mirror-horizontal="false" draw:mirror-vertical="false" drawooo:sub-view-size="6236 7263" draw:text-areas="0 0 ?f0 ?f1" svg:viewBox="0 0 0 0" draw:type="ooxml-non-primitive" draw:enhanced-path="M 5336 1 C 4737 61 4077 180 3538 420 2878 720 2339 1020 1859 1440 1679 1559 1499 1679 1379 1859 1259 1979 1199 2039 1199 2039 1139 2099 1079 2159 1020 2219 960 2339 840 2519 660 2759 360 3358 180 4018 120 4677 0 5337 120 5936 360 6536 579 6975 799 7263 881 7263 888 7263 895 7260 900 7255 960 7195 900 6896 900 6416 840 5876 900 5337 1079 4857 1259 4377 1499 3898 1799 3478 L 2159 3058 C 2219 2998 2279 2938 2279 2938 L 2399 2759 C 2518 2639 2638 2519 2758 2399 3118 1979 3538 1619 4017 1320 4437 1020 4977 780 5516 540 5936 360 6236 240 6236 120 6236 61 5876 1 5336 1 Z N">
              <draw:equation draw:name="f0" draw:formula="logwidth"/>
              <draw:equation draw:name="f1" draw:formula="logheight"/>
            </draw:enhanced-geometry>
          </draw:custom-shape>
          <draw:custom-shape draw:name="Google Shape;1656;p34" draw:style-name="gr6" draw:text-style-name="P6" draw:layer="layout" svg:width="0.138cm" svg:height="0.15cm" svg:x="15.378cm" svg:y="12.471cm">
            <text:p text:style-name="P20"/>
            <draw:enhanced-geometry draw:mirror-horizontal="false" draw:mirror-vertical="false" drawooo:sub-view-size="6296 6875" draw:text-areas="0 0 ?f0 ?f1" svg:viewBox="0 0 0 0" draw:type="ooxml-non-primitive" draw:enhanced-path="M 5930 0 C 5450 0 4570 146 3718 511 3118 751 2579 991 2099 1351 1919 1471 1739 1590 1619 1710 L 1439 1890 C 1439 1890 1200 2130 900 2550 540 3089 300 3689 120 4289 0 4888 0 5548 180 6147 290 6586 450 6874 568 6874 579 6874 590 6872 600 6867 720 6807 720 6507 720 6087 720 5548 840 5068 1080 4588 1319 4169 1619 3749 1919 3329 2219 3089 2459 2850 2459 2850 L 2579 2730 C 2639 2670 2758 2490 2938 2370 3298 2010 3718 1650 4197 1351 5157 691 6296 271 6296 92 6296 33 6158 0 5930 0 Z N">
              <draw:equation draw:name="f0" draw:formula="logwidth"/>
              <draw:equation draw:name="f1" draw:formula="logheight"/>
            </draw:enhanced-geometry>
          </draw:custom-shape>
          <draw:custom-shape draw:name="Google Shape;1657;p34" draw:style-name="gr2" draw:text-style-name="P2" draw:layer="layout" svg:width="0.752cm" svg:height="1.185cm" svg:x="14.998cm" svg:y="11.23cm">
            <text:p text:style-name="P20"/>
            <draw:enhanced-geometry draw:mirror-horizontal="false" draw:mirror-vertical="false" drawooo:sub-view-size="34176 53828" draw:text-areas="0 0 ?f0 ?f1" svg:viewBox="0 0 0 0" draw:type="ooxml-non-primitive" draw:enhanced-path="M 11512 1 C 11152 1 10793 16 10433 46 7735 106 5157 1125 3118 2864 2339 3583 1679 4423 1140 5382 780 6161 540 6941 360 7720 180 8260 120 8739 60 9279 60 9639 60 9819 60 9819 60 9819 1 10598 1 11857 1 12637 1 13416 120 14196 120 14675 180 15155 180 15635 240 16174 360 16714 420 17253 540 17793 600 18333 720 18932 840 19532 960 20131 1080 20731 1380 21990 1799 23249 2099 24568 2938 27206 3898 29964 5097 32602 7255 37999 9234 43515 11212 47472 11632 48491 12172 49330 12532 50170 12951 50949 13311 51609 13671 52148 13970 52748 14390 53288 14810 53827 14570 53228 14270 52568 13911 52029 13611 51429 13311 50769 12891 49930 12532 49151 12112 48251 11692 47232 9953 43275 8095 37699 5996 32243 4917 29545 4018 26787 3238 24208 2938 22949 2519 21690 2339 20491 L 2039 18692 C 1919 18153 1859 17553 1799 17014 1739 16534 1619 16054 1619 15515 1559 15035 1499 14615 1499 14136 1440 13416 1440 12697 1440 11917 1499 10718 1499 9939 1499 9939 1499 9939 1559 9759 1559 9459 1559 8979 1679 8560 1739 8080 1919 7360 2099 6701 2459 6041 2819 5202 3418 4483 4078 3823 5876 2264 8155 1365 10553 1245 11212 1185 11932 1185 12591 1185 13251 1245 13911 1365 14570 1545 15889 2024 17148 2624 18347 3463 20626 5142 22724 7001 24643 9159 26501 11138 28120 13116 29499 14795 L 32797 18992 C 33217 19532 33636 20011 34176 20491 33816 19892 33456 19292 33037 18812 32317 17733 31238 16234 29919 14495 28600 12697 27041 10658 25182 8620 23324 6401 21165 4363 18827 2624 17628 1725 16249 1005 14870 525 14090 286 13371 106 12591 46 12232 16 11872 1 11512 1 Z N">
              <draw:equation draw:name="f0" draw:formula="logwidth"/>
              <draw:equation draw:name="f1" draw:formula="logheight"/>
            </draw:enhanced-geometry>
          </draw:custom-shape>
          <draw:custom-shape draw:name="Google Shape;1658;p34" draw:style-name="gr3" draw:text-style-name="P3" draw:layer="layout" svg:width="0.647cm" svg:height="1.424cm" svg:x="15.459cm" svg:y="11.415cm">
            <text:p text:style-name="P20"/>
            <draw:enhanced-geometry draw:mirror-horizontal="false" draw:mirror-vertical="false" drawooo:sub-view-size="29440 64692" draw:text-areas="0 0 ?f0 ?f1" svg:viewBox="0 0 0 0" draw:type="ooxml-non-primitive" draw:enhanced-path="M 4018 1 L 6836 53962 C 6836 53962 0 60557 2459 63136 3398 64097 6890 64692 10982 64692 17605 64692 25798 63135 27281 59058 27281 59058 28960 34116 29439 23444 L 4018 1 Z N">
              <draw:equation draw:name="f0" draw:formula="logwidth"/>
              <draw:equation draw:name="f1" draw:formula="logheight"/>
            </draw:enhanced-geometry>
          </draw:custom-shape>
          <draw:custom-shape draw:name="Google Shape;1659;p34" draw:style-name="gr6" draw:text-style-name="P6" draw:layer="layout" svg:width="0.124cm" svg:height="0.126cm" svg:x="15.59cm" svg:y="12.688cm">
            <text:p text:style-name="P20"/>
            <draw:enhanced-geometry draw:mirror-horizontal="false" draw:mirror-vertical="false" drawooo:sub-view-size="5697 5757" draw:text-areas="0 0 ?f0 ?f1" svg:viewBox="0 0 0 0" draw:type="ooxml-non-primitive" draw:enhanced-path="M 5696 0 L 5696 0 C 5696 0 5516 60 5096 180 4737 240 4197 360 3598 540 3118 660 2578 900 2099 1140 1979 1200 1799 1259 1679 1379 L 1499 1499 C 1439 1499 1379 1559 1319 1619 L 959 1979 C 780 2219 660 2399 540 2638 360 2878 240 3178 120 3478 60 3718 0 4018 0 4317 L 0 4737 120 5097 C 120 5277 240 5397 300 5576 360 5636 360 5696 360 5756 360 5696 360 5636 360 5516 300 5397 240 5217 300 5097 300 4977 240 4857 300 4737 300 4677 360 4557 360 4437 420 4317 480 4197 540 4137 600 4018 660 3898 780 3838 900 3658 1079 3478 1259 3358 L 1799 2938 2159 2698 2338 2638 C 2338 2638 3058 1919 3897 1259 4377 900 4737 540 5096 360 5276 180 5516 120 5696 0 Z N">
              <draw:equation draw:name="f0" draw:formula="logwidth"/>
              <draw:equation draw:name="f1" draw:formula="logheight"/>
            </draw:enhanced-geometry>
          </draw:custom-shape>
          <draw:custom-shape draw:name="Google Shape;1660;p34" draw:style-name="gr6" draw:text-style-name="P6" draw:layer="layout" svg:width="0.117cm" svg:height="0.105cm" svg:x="15.73cm" svg:y="12.713cm">
            <text:p text:style-name="P20"/>
            <draw:enhanced-geometry draw:mirror-horizontal="false" draw:mirror-vertical="false" drawooo:sub-view-size="5337 4823" draw:text-areas="0 0 ?f0 ?f1" svg:viewBox="0 0 0 0" draw:type="ooxml-non-primitive" draw:enhanced-path="M 4314 1 C 3971 1 3620 43 3238 86 2759 205 2279 385 1859 625 1619 745 1440 865 1260 985 1080 1165 960 1345 840 1524 660 1764 540 1944 420 2184 300 2424 240 2664 120 2904 61 3143 61 3443 1 3683 L 1 4103 C 61 4223 61 4283 61 4402 61 4522 120 4702 180 4822 180 4702 180 4522 240 4402 240 4283 300 4223 300 4103 L 420 3803 C 480 3743 540 3623 600 3503 660 3443 720 3323 840 3263 960 3083 1140 2904 1320 2784 1440 2604 1619 2484 1739 2364 L 2159 2064 2579 1644 C 2879 1345 3178 1045 3538 805 3718 685 3958 565 4138 445 4317 325 4497 205 4737 145 4857 145 5037 86 5157 86 L 5337 86 C 5337 86 5097 26 4737 26 4597 8 4456 1 4314 1 Z N">
              <draw:equation draw:name="f0" draw:formula="logwidth"/>
              <draw:equation draw:name="f1" draw:formula="logheight"/>
            </draw:enhanced-geometry>
          </draw:custom-shape>
          <draw:custom-shape draw:name="Google Shape;1661;p34" draw:style-name="gr5" draw:text-style-name="P5" draw:layer="layout" svg:width="0.259cm" svg:height="0.793cm" svg:x="15.539cm" svg:y="11.379cm">
            <text:p text:style-name="P20"/>
            <draw:enhanced-geometry draw:mirror-horizontal="false" draw:mirror-vertical="false" drawooo:sub-view-size="11213 36068" draw:text-areas="0 0 ?f0 ?f1" svg:viewBox="0 0 0 0" draw:type="ooxml-non-primitive" draw:enhanced-path="M 0 1 L 840 16129 1499 28121 C 1619 30039 900 33097 1919 34776 2099 35136 2339 35436 2698 35675 3083 35946 3516 36068 3962 36068 5391 36068 6961 34817 7555 33217 8334 31119 7555 27821 7315 25722 7075 24763 7015 23744 7075 22725 7315 21106 7915 21466 8814 20326 10133 18708 10913 16789 11092 14750 11212 12952 10793 11393 10673 9654 L 0 1 Z N">
              <draw:equation draw:name="f0" draw:formula="logwidth"/>
              <draw:equation draw:name="f1" draw:formula="logheight"/>
            </draw:enhanced-geometry>
          </draw:custom-shape>
          <draw:custom-shape draw:name="Google Shape;1662;p34" draw:style-name="gr6" draw:text-style-name="P6" draw:layer="layout" svg:width="0.616cm" svg:height="0.934cm" svg:x="15.488cm" svg:y="11.906cm">
            <text:p text:style-name="P20"/>
            <draw:enhanced-geometry draw:mirror-horizontal="false" draw:mirror-vertical="false" drawooo:sub-view-size="28001 42431" draw:text-areas="0 0 ?f0 ?f1" svg:viewBox="0 0 0 0" draw:type="ooxml-non-primitive" draw:enhanced-path="M 26921 1 C 26322 5817 22724 36275 12771 37234 11272 37390 9980 37457 8865 37457 4404 37457 2782 36383 2159 35615 900 37474 0 39632 1140 40832 2083 41821 5602 42430 9718 42430 16331 42430 24484 40857 25962 36754 25962 36754 27401 15230 28000 3658 27701 2279 27521 1140 27341 361 L 26921 1 Z N">
              <draw:equation draw:name="f0" draw:formula="logwidth"/>
              <draw:equation draw:name="f1" draw:formula="logheight"/>
            </draw:enhanced-geometry>
          </draw:custom-shape>
          <draw:custom-shape draw:name="Google Shape;1663;p34" draw:style-name="gr6" draw:text-style-name="P6" draw:layer="layout" svg:width="0.622cm" svg:height="1.44cm" svg:x="15.484cm" svg:y="11.415cm">
            <text:p text:style-name="P20"/>
            <draw:enhanced-geometry draw:mirror-horizontal="false" draw:mirror-vertical="false" drawooo:sub-view-size="28301 65422" draw:text-areas="0 0 ?f0 ?f1" svg:viewBox="0 0 0 0" draw:type="ooxml-non-primitive" draw:enhanced-path="M 2879 1 L 2879 1 C 2998 4498 3118 9054 3298 13551 3418 18048 3598 22545 3778 27041 3958 31538 4078 36035 4318 40532 L 4960 53683 4960 53683 C 4461 54195 4000 54708 3538 55221 3058 55821 2519 56480 2039 57140 1560 57799 1140 58459 780 59238 300 60018 61 60917 1 61876 1 62416 180 62896 480 63375 600 63495 660 63615 780 63675 L 900 63795 1080 63915 C 1320 64095 1500 64215 1739 64335 2519 64634 3358 64874 4198 64994 5756 65294 7375 65414 8994 65414 9264 65419 9534 65421 9803 65421 12771 65421 15729 65119 18587 64515 20206 64155 21765 63615 23204 62896 23923 62536 24643 62056 25302 61517 25962 60917 26442 60138 26801 59298 L 26801 59238 26801 59118 C 27101 53183 27401 47247 27701 41311 27821 38313 27881 35375 28000 32378 28120 29440 28240 26442 28300 23444 L 28300 23444 C 28060 26442 27821 29380 27581 32378 27341 35315 27101 38253 26861 41251 26442 47187 25962 53123 25482 59058 L 25482 58879 C 24883 60138 23803 61157 22484 61697 21105 62356 19666 62896 18227 63196 15426 63745 12625 64042 9778 64042 9517 64042 9256 64040 8994 64035 7495 63975 5936 63855 4437 63555 3718 63435 2998 63255 2339 62956 2219 62896 2099 62836 1979 62776 L 1919 62716 1799 62656 C 1799 62596 1739 62536 1739 62536 1560 62296 1500 62056 1500 61817 1560 61157 1739 60497 2039 59898 2339 59238 2759 58639 3178 58039 4078 56780 5097 55581 6176 54502 L 6416 54262 6416 53962 5637 40472 C 5397 35975 5097 31478 4797 26981 4497 22485 4198 17988 3898 13491 3538 8994 3238 4498 2879 1 Z N">
              <draw:equation draw:name="f0" draw:formula="logwidth"/>
              <draw:equation draw:name="f1" draw:formula="logheight"/>
            </draw:enhanced-geometry>
          </draw:custom-shape>
          <draw:custom-shape draw:name="Google Shape;1664;p34" draw:style-name="gr3" draw:text-style-name="P3" draw:layer="layout" svg:width="0.58cm" svg:height="1.787cm" svg:x="16.365cm" svg:y="11.098cm">
            <text:p text:style-name="P20"/>
            <draw:enhanced-geometry draw:mirror-horizontal="false" draw:mirror-vertical="false" drawooo:sub-view-size="30819 63377" draw:text-areas="0 0 ?f0 ?f1" svg:viewBox="0 0 0 0" draw:type="ooxml-non-primitive" draw:enhanced-path="M 24643 1 L 1 22785 C 900 33457 3478 58339 3478 58339 5012 62020 12107 63376 18374 63376 23131 63376 27411 62595 28420 61457 30818 58819 23743 52463 23743 52463 L 24643 1 Z N">
              <draw:equation draw:name="f0" draw:formula="logwidth"/>
              <draw:equation draw:name="f1" draw:formula="logheight"/>
            </draw:enhanced-geometry>
          </draw:custom-shape>
          <draw:custom-shape draw:name="Google Shape;1665;p34" draw:style-name="gr6" draw:text-style-name="P6" draw:layer="layout" svg:width="0.128cm" svg:height="0.121cm" svg:x="16.732cm" svg:y="12.717cm">
            <text:p text:style-name="P20"/>
            <draw:enhanced-geometry draw:mirror-horizontal="false" draw:mirror-vertical="false" drawooo:sub-view-size="5877 5517" draw:text-areas="0 0 ?f0 ?f1" svg:viewBox="0 0 0 0" draw:type="ooxml-non-primitive" draw:enhanced-path="M 1 0 C 241 120 420 180 600 360 960 540 1440 840 1859 1200 2759 1859 3478 2519 3478 2519 L 3658 2579 4018 2818 4557 3178 C 4737 3358 4917 3478 5097 3658 5157 3718 5217 3838 5337 3958 5397 4018 5457 4137 5517 4257 5517 4377 5577 4497 5637 4557 5637 4677 5637 4797 5637 4857 5637 5037 5637 5217 5577 5337 5577 5397 5517 5457 5517 5516 L 5517 5516 C 5517 5516 5517 5456 5577 5397 5697 5217 5757 5037 5817 4917 5817 4797 5877 4677 5877 4557 5877 4437 5877 4257 5877 4137 5877 4018 5877 3838 5817 3718 5817 3538 5757 3418 5697 3298 5577 2998 5457 2699 5277 2459 5157 2219 4977 2039 4797 1859 L 4438 1499 4258 1319 4138 1260 C 3958 1140 3778 1080 3658 1020 3178 780 2639 600 2159 480 1620 360 1020 240 660 180 242 121 3 1 1 0 Z N">
              <draw:equation draw:name="f0" draw:formula="logwidth"/>
              <draw:equation draw:name="f1" draw:formula="logheight"/>
            </draw:enhanced-geometry>
          </draw:custom-shape>
          <draw:custom-shape draw:name="Google Shape;1666;p34" draw:style-name="gr6" draw:text-style-name="P6" draw:layer="layout" svg:width="0.119cm" svg:height="0.103cm" svg:x="16.601cm" svg:y="12.746cm">
            <text:p text:style-name="P20"/>
            <draw:enhanced-geometry draw:mirror-horizontal="false" draw:mirror-vertical="false" drawooo:sub-view-size="5457 4723" draw:text-areas="0 0 ?f0 ?f1" svg:viewBox="0 0 0 0" draw:type="ooxml-non-primitive" draw:enhanced-path="M 1327 0 C 1079 0 839 15 600 45 240 45 0 105 0 105 L 180 105 C 360 105 480 165 660 225 839 225 1019 345 1199 405 1439 525 1619 645 1859 825 2158 1065 2518 1305 2818 1604 L 3238 1964 3717 2324 C 3837 2444 4017 2504 4137 2684 4317 2803 4497 2983 4617 3163 4737 3223 4797 3283 4857 3403 4916 3463 4976 3583 5036 3703 5096 3763 5156 3883 5216 4003 5276 4063 5276 4182 5276 4242 5336 4422 5336 4542 5336 4722 5396 4542 5396 4422 5456 4242 L 5456 3943 5456 3583 C 5396 3283 5396 3043 5276 2744 5216 2504 5096 2264 4976 2024 4857 1784 4737 1604 4557 1424 4437 1245 4257 1065 4137 885 4137 885 3897 705 3537 525 3058 285 2578 165 2099 45 1829 15 1574 0 1327 0 Z N">
              <draw:equation draw:name="f0" draw:formula="logwidth"/>
              <draw:equation draw:name="f1" draw:formula="logheight"/>
            </draw:enhanced-geometry>
          </draw:custom-shape>
          <draw:custom-shape draw:name="Google Shape;1667;p34" draw:style-name="gr6" draw:text-style-name="P6" draw:layer="layout" svg:width="0.616cm" svg:height="0.502cm" svg:x="16.349cm" svg:y="12.367cm">
            <text:p text:style-name="P20"/>
            <draw:enhanced-geometry draw:mirror-horizontal="false" draw:mirror-vertical="false" drawooo:sub-view-size="28001 22841" draw:text-areas="0 0 ?f0 ?f1" svg:viewBox="0 0 0 0" draw:type="ooxml-non-primitive" draw:enhanced-path="M 0 1 C 900 9234 1799 17748 1799 17748 3336 21472 10481 22840 16775 22840 21527 22840 25795 22061 26801 20926 28000 19487 26621 17089 25062 15110 24583 15470 24283 16009 24163 16609 23955 18132 20871 18835 16940 18835 14060 18835 10726 18458 7735 17748 3897 16789 1439 7915 0 1 Z N">
              <draw:equation draw:name="f0" draw:formula="logwidth"/>
              <draw:equation draw:name="f1" draw:formula="logheight"/>
            </draw:enhanced-geometry>
          </draw:custom-shape>
          <draw:custom-shape draw:name="Google Shape;1668;p34" draw:style-name="gr6" draw:text-style-name="P6" draw:layer="layout" svg:width="0.653cm" svg:height="1.412cm" svg:x="16.313cm" svg:y="11.473cm">
            <text:p text:style-name="P20"/>
            <draw:enhanced-geometry draw:mirror-horizontal="false" draw:mirror-vertical="false" drawooo:sub-view-size="29680 64125" draw:text-areas="0 0 ?f0 ?f1" svg:viewBox="0 0 0 0" draw:type="ooxml-non-primitive" draw:enhanced-path="M 24583 1 C 24343 4378 24223 8815 23983 13191 23803 17568 23683 21945 23563 26322 23444 30699 23324 35076 23204 39453 L 22964 52583 22964 52883 23204 53123 C 24283 54142 25362 55281 26262 56480 26741 57080 27161 57680 27521 58339 27820 58939 28060 59538 28060 60258 28120 60498 28060 60737 27880 60917 L 27880 60977 27700 61157 C 27521 61277 27521 61277 27341 61397 26681 61697 26022 61877 25302 62056 23803 62356 22304 62596 20746 62656 19966 62686 19187 62701 18415 62701 17643 62701 16878 62686 16129 62656 14570 62596 13011 62416 11512 62116 10013 61877 8574 61457 7195 60857 6476 60558 5876 60138 5337 59718 4797 59298 4377 58699 4078 58099 L 4078 58279 2099 40532 C 1799 37594 1439 34656 1080 31718 720 28720 360 25782 0 22845 L 0 22845 C 180 25782 360 28780 600 31718 840 34716 1080 37654 1320 40652 L 2818 58399 2818 58519 2818 58579 C 3178 59418 3718 60138 4437 60677 5097 61217 5816 61697 6596 62056 8095 62716 9654 63196 11272 63495 12891 63735 14450 63975 16069 64035 16878 64095 17673 64125 18467 64125 19262 64125 20056 64095 20865 64035 22484 63975 24103 63795 25662 63435 26501 63316 27281 63016 28060 62656 28300 62536 28540 62416 28720 62236 L 28960 62056 29020 61996 29020 61937 29079 61877 29199 61697 C 29499 61217 29679 60677 29619 60138 29559 59238 29319 58339 28840 57560 28420 56840 28000 56181 27461 55521 26981 54862 26441 54262 25902 53662 25435 53144 24924 52671 24407 52204 L 24407 52204 24583 39393 C 24643 35016 24643 30639 24643 26262 24643 21885 24703 17508 24643 13131 24643 8755 24643 4378 24583 1 Z N">
              <draw:equation draw:name="f0" draw:formula="logwidth"/>
              <draw:equation draw:name="f1" draw:formula="logheight"/>
            </draw:enhanced-geometry>
          </draw:custom-shape>
          <draw:custom-shape draw:name="Google Shape;1669;p34" draw:style-name="gr3" draw:text-style-name="P3" draw:layer="layout" svg:width="2.518cm" svg:height="3.47cm" svg:x="14.779cm" svg:y="8.33cm">
            <text:p text:style-name="P20"/>
            <draw:enhanced-geometry draw:mirror-horizontal="false" draw:mirror-vertical="false" drawooo:sub-view-size="114339 157566" draw:text-areas="0 0 ?f0 ?f1" svg:viewBox="0 0 0 0" draw:type="ooxml-non-primitive" draw:enhanced-path="M 93635 0 C 85110 0 70270 36497 70270 36497 66501 34739 62492 34171 58883 34171 52274 34171 47007 36077 47007 36077 40944 24498 26572 3366 16855 3366 15905 3366 14999 3568 14151 4000 1 11255 21405 54604 20146 55563 14031 60120 7435 78946 6896 82544 6711 83919 7481 84326 8519 84326 9835 84326 11581 83671 12352 83503 L 12352 83503 C 7795 87400 6596 89499 10433 94775 16069 102390 25722 102869 25722 102869 25722 102869 19127 110004 20626 113602 21062 114591 21615 114947 22185 114947 23656 114947 25242 112583 25243 112582 L 25243 112582 C 25242 112583 23204 122715 25243 129370 26322 133208 29439 136146 33337 136985 39491 151195 47388 152937 50891 152937 52029 152937 52703 152754 52703 152754 54033 156078 56230 157566 59047 157566 64867 157566 73333 151217 82261 141602 95511 127392 95032 120737 95032 120737 L 95032 120737 C 95032 120737 96043 122313 98362 122313 98868 122313 99436 122238 100069 122056 103666 120976 100069 110064 100069 110064 L 100069 110064 C 100069 110064 101009 110137 102306 110137 104332 110137 107227 109959 108762 109045 111280 107486 100608 97293 100608 97293 L 106184 92737 C 114338 84043 107683 79966 107683 79966 107683 79966 111760 79486 112779 76428 113799 73370 101088 56043 101088 56043 103126 44891 106964 5439 94732 223 94380 72 94014 0 93635 0 Z N">
              <draw:equation draw:name="f0" draw:formula="logwidth"/>
              <draw:equation draw:name="f1" draw:formula="logheight"/>
            </draw:enhanced-geometry>
          </draw:custom-shape>
          <draw:custom-shape draw:name="Google Shape;1670;p34" draw:style-name="gr7" draw:text-style-name="P7" draw:layer="layout" svg:width="0.599cm" svg:height="0.5cm" svg:x="15.727cm" svg:y="10.143cm">
            <text:p text:style-name="P20"/>
            <draw:enhanced-geometry draw:mirror-horizontal="false" draw:mirror-vertical="false" drawooo:sub-view-size="27222 22758" draw:text-areas="0 0 ?f0 ?f1" svg:viewBox="0 0 0 0" draw:type="ooxml-non-primitive" draw:enhanced-path="M 27221 0 C 27221 0 23024 5816 22125 8394 21276 10772 18075 13096 14390 13096 14172 13096 13952 13087 13731 13071 11129 12915 7823 12056 5344 12056 3995 12056 2892 12310 2279 13071 2279 13071 1 21105 8395 22604 8973 22707 9556 22758 10141 22758 18046 22758 26272 13510 27221 0 Z N">
              <draw:equation draw:name="f0" draw:formula="logwidth"/>
              <draw:equation draw:name="f1" draw:formula="logheight"/>
            </draw:enhanced-geometry>
          </draw:custom-shape>
          <draw:custom-shape draw:name="Google Shape;1671;p34" draw:style-name="gr8" draw:text-style-name="P8" draw:layer="layout" svg:width="0.065cm" svg:height="0.033cm" svg:x="15.523cm" svg:y="10.117cm">
            <text:p text:style-name="P20"/>
            <draw:enhanced-geometry draw:mirror-horizontal="false" draw:mirror-vertical="false" drawooo:sub-view-size="2999 1560" draw:text-areas="0 0 ?f0 ?f1" svg:viewBox="0 0 0 0" draw:type="ooxml-non-primitive" draw:enhanced-path="M 1319 1 C 1199 1 1080 1 960 61 720 181 480 301 300 481 120 720 0 960 0 1200 0 1440 60 1560 180 1560 420 1500 660 1380 900 1320 L 1259 1320 C 1259 1380 1319 1380 1379 1380 L 1499 1380 1979 1320 C 2099 1320 2238 1330 2369 1330 2566 1330 2746 1308 2818 1200 2998 1020 2698 660 2279 361 2099 241 1859 121 1679 61 L 1319 1 Z N">
              <draw:equation draw:name="f0" draw:formula="logwidth"/>
              <draw:equation draw:name="f1" draw:formula="logheight"/>
            </draw:enhanced-geometry>
          </draw:custom-shape>
          <draw:custom-shape draw:name="Google Shape;1672;p34" draw:style-name="gr7" draw:text-style-name="P7" draw:layer="layout" svg:width="0.843cm" svg:height="0.356cm" svg:x="15.551cm" svg:y="10.087cm">
            <text:p text:style-name="P20"/>
            <draw:enhanced-geometry draw:mirror-horizontal="false" draw:mirror-vertical="false" drawooo:sub-view-size="38313 16190" draw:text-areas="0 0 ?f0 ?f1" svg:viewBox="0 0 0 0" draw:type="ooxml-non-primitive" draw:enhanced-path="M 36754 1 C 36034 61 35735 600 35855 780 35915 960 36394 900 36634 1080 36694 1080 36754 1200 36814 1260 36694 1320 36514 1440 36394 1500 35495 2039 34715 2759 34116 3538 33276 4678 32497 5877 31837 7136 31178 8575 30398 9894 29439 11153 28480 12352 27281 13311 25962 14031 24823 14630 23503 14930 22184 14930 21285 14930 20386 14750 19486 14451 L 18347 14211 C 18347 14211 17987 14151 17268 14031 16429 13851 15649 13791 14810 13791 14870 13611 14930 13371 14930 13191 15050 12652 15050 12052 15050 12052 15050 12052 14930 11573 14750 11033 14570 10493 14450 9954 14270 9894 14030 9894 13850 10433 13731 11033 13611 11633 13611 12232 13611 12232 13611 12232 13731 12772 13970 13311 13970 13491 14030 13611 14090 13791 13790 13791 13491 13791 13191 13851 12831 13911 12471 13971 12112 14031 11392 14211 10733 14391 10013 14451 9593 14518 9173 14552 8758 14552 7689 14552 6646 14326 5696 13851 4377 13131 3358 11992 2758 10613 2159 9354 1679 8095 1319 6776 960 5637 660 4618 420 3958 360 3598 180 3239 0 2939 L 0 2939 C 0 3299 60 3658 180 4018 300 4737 480 5697 780 6896 1080 8275 1499 9594 2099 10913 2698 12472 3838 13791 5277 14690 6494 15324 7871 15640 9277 15640 9601 15640 9927 15623 10253 15590 11032 15470 11812 15290 12411 15230 12771 15110 13071 15110 13371 15110 13671 15050 13970 15050 14270 15050 15229 15050 16129 15110 17088 15290 17748 15470 18167 15530 18167 15530 L 19247 15770 C 20206 16069 21285 16189 22304 16189 23803 16129 25242 15710 26561 14990 28060 14151 29319 13072 30339 11693 31238 10373 32017 8934 32617 7436 33216 6176 33816 4977 34595 3778 35195 2879 35974 2039 36934 1380 L 36994 1440 C 37114 1560 37234 1680 37294 1800 37533 2159 37653 2579 37833 2579 38073 2579 38313 2099 38313 1560 38313 1320 38253 1080 38193 840 38133 720 38073 660 38073 600 L 38013 481 C 37893 361 37773 301 37653 241 37353 61 37054 1 36754 1 Z N">
              <draw:equation draw:name="f0" draw:formula="logwidth"/>
              <draw:equation draw:name="f1" draw:formula="logheight"/>
            </draw:enhanced-geometry>
          </draw:custom-shape>
          <draw:custom-shape draw:name="Google Shape;1673;p34" draw:style-name="gr7" draw:text-style-name="P7" draw:layer="layout" svg:width="0.471cm" svg:height="0.235cm" svg:x="15.601cm" svg:y="10.083cm">
            <text:p text:style-name="P20"/>
            <draw:enhanced-geometry draw:mirror-horizontal="false" draw:mirror-vertical="false" drawooo:sub-view-size="21424 10720" draw:text-areas="0 0 ?f0 ?f1" svg:viewBox="0 0 0 0" draw:type="ooxml-non-primitive" draw:enhanced-path="M 11491 0 C 5778 0 0 2661 6369 7781 7928 8981 9727 9940 11645 10599 11885 10659 12185 10719 12485 10719 13684 10539 15123 9101 15962 8321 16802 7662 17521 6942 18181 6223 21423 2030 16482 0 11491 0 Z N">
              <draw:equation draw:name="f0" draw:formula="logwidth"/>
              <draw:equation draw:name="f1" draw:formula="logheight"/>
            </draw:enhanced-geometry>
          </draw:custom-shape>
          <draw:custom-shape draw:name="Google Shape;1674;p34" draw:style-name="gr7" draw:text-style-name="P7" draw:layer="layout" svg:width="0.287cm" svg:height="0.096cm" svg:x="15.71cm" svg:y="10.095cm">
            <text:p text:style-name="P20"/>
            <draw:enhanced-geometry draw:mirror-horizontal="false" draw:mirror-vertical="false" drawooo:sub-view-size="13071 4405" draw:text-areas="0 0 ?f0 ?f1" svg:viewBox="0 0 0 0" draw:type="ooxml-non-primitive" draw:enhanced-path="M 6670 0 C 3466 0 257 981 0 2906 1139 3805 3478 4404 6236 4404 9653 4404 12531 3505 13071 2246 12234 741 9454 0 6670 0 Z N">
              <draw:equation draw:name="f0" draw:formula="logwidth"/>
              <draw:equation draw:name="f1" draw:formula="logheight"/>
            </draw:enhanced-geometry>
          </draw:custom-shape>
          <draw:custom-shape draw:name="Google Shape;1675;p34" draw:style-name="gr7" draw:text-style-name="P7" draw:layer="layout" svg:width="0.346cm" svg:height="0.175cm" svg:x="15.682cm" svg:y="10.143cm">
            <text:p text:style-name="P20"/>
            <draw:enhanced-geometry draw:mirror-horizontal="false" draw:mirror-vertical="false" drawooo:sub-view-size="15769 7975" draw:text-areas="0 0 ?f0 ?f1" svg:viewBox="0 0 0 0" draw:type="ooxml-non-primitive" draw:enhanced-path="M 15349 0 L 15349 0 C 14570 1679 12771 4017 8334 4257 8016 4282 7698 4295 7380 4295 4707 4295 2090 3400 0 1739 L 0 1739 C 300 2698 1139 3777 2698 5036 4257 6236 6056 7195 7974 7854 8214 7914 8514 7974 8754 7974 10013 7794 11452 6356 12291 5576 13071 4917 13850 4197 14510 3478 15589 2039 15769 899 15349 0 Z N">
              <draw:equation draw:name="f0" draw:formula="logwidth"/>
              <draw:equation draw:name="f1" draw:formula="logheight"/>
            </draw:enhanced-geometry>
          </draw:custom-shape>
          <draw:custom-shape draw:name="Google Shape;1676;p34" draw:style-name="gr8" draw:text-style-name="P8" draw:layer="layout" svg:width="0.091cm" svg:height="0.045cm" svg:x="15.834cm" svg:y="10.119cm">
            <text:p text:style-name="P20"/>
            <draw:enhanced-geometry draw:mirror-horizontal="false" draw:mirror-vertical="false" drawooo:sub-view-size="4198 2100" draw:text-areas="0 0 ?f0 ?f1" svg:viewBox="0 0 0 0" draw:type="ooxml-non-primitive" draw:enhanced-path="M 2099 1 C 959 1 0 481 0 1080 0 1620 959 2099 2099 2099 3298 2099 4197 1620 4197 1080 4197 481 3298 1 2099 1 Z N">
              <draw:equation draw:name="f0" draw:formula="logwidth"/>
              <draw:equation draw:name="f1" draw:formula="logheight"/>
            </draw:enhanced-geometry>
          </draw:custom-shape>
          <draw:custom-shape draw:name="Google Shape;1677;p34" draw:style-name="gr9" draw:text-style-name="P9" draw:layer="layout" svg:width="0.459cm" svg:height="0.568cm" svg:x="15.772cm" svg:y="10.444cm">
            <text:p text:style-name="P20"/>
            <draw:enhanced-geometry draw:mirror-horizontal="false" draw:mirror-vertical="false" drawooo:sub-view-size="20866 25813" draw:text-areas="0 0 ?f0 ?f1" svg:viewBox="0 0 0 0" draw:type="ooxml-non-primitive" draw:enhanced-path="M 18940 0 C 16495 0 12388 306 10673 2226 10673 2226 8523 1264 6593 1264 5714 1264 4880 1464 4317 2046 2518 3964 0 13138 360 19014 652 23739 2726 25813 6099 25813 6877 25813 7724 25703 8634 25489 13431 24350 14989 16316 16248 11639 17508 6902 20865 67 20865 67 20865 67 20085 0 18940 0 Z N">
              <draw:equation draw:name="f0" draw:formula="logwidth"/>
              <draw:equation draw:name="f1" draw:formula="logheight"/>
            </draw:enhanced-geometry>
          </draw:custom-shape>
          <draw:custom-shape draw:name="Google Shape;1678;p34" draw:style-name="gr10" draw:text-style-name="P10" draw:layer="layout" svg:width="0.449cm" svg:height="0.568cm" svg:x="15.78cm" svg:y="10.444cm">
            <text:p text:style-name="P20"/>
            <draw:enhanced-geometry draw:mirror-horizontal="false" draw:mirror-vertical="false" drawooo:sub-view-size="20447 25819" draw:text-areas="0 0 ?f0 ?f1" svg:viewBox="0 0 0 0" draw:type="ooxml-non-primitive" draw:enhanced-path="M 18536 0 C 16109 0 12029 306 10314 2226 10314 2226 8164 1264 6234 1264 5355 1264 4521 1464 3958 2046 3838 2226 3718 2406 3598 2525 3685 2535 3773 2539 3863 2539 4510 2539 5236 2321 5892 2321 6282 2321 6647 2398 6956 2645 8395 3845 7555 6423 7436 7922 7376 9361 7196 10800 6896 12179 6896 12179 7615 9421 8755 6123 9543 3954 12925 1889 14978 1889 16046 1889 16754 2449 16549 3845 15889 7922 14630 20213 7016 22311 6322 22511 5687 22602 5106 22602 2375 22602 841 20590 1 18414 L 1 19014 C 292 23773 2354 25818 5676 25818 6455 25818 7304 25706 8215 25489 13012 24350 14570 16376 15830 11639 17089 6962 20446 67 20446 67 20446 67 19672 0 18536 0 Z N">
              <draw:equation draw:name="f0" draw:formula="logwidth"/>
              <draw:equation draw:name="f1" draw:formula="logheight"/>
            </draw:enhanced-geometry>
          </draw:custom-shape>
          <draw:custom-shape draw:name="Google Shape;1679;p34" draw:style-name="gr11" draw:text-style-name="P11" draw:layer="layout" svg:width="0.303cm" svg:height="0.318cm" svg:x="15.928cm" svg:y="10.435cm">
            <text:p text:style-name="P20"/>
            <draw:enhanced-geometry draw:mirror-horizontal="false" draw:mirror-vertical="false" drawooo:sub-view-size="13791 14460" draw:text-areas="0 0 ?f0 ?f1" svg:viewBox="0 0 0 0" draw:type="ooxml-non-primitive" draw:enhanced-path="M 10248 0 C 9525 0 8801 60 8094 188 7375 308 6655 548 5996 848 5696 968 5396 1148 5096 1328 4797 1508 4557 1747 4377 1927 4017 2227 3717 2527 3418 2887 L 3058 3306 C 3058 3306 2998 3426 2818 3726 L 2518 4206 C 2398 4385 2278 4625 2159 4865 1559 6124 1139 7383 839 8702 540 10021 300 11340 180 12660 60 13259 0 13859 60 14458 61 14459 63 14459 64 14459 187 14459 548 11611 1379 8822 1739 7563 2218 6364 2818 5165 L 3118 4565 3478 4086 C 3538 3966 3598 3846 3717 3726 L 4017 3306 C 4257 3006 4557 2647 4857 2407 5036 2227 5276 1987 5516 1867 5696 1687 5996 1508 6236 1328 6895 1088 7495 848 8214 728 9148 506 10115 382 11090 382 11430 382 11771 397 12111 428 12651 488 13251 668 13790 848 13670 728 13550 608 13370 548 13011 368 12591 248 12111 129 11499 45 10874 0 10248 0 Z N">
              <draw:equation draw:name="f0" draw:formula="logwidth"/>
              <draw:equation draw:name="f1" draw:formula="logheight"/>
            </draw:enhanced-geometry>
          </draw:custom-shape>
          <draw:custom-shape draw:name="Google Shape;1680;p34" draw:style-name="gr7" draw:text-style-name="P7" draw:layer="layout" svg:width="0.235cm" svg:height="0.375cm" svg:x="15.776cm" svg:y="10.464cm">
            <text:p text:style-name="P20"/>
            <draw:enhanced-geometry draw:mirror-horizontal="false" draw:mirror-vertical="false" drawooo:sub-view-size="10733 17067" draw:text-areas="0 0 ?f0 ?f1" svg:viewBox="0 0 0 0" draw:type="ooxml-non-primitive" draw:enhanced-path="M 6361 0 C 5871 0 5399 108 4976 338 4797 398 4617 518 4437 638 L 4017 998 C 3717 1298 3538 1597 3358 1897 2998 2437 2698 3036 2458 3636 2039 4655 1799 5375 1799 5375 1799 5375 1739 5555 1679 5854 1559 6214 1439 6634 1319 7173 1019 8253 720 9692 480 11191 240 12510 120 13889 60 15208 0 15867 0 16467 180 17066 240 17066 240 16347 360 15268 480 14129 660 12690 959 11251 1259 9812 1619 8373 1979 7353 2099 6814 2218 6394 2338 6094 L 2518 5615 C 2518 5615 2698 4895 3118 3876 3298 3336 3538 2737 3837 2197 4017 1897 4197 1657 4377 1358 L 4737 1058 C 4857 938 5036 818 5156 758 5601 536 6112 412 6615 412 6790 412 6965 427 7135 458 7734 578 8334 698 8934 938 9533 1118 10133 1238 10732 1298 10732 1238 10073 1058 9054 638 8454 398 7794 218 7195 99 6915 34 6635 0 6361 0 Z N">
              <draw:equation draw:name="f0" draw:formula="logwidth"/>
              <draw:equation draw:name="f1" draw:formula="logheight"/>
            </draw:enhanced-geometry>
          </draw:custom-shape>
          <draw:custom-shape draw:name="Google Shape;1681;p34" draw:style-name="gr7" draw:text-style-name="P7" draw:layer="layout" svg:width="0.299cm" svg:height="0.439cm" svg:x="15.869cm" svg:y="10.577cm">
            <text:p text:style-name="P20"/>
            <draw:enhanced-geometry draw:mirror-horizontal="false" draw:mirror-vertical="false" drawooo:sub-view-size="13612 19967" draw:text-areas="0 0 ?f0 ?f1" svg:viewBox="0 0 0 0" draw:type="ooxml-non-primitive" draw:enhanced-path="M 13611 1 L 13611 1 C 13251 601 12952 1260 12772 1920 12172 3359 11693 4798 11273 6296 10793 7855 10433 9414 10074 10673 9714 11872 9474 12652 9474 12652 9474 12652 9474 12712 9414 12772 L 9294 13192 C 9114 13551 8935 14091 8635 14690 8335 15410 7975 16009 7496 16669 7016 17329 6416 17928 5757 18348 5097 18768 4378 19067 3718 19247 3059 19427 2459 19547 1800 19667 1590 19697 1380 19712 1163 19712 945 19712 720 19697 481 19667 181 19607 1 19547 1 19547 L 1 19547 C 121 19727 241 19787 421 19847 900 19967 1320 19967 1800 19967 2459 19907 3119 19787 3778 19667 4498 19487 5277 19187 5937 18827 6716 18348 7376 17748 7975 17029 8455 16429 8875 15710 9234 14990 9534 14391 9774 13851 9894 13491 10014 13251 10074 13132 10074 13012 10134 12892 10134 12832 10134 12832 10134 12832 11033 9654 11812 6416 12232 4798 12592 3179 13012 2039 13251 1380 13431 720 13611 1 Z N">
              <draw:equation draw:name="f0" draw:formula="logwidth"/>
              <draw:equation draw:name="f1" draw:formula="logheight"/>
            </draw:enhanced-geometry>
          </draw:custom-shape>
          <draw:custom-shape draw:name="Google Shape;1682;p34" draw:style-name="gr2" draw:text-style-name="P2" draw:layer="layout" svg:width="0.037cm" svg:height="0.032cm" svg:x="16.002cm" svg:y="10.295cm">
            <text:p text:style-name="P20"/>
            <draw:enhanced-geometry draw:mirror-horizontal="false" draw:mirror-vertical="false" drawooo:sub-view-size="1740 1480" draw:text-areas="0 0 ?f0 ?f1" svg:viewBox="0 0 0 0" draw:type="ooxml-non-primitive" draw:enhanced-path="M 1020 0 C 360 0 1 780 480 1259 633 1412 816 1480 995 1480 1377 1480 1739 1169 1739 720 1739 300 1440 0 1020 0 Z N">
              <draw:equation draw:name="f0" draw:formula="logwidth"/>
              <draw:equation draw:name="f1" draw:formula="logheight"/>
            </draw:enhanced-geometry>
          </draw:custom-shape>
          <draw:custom-shape draw:name="Google Shape;1683;p34" draw:style-name="gr2" draw:text-style-name="P2" draw:layer="layout" svg:width="0.014cm" svg:height="0.009cm" svg:x="16.081cm" svg:y="10.264cm">
            <text:p text:style-name="P20"/>
            <draw:enhanced-geometry draw:mirror-horizontal="false" draw:mirror-vertical="false" drawooo:sub-view-size="672 432" draw:text-areas="0 0 ?f0 ?f1" svg:viewBox="0 0 0 0" draw:type="ooxml-non-primitive" draw:enhanced-path="M 372 0 C 0 0 384 431 576 431 632 431 672 395 672 300 672 120 492 0 372 0 Z N">
              <draw:equation draw:name="f0" draw:formula="logwidth"/>
              <draw:equation draw:name="f1" draw:formula="logheight"/>
            </draw:enhanced-geometry>
          </draw:custom-shape>
          <draw:custom-shape draw:name="Google Shape;1684;p34" draw:style-name="gr2" draw:text-style-name="P2" draw:layer="layout" svg:width="0.017cm" svg:height="0.011cm" svg:x="16.089cm" svg:y="10.332cm">
            <text:p text:style-name="P20"/>
            <draw:enhanced-geometry draw:mirror-horizontal="false" draw:mirror-vertical="false" drawooo:sub-view-size="818 558" draw:text-areas="0 0 ?f0 ?f1" svg:viewBox="0 0 0 0" draw:type="ooxml-non-primitive" draw:enhanced-path="M 457 1 C 1 1 449 558 688 558 763 558 817 503 817 361 817 181 697 1 457 1 Z N">
              <draw:equation draw:name="f0" draw:formula="logwidth"/>
              <draw:equation draw:name="f1" draw:formula="logheight"/>
            </draw:enhanced-geometry>
          </draw:custom-shape>
          <draw:custom-shape draw:name="Google Shape;1685;p34" draw:style-name="gr2" draw:text-style-name="P2" draw:layer="layout" svg:width="0.028cm" svg:height="0.024cm" svg:x="15.662cm" svg:y="10.315cm">
            <text:p text:style-name="P20"/>
            <draw:enhanced-geometry draw:mirror-horizontal="false" draw:mirror-vertical="false" drawooo:sub-view-size="1320 1134" draw:text-areas="0 0 ?f0 ?f1" svg:viewBox="0 0 0 0" draw:type="ooxml-non-primitive" draw:enhanced-path="M 780 0 C 241 0 1 600 361 960 480 1080 627 1133 769 1133 1053 1133 1320 920 1320 600 1320 240 1080 0 780 0 Z N">
              <draw:equation draw:name="f0" draw:formula="logwidth"/>
              <draw:equation draw:name="f1" draw:formula="logheight"/>
            </draw:enhanced-geometry>
          </draw:custom-shape>
          <draw:custom-shape draw:name="Google Shape;1686;p34" draw:style-name="gr2" draw:text-style-name="P2" draw:layer="layout" svg:width="0.027cm" svg:height="0.025cm" svg:x="15.707cm" svg:y="10.28cm">
            <text:p text:style-name="P20"/>
            <draw:enhanced-geometry draw:mirror-horizontal="false" draw:mirror-vertical="false" drawooo:sub-view-size="1260 1170" draw:text-areas="0 0 ?f0 ?f1" svg:viewBox="0 0 0 0" draw:type="ooxml-non-primitive" draw:enhanced-path="M 630 1 C 315 1 0 225 60 675 90 1005 360 1170 630 1170 900 1170 1169 1005 1199 675 1259 225 945 1 630 1 Z N">
              <draw:equation draw:name="f0" draw:formula="logwidth"/>
              <draw:equation draw:name="f1" draw:formula="logheight"/>
            </draw:enhanced-geometry>
          </draw:custom-shape>
          <draw:custom-shape draw:name="Google Shape;1687;p34" draw:style-name="gr2" draw:text-style-name="P2" draw:layer="layout" svg:width="0.014cm" svg:height="0.008cm" svg:x="15.753cm" svg:y="10.349cm">
            <text:p text:style-name="P20"/>
            <draw:enhanced-geometry draw:mirror-horizontal="false" draw:mirror-vertical="false" drawooo:sub-view-size="661 406" draw:text-areas="0 0 ?f0 ?f1" svg:viewBox="0 0 0 0" draw:type="ooxml-non-primitive" draw:enhanced-path="M 361 0 C 1 0 349 405 546 405 612 405 660 360 660 240 660 120 480 0 361 0 Z N">
              <draw:equation draw:name="f0" draw:formula="logwidth"/>
              <draw:equation draw:name="f1" draw:formula="logheight"/>
            </draw:enhanced-geometry>
          </draw:custom-shape>
          <draw:custom-shape draw:name="Google Shape;1688;p34" draw:style-name="gr12" draw:text-style-name="P12" draw:layer="layout" svg:width="2.078cm" svg:height="2.235cm" svg:x="15.217cm" svg:y="9.564cm">
            <text:p text:style-name="P20"/>
            <draw:enhanced-geometry draw:mirror-horizontal="false" draw:mirror-vertical="false" drawooo:sub-view-size="94373 101524" draw:text-areas="0 0 ?f0 ?f1" svg:viewBox="0 0 0 0" draw:type="ooxml-non-primitive" draw:enhanced-path="M 81182 1 L 81182 1 C 81183 2 88796 12532 88556 16249 88454 17496 87224 17906 85647 17906 82595 17906 78244 16369 78244 16369 L 78244 16369 C 78244 16369 83940 22065 83040 24283 82663 25255 81156 25522 79613 25522 77726 25522 75786 25123 75786 25123 L 75786 25123 C 76925 26802 77165 28900 76445 30759 75186 33817 68411 33817 68411 33817 68411 33817 70210 36755 68291 38134 67894 38419 67393 38533 66849 38533 64769 38533 62056 36875 62056 36874 L 62056 36874 62955 41551 C 62955 41551 56060 49046 51143 49825 50350 49932 49552 49985 48756 49985 46427 49985 44115 49535 41970 48686 L 41850 50185 C 44742 52194 48051 52689 50608 52689 53088 52689 54861 52224 54861 52223 L 54861 52223 C 54861 52224 54441 57380 50244 65054 46374 72076 37710 78996 32248 78996 31787 78996 31349 78947 30938 78844 25602 77585 26681 69851 26681 69851 L 26681 69851 C 25575 70925 24681 71321 23965 71321 21963 71321 21345 68232 21345 68232 L 21345 68232 C 21027 73562 22978 74459 24327 74459 25012 74459 25542 74228 25542 74228 L 25542 74228 C 25542 74228 29717 87093 25399 87093 24918 87093 24332 86933 23623 86579 16608 82981 13191 67453 13191 67453 13191 67453 11417 71766 9424 71766 8986 71766 8537 71557 8095 71050 5696 68232 7615 51025 7615 51024 L 7615 51024 C 7615 51025 5662 53303 4130 53303 3583 53303 3090 53012 2758 52223 2579 51684 2638 51084 2878 50605 L 2878 50605 C 1319 52883 0 55701 720 57560 1156 58549 1709 58905 2279 58905 3750 58905 5336 56541 5337 56540 L 5337 56540 C 5336 56541 3298 66673 5337 73328 6416 77166 9533 80104 13431 80943 19585 95153 27482 96895 30985 96895 32123 96895 32797 96712 32797 96712 34127 100036 36324 101524 39141 101524 44961 101524 53427 95175 62355 85560 75605 71350 75066 64695 75066 64695 L 75066 64695 C 75066 64695 76117 66271 78451 66271 78960 66271 79530 66196 80163 66014 83700 64934 80163 54022 80163 54022 L 80163 54022 C 80163 54022 81094 54095 82379 54095 84388 54095 87261 53917 88796 53003 91374 51444 80702 41251 80702 41251 L 86278 36695 C 94372 28001 87777 23924 87777 23924 87777 23924 91854 23444 92873 20386 93893 17329 81183 3 81182 1 Z N">
              <draw:equation draw:name="f0" draw:formula="logwidth"/>
              <draw:equation draw:name="f1" draw:formula="logheight"/>
            </draw:enhanced-geometry>
          </draw:custom-shape>
          <draw:custom-shape draw:name="Google Shape;1689;p34" draw:style-name="gr12" draw:text-style-name="P12" draw:layer="layout" svg:width="0.7cm" svg:height="0.568cm" svg:x="14.924cm" svg:y="10.04cm">
            <text:p text:style-name="P20"/>
            <draw:enhanced-geometry draw:mirror-horizontal="false" draw:mirror-vertical="false" drawooo:sub-view-size="31838 25838" draw:text-areas="0 0 ?f0 ?f1" svg:viewBox="0 0 0 0" draw:type="ooxml-non-primitive" draw:enhanced-path="M 1680 0 C 1140 1619 660 3238 301 4917 115 6273 907 6674 1968 6674 3298 6674 5049 6043 5817 5876 L 5817 5876 C 1200 9773 1 11872 3898 17088 8875 23923 20986 25602 22725 25782 23089 25820 23454 25838 23816 25838 27981 25838 31838 23504 31838 23504 31838 23504 16609 22005 10134 15349 5097 10253 12951 8454 12952 8454 L 12952 8454 C 12951 8454 9412 8731 6865 8731 5475 8731 4381 8648 4318 8394 4078 7735 7556 5816 9714 5037 11932 4257 14091 1380 14091 1379 L 14091 1379 C 11894 1726 9697 1900 7516 1900 6304 1900 5097 1846 3898 1739 2879 1619 2039 960 1680 0 Z N">
              <draw:equation draw:name="f0" draw:formula="logwidth"/>
              <draw:equation draw:name="f1" draw:formula="logheight"/>
            </draw:enhanced-geometry>
          </draw:custom-shape>
          <draw:custom-shape draw:name="Google Shape;1690;p34" draw:style-name="gr2" draw:text-style-name="P2" draw:layer="layout" svg:width="0.202cm" svg:height="0.646cm" svg:x="15.291cm" svg:y="10.687cm">
            <text:p text:style-name="P20"/>
            <draw:enhanced-geometry draw:mirror-horizontal="false" draw:mirror-vertical="false" drawooo:sub-view-size="9235 29391" draw:text-areas="0 0 ?f0 ?f1" svg:viewBox="0 0 0 0" draw:type="ooxml-non-primitive" draw:enhanced-path="M 4258 0 C 3598 660 3119 1379 2819 2219 1980 4017 1380 5876 960 7795 481 9773 181 11692 61 13671 1 15289 1 16369 1 16369 61 17268 121 18167 301 19067 541 21105 1200 23024 2159 24823 3119 26621 4678 28060 6536 28840 7271 29207 8051 29391 8877 29391 8995 29391 9114 29387 9234 29379 9234 29259 8155 29079 6836 28360 5157 27461 3838 26082 3059 24343 2279 22664 1800 20805 1560 18947 1500 18047 1440 17208 1440 16369 1440 16369 1320 15349 1380 13730 1440 11812 1620 9953 1920 8035 2279 6176 2699 4317 3359 2459 3658 1679 3958 840 4258 0 Z N">
              <draw:equation draw:name="f0" draw:formula="logwidth"/>
              <draw:equation draw:name="f1" draw:formula="logheight"/>
            </draw:enhanced-geometry>
          </draw:custom-shape>
          <draw:custom-shape draw:name="Google Shape;1691;p34" draw:style-name="gr6" draw:text-style-name="P6" draw:layer="layout" svg:width="0.637cm" svg:height="0.518cm" svg:x="15.479cm" svg:y="11.189cm">
            <text:p text:style-name="P20"/>
            <draw:enhanced-geometry draw:mirror-horizontal="false" draw:mirror-vertical="false" drawooo:sub-view-size="28960 23564" draw:text-areas="0 0 ?f0 ?f1" svg:viewBox="0 0 0 0" draw:type="ooxml-non-primitive" draw:enhanced-path="M 301 0 C 61 1139 1 2278 241 3358 600 5816 1380 8214 2579 10433 4318 13610 6536 16488 9114 19006 L 9774 19666 C 10014 19846 10313 20086 10613 20326 10973 20565 11333 20925 11752 21165 12232 21465 12712 21765 13191 22064 L 14031 22484 14870 22844 C 16189 23323 17568 23563 18887 23563 19607 23563 20326 23503 20986 23443 21645 23323 22305 23144 22904 22964 23504 22724 24043 22544 24643 22304 25123 22064 25662 21824 26142 21525 L 27341 20865 28180 20266 C 28720 19906 28960 19666 28960 19666 28900 19666 28600 19786 28121 20026 L 27161 20505 25902 21045 C 25482 21285 24943 21465 24403 21645 23864 21824 23324 22004 22724 22184 22125 22304 21525 22424 20926 22544 20596 22574 20266 22589 19944 22589 19622 22589 19307 22574 19007 22544 16669 22424 14390 21525 12592 20086 12232 19846 11872 19546 11512 19246 11213 19006 10973 18767 10793 18587 L 10133 17987 C 10133 17987 9174 17088 7855 15649 6176 13910 4737 11932 3538 9893 2279 7854 1320 5636 780 3298 301 1379 420 0 301 0 Z N">
              <draw:equation draw:name="f0" draw:formula="logwidth"/>
              <draw:equation draw:name="f1" draw:formula="logheight"/>
            </draw:enhanced-geometry>
          </draw:custom-shape>
          <draw:custom-shape draw:name="Google Shape;1692;p34" draw:style-name="gr2" draw:text-style-name="P2" draw:layer="layout" svg:width="0.32cm" svg:height="0.393cm" draw:transform="rotate (-0.0680678408277784) translate (15.692cm 10.903cm)">
            <text:p text:style-name="P20"/>
            <draw:enhanced-geometry draw:mirror-horizontal="false" draw:mirror-vertical="false" drawooo:sub-view-size="14568 17869" draw:text-areas="0 0 ?f0 ?f1" svg:viewBox="0 0 0 0" draw:type="ooxml-non-primitive" draw:enhanced-path="M 2030 0 C 1767 0 0 3512 238 7496 238 8035 358 8515 478 8995 658 9534 958 10014 1377 10434 1797 10793 2397 10973 2996 10973 3416 10913 3895 10793 4315 10614 4615 10494 4975 10314 5274 10134 L 5394 10074 5454 10074 5454 10194 C 5454 10554 5454 10853 5514 11213 5574 12052 5754 12892 6054 13671 6414 14571 6893 15410 7493 16190 8152 16969 8992 17509 10011 17748 10431 17868 10850 17868 11330 17868 11690 17808 12110 17748 12469 17688 L 13369 17389 C 13608 17269 13848 17149 14028 17029 14388 16789 14568 16669 14568 16609 14508 16609 14268 16609 13968 16789 13788 16789 13548 16909 13309 16969 L 12409 17149 C 12110 17209 11750 17209 11390 17209 10131 17149 9052 16549 8332 15590 7853 14870 7433 14151 7193 13312 7013 12592 6893 11813 6833 11093 6833 10793 6833 10434 6833 10134 6833 9894 6833 9654 6833 9414 6833 9115 6893 8875 6893 8635 6953 7736 7013 7136 7013 7016 L 7013 7016 6653 7316 5634 8155 5095 8575 4795 8815 4615 8935 4555 8995 C 4315 9115 4015 9294 3776 9414 3512 9579 3194 9671 2872 9671 2607 9671 2340 9609 2097 9474 1557 8935 1257 8155 1257 7376 1077 5697 1137 3958 1497 2339 1737 1560 1857 781 2037 1 2035 1 2033 0 2030 0 Z N">
              <draw:equation draw:name="f0" draw:formula="logwidth"/>
              <draw:equation draw:name="f1" draw:formula="logheight"/>
            </draw:enhanced-geometry>
          </draw:custom-shape>
          <draw:custom-shape draw:name="Google Shape;1693;p34" draw:style-name="gr2" draw:text-style-name="P2" draw:layer="layout" svg:width="0.386cm" svg:height="0.121cm" svg:x="16.165cm" svg:y="10.559cm">
            <text:p text:style-name="P20"/>
            <draw:enhanced-geometry draw:mirror-horizontal="false" draw:mirror-vertical="false" drawooo:sub-view-size="17568 5557" draw:text-areas="0 0 ?f0 ?f1" svg:viewBox="0 0 0 0" draw:type="ooxml-non-primitive" draw:enhanced-path="M 17404 1 C 17080 1 15218 1217 13251 2116 12291 2536 11332 2955 10313 3255 9953 3435 9593 3495 9354 3555 L 8994 3675 C 8814 3735 8694 3795 8574 3795 8394 3855 8035 3975 7615 4095 6596 4334 5576 4514 4557 4574 3538 4574 2518 4514 1499 4275 772 4119 225 3963 92 3963 71 3963 60 3967 60 3975 0 4035 480 4394 1319 4814 2339 5234 3418 5474 4557 5534 4842 5549 5123 5556 5402 5556 6240 5556 7060 5489 7915 5354 8814 5174 9414 5054 9414 5054 L 9773 4874 C 10073 4814 10373 4694 10793 4514 11812 4035 12831 3555 13730 3015 15829 1756 17568 137 17448 18 17440 6 17426 1 17404 1 Z N">
              <draw:equation draw:name="f0" draw:formula="logwidth"/>
              <draw:equation draw:name="f1" draw:formula="logheight"/>
            </draw:enhanced-geometry>
          </draw:custom-shape>
          <draw:custom-shape draw:name="Google Shape;1694;p34" draw:style-name="gr2" draw:text-style-name="P2" draw:layer="layout" svg:width="0.259cm" svg:height="0.3cm" svg:x="14.924cm" svg:y="9.899cm">
            <text:p text:style-name="P20"/>
            <draw:enhanced-geometry draw:mirror-horizontal="false" draw:mirror-vertical="false" drawooo:sub-view-size="11813 13686" draw:text-areas="0 0 ?f0 ?f1" svg:viewBox="0 0 0 0" draw:type="ooxml-non-primitive" draw:enhanced-path="M 3958 0 C 3538 480 3179 1019 2939 1619 2279 2878 1740 4197 1200 5516 900 6296 660 7015 481 7794 301 8454 181 9113 121 9833 61 10433 1 10912 1 11272 L 1 11692 1 11872 C 1 11931 1 11931 1 11991 1 12171 61 12351 121 12531 181 12831 361 13131 660 13370 959 13569 1298 13686 1610 13686 1674 13686 1738 13681 1800 13670 2519 13610 3239 13550 3898 13430 4558 13310 5397 13131 6117 12951 6896 12711 7675 12531 8335 12171 8994 11872 9654 11572 10134 11272 11153 10672 11812 10193 11752 10133 11744 10116 11723 10108 11689 10108 11250 10108 8723 11486 5937 11931 5157 12051 4438 12171 3718 12231 3059 12291 2459 12351 1800 12351 1560 12351 1500 12291 1500 12291 1440 12231 1440 12171 1440 12111 1380 12051 1380 11931 1380 11872 1380 11812 1380 11752 1380 11752 L 1380 11632 1380 11272 1380 9893 C 1380 9293 1440 8634 1560 8034 1740 7375 1860 6595 2099 5876 2939 2998 4138 60 3958 0 Z N">
              <draw:equation draw:name="f0" draw:formula="logwidth"/>
              <draw:equation draw:name="f1" draw:formula="logheight"/>
            </draw:enhanced-geometry>
          </draw:custom-shape>
          <draw:custom-shape draw:name="Google Shape;1695;p34" draw:style-name="gr2" draw:text-style-name="P2" draw:layer="layout" svg:width="0.194cm" svg:height="0.227cm" svg:x="15cm" svg:y="10.176cm">
            <text:p text:style-name="P20"/>
            <draw:enhanced-geometry draw:mirror-horizontal="false" draw:mirror-vertical="false" drawooo:sub-view-size="8875 10346" draw:text-areas="0 0 ?f0 ?f1" svg:viewBox="0 0 0 0" draw:type="ooxml-non-primitive" draw:enhanced-path="M 1799 0 C 1739 0 1619 60 1379 180 L 1020 420 600 839 C 480 1019 300 1199 240 1439 60 1679 0 2039 0 2338 60 2998 420 3657 1020 4017 1499 4317 2099 4617 2699 4737 2938 4797 3238 4857 3478 4916 L 3838 4976 3898 4976 C 4018 5036 3898 5036 3898 5036 L 3958 5036 3898 5096 C 3538 5636 3418 6295 3418 6895 3478 7615 3778 8274 4257 8754 5037 9653 6176 10193 7375 10313 7551 10336 7715 10346 7865 10346 8486 10346 8874 10181 8874 10133 8814 10013 8215 10013 7435 9773 6476 9473 5636 8934 5037 8154 4737 7734 4557 7315 4557 6835 4617 6475 4737 6116 4977 5816 5037 5816 5037 5756 5037 5756 L 5157 5636 C 5217 5516 5157 5576 5337 5396 5516 5216 5756 5036 5996 4916 L 7015 4137 7915 3537 8454 3178 8454 3178 7195 3358 5996 3478 C 5516 3597 5097 3657 4617 3657 L 3598 3657 C 3358 3657 3118 3597 2878 3597 2399 3537 1979 3358 1499 3118 1140 2998 840 2638 780 2218 720 2039 780 1859 840 1679 900 1499 960 1319 1080 1139 L 1320 719 C 1439 600 1499 480 1619 360 1799 180 1799 60 1799 0 Z N">
              <draw:equation draw:name="f0" draw:formula="logwidth"/>
              <draw:equation draw:name="f1" draw:formula="logheight"/>
            </draw:enhanced-geometry>
          </draw:custom-shape>
          <draw:custom-shape draw:name="Google Shape;1696;p34" draw:style-name="gr2" draw:text-style-name="P2" draw:layer="layout" svg:width="0.366cm" svg:height="0.283cm" svg:x="16.588cm" svg:y="10.151cm">
            <text:p text:style-name="P20"/>
            <draw:enhanced-geometry draw:mirror-horizontal="false" draw:mirror-vertical="false" drawooo:sub-view-size="15470 11819" draw:text-areas="0 0 ?f0 ?f1" svg:viewBox="0 0 0 0" draw:type="ooxml-non-primitive" draw:enhanced-path="M 14330 1 C 14270 1 14330 241 14510 480 14570 600 14630 780 14690 1020 14750 1260 14810 1500 14870 1800 15110 3059 14510 4318 13431 4977 12292 5697 11093 6116 9774 6356 9234 6416 8754 6476 8455 6536 L 7735 6596 5876 6836 6476 7615 6836 8095 C 6896 8155 6956 8275 7016 8335 L 7076 8515 C 7195 8815 7195 9174 7016 9474 6776 9894 6356 10194 5936 10373 5397 10673 4857 10793 4258 10913 4009 10941 3761 10955 3515 10955 2691 10955 1892 10789 1200 10373 480 9954 181 9474 121 9474 1 9474 121 10134 900 10793 1790 11461 2939 11819 4058 11819 4145 11819 4231 11817 4318 11812 5037 11752 5697 11632 6356 11393 7076 11153 7675 10673 8095 10074 8455 9534 8574 8755 8335 8095 8311 8023 8296 7990 8288 7975 L 8634 7975 C 8934 7915 9414 7795 10013 7675 10673 7495 11273 7256 11932 7016 12652 6716 13371 6356 13971 5817 14630 5337 15170 4618 15410 3778 15410 3718 15469 3598 15469 3478 L 15469 3239 15469 2639 C 15410 2339 15350 2039 15290 1680 15170 1440 15110 1140 14990 960 14870 720 14750 540 14690 421 14510 121 14330 1 14330 1 Z N">
              <draw:equation draw:name="f0" draw:formula="logwidth"/>
              <draw:equation draw:name="f1" draw:formula="logheight"/>
            </draw:enhanced-geometry>
          </draw:custom-shape>
          <draw:custom-shape draw:name="Google Shape;1697;p34" draw:style-name="gr2" draw:text-style-name="P2" draw:layer="layout" svg:width="0.342cm" svg:height="0.471cm" svg:x="16.877cm" svg:y="10.033cm">
            <text:p text:style-name="P20"/>
            <draw:enhanced-geometry draw:mirror-horizontal="false" draw:mirror-vertical="false" drawooo:sub-view-size="15589 21450" draw:text-areas="0 0 ?f0 ?f1" svg:viewBox="0 0 0 0" draw:type="ooxml-non-primitive" draw:enhanced-path="M 9173 1 L 9173 1 C 9773 540 10432 1080 11092 1560 12411 2639 13490 4018 14090 5637 14390 6476 14390 7375 14210 8215 14030 8994 13730 9714 13370 10373 12951 11093 12531 11752 12051 12412 11632 13071 11152 13731 10672 14330 9593 15709 8334 16968 6955 18108 5516 19187 4017 20086 2338 20686 959 21165 0 21225 0 21345 331 21416 672 21450 1010 21450 1530 21450 2046 21371 2518 21225 4317 20746 6056 19966 7555 18947 9113 17868 10492 16609 11692 15170 12291 14510 12771 13851 13250 13191 13730 12472 14150 11752 14510 10973 14989 10193 15289 9354 15409 8455 15589 7375 15469 6296 15049 5337 14330 3598 13011 2099 11452 1080 10792 600 10013 181 9173 1 Z N">
              <draw:equation draw:name="f0" draw:formula="logwidth"/>
              <draw:equation draw:name="f1" draw:formula="logheight"/>
            </draw:enhanced-geometry>
          </draw:custom-shape>
          <draw:custom-shape draw:name="Google Shape;1698;p34" draw:style-name="gr2" draw:text-style-name="P2" draw:layer="layout" svg:width="0.474cm" svg:height="0.424cm" svg:x="14.945cm" svg:y="10.174cm">
            <text:p text:style-name="P20"/>
            <draw:enhanced-geometry draw:mirror-horizontal="false" draw:mirror-vertical="false" drawooo:sub-view-size="21586 19283" draw:text-areas="0 0 ?f0 ?f1" svg:viewBox="0 0 0 0" draw:type="ooxml-non-primitive" draw:enhanced-path="M 3838 1 L 3838 1 C 3118 540 2519 1200 2039 1920 1440 2639 960 3418 540 4258 121 5277 1 6416 300 7555 540 8575 1080 9594 1799 10433 2339 11153 2998 11872 3658 12472 4258 13012 4737 13491 5097 13731 L 5637 14211 6236 14690 6896 15170 7855 15770 C 9534 16789 11332 17628 13191 18168 L 14750 18588 C 15230 18767 15769 18827 16249 18887 17148 19067 18048 19187 18947 19247 19276 19269 19597 19283 19916 19283 20469 19283 21015 19241 21585 19127 20746 18887 19906 18707 19067 18648 18168 18528 17328 18348 16429 18108 16009 17988 15469 17868 14990 17688 L 13551 17209 C 11812 16549 10133 15710 8574 14630 L 7735 14091 7135 13551 6596 13072 6056 12652 C 5637 12352 5097 11992 4557 11453 3898 10913 3238 10313 2699 9714 2039 8994 1559 8155 1260 7256 960 6356 960 5397 1320 4558 1619 3718 1979 2939 2459 2219 2998 1560 3478 780 3838 1 Z N">
              <draw:equation draw:name="f0" draw:formula="logwidth"/>
              <draw:equation draw:name="f1" draw:formula="logheight"/>
            </draw:enhanced-geometry>
          </draw:custom-shape>
          <draw:custom-shape draw:name="Google Shape;1699;p34" draw:style-name="gr2" draw:text-style-name="P2" draw:layer="layout" svg:width="0.465cm" svg:height="0.585cm" svg:x="16.451cm" svg:y="10.59cm">
            <text:p text:style-name="P20"/>
            <draw:enhanced-geometry draw:mirror-horizontal="false" draw:mirror-vertical="false" drawooo:sub-view-size="10134 15602" draw:text-areas="0 0 ?f0 ?f1" svg:viewBox="0 0 0 0" draw:type="ooxml-non-primitive" draw:enhanced-path="M 7562 0 C 7560 0 7557 1 7556 1 7316 121 8155 2939 8635 5757 8815 7076 8935 8335 8875 9654 8875 10074 8815 10494 8755 10914 L 8695 11393 C 8695 11393 8695 11393 8695 11513 8635 11573 8635 11693 8635 11813 8515 12173 8395 12532 8275 12892 8035 13372 7735 13791 7316 14091 6776 14391 6177 14571 5517 14571 4258 14571 2939 14331 1800 13791 847 13455 313 13066 150 13066 138 13066 129 13068 121 13072 1 13132 541 13732 1500 14331 2759 15051 4078 15470 5517 15590 5616 15598 5716 15602 5817 15602 6508 15602 7227 15425 7855 15111 8515 14751 8995 14211 9354 13552 9594 13072 9774 12652 9894 12173 9954 11993 10014 11873 10014 11753 L 10014 11633 10074 11093 C 10134 10614 10134 10134 10134 9654 10074 8275 9894 6956 9534 5577 8882 2730 7760 0 7562 0 Z N">
              <draw:equation draw:name="f0" draw:formula="logwidth"/>
              <draw:equation draw:name="f1" draw:formula="logheight"/>
            </draw:enhanced-geometry>
          </draw:custom-shape>
          <draw:custom-shape draw:name="Google Shape;1700;p34" draw:style-name="gr2" draw:text-style-name="P2" draw:layer="layout" svg:width="0.168cm" svg:height="0.084cm" svg:x="17.004cm" svg:y="10.686cm">
            <text:p text:style-name="P20"/>
            <draw:enhanced-geometry draw:mirror-horizontal="false" draw:mirror-vertical="false" drawooo:sub-view-size="7676 3838" draw:text-areas="0 0 ?f0 ?f1" svg:viewBox="0 0 0 0" draw:type="ooxml-non-primitive" draw:enhanced-path="M 7495 0 C 7375 0 7255 240 7076 660 6896 1079 6656 1499 6296 1859 5996 2099 5577 2338 5157 2398 4917 2458 4737 2458 4557 2458 L 4377 2458 C 4198 2518 4078 2518 3898 2518 3658 2548 3403 2563 3148 2563 2894 2563 2639 2548 2399 2518 1621 2477 843 2380 409 2380 207 2380 80 2401 61 2458 1 2638 1020 3178 2219 3538 2759 3717 3358 3777 3898 3837 L 4737 3837 C 5037 3777 5277 3717 5577 3597 6776 3178 7615 2039 7675 720 7615 300 7615 0 7495 0 Z N">
              <draw:equation draw:name="f0" draw:formula="logwidth"/>
              <draw:equation draw:name="f1" draw:formula="logheight"/>
            </draw:enhanced-geometry>
          </draw:custom-shape>
          <draw:custom-shape draw:name="Google Shape;1701;p34" draw:style-name="gr4" draw:text-style-name="P4" draw:layer="layout" svg:width="1.182cm" svg:height="1.759cm" svg:x="16.101cm" svg:y="8.33cm">
            <text:p text:style-name="P20"/>
            <draw:enhanced-geometry draw:mirror-horizontal="false" draw:mirror-vertical="false" drawooo:sub-view-size="53722 79906" draw:text-areas="0 0 ?f0 ?f1" svg:viewBox="0 0 0 0" draw:type="ooxml-non-primitive" draw:enhanced-path="M 33559 0 C 25038 0 10253 36497 10253 36497 7375 35178 4257 34398 1140 34218 L 1140 34218 C 1439 43812 0 53465 1020 63058 1716 69561 4824 76172 10706 76172 12416 76172 14360 75613 16548 74330 19096 72833 20696 72013 22329 72013 23770 72013 25236 72652 27401 74030 28691 74824 33640 79441 36359 79441 36924 79441 37393 79241 37713 78767 38964 76816 37586 74031 38869 74031 39124 74031 39485 74141 39992 74390 41970 75409 45148 78587 48026 79906 49105 79726 51923 78887 52702 76428 53722 73370 41011 56103 41011 56103 43109 44891 46887 5439 34655 223 34303 72 33937 0 33559 0 Z N">
              <draw:equation draw:name="f0" draw:formula="logwidth"/>
              <draw:equation draw:name="f1" draw:formula="logheight"/>
            </draw:enhanced-geometry>
          </draw:custom-shape>
          <draw:custom-shape draw:name="Google Shape;1702;p34" draw:style-name="gr4" draw:text-style-name="P4" draw:layer="layout" svg:width="1.193cm" svg:height="1.664cm" svg:x="14.78cm" svg:y="8.404cm">
            <text:p text:style-name="P20"/>
            <draw:enhanced-geometry draw:mirror-horizontal="false" draw:mirror-vertical="false" drawooo:sub-view-size="54202 75583" draw:text-areas="0 0 ?f0 ?f1" svg:viewBox="0 0 0 0" draw:type="ooxml-non-primitive" draw:enhanced-path="M 16796 1 C 15845 1 14939 203 14091 635 1 7890 21405 51239 20086 52198 16609 54836 13011 62031 10373 68447 11021 68743 11704 68894 12381 68894 13208 68894 14024 68669 14750 68207 17131 66706 20316 63641 21953 63641 22212 63641 22432 63718 22604 63890 23863 65209 23384 73603 29979 75342 30583 75505 31189 75582 31794 75582 37849 75582 43796 67831 47067 61072 50364 54237 51264 36609 54202 31093 L 54202 31093 C 51743 31393 49285 31933 46947 32712 40939 21133 26522 1 16796 1 Z N">
              <draw:equation draw:name="f0" draw:formula="logwidth"/>
              <draw:equation draw:name="f1" draw:formula="logheight"/>
            </draw:enhanced-geometry>
          </draw:custom-shape>
          <draw:custom-shape draw:name="Google Shape;1703;p34" draw:style-name="gr3" draw:text-style-name="P3" draw:layer="layout" svg:width="0.117cm" svg:height="0.069cm" svg:x="15.469cm" svg:y="9.538cm">
            <text:p text:style-name="P20"/>
            <draw:enhanced-geometry draw:mirror-horizontal="false" draw:mirror-vertical="false" drawooo:sub-view-size="5337 3176" draw:text-areas="0 0 ?f0 ?f1" svg:viewBox="0 0 0 0" draw:type="ooxml-non-primitive" draw:enhanced-path="M 2428 1 C 2353 1 2278 16 2219 46 L 2039 46 C 1799 106 1619 166 1439 286 959 525 660 885 360 1305 120 1665 0 2144 60 2624 120 2984 240 3163 360 3163 383 3171 407 3175 431 3175 587 3175 743 3012 899 2804 1079 2624 1259 2444 1499 2324 1739 2204 1919 2144 2159 2144 L 2398 2144 C 2518 2084 2638 2024 2698 2024 2998 1964 3298 1904 3598 1844 3817 1824 4044 1824 4255 1824 L 4255 1824 C 4677 1824 5036 1824 5156 1665 5336 1425 4737 765 3897 345 3478 166 3058 46 2638 46 2578 16 2503 1 2428 1 Z N">
              <draw:equation draw:name="f0" draw:formula="logwidth"/>
              <draw:equation draw:name="f1" draw:formula="logheight"/>
            </draw:enhanced-geometry>
          </draw:custom-shape>
          <draw:custom-shape draw:name="Google Shape;1704;p34" draw:style-name="gr3" draw:text-style-name="P3" draw:layer="layout" svg:width="0.117cm" svg:height="0.067cm" svg:x="16.348cm" svg:y="9.568cm">
            <text:p text:style-name="P20"/>
            <draw:enhanced-geometry draw:mirror-horizontal="false" draw:mirror-vertical="false" drawooo:sub-view-size="5337 3100" draw:text-areas="0 0 ?f0 ?f1" svg:viewBox="0 0 0 0" draw:type="ooxml-non-primitive" draw:enhanced-path="M 2209 0 C 1833 0 1439 68 1080 203 660 382 300 742 120 1162 0 1522 0 1762 120 1821 166 1867 229 1887 303 1887 423 1887 572 1836 720 1762 960 1702 1259 1642 1499 1642 1739 1702 1919 1762 2159 1881 L 2399 2061 C 2399 2061 2519 2061 2758 2121 3058 2241 3358 2301 3598 2481 4132 2695 4667 3099 4947 3099 4981 3099 5011 3094 5037 3081 5336 3021 5157 2061 4617 1402 4377 1042 4077 682 3718 442 3598 323 3478 263 3358 203 L 3238 83 C 2998 23 2818 23 2578 23 2459 8 2335 0 2209 0 Z N">
              <draw:equation draw:name="f0" draw:formula="logwidth"/>
              <draw:equation draw:name="f1" draw:formula="logheight"/>
            </draw:enhanced-geometry>
          </draw:custom-shape>
          <draw:custom-shape draw:name="Google Shape;1705;p34" draw:style-name="gr9" draw:text-style-name="P9" draw:layer="layout" svg:width="0.781cm" svg:height="0.974cm" svg:x="14.888cm" svg:y="8.519cm">
            <text:p text:style-name="P20"/>
            <draw:enhanced-geometry draw:mirror-horizontal="false" draw:mirror-vertical="false" drawooo:sub-view-size="35495 44281" draw:text-areas="0 0 ?f0 ?f1" svg:viewBox="0 0 0 0" draw:type="ooxml-non-primitive" draw:enhanced-path="M 9418 1 C 8762 1 8157 182 7615 571 0 6147 16248 44280 16248 44280 16428 43141 21405 41282 21405 41282 20445 39663 19666 37925 19126 36126 18906 35362 19218 35089 19780 35089 21202 35089 24223 36845 24223 36845 24223 36845 21704 33368 21525 30550 21464 29572 21778 29206 22282 29206 23785 29206 26981 32469 26981 32469 26981 32469 25662 30610 25482 27013 25437 26330 25757 26053 26308 26053 28710 26053 35495 31329 35495 31329 35495 31329 18044 1 9418 1 Z N">
              <draw:equation draw:name="f0" draw:formula="logwidth"/>
              <draw:equation draw:name="f1" draw:formula="logheight"/>
            </draw:enhanced-geometry>
          </draw:custom-shape>
          <draw:custom-shape draw:name="Google Shape;1706;p34" draw:style-name="gr10" draw:text-style-name="P10" draw:layer="layout" svg:width="0.471cm" svg:height="0.974cm" svg:x="14.888cm" svg:y="8.519cm">
            <text:p text:style-name="P20"/>
            <draw:enhanced-geometry draw:mirror-horizontal="false" draw:mirror-vertical="false" drawooo:sub-view-size="21405 44267" draw:text-areas="0 0 ?f0 ?f1" svg:viewBox="0 0 0 0" draw:type="ooxml-non-primitive" draw:enhanced-path="M 9394 1 C 8747 1 8151 177 7615 557 0 6133 16248 44266 16248 44266 16428 43127 21405 41268 21405 41268 20445 39589 19666 37911 19126 36112 18899 35339 19189 35083 19735 35083 19908 35083 20108 35109 20325 35153 16428 24181 11452 7872 14929 2776 12882 1070 10986 1 9394 1 Z N">
              <draw:equation draw:name="f0" draw:formula="logwidth"/>
              <draw:equation draw:name="f1" draw:formula="logheight"/>
            </draw:enhanced-geometry>
          </draw:custom-shape>
          <draw:custom-shape draw:name="Google Shape;1707;p34" draw:style-name="gr9" draw:text-style-name="P9" draw:layer="layout" svg:width="0.658cm" svg:height="0.986cm" svg:x="16.435cm" svg:y="8.499cm">
            <text:p text:style-name="P20"/>
            <draw:enhanced-geometry draw:mirror-horizontal="false" draw:mirror-vertical="false" drawooo:sub-view-size="29919 44828" draw:text-areas="0 0 ?f0 ?f1" svg:viewBox="0 0 0 0" draw:type="ooxml-non-primitive" draw:enhanced-path="M 20092 1 C 11582 1 0 35834 0 35834 0 35834 6357 28526 8567 28526 8960 28526 9221 28756 9294 29299 9654 31337 9414 33376 8634 35294 8634 35294 11508 30860 12943 30860 13374 30860 13675 31259 13731 32296 13851 35114 12112 39072 12112 39072 12112 39072 15127 36411 16410 36411 16795 36411 17024 36650 16968 37273 16788 39191 16369 40990 15769 42789 15769 42789 20985 43748 21405 44827 21405 44827 29919 4236 21345 279 20936 91 20518 1 20092 1 Z N">
              <draw:equation draw:name="f0" draw:formula="logwidth"/>
              <draw:equation draw:name="f1" draw:formula="logheight"/>
            </draw:enhanced-geometry>
          </draw:custom-shape>
          <draw:custom-shape draw:name="Google Shape;1708;p34" draw:style-name="gr10" draw:text-style-name="P10" draw:layer="layout" svg:width="0.29cm" svg:height="0.986cm" svg:x="16.81cm" svg:y="8.501cm">
            <text:p text:style-name="P20"/>
            <draw:enhanced-geometry draw:mirror-horizontal="false" draw:mirror-vertical="false" drawooo:sub-view-size="13191 44806" draw:text-areas="0 0 ?f0 ?f1" svg:viewBox="0 0 0 0" draw:type="ooxml-non-primitive" draw:enhanced-path="M 3392 1 C 2370 1 1305 502 240 1396 6356 6553 1559 34613 0 43007 1499 43366 4377 44026 4677 44805 4677 44805 13191 4214 4617 257 4218 84 3809 1 3392 1 Z N">
              <draw:equation draw:name="f0" draw:formula="logwidth"/>
              <draw:equation draw:name="f1" draw:formula="logheight"/>
            </draw:enhanced-geometry>
          </draw:custom-shape>
          <draw:custom-shape draw:name="Google Shape;1709;p34" draw:style-name="gr2" draw:text-style-name="P2" draw:layer="layout" svg:width="0.228cm" svg:height="0.234cm" svg:x="16.431cm" svg:y="9.119cm">
            <text:p text:style-name="P20"/>
            <draw:enhanced-geometry draw:mirror-horizontal="false" draw:mirror-vertical="false" drawooo:sub-view-size="10374 10673" draw:text-areas="0 0 ?f0 ?f1" svg:viewBox="0 0 0 0" draw:type="ooxml-non-primitive" draw:enhanced-path="M 8095 0 C 7915 60 7735 120 7555 180 7135 420 6716 660 6356 960 5337 1799 4318 2758 3418 3778 1500 5936 1 8514 61 8514 63 8517 67 8518 71 8518 154 8518 513 7936 1200 7135 1859 6236 2819 5157 3838 4137 4737 3118 5697 2279 6776 1499 7076 1259 7435 1020 7855 900 7975 780 8095 780 8215 720 L 8574 720 C 8934 780 9234 1020 9354 1379 9714 2219 9534 3718 9234 5097 8934 6416 8574 7675 8155 8934 7915 9534 7735 10073 7615 10673 7915 10193 8215 9653 8395 9054 8934 7795 9354 6536 9714 5217 10073 3838 10373 2339 9953 1080 9834 780 9654 540 9414 360 9234 180 8994 60 8754 0 Z N">
              <draw:equation draw:name="f0" draw:formula="logwidth"/>
              <draw:equation draw:name="f1" draw:formula="logheight"/>
            </draw:enhanced-geometry>
          </draw:custom-shape>
          <draw:custom-shape draw:name="Google Shape;1710;p34" draw:style-name="gr2" draw:text-style-name="P2" draw:layer="layout" svg:width="0.126cm" svg:height="0.226cm" svg:x="16.624cm" svg:y="9.176cm">
            <text:p text:style-name="P20"/>
            <draw:enhanced-geometry draw:mirror-horizontal="false" draw:mirror-vertical="false" drawooo:sub-view-size="5757 10314" draw:text-areas="0 0 ?f0 ?f1" svg:viewBox="0 0 0 0" draw:type="ooxml-non-primitive" draw:enhanced-path="M 4557 0 C 4257 60 3957 180 3718 360 3238 660 2818 1020 2459 1499 1499 2579 660 3778 0 5097 1 5098 3 5098 4 5098 101 5098 1344 3334 2818 1859 3178 1439 3598 1140 4017 900 4197 780 4377 720 4557 660 4677 660 4797 720 4797 840 4917 1080 4977 1320 5037 1559 L 5037 1919 5037 2279 C 5037 2579 4977 2938 4977 3238 4857 4197 4677 5157 4377 6116 4077 7135 3718 8215 3478 8934 3298 9354 3238 9833 3178 10313 3418 9893 3598 9474 3778 9054 4077 8275 4497 7315 4857 6236 5217 5277 5516 4317 5636 3298 5696 2938 5696 2639 5756 2279 L 5756 1919 5756 1499 C 5696 1140 5576 720 5396 420 5217 120 4857 0 4557 0 Z N">
              <draw:equation draw:name="f0" draw:formula="logwidth"/>
              <draw:equation draw:name="f1" draw:formula="logheight"/>
            </draw:enhanced-geometry>
          </draw:custom-shape>
          <draw:custom-shape draw:name="Google Shape;1711;p34" draw:style-name="gr13" draw:text-style-name="P13" draw:layer="layout" svg:width="0.213cm" svg:height="0.243cm" svg:x="16.707cm" svg:y="9.293cm">
            <text:p text:style-name="P20"/>
            <draw:enhanced-geometry draw:mirror-horizontal="false" draw:mirror-vertical="false" drawooo:sub-view-size="9714 11077" draw:text-areas="0 0 ?f0 ?f1" svg:viewBox="0 0 0 0" draw:type="ooxml-non-primitive" draw:enhanced-path="M 3932 0 C 3759 0 3584 34 3418 105 3118 225 2759 404 2459 584 1979 944 1500 1364 1080 1843 600 2263 240 2743 1 3342 420 2863 840 2443 1260 2023 1739 1664 2219 1244 2699 944 2998 764 3238 644 3598 584 3718 524 3838 494 3958 494 4078 494 4198 524 4317 584 4617 1004 4677 1544 4557 2023 4497 2563 4437 3043 4317 3522 4078 4302 3898 4841 3898 4841 L 3658 5501 C 3598 5741 3538 5980 3418 6220 3418 6340 3358 6400 3358 6460 3298 6520 3298 6580 3238 6700 L 2819 7599 3898 7599 4497 7659 C 4917 7659 5337 7719 5756 7839 6596 8019 7375 8379 8035 8858 8634 9218 9054 9758 9354 10357 9594 10777 9654 11077 9714 11077 9714 11077 9714 11017 9714 10837 9654 10657 9654 10417 9534 10237 9294 9578 8874 9038 8275 8559 7555 8019 6776 7599 5876 7359 5457 7240 4977 7180 4557 7120 4317 7000 4018 7000 3898 7000 L 3838 7000 3898 6940 C 3958 6760 3958 6640 4018 6520 L 4317 5741 C 4497 5381 4557 5141 4557 5141 4557 5141 4737 4541 4917 3702 5037 3162 5157 2683 5157 2143 5217 1843 5217 1484 5157 1184 5157 824 4977 464 4677 225 4459 79 4198 0 3932 0 Z N">
              <draw:equation draw:name="f0" draw:formula="logwidth"/>
              <draw:equation draw:name="f1" draw:formula="logheight"/>
            </draw:enhanced-geometry>
          </draw:custom-shape>
          <draw:custom-shape draw:name="Google Shape;1712;p34" draw:style-name="gr13" draw:text-style-name="P13" draw:layer="layout" svg:width="0.246cm" svg:height="0.229cm" svg:x="15.438cm" svg:y="9.085cm">
            <text:p text:style-name="P20"/>
            <draw:enhanced-geometry draw:mirror-horizontal="false" draw:mirror-vertical="false" drawooo:sub-view-size="11213 10433" draw:text-areas="0 0 ?f0 ?f1" svg:viewBox="0 0 0 0" draw:type="ooxml-non-primitive" draw:enhanced-path="M 1799 0 C 1619 0 1439 0 1319 60 1079 180 840 300 720 480 480 720 360 1020 300 1320 0 2579 540 4018 1079 5337 1679 6596 2278 7795 2998 8934 3298 9474 3658 9953 4077 10433 3837 9893 3538 9354 3238 8814 2638 7615 2039 6416 1559 5157 1079 3838 660 2399 899 1439 959 1140 1199 840 1559 720 1619 690 1679 675 1739 675 1799 675 1859 690 1919 720 2039 720 2159 720 2338 780 2698 900 3118 1020 3478 1200 4617 1859 5756 2579 6775 3358 7914 4257 8994 5217 9833 5936 10612 6656 11092 7195 11152 7195 11212 7135 9353 4857 7075 2998 6056 2099 4977 1320 3777 600 3358 420 2938 240 2518 120 2338 60 2099 0 1919 0 Z N">
              <draw:equation draw:name="f0" draw:formula="logwidth"/>
              <draw:equation draw:name="f1" draw:formula="logheight"/>
            </draw:enhanced-geometry>
          </draw:custom-shape>
          <draw:custom-shape draw:name="Google Shape;1713;p34" draw:style-name="gr13" draw:text-style-name="P13" draw:layer="layout" svg:width="0.136cm" svg:height="0.22cm" svg:x="15.354cm" svg:y="9.156cm">
            <text:p text:style-name="P20"/>
            <draw:enhanced-geometry draw:mirror-horizontal="false" draw:mirror-vertical="false" drawooo:sub-view-size="6237 10013" draw:text-areas="0 0 ?f0 ?f1" svg:viewBox="0 0 0 0" draw:type="ooxml-non-primitive" draw:enhanced-path="M 1020 0 C 660 0 361 240 241 540 61 899 1 1259 61 1619 L 61 2039 C 61 2039 61 2159 121 2398 181 2758 241 3118 361 3418 660 4377 1080 5336 1560 6236 2039 7195 2639 8094 3059 8814 3239 9234 3538 9653 3898 10013 3778 9533 3598 9114 3358 8694 2999 7974 2519 7015 2039 6056 1620 5156 1320 4197 1020 3298 960 2938 900 2638 840 2338 840 2099 780 1979 780 1979 780 1979 780 1859 780 1619 720 1379 720 1079 840 840 840 720 960 660 1080 660 1260 660 1440 720 1620 780 2099 959 2519 1199 2939 1499 4645 2793 6120 4319 6231 4319 6234 4319 6235 4318 6236 4317 5397 3118 4378 2039 3239 1139 2819 780 2339 480 1860 180 1620 60 1320 0 1020 0 Z N">
              <draw:equation draw:name="f0" draw:formula="logwidth"/>
              <draw:equation draw:name="f1" draw:formula="logheight"/>
            </draw:enhanced-geometry>
          </draw:custom-shape>
          <draw:custom-shape draw:name="Google Shape;1714;p34" draw:style-name="gr13" draw:text-style-name="P13" draw:layer="layout" svg:width="0.185cm" svg:height="0.26cm" svg:x="15.234cm" svg:y="9.282cm">
            <text:p text:style-name="P20"/>
            <draw:enhanced-geometry draw:mirror-horizontal="false" draw:mirror-vertical="false" drawooo:sub-view-size="8455 11858" draw:text-areas="0 0 ?f0 ?f1" svg:viewBox="0 0 0 0" draw:type="ooxml-non-primitive" draw:enhanced-path="M 4259 0 C 3929 0 3641 123 3418 346 3179 646 3059 1005 3119 1365 3119 1665 3119 1965 3179 2264 3298 2804 3478 3284 3658 3763 4018 4603 4258 5142 4258 5142 L 4617 5742 4977 6461 5217 6821 5277 6881 5157 6881 C 4977 6941 4737 7001 4558 7061 4138 7181 3718 7361 3298 7541 2459 7900 1680 8440 1080 9100 600 9639 241 10239 121 10958 61 11138 61 11378 61 11558 1 11798 1 11858 61 11858 121 11858 121 11558 241 11078 480 10419 840 9819 1320 9399 1919 8800 2639 8380 3478 8080 3838 7900 4258 7780 4677 7661 4857 7601 5037 7541 5277 7541 L 6296 7361 5817 6581 C 5697 6401 5697 6401 5637 6282 L 5517 6102 C 5397 5862 5277 5622 5157 5442 L 4857 4843 C 4857 4843 4617 4303 4258 3524 4018 3104 3898 2624 3778 2145 3538 1665 3598 1125 3778 706 3958 571 4138 503 4343 503 4411 503 4483 511 4558 526 4857 586 5157 646 5457 825 5996 1065 6536 1305 7016 1665 7555 2025 7975 2384 8455 2744 8155 2204 7735 1725 7196 1425 6716 1005 6176 706 5637 406 5277 226 4977 106 4617 46 4494 15 4374 0 4259 0 Z N">
              <draw:equation draw:name="f0" draw:formula="logwidth"/>
              <draw:equation draw:name="f1" draw:formula="logheight"/>
            </draw:enhanced-geometry>
          </draw:custom-shape>
          <draw:custom-shape draw:name="Google Shape;1715;p34" draw:style-name="gr4" draw:text-style-name="P4" draw:layer="layout" svg:width="0.465cm" svg:height="0.383cm" svg:x="15.374cm" svg:y="9.685cm">
            <text:p text:style-name="P20"/>
            <draw:enhanced-geometry draw:mirror-horizontal="false" draw:mirror-vertical="false" drawooo:sub-view-size="21165 17450" draw:text-areas="0 0 ?f0 ?f1" svg:viewBox="0 0 0 0" draw:type="ooxml-non-primitive" draw:enhanced-path="M 21165 1 L 21165 1 C 18124 4621 9835 15972 2308 15972 2118 15972 1928 15964 1739 15950 1139 15890 540 15770 0 15650 L 0 15650 C 840 16369 1859 16909 2998 17209 3597 17372 4199 17449 4800 17449 10818 17449 16810 9704 20026 2999 20505 2040 20865 1020 21165 1 Z N">
              <draw:equation draw:name="f0" draw:formula="logwidth"/>
              <draw:equation draw:name="f1" draw:formula="logheight"/>
            </draw:enhanced-geometry>
          </draw:custom-shape>
          <draw:custom-shape draw:name="Google Shape;1716;p34" draw:style-name="gr13" draw:text-style-name="P13" draw:layer="layout" svg:width="0.002cm" svg:height="0.01cm" svg:x="16.599cm" svg:y="9.344cm">
            <text:p text:style-name="P20"/>
            <draw:enhanced-geometry draw:mirror-horizontal="false" draw:mirror-vertical="false" drawooo:sub-view-size="121 480" draw:text-areas="0 0 ?f0 ?f1" svg:viewBox="0 0 0 0" draw:type="ooxml-non-primitive" draw:enhanced-path="M 120 0 L 120 0 C 60 120 0 300 0 480 60 300 60 180 120 0 Z N">
              <draw:equation draw:name="f0" draw:formula="logwidth"/>
              <draw:equation draw:name="f1" draw:formula="logheight"/>
            </draw:enhanced-geometry>
          </draw:custom-shape>
          <draw:custom-shape draw:name="Google Shape;1717;p34" draw:style-name="gr2" draw:text-style-name="P2" draw:layer="layout" svg:width="0.033cm" svg:height="0.17cm" svg:x="16.706cm" svg:y="9.18cm">
            <text:p text:style-name="P20"/>
            <draw:enhanced-geometry draw:mirror-horizontal="false" draw:mirror-vertical="false" drawooo:sub-view-size="1560 7742" draw:text-areas="0 0 ?f0 ?f1" svg:viewBox="0 0 0 0" draw:type="ooxml-non-primitive" draw:enhanced-path="M 664 0 C 624 0 583 3 540 7 1080 1626 540 5284 1 7742 420 6663 1560 3725 1500 1446 1444 342 1135 0 664 0 Z N">
              <draw:equation draw:name="f0" draw:formula="logwidth"/>
              <draw:equation draw:name="f1" draw:formula="logheight"/>
            </draw:enhanced-geometry>
          </draw:custom-shape>
          <draw:custom-shape draw:name="Google Shape;1718;p34" draw:style-name="gr2" draw:text-style-name="P2" draw:layer="layout" svg:width="0.049cm" svg:height="0.216cm" svg:x="16.595cm" svg:y="9.127cm">
            <text:p text:style-name="P20"/>
            <draw:enhanced-geometry draw:mirror-horizontal="false" draw:mirror-vertical="false" drawooo:sub-view-size="2279 9838" draw:text-areas="0 0 ?f0 ?f1" svg:viewBox="0 0 0 0" draw:type="ooxml-non-primitive" draw:enhanced-path="M 1306 1 C 950 1 501 178 0 484 1679 1323 660 7918 300 9837 720 8338 1259 6959 1799 5580 2219 4021 2279 2402 2099 784 2002 237 1716 1 1306 1 Z N">
              <draw:equation draw:name="f0" draw:formula="logwidth"/>
              <draw:equation draw:name="f1" draw:formula="logheight"/>
            </draw:enhanced-geometry>
          </draw:custom-shape>
          <draw:custom-shape draw:name="Google Shape;1719;p34" draw:style-name="gr4" draw:text-style-name="P4" draw:layer="layout" svg:width="1.14cm" svg:height="0.997cm" svg:x="16.144cm" svg:y="9.092cm">
            <text:p text:style-name="P20"/>
            <draw:enhanced-geometry draw:mirror-horizontal="false" draw:mirror-vertical="false" drawooo:sub-view-size="51803 45328" draw:text-areas="0 0 ?f0 ?f1" svg:viewBox="0 0 0 0" draw:type="ooxml-non-primitive" draw:enhanced-path="M 37473 0 C 36394 9533 34595 17927 34595 17927 34175 16848 28959 15949 28959 15949 29619 14150 30038 12291 30218 10433 30272 9783 30033 9525 29589 9525 29541 9525 29491 9528 29439 9533 29679 12711 26801 17688 26801 17688 26801 17688 33756 19966 34715 21225 35734 22544 42869 33456 41610 37294 41379 37987 40967 38271 40450 38271 38151 38271 33756 32677 33756 32677 L 33756 32677 C 33756 32677 35254 38553 32736 40351 32436 40559 32061 40651 31632 40651 28469 40651 22329 35642 20745 34955 20597 34898 20442 34871 20281 34871 18421 34871 15601 38433 9533 39812 9082 39919 8642 39969 8214 39969 4328 39969 1458 35851 0 33097 L 0 33097 C 1384 37766 4233 41563 8705 41563 10434 41563 12406 40996 14629 39692 17145 38195 18730 37375 20356 37375 21791 37375 23257 38014 25422 39392 26712 40186 31661 44803 34380 44803 34945 44803 35414 44603 35734 44129 36980 42236 35617 39432 36875 39432 37131 39432 37495 39548 38013 39812 39991 40771 43169 43949 46107 45328 47126 45088 49944 44309 50723 41850 51803 38792 39092 21465 39092 21465 39571 18707 40171 14090 40651 8694 L 40651 8694 40351 8754 C 40304 8761 40258 8765 40212 8765 38745 8765 37996 5059 37473 0 Z N">
              <draw:equation draw:name="f0" draw:formula="logwidth"/>
              <draw:equation draw:name="f1" draw:formula="logheight"/>
            </draw:enhanced-geometry>
          </draw:custom-shape>
          <draw:custom-shape draw:name="Google Shape;1720;p34" draw:style-name="gr13" draw:text-style-name="P13" draw:layer="layout" svg:width="0.02cm" svg:height="0.053cm" svg:x="16.693cm" svg:y="9.351cm">
            <text:p text:style-name="P20"/>
            <draw:enhanced-geometry draw:mirror-horizontal="false" draw:mirror-vertical="false" drawooo:sub-view-size="943 2463" draw:text-areas="0 0 ?f0 ?f1" svg:viewBox="0 0 0 0" draw:type="ooxml-non-primitive" draw:enhanced-path="M 942 1 L 523 361 C 343 1318 104 2037 43 2337 L 43 2337 C 158 2007 495 1059 942 1 Z M 43 2337 C 16 2418 1 2462 1 2462 2 2462 15 2423 43 2339 43 2339 43 2338 43 2337 Z N">
              <draw:equation draw:name="f0" draw:formula="logwidth"/>
              <draw:equation draw:name="f1" draw:formula="logheight"/>
            </draw:enhanced-geometry>
          </draw:custom-shape>
          <draw:custom-shape draw:name="Google Shape;1721;p34" draw:style-name="gr13" draw:text-style-name="P13" draw:layer="layout" svg:width="0.118cm" svg:height="0.113cm" svg:x="15.316cm" svg:y="9.292cm">
            <text:p text:style-name="P20"/>
            <draw:enhanced-geometry draw:mirror-horizontal="false" draw:mirror-vertical="false" drawooo:sub-view-size="5397 5164" draw:text-areas="0 0 ?f0 ?f1" svg:viewBox="0 0 0 0" draw:type="ooxml-non-primitive" draw:enhanced-path="M 407 1 C 252 1 114 21 0 67 L 5396 5163 C 5396 5163 4977 3544 4317 1506 3427 982 1484 1 407 1 Z N">
              <draw:equation draw:name="f0" draw:formula="logwidth"/>
              <draw:equation draw:name="f1" draw:formula="logheight"/>
            </draw:enhanced-geometry>
          </draw:custom-shape>
          <draw:custom-shape draw:name="Google Shape;1722;p34" draw:style-name="gr13" draw:text-style-name="P13" draw:layer="layout" svg:width="0.078cm" svg:height="0.259cm" svg:x="15.16cm" svg:y="9.274cm">
            <text:p text:style-name="P20"/>
            <draw:enhanced-geometry draw:mirror-horizontal="false" draw:mirror-vertical="false" drawooo:sub-view-size="3598 11812" draw:text-areas="0 0 ?f0 ?f1" svg:viewBox="0 0 0 0" draw:type="ooxml-non-primitive" draw:enhanced-path="M 0 0 L 0 0 C 120 1679 240 3418 360 5037 1499 8154 2398 10553 2758 11812 3058 10972 3358 10133 3598 9294 2998 7855 1559 4377 0 0 Z N">
              <draw:equation draw:name="f0" draw:formula="logwidth"/>
              <draw:equation draw:name="f1" draw:formula="logheight"/>
            </draw:enhanced-geometry>
          </draw:custom-shape>
          <draw:custom-shape draw:name="Google Shape;1723;p34" draw:style-name="gr4" draw:text-style-name="P4" draw:layer="layout" svg:width="0.385cm" svg:height="0.383cm" svg:x="15.449cm" svg:y="8.875cm">
            <text:p text:style-name="P20"/>
            <draw:enhanced-geometry draw:mirror-horizontal="false" draw:mirror-vertical="false" drawooo:sub-view-size="17542 17448" draw:text-areas="0 0 ?f0 ?f1" svg:viewBox="0 0 0 0" draw:type="ooxml-non-primitive" draw:enhanced-path="M 9747 0 L 9747 0 C 10166 2758 9807 4677 8128 4677 6569 4677 5010 4557 3511 4317 L 3511 4317 C 7348 10253 10047 15169 10047 15169 10047 15169 3237 9882 848 9882 314 9882 1 10146 34 10793 L 10646 17448 C 10646 17448 15143 14090 17541 11032 L 17541 11032 C 16942 11212 16582 11332 16582 11332 14483 7435 12205 3658 9747 0 Z N">
              <draw:equation draw:name="f0" draw:formula="logwidth"/>
              <draw:equation draw:name="f1" draw:formula="logheight"/>
            </draw:enhanced-geometry>
          </draw:custom-shape>
          <draw:custom-shape draw:name="Google Shape;1724;p34" draw:style-name="gr4" draw:text-style-name="P4" draw:layer="layout" svg:width="0.165cm" svg:height="0.151cm" svg:x="15.361cm" svg:y="9.162cm">
            <text:p text:style-name="P20"/>
            <draw:enhanced-geometry draw:mirror-horizontal="false" draw:mirror-vertical="false" drawooo:sub-view-size="7556 6921" draw:text-areas="0 0 ?f0 ?f1" svg:viewBox="0 0 0 0" draw:type="ooxml-non-primitive" draw:enhanced-path="M 808 1 C 310 1 0 367 61 1345 61 1465 61 1585 121 1705 1859 2544 7555 6921 7555 6921 L 4497 925 4497 925 C 4677 1765 5037 2544 5457 3264 5457 3264 2295 1 808 1 Z N">
              <draw:equation draw:name="f0" draw:formula="logwidth"/>
              <draw:equation draw:name="f1" draw:formula="logheight"/>
            </draw:enhanced-geometry>
          </draw:custom-shape>
          <draw:custom-shape draw:name="Google Shape;1725;p34" draw:style-name="gr13" draw:text-style-name="P13" draw:layer="layout" svg:width="0.033cm" svg:height="0.074cm" svg:x="15.369cm" svg:y="9.226cm">
            <text:p text:style-name="P20"/>
            <draw:enhanced-geometry draw:mirror-horizontal="false" draw:mirror-vertical="false" drawooo:sub-view-size="1560 3419" draw:text-areas="0 0 ?f0 ?f1" svg:viewBox="0 0 0 0" draw:type="ooxml-non-primitive" draw:enhanced-path="M 0 1 L 0 1 C 360 1200 900 2339 1559 3418 1140 2219 600 1080 0 1 Z N">
              <draw:equation draw:name="f0" draw:formula="logwidth"/>
              <draw:equation draw:name="f1" draw:formula="logheight"/>
            </draw:enhanced-geometry>
          </draw:custom-shape>
          <draw:custom-shape draw:name="Google Shape;1726;p34" draw:style-name="gr8" draw:text-style-name="P8" draw:layer="layout" svg:width="0.135cm" svg:height="0.206cm" svg:x="15.508cm" svg:y="9.723cm">
            <text:p text:style-name="P20"/>
            <draw:enhanced-geometry draw:mirror-horizontal="false" draw:mirror-vertical="false" drawooo:sub-view-size="6177 9414" draw:text-areas="0 0 ?f0 ?f1" svg:viewBox="0 0 0 0" draw:type="ooxml-non-primitive" draw:enhanced-path="M 3059 1 C 1380 1 1 2399 1 5397 1 5936 61 6536 181 7136 2099 7136 3838 7975 5097 9414 5817 8155 6176 6776 6116 5397 6116 2399 4737 1 3059 1 Z N">
              <draw:equation draw:name="f0" draw:formula="logwidth"/>
              <draw:equation draw:name="f1" draw:formula="logheight"/>
            </draw:enhanced-geometry>
          </draw:custom-shape>
          <draw:custom-shape draw:name="Google Shape;1727;p34" draw:style-name="gr7" draw:text-style-name="P7" draw:layer="layout" svg:width="0.044cm" svg:height="0.086cm" svg:x="15.578cm" svg:y="9.786cm">
            <text:p text:style-name="P20"/>
            <draw:enhanced-geometry draw:mirror-horizontal="false" draw:mirror-vertical="false" drawooo:sub-view-size="2040 3958" draw:text-areas="0 0 ?f0 ?f1" svg:viewBox="0 0 0 0" draw:type="ooxml-non-primitive" draw:enhanced-path="M 1020 1 C 480 1 1 900 1 1979 1 3058 480 3958 1020 3958 1619 3958 2039 3058 2039 1979 2039 900 1619 1 1020 1 Z N">
              <draw:equation draw:name="f0" draw:formula="logwidth"/>
              <draw:equation draw:name="f1" draw:formula="logheight"/>
            </draw:enhanced-geometry>
          </draw:custom-shape>
          <draw:custom-shape draw:name="Google Shape;1728;p34" draw:style-name="gr8" draw:text-style-name="P8" draw:layer="layout" svg:width="0.134cm" svg:height="0.2cm" svg:x="16.295cm" svg:y="9.724cm">
            <text:p text:style-name="P20"/>
            <draw:enhanced-geometry draw:mirror-horizontal="false" draw:mirror-vertical="false" drawooo:sub-view-size="6116 9115" draw:text-areas="0 0 ?f0 ?f1" svg:viewBox="0 0 0 0" draw:type="ooxml-non-primitive" draw:enhanced-path="M 3058 1 C 1379 1 0 2399 0 5337 0 6656 300 7975 959 9114 1019 8994 1079 8934 1199 8814 2458 7555 4197 6836 5996 6836 6116 6356 6116 5876 6116 5337 6116 2399 4797 1 3058 1 Z N">
              <draw:equation draw:name="f0" draw:formula="logwidth"/>
              <draw:equation draw:name="f1" draw:formula="logheight"/>
            </draw:enhanced-geometry>
          </draw:custom-shape>
          <draw:custom-shape draw:name="Google Shape;1729;p34" draw:style-name="gr7" draw:text-style-name="P7" draw:layer="layout" svg:width="0.044cm" svg:height="0.086cm" svg:x="16.366cm" svg:y="9.772cm">
            <text:p text:style-name="P20"/>
            <draw:enhanced-geometry draw:mirror-horizontal="false" draw:mirror-vertical="false" drawooo:sub-view-size="2040 3958" draw:text-areas="0 0 ?f0 ?f1" svg:viewBox="0 0 0 0" draw:type="ooxml-non-primitive" draw:enhanced-path="M 1020 0 C 420 0 1 959 1 1979 1 3058 420 3957 1020 3957 1560 3957 2039 3058 2039 1979 2039 840 1560 0 1020 0 Z N">
              <draw:equation draw:name="f0" draw:formula="logwidth"/>
              <draw:equation draw:name="f1" draw:formula="logheight"/>
            </draw:enhanced-geometry>
          </draw:custom-shape>
          <draw:custom-shape draw:name="Google Shape;1730;p34" draw:style-name="gr6" draw:text-style-name="P6" draw:layer="layout" svg:width="0.379cm" svg:height="0.396cm" svg:x="15.946cm" svg:y="11.705cm">
            <text:p text:style-name="P20"/>
            <draw:enhanced-geometry draw:mirror-horizontal="false" draw:mirror-vertical="false" drawooo:sub-view-size="17269 18003" draw:text-areas="0 0 ?f0 ?f1" svg:viewBox="0 0 0 0" draw:type="ooxml-non-primitive" draw:enhanced-path="M 840 0 C 720 840 720 1679 840 2519 900 3358 840 4197 720 5037 720 5277 660 5516 660 5756 L 540 6236 C 480 6416 420 6656 360 6835 L 60 8035 0 8214 60 8214 300 8035 840 7735 1979 7075 2699 6656 C 3118 6356 3538 6116 3958 5876 4078 5816 4138 5756 4257 5696 L 4437 5636 4497 5636 4497 5996 C 4557 6656 4677 7255 4857 7855 4977 8334 5037 8574 5037 8574 5337 9414 5696 10193 6116 10972 7015 12651 8155 14210 9534 15529 10313 16249 11152 16848 12112 17328 12891 17748 13791 17987 14750 17987 14853 17998 14957 18003 15063 18003 15574 18003 16112 17886 16609 17688 17028 17508 17268 17388 17268 17388 L 17268 17388 C 16654 17476 16039 17531 15425 17531 15200 17531 14975 17524 14750 17508 13910 17388 13131 17148 12412 16728 11572 16249 10793 15649 10133 14930 8934 13611 7915 12112 7135 10433 6776 9713 6476 8934 6236 8214 6236 8214 6176 7975 6056 7555 5876 7015 5696 6416 5636 5876 5636 5756 5636 5576 5636 5456 L 5576 4977 C 5517 4737 5517 4557 5517 4377 L 5517 4077 C 5517 4077 5517 4017 5517 3957 L 5397 4017 4257 4617 3838 4857 C 3718 4917 3598 4977 3478 5037 3118 5277 2639 5576 2219 5876 L 1679 6236 1499 6356 1379 6476 C 1379 6476 1353 6502 1335 6502 1326 6502 1320 6496 1320 6476 L 1379 6236 1379 6116 1379 6056 1379 5876 C 1379 5636 1439 5396 1439 5097 1499 4257 1439 3358 1320 2519 1260 1619 1080 780 840 0 Z N">
              <draw:equation draw:name="f0" draw:formula="logwidth"/>
              <draw:equation draw:name="f1" draw:formula="logheight"/>
            </draw:enhanced-geometry>
          </draw:custom-shape>
        </draw:g>
        <draw:frame draw:name="Google Shape;1731;p34" presentation:style-name="pr1" draw:text-style-name="P15" draw:layer="layout" svg:width="11.59cm" svg:height="4.329cm" svg:x="6.906cm" svg:y="2.509cm" presentation:class="title" presentation:user-transformed="true">
          <draw:text-box>
            <text:p text:style-name="P14"><text:span text:style-name="T1">Mentoring II</text:span></text:p>
          </draw:text-box>
        </draw:frame>
        <draw:frame draw:name="Google Shape;1732;p34" presentation:style-name="pr2" draw:text-style-name="P16" draw:layer="layout" svg:width="7.577cm" svg:height="4.4cm" svg:x="8.916cm" svg:y="6.386cm" presentation:class="subtitle" presentation:user-transformed="true">
          <draw:text-box>
            <text:p text:style-name="P14"><text:span text:style-name="T2">Integrantes: Luanne Zati de Lima <text:s/>Giovani Antônio Petri Vieira <text:s/></text:span></text:p>
            <text:p text:style-name="P14"><text:span text:style-name="T2">Pedro Henrique Antonacci </text:span></text:p>
            <text:p text:style-name="P14"><text:span text:style-name="T2"><text:s/></text:span><text:span text:style-name="T2">Vinicius Machioni </text:span></text:p>
          </draw:text-box>
        </draw:frame>
        <draw:g draw:name="Google Shape;1769;p36">
          <draw:g draw:name="Google Shape;1770;p36">
            <draw:custom-shape draw:name="Google Shape;1771;p36" draw:style-name="gr14" draw:text-style-name="P17" draw:layer="layout" svg:width="0.256cm" svg:height="0.212cm" draw:transform="rotate (1.36973439696515) translate (6.07cm 2.278cm)">
              <text:p text:style-name="P20"/>
              <draw:enhanced-geometry draw:mirror-horizontal="false" draw:mirror-vertical="false" drawooo:sub-view-size="1421 1176" draw:text-areas="0 0 ?f0 ?f1" svg:viewBox="0 0 0 0" draw:type="ooxml-non-primitive" draw:enhanced-path="M 302 0 C 228 0 167 22 125 70 1 212 143 567 462 851 691 1054 948 1176 1120 1176 1188 1176 1243 1157 1278 1117 1420 975 1260 620 941 336 717 124 475 0 302 0 Z N">
                <draw:equation draw:name="f0" draw:formula="logwidth"/>
                <draw:equation draw:name="f1" draw:formula="logheight"/>
              </draw:enhanced-geometry>
            </draw:custom-shape>
            <draw:custom-shape draw:name="Google Shape;1772;p36" draw:style-name="gr14" draw:text-style-name="P17" draw:layer="layout" svg:width="0.147cm" svg:height="0.07cm" draw:transform="rotate (1.36973439696515) translate (6.009cm 2.433cm)">
              <text:p text:style-name="P20"/>
              <draw:enhanced-geometry draw:mirror-horizontal="false" draw:mirror-vertical="false" drawooo:sub-view-size="817 391" draw:text-areas="0 0 ?f0 ?f1" svg:viewBox="0 0 0 0" draw:type="ooxml-non-primitive" draw:enhanced-path="M 492 1 C 443 1 391 5 338 14 125 67 1 156 36 280 62 345 162 390 303 390 357 390 416 384 480 369 693 334 817 227 781 121 755 41 638 1 492 1 Z N">
                <draw:equation draw:name="f0" draw:formula="logwidth"/>
                <draw:equation draw:name="f1" draw:formula="logheight"/>
              </draw:enhanced-geometry>
            </draw:custom-shape>
            <draw:custom-shape draw:name="Google Shape;1773;p36" draw:style-name="gr14" draw:text-style-name="P17" draw:layer="layout" svg:width="0.744cm" svg:height="0.654cm" draw:transform="rotate (1.36973439696515) translate (5.923cm 2.661cm)">
              <text:p text:style-name="P20"/>
              <draw:enhanced-geometry draw:mirror-horizontal="false" draw:mirror-vertical="false" drawooo:sub-view-size="4117 3621" draw:text-areas="0 0 ?f0 ?f1" svg:viewBox="0 0 0 0" draw:type="ooxml-non-primitive" draw:enhanced-path="M 2053 0 C 1344 0 671 424 390 1118 0 2041 444 3106 1366 3478 1594 3575 1831 3620 2064 3620 2774 3620 3450 3197 3744 2502 4116 1580 3673 515 2750 142 2522 46 2286 0 2053 0 Z N">
                <draw:equation draw:name="f0" draw:formula="logwidth"/>
                <draw:equation draw:name="f1" draw:formula="logheight"/>
              </draw:enhanced-geometry>
            </draw:custom-shape>
            <draw:custom-shape draw:name="Google Shape;1774;p36" draw:style-name="gr2" draw:text-style-name="P2" draw:layer="layout" svg:width="0.715cm" svg:height="0.589cm" draw:transform="rotate (1.36973439696515) translate (5.986cm 2.69cm)">
              <text:p text:style-name="P20"/>
              <draw:enhanced-geometry draw:mirror-horizontal="false" draw:mirror-vertical="false" drawooo:sub-view-size="3958 3263" draw:text-areas="0 0 ?f0 ?f1" svg:viewBox="0 0 0 0" draw:type="ooxml-non-primitive" draw:enhanced-path="M 1065 0 C 0 816 142 2466 1349 3070 1613 3202 1887 3263 2154 3263 3103 3263 3957 2494 3957 1455 3957 1384 3957 1313 3957 1260 3638 1491 3265 1615 2875 1615 1934 1615 1171 923 1065 0 Z N">
                <draw:equation draw:name="f0" draw:formula="logwidth"/>
                <draw:equation draw:name="f1" draw:formula="logheight"/>
              </draw:enhanced-geometry>
            </draw:custom-shape>
            <draw:custom-shape draw:name="Google Shape;1775;p36" draw:style-name="gr14" draw:text-style-name="P17" draw:layer="layout" svg:width="0.554cm" svg:height="0.347cm" draw:transform="rotate (1.36973439696515) translate (6.206cm 2.637cm)">
              <text:p text:style-name="P20"/>
              <draw:enhanced-geometry draw:mirror-horizontal="false" draw:mirror-vertical="false" drawooo:sub-view-size="3071 1926" draw:text-areas="0 0 ?f0 ?f1" svg:viewBox="0 0 0 0" draw:type="ooxml-non-primitive" draw:enhanced-path="M 36 1 C 1 107 1 214 1 302 1 1323 817 1925 1638 1925 2201 1925 2767 1641 3070 1012 L 3070 1012 C 2733 1314 2307 1473 1846 1473 977 1473 214 870 36 1 Z N">
                <draw:equation draw:name="f0" draw:formula="logwidth"/>
                <draw:equation draw:name="f1" draw:formula="logheight"/>
              </draw:enhanced-geometry>
            </draw:custom-shape>
          </draw:g>
          <draw:g draw:name="Google Shape;1776;p36">
            <draw:custom-shape draw:name="Google Shape;1777;p36" draw:style-name="gr1" draw:text-style-name="P1" draw:layer="layout" svg:width="3.919cm" svg:height="0.318cm" draw:transform="rotate (0.000174532925199433) translate (1.067cm 4.308cm)">
              <text:p text:style-name="P20"/>
              <draw:enhanced-geometry draw:mirror-horizontal="false" draw:mirror-vertical="false" drawooo:sub-view-size="85285 5648" draw:text-areas="0 0 ?f0 ?f1" svg:viewBox="0 0 0 0" draw:type="ooxml-non-primitive" draw:enhanced-path="M 42648 0 C 19096 0 0 1260 0 2818 0 4376 19096 5648 42648 5648 66200 5648 85284 4376 85284 2818 85284 1260 66200 0 42648 0 Z N">
                <draw:equation draw:name="f0" draw:formula="logwidth"/>
                <draw:equation draw:name="f1" draw:formula="logheight"/>
              </draw:enhanced-geometry>
            </draw:custom-shape>
            <draw:g draw:name="Google Shape;1778;p36">
              <draw:custom-shape draw:name="Google Shape;1779;p36" draw:style-name="gr15" draw:text-style-name="P18" draw:layer="layout" svg:width="0.157cm" svg:height="0.08cm" svg:x="5.007cm" svg:y="3.739cm">
                <text:p text:style-name="P20"/>
                <draw:enhanced-geometry draw:mirror-horizontal="false" draw:mirror-vertical="false" drawooo:sub-view-size="9873 5041" draw:text-areas="0 0 ?f0 ?f1" svg:viewBox="0 0 0 0" draw:type="ooxml-non-primitive" draw:enhanced-path="M 4339 1 C 3820 1 3317 76 2867 151 1381 363 1 1000 107 1213 107 1425 1593 1319 2867 1425 3504 1425 4140 1531 4671 1637 4883 1743 5096 1849 5308 1956 5627 1956 5839 2062 6051 2168 6582 2380 7113 2699 7537 3123 8553 3936 9375 5041 9629 5041 9641 5041 9651 5038 9660 5034 9872 4822 9342 3548 8386 2274 7962 1637 7431 1213 6900 788 6688 576 6476 470 6263 363 L 5945 257 C 5627 151 5308 45 4990 45 4772 14 4554 1 4339 1 Z N">
                  <draw:equation draw:name="f0" draw:formula="logwidth"/>
                  <draw:equation draw:name="f1" draw:formula="logheight"/>
                </draw:enhanced-geometry>
              </draw:custom-shape>
              <draw:custom-shape draw:name="Google Shape;1780;p36" draw:style-name="gr16" draw:text-style-name="P19" draw:layer="layout" svg:width="1.596cm" svg:height="0.825cm" svg:x="0.706cm" svg:y="3.05cm">
                <text:p text:style-name="P20"/>
                <draw:enhanced-geometry draw:mirror-horizontal="false" draw:mirror-vertical="false" drawooo:sub-view-size="100011 51744" draw:text-areas="0 0 ?f0 ?f1" svg:viewBox="0 0 0 0" draw:type="ooxml-non-primitive" draw:enhanced-path="M 51891 0 C 50002 0 48895 62 48895 62 48895 62 50190 15503 45735 15503 45591 15503 45441 15487 45286 15454 40297 14392 32866 1973 32866 1973 32866 1973 29151 6007 24162 11951 19173 17895 5162 24158 2508 27873 0 31249 1612 35764 8299 35764 8970 35764 9694 35719 10469 35622 18855 34454 27877 23627 27877 23627 27877 23627 32760 43583 59297 50589 62327 51389 65193 51743 67892 51743 88828 51743 99739 30421 99739 30421 100011 2085 62836 0 51891 0 Z N">
                  <draw:equation draw:name="f0" draw:formula="logwidth"/>
                  <draw:equation draw:name="f1" draw:formula="logheight"/>
                </draw:enhanced-geometry>
              </draw:custom-shape>
              <draw:custom-shape draw:name="Google Shape;1781;p36" draw:style-name="gr16" draw:text-style-name="P19" draw:layer="layout" svg:width="0.999cm" svg:height="0.569cm" svg:x="0.731cm" svg:y="3.051cm">
                <text:p text:style-name="P20"/>
                <draw:enhanced-geometry draw:mirror-horizontal="false" draw:mirror-vertical="false" drawooo:sub-view-size="62628 35709" draw:text-areas="0 0 ?f0 ?f1" svg:viewBox="0 0 0 0" draw:type="ooxml-non-primitive" draw:enhanced-path="M 49921 1 C 49057 1 48196 14 47343 42 47343 42 48638 15483 44183 15483 44039 15483 43889 15467 43734 15434 38851 14372 31420 1953 31420 1953 L 31314 1953 C 29934 3439 28554 5031 27174 6624 L 26750 7048 C 25476 8640 23990 10233 22716 11931 17621 17875 3610 24138 956 27853 744 28065 637 28278 531 28490 425 28596 425 28702 425 28702 319 28915 319 29021 213 29233 213 29339 213 29445 107 29445 1 29552 1 29764 1 29870 1 29976 1 30082 1 30188 L 1 30507 1 30931 1 31144 C 1 31462 107 31674 107 31887 213 32205 213 32418 319 32630 L 319 32736 C 425 32842 531 33054 637 33161 L 637 33267 C 850 33479 956 33585 1062 33691 2230 34859 3716 35602 5308 35708 3503 33373 2654 30401 6369 27535 12039 23263 16174 20753 18526 20753 19388 20753 20011 21091 20381 21803 21124 23713 21761 25836 22185 27853 23141 27004 23884 26155 24627 25518 L 25051 24987 C 25264 24669 25476 24456 25688 24244 L 25795 24138 26007 23926 26113 23713 26219 23607 C 26538 24669 26962 25624 27387 26686 L 27493 26579 C 27193 22482 27552 17820 30341 17820 30514 17820 30697 17838 30890 17875 34711 18724 37471 23183 40549 25518 42636 27065 44845 27783 46945 27783 51038 27783 54715 25054 56259 20423 L 56259 20423 C 55304 20741 54242 21060 53181 21272 58382 18406 62628 8534 59443 2908 58807 1847 57957 998 57002 255 54671 99 52283 1 49921 1 Z N">
                  <draw:equation draw:name="f0" draw:formula="logwidth"/>
                  <draw:equation draw:name="f1" draw:formula="logheight"/>
                </draw:enhanced-geometry>
              </draw:custom-shape>
              <draw:custom-shape draw:name="Google Shape;1782;p36" draw:style-name="gr3" draw:text-style-name="P3" draw:layer="layout" svg:width="1.397cm" svg:height="0.794cm" svg:x="0.706cm" svg:y="3.08cm">
                <text:p text:style-name="P20"/>
                <draw:enhanced-geometry draw:mirror-horizontal="false" draw:mirror-vertical="false" drawooo:sub-view-size="87512 49778" draw:text-areas="0 0 ?f0 ?f1" svg:viewBox="0 0 0 0" draw:type="ooxml-non-primitive" draw:enhanced-path="M 32845 1 C 32845 1 29130 4035 24141 9979 19152 15923 5141 22292 2487 26007 1 29450 1649 33926 8132 33926 8845 33926 9617 33872 10448 33756 18728 32588 27750 21655 27750 21655 27750 21655 32633 41611 59276 48617 62035 49396 64862 49778 67676 49778 74820 49778 81876 47318 87511 42672 L 87511 42672 C 82828 44334 75947 46259 69214 46259 61755 46259 54477 43896 50572 36197 42929 21337 51952 15923 52376 7856 L 52376 7856 C 51103 9236 49404 10191 47600 10510 47238 11324 46490 11830 45620 11830 45469 11830 45315 11815 45158 11783 40169 10828 32845 1 32845 1 Z N">
                  <draw:equation draw:name="f0" draw:formula="logwidth"/>
                  <draw:equation draw:name="f1" draw:formula="logheight"/>
                </draw:enhanced-geometry>
              </draw:custom-shape>
              <draw:custom-shape draw:name="Google Shape;1783;p36" draw:style-name="gr15" draw:text-style-name="P18" draw:layer="layout" svg:width="0.296cm" svg:height="0.552cm" svg:x="2.072cm" svg:y="3.239cm">
                <text:p text:style-name="P20"/>
                <draw:enhanced-geometry draw:mirror-horizontal="false" draw:mirror-vertical="false" drawooo:sub-view-size="18577 34605" draw:text-areas="0 0 ?f0 ?f1" svg:viewBox="0 0 0 0" draw:type="ooxml-non-primitive" draw:enhanced-path="M 17090 1 C 17090 1275 17196 2442 17409 3610 17621 6264 17515 8811 17090 11359 16878 12739 16560 14119 16135 15392 15710 16454 15286 17621 14755 18683 14543 19107 14331 19426 14118 19850 L 13800 20275 13587 19957 C 13481 19638 13269 19320 13057 18895 L 11571 16135 11465 19214 C 11358 20912 10934 22610 10191 24096 9235 26007 7962 27812 6369 29404 3397 32588 1 34393 107 34605 956 34393 1699 34074 2442 33544 4140 32588 5733 31421 7219 30147 8917 28661 10403 26750 11571 24733 12108 23779 12510 22791 12779 21769 L 12779 21769 12844 21867 C 13057 22080 13269 22292 13481 22504 L 13587 22716 14012 23141 14012 23247 C 14118 23247 14118 23141 14118 23141 14224 23035 14224 22929 14331 22823 L 14755 22186 C 15074 21761 15392 21230 15710 20806 16029 20381 16241 19957 16453 19426 16984 18258 17409 17091 17833 15923 18046 14437 18258 12951 18364 11465 18576 8811 18470 6157 18046 3504 17940 2336 17621 1168 17090 1 Z N">
                  <draw:equation draw:name="f0" draw:formula="logwidth"/>
                  <draw:equation draw:name="f1" draw:formula="logheight"/>
                </draw:enhanced-geometry>
              </draw:custom-shape>
              <draw:custom-shape draw:name="Google Shape;1784;p36" draw:style-name="gr15" draw:text-style-name="P18" draw:layer="layout" svg:width="0.152cm" svg:height="0.215cm" svg:x="1.107cm" svg:y="3.059cm">
                <text:p text:style-name="P20"/>
                <draw:enhanced-geometry draw:mirror-horizontal="false" draw:mirror-vertical="false" drawooo:sub-view-size="9554 13508" draw:text-areas="0 0 ?f0 ?f1" svg:viewBox="0 0 0 0" draw:type="ooxml-non-primitive" draw:enhanced-path="M 8333 1 C 8306 1 8280 27 8280 27 L 7537 770 6582 1513 6157 1938 5839 2256 C 4883 3318 3928 4379 3185 5547 1380 8094 0 10748 213 10854 221 10863 233 10867 247 10867 573 10867 2308 8530 4140 6290 5096 5335 5945 4379 7006 3424 L 7325 3105 C 7325 3318 7431 3424 7431 3530 7749 4804 8068 6184 8280 7458 8705 10430 8917 13508 9235 13508 9341 13508 9554 10430 9554 7351 9554 5971 9341 4592 9129 3105 9023 2999 9023 2999 9023 2787 8917 2469 8811 2256 8811 2044 8705 1619 8598 1195 8598 876 8492 558 8386 346 8386 133 8386 27 8360 1 8333 1 Z N">
                  <draw:equation draw:name="f0" draw:formula="logwidth"/>
                  <draw:equation draw:name="f1" draw:formula="logheight"/>
                </draw:enhanced-geometry>
              </draw:custom-shape>
              <draw:custom-shape draw:name="Google Shape;1785;p36" draw:style-name="gr15" draw:text-style-name="P18" draw:layer="layout" svg:width="0.377cm" svg:height="0.206cm" svg:x="1.232cm" svg:y="3.07cm">
                <text:p text:style-name="P20"/>
                <draw:enhanced-geometry draw:mirror-horizontal="false" draw:mirror-vertical="false" drawooo:sub-view-size="23672 12951" draw:text-areas="0 0 ?f0 ?f1" svg:viewBox="0 0 0 0" draw:type="ooxml-non-primitive" draw:enhanced-path="M 23671 0 C 23141 743 22716 1592 22398 2441 21548 4246 20487 6051 19213 7537 18045 9023 16453 10190 14649 10827 14012 11039 13375 11146 12738 11146 L 11464 11146 C 10827 11039 10191 10933 9660 10721 7855 9978 6263 8704 5095 7324 4352 6475 3716 5626 3079 4777 L 2654 4140 2123 3185 1699 2441 1593 2335 1593 2441 1380 2654 1168 2972 C 850 3397 637 3821 425 4352 319 4671 213 4989 213 5201 107 5626 0 5944 107 5944 107 5944 319 5732 531 5307 L 850 4564 C 1062 4352 1168 4140 1380 3928 L 1593 3821 1805 4140 C 1805 4352 1911 4458 1911 4564 L 2336 5307 C 2866 6263 3397 7112 4140 8067 5414 9766 7112 11252 9023 12207 9766 12419 10509 12632 11252 12844 11464 12844 11783 12844 12101 12950 L 12950 12950 C 13693 12844 14436 12632 15073 12419 17196 11570 18895 10190 20168 8386 21973 5838 23141 2972 23671 0 Z N">
                  <draw:equation draw:name="f0" draw:formula="logwidth"/>
                  <draw:equation draw:name="f1" draw:formula="logheight"/>
                </draw:enhanced-geometry>
              </draw:custom-shape>
              <draw:custom-shape draw:name="Google Shape;1786;p36" draw:style-name="gr15" draw:text-style-name="P18" draw:layer="layout" svg:width="0.294cm" svg:height="0.501cm" svg:x="1.136cm" svg:y="3.289cm">
                <text:p text:style-name="P20"/>
                <draw:enhanced-geometry draw:mirror-horizontal="false" draw:mirror-vertical="false" drawooo:sub-view-size="18471 31420" draw:text-areas="0 0 ?f0 ?f1" svg:viewBox="0 0 0 0" draw:type="ooxml-non-primitive" draw:enhanced-path="M 956 0 C 956 0 850 212 638 743 426 1486 319 2123 213 2866 213 3291 1 3821 107 4352 213 4883 213 5414 213 5944 213 6581 319 7112 426 7749 532 8280 638 8917 744 9447 1275 11570 2018 13693 3079 15710 3928 17302 4459 18364 4459 18364 L 4990 19001 C 5308 19425 5733 20062 6264 20805 7644 22503 9130 24202 10722 25688 12208 27174 13906 28660 15711 29934 16454 30571 17409 30995 18365 31420 18471 31208 17515 30465 16029 29191 14437 27811 12951 26325 11571 24733 10085 23140 8811 21442 7537 19637 7007 19001 6688 18364 6370 17939 L 5945 17302 C 5945 17302 5308 16347 4459 14861 3398 12950 2548 11040 1912 9023 1699 8492 1593 7961 1381 7430 1275 6900 1169 6369 1062 5838 1062 5308 956 4777 850 4246 L 850 2972 C 850 2229 956 1486 956 849 1062 319 1062 0 956 0 Z N">
                  <draw:equation draw:name="f0" draw:formula="logwidth"/>
                  <draw:equation draw:name="f1" draw:formula="logheight"/>
                </draw:enhanced-geometry>
              </draw:custom-shape>
              <draw:custom-shape draw:name="Google Shape;1787;p36" draw:style-name="gr15" draw:text-style-name="P18" draw:layer="layout" svg:width="0.209cm" svg:height="0.108cm" svg:x="0.724cm" svg:y="3.468cm">
                <text:p text:style-name="P20"/>
                <draw:enhanced-geometry draw:mirror-horizontal="false" draw:mirror-vertical="false" drawooo:sub-view-size="13163 6795" draw:text-areas="0 0 ?f0 ?f1" svg:viewBox="0 0 0 0" draw:type="ooxml-non-primitive" draw:enhanced-path="M 13056 1 C 12950 1 12632 319 12101 744 11464 1381 10827 1911 10190 2442 9447 2867 8810 3291 8067 3716 7430 4034 7006 4247 7006 4247 L 6050 4671 C 5307 4990 4458 5308 3715 5520 2866 5733 2123 5839 1274 5945 531 5945 106 5945 106 6051 0 6157 425 6476 1168 6582 2123 6794 2972 6794 3927 6794 4883 6688 5732 6476 6581 6264 7324 5945 7749 5839 7749 5839 7749 5839 8280 5520 8810 5096 9659 4671 10296 4034 11039 3398 11676 2761 12207 2018 12632 1168 13056 532 13162 107 13056 1 Z N">
                  <draw:equation draw:name="f0" draw:formula="logwidth"/>
                  <draw:equation draw:name="f1" draw:formula="logheight"/>
                </draw:enhanced-geometry>
              </draw:custom-shape>
              <draw:custom-shape draw:name="Google Shape;1788;p36" draw:style-name="gr15" draw:text-style-name="P18" draw:layer="layout" svg:width="0.175cm" svg:height="0.095cm" svg:x="0.829cm" svg:y="3.517cm">
                <text:p text:style-name="P20"/>
                <draw:enhanced-geometry draw:mirror-horizontal="false" draw:mirror-vertical="false" drawooo:sub-view-size="11040 5982" draw:text-areas="0 0 ?f0 ?f1" svg:viewBox="0 0 0 0" draw:type="ooxml-non-primitive" draw:enhanced-path="M 10837 0 C 10456 0 9085 656 7961 1311 6581 2054 5308 2797 5308 2797 5308 2797 4989 3009 4458 3328 4246 3434 4034 3646 3715 3858 L 2760 4389 C 2442 4601 2017 4708 1805 4920 1486 5026 1168 5132 849 5238 319 5451 0 5557 0 5769 0 5981 425 5981 955 5981 1380 5981 1699 5875 2017 5875 2442 5769 2866 5663 3185 5557 L 4352 5132 C 4671 5026 4989 4814 5308 4708 5838 4495 6157 4283 6157 4283 6263 4283 7537 3328 8704 2372 9978 1311 11040 249 10933 37 10921 12 10888 0 10837 0 Z N">
                  <draw:equation draw:name="f0" draw:formula="logwidth"/>
                  <draw:equation draw:name="f1" draw:formula="logheight"/>
                </draw:enhanced-geometry>
              </draw:custom-shape>
              <draw:custom-shape draw:name="Google Shape;1789;p36" draw:style-name="gr4" draw:text-style-name="P4" draw:layer="layout" svg:width="0.809cm" svg:height="0.538cm" svg:x="0.731cm" svg:y="3.082cm">
                <text:p text:style-name="P20"/>
                <draw:enhanced-geometry draw:mirror-horizontal="false" draw:mirror-vertical="false" drawooo:sub-view-size="50740 33756" draw:text-areas="0 0 ?f0 ?f1" svg:viewBox="0 0 0 0" draw:type="ooxml-non-primitive" draw:enhanced-path="M 31314 0 C 31314 0 27599 4140 22610 10084 17621 16028 3610 22185 956 25900 744 26112 637 26325 531 26537 425 26643 425 26749 425 26749 319 26962 319 27068 213 27280 213 27386 213 27492 107 27492 1 27599 1 27811 1 27917 1 28023 1 28129 1 28235 L 1 28554 1 28978 1 29191 C 1 29509 107 29721 107 29934 213 30252 213 30465 319 30677 L 319 30783 C 425 30889 531 31101 637 31208 L 637 31314 C 850 31526 956 31632 1062 31738 2230 32906 3716 33543 5308 33755 3503 31420 2548 28448 6369 25582 12039 21310 16174 18800 18484 18800 19331 18800 19933 19138 20275 19850 21124 21760 21761 23883 22185 25900 23141 25051 23884 24202 24627 23565 L 25051 23034 C 25264 22716 25476 22503 25688 22291 L 25795 22185 26007 21973 26113 21760 26219 21654 C 26431 22716 26856 23777 27281 24733 L 27493 24626 C 27193 20529 27552 15867 30341 15867 30514 15867 30697 15885 30890 15922 34711 16771 37471 21230 40549 23565 42141 24733 43946 25369 45963 25688 45750 18045 50527 13587 50739 7749 L 50739 7749 C 50421 8067 50102 8386 49784 8704 48829 10827 47555 12526 45750 12738 45380 13294 44685 13607 44021 13607 43924 13607 43828 13601 43734 13587 38745 12526 31314 0 31314 0 Z N">
                  <draw:equation draw:name="f0" draw:formula="logwidth"/>
                  <draw:equation draw:name="f1" draw:formula="logheight"/>
                </draw:enhanced-geometry>
              </draw:custom-shape>
              <draw:custom-shape draw:name="Google Shape;1790;p36" draw:style-name="gr16" draw:text-style-name="P19" draw:layer="layout" svg:width="0.219cm" svg:height="0.155cm" svg:x="2.033cm" svg:y="3.507cm">
                <text:p text:style-name="P20"/>
                <draw:enhanced-geometry draw:mirror-horizontal="false" draw:mirror-vertical="false" drawooo:sub-view-size="13800 9772" draw:text-areas="0 0 ?f0 ?f1" svg:viewBox="0 0 0 0" draw:type="ooxml-non-primitive" draw:enhanced-path="M 12271 0 C 11431 0 10258 525 9235 1401 7643 2781 6900 4373 7537 5116 7746 5360 8080 5478 8488 5478 9323 5478 10465 4982 11464 4055 13056 2781 13799 1083 13162 340 12964 108 12652 0 12271 0 Z M 4282 6164 C 3697 6164 2928 6381 2123 6815 849 7558 0 8725 425 9362 561 9635 893 9772 1335 9772 1926 9772 2714 9529 3503 9044 4777 8301 5626 7133 5201 6496 5024 6275 4700 6164 4282 6164 Z N">
                  <draw:equation draw:name="f0" draw:formula="logwidth"/>
                  <draw:equation draw:name="f1" draw:formula="logheight"/>
                </draw:enhanced-geometry>
              </draw:custom-shape>
              <draw:custom-shape draw:name="Google Shape;1791;p36" draw:style-name="gr3" draw:text-style-name="P3" draw:layer="layout" svg:width="1.474cm" svg:height="0.467cm" svg:x="3.872cm" svg:y="3.448cm">
                <text:p text:style-name="P20"/>
                <draw:enhanced-geometry draw:mirror-horizontal="false" draw:mirror-vertical="false" drawooo:sub-view-size="92363 29288" draw:text-areas="0 0 ?f0 ?f1" svg:viewBox="0 0 0 0" draw:type="ooxml-non-primitive" draw:enhanced-path="M 35985 0 L 35985 0 C 35985 1 43415 10615 34180 13481 33388 13745 32451 13865 31404 13865 21086 13865 4 2231 1 2229 L 1 2229 C 2017 3397 16666 24308 39912 27811 45273 28639 51116 29288 56966 29288 65363 29288 73772 27950 80779 23883 92362 17142 78044 14987 70486 14987 69595 14987 68797 15017 68147 15073 67618 15121 67083 15144 66544 15144 52702 15144 35986 1 35985 0 Z N">
                  <draw:equation draw:name="f0" draw:formula="logwidth"/>
                  <draw:equation draw:name="f1" draw:formula="logheight"/>
                </draw:enhanced-geometry>
              </draw:custom-shape>
              <draw:custom-shape draw:name="Google Shape;1792;p36" draw:style-name="gr15" draw:text-style-name="P18" draw:layer="layout" svg:width="0.152cm" svg:height="0.062cm" svg:x="5.022cm" svg:y="3.775cm">
                <text:p text:style-name="P20"/>
                <draw:enhanced-geometry draw:mirror-horizontal="false" draw:mirror-vertical="false" drawooo:sub-view-size="9555 3937" draw:text-areas="0 0 ?f0 ?f1" svg:viewBox="0 0 0 0" draw:type="ooxml-non-primitive" draw:enhanced-path="M 2655 1 C 1275 213 1 531 1 850 1 1062 1275 1168 2655 1274 3185 1380 3822 1487 4353 1593 L 5096 1805 C 5096 1805 5308 1911 5839 2017 6051 2017 6264 2123 6582 2230 6794 2336 7113 2442 7325 2548 8331 3051 9242 3936 9515 3936 9530 3936 9543 3934 9554 3928 9554 3822 9448 3503 9236 3079 8917 2548 8493 2017 8068 1593 7750 1380 7537 1168 7219 956 6900 744 6688 531 6370 531 L 5520 107 4565 1 Z N">
                  <draw:equation draw:name="f0" draw:formula="logwidth"/>
                  <draw:equation draw:name="f1" draw:formula="logheight"/>
                </draw:enhanced-geometry>
              </draw:custom-shape>
              <draw:custom-shape draw:name="Google Shape;1793;p36" draw:style-name="gr4" draw:text-style-name="P4" draw:layer="layout" svg:width="0.701cm" svg:height="0.286cm" svg:x="4.547cm" svg:y="3.504cm">
                <text:p text:style-name="P20"/>
                <draw:enhanced-geometry draw:mirror-horizontal="false" draw:mirror-vertical="false" drawooo:sub-view-size="43946 17945" draw:text-areas="0 0 ?f0 ?f1" svg:viewBox="0 0 0 0" draw:type="ooxml-non-primitive" draw:enhanced-path="M 15 0 C 9 0 4 2 0 6 425 1280 1168 2447 2230 3296 4352 5313 6794 7012 9448 8179 12101 9347 14967 10302 17833 11045 19107 11258 20381 11576 21761 11682 22079 11682 22504 11682 22928 11788 L 25794 11788 C 27227 11682 28660 11629 30093 11629 31526 11629 32959 11682 34392 11788 35878 11894 37258 12107 38744 12637 39912 12956 41080 13699 42035 14548 42672 15291 43096 16034 43415 16883 43627 17520 43733 17945 43839 17945 43946 17520 43839 17202 43839 16883 43627 15822 43096 14973 42460 14230 41504 13062 40337 12213 39063 11788 37577 11151 36091 10727 34498 10515 31526 10196 28660 10090 25794 10090 25157 10037 24600 10037 24123 10037 23645 10037 23247 10037 22928 9984 22291 9878 21867 9878 21867 9878 20593 9771 19319 9665 18152 9453 15286 8816 12632 8073 9978 7012 7325 5950 4883 4570 2654 2766 915 1334 162 0 15 0 Z N">
                  <draw:equation draw:name="f0" draw:formula="logwidth"/>
                  <draw:equation draw:name="f1" draw:formula="logheight"/>
                </draw:enhanced-geometry>
              </draw:custom-shape>
              <draw:custom-shape draw:name="Google Shape;1794;p36" draw:style-name="gr15" draw:text-style-name="P18" draw:layer="layout" svg:width="0.48cm" svg:height="0.071cm" svg:x="4.316cm" svg:y="3.841cm">
                <text:p text:style-name="P20"/>
                <draw:enhanced-geometry draw:mirror-horizontal="false" draw:mirror-vertical="false" drawooo:sub-view-size="30147 4489" draw:text-areas="0 0 ?f0 ?f1" svg:viewBox="0 0 0 0" draw:type="ooxml-non-primitive" draw:enhanced-path="M 637 0 C 213 106 0 106 0 213 0 213 319 319 637 425 1062 425 1699 531 2336 743 4034 1062 5732 1593 7324 2123 9023 2654 10721 3079 12420 3397 L 14224 3715 14861 3822 17196 4140 C 18682 4246 20593 4458 22504 4458 L 25370 4458 C 25539 4480 25709 4488 25878 4488 26554 4488 27217 4352 27811 4352 27947 4372 28087 4381 28229 4381 28862 4381 29540 4207 30146 4034 29602 3878 29002 3780 28385 3780 28160 3780 27932 3793 27705 3822 27068 3715 26219 3715 25370 3609 L 22504 3291 C 18788 2866 15073 2123 15073 2123 L 12738 1911 C 11358 1699 9554 1380 7643 956 5945 531 4246 213 2442 0 Z N">
                  <draw:equation draw:name="f0" draw:formula="logwidth"/>
                  <draw:equation draw:name="f1" draw:formula="logheight"/>
                </draw:enhanced-geometry>
              </draw:custom-shape>
              <draw:custom-shape draw:name="Google Shape;1795;p36" draw:style-name="gr4" draw:text-style-name="P4" draw:layer="layout" svg:width="1.177cm" svg:height="0.438cm" svg:x="4.082cm" svg:y="3.477cm">
                <text:p text:style-name="P20"/>
                <draw:enhanced-geometry draw:mirror-horizontal="false" draw:mirror-vertical="false" drawooo:sub-view-size="73774 27506" draw:text-areas="0 0 ?f0 ?f1" svg:viewBox="0 0 0 0" draw:type="ooxml-non-primitive" draw:enhanced-path="M 23884 1 C 25583 3079 27918 9554 21018 11783 20219 12064 19271 12191 18209 12191 14050 12191 8150 10245 2655 7962 2336 8280 2124 8598 1912 8917 956 10297 319 11783 1 13375 6688 18895 15817 24415 26750 26113 32004 26888 37764 27506 43549 27506 52024 27506 60552 26180 67617 22079 73774 18576 72606 16241 69209 14967 L 69209 14967 C 65585 18881 58750 20398 51898 20398 43696 20398 35470 18226 32694 15392 29616 12208 34180 10403 39169 9342 34074 6794 29298 3610 24946 1 Z N">
                  <draw:equation draw:name="f0" draw:formula="logwidth"/>
                  <draw:equation draw:name="f1" draw:formula="logheight"/>
                </draw:enhanced-geometry>
              </draw:custom-shape>
              <draw:custom-shape draw:name="Google Shape;1796;p36" draw:style-name="gr4" draw:text-style-name="P4" draw:layer="layout" svg:width="0.552cm" svg:height="0.538cm" svg:x="1.221cm" svg:y="2.34cm">
                <text:p text:style-name="P20"/>
                <draw:enhanced-geometry draw:mirror-horizontal="false" draw:mirror-vertical="false" drawooo:sub-view-size="34619 33754" draw:text-areas="0 0 ?f0 ?f1" svg:viewBox="0 0 0 0" draw:type="ooxml-non-primitive" draw:enhanced-path="M 21431 247 C 21435 248 21438 250 21442 251 21438 250 21435 248 21431 247 Z M 19874 1 C 15481 1 10850 5461 11040 9061 L 11146 15112 C 11146 15112 0 27531 15498 32944 16768 33412 19216 33754 21893 33754 27716 33754 34618 32136 32800 26682 32375 25302 29403 24665 27280 23710 26750 23391 26325 23179 25900 22860 23990 21056 22504 18933 21548 16491 20714 14718 19982 237 21367 237 21388 237 21409 240 21431 247 L 21431 247 C 20921 79 20399 1 19874 1 Z N">
                  <draw:equation draw:name="f0" draw:formula="logwidth"/>
                  <draw:equation draw:name="f1" draw:formula="logheight"/>
                </draw:enhanced-geometry>
              </draw:custom-shape>
              <draw:custom-shape draw:name="Google Shape;1797;p36" draw:style-name="gr4" draw:text-style-name="P4" draw:layer="layout" svg:width="0.228cm" svg:height="0.341cm" svg:x="1.387cm" svg:y="2.327cm">
                <text:p text:style-name="P20"/>
                <draw:enhanced-geometry draw:mirror-horizontal="false" draw:mirror-vertical="false" drawooo:sub-view-size="14331 21443" draw:text-areas="0 0 ?f0 ?f1" svg:viewBox="0 0 0 0" draw:type="ooxml-non-primitive" draw:enhanced-path="M 11465 0 L 9554 213 9023 213 C 8811 213 8705 319 8493 319 7856 425 7113 637 6476 956 6157 1062 5839 1168 5520 1380 L 4565 1911 C 3398 2760 2336 3822 1593 5095 744 6475 319 7855 107 9448 1 10934 107 12526 532 14012 1062 15498 1805 16878 2761 18152 L 2336 17090 C 1805 16135 1487 15073 1275 14012 956 12314 956 10721 1275 9129 1805 7218 2761 5414 4247 4034 5096 3397 6051 2866 7113 2442 7325 2336 7537 2229 7856 2123 L 8705 2017 C 8917 1911 9236 1805 9554 1805 L 9766 1805 9766 2229 C 9660 2866 9554 3609 9448 4140 9342 5414 9236 6688 9342 8068 9342 10615 9766 13163 10616 15498 11465 17727 12632 19744 14331 21442 L 13800 20699 C 13375 19956 12951 19213 12632 18470 11252 15604 10616 12420 10616 9341 10616 7112 10722 4989 11146 2760 L 11146 2336 11146 1699 C 11252 1168 11465 531 11465 0 Z N">
                  <draw:equation draw:name="f0" draw:formula="logwidth"/>
                  <draw:equation draw:name="f1" draw:formula="logheight"/>
                </draw:enhanced-geometry>
              </draw:custom-shape>
              <draw:custom-shape draw:name="Google Shape;1798;p36" draw:style-name="gr4" draw:text-style-name="P4" draw:layer="layout" svg:width="0.085cm" svg:height="0.272cm" svg:x="1.322cm" svg:y="2.566cm">
                <text:p text:style-name="P20"/>
                <draw:enhanced-geometry draw:mirror-horizontal="false" draw:mirror-vertical="false" drawooo:sub-view-size="5414 17090" draw:text-areas="0 0 ?f0 ?f1" svg:viewBox="0 0 0 0" draw:type="ooxml-non-primitive" draw:enhanced-path="M 4989 0 C 4989 0 4564 319 3715 956 2654 1911 1699 3079 1062 4458 106 6475 0 8810 743 10933 1592 13481 3185 15604 5414 17090 L 5095 16665 C 4777 16347 4565 15922 4246 15498 3397 14118 2760 12738 2335 11252 2229 10827 2123 10297 2017 9872 1911 9447 1911 8917 1911 8492 1911 7431 2017 6475 2335 5520 2866 3503 3822 1699 4989 0 Z N">
                  <draw:equation draw:name="f0" draw:formula="logwidth"/>
                  <draw:equation draw:name="f1" draw:formula="logheight"/>
                </draw:enhanced-geometry>
              </draw:custom-shape>
              <draw:custom-shape draw:name="Google Shape;1799;p36" draw:style-name="gr4" draw:text-style-name="P4" draw:layer="layout" svg:width="3.127cm" svg:height="1.604cm" svg:x="1.231cm" svg:y="2.476cm">
                <text:p text:style-name="P20"/>
                <draw:enhanced-geometry draw:mirror-horizontal="false" draw:mirror-vertical="false" drawooo:sub-view-size="195843 100480" draw:text-areas="0 0 ?f0 ?f1" svg:viewBox="0 0 0 0" draw:type="ooxml-non-primitive" draw:enhanced-path="M 101092 1 C 99844 1 98767 335 98293 1316 96807 4394 101478 7048 101478 7048 101478 7048 100631 6897 99566 6897 97808 6897 95453 7308 95321 9490 L 95109 13099 C 95109 13099 87492 15637 79652 15637 76386 15637 73080 15197 70270 13948 63524 11024 52648 6460 42728 6460 38601 6460 34638 7250 31208 9277 19425 16177 106 45898 956 49507 1228 50630 1892 51011 2669 51011 4318 51011 6475 49295 6475 49295 L 6475 49295 C 6475 49295 0 59910 2335 62351 3281 63337 4321 63639 5241 63639 6699 63639 7855 62882 7855 62882 11358 68932 14861 74983 18895 80608 24202 88145 32057 92072 40867 93665 42743 94020 44450 94186 46027 94186 54356 94186 59080 89543 66130 83474 75877 90770 85826 93079 96129 93079 104115 93079 112314 91691 120796 90162 126805 89097 131016 86397 135614 86397 137433 86397 139313 86819 141389 87933 147893 91546 161022 100480 168866 100480 169088 100480 169305 100473 169518 100458 177798 99927 177161 91860 183636 86659 195843 76999 183742 64686 176630 56088 159965 35708 141389 13099 115914 3545 113154 2378 110182 1635 107210 1528 107210 1528 103760 1 101092 1 Z N">
                  <draw:equation draw:name="f0" draw:formula="logwidth"/>
                  <draw:equation draw:name="f1" draw:formula="logheight"/>
                </draw:enhanced-geometry>
              </draw:custom-shape>
              <draw:custom-shape draw:name="Google Shape;1800;p36" draw:style-name="gr4" draw:text-style-name="P4" draw:layer="layout" svg:width="0.33cm" svg:height="0.547cm" svg:x="1.231cm" svg:y="3.141cm">
                <text:p text:style-name="P20"/>
                <draw:enhanced-geometry draw:mirror-horizontal="false" draw:mirror-vertical="false" drawooo:sub-view-size="20700 34286" draw:text-areas="0 0 ?f0 ?f1" svg:viewBox="0 0 0 0" draw:type="ooxml-non-primitive" draw:enhanced-path="M 13906 0 L 13906 0 C 13905 1 9421 4485 5217 4485 5034 4485 4852 4476 4671 4458 3609 4352 3078 3503 2972 2442 1592 5095 743 7112 956 7855 1194 9013 1847 9406 2625 9406 4271 9406 6475 7643 6475 7643 L 6475 7643 C 6475 7643 0 18258 2335 20699 3281 21685 4321 21987 5241 21987 6699 21987 7855 21230 7855 21230 10403 25582 12950 30040 15710 34286 20699 29615 18364 20275 15922 19744 13056 19213 15922 12738 15922 12738 L 15922 12738 C 15922 12738 11959 17046 7914 17046 7469 17046 7023 16993 6581 16878 2123 15816 13905 1 13906 0 Z N">
                  <draw:equation draw:name="f0" draw:formula="logwidth"/>
                  <draw:equation draw:name="f1" draw:formula="logheight"/>
                </draw:enhanced-geometry>
              </draw:custom-shape>
              <draw:custom-shape draw:name="Google Shape;1801;p36" draw:style-name="gr4" draw:text-style-name="P4" draw:layer="layout" svg:width="0.001cm" svg:height="0.002cm" svg:x="1.707cm" svg:y="3.836cm">
                <text:p text:style-name="P20"/>
                <draw:enhanced-geometry draw:mirror-horizontal="false" draw:mirror-vertical="false" drawooo:sub-view-size="107 214" draw:text-areas="0 0 ?f0 ?f1" svg:viewBox="0 0 0 0" draw:type="ooxml-non-primitive" draw:enhanced-path="M 107 1 C 107 1 1 107 1 213 107 107 107 1 107 1 Z N">
                  <draw:equation draw:name="f0" draw:formula="logwidth"/>
                  <draw:equation draw:name="f1" draw:formula="logheight"/>
                </draw:enhanced-geometry>
              </draw:custom-shape>
              <draw:custom-shape draw:name="Google Shape;1802;p36" draw:style-name="gr4" draw:text-style-name="P4" draw:layer="layout" svg:width="0.17cm" svg:height="0.185cm" svg:x="2.785cm" svg:y="2.455cm">
                <text:p text:style-name="P20"/>
                <draw:enhanced-geometry draw:mirror-horizontal="false" draw:mirror-vertical="false" drawooo:sub-view-size="10721 11624" draw:text-areas="0 0 ?f0 ?f1" svg:viewBox="0 0 0 0" draw:type="ooxml-non-primitive" draw:enhanced-path="M 4033 1 C 3529 1 3025 54 2547 160 1804 372 1167 797 743 1327 345 1923 41 2705 91 3499 L 91 3499 C 0 3811 5 4204 106 4406 106 4724 212 5043 424 5361 637 5786 1061 6316 1486 6635 2229 7378 3184 8121 4140 8652 5201 9182 6263 9713 7324 10138 8492 10668 9659 11093 10721 11624 10721 11624 10615 11518 10508 11411 10402 11305 10190 11093 9872 10881 9341 10456 8492 9925 7430 9182 6369 8545 5201 7802 4033 6847 3397 6422 2866 5892 2335 5255 1804 4830 1592 4300 1592 3663 L 1592 3556 C 1486 2920 1698 2389 2017 1964 2441 1540 2972 1221 3609 1115 4246 903 4989 903 5732 903 6475 903 7112 1009 7855 1327 L 7749 1115 C 7536 1009 7430 903 7324 903 6793 584 6156 266 5519 160 5042 54 4538 1 4033 1 Z N">
                  <draw:equation draw:name="f0" draw:formula="logwidth"/>
                  <draw:equation draw:name="f1" draw:formula="logheight"/>
                </draw:enhanced-geometry>
              </draw:custom-shape>
              <draw:custom-shape draw:name="Google Shape;1803;p36" draw:style-name="gr4" draw:text-style-name="P4" draw:layer="layout" svg:width="0.131cm" svg:height="0.208cm" svg:x="2.741cm" svg:y="2.564cm">
                <text:p text:style-name="P20"/>
                <draw:enhanced-geometry draw:mirror-horizontal="false" draw:mirror-vertical="false" drawooo:sub-view-size="8281 13097" draw:text-areas="0 0 ?f0 ?f1" svg:viewBox="0 0 0 0" draw:type="ooxml-non-primitive" draw:enhanced-path="M 4671 0 C 4035 0 3398 120 2761 359 1805 889 1062 1632 744 2694 319 3649 1 4817 1 5878 1 8320 213 10655 638 13096 744 12459 850 11822 956 11186 1062 10018 1169 8426 1381 6727 1593 5029 1912 3012 3079 1951 3822 1420 4565 1102 5521 1102 6370 1102 7325 1102 8280 1208 L 7962 995 C 7644 783 7325 677 7007 571 6370 252 5839 146 5308 40 5096 14 4884 0 4671 0 Z N">
                  <draw:equation draw:name="f0" draw:formula="logwidth"/>
                  <draw:equation draw:name="f1" draw:formula="logheight"/>
                </draw:enhanced-geometry>
              </draw:custom-shape>
              <draw:custom-shape draw:name="Google Shape;1804;p36" draw:style-name="gr4" draw:text-style-name="P4" draw:layer="layout" svg:width="0.16cm" svg:height="0.146cm" svg:x="3.197cm" svg:y="3.427cm">
                <text:p text:style-name="P20"/>
                <draw:enhanced-geometry draw:mirror-horizontal="false" draw:mirror-vertical="false" drawooo:sub-view-size="10085 9173" draw:text-areas="0 0 ?f0 ?f1" svg:viewBox="0 0 0 0" draw:type="ooxml-non-primitive" draw:enhanced-path="M 5092 0 C 5017 0 4946 13 4884 44 4671 44 4459 257 4353 469 4353 476 4355 479 4360 479 4401 479 4598 269 4899 269 5101 269 5349 364 5627 681 6051 1212 6370 1849 6688 2486 6900 2804 7219 3335 7113 3335 7113 3375 7113 3441 7113 3441 L 6900 3441 6263 3335 5627 3229 5308 3229 4671 3016 C 4565 3016 4459 3016 4353 2910 L 3928 2698 3079 2273 1593 1636 1593 1636 C 2018 2380 2442 3123 2867 3866 3079 4290 3291 4609 3504 5033 L 3610 5352 3610 5458 3822 5776 C 3928 6201 4140 6625 4247 7050 4353 7262 4459 7475 4565 7687 L 4671 8005 4671 8218 4247 8218 C 3822 8430 3397 8430 2867 8430 1911 8324 956 8005 1 7687 L 1 7687 850 8111 C 1487 8642 2336 8961 3185 9173 L 4459 9173 C 4671 9173 4990 9067 5202 8961 L 5945 8748 6051 8748 C 6051 8748 6051 8642 6051 8642 L 6051 8430 5839 8111 C 5839 7899 5733 7581 5627 7368 5627 7156 5627 7050 5520 6944 5414 6201 5202 5458 4884 4821 4777 4609 4884 4715 4884 4609 L 5096 4609 5733 4715 6370 4821 6688 4821 7325 4927 C 8280 5139 9236 5352 10085 5670 L 9660 4927 9129 4184 8174 2910 7962 2592 7856 2380 7537 2061 C 7431 1849 7219 1530 7006 1318 6582 893 6157 469 5627 150 5476 75 5273 0 5092 0 Z N">
                  <draw:equation draw:name="f0" draw:formula="logwidth"/>
                  <draw:equation draw:name="f1" draw:formula="logheight"/>
                </draw:enhanced-geometry>
              </draw:custom-shape>
              <draw:custom-shape draw:name="Google Shape;1805;p36" draw:style-name="gr4" draw:text-style-name="P4" draw:layer="layout" svg:width="0.248cm" svg:height="0.14cm" svg:x="2.036cm" svg:y="2.726cm">
                <text:p text:style-name="P20"/>
                <draw:enhanced-geometry draw:mirror-horizontal="false" draw:mirror-vertical="false" drawooo:sub-view-size="15605 8811" draw:text-areas="0 0 ?f0 ?f1" svg:viewBox="0 0 0 0" draw:type="ooxml-non-primitive" draw:enhanced-path="M 425 0 L 425 106 425 319 213 1168 C 107 1486 0 1911 107 2335 213 3821 956 5201 2017 6157 L 1911 5838 C 1805 5732 1593 5414 1380 5095 956 4034 743 2972 956 1911 956 1805 956 1592 1062 1486 L 1168 1274 1380 1274 1487 1592 C 1805 1698 2123 1911 2548 2123 L 3609 2760 C 5202 3715 6688 4989 8280 6157 L 12101 8810 9448 4989 C 9235 4671 9023 4352 8811 4034 8705 3821 8705 3715 8705 3609 8598 3503 8598 3503 8705 3397 8705 3397 9023 3185 9448 3185 L 10721 3185 C 11571 3397 12420 3503 13269 3821 14118 4034 14861 4352 15604 4777 15392 4564 15286 4352 15073 4140 14437 3715 13800 3291 13163 3078 12101 2441 10934 2123 9766 1911 L 8492 1911 C 8174 2017 7962 2123 7749 2335 7431 2548 7218 2866 7218 3185 7217 3191 7216 3198 7215 3205 L 7215 3205 C 5919 2312 4521 1536 3079 849 L 2123 425 1593 319 850 106 425 0 Z N">
                  <draw:equation draw:name="f0" draw:formula="logwidth"/>
                  <draw:equation draw:name="f1" draw:formula="logheight"/>
                </draw:enhanced-geometry>
              </draw:custom-shape>
              <draw:custom-shape draw:name="Google Shape;1806;p36" draw:style-name="gr4" draw:text-style-name="P4" draw:layer="layout" svg:width="0.579cm" svg:height="0.719cm" svg:x="1.244cm" svg:y="2.585cm">
                <text:p text:style-name="P20"/>
                <draw:enhanced-geometry draw:mirror-horizontal="false" draw:mirror-vertical="false" drawooo:sub-view-size="36303 45050" draw:text-areas="0 0 ?f0 ?f1" svg:viewBox="0 0 0 0" draw:type="ooxml-non-primitive" draw:enhanced-path="M 36303 1 L 35241 213 C 34923 319 34498 425 33968 532 L 32269 1062 C 28554 2442 25264 4565 22504 7325 18895 10722 15392 15392 11358 20700 9448 23353 7218 26007 5202 29085 4140 30678 3185 32270 2336 33968 1486 35773 850 37683 425 39594 107 40762 0 41929 107 43203 107 43521 213 43840 319 44158 531 44477 743 44689 1062 44901 1348 44997 1656 45049 1966 45049 2345 45049 2728 44970 3079 44795 4140 44264 5202 43628 6157 42778 7006 42035 7961 41186 8811 40337 L 8811 40337 7961 40974 C 7431 41398 6688 42035 5732 42778 5095 43097 4565 43415 3928 43734 3291 44158 2548 44371 1805 44371 1486 44371 1168 44264 1062 43946 850 43521 850 43097 850 42778 956 41717 1062 40762 1380 39806 2229 36410 4459 32800 7006 29191 8280 27387 9660 25582 11146 23778 L 15498 18046 C 18258 14012 21442 10403 24839 7007 26431 5308 28342 3928 30253 2761 32163 1593 34180 744 36303 1 Z N">
                  <draw:equation draw:name="f0" draw:formula="logwidth"/>
                  <draw:equation draw:name="f1" draw:formula="logheight"/>
                </draw:enhanced-geometry>
              </draw:custom-shape>
              <draw:custom-shape draw:name="Google Shape;1807;p36" draw:style-name="gr4" draw:text-style-name="P4" draw:layer="layout" svg:width="0.184cm" svg:height="0.189cm" svg:x="1.244cm" svg:y="3.319cm">
                <text:p text:style-name="P20"/>
                <draw:enhanced-geometry draw:mirror-horizontal="false" draw:mirror-vertical="false" drawooo:sub-view-size="11571 11890" draw:text-areas="0 0 ?f0 ?f1" svg:viewBox="0 0 0 0" draw:type="ooxml-non-primitive" draw:enhanced-path="M 4140 1 L 4140 1 C 3716 425 3291 850 2973 1381 1911 2654 1168 4034 637 5627 425 6051 213 6688 213 7219 0 7856 0 8493 213 9236 213 9554 425 9873 637 10297 850 10509 1168 10828 1380 11040 2017 11571 2866 11889 3609 11889 4459 11889 5202 11677 5839 11359 6582 11040 7218 10722 7749 10297 9023 9554 10191 8599 11571 7856 L 11571 7856 10934 7962 C 10403 8174 9872 8280 9341 8599 L 7218 9554 C 6369 9979 5414 10297 4459 10403 4334 10434 4210 10447 4086 10447 3785 10447 3485 10372 3185 10297 2973 10191 2760 10085 2654 9979 L 2336 9766 2123 9448 C 1593 8599 1486 7537 1805 6582 2123 5414 2442 4353 2866 3185 3185 2124 3609 1062 4140 1 Z N">
                  <draw:equation draw:name="f0" draw:formula="logwidth"/>
                  <draw:equation draw:name="f1" draw:formula="logheight"/>
                </draw:enhanced-geometry>
              </draw:custom-shape>
              <draw:custom-shape draw:name="Google Shape;1808;p36" draw:style-name="gr3" draw:text-style-name="P3" draw:layer="layout" svg:width="0.002cm" svg:height="0.018cm" svg:x="2.306cm" svg:y="3.71cm">
                <text:p text:style-name="P20"/>
                <draw:enhanced-geometry draw:mirror-horizontal="false" draw:mirror-vertical="false" drawooo:sub-view-size="214 1210" draw:text-areas="0 0 ?f0 ?f1" svg:viewBox="0 0 0 0" draw:type="ooxml-non-primitive" draw:enhanced-path="M 166 0 C 152 0 132 47 107 148 1 467 1 891 213 1210 213 482 213 0 166 0 Z N">
                  <draw:equation draw:name="f0" draw:formula="logwidth"/>
                  <draw:equation draw:name="f1" draw:formula="logheight"/>
                </draw:enhanced-geometry>
              </draw:custom-shape>
              <draw:custom-shape draw:name="Google Shape;1809;p36" draw:style-name="gr3" draw:text-style-name="P3" draw:layer="layout" svg:width="1.16cm" svg:height="0.369cm" svg:x="2.302cm" svg:y="3.592cm">
                <text:p text:style-name="P20"/>
                <draw:enhanced-geometry draw:mirror-horizontal="false" draw:mirror-vertical="false" drawooo:sub-view-size="72712 23169" draw:text-areas="0 0 ?f0 ?f1" svg:viewBox="0 0 0 0" draw:type="ooxml-non-primitive" draw:enhanced-path="M 2336 1 L 2336 1 C 2336 1 4459 6263 3185 7962 2650 8735 1981 9075 1422 9075 983 9075 612 8866 425 8492 425 9872 213 12101 1 14224 9436 21006 19068 23168 29042 23168 37021 23168 45220 21784 53711 20275 59703 19208 63854 16491 68470 16491 69825 16491 71219 16725 72712 17303 69846 13269 64751 6582 64751 6582 64751 6582 62097 9448 55091 10721 54651 10795 54193 10829 53720 10829 46677 10829 36516 3185 36516 3185 36516 3185 36303 5414 36091 7962 36037 8372 35864 8542 35613 8542 34369 8542 31208 4353 31208 4353 L 31208 4353 C 31208 4353 31951 6794 27918 9766 27488 10091 26957 10236 26351 10236 21422 10236 11571 638 11571 637 L 11571 637 C 11571 638 13906 5626 12420 7856 12259 8097 12024 8205 11731 8205 9317 8205 2999 853 2336 1 Z N">
                  <draw:equation draw:name="f0" draw:formula="logwidth"/>
                  <draw:equation draw:name="f1" draw:formula="logheight"/>
                </draw:enhanced-geometry>
              </draw:custom-shape>
              <draw:custom-shape draw:name="Google Shape;1810;p36" draw:style-name="gr4" draw:text-style-name="P4" draw:layer="layout" svg:width="1.658cm" svg:height="0.617cm" svg:x="3.019cm" svg:y="1.14cm">
                <text:p text:style-name="P20"/>
                <draw:enhanced-geometry draw:mirror-horizontal="false" draw:mirror-vertical="false" drawooo:sub-view-size="103862 38694" draw:text-areas="0 0 ?f0 ?f1" svg:viewBox="0 0 0 0" draw:type="ooxml-non-primitive" draw:enhanced-path="M 31338 0 C 1 0 39642 27336 39642 27336 L 103862 38694 103862 38694 C 103862 38694 67984 1542 33910 56 33004 19 32147 0 31338 0 Z N">
                  <draw:equation draw:name="f0" draw:formula="logwidth"/>
                  <draw:equation draw:name="f1" draw:formula="logheight"/>
                </draw:enhanced-geometry>
              </draw:custom-shape>
              <draw:custom-shape draw:name="Google Shape;1811;p36" draw:style-name="gr4" draw:text-style-name="P4" draw:layer="layout" svg:width="1.357cm" svg:height="0.614cm" svg:x="3.319cm" svg:y="1.142cm">
                <text:p text:style-name="P20"/>
                <draw:enhanced-geometry draw:mirror-horizontal="false" draw:mirror-vertical="false" drawooo:sub-view-size="85025 38532" draw:text-areas="0 0 ?f0 ?f1" svg:viewBox="0 0 0 0" draw:type="ooxml-non-primitive" draw:enhanced-path="M 9448 0 C 9129 0 8704 0 8386 106 L 8280 106 7325 212 7112 212 6369 319 6157 319 C 5945 425 5626 425 5414 531 L 5308 531 4671 849 4565 849 3928 1062 3822 1062 3291 1274 3185 1274 2654 1486 2548 1486 2123 1805 C 637 2866 0 4777 743 6581 743 6687 743 6900 850 7006 850 7218 956 7430 1062 7537 1062 7749 1168 7961 1274 8067 L 1486 8598 1805 9235 2123 9766 C 3822 12207 5732 14436 7855 16453 L 8492 17090 9129 17621 9766 18151 C 9978 18258 10191 18470 10403 18576 L 10403 18682 11040 19213 11677 19744 12207 20274 C 13906 21548 15498 22928 16878 23990 L 17302 24308 17409 24308 17939 25157 18045 25157 18364 25476 18576 25582 18789 25688 18895 25794 19213 26006 19319 26112 19532 26325 19638 26325 C 19744 26431 19744 26431 19850 26537 L 19956 26643 20168 26749 20275 26749 20381 26856 20487 26962 20593 26962 20699 27068 21018 27068 22398 27492 23459 27599 23671 27599 85025 38532 C 83857 38319 80991 34817 80036 33755 73242 27492 66024 21867 58382 16665 L 58382 16665 C 59788 20886 54235 22703 49554 22703 48937 22703 48336 22671 47767 22610 44795 22185 41929 21442 39169 20487 30996 17833 20911 13905 14543 7961 13800 7324 8811 0 9448 0 Z N">
                  <draw:equation draw:name="f0" draw:formula="logwidth"/>
                  <draw:equation draw:name="f1" draw:formula="logheight"/>
                </draw:enhanced-geometry>
              </draw:custom-shape>
              <draw:custom-shape draw:name="Google Shape;1812;p36" draw:style-name="gr3" draw:text-style-name="P3" draw:layer="layout" svg:width="2.171cm" svg:height="2.377cm" svg:x="2.885cm" svg:y="1.478cm">
                <text:p text:style-name="P20"/>
                <draw:enhanced-geometry draw:mirror-horizontal="false" draw:mirror-vertical="false" drawooo:sub-view-size="135976 148871" draw:text-areas="0 0 ?f0 ?f1" svg:viewBox="0 0 0 0" draw:type="ooxml-non-primitive" draw:enhanced-path="M 69010 0 C 64594 0 60177 617 55940 1896 46599 4656 37577 11980 30146 17924 22928 23656 15180 29601 10297 37349 8068 40958 1168 49981 2867 54545 3822 56987 5732 58897 8174 59959 8174 59959 1 65372 10615 75881 L 17939 81401 C 17939 81401 4883 94669 8174 96580 9772 97456 12397 97682 14674 97682 17086 97682 19107 97429 19107 97429 L 19107 97429 C 18258 100613 16878 104965 17515 108256 18175 111556 19539 112428 21351 112428 23329 112428 25840 111390 28554 111334 28987 111330 29418 111328 29846 111328 39812 111328 48498 112622 55622 120357 59762 124815 62203 130653 66024 135324 71129 141746 75787 148871 83218 148871 85367 148871 87748 148275 90438 146894 93835 144983 96807 142329 98930 138933 99779 137659 103495 128530 104344 128318 109227 127044 113048 123223 114322 118340 116551 109955 113579 97111 113579 97111 L 113579 97111 C 113579 97111 115620 99958 117410 99958 118136 99958 118821 99489 119311 98172 121115 93608 112411 84904 112411 84904 112411 84904 124618 83842 131305 73970 135976 67177 134384 64523 128439 59853 L 128439 59853 C 129359 60025 131494 60727 133139 60727 134531 60727 135573 60224 135233 58473 133747 50087 128970 41277 124724 34165 122601 30874 119948 28008 116869 25779 116020 25036 115065 24293 114109 23550 109333 19517 105193 14634 99886 11343 92031 6460 82796 1047 73349 198 71907 67 70459 0 69010 0 Z N">
                  <draw:equation draw:name="f0" draw:formula="logwidth"/>
                  <draw:equation draw:name="f1" draw:formula="logheight"/>
                </draw:enhanced-geometry>
              </draw:custom-shape>
              <draw:custom-shape draw:name="Google Shape;1813;p36" draw:style-name="gr17" draw:text-style-name="P12" draw:layer="layout" svg:width="1.876cm" svg:height="1.843cm" svg:x="2.924cm" svg:y="2.01cm">
                <text:p text:style-name="P20"><text:span text:style-name="T3"><text:s text:c="10"/></text:span></text:p>
                <draw:enhanced-geometry draw:mirror-horizontal="false" draw:mirror-vertical="false" drawooo:sub-view-size="117507 115464" draw:text-areas="0 0 ?f0 ?f1" svg:viewBox="0 0 0 0" draw:type="ooxml-non-primitive" draw:enhanced-path="M 10828 1 L 10828 1 C 9767 1275 8705 2654 7856 4034 7325 4990 6582 6157 5627 7537 3822 10509 2018 13588 850 16241 107 17834 1 19532 426 21230 1169 23141 2548 24733 4247 25901 4778 26007 5308 26113 5839 26113 5733 26219 5521 26432 5414 26538 L 5733 26644 C 4459 27599 3504 28873 3079 30359 2442 33013 3185 37046 8387 42141 L 15605 47661 15286 47980 15498 48192 C 15498 48192 6901 57002 5414 61248 5308 61991 5414 62522 5839 62734 7534 63664 10412 63889 12805 63889 15057 63889 16878 63689 16878 63689 L 16878 63689 C 16878 63689 16878 63796 16666 64114 16135 66131 14437 73137 15605 76746 15817 77276 16242 77913 16666 78338 16878 78550 17091 78656 17409 78656 18159 78848 18834 78928 19438 78928 22517 78928 23778 76852 23778 76852 23778 76852 24098 76779 24739 76779 25828 76779 27843 76989 30784 78125 39382 78338 46812 80142 53181 87042 57427 91500 59762 97338 63583 102009 68254 107847 72500 114216 78763 115383 79075 115418 79571 115464 80216 115464 83525 115464 90766 114257 97338 104132 98718 101266 101160 95640 101903 95109 102009 94897 102115 94791 102115 94578 106998 93305 110713 89483 111987 84707 114110 76321 111138 63903 111138 63902 L 111138 63902 C 111138 63902 111244 64114 111456 64326 111350 63690 111350 63371 111350 63371 L 111350 63371 C 111350 63371 113392 66218 115181 66218 115907 66218 116592 65750 117082 64432 117507 62203 116127 59443 114322 56896 L 114322 56896 C 114428 57214 114322 57533 114216 57851 113803 58944 113143 59338 112406 59338 110493 59338 108060 56684 108059 56684 L 108059 56684 C 108060 56685 111244 78232 108378 81841 107816 82544 107227 82828 106641 82828 104133 82828 101691 77595 101691 77595 101691 77595 98082 97338 89484 102115 88548 102640 87779 102874 87152 102874 81945 102874 86511 86724 86511 86723 L 86511 86723 C 86512 86723 87118 86957 87913 86957 89629 86957 92226 85867 91500 78975 L 91500 78975 C 91500 78975 90848 83005 88260 83005 87384 83005 86287 82544 84919 81310 L 84919 81310 C 84919 81310 86617 90969 79930 92774 79329 92948 78676 93032 77982 93032 71080 93032 60097 84799 54985 76215 49360 66874 48617 60293 48617 60293 L 48617 60293 C 48617 60293 50504 60721 53217 60721 56541 60721 61106 60078 64963 57214 L 64645 55304 C 61765 56574 58682 57236 55559 57236 54768 57236 53974 57194 53181 57108 46918 56365 37896 47236 37896 47236 L 38851 41292 38851 41292 C 38851 41292 35413 43561 32798 43561 32164 43561 31579 43428 31102 43097 28555 41505 30678 37683 30678 37683 L 30678 37683 C 30678 37683 30504 37690 30202 37690 28388 37690 21928 37456 20381 34180 19426 31951 19638 29298 21018 27175 L 21018 27175 C 21018 27175 18374 27774 15890 27774 14063 27774 12323 27450 11783 26325 10616 23672 17515 16136 17515 16135 L 17515 16135 C 17515 16135 11698 18403 7825 18403 6014 18403 4628 17907 4459 16454 4247 13269 8174 5096 10828 1 Z N">
                  <draw:equation draw:name="f0" draw:formula="logwidth"/>
                  <draw:equation draw:name="f1" draw:formula="logheight"/>
                </draw:enhanced-geometry>
              </draw:custom-shape>
              <draw:custom-shape draw:name="Google Shape;1814;p36" draw:style-name="gr6" draw:text-style-name="P6" draw:layer="layout" svg:width="0.63cm" svg:height="0.535cm" svg:x="4.425cm" svg:y="2.316cm">
                <text:p text:style-name="P20"/>
                <draw:enhanced-geometry draw:mirror-horizontal="false" draw:mirror-vertical="false" drawooo:sub-view-size="39488 33577" draw:text-areas="0 0 ?f0 ?f1" svg:viewBox="0 0 0 0" draw:type="ooxml-non-primitive" draw:enhanced-path="M 36940 0 C 36516 1274 35454 2123 34287 2336 32110 2601 29961 2734 27825 2734 25689 2734 23566 2601 21443 2336 L 21443 2336 C 21443 2336 24309 5945 27068 6794 29828 7643 34287 9872 34074 10721 33906 11227 30851 11346 28014 11346 25492 11346 23141 11252 23141 11252 L 23141 11252 C 23141 11252 33119 13163 26962 19744 19107 28342 1 30995 1 30995 1 30995 4581 33577 9610 33577 10259 33577 10916 33534 11571 33437 13694 33225 28979 30571 34923 21761 39488 14967 38002 12313 31951 7643 L 31951 7643 C 32917 7813 35038 8501 36688 8501 38120 8501 39196 7982 38851 6157 38320 4034 37683 2017 36940 0 Z N">
                  <draw:equation draw:name="f0" draw:formula="logwidth"/>
                  <draw:equation draw:name="f1" draw:formula="logheight"/>
                </draw:enhanced-geometry>
              </draw:custom-shape>
              <draw:custom-shape draw:name="Google Shape;1815;p36" draw:style-name="gr13" draw:text-style-name="P13" draw:layer="layout" svg:width="0.355cm" svg:height="0.104cm" svg:x="3.577cm" svg:y="2.842cm">
                <text:p text:style-name="P20"/>
                <draw:enhanced-geometry draw:mirror-horizontal="false" draw:mirror-vertical="false" drawooo:sub-view-size="22292 6565" draw:text-areas="0 0 ?f0 ?f1" svg:viewBox="0 0 0 0" draw:type="ooxml-non-primitive" draw:enhanced-path="M 259 0 C 235 0 220 6 213 19 1 232 2336 2142 4990 3628 6157 4371 7431 4902 8705 5433 9236 5645 9766 5751 10085 5857 L 10616 6070 12420 6388 C 13291 6513 14125 6564 14944 6564 15523 6564 16094 6538 16666 6494 18046 6388 19426 5964 20700 5327 21761 4902 22292 4371 22292 4265 22273 4246 22238 4238 22186 4238 21947 4238 21361 4428 20487 4690 19214 5008 17940 5221 16560 5221 15286 5221 14012 5008 12739 4796 12208 4690 11783 4477 11465 4477 L 11040 4265 10509 4159 C 10297 4159 9766 4053 9342 3841 8068 3522 6794 3098 5521 2567 3029 1471 631 0 259 0 Z N">
                  <draw:equation draw:name="f0" draw:formula="logwidth"/>
                  <draw:equation draw:name="f1" draw:formula="logheight"/>
                </draw:enhanced-geometry>
              </draw:custom-shape>
              <draw:custom-shape draw:name="Google Shape;1816;p36" draw:style-name="gr2" draw:text-style-name="P2" draw:layer="layout" svg:width="0.323cm" svg:height="0.425cm" svg:x="2.955cm" svg:y="2.38cm">
                <text:p text:style-name="P20"/>
                <draw:enhanced-geometry draw:mirror-horizontal="false" draw:mirror-vertical="false" drawooo:sub-view-size="20275 26654" draw:text-areas="0 0 ?f0 ?f1" svg:viewBox="0 0 0 0" draw:type="ooxml-non-primitive" draw:enhanced-path="M 7749 1 L 7749 1 C 6688 319 5733 850 4990 1487 2973 2867 1487 4778 531 7007 107 8280 1 9660 213 10934 531 12102 956 13163 1487 14225 2017 15074 2548 16029 3185 16878 3822 17728 4565 18471 5308 19320 6900 21018 8705 22504 10722 23778 12632 25052 14861 25901 17090 26432 17746 26563 18402 26654 19058 26654 19464 26654 19869 26619 20275 26538 20275 26326 19001 26326 17303 25795 15180 25052 13163 23990 11358 22717 9554 21337 7962 19851 6476 18152 5839 17409 5202 16560 4671 15817 4034 14968 3503 14119 2973 13269 2442 12420 2017 11571 1805 10616 1487 9554 1487 8493 1805 7325 2442 5308 3716 3504 5414 2018 6263 1381 7006 744 7749 1 Z N">
                  <draw:equation draw:name="f0" draw:formula="logwidth"/>
                  <draw:equation draw:name="f1" draw:formula="logheight"/>
                </draw:enhanced-geometry>
              </draw:custom-shape>
              <draw:custom-shape draw:name="Google Shape;1817;p36" draw:style-name="gr2" draw:text-style-name="P2" draw:layer="layout" svg:width="0.157cm" svg:height="0.074cm" svg:x="3.009cm" svg:y="2.99cm">
                <text:p text:style-name="P20"/>
                <draw:enhanced-geometry draw:mirror-horizontal="false" draw:mirror-vertical="false" drawooo:sub-view-size="9873 4671" draw:text-areas="0 0 ?f0 ?f1" svg:viewBox="0 0 0 0" draw:type="ooxml-non-primitive" draw:enhanced-path="M 213 0 C 106 0 0 425 0 955 106 1699 425 2442 849 3078 1380 3715 2017 4140 2866 4458 3185 4564 3503 4671 3822 4671 L 4989 4671 C 5626 4564 6369 4458 7112 4246 8492 3715 9872 2972 9766 2760 9715 2709 9596 2689 9426 2689 8890 2689 7842 2892 6794 2972 6475 3025 6157 3052 5838 3052 5520 3052 5202 3025 4883 2972 L 4034 2972 C 4034 2972 3715 2972 3291 2866 2760 2760 2229 2548 1805 2229 1380 1805 956 1380 743 849 531 319 319 0 213 0 Z N">
                  <draw:equation draw:name="f0" draw:formula="logwidth"/>
                  <draw:equation draw:name="f1" draw:formula="logheight"/>
                </draw:enhanced-geometry>
              </draw:custom-shape>
              <draw:custom-shape draw:name="Google Shape;1818;p36" draw:style-name="gr4" draw:text-style-name="P4" draw:layer="layout" svg:width="1.637cm" svg:height="1.155cm" svg:x="2.317cm" svg:y="1.28cm">
                <text:p text:style-name="P20"/>
                <draw:enhanced-geometry draw:mirror-horizontal="false" draw:mirror-vertical="false" drawooo:sub-view-size="102540 72386" draw:text-areas="0 0 ?f0 ?f1" svg:viewBox="0 0 0 0" draw:type="ooxml-non-primitive" draw:enhanced-path="M 28809 0 C 22164 0 16482 1188 12845 4239 1 14960 34393 34703 50952 42028 50952 42028 35667 64425 37153 68140 38320 71218 41823 72174 43203 72386 46812 70475 50634 66335 53075 65062 53758 64682 54231 64516 54558 64516 56062 64516 54497 68015 56153 70369 56555 70928 57117 71165 57785 71165 61178 71165 67295 65047 68891 63894 71693 62026 73556 61173 75448 61173 77427 61173 79437 62106 82584 63788 85263 65241 87636 65878 89719 65878 97374 65878 101107 57272 101691 48927 102540 36826 100205 24726 100205 12625 96489 13049 91288 12837 87573 14748 87573 14748 52217 0 28809 0 Z N">
                  <draw:equation draw:name="f0" draw:formula="logwidth"/>
                  <draw:equation draw:name="f1" draw:formula="logheight"/>
                </draw:enhanced-geometry>
              </draw:custom-shape>
              <draw:custom-shape draw:name="Google Shape;1819;p36" draw:style-name="gr4" draw:text-style-name="P4" draw:layer="layout" svg:width="0.935cm" svg:height="0.878cm" svg:x="4.057cm" svg:y="1.481cm">
                <text:p text:style-name="P20"/>
                <draw:enhanced-geometry draw:mirror-horizontal="false" draw:mirror-vertical="false" drawooo:sub-view-size="58595 55052" draw:text-areas="0 0 ?f0 ?f1" svg:viewBox="0 0 0 0" draw:type="ooxml-non-primitive" draw:enhanced-path="M 1 1 C 4034 6794 5945 28979 10403 37471 14785 45663 22500 55051 30021 55051 30881 55051 31738 54928 32588 54667 40868 52119 39806 41611 41292 39912 41521 39683 41820 39582 42175 39582 44290 39582 48392 43190 51482 45007 52332 45485 53287 45724 54242 45724 55198 45724 56153 45485 57002 45007 58594 44264 46281 25901 45326 24627 38638 16135 27811 9023 18046 4671 14968 3185 11783 2017 8492 1062 7006 638 2124 213 1 1 Z N">
                  <draw:equation draw:name="f0" draw:formula="logwidth"/>
                  <draw:equation draw:name="f1" draw:formula="logheight"/>
                </draw:enhanced-geometry>
              </draw:custom-shape>
              <draw:custom-shape draw:name="Google Shape;1820;p36" draw:style-name="gr3" draw:text-style-name="P3" draw:layer="layout" svg:width="0.108cm" svg:height="0.062cm" svg:x="4.426cm" svg:y="1.876cm">
                <text:p text:style-name="P20"/>
                <draw:enhanced-geometry draw:mirror-horizontal="false" draw:mirror-vertical="false" drawooo:sub-view-size="6795 3928" draw:text-areas="0 0 ?f0 ?f1" svg:viewBox="0 0 0 0" draw:type="ooxml-non-primitive" draw:enhanced-path="M 3291 0 C 2761 106 2230 319 1805 531 744 1062 1 1911 213 2229 319 2388 611 2415 983 2415 1169 2415 1374 2408 1586 2408 1799 2408 2018 2415 2230 2441 2548 2441 2973 2441 3291 2548 3517 2623 3636 2698 3686 2698 3707 2698 3716 2685 3716 2654 L 4141 2654 C 4353 2654 4671 2760 4884 2866 5202 2972 5521 3185 5733 3503 5945 3715 6157 3928 6370 3928 6582 3928 6688 3609 6794 3185 6794 2654 6582 2017 6264 1592 5945 1062 5414 637 4884 319 4671 212 4353 106 4141 0 Z N">
                  <draw:equation draw:name="f0" draw:formula="logwidth"/>
                  <draw:equation draw:name="f1" draw:formula="logheight"/>
                </draw:enhanced-geometry>
              </draw:custom-shape>
              <draw:custom-shape draw:name="Google Shape;1821;p36" draw:style-name="gr3" draw:text-style-name="P3" draw:layer="layout" svg:width="0.104cm" svg:height="0.066cm" svg:x="3.628cm" svg:y="1.93cm">
                <text:p text:style-name="P20"/>
                <draw:enhanced-geometry draw:mirror-horizontal="false" draw:mirror-vertical="false" drawooo:sub-view-size="6582 4192" draw:text-areas="0 0 ?f0 ?f1" svg:viewBox="0 0 0 0" draw:type="ooxml-non-primitive" draw:enhanced-path="M 3767 0 C 3609 0 3450 13 3291 40 2972 40 2760 146 2442 252 L 2229 358 C 2123 464 1911 571 1805 677 1380 995 1062 1420 743 1844 106 2906 0 4073 213 4180 245 4188 278 4191 312 4191 735 4191 1338 3625 2123 3330 2442 3118 2760 3012 3079 2906 3185 2800 3397 2800 3503 2800 L 3822 2481 C 4140 2375 4352 2269 4671 2269 4830 2216 4989 2189 5148 2189 5308 2189 5467 2216 5626 2269 5810 2330 5994 2392 6157 2392 6277 2392 6386 2359 6475 2269 6581 2163 6581 1950 6475 1526 6157 995 5626 571 5095 358 4697 119 4240 0 3767 0 Z N">
                  <draw:equation draw:name="f0" draw:formula="logwidth"/>
                  <draw:equation draw:name="f1" draw:formula="logheight"/>
                </draw:enhanced-geometry>
              </draw:custom-shape>
              <draw:custom-shape draw:name="Google Shape;1822;p36" draw:style-name="gr18" draw:text-style-name="P21" draw:layer="layout" svg:width="0.124cm" svg:height="0.189cm" svg:x="4.382cm" svg:y="2.048cm">
                <text:p text:style-name="P20"/>
                <draw:enhanced-geometry draw:mirror-horizontal="false" draw:mirror-vertical="false" drawooo:sub-view-size="7855 11892" draw:text-areas="0 0 ?f0 ?f1" svg:viewBox="0 0 0 0" draw:type="ooxml-non-primitive" draw:enhanced-path="M 3932 0 C 3895 0 3858 1 3821 3 1698 109 0 3187 212 6903 212 8601 743 10405 1698 11892 3078 9981 5307 8919 7749 8813 7855 8070 7855 7327 7855 6584 7751 2933 6006 0 3932 0 Z N">
                  <draw:equation draw:name="f0" draw:formula="logwidth"/>
                  <draw:equation draw:name="f1" draw:formula="logheight"/>
                </draw:enhanced-geometry>
              </draw:custom-shape>
              <draw:custom-shape draw:name="Google Shape;1823;p36" draw:style-name="gr7" draw:text-style-name="P7" draw:layer="layout" svg:width="0.04cm" svg:height="0.079cm" svg:x="4.403cm" svg:y="2.105cm">
                <text:p text:style-name="P20"/>
                <draw:enhanced-geometry draw:mirror-horizontal="false" draw:mirror-vertical="false" drawooo:sub-view-size="2549 4989" draw:text-areas="0 0 ?f0 ?f1" svg:viewBox="0 0 0 0" draw:type="ooxml-non-primitive" draw:enhanced-path="M 1168 0 C 532 106 1 1168 1 2548 1 3928 638 4989 1275 4989 2018 4989 2548 3821 2548 2441 2442 1062 1805 0 1168 0 Z N">
                  <draw:equation draw:name="f0" draw:formula="logwidth"/>
                  <draw:equation draw:name="f1" draw:formula="logheight"/>
                </draw:enhanced-geometry>
              </draw:custom-shape>
              <draw:custom-shape draw:name="Google Shape;1824;p36" draw:style-name="gr18" draw:text-style-name="P21" draw:layer="layout" svg:width="0.126cm" svg:height="0.182cm" svg:x="3.664cm" svg:y="2.073cm">
                <text:p text:style-name="P20"/>
                <draw:enhanced-geometry draw:mirror-horizontal="false" draw:mirror-vertical="false" drawooo:sub-view-size="7962 11468" draw:text-areas="0 0 ?f0 ?f1" svg:viewBox="0 0 0 0" draw:type="ooxml-non-primitive" draw:enhanced-path="M 3826 0 C 3789 0 3752 1 3716 3 1593 109 0 3188 107 6903 107 7540 213 8177 319 8813 450 8808 580 8805 711 8805 2902 8805 4972 9640 6475 11043 L 6900 11467 C 7537 9981 7961 8283 7855 6691 7751 2936 5904 0 3826 0 Z N">
                  <draw:equation draw:name="f0" draw:formula="logwidth"/>
                  <draw:equation draw:name="f1" draw:formula="logheight"/>
                </draw:enhanced-geometry>
              </draw:custom-shape>
              <draw:custom-shape draw:name="Google Shape;1825;p36" draw:style-name="gr7" draw:text-style-name="P7" draw:layer="layout" svg:width="0.04cm" svg:height="0.079cm" svg:x="3.682cm" svg:y="2.117cm">
                <text:p text:style-name="P20"/>
                <draw:enhanced-geometry draw:mirror-horizontal="false" draw:mirror-vertical="false" drawooo:sub-view-size="2549 4990" draw:text-areas="0 0 ?f0 ?f1" svg:viewBox="0 0 0 0" draw:type="ooxml-non-primitive" draw:enhanced-path="M 1169 0 C 532 0 1 1274 1 2548 1 3928 638 4989 1381 4989 2018 4989 2549 3821 2549 2441 2549 1062 1912 0 1169 0 Z N">
                  <draw:equation draw:name="f0" draw:formula="logwidth"/>
                  <draw:equation draw:name="f1" draw:formula="logheight"/>
                </draw:enhanced-geometry>
              </draw:custom-shape>
              <draw:custom-shape draw:name="Google Shape;1826;p36" draw:style-name="gr15" draw:text-style-name="P18" draw:layer="layout" svg:width="1.098cm" svg:height="0.511cm" svg:x="2.429cm" svg:y="1.398cm">
                <text:p text:style-name="P20"/>
                <draw:enhanced-geometry draw:mirror-horizontal="false" draw:mirror-vertical="false" drawooo:sub-view-size="68785 32069" draw:text-areas="0 0 ?f0 ?f1" svg:viewBox="0 0 0 0" draw:type="ooxml-non-primitive" draw:enhanced-path="M 63412 18805 C 63649 18874 63796 18906 63796 18906 63796 18906 63660 18869 63412 18805 Z M 19820 0 C 15704 0 12367 737 10403 2559 1 12006 46706 32068 46706 32068 L 53818 28353 C 53818 28353 45857 27079 48298 24425 49630 23036 52572 22720 54972 22720 56971 22720 58594 22939 58594 22939 58594 22939 44901 20816 47767 18481 48866 17577 50780 17262 52912 17262 57053 17262 62013 18448 63412 18805 L 63412 18805 C 62286 18480 59134 17328 60187 14872 60823 13598 68785 13280 68785 13280 68785 13280 37289 0 19820 0 Z N">
                  <draw:equation draw:name="f0" draw:formula="logwidth"/>
                  <draw:equation draw:name="f1" draw:formula="logheight"/>
                </draw:enhanced-geometry>
              </draw:custom-shape>
              <draw:custom-shape draw:name="Google Shape;1827;p36" draw:style-name="gr10" draw:text-style-name="P10" draw:layer="layout" svg:width="1.098cm" svg:height="0.511cm" svg:x="2.429cm" svg:y="1.398cm">
                <text:p text:style-name="P20"/>
                <draw:enhanced-geometry draw:mirror-horizontal="false" draw:mirror-vertical="false" drawooo:sub-view-size="68785 32069" draw:text-areas="0 0 ?f0 ?f1" svg:viewBox="0 0 0 0" draw:type="ooxml-non-primitive" draw:enhanced-path="M 63412 18805 C 63649 18874 63796 18906 63796 18906 63796 18906 63660 18869 63412 18805 Z M 19820 0 C 15704 0 12367 737 10403 2559 1 12006 46706 32068 46706 32068 L 53818 28353 C 53818 28353 45857 27079 48298 24425 49630 23036 52572 22720 54972 22720 56971 22720 58594 22939 58594 22939 58594 22939 44901 20816 47767 18481 48866 17577 50780 17262 52912 17262 57053 17262 62013 18448 63412 18805 L 63412 18805 C 62286 18480 59134 17328 60187 14872 60823 13598 68785 13280 68785 13280 68785 13280 37289 0 19820 0 Z N">
                  <draw:equation draw:name="f0" draw:formula="logwidth"/>
                  <draw:equation draw:name="f1" draw:formula="logheight"/>
                </draw:enhanced-geometry>
              </draw:custom-shape>
              <draw:custom-shape draw:name="Google Shape;1828;p36" draw:style-name="gr9" draw:text-style-name="P9" draw:layer="layout" svg:width="0.82cm" svg:height="0.375cm" svg:x="2.707cm" svg:y="1.4cm">
                <text:p text:style-name="P20"/>
                <draw:enhanced-geometry draw:mirror-horizontal="false" draw:mirror-vertical="false" drawooo:sub-view-size="51377 23565" draw:text-areas="0 0 ?f0 ?f1" svg:viewBox="0 0 0 0" draw:type="ooxml-non-primitive" draw:enhanced-path="M 2540 1 C 1655 1 807 34 1 106 532 7748 21761 18682 32164 23564 32482 23352 32907 23246 33225 23140 L 33438 23140 C 33650 23140 33756 23034 33968 23034 L 34181 23034 34711 22928 41292 22928 C 41292 22928 30678 21229 30041 19212 29722 18894 29829 18575 30359 18363 31477 17461 33404 17148 35545 17148 39703 17148 44668 18331 46069 18682 44902 18363 41717 17196 42885 14754 43415 13480 51377 13162 51377 13162 L 51270 13162 50952 13056 49890 12631 C 49678 12525 49360 12419 49147 12313 L 45751 11039 44477 10508 C 34179 6548 14829 1 2540 1 Z N">
                  <draw:equation draw:name="f0" draw:formula="logwidth"/>
                  <draw:equation draw:name="f1" draw:formula="logheight"/>
                </draw:enhanced-geometry>
              </draw:custom-shape>
              <draw:custom-shape draw:name="Google Shape;1829;p36" draw:style-name="gr2" draw:text-style-name="P2" draw:layer="layout" svg:width="0.133cm" svg:height="0.094cm" svg:x="3.389cm" svg:y="1.605cm">
                <text:p text:style-name="P20"/>
                <draw:enhanced-geometry draw:mirror-horizontal="false" draw:mirror-vertical="false" drawooo:sub-view-size="8387 5949" draw:text-areas="0 0 ?f0 ?f1" svg:viewBox="0 0 0 0" draw:type="ooxml-non-primitive" draw:enhanced-path="M 5741 0 C 5268 0 4804 35 4352 111 3291 217 2230 535 1380 1066 1168 1172 1062 1384 956 1491 850 1597 743 1703 637 1915 425 2021 425 2234 425 2234 425 2234 319 2340 213 2552 107 2764 107 2870 107 3083 0 3295 0 3507 107 3720 107 4038 213 4357 319 4569 531 4781 743 4993 956 5206 1486 5524 2017 5736 2548 5843 3008 5913 3468 5949 3924 5949 4836 5949 5732 5807 6582 5524 6582 5312 4565 5418 2760 4887 1911 4569 1168 4038 1274 3613 1380 3295 1486 3083 1593 2870 1593 2870 1699 2764 1805 2552 L 1911 2340 C 2017 2234 2123 2127 2230 2021 2866 1491 3609 1172 4459 1066 5732 854 7112 641 8386 323 7495 117 6604 0 5741 0 Z N">
                  <draw:equation draw:name="f0" draw:formula="logwidth"/>
                  <draw:equation draw:name="f1" draw:formula="logheight"/>
                </draw:enhanced-geometry>
              </draw:custom-shape>
              <draw:custom-shape draw:name="Google Shape;1830;p36" draw:style-name="gr2" draw:text-style-name="P2" draw:layer="layout" svg:width="0.219cm" svg:height="0.117cm" svg:x="3.192cm" svg:y="1.664cm">
                <text:p text:style-name="P20"/>
                <draw:enhanced-geometry draw:mirror-horizontal="false" draw:mirror-vertical="false" drawooo:sub-view-size="13800 7358" draw:text-areas="0 0 ?f0 ?f1" svg:viewBox="0 0 0 0" draw:type="ooxml-non-primitive" draw:enhanced-path="M 3756 0 C 3054 0 2358 52 1699 140 1274 246 956 458 637 777 319 989 213 1307 106 1626 0 1838 0 2157 106 2369 106 2475 106 2581 106 2581 L 319 2793 C 319 3006 531 3218 637 3324 1062 3749 1592 4067 2123 4280 3715 4916 5202 5447 6900 5872 8598 6296 10297 6615 11570 6933 12313 7146 13056 7252 13799 7358 13163 6933 12420 6615 11783 6403 10509 5978 8811 5447 7112 4916 5520 4492 4140 3961 2654 3218 2229 3006 1911 2687 1592 2369 1486 2263 1380 2263 1380 2157 1380 2050 1380 2050 1380 2050 1380 2050 1274 2050 1380 1944 1380 1732 1486 1520 2017 1307 2760 1148 3530 1069 4299 1069 5069 1069 5838 1148 6581 1307 8280 1414 10084 1732 11358 1944 11883 2019 12409 2094 12934 2094 13152 2094 13370 2082 13587 2050 12950 1732 12207 1520 11464 1414 10190 1095 8492 671 6688 352 5755 103 4749 0 3756 0 Z N">
                  <draw:equation draw:name="f0" draw:formula="logwidth"/>
                  <draw:equation draw:name="f1" draw:formula="logheight"/>
                </draw:enhanced-geometry>
              </draw:custom-shape>
              <draw:custom-shape draw:name="Google Shape;1831;p36" draw:style-name="gr2" draw:text-style-name="P2" draw:layer="layout" svg:width="0.187cm" svg:height="0.19cm" svg:x="3.16cm" svg:y="1.755cm">
                <text:p text:style-name="P20"/>
                <draw:enhanced-geometry draw:mirror-horizontal="false" draw:mirror-vertical="false" drawooo:sub-view-size="11783 11934" draw:text-areas="0 0 ?f0 ?f1" svg:viewBox="0 0 0 0" draw:type="ooxml-non-primitive" draw:enhanced-path="M 7346 1 C 6783 1 6258 76 5732 151 5308 257 4883 469 4459 575 4034 894 3716 1106 3397 1425 2973 1743 2654 2061 2442 2486 2336 2804 2230 3123 2336 3335 2336 3654 2442 3972 2548 4184 2866 4609 3185 4927 3609 5140 3928 5246 4246 5458 4565 5564 5202 5883 5626 6095 6051 6201 L 6582 6413 6763 6474 6762 6474 C 5154 6775 3624 7463 2336 8536 1487 9067 850 9916 319 10766 107 11084 0 11509 107 11933 213 11933 319 11509 637 10978 1274 10235 1911 9598 2760 9173 3716 8430 4777 8006 5945 7687 6562 7482 7223 7365 7871 7365 8227 7365 8578 7400 8917 7475 L 11783 8006 11783 8006 9448 6413 C 8917 5989 8280 5670 7749 5458 L 7112 5140 6475 4927 C 6157 4821 5732 4715 5096 4503 4565 4291 4034 3972 3503 3547 3397 3335 3291 3123 3503 2911 3609 2592 3822 2274 4034 2061 5096 1000 6582 469 8068 469 8705 469 9448 363 10085 257 9618 102 9095 3 8598 3 8417 3 8238 16 8068 45 7819 14 7579 1 7346 1 Z N">
                  <draw:equation draw:name="f0" draw:formula="logwidth"/>
                  <draw:equation draw:name="f1" draw:formula="logheight"/>
                </draw:enhanced-geometry>
              </draw:custom-shape>
              <draw:custom-shape draw:name="Google Shape;1832;p36" draw:style-name="gr4" draw:text-style-name="P4" draw:layer="layout" svg:width="0.275cm" svg:height="0.135cm" svg:x="3.007cm" svg:y="1.837cm">
                <text:p text:style-name="P20"/>
                <draw:enhanced-geometry draw:mirror-horizontal="false" draw:mirror-vertical="false" drawooo:sub-view-size="17303 8493" draw:text-areas="0 0 ?f0 ?f1" svg:viewBox="0 0 0 0" draw:type="ooxml-non-primitive" draw:enhanced-path="M 13269 1 C 9765 2178 5671 3343 1512 3343 1009 3343 504 3326 0 3291 L 0 3291 C 2866 4777 5520 6051 7855 7006 L 6900 8493 C 10190 5627 13587 2867 17302 319 L 13269 1 Z N">
                  <draw:equation draw:name="f0" draw:formula="logwidth"/>
                  <draw:equation draw:name="f1" draw:formula="logheight"/>
                </draw:enhanced-geometry>
              </draw:custom-shape>
              <draw:custom-shape draw:name="Google Shape;1833;p36" draw:style-name="gr4" draw:text-style-name="P4" draw:layer="layout" svg:width="0.458cm" svg:height="0.202cm" svg:x="3.257cm" svg:y="1.407cm">
                <text:p text:style-name="P20"/>
                <draw:enhanced-geometry draw:mirror-horizontal="false" draw:mirror-vertical="false" drawooo:sub-view-size="28767 12738" draw:text-areas="0 0 ?f0 ?f1" svg:viewBox="0 0 0 0" draw:type="ooxml-non-primitive" draw:enhanced-path="M 9979 0 C 10297 531 10616 1062 10828 1699 12680 5749 9579 6614 6220 6614 3718 6614 1074 6134 226 6134 124 6134 48 6141 1 6157 L 16666 12738 28767 6794 C 28767 6794 20806 3503 9979 0 Z N">
                  <draw:equation draw:name="f0" draw:formula="logwidth"/>
                  <draw:equation draw:name="f1" draw:formula="logheight"/>
                </draw:enhanced-geometry>
              </draw:custom-shape>
              <draw:custom-shape draw:name="Google Shape;1834;p36" draw:style-name="gr2" draw:text-style-name="P2" draw:layer="layout" svg:width="0.787cm" svg:height="0.113cm" svg:x="3.404cm" svg:y="1.4cm">
                <text:p text:style-name="P20"/>
                <draw:enhanced-geometry draw:mirror-horizontal="false" draw:mirror-vertical="false" drawooo:sub-view-size="49360 7113" draw:text-areas="0 0 ?f0 ?f1" svg:viewBox="0 0 0 0" draw:type="ooxml-non-primitive" draw:enhanced-path="M 1 1 L 1 1 C 319 213 638 425 956 637 1275 850 1593 1062 2018 1274 2442 1487 2973 1699 3397 1911 5733 2760 8811 3397 11889 4247 L 20275 6688 21867 7112 22504 7112 22823 7006 23353 6794 24415 6476 C 24415 6476 25901 5945 28236 5414 29510 4990 30784 4777 32164 4565 32659 4565 33154 4518 33681 4518 33944 4518 34216 4530 34499 4565 L 36834 4565 C 39700 4777 42672 5308 45432 5945 L 48298 6582 C 48616 6688 49041 6688 49359 6794 49041 6582 48723 6476 48298 6369 47661 6157 46706 5945 45538 5626 42672 4883 39806 4353 36834 4034 36091 3928 35242 3928 34499 3928 L 32164 3928 C 30784 4034 29404 4247 28024 4671 25689 5202 24202 5733 24202 5733 L 23141 6051 22186 6369 20593 5945 12102 3610 C 9023 2973 5839 2336 3610 1593 2442 1168 1168 637 1 1 Z N">
                  <draw:equation draw:name="f0" draw:formula="logwidth"/>
                  <draw:equation draw:name="f1" draw:formula="logheight"/>
                </draw:enhanced-geometry>
              </draw:custom-shape>
              <draw:custom-shape draw:name="Google Shape;1835;p36" draw:style-name="gr19" draw:text-style-name="P22" draw:layer="layout" svg:width="0.575cm" svg:height="0.378cm" svg:x="3.825cm" svg:y="2.402cm">
                <text:p text:style-name="P20"/>
                <draw:enhanced-geometry draw:mirror-horizontal="false" draw:mirror-vertical="false" drawooo:sub-view-size="36091 23755" draw:text-areas="0 0 ?f0 ?f1" svg:viewBox="0 0 0 0" draw:type="ooxml-non-primitive" draw:enhanced-path="M 0 1 L 0 1 C 2223 15837 12202 23755 21620 23755 22997 23755 24361 23586 25688 23247 36091 20594 32588 14225 32588 14225 31877 13483 30771 13209 29439 13209 26196 13209 21613 14835 18152 15286 17595 15369 17043 15408 16499 15408 12162 15408 8338 12914 7112 10085 5839 7007 1 1 0 1 Z N">
                  <draw:equation draw:name="f0" draw:formula="logwidth"/>
                  <draw:equation draw:name="f1" draw:formula="logheight"/>
                </draw:enhanced-geometry>
              </draw:custom-shape>
              <draw:custom-shape draw:name="Google Shape;1836;p36" draw:style-name="gr7" draw:text-style-name="P7" draw:layer="layout" svg:width="0.06cm" svg:height="0.029cm" svg:x="4.496cm" svg:y="2.328cm">
                <text:p text:style-name="P20"/>
                <draw:enhanced-geometry draw:mirror-horizontal="false" draw:mirror-vertical="false" drawooo:sub-view-size="3823 1886" draw:text-areas="0 0 ?f0 ?f1" svg:viewBox="0 0 0 0" draw:type="ooxml-non-primitive" draw:enhanced-path="M 2230 1 C 2150 1 2071 27 2018 81 1805 81 1699 81 1593 187 1275 293 1062 399 850 611 319 1036 1 1460 213 1673 266 1779 426 1805 638 1805 850 1805 1116 1779 1381 1779 L 2124 1779 C 2124 1673 2230 1673 2230 1673 2336 1673 2549 1567 2655 1567 2973 1673 3292 1779 3610 1885 3716 1885 3822 1673 3822 1354 3716 1036 3610 717 3292 505 3079 293 2761 81 2442 81 2389 27 2310 1 2230 1 Z N">
                  <draw:equation draw:name="f0" draw:formula="logwidth"/>
                  <draw:equation draw:name="f1" draw:formula="logheight"/>
                </draw:enhanced-geometry>
              </draw:custom-shape>
              <draw:custom-shape draw:name="Google Shape;1837;p36" draw:style-name="gr7" draw:text-style-name="P7" draw:layer="layout" svg:width="0.77cm" svg:height="0.304cm" svg:x="3.76cm" svg:y="2.355cm">
                <text:p text:style-name="P20"/>
                <draw:enhanced-geometry draw:mirror-horizontal="false" draw:mirror-vertical="false" drawooo:sub-view-size="48299 19124" draw:text-areas="0 0 ?f0 ?f1" svg:viewBox="0 0 0 0" draw:type="ooxml-non-primitive" draw:enhanced-path="M 1805 1 C 1381 1 956 107 638 319 532 425 319 531 213 744 L 213 850 C 213 956 107 1062 107 1168 1 1487 1 1911 1 2230 99 2819 379 3409 589 3409 606 3409 622 3405 638 3397 850 3397 1062 2867 1275 2442 1381 2230 1487 2018 1593 1911 L 1699 1805 C 2973 2548 4034 3504 4884 4671 5945 6051 6900 7537 7643 9023 8599 10828 9660 12632 10934 14225 12314 15817 14012 17091 16029 18046 17554 18713 19165 19123 20861 19123 21054 19123 21248 19118 21443 19107 22716 19001 24096 18789 25264 18364 L 26644 17940 27918 17621 C 29085 17303 30253 17091 31421 16984 L 33756 16984 C 34605 17091 35560 17197 36622 17197 36896 17224 37170 17237 37444 17237 39290 17237 41115 16635 42778 15711 44477 14437 45751 12632 46387 10616 47024 8917 47343 7219 47661 5414 47873 3928 47980 2654 48086 1805 48192 1275 48298 850 48192 319 L 48192 319 C 47980 744 47873 1168 47767 1699 47555 2548 47237 3822 46918 5308 46600 7007 46069 8599 45432 10297 44795 11995 43521 13482 41929 14543 40522 15246 38970 15659 37452 15659 37138 15659 36825 15641 36516 15604 35666 15604 34817 15392 33862 15286 33437 15180 33013 15180 32482 15180 L 31314 15180 C 31421 14968 31527 14755 31527 14543 31739 13906 31845 13163 31845 13163 31845 13163 31845 12420 31633 11783 31434 11088 31143 10393 30845 10393 30825 10393 30804 10396 30784 10403 30571 10509 30465 11146 30359 11889 30147 12526 30041 13163 30041 13163 30041 13163 30147 13906 30253 14649 L 30465 15286 C 29404 15392 28448 15604 27387 15817 L 26007 16135 24733 16666 C 23566 16984 22504 17303 21337 17409 21121 17422 20907 17429 20694 17429 19235 17429 17857 17116 16560 16560 14755 15817 13163 14755 11889 13375 10509 11783 9448 10191 8493 8493 7537 7007 6476 5520 5308 4141 4459 3185 3504 2442 2336 1805 2230 1699 2018 1593 1805 1593 1805 1381 1911 1381 2018 1275 2230 956 2867 956 2973 850 3079 638 2654 1 1805 1 Z N">
                  <draw:equation draw:name="f0" draw:formula="logwidth"/>
                  <draw:equation draw:name="f1" draw:formula="logheight"/>
                </draw:enhanced-geometry>
              </draw:custom-shape>
              <draw:custom-shape draw:name="Google Shape;1838;p36" draw:style-name="gr7" draw:text-style-name="P7" draw:layer="layout" svg:width="0.428cm" svg:height="0.216cm" svg:x="4.047cm" svg:y="2.317cm">
                <text:p text:style-name="P20"/>
                <draw:enhanced-geometry draw:mirror-horizontal="false" draw:mirror-vertical="false" drawooo:sub-view-size="26878 13590" draw:text-areas="0 0 ?f0 ?f1" svg:viewBox="0 0 0 0" draw:type="ooxml-non-primitive" draw:enhanced-path="M 14358 1 C 7559 1 0 3062 4841 8494 5796 9344 6751 10193 7813 10936 8980 11785 10997 13589 12483 13589 12802 13589 13120 13483 13545 13377 15774 12422 18003 11042 19914 9344 26878 2903 20978 1 14358 1 Z N">
                  <draw:equation draw:name="f0" draw:formula="logwidth"/>
                  <draw:equation draw:name="f1" draw:formula="logheight"/>
                </draw:enhanced-geometry>
              </draw:custom-shape>
              <draw:custom-shape draw:name="Google Shape;1839;p36" draw:style-name="gr7" draw:text-style-name="P7" draw:layer="layout" svg:width="0.262cm" svg:height="0.087cm" svg:x="4.125cm" svg:y="2.328cm">
                <text:p text:style-name="P20"/>
                <draw:enhanced-geometry draw:mirror-horizontal="false" draw:mirror-vertical="false" drawooo:sub-view-size="16454 5522" draw:text-areas="0 0 ?f0 ?f1" svg:viewBox="0 0 0 0" draw:type="ooxml-non-primitive" draw:enhanced-path="M 9069 1 C 5169 1 997 1178 1 3337 739 4630 3568 5521 7157 5521 7693 5521 8245 5501 8811 5460 12208 5248 15180 4292 16454 3125 15996 992 12648 1 9069 1 Z N">
                  <draw:equation draw:name="f0" draw:formula="logwidth"/>
                  <draw:equation draw:name="f1" draw:formula="logheight"/>
                </draw:enhanced-geometry>
              </draw:custom-shape>
              <draw:custom-shape draw:name="Google Shape;1840;p36" draw:style-name="gr7" draw:text-style-name="P7" draw:layer="layout" svg:width="0.318cm" svg:height="0.15cm" svg:x="4.096cm" svg:y="2.382cm">
                <text:p text:style-name="P20"/>
                <draw:enhanced-geometry draw:mirror-horizontal="false" draw:mirror-vertical="false" drawooo:sub-view-size="19956 9448" draw:text-areas="0 0 ?f0 ?f1" svg:viewBox="0 0 0 0" draw:type="ooxml-non-primitive" draw:enhanced-path="M 531 0 L 531 0 C 0 1274 319 2654 1805 4352 2760 5201 3715 6051 4777 6794 5944 7643 7961 9447 9447 9447 9766 9447 10084 9341 10403 9235 12738 8280 14967 6900 16878 5308 18258 4140 19319 2548 19956 849 L 19956 849 C 17186 3311 13722 4782 10043 4782 9915 4782 9788 4780 9660 4777 9554 4779 9450 4780 9347 4780 3943 4780 1572 2083 531 0 Z N">
                  <draw:equation draw:name="f0" draw:formula="logwidth"/>
                  <draw:equation draw:name="f1" draw:formula="logheight"/>
                </draw:enhanced-geometry>
              </draw:custom-shape>
              <draw:custom-shape draw:name="Google Shape;1841;p36" draw:style-name="gr7" draw:text-style-name="P7" draw:layer="layout" svg:width="0.085cm" svg:height="0.042cm" svg:x="4.187cm" svg:y="2.353cm">
                <text:p text:style-name="P20"/>
                <draw:enhanced-geometry draw:mirror-horizontal="false" draw:mirror-vertical="false" drawooo:sub-view-size="5414 2681" draw:text-areas="0 0 ?f0 ?f1" svg:viewBox="0 0 0 0" draw:type="ooxml-non-primitive" draw:enhanced-path="M 3006 0 C 2891 0 2773 4 2654 14 1168 120 0 757 106 1500 106 2179 1171 2681 2408 2681 2524 2681 2642 2676 2760 2667 4246 2561 5414 1818 5307 1075 5210 493 4228 0 3006 0 Z N">
                  <draw:equation draw:name="f0" draw:formula="logwidth"/>
                  <draw:equation draw:name="f1" draw:formula="logheight"/>
                </draw:enhanced-geometry>
              </draw:custom-shape>
              <draw:custom-shape draw:name="Google Shape;1842;p36" draw:style-name="gr20" draw:text-style-name="P23" draw:layer="layout" svg:width="0.223cm" svg:height="0.247cm" svg:x="4.148cm" svg:y="2.668cm">
                <text:p text:style-name="P20"/>
                <draw:enhanced-geometry draw:mirror-horizontal="false" draw:mirror-vertical="false" drawooo:sub-view-size="14013 15498" draw:text-areas="0 0 ?f0 ?f1" svg:viewBox="0 0 0 0" draw:type="ooxml-non-primitive" draw:enhanced-path="M 13800 0 C 13694 0 13481 637 13269 1698 13057 2866 12632 4034 12102 5201 11677 6263 10934 7324 10191 8280 9872 8704 9554 9023 9448 9235 9342 9341 9236 9447 9129 9447 L 8811 9872 C 8492 10084 8280 10403 7962 10615 7006 11464 6051 12207 4990 12844 2654 14330 1 15285 1 15498 1911 15391 3822 14861 5520 13905 6688 13375 7856 12632 8917 11889 9236 11570 9554 11358 9872 11039 L 10297 10721 C 10403 10509 10509 10403 10615 10296 10828 10084 11146 9660 11465 9235 12208 8067 12845 6900 13269 5626 13588 4352 13906 3078 13906 1698 14012 637 13906 0 13800 0 Z N">
                  <draw:equation draw:name="f0" draw:formula="logwidth"/>
                  <draw:equation draw:name="f1" draw:formula="logheight"/>
                </draw:enhanced-geometry>
              </draw:custom-shape>
              <draw:custom-shape draw:name="Google Shape;1843;p36" draw:style-name="gr2" draw:text-style-name="P2" draw:layer="layout" svg:width="0.032cm" svg:height="0.032cm" svg:x="4.098cm" svg:y="2.524cm">
                <text:p text:style-name="P20"/>
                <draw:enhanced-geometry draw:mirror-horizontal="false" draw:mirror-vertical="false" drawooo:sub-view-size="2071 2071" draw:text-areas="0 0 ?f0 ?f1" svg:viewBox="0 0 0 0" draw:type="ooxml-non-primitive" draw:enhanced-path="M 1009 1 C 478 1 53 425 53 956 0 1699 531 2070 1049 2070 1566 2070 2070 1699 1964 956 1964 425 1539 1 1009 1 Z N">
                  <draw:equation draw:name="f0" draw:formula="logwidth"/>
                  <draw:equation draw:name="f1" draw:formula="logheight"/>
                </draw:enhanced-geometry>
              </draw:custom-shape>
              <draw:custom-shape draw:name="Google Shape;1844;p36" draw:style-name="gr2" draw:text-style-name="P2" draw:layer="layout" svg:width="0.011cm" svg:height="0.011cm" svg:x="4.048cm" svg:y="2.499cm">
                <text:p text:style-name="P20"/>
                <draw:enhanced-geometry draw:mirror-horizontal="false" draw:mirror-vertical="false" drawooo:sub-view-size="744 744" draw:text-areas="0 0 ?f0 ?f1" svg:viewBox="0 0 0 0" draw:type="ooxml-non-primitive" draw:enhanced-path="M 372 0 C 187 0 1 106 1 319 L 1 425 C 1 637 107 743 319 743 532 743 744 531 744 319 744 106 558 0 372 0 Z N">
                  <draw:equation draw:name="f0" draw:formula="logwidth"/>
                  <draw:equation draw:name="f1" draw:formula="logheight"/>
                </draw:enhanced-geometry>
              </draw:custom-shape>
              <draw:custom-shape draw:name="Google Shape;1845;p36" draw:style-name="gr2" draw:text-style-name="P2" draw:layer="layout" svg:width="0.016cm" svg:height="0.012cm" svg:x="4.038cm" svg:y="2.562cm">
                <text:p text:style-name="P20"/>
                <draw:enhanced-geometry draw:mirror-horizontal="false" draw:mirror-vertical="false" drawooo:sub-view-size="1062 797" draw:text-areas="0 0 ?f0 ?f1" svg:viewBox="0 0 0 0" draw:type="ooxml-non-primitive" draw:enhanced-path="M 531 0 C 292 0 53 133 0 398 53 664 292 796 531 796 770 796 1008 664 1062 398 1008 133 770 0 531 0 Z N">
                  <draw:equation draw:name="f0" draw:formula="logwidth"/>
                  <draw:equation draw:name="f1" draw:formula="logheight"/>
                </draw:enhanced-geometry>
              </draw:custom-shape>
              <draw:custom-shape draw:name="Google Shape;1846;p36" draw:style-name="gr2" draw:text-style-name="P2" draw:layer="layout" svg:width="0.021cm" svg:height="0.022cm" svg:x="4.42cm" svg:y="2.531cm">
                <text:p text:style-name="P20"/>
                <draw:enhanced-geometry draw:mirror-horizontal="false" draw:mirror-vertical="false" drawooo:sub-view-size="1381 1461" draw:text-areas="0 0 ?f0 ?f1" svg:viewBox="0 0 0 0" draw:type="ooxml-non-primitive" draw:enhanced-path="M 690 1 C 345 1 0 239 0 717 0 1142 319 1460 743 1460 1062 1460 1380 1142 1380 717 1380 239 1035 1 690 1 Z N">
                  <draw:equation draw:name="f0" draw:formula="logwidth"/>
                  <draw:equation draw:name="f1" draw:formula="logheight"/>
                </draw:enhanced-geometry>
              </draw:custom-shape>
              <draw:custom-shape draw:name="Google Shape;1847;p36" draw:style-name="gr2" draw:text-style-name="P2" draw:layer="layout" svg:width="0.025cm" svg:height="0.017cm" svg:x="4.379cm" svg:y="2.502cm">
                <text:p text:style-name="P20"/>
                <draw:enhanced-geometry draw:mirror-horizontal="false" draw:mirror-vertical="false" drawooo:sub-view-size="1639 1122" draw:text-areas="0 0 ?f0 ?f1" svg:viewBox="0 0 0 0" draw:type="ooxml-non-primitive" draw:enhanced-path="M 744 1 C 319 1 1 319 1 744 1 1017 105 1122 251 1122 726 1122 1638 1 744 1 Z N">
                  <draw:equation draw:name="f0" draw:formula="logwidth"/>
                  <draw:equation draw:name="f1" draw:formula="logheight"/>
                </draw:enhanced-geometry>
              </draw:custom-shape>
              <draw:custom-shape draw:name="Google Shape;1848;p36" draw:style-name="gr2" draw:text-style-name="P2" draw:layer="layout" svg:width="0.012cm" svg:height="0.008cm" svg:x="4.35cm" svg:y="2.565cm">
                <text:p text:style-name="P20"/>
                <draw:enhanced-geometry draw:mirror-horizontal="false" draw:mirror-vertical="false" drawooo:sub-view-size="818 586" draw:text-areas="0 0 ?f0 ?f1" svg:viewBox="0 0 0 0" draw:type="ooxml-non-primitive" draw:enhanced-path="M 319 0 C 213 0 0 212 0 425 0 540 45 585 110 585 340 585 817 0 319 0 Z N">
                  <draw:equation draw:name="f0" draw:formula="logwidth"/>
                  <draw:equation draw:name="f1" draw:formula="logheight"/>
                </draw:enhanced-geometry>
              </draw:custom-shape>
              <draw:custom-shape draw:name="Google Shape;1849;p36" draw:style-name="gr3" draw:text-style-name="P3" draw:layer="layout" svg:width="1.475cm" svg:height="0.467cm" svg:x="3.406cm" svg:y="3.819cm">
                <text:p text:style-name="P20"/>
                <draw:enhanced-geometry draw:mirror-horizontal="false" draw:mirror-vertical="false" drawooo:sub-view-size="92394 29869" draw:text-areas="0 0 ?f0 ?f1" svg:viewBox="0 0 0 0" draw:type="ooxml-non-primitive" draw:enhanced-path="M 1 0 C 1 0 2 1 4 2 L 4 2 C 3 1 2 1 1 0 Z M 4 2 C 1926 1190 15510 22824 38533 27492 44840 28796 51916 29868 58930 29868 66198 29868 73400 28717 79612 25476 92393 18829 74936 16123 68134 16123 67875 16123 67631 16127 67405 16135 67175 16143 66946 16147 66717 16147 52910 16147 41611 638 41611 637 L 41611 637 C 41611 638 42884 10403 33544 12950 32926 13116 32227 13193 31461 13193 21508 13193 293 180 4 2 Z N">
                  <draw:equation draw:name="f0" draw:formula="logwidth"/>
                  <draw:equation draw:name="f1" draw:formula="logheight"/>
                </draw:enhanced-geometry>
              </draw:custom-shape>
              <draw:custom-shape draw:name="Google Shape;1850;p36" draw:style-name="gr4" draw:text-style-name="P4" draw:layer="layout" svg:width="1.048cm" svg:height="0.884cm" svg:x="3.628cm" svg:y="3.324cm">
                <text:p text:style-name="P20"/>
                <draw:enhanced-geometry draw:mirror-horizontal="false" draw:mirror-vertical="false" drawooo:sub-view-size="70483 52438" draw:text-areas="0 0 ?f0 ?f1" svg:viewBox="0 0 0 0" draw:type="ooxml-non-primitive" draw:enhanced-path="M 1 1 C 1 1 744 1 2018 319 3716 744 5308 1487 6794 2548 10403 5096 14118 9766 17197 14861 18789 17303 20275 19956 21655 22292 22292 23565 22929 24733 23672 25795 23990 26325 24309 26856 24627 27387 L 25795 28767 C 26432 29616 27068 30359 27811 31102 28342 31739 28873 32270 29510 32800 L 30677 33862 C 30784 33968 30890 34074 31102 34180 L 32694 35454 C 33225 35879 33862 36303 34711 36728 L 35879 37577 37259 38426 C 39488 39700 41823 40868 44158 41823 45538 42354 47024 42778 48404 42990 49890 43203 51376 43309 52968 43415 53476 43396 53984 43387 54491 43387 56850 43387 59208 43578 61566 43840 62946 44052 64220 44477 65388 44901 66449 45432 67405 46175 68148 47024 68891 47767 69421 48510 69846 49465 70271 50102 70271 50845 69846 51482 69528 51801 69103 52013 68678 52225 68466 52225 68254 52225 68148 52331 68148 52331 68360 52331 68572 52438 69103 52331 69634 52119 69952 51695 70271 51482 70483 51058 70483 50633 70483 50209 70377 49784 70164 49359 69846 48404 69209 47449 68572 46706 68148 46281 67723 45856 67192 45432 66768 45007 66131 44689 65600 44370 64326 43840 63053 43415 61673 43203 58807 42778 55834 42566 52862 42460 51482 42460 49996 42247 48510 42035 47237 41823 45857 41398 44583 40868 42248 39806 40018 38745 37895 37365 L 36516 36622 35348 35772 C 34605 35242 33968 34817 33437 34393 L 31845 33225 C 31845 33225 31739 33119 31527 32906 31208 32588 30890 32270 30359 31845 29828 31420 29191 30890 28661 30253 28024 29616 27281 28873 26750 28024 L 25582 26750 C 25264 26325 24945 25795 24627 25264 23990 24202 23247 23035 22504 21761 21124 19426 19638 16878 17940 14331 14755 9342 10934 4565 7006 2124 5520 1168 3822 425 2018 107 1487 1 1062 1 531 1 Z N">
                  <draw:equation draw:name="f0" draw:formula="logwidth"/>
                  <draw:equation draw:name="f1" draw:formula="logheight"/>
                </draw:enhanced-geometry>
              </draw:custom-shape>
              <draw:custom-shape draw:name="Google Shape;1851;p36" draw:style-name="gr15" draw:text-style-name="P18" draw:layer="layout" svg:width="0.177cm" svg:height="0.075cm" draw:transform="rotate (0.22776546738526) translate (4.461cm 4.123cm)">
                <text:p text:style-name="P20"/>
                <draw:enhanced-geometry draw:mirror-horizontal="false" draw:mirror-vertical="false" drawooo:sub-view-size="11147 4751" draw:text-areas="0 0 ?f0 ?f1" svg:viewBox="0 0 0 0" draw:type="ooxml-non-primitive" draw:enhanced-path="M 4300 1 C 3902 1 3503 27 3079 80 2017 80 956 399 1 1036 17 1052 64 1058 138 1058 426 1058 1119 961 1937 961 2301 961 2690 980 3079 1036 3822 1036 4459 1142 5202 1354 L 6051 1566 6369 1673 C 6582 1673 6794 1779 7006 1885 7643 1991 8280 2309 8811 2734 9448 3053 9872 3477 10403 4008 10722 4432 10934 4751 11040 4751 11146 4751 11040 4326 10828 3689 10509 2946 10085 2416 9448 1885 8811 1354 8174 930 7537 611 7219 505 7006 399 6794 293 L 6476 187 5520 80 C 5096 27 4698 1 4300 1 Z N">
                  <draw:equation draw:name="f0" draw:formula="logwidth"/>
                  <draw:equation draw:name="f1" draw:formula="logheight"/>
                </draw:enhanced-geometry>
              </draw:custom-shape>
              <draw:custom-shape draw:name="Google Shape;1852;p36" draw:style-name="gr15" draw:text-style-name="P18" draw:layer="layout" svg:width="0.14cm" svg:height="0.069cm" svg:x="4.486cm" svg:y="4.191cm">
                <text:p text:style-name="P20"/>
                <draw:enhanced-geometry draw:mirror-horizontal="false" draw:mirror-vertical="false" drawooo:sub-view-size="8811 4353" draw:text-areas="0 0 ?f0 ?f1" svg:viewBox="0 0 0 0" draw:type="ooxml-non-primitive" draw:enhanced-path="M 2654 1 C 1274 1 0 213 0 425 0 531 1274 638 2548 956 3291 1062 4034 1381 4883 1699 5626 1805 6263 2124 7006 2654 7430 2867 7855 3291 8173 3716 8386 4034 8598 4353 8704 4353 8810 4353 8810 3928 8598 3397 8386 2867 8067 2336 7537 1805 7112 1381 6581 1062 6051 744 L 5307 319 4989 319 C 4883 319 4671 213 4458 213 3821 107 3185 1 2654 1 Z N">
                  <draw:equation draw:name="f0" draw:formula="logwidth"/>
                  <draw:equation draw:name="f1" draw:formula="logheight"/>
                </draw:enhanced-geometry>
              </draw:custom-shape>
              <draw:custom-shape draw:name="Google Shape;1853;p36" draw:style-name="gr15" draw:text-style-name="P18" draw:layer="layout" svg:width="0.543cm" svg:height="0.441cm" draw:transform="rotate (-0.0593411945678073) translate (3.374cm 3.732cm)">
                <text:p text:style-name="P20"/>
                <draw:enhanced-geometry draw:mirror-horizontal="false" draw:mirror-vertical="false" drawooo:sub-view-size="34075 27706" draw:text-areas="0 0 ?f0 ?f1" svg:viewBox="0 0 0 0" draw:type="ooxml-non-primitive" draw:enhanced-path="M 1 1 L 1 1 C 425 1168 956 2230 1593 3185 2867 5520 4247 7643 5945 9660 7537 11677 9342 13588 11253 15392 11996 16135 12633 16666 13163 17090 L 13906 17727 C 13906 17727 14968 18683 16772 19850 18895 21336 21124 22716 23460 23884 25795 25051 28236 26007 30678 26750 31739 27174 32907 27493 34074 27705 33013 27174 31951 26644 30890 26325 28449 25370 26113 24202 23884 23035 21655 21761 19532 20381 17409 18895 15711 17621 14649 16772 14649 16772 L 13906 16135 C 13482 15710 12739 15180 11996 14543 10085 12844 8280 11040 6582 9023 4990 7113 3398 5096 2018 2973 1381 1911 744 956 1 1 Z N">
                  <draw:equation draw:name="f0" draw:formula="logwidth"/>
                  <draw:equation draw:name="f1" draw:formula="logheight"/>
                </draw:enhanced-geometry>
              </draw:custom-shape>
              <draw:custom-shape draw:name="Google Shape;1854;p36" draw:style-name="gr4" draw:text-style-name="P4" draw:layer="layout" svg:width="1.418cm" svg:height="0.501cm" svg:x="3.389cm" svg:y="3.792cm">
                <text:p text:style-name="P20"/>
                <draw:enhanced-geometry draw:mirror-horizontal="false" draw:mirror-vertical="false" drawooo:sub-view-size="87786 29830" draw:text-areas="0 0 ?f0 ?f1" svg:viewBox="0 0 0 0" draw:type="ooxml-non-primitive" draw:enhanced-path="M 1 0 C 1 0 15 9 43 26 L 43 26 C 29 16 14 8 1 0 Z M 43 26 C 2104 1368 15662 22750 38533 27492 44852 28787 51879 29830 58837 29830 66137 29830 73362 28682 79612 25476 87785 21230 83539 18576 77701 17196 76852 20274 71014 24202 56047 24945 55597 24970 55142 24982 54682 24982 41361 24982 24004 14790 12102 6581 5758 3460 561 338 43 26 Z N">
                  <draw:equation draw:name="f0" draw:formula="logwidth"/>
                  <draw:equation draw:name="f1" draw:formula="logheight"/>
                </draw:enhanced-geometry>
              </draw:custom-shape>
              <draw:custom-shape draw:name="Google Shape;1855;p36" draw:style-name="gr4" draw:text-style-name="P4" draw:layer="layout" svg:width="1.477cm" svg:height="0.884cm" svg:x="0.841cm" svg:y="3.422cm">
                <text:p text:style-name="P20"/>
                <draw:enhanced-geometry draw:mirror-horizontal="false" draw:mirror-vertical="false" drawooo:sub-view-size="92569 55437" draw:text-areas="0 0 ?f0 ?f1" svg:viewBox="0 0 0 0" draw:type="ooxml-non-primitive" draw:enhanced-path="M 64998 1 C 49650 1 34187 6943 34187 6943 34187 6943 41299 21804 36310 22653 36112 22683 35905 22697 35689 22697 30440 22697 19963 14374 19963 14374 19963 14374 17840 19575 15399 26899 12851 34117 1812 44944 750 49402 0 52552 1740 55437 5446 55437 6986 55437 8865 54939 11047 53755 18371 49721 22935 36346 22935 36346 22935 36346 32846 50581 55737 50581 57693 50581 59744 50477 61891 50252 89171 47386 92568 17027 92568 17027 87648 3801 76355 1 64998 1 Z N">
                  <draw:equation draw:name="f0" draw:formula="logwidth"/>
                  <draw:equation draw:name="f1" draw:formula="logheight"/>
                </draw:enhanced-geometry>
              </draw:custom-shape>
              <draw:custom-shape draw:name="Google Shape;1856;p36" draw:style-name="gr4" draw:text-style-name="P4" draw:layer="layout" svg:width="0.811cm" svg:height="0.825cm" svg:x="0.851cm" svg:y="3.479cm">
                <text:p text:style-name="P20"/>
                <draw:enhanced-geometry draw:mirror-horizontal="false" draw:mirror-vertical="false" drawooo:sub-view-size="50845 51716" draw:text-areas="0 0 ?f0 ?f1" svg:viewBox="0 0 0 0" draw:type="ooxml-non-primitive" draw:enhanced-path="M 42672 1 C 39593 956 36515 2017 33543 3291 33543 3291 40655 18152 35666 19001 35468 19031 35261 19045 35045 19045 29796 19045 19319 10722 19319 10722 L 19319 10828 C 18576 12738 17833 14755 17090 16666 L 16878 17197 C 16135 19213 15498 21230 14755 23141 12207 30571 1168 41292 106 45750 106 45963 0 46281 0 46493 0 46600 0 46706 0 46706 L 0 47236 0 47555 0 47979 0 48192 C 0 48404 106 48510 106 48616 106 48722 212 48829 212 48935 212 49041 319 49147 319 49253 425 49466 531 49678 743 49890 849 50102 955 50209 1168 50421 L 1274 50527 1698 50845 1698 50952 C 1911 51058 2123 51164 2229 51164 3073 51525 3985 51716 4907 51716 5610 51716 6318 51606 7006 51376 4458 49996 2548 47555 5095 43415 9331 36621 12539 32614 14782 32614 15237 32614 15652 32779 16028 33119 17514 34711 18788 36409 19956 38320 20487 37152 20911 36091 21336 35136 L 21548 34499 21973 33543 21973 33437 C 21973 33437 21973 33331 22079 33225 22079 33225 22079 33225 22079 33119 L 22079 33013 22079 32906 22079 32800 C 22716 33650 23459 34499 24202 35348 L 24414 35242 C 22716 31208 21336 26325 24520 25795 24862 25739 25207 25713 25554 25713 29183 25713 33008 28532 36303 29404 37482 29762 38623 29932 39705 29932 45347 29932 49414 25341 49147 19107 L 49147 19107 C 48404 19850 47554 20487 46705 21018 50420 16454 50845 5733 45962 1699 45007 956 43839 319 42672 1 Z N">
                  <draw:equation draw:name="f0" draw:formula="logwidth"/>
                  <draw:equation draw:name="f1" draw:formula="logheight"/>
                </draw:enhanced-geometry>
              </draw:custom-shape>
              <draw:custom-shape draw:name="Google Shape;1857;p36" draw:style-name="gr3" draw:text-style-name="P3" draw:layer="layout" svg:width="1.377cm" svg:height="0.654cm" svg:x="0.841cm" svg:y="3.651cm">
                <text:p text:style-name="P20"/>
                <draw:enhanced-geometry draw:mirror-horizontal="false" draw:mirror-vertical="false" drawooo:sub-view-size="86305 41005" draw:text-areas="0 0 ?f0 ?f1" svg:viewBox="0 0 0 0" draw:type="ooxml-non-primitive" draw:enhanced-path="M 19962 1 C 19962 1 17945 5096 15291 12420 12744 19744 1811 30571 749 34923 0 38069 1736 41004 5396 41004 6923 41004 8784 40494 10939 39275 18370 35242 22934 21867 22934 21867 22934 21867 32854 36206 55770 36206 57716 36206 59755 36103 61890 35879 72081 34923 81103 29085 86304 20275 L 86304 20275 C 80663 25026 70765 31956 61149 31956 57013 31956 52930 30675 49259 27387 36840 16135 43421 7962 40873 213 L 40873 213 C 40236 2018 39069 3504 37476 4459 37476 5520 36627 6370 35672 6582 35396 6628 35105 6650 34800 6650 29460 6650 19962 1 19962 1 Z N">
                  <draw:equation draw:name="f0" draw:formula="logwidth"/>
                  <draw:equation draw:name="f1" draw:formula="logheight"/>
                </draw:enhanced-geometry>
              </draw:custom-shape>
              <draw:custom-shape draw:name="Google Shape;1858;p36" draw:style-name="gr16" draw:text-style-name="P19" draw:layer="layout" svg:width="0.16cm" svg:height="0.611cm" svg:x="2.197cm" svg:y="3.402cm">
                <text:p text:style-name="P20"/>
                <draw:enhanced-geometry draw:mirror-horizontal="false" draw:mirror-vertical="false" drawooo:sub-view-size="10085 38320" draw:text-areas="0 0 ?f0 ?f1" svg:viewBox="0 0 0 0" draw:type="ooxml-non-primitive" draw:enhanced-path="M 3822 0 L 3822 0 C 4246 1168 4671 2229 5308 3291 6369 5626 7219 8173 7749 10721 8068 11995 8174 13375 8280 14755 8280 15922 8280 17090 8174 18364 8068 18788 7962 19213 7855 19637 7749 20168 7749 20168 7749 20168 L 7537 19850 C 7219 19637 7006 19425 6582 19107 L 4246 16984 5202 19956 C 5732 21548 5945 23246 5839 24945 5626 27174 4989 29297 4140 31207 2442 35241 0 38213 107 38319 744 37895 1380 37364 1805 36727 3079 35135 4246 33543 5096 31738 6263 29721 6900 27492 7325 25157 7446 24070 7463 22982 7358 21914 L 7358 21914 7431 21973 C 7749 22079 7962 22291 8280 22397 L 8492 22609 8917 22822 9023 22822 9023 22716 9129 22397 C 9235 22185 9235 21866 9341 21654 9554 21017 9660 20487 9766 19956 9766 19425 9978 19000 9978 18364 10085 17090 10085 15816 9978 14542 9766 13162 9448 11782 9023 10403 8280 7749 7219 5307 5839 2972 5308 1911 4671 849 3822 0 Z N">
                  <draw:equation draw:name="f0" draw:formula="logwidth"/>
                  <draw:equation draw:name="f1" draw:formula="logheight"/>
                </draw:enhanced-geometry>
              </draw:custom-shape>
              <draw:custom-shape draw:name="Google Shape;1859;p36" draw:style-name="gr15" draw:text-style-name="P18" draw:layer="layout" svg:width="0.157cm" svg:height="0.209cm" svg:x="1.095cm" svg:y="3.625cm">
                <text:p text:style-name="P20"/>
                <draw:enhanced-geometry draw:mirror-horizontal="false" draw:mirror-vertical="false" drawooo:sub-view-size="9873 13154" draw:text-areas="0 0 ?f0 ?f1" svg:viewBox="0 0 0 0" draw:type="ooxml-non-primitive" draw:enhanced-path="M 4065 0 C 4034 0 4034 95 4034 95 L 3503 1050 2973 2111 C 2866 2324 2760 2536 2654 2642 L 2442 3067 C 1911 4447 1486 5720 1168 7100 425 10072 0 13151 319 13151 323 13153 326 13153 330 13153 561 13153 1397 10237 2336 7525 2866 6251 3397 4977 3928 3810 4034 3597 4140 3385 4140 3385 L 4352 3704 C 5202 4765 5945 5933 6582 7100 8040 9704 9294 12411 9541 12411 9545 12411 9550 12410 9554 12408 9872 12302 8917 9436 7855 6463 7218 5190 6582 3916 5839 2748 L 5626 2324 C 5520 2111 5308 1899 5202 1793 L 4565 731 4140 95 C 4105 24 4081 0 4065 0 Z N">
                  <draw:equation draw:name="f0" draw:formula="logwidth"/>
                  <draw:equation draw:name="f1" draw:formula="logheight"/>
                </draw:enhanced-geometry>
              </draw:custom-shape>
              <draw:custom-shape draw:name="Google Shape;1860;p36" draw:style-name="gr15" draw:text-style-name="P18" draw:layer="layout" svg:width="0.163cm" svg:height="0.166cm" svg:x="0.856cm" svg:y="4.118cm">
                <text:p text:style-name="P20"/>
                <draw:enhanced-geometry draw:mirror-horizontal="false" draw:mirror-vertical="false" drawooo:sub-view-size="10297 10450" draw:text-areas="0 0 ?f0 ?f1" svg:viewBox="0 0 0 0" draw:type="ooxml-non-primitive" draw:enhanced-path="M 10085 0 C 9978 0 9766 425 9554 1168 9129 1911 8705 2654 8280 3397 7855 4034 7325 4671 6688 5308 6476 5626 6157 5838 5945 6051 5945 6051 5626 6475 5202 6900 4565 7537 3928 8068 3291 8492 2548 9023 1911 9448 1062 9766 531 10084 1 10297 1 10403 1 10403 236 10450 614 10450 803 10450 1027 10438 1274 10403 2230 10297 3079 9978 3928 9660 4777 9235 5520 8704 6263 8174 6900 7643 7219 7325 7219 7325 7219 7325 7537 6900 8068 6369 8492 5626 9023 4777 9342 3928 9766 3079 9978 2229 10085 1274 10297 531 10191 0 10085 0 Z N">
                  <draw:equation draw:name="f0" draw:formula="logwidth"/>
                  <draw:equation draw:name="f1" draw:formula="logheight"/>
                </draw:enhanced-geometry>
              </draw:custom-shape>
              <draw:custom-shape draw:name="Google Shape;1861;p36" draw:style-name="gr15" draw:text-style-name="P18" draw:layer="layout" svg:width="0.133cm" svg:height="0.148cm" svg:x="0.97cm" svg:y="4.138cm">
                <text:p text:style-name="P20"/>
                <draw:enhanced-geometry draw:mirror-horizontal="false" draw:mirror-vertical="false" drawooo:sub-view-size="8387 9306" draw:text-areas="0 0 ?f0 ?f1" svg:viewBox="0 0 0 0" draw:type="ooxml-non-primitive" draw:enhanced-path="M 8248 0 C 7977 0 6961 1118 5945 2236 4989 3404 4034 4571 4034 4571 L 3397 5421 C 3291 5633 3079 5845 2866 6164 L 2123 7013 C 1911 7331 1699 7544 1380 7862 1168 8074 956 8287 743 8499 319 8817 0 9136 107 9242 107 9281 163 9305 262 9305 432 9305 725 9232 1062 9030 1380 8924 1699 8817 2017 8605 2336 8393 2654 8181 2973 7968 L 3928 7119 C 4246 6907 4459 6588 4671 6376 5096 5951 5414 5739 5414 5739 5414 5739 6263 4359 7006 2979 7749 1599 8386 113 8280 7 8271 3 8260 0 8248 0 Z N">
                  <draw:equation draw:name="f0" draw:formula="logwidth"/>
                  <draw:equation draw:name="f1" draw:formula="logheight"/>
                </draw:enhanced-geometry>
              </draw:custom-shape>
              <draw:custom-shape draw:name="Google Shape;1862;p36" draw:style-name="gr4" draw:text-style-name="P4" draw:layer="layout" svg:width="0.672cm" svg:height="0.654cm" svg:x="0.851cm" svg:y="3.651cm">
                <text:p text:style-name="P20"/>
                <draw:enhanced-geometry draw:mirror-horizontal="false" draw:mirror-vertical="false" drawooo:sub-view-size="42141 40996" draw:text-areas="0 0 ?f0 ?f1" svg:viewBox="0 0 0 0" draw:type="ooxml-non-primitive" draw:enhanced-path="M 19319 1 C 19319 1 17302 5096 14648 12420 12101 19744 1168 30571 106 34923 0 35242 0 35454 0 35666 0 35773 0 35879 0 35985 L 0 36516 0 36728 0 37152 0 37471 C 0 37577 0 37683 106 37789 106 37895 106 38002 106 38108 212 38214 212 38320 319 38426 425 38639 531 38851 637 39063 743 39275 955 39488 1168 39594 L 1168 39700 1592 40018 1698 40125 C 1911 40231 2017 40337 2229 40443 3073 40805 3985 40995 4888 40995 5575 40995 6257 40885 6900 40655 4352 39169 2548 36728 4989 32694 9282 25861 12490 21847 14733 21847 15208 21847 15639 22027 16028 22398 17514 23884 18788 25582 19956 27493 20487 26325 20911 25264 21336 24309 L 21548 23672 21973 22716 21973 22610 C 21973 22610 21973 22504 22079 22398 22079 22398 22079 22398 22079 22292 L 22079 22186 22079 22079 22079 21973 C 22716 22929 23459 23672 24202 24521 L 24414 24415 C 22716 20381 21336 15498 24520 14968 24862 14912 25207 14886 25554 14886 29183 14886 33008 17705 36303 18577 37301 18910 38329 19068 39356 19068 40293 19068 41229 18936 42141 18683 39169 11677 42141 5839 40230 213 L 40230 213 C 40124 638 39912 1062 39699 1593 39487 3928 38956 5945 37258 6688 37046 7431 36409 8068 35666 8174 35442 8212 35204 8231 34956 8231 29679 8231 19319 1 19319 1 Z N">
                  <draw:equation draw:name="f0" draw:formula="logwidth"/>
                  <draw:equation draw:name="f1" draw:formula="logheight"/>
                </draw:enhanced-geometry>
              </draw:custom-shape>
              <draw:custom-shape draw:name="Google Shape;1863;p36" draw:style-name="gr4" draw:text-style-name="P4" draw:layer="layout" svg:width="1.13cm" svg:height="0.37cm" svg:x="2.302cm" svg:y="3.592cm">
                <text:p text:style-name="P20"/>
                <draw:enhanced-geometry draw:mirror-horizontal="false" draw:mirror-vertical="false" drawooo:sub-view-size="70802 23231" draw:text-areas="0 0 ?f0 ?f1" svg:viewBox="0 0 0 0" draw:type="ooxml-non-primitive" draw:enhanced-path="M 2442 1 C 2442 1 4565 6263 3185 7962 2634 8758 1942 9094 1373 9094 956 9094 605 8913 425 8599 425 9872 213 12101 1 14224 9500 21052 19198 23230 29244 23230 37160 23230 45291 21878 53711 20381 59718 19198 63853 16532 68456 16532 69221 16532 69999 16605 70801 16772 L 68148 11146 67935 10934 C 67298 11252 58064 16347 34286 18683 31214 18998 28454 19136 25978 19136 8438 19136 5096 12208 5096 12208 5096 12208 5945 10615 7113 8705 7537 8068 6900 6157 5945 3928 4671 2654 3504 1380 2442 1 Z N">
                  <draw:equation draw:name="f0" draw:formula="logwidth"/>
                  <draw:equation draw:name="f1" draw:formula="logheight"/>
                </draw:enhanced-geometry>
              </draw:custom-shape>
              <draw:custom-shape draw:name="Google Shape;1864;p36" draw:style-name="gr9" draw:text-style-name="P9" draw:layer="layout" svg:width="0.647cm" svg:height="0.403cm" svg:x="3.496cm" svg:y="2.551cm">
                <text:p text:style-name="P20"/>
                <draw:enhanced-geometry draw:mirror-horizontal="false" draw:mirror-vertical="false" drawooo:sub-view-size="40550 25298" draw:text-areas="0 0 ?f0 ?f1" svg:viewBox="0 0 0 0" draw:type="ooxml-non-primitive" draw:enhanced-path="M 25052 1 C 21761 1 10722 5308 5414 10722 1 16135 744 20487 5733 24096 6935 24948 8357 25298 9901 25298 14898 25298 21178 21640 25476 19532 30359 17303 35348 15498 40549 13906 40549 13906 34923 6157 30147 6157 30147 6157 28342 107 25052 1 Z N">
                  <draw:equation draw:name="f0" draw:formula="logwidth"/>
                  <draw:equation draw:name="f1" draw:formula="logheight"/>
                </draw:enhanced-geometry>
              </draw:custom-shape>
              <draw:custom-shape draw:name="Google Shape;1865;p36" draw:style-name="gr10" draw:text-style-name="P10" draw:layer="layout" svg:width="0.647cm" svg:height="0.403cm" svg:x="3.491cm" svg:y="2.553cm">
                <text:p text:style-name="P20"/>
                <draw:enhanced-geometry draw:mirror-horizontal="false" draw:mirror-vertical="false" drawooo:sub-view-size="40550 25298" draw:text-areas="0 0 ?f0 ?f1" svg:viewBox="0 0 0 0" draw:type="ooxml-non-primitive" draw:enhanced-path="M 25052 1 C 24839 107 24627 107 24309 107 25158 1169 26962 1912 26962 3398 26962 5839 23884 7113 22186 8387 20700 9554 19213 10616 17515 11465 17515 11465 20806 9873 24945 8068 25618 7799 26404 7679 27234 7679 31648 7679 37296 11069 33543 13482 30063 15719 21471 21839 13880 21839 11748 21839 9694 21356 7856 20169 3610 17409 4247 13482 5945 10191 L 5945 10191 5414 10722 C 1 16029 744 20487 5733 24096 6935 24948 8357 25298 9901 25298 14898 25298 21178 21640 25476 19532 30359 17303 35348 15498 40549 13906 40549 13906 34923 6157 30147 6157 30147 6157 28342 107 25052 1 Z N">
                  <draw:equation draw:name="f0" draw:formula="logwidth"/>
                  <draw:equation draw:name="f1" draw:formula="logheight"/>
                </draw:enhanced-geometry>
              </draw:custom-shape>
              <draw:custom-shape draw:name="Google Shape;1866;p36" draw:style-name="gr7" draw:text-style-name="P7" draw:layer="layout" svg:width="0.389cm" svg:height="0.127cm" svg:x="3.747cm" svg:y="2.65cm">
                <text:p text:style-name="P20"/>
                <draw:enhanced-geometry draw:mirror-horizontal="false" draw:mirror-vertical="false" drawooo:sub-view-size="24415 8042" draw:text-areas="0 0 ?f0 ?f1" svg:viewBox="0 0 0 0" draw:type="ooxml-non-primitive" draw:enhanced-path="M 14967 1 C 14676 1 14384 28 14118 81 L 13481 81 C 13163 81 12951 81 12738 187 L 11995 293 11146 505 C 9342 1036 7749 1673 6157 2522 4671 3371 3185 4327 1805 5282 1168 5706 531 6237 1 6768 3 6770 7 6772 13 6772 256 6772 3265 4710 6476 3053 7962 2310 9554 1673 11146 1248 L 11995 1036 12738 930 C 12951 930 13163 930 13375 824 L 15498 824 16560 1036 C 16984 1142 17303 1248 17727 1354 18470 1673 19213 2097 19956 2628 21230 3583 22398 4751 23353 6131 23778 6662 24096 7405 24308 8042 24415 7829 24415 7617 24308 7405 24202 6874 23990 6343 23672 5919 22822 4433 21655 3159 20381 2204 19744 1567 19001 1036 18152 611 17727 505 17303 399 16984 293 16560 187 16135 81 15817 81 15551 28 15259 1 14967 1 Z N">
                  <draw:equation draw:name="f0" draw:formula="logwidth"/>
                  <draw:equation draw:name="f1" draw:formula="logheight"/>
                </draw:enhanced-geometry>
              </draw:custom-shape>
              <draw:custom-shape draw:name="Google Shape;1867;p36" draw:style-name="gr7" draw:text-style-name="P7" draw:layer="layout" svg:width="0.382cm" svg:height="0.16cm" svg:x="3.597cm" svg:y="2.548cm">
                <text:p text:style-name="P20"/>
                <draw:enhanced-geometry draw:mirror-horizontal="false" draw:mirror-vertical="false" drawooo:sub-view-size="23991 10095" draw:text-areas="0 0 ?f0 ?f1" svg:viewBox="0 0 0 0" draw:type="ooxml-non-primitive" draw:enhanced-path="M 18789 1 C 18258 1 17833 1 17303 107 16560 213 15710 425 14967 744 13588 1168 12738 1593 12738 1593 L 12101 1911 10509 2654 C 9235 3291 7643 4247 5945 5308 4459 6263 3079 7219 1699 8386 1062 8811 425 9448 1 10085 1 10091 4 10095 10 10095 98 10095 812 9400 1805 8705 3291 7643 4671 6688 6263 5839 7856 4883 9554 4034 10828 3503 L 12420 2760 12951 2442 C 12951 2442 13800 2124 15180 1593 15923 1274 16666 1062 17409 850 17833 744 18258 744 18683 744 L 19320 744 C 19532 744 19744 744 19956 850 20699 1168 21442 1699 21867 2442 22292 3079 22610 3822 22929 4565 23141 5308 23459 5945 23990 6582 23990 6582 23672 5733 23247 4353 22929 3610 22610 2867 22292 2230 21867 1274 21124 637 20275 213 19956 213 19744 107 19532 1 Z N">
                  <draw:equation draw:name="f0" draw:formula="logwidth"/>
                  <draw:equation draw:name="f1" draw:formula="logheight"/>
                </draw:enhanced-geometry>
              </draw:custom-shape>
              <draw:custom-shape draw:name="Google Shape;1868;p36" draw:style-name="gr7" draw:text-style-name="P7" draw:layer="layout" svg:width="0.48cm" svg:height="0.147cm" svg:x="3.531cm" svg:y="2.812cm">
                <text:p text:style-name="P20"/>
                <draw:enhanced-geometry draw:mirror-horizontal="false" draw:mirror-vertical="false" drawooo:sub-view-size="30147 9264" draw:text-areas="0 0 ?f0 ?f1" svg:viewBox="0 0 0 0" draw:type="ooxml-non-primitive" draw:enhanced-path="M 30147 1 C 29298 213 28448 425 27599 850 25795 1487 23990 2230 22186 3185 20275 4140 18364 5202 16878 5839 L 14543 6900 14331 7006 13800 7219 C 13057 7537 12420 7749 11783 7962 10828 8174 9873 8386 8917 8492 8568 8531 8204 8556 7831 8556 7185 8556 6512 8482 5839 8280 4990 7962 4141 7643 3398 7113 2655 6688 2018 6157 1381 5733 1062 5308 638 4883 319 4459 107 4140 1 3928 1 3928 1 4140 1 4353 1 4565 319 5096 638 5520 1062 5945 1593 6476 2230 7006 2973 7537 3716 8068 4671 8492 5627 8811 6500 9073 7445 9263 8344 9263 8538 9263 8729 9254 8917 9235 9979 9129 10934 8917 11889 8705 12845 8492 13482 8174 14012 8068 L 14649 7856 14755 7749 C 14755 7749 18683 5839 22398 3716 24415 2760 26219 1699 27705 1168 28555 850 29404 425 30147 1 Z N">
                  <draw:equation draw:name="f0" draw:formula="logwidth"/>
                  <draw:equation draw:name="f1" draw:formula="logheight"/>
                </draw:enhanced-geometry>
              </draw:custom-shape>
              <draw:custom-shape draw:name="Google Shape;1869;p36" draw:style-name="gr2" draw:text-style-name="P2" draw:layer="layout" svg:width="0.204cm" svg:height="0.311cm" svg:x="3.143cm" svg:y="2.977cm">
                <text:p text:style-name="P20"/>
                <draw:enhanced-geometry draw:mirror-horizontal="false" draw:mirror-vertical="false" drawooo:sub-view-size="12845 19560" draw:text-areas="0 0 ?f0 ?f1" svg:viewBox="0 0 0 0" draw:type="ooxml-non-primitive" draw:enhanced-path="M 2867 1 C 1699 2230 956 4671 532 7113 213 8811 1 10510 1 12314 1 12845 107 13482 107 14119 L 213 14755 213 14968 C 213 15074 319 15180 426 15392 532 16029 850 16560 1169 17091 1593 17940 2336 18577 3185 19001 3889 19353 4738 19559 5612 19559 5793 19559 5975 19550 6158 19532 7962 19320 9660 18683 11147 17728 12314 16985 12845 16135 12845 16135 12836 16126 12822 16122 12803 16122 12605 16122 11885 16606 10722 17091 9342 17834 7750 18152 6051 18258 5308 18258 4565 18046 3822 17728 3292 17409 2867 16878 2549 16348 2336 15923 2124 15392 2018 14968 2018 14862 1912 14755 1912 14543 1912 14543 1912 14437 1912 14437 1912 14437 1912 14225 1805 13800 1699 13376 1593 12845 1593 12314 1487 10616 1593 9024 1805 7325 2230 3610 3079 1 2867 1 Z N">
                  <draw:equation draw:name="f0" draw:formula="logwidth"/>
                  <draw:equation draw:name="f1" draw:formula="logheight"/>
                </draw:enhanced-geometry>
              </draw:custom-shape>
              <draw:custom-shape draw:name="Google Shape;1870;p36" draw:style-name="gr15" draw:text-style-name="P18" draw:layer="layout" svg:width="0.177cm" svg:height="0.075cm" draw:transform="rotate (-0.152716309549504) translate (4.987cm 3.712cm)">
                <text:p text:style-name="P20"/>
                <draw:enhanced-geometry draw:mirror-horizontal="false" draw:mirror-vertical="false" drawooo:sub-view-size="11147 4751" draw:text-areas="0 0 ?f0 ?f1" svg:viewBox="0 0 0 0" draw:type="ooxml-non-primitive" draw:enhanced-path="M 4300 1 C 3902 1 3503 27 3079 80 2017 80 956 399 1 1036 17 1052 64 1058 138 1058 426 1058 1119 961 1937 961 2301 961 2690 980 3079 1036 3822 1036 4459 1142 5202 1354 L 6051 1566 6369 1673 C 6582 1673 6794 1779 7006 1885 7643 1991 8280 2309 8811 2734 9448 3053 9872 3477 10403 4008 10722 4432 10934 4751 11040 4751 11146 4751 11040 4326 10828 3689 10509 2946 10085 2416 9448 1885 8811 1354 8174 930 7537 611 7219 505 7006 399 6794 293 L 6476 187 5520 80 C 5096 27 4698 1 4300 1 Z N">
                  <draw:equation draw:name="f0" draw:formula="logwidth"/>
                  <draw:equation draw:name="f1" draw:formula="logheight"/>
                </draw:enhanced-geometry>
              </draw:custom-shape>
            </draw:g>
          </draw:g>
        </draw:g>
        <draw:g draw:name="Google Shape;2052;p38">
          <draw:custom-shape draw:name="Google Shape;2053;p38" draw:style-name="gr10" draw:text-style-name="P10" draw:layer="layout" svg:width="5.173cm" svg:height="1.602cm" svg:x="0.866cm" svg:y="7.767cm">
            <text:p text:style-name="P20"/>
            <draw:enhanced-geometry draw:mirror-horizontal="false" draw:mirror-vertical="false" drawooo:sub-view-size="128326 39683" draw:text-areas="0 0 ?f0 ?f1" svg:viewBox="0 0 0 0" draw:type="ooxml-non-primitive" draw:enhanced-path="M 18901 0 C 17266 0 14994 613 11527 2218 1 7587 6444 18326 9844 22335 13209 26379 6158 31462 10668 36294 12962 38752 35863 39682 59293 39682 81924 39682 105049 38815 110571 37619 121846 35221 117623 30138 119878 26093 122133 22084 128325 8912 121560 4079 118969 2232 116256 1664 113898 1664 110134 1664 107278 3113 107278 3113 107278 3113 61748 5995 39116 5995 32773 5995 28228 5769 26990 5189 23061 3312 22701 0 18901 0 Z N">
              <draw:equation draw:name="f0" draw:formula="logwidth"/>
              <draw:equation draw:name="f1" draw:formula="logheight"/>
            </draw:enhanced-geometry>
          </draw:custom-shape>
          <draw:custom-shape draw:name="Google Shape;2054;p38" draw:style-name="gr10" draw:text-style-name="P10" draw:layer="layout" svg:width="4.186cm" svg:height="1.098cm" svg:x="1.551cm" svg:y="7.941cm">
            <text:p text:style-name="P20"/>
            <draw:enhanced-geometry draw:mirror-horizontal="false" draw:mirror-vertical="false" drawooo:sub-view-size="103841 27197" draw:text-areas="0 0 ?f0 ?f1" svg:viewBox="0 0 0 0" draw:type="ooxml-non-primitive" draw:enhanced-path="M 97982 0 C 95139 0 92321 827 89469 827 89213 827 88956 821 88700 806 87597 744 86495 705 85385 705 84585 705 83782 725 82973 770 78570 1021 74131 1236 69728 1486 59097 2023 48466 2524 37835 2811 33557 2947 29299 3062 25047 3062 23713 3062 22380 3051 21047 3025 18900 2967 16681 2739 14528 2739 14060 2739 13596 2749 13137 2775 12963 2782 12797 2786 12637 2786 10534 2786 9606 2149 7410 1450 6464 1151 5206 895 4067 895 3439 895 2846 973 2363 1164 0 2131 36 4171 358 6354 644 8538 465 10685 1038 12797 2112 16985 4081 22784 7445 25755 8756 26907 11451 27196 14454 27196 17480 27196 20817 26903 23365 26903 24024 26903 24630 26923 25164 26972 26108 27052 27443 27082 29044 27082 33730 27082 40692 26827 46793 26827 48877 26827 50860 26856 52618 26936 53734 26987 55192 27011 56894 27011 68408 27011 91085 25886 94391 24108 98221 22104 95035 10650 96109 7822 97111 5137 100333 4672 102087 2918 103841 1164 102123 484 100011 162 99333 47 98657 0 97982 0 Z N">
              <draw:equation draw:name="f0" draw:formula="logwidth"/>
              <draw:equation draw:name="f1" draw:formula="logheight"/>
            </draw:enhanced-geometry>
          </draw:custom-shape>
          <draw:custom-shape draw:name="Google Shape;2055;p38" draw:style-name="gr9" draw:text-style-name="P9" draw:layer="layout" svg:width="5.019cm" svg:height="1.364cm" svg:x="0.969cm" svg:y="8.005cm">
            <text:p text:style-name="P20"/>
            <draw:enhanced-geometry draw:mirror-horizontal="false" draw:mirror-vertical="false" drawooo:sub-view-size="124495 33779" draw:text-areas="0 0 ?f0 ?f1" svg:viewBox="0 0 0 0" draw:type="ooxml-non-primitive" draw:enhanced-path="M 120772 1 C 120951 2864 120951 7518 119519 10524 117300 15178 114687 17576 114687 20189 114687 22802 114293 26811 109640 28028 105859 29024 68370 30956 43528 30956 38027 30956 33145 30862 29388 30641 8663 29424 9271 25236 9665 20976 10094 16753 9271 16753 5656 10131 3508 6193 3186 2972 3938 251 L 3938 251 C 0 5871 4618 13245 7302 16431 10667 20475 3651 25558 8126 30390 10420 32848 33321 33778 56756 33778 79392 33778 102525 32911 108065 31715 119304 29317 115116 24234 117336 20189 119340 16609 124495 5728 120772 1 Z N">
              <draw:equation draw:name="f0" draw:formula="logwidth"/>
              <draw:equation draw:name="f1" draw:formula="logheight"/>
            </draw:enhanced-geometry>
          </draw:custom-shape>
          <draw:custom-shape draw:name="Google Shape;2056;p38" draw:style-name="gr10" draw:text-style-name="P10" draw:layer="layout" svg:width="3.659cm" svg:height="0.369cm" svg:x="1.659cm" svg:y="8.615cm">
            <text:p text:style-name="P20"/>
            <draw:enhanced-geometry draw:mirror-horizontal="false" draw:mirror-vertical="false" drawooo:sub-view-size="90776 9165" draw:text-areas="0 0 ?f0 ?f1" svg:viewBox="0 0 0 0" draw:type="ooxml-non-primitive" draw:enhanced-path="M 37752 1 C 17416 1 4433 1134 0 5110 644 6076 1396 6935 2219 7723 3530 8875 6239 9164 9255 9164 12293 9164 15641 8871 18183 8871 18840 8871 19444 8891 19974 8940 20916 9020 22255 9050 23864 9050 28420 9050 35136 8812 41101 8812 43358 8812 45508 8846 47392 8940 48487 8990 49911 9014 51572 9014 63061 9014 85886 7864 89201 6112 90024 5683 90525 4824 90776 3678 85550 2067 76422 671 60422 313 52082 126 44511 1 37752 1 Z N">
              <draw:equation draw:name="f0" draw:formula="logwidth"/>
              <draw:equation draw:name="f1" draw:formula="logheight"/>
            </draw:enhanced-geometry>
          </draw:custom-shape>
          <draw:custom-shape draw:name="Google Shape;2057;p38" draw:style-name="gr4" draw:text-style-name="P4" draw:layer="layout" svg:width="0.555cm" svg:height="0.548cm" svg:x="1.332cm" svg:y="7.504cm">
            <text:p text:style-name="P20"/>
            <draw:enhanced-geometry draw:mirror-horizontal="false" draw:mirror-vertical="false" drawooo:sub-view-size="13795 13587" draw:text-areas="0 0 ?f0 ?f1" svg:viewBox="0 0 0 0" draw:type="ooxml-non-primitive" draw:enhanced-path="M 8979 136 C 8981 137 8983 137 8985 138 8983 137 8981 137 8979 136 Z M 8264 1 C 6552 1 4690 2098 4690 3539 L 4690 5937 C 4690 5937 1 10769 6157 13167 6732 13397 7912 13586 9149 13586 11380 13586 13795 12972 13173 10877 13030 10340 11849 10018 10990 9624 10811 9516 10596 9409 10453 9266 9737 8514 9164 7619 8806 6653 8490 5916 8415 131 8951 131 8960 131 8970 132 8979 136 L 8979 136 C 8748 43 8508 1 8264 1 Z N">
              <draw:equation draw:name="f0" draw:formula="logwidth"/>
              <draw:equation draw:name="f1" draw:formula="logheight"/>
            </draw:enhanced-geometry>
          </draw:custom-shape>
          <draw:custom-shape draw:name="Google Shape;2058;p38" draw:style-name="gr4" draw:text-style-name="P4" draw:layer="layout" svg:width="0.223cm" svg:height="0.349cm" svg:x="1.513cm" svg:y="7.492cm">
            <text:p text:style-name="P20"/>
            <draw:enhanced-geometry draw:mirror-horizontal="false" draw:mirror-vertical="false" drawooo:sub-view-size="5550 8663" draw:text-areas="0 0 ?f0 ?f1" svg:viewBox="0 0 0 0" draw:type="ooxml-non-primitive" draw:enhanced-path="M 4762 1 L 4010 72 3759 72 C 3688 72 3616 72 3580 108 3294 144 3008 215 2757 323 2614 359 2471 394 2363 466 L 1970 681 C 1468 1003 1039 1397 717 1898 395 2435 144 3007 72 3616 1 4224 37 4869 180 5477 359 6086 609 6658 967 7160 L 788 6694 C 609 6301 466 5871 395 5441 287 4797 323 4117 502 3509 717 2721 1146 2041 1755 1504 2113 1253 2507 1039 2900 896 3008 860 3115 824 3222 788 L 3545 717 C 3652 717 3795 681 3903 681 L 3974 681 3938 860 C 3903 1110 3867 1361 3831 1611 3759 2148 3724 2649 3688 3186 3688 4189 3831 5227 4153 6193 4439 7124 4905 7947 5549 8663 L 5370 8341 C 5191 8054 5048 7732 4905 7410 4439 6265 4225 5012 4260 3723 4296 2864 4368 2005 4547 1146 L 4583 967 4618 717 C 4690 466 4726 215 4762 1 Z N">
              <draw:equation draw:name="f0" draw:formula="logwidth"/>
              <draw:equation draw:name="f1" draw:formula="logheight"/>
            </draw:enhanced-geometry>
          </draw:custom-shape>
          <draw:custom-shape draw:name="Google Shape;2059;p38" draw:style-name="gr2" draw:text-style-name="P2" draw:layer="layout" svg:width="0.083cm" svg:height="0.275cm" svg:x="1.439cm" svg:y="7.729cm">
            <text:p text:style-name="P20"/>
            <draw:enhanced-geometry draw:mirror-horizontal="false" draw:mirror-vertical="false" drawooo:sub-view-size="2077 6837" draw:text-areas="0 0 ?f0 ?f1" svg:viewBox="0 0 0 0" draw:type="ooxml-non-primitive" draw:enhanced-path="M 2076 0 C 2076 0 1897 107 1575 358 1110 716 752 1181 466 1682 72 2506 0 3436 251 4295 537 5333 1182 6228 2041 6837 L 1897 6658 C 1826 6550 1719 6407 1611 6192 1253 5620 1003 5047 859 4439 824 4260 788 4081 752 3866 716 3687 716 3508 716 3293 716 2899 788 2506 931 2112 1217 1360 1575 644 2076 0 Z N">
              <draw:equation draw:name="f0" draw:formula="logwidth"/>
              <draw:equation draw:name="f1" draw:formula="logheight"/>
            </draw:enhanced-geometry>
          </draw:custom-shape>
          <draw:custom-shape draw:name="Google Shape;2060;p38" draw:style-name="gr4" draw:text-style-name="P4" draw:layer="layout" svg:width="0.49cm" svg:height="0.486cm" svg:x="1.332cm" svg:y="7.566cm">
            <text:p text:style-name="P20"/>
            <draw:enhanced-geometry draw:mirror-horizontal="false" draw:mirror-vertical="false" drawooo:sub-view-size="12171 12051" draw:text-areas="0 0 ?f0 ?f1" svg:viewBox="0 0 0 0" draw:type="ooxml-non-primitive" draw:enhanced-path="M 5549 0 C 5048 573 4725 1253 4690 2005 L 4690 4403 C 4690 4403 1 9235 6157 11633 7104 11916 8096 12050 9089 12050 9861 12050 10632 11969 11383 11812 11813 10774 12063 9701 12171 8591 11777 8412 11347 8269 10990 8090 10811 7982 10596 7875 10453 7732 9951 7267 9558 6730 9271 6121 8980 6761 8595 7283 8076 7283 7957 7283 7830 7255 7696 7195 6300 6586 4869 3007 5549 0 Z N">
              <draw:equation draw:name="f0" draw:formula="logwidth"/>
              <draw:equation draw:name="f1" draw:formula="logheight"/>
            </draw:enhanced-geometry>
          </draw:custom-shape>
          <draw:custom-shape draw:name="Google Shape;2061;p38" draw:style-name="gr4" draw:text-style-name="P4" draw:layer="layout" svg:width="3.811cm" svg:height="1.929cm" svg:x="1.608cm" svg:y="7.025cm">
            <text:p text:style-name="P20"/>
            <draw:enhanced-geometry draw:mirror-horizontal="false" draw:mirror-vertical="false" drawooo:sub-view-size="94535 47769" draw:text-areas="0 0 ?f0 ?f1" svg:viewBox="0 0 0 0" draw:type="ooxml-non-primitive" draw:enhanced-path="M 25821 0 C 21794 0 18957 526 18578 614 17611 792 19258 2725 19258 2725 19258 2725 18115 2448 17226 2448 16837 2448 16497 2501 16323 2654 15786 3119 17576 3584 17576 3584 5513 7593 2649 25312 2649 25312 2649 25312 0 29392 466 30180 570 30336 717 30398 886 30398 1527 30398 2470 29500 2470 29500 L 2470 29500 C 2470 29500 1253 32650 2005 33974 2164 34254 2320 34365 2466 34365 3014 34365 3437 32829 3437 32829 L 3437 32829 C 3437 32830 3329 42816 5405 44891 6894 46380 12189 46893 15781 46893 17200 46893 18353 46813 18900 46681 19430 46541 19915 46480 20429 46480 21757 46480 23281 46891 26274 47433 27514 47656 28862 47768 30163 47768 33256 47768 36089 47132 36618 45822 37406 43925 29710 42994 29710 42994 L 32251 42314 C 34220 42815 36117 43424 37979 44211 39938 45113 43708 45799 47527 45799 48104 45799 48681 45783 49254 45751 53620 45464 54372 43460 54373 43460 L 54373 43460 C 54098 45747 60943 46753 68711 46753 77113 46753 86593 45576 89308 43567 94534 39665 89308 33366 89308 33366 89308 33366 58847 15182 47071 6341 40086 1118 31690 0 25821 0 Z N">
              <draw:equation draw:name="f0" draw:formula="logwidth"/>
              <draw:equation draw:name="f1" draw:formula="logheight"/>
            </draw:enhanced-geometry>
          </draw:custom-shape>
          <draw:custom-shape draw:name="Google Shape;2062;p38" draw:style-name="gr3" draw:text-style-name="P3" draw:layer="layout" svg:width="3.565cm" svg:height="0.685cm" svg:x="1.693cm" svg:y="8.269cm">
            <text:p text:style-name="P20"/>
            <draw:enhanced-geometry draw:mirror-horizontal="false" draw:mirror-vertical="false" drawooo:sub-view-size="88450 16981" draw:text-areas="0 0 ?f0 ?f1" svg:viewBox="0 0 0 0" draw:type="ooxml-non-primitive" draw:enhanced-path="M 1683 0 C 1074 1074 501 2184 0 3365 123 3524 242 3590 356 3590 906 3590 1325 2041 1325 2041 L 1325 2041 C 1325 2042 1217 12028 3293 14103 4782 15592 10077 16105 13669 16105 15088 16105 16241 16025 16788 15893 17318 15753 17803 15692 18317 15692 19645 15692 21169 16103 24162 16645 25402 16868 26750 16980 28051 16980 31144 16980 33977 16344 34506 15034 35294 13137 27634 12206 27634 12206 L 30175 11526 C 32144 12027 34041 12636 35867 13423 37857 14325 41631 15011 45451 15011 46027 15011 46605 14995 47178 14963 51544 14676 52296 12672 52296 12672 L 52296 12672 C 52021 14959 58867 15965 66635 15965 75036 15965 84517 14788 87232 12779 87698 12421 88091 12027 88449 11598 L 88449 11598 C 86381 11987 82133 12493 78649 12493 76043 12493 73865 12210 73344 11383 71840 9128 75348 4940 75348 4940 L 75348 4940 45173 5370 C 45173 5370 42978 8370 39413 8370 38659 8370 37844 8236 36976 7911 32001 6014 31607 3079 31607 3079 31607 3079 26803 10184 17523 10184 17258 10184 16989 10178 16716 10166 6944 9772 1969 645 1969 645 L 1683 0 Z N">
              <draw:equation draw:name="f0" draw:formula="logwidth"/>
              <draw:equation draw:name="f1" draw:formula="logheight"/>
            </draw:enhanced-geometry>
          </draw:custom-shape>
          <draw:custom-shape draw:name="Google Shape;2063;p38" draw:style-name="gr13" draw:text-style-name="P13" draw:layer="layout" svg:width="0.008cm" svg:height="0.022cm" svg:x="3.402cm" svg:y="8.464cm">
            <text:p text:style-name="P20"/>
            <draw:enhanced-geometry draw:mirror-horizontal="false" draw:mirror-vertical="false" drawooo:sub-view-size="216 574" draw:text-areas="0 0 ?f0 ?f1" svg:viewBox="0 0 0 0" draw:type="ooxml-non-primitive" draw:enhanced-path="M 0 1 C 72 180 143 394 215 573 179 359 143 180 143 1 Z N">
              <draw:equation draw:name="f0" draw:formula="logwidth"/>
              <draw:equation draw:name="f1" draw:formula="logheight"/>
            </draw:enhanced-geometry>
          </draw:custom-shape>
          <draw:custom-shape draw:name="Google Shape;2064;p38" draw:style-name="gr4" draw:text-style-name="P4" draw:layer="layout" svg:width="2.096cm" svg:height="1.457cm" svg:x="3.129cm" svg:y="7.242cm">
            <text:p text:style-name="P20"/>
            <draw:enhanced-geometry draw:mirror-horizontal="false" draw:mirror-vertical="false" drawooo:sub-view-size="52010 36089" draw:text-areas="0 0 ?f0 ?f1" svg:viewBox="0 0 0 0" draw:type="ooxml-non-primitive" draw:enhanced-path="M 2076 16824 L 2112 16859 2184 16859 2148 16895 C 2076 16967 2005 17074 1969 17182 1933 17217 1933 17253 1897 17289 1826 17396 1718 17504 1647 17575 1826 17253 1969 17003 2076 16824 Z M 859 19437 L 859 19437 C 967 20117 1181 20761 1575 21334 1324 20976 1110 20618 967 20224 895 19974 859 19687 859 19437 Z M 51008 29495 C 50900 29567 50793 29602 50650 29638 50471 29674 50328 29674 50328 29674 L 50256 29674 C 50184 29674 50113 29710 50005 29710 49791 29746 49576 29746 49361 29746 49898 29710 50471 29638 51008 29495 Z M 47643 29710 C 47750 30175 47858 30640 47929 31142 47929 31321 47965 31499 48001 31678 47822 30963 47607 30282 47392 29710 Z M 8018 0 C 7410 645 6873 1289 6372 1969 6014 2470 2005 8913 1897 10130 1826 10273 1647 10524 1503 10846 1146 11490 859 12170 609 12850 465 13208 358 13602 215 13960 143 14318 107 14640 36 14998 36 15320 0 15535 0 15714 0 15821 0 15893 36 16000 L 36 16072 C 36 16072 36 16108 36 16144 36 16215 72 16323 72 16394 143 16573 215 16716 358 16859 537 16967 752 17003 967 17003 1253 16967 1575 16931 1861 16895 L 1861 16895 C 1718 17038 1539 17253 1324 17504 1038 17862 788 18291 573 18685 358 19222 286 19795 430 20367 573 20904 859 21405 1181 21835 1503 22193 1790 22551 2148 22873 2434 23124 2720 23338 2864 23517 3043 23660 3150 23732 3150 23732 L 3436 23983 3794 24233 4260 24520 C 5119 25056 6014 25450 6980 25737 L 7768 25951 C 8018 26023 8269 26059 8519 26095 8877 26166 9235 26238 9629 26238 8949 26989 8340 27813 7839 28672 L 7768 28779 C 7732 28851 7696 28922 7660 28958 7302 29567 7087 30247 7052 30963 L 6980 30819 6980 30819 C 6980 30891 7016 30998 7052 31070 7087 31213 7123 31356 7159 31499 7374 32072 7875 32430 8448 32502 8547 32552 8655 32578 8763 32578 8887 32578 9013 32543 9128 32466 9271 32430 9414 32359 9557 32323 9629 32466 9772 32573 9808 32717 9967 32590 10176 32535 10418 32535 11752 32535 14109 34195 14927 34649 16030 35283 16963 35671 18000 35671 18545 35671 19118 35564 19759 35330 21728 34614 23839 32895 25916 32752 28922 32502 32036 32287 35043 32251 36018 32237 36847 32169 37630 32169 38861 32169 39979 32337 41379 33146 L 41629 33289 C 42453 33790 43383 34399 44242 34900 L 44278 34900 C 44636 35079 44994 35258 45388 35437 L 45567 35508 C 45173 35437 44815 35330 44421 35186 44171 35043 43885 34900 43598 34793 L 43598 34793 C 43562 34828 43813 35151 44314 35437 44923 35795 45603 36010 46319 36081 46374 36086 46429 36088 46483 36088 46850 36088 47193 35987 47536 35831 47858 35652 48108 35365 48287 35043 48430 34828 48502 34578 48574 34327 48609 34256 48609 34184 48645 34148 L 48645 34077 C 48645 34077 48645 33969 48645 33790 48681 33576 48681 33325 48681 33074 48645 32394 48538 31678 48395 30998 48287 30569 48144 30104 48001 29710 L 48108 29710 C 48430 29925 48788 30104 49182 30211 49469 30282 49755 30354 50041 30354 L 50435 30354 C 50578 30318 50721 30282 50865 30247 51187 30104 51437 29925 51616 29638 51759 29495 51831 29280 51867 29065 52010 28922 52010 28672 51867 28350 51688 28099 51580 27956 51580 27956 51580 27956 21119 9772 9343 931 8913 609 8448 322 8018 0 Z N">
              <draw:equation draw:name="f0" draw:formula="logwidth"/>
              <draw:equation draw:name="f1" draw:formula="logheight"/>
            </draw:enhanced-geometry>
          </draw:custom-shape>
          <draw:custom-shape draw:name="Google Shape;2065;p38" draw:style-name="gr6" draw:text-style-name="P6" draw:layer="layout" svg:width="0.562cm" svg:height="0.165cm" svg:x="3.248cm" svg:y="8.617cm">
            <text:p text:style-name="P20"/>
            <draw:enhanced-geometry draw:mirror-horizontal="false" draw:mirror-vertical="false" drawooo:sub-view-size="13961 4118" draw:text-areas="0 0 ?f0 ?f1" svg:viewBox="0 0 0 0" draw:type="ooxml-non-primitive" draw:enhanced-path="M 6515 1 C 5620 73 4725 144 3830 287 1897 609 0 1075 36 1146 36 1164 91 1172 191 1172 687 1172 2295 979 3902 860 4600 779 5318 739 5935 739 6141 739 6336 744 6515 753 7231 753 7696 788 7696 788 8090 788 8484 824 8877 860 9736 967 10560 1182 11347 1540 11741 1719 12135 1934 12493 2256 12815 2507 13065 2793 13316 3115 13710 3688 13924 4117 13960 4117 13924 3688 13781 3294 13566 2936 13352 2578 13065 2220 12779 1934 12421 1576 12027 1254 11598 1039 10774 609 9880 323 8985 180 8233 37 7732 1 7732 1 Z N">
              <draw:equation draw:name="f0" draw:formula="logwidth"/>
              <draw:equation draw:name="f1" draw:formula="logheight"/>
            </draw:enhanced-geometry>
          </draw:custom-shape>
          <draw:custom-shape draw:name="Google Shape;2066;p38" draw:style-name="gr6" draw:text-style-name="P6" draw:layer="layout" svg:width="0.129cm" svg:height="0.131cm" svg:x="3.626cm" svg:y="8.711cm">
            <text:p text:style-name="P20"/>
            <draw:enhanced-geometry draw:mirror-horizontal="false" draw:mirror-vertical="false" drawooo:sub-view-size="3223 3271" draw:text-areas="0 0 ?f0 ?f1" svg:viewBox="0 0 0 0" draw:type="ooxml-non-primitive" draw:enhanced-path="M 204 0 C 96 0 23 16 0 49 0 157 537 407 1039 694 1325 908 1611 1159 1898 1410 2184 1624 2399 1911 2614 2197 2721 2448 2828 2662 2936 2913 3007 3128 3043 3271 3115 3271 3150 3271 3186 3128 3222 2877 3222 2591 3186 2269 3079 1982 2971 1696 2828 1410 2649 1159 2506 980 2363 873 2363 873 L 2291 765 C 2220 729 2112 658 2041 622 1790 443 1540 336 1253 228 858 80 445 0 204 0 Z N">
              <draw:equation draw:name="f0" draw:formula="logwidth"/>
              <draw:equation draw:name="f1" draw:formula="logheight"/>
            </draw:enhanced-geometry>
          </draw:custom-shape>
          <draw:custom-shape draw:name="Google Shape;2067;p38" draw:style-name="gr6" draw:text-style-name="P6" draw:layer="layout" svg:width="0.09cm" svg:height="0.119cm" svg:x="3.555cm" svg:y="8.749cm">
            <text:p text:style-name="P20"/>
            <draw:enhanced-geometry draw:mirror-horizontal="false" draw:mirror-vertical="false" drawooo:sub-view-size="2252 2959" draw:text-areas="0 0 ?f0 ?f1" svg:viewBox="0 0 0 0" draw:type="ooxml-non-primitive" draw:enhanced-path="M 109 1 C 69 1 44 8 36 22 1 129 358 416 645 738 788 953 931 1096 1003 1239 L 1146 1454 1289 1669 C 1432 1812 1540 1991 1647 2170 1826 2528 1933 2957 2041 2957 2046 2958 2050 2959 2055 2959 2189 2959 2252 2474 2148 1955 2077 1740 2005 1525 1898 1311 1826 1132 1754 1024 1754 1024 L 1540 774 C 1361 631 1182 487 1003 344 659 115 270 1 109 1 Z N">
              <draw:equation draw:name="f0" draw:formula="logwidth"/>
              <draw:equation draw:name="f1" draw:formula="logheight"/>
            </draw:enhanced-geometry>
          </draw:custom-shape>
          <draw:custom-shape draw:name="Google Shape;2068;p38" draw:style-name="gr6" draw:text-style-name="P6" draw:layer="layout" svg:width="0.129cm" svg:height="0.104cm" svg:x="3.409cm" svg:y="8.523cm">
            <text:p text:style-name="P20"/>
            <draw:enhanced-geometry draw:mirror-horizontal="false" draw:mirror-vertical="false" drawooo:sub-view-size="3222 2607" draw:text-areas="0 0 ?f0 ?f1" svg:viewBox="0 0 0 0" draw:type="ooxml-non-primitive" draw:enhanced-path="M 3105 0 C 3020 0 2742 410 2399 754 2255 897 2076 1040 1897 1183 L 1647 1362 C 1432 1577 1182 1792 895 1971 501 2257 0 2472 36 2544 36 2586 125 2606 266 2606 482 2606 821 2559 1146 2472 1504 2329 1826 2150 2148 1935 L 2363 1685 C 2542 1506 2685 1291 2828 1076 3114 575 3222 38 3114 2 3112 1 3108 0 3105 0 Z N">
              <draw:equation draw:name="f0" draw:formula="logwidth"/>
              <draw:equation draw:name="f1" draw:formula="logheight"/>
            </draw:enhanced-geometry>
          </draw:custom-shape>
          <draw:custom-shape draw:name="Google Shape;2069;p38" draw:style-name="gr6" draw:text-style-name="P6" draw:layer="layout" svg:width="0.115cm" svg:height="0.358cm" svg:x="2.9cm" svg:y="8.403cm">
            <text:p text:style-name="P20"/>
            <draw:enhanced-geometry draw:mirror-horizontal="false" draw:mirror-vertical="false" drawooo:sub-view-size="2865 8879" draw:text-areas="0 0 ?f0 ?f1" svg:viewBox="0 0 0 0" draw:type="ooxml-non-primitive" draw:enhanced-path="M 2753 0 C 2660 0 1887 1058 1254 2185 967 2722 681 3294 466 3867 359 4118 287 4368 215 4655 L 144 4869 C 108 5084 108 5299 72 5514 1 6158 108 6802 394 7411 681 7984 1182 8449 1790 8699 2041 8807 2327 8878 2614 8878 2614 8807 2327 8664 1934 8413 1468 8127 1075 7697 896 7196 717 6659 681 6122 752 5549 788 5335 860 5156 896 5013 L 931 4834 C 931 4834 1003 4511 1146 4046 1289 3509 1504 2936 1755 2400 2256 1254 2864 73 2757 1 2756 1 2754 0 2753 0 Z N">
              <draw:equation draw:name="f0" draw:formula="logwidth"/>
              <draw:equation draw:name="f1" draw:formula="logheight"/>
            </draw:enhanced-geometry>
          </draw:custom-shape>
          <draw:custom-shape draw:name="Google Shape;2070;p38" draw:style-name="gr2" draw:text-style-name="P2" draw:layer="layout" svg:width="0.406cm" svg:height="0.735cm" svg:x="2.562cm" svg:y="8.058cm">
            <text:p text:style-name="P20"/>
            <draw:enhanced-geometry draw:mirror-horizontal="false" draw:mirror-vertical="false" drawooo:sub-view-size="10095 18220" draw:text-areas="0 0 ?f0 ?f1" svg:viewBox="0 0 0 0" draw:type="ooxml-non-primitive" draw:enhanced-path="M 9952 0 C 9844 0 9808 2828 9379 5584 9164 6837 8878 8054 8484 9271 8341 9772 8126 10166 8019 10452 7911 10703 7840 10882 7840 10882 L 7661 11347 C 7482 11705 7303 12099 7088 12457 L 6659 13173 C 6480 13388 6301 13638 6122 13925 5943 14175 5728 14426 5477 14676 5263 14927 5012 15177 4761 15392 L 3974 16072 3115 16573 C 3007 16681 2864 16788 2721 16860 L 2327 17074 1576 17468 C 1039 17683 502 17934 1 18220 573 18112 1146 17969 1719 17755 L 2506 17397 2936 17182 C 3079 17110 3222 17039 3401 16931 L 4296 16394 5119 15750 C 5406 15535 5656 15285 5907 15034 6157 14784 6408 14533 6623 14247 L 7231 13495 7697 12743 C 7947 12385 8162 11992 8341 11598 8484 11347 8556 11168 8556 11168 L 8735 10703 C 8842 10417 9021 10023 9128 9486 9522 8233 9773 6945 9880 5656 10023 4367 10095 3043 10059 1754 10095 1182 10059 573 9952 0 Z N">
              <draw:equation draw:name="f0" draw:formula="logwidth"/>
              <draw:equation draw:name="f1" draw:formula="logheight"/>
            </draw:enhanced-geometry>
          </draw:custom-shape>
          <draw:custom-shape draw:name="Google Shape;2071;p38" draw:style-name="gr6" draw:text-style-name="P6" draw:layer="layout" svg:width="0.405cm" svg:height="0.153cm" svg:x="2.692cm" svg:y="8.732cm">
            <text:p text:style-name="P20"/>
            <draw:enhanced-geometry draw:mirror-horizontal="false" draw:mirror-vertical="false" drawooo:sub-view-size="10059 3810" draw:text-areas="0 0 ?f0 ?f1" svg:viewBox="0 0 0 0" draw:type="ooxml-non-primitive" draw:enhanced-path="M 393 1 C 147 1 0 17 0 51 0 159 1360 409 2756 767 4117 1089 5477 1447 5477 1447 5477 1447 5799 1519 6300 1662 6837 1769 7481 1948 8161 2163 8806 2414 9450 2700 9701 3058 9808 3237 9808 3416 9736 3559 9665 3702 9629 3774 9665 3810 9665 3810 9736 3774 9880 3667 L 9951 3523 C 9987 3488 9987 3416 9987 3380 10059 3237 10023 3058 9951 2915 9701 2342 8985 1984 8340 1662 7768 1376 7123 1161 6515 946 5978 803 5656 696 5656 696 5656 696 4260 409 2828 194 1880 73 914 1 393 1 Z N">
              <draw:equation draw:name="f0" draw:formula="logwidth"/>
              <draw:equation draw:name="f1" draw:formula="logheight"/>
            </draw:enhanced-geometry>
          </draw:custom-shape>
          <draw:custom-shape draw:name="Google Shape;2072;p38" draw:style-name="gr6" draw:text-style-name="P6" draw:layer="layout" svg:width="0.211cm" svg:height="0.125cm" svg:x="2.822cm" svg:y="8.803cm">
            <text:p text:style-name="P20"/>
            <draw:enhanced-geometry draw:mirror-horizontal="false" draw:mirror-vertical="false" drawooo:sub-view-size="5263 3131" draw:text-areas="0 0 ?f0 ?f1" svg:viewBox="0 0 0 0" draw:type="ooxml-non-primitive" draw:enhanced-path="M 242 1 C 92 1 1 16 1 52 1 160 717 374 1468 661 1934 840 2399 1054 2829 1305 2829 1305 3008 1377 3258 1520 3544 1663 3831 1842 4117 2057 4368 2271 4618 2522 4869 2773 5048 2987 5155 3131 5227 3131 5263 3095 5227 2916 5119 2629 4940 2271 4726 1949 4475 1663 4225 1377 3938 1126 3616 911 3330 732 3151 625 3151 625 3151 625 2972 553 2685 446 2327 339 1969 231 1576 160 1075 64 542 1 242 1 Z N">
              <draw:equation draw:name="f0" draw:formula="logwidth"/>
              <draw:equation draw:name="f1" draw:formula="logheight"/>
            </draw:enhanced-geometry>
          </draw:custom-shape>
          <draw:custom-shape draw:name="Google Shape;2073;p38" draw:style-name="gr6" draw:text-style-name="P6" draw:layer="layout" svg:width="0.181cm" svg:height="0.08cm" svg:x="2.686cm" svg:y="8.871cm">
            <text:p text:style-name="P20"/>
            <draw:enhanced-geometry draw:mirror-horizontal="false" draw:mirror-vertical="false" drawooo:sub-view-size="4511 2008" draw:text-areas="0 0 ?f0 ?f1" svg:viewBox="0 0 0 0" draw:type="ooxml-non-primitive" draw:enhanced-path="M 763 1 C 335 1 0 60 0 137 0 245 609 388 1181 567 1754 710 2291 960 2291 960 L 2649 1104 C 2899 1175 3114 1283 3365 1390 3825 1653 4256 2007 4406 2007 4419 2007 4430 2004 4439 1998 4510 1927 4188 1390 3651 960 3436 746 3186 602 2899 459 L 2542 245 C 2148 137 1718 66 1289 30 1109 10 929 1 763 1 Z N">
              <draw:equation draw:name="f0" draw:formula="logwidth"/>
              <draw:equation draw:name="f1" draw:formula="logheight"/>
            </draw:enhanced-geometry>
          </draw:custom-shape>
          <draw:custom-shape draw:name="Google Shape;2074;p38" draw:style-name="gr6" draw:text-style-name="P6" draw:layer="layout" svg:width="0.638cm" svg:height="0.222cm" svg:x="1.771cm" svg:y="8.707cm">
            <text:p text:style-name="P20"/>
            <draw:enhanced-geometry draw:mirror-horizontal="false" draw:mirror-vertical="false" drawooo:sub-view-size="15858 5513" draw:text-areas="0 0 ?f0 ?f1" svg:viewBox="0 0 0 0" draw:type="ooxml-non-primitive" draw:enhanced-path="M 36 0 C 0 501 72 1002 287 1432 430 1933 680 2363 967 2792 1325 3257 1754 3651 2219 4009 3150 4582 4152 5011 5226 5226 5692 5334 6049 5369 6300 5405 6551 5441 6694 5441 6694 5441 6694 5441 7267 5513 8161 5513 9199 5513 10273 5441 11311 5334 12457 5226 13602 5083 14461 4940 14927 4904 15392 4832 15857 4689 15585 4647 15300 4630 15017 4630 14817 4630 14618 4639 14425 4653 L 11276 4797 C 10721 4832 10157 4850 9624 4850 9092 4850 8591 4832 8161 4797 7302 4761 6765 4689 6765 4689 6765 4689 6622 4689 6372 4653 6121 4618 5763 4618 5369 4546 4367 4367 3401 4045 2506 3544 2076 3257 1647 2900 1289 2506 1002 2148 716 1754 537 1325 215 573 108 0 36 0 Z N">
              <draw:equation draw:name="f0" draw:formula="logwidth"/>
              <draw:equation draw:name="f1" draw:formula="logheight"/>
            </draw:enhanced-geometry>
          </draw:custom-shape>
          <draw:custom-shape draw:name="Google Shape;2075;p38" draw:style-name="gr6" draw:text-style-name="P6" draw:layer="layout" svg:width="0.37cm" svg:height="0.053cm" svg:x="2.084cm" svg:y="8.787cm">
            <text:p text:style-name="P20"/>
            <draw:enhanced-geometry draw:mirror-horizontal="false" draw:mirror-vertical="false" drawooo:sub-view-size="9200 1338" draw:text-areas="0 0 ?f0 ?f1" svg:viewBox="0 0 0 0" draw:type="ooxml-non-primitive" draw:enhanced-path="M 95 0 C 61 0 41 4 36 13 1 120 1074 585 2220 908 2793 1015 3365 1158 3795 1230 L 4547 1337 5262 1337 C 5799 1337 6336 1301 6873 1265 8054 1122 9200 764 9164 693 9154 663 9062 653 8910 653 8506 653 7680 729 6873 729 6301 693 5728 729 5298 657 L 4582 585 3902 514 C 3437 514 2900 406 2327 371 1351 213 346 0 95 0 Z N">
              <draw:equation draw:name="f0" draw:formula="logwidth"/>
              <draw:equation draw:name="f1" draw:formula="logheight"/>
            </draw:enhanced-geometry>
          </draw:custom-shape>
          <draw:custom-shape draw:name="Google Shape;2076;p38" draw:style-name="gr6" draw:text-style-name="P6" draw:layer="layout" svg:width="0.777cm" svg:height="0.293cm" svg:x="3.82cm" svg:y="8.543cm">
            <text:p text:style-name="P20"/>
            <draw:enhanced-geometry draw:mirror-horizontal="false" draw:mirror-vertical="false" drawooo:sub-view-size="19295 7275" draw:text-areas="0 0 ?f0 ?f1" svg:viewBox="0 0 0 0" draw:type="ooxml-non-primitive" draw:enhanced-path="M 19288 0 C 19215 0 18682 409 17719 718 16538 1112 15285 1327 14032 1398 12672 1470 11276 1506 10238 1577 9701 1577 9272 1613 8949 1649 L 8484 1721 C 8484 1721 7804 1828 6766 2078 5513 2329 4260 2723 3043 3188 2399 3439 1791 3761 1182 4155 645 4477 251 5014 37 5622 37 5765 1 5873 1 6016 37 6159 37 6266 72 6374 108 6481 144 6589 180 6696 L 323 6911 C 516 7136 651 7274 702 7274 708 7274 713 7272 717 7269 717 7269 645 7090 502 6839 287 6481 251 6087 359 5694 574 5193 967 4763 1468 4513 2041 4155 2650 3868 3258 3689 4439 3260 5692 2973 6909 2759 7947 2580 8627 2472 8627 2472 L 9057 2401 C 9343 2365 9773 2293 10310 2257 11312 2150 12708 2078 14104 1935 15393 1792 16645 1470 17862 1005 18399 790 18900 468 19294 2 19293 1 19291 0 19288 0 Z N">
              <draw:equation draw:name="f0" draw:formula="logwidth"/>
              <draw:equation draw:name="f1" draw:formula="logheight"/>
            </draw:enhanced-geometry>
          </draw:custom-shape>
          <draw:custom-shape draw:name="Google Shape;2077;p38" draw:style-name="gr6" draw:text-style-name="P6" draw:layer="layout" svg:width="0.207cm" svg:height="0.109cm" svg:x="3.933cm" svg:y="8.771cm">
            <text:p text:style-name="P20"/>
            <draw:enhanced-geometry draw:mirror-horizontal="false" draw:mirror-vertical="false" drawooo:sub-view-size="5156 2721" draw:text-areas="0 0 ?f0 ?f1" svg:viewBox="0 0 0 0" draw:type="ooxml-non-primitive" draw:enhanced-path="M 3509 0 C 3151 0 2757 0 2399 72 2077 108 1862 143 1862 143 1683 179 1504 251 1361 322 967 465 609 716 359 1038 180 1217 108 1432 37 1647 1 1861 1 2040 37 2219 144 2577 287 2721 323 2721 395 2721 359 2506 359 2219 395 2076 430 1897 466 1790 538 1611 645 1504 752 1396 1003 1181 1289 1038 1612 967 1862 895 2041 859 2041 859 2041 859 2220 823 2506 752 2757 680 3151 609 3544 537 4332 394 5155 287 5119 179 5119 72 4332 0 3509 0 Z N">
              <draw:equation draw:name="f0" draw:formula="logwidth"/>
              <draw:equation draw:name="f1" draw:formula="logheight"/>
            </draw:enhanced-geometry>
          </draw:custom-shape>
          <draw:custom-shape draw:name="Google Shape;2078;p38" draw:style-name="gr6" draw:text-style-name="P6" draw:layer="layout" svg:width="0.177cm" svg:height="0.121cm" svg:x="3.867cm" svg:y="8.731cm">
            <text:p text:style-name="P20"/>
            <draw:enhanced-geometry draw:mirror-horizontal="false" draw:mirror-vertical="false" drawooo:sub-view-size="4403 3018" draw:text-areas="0 0 ?f0 ?f1" svg:viewBox="0 0 0 0" draw:type="ooxml-non-primitive" draw:enhanced-path="M 3951 1 C 3678 1 3311 28 2935 81 2613 117 2291 189 1969 296 1790 368 1647 403 1504 475 L 1396 547 C 1289 618 1217 690 1110 797 824 1012 609 1298 430 1585 36 2265 0 3016 72 3016 75 3017 79 3018 83 3018 226 3018 441 2360 859 1907 1038 1656 1253 1477 1504 1334 1611 1263 1683 1227 1754 1191 L 1862 1119 C 1969 1048 2076 976 2220 940 2470 797 2756 690 3043 582 3723 368 4403 189 4403 81 4403 28 4224 1 3951 1 Z N">
              <draw:equation draw:name="f0" draw:formula="logwidth"/>
              <draw:equation draw:name="f1" draw:formula="logheight"/>
            </draw:enhanced-geometry>
          </draw:custom-shape>
          <draw:custom-shape draw:name="Google Shape;2079;p38" draw:style-name="gr6" draw:text-style-name="P6" draw:layer="layout" svg:width="0.244cm" svg:height="0.33cm" svg:x="3.393cm" svg:y="8.279cm">
            <text:p text:style-name="P20"/>
            <draw:enhanced-geometry draw:mirror-horizontal="false" draw:mirror-vertical="false" drawooo:sub-view-size="6086 8198" draw:text-areas="0 0 ?f0 ?f1" svg:viewBox="0 0 0 0" draw:type="ooxml-non-primitive" draw:enhanced-path="M 2900 1 L 2900 1 C 2506 144 2184 323 1862 574 1146 1075 573 1791 215 2578 36 3044 1 3580 108 4082 180 4511 394 4905 716 5263 931 5478 1218 5657 1540 5800 1611 5835 1683 5871 1790 5871 L 1898 5907 2112 5907 C 2291 5907 2470 5871 2685 5835 2838 5792 3003 5709 3158 5610 L 3158 5610 C 3191 5771 3247 5931 3329 6086 3580 6623 3974 7053 4475 7410 4940 7804 5477 8055 6050 8198 6086 8126 5406 7804 4654 7160 4260 6802 3974 6408 3759 5907 3646 5637 3633 5339 3710 5066 L 3710 5066 C 3800 4926 3874 4776 3933 4625 L 3933 4625 C 3934 4623 3936 4621 3938 4618 L 3936 4617 3936 4617 C 3949 4582 3962 4547 3974 4511 L 3437 4225 C 3414 4261 3392 4298 3372 4335 L 3372 4335 3365 4332 C 3358 4353 3349 4374 3340 4395 L 3340 4395 C 3324 4428 3308 4461 3293 4494 L 3293 4494 C 3128 4805 2839 5033 2470 5155 2417 5173 2363 5182 2309 5182 2256 5182 2202 5173 2148 5155 L 2005 5155 C 1933 5155 1826 5120 1754 5084 1540 5012 1361 4905 1182 4762 967 4547 788 4261 681 3938 609 3545 609 3151 716 2757 1003 2005 1468 1325 2077 788 2542 359 2936 73 2900 1 Z N">
              <draw:equation draw:name="f0" draw:formula="logwidth"/>
              <draw:equation draw:name="f1" draw:formula="logheight"/>
            </draw:enhanced-geometry>
          </draw:custom-shape>
          <draw:custom-shape draw:name="Google Shape;2080;p38" draw:style-name="gr6" draw:text-style-name="P6" draw:layer="layout" svg:width="0.236cm" svg:height="0.248cm" svg:x="3.662cm" svg:y="8.496cm">
            <text:p text:style-name="P20"/>
            <draw:enhanced-geometry draw:mirror-horizontal="false" draw:mirror-vertical="false" drawooo:sub-view-size="5871 6157" draw:text-areas="0 0 ?f0 ?f1" svg:viewBox="0 0 0 0" draw:type="ooxml-non-primitive" draw:enhanced-path="M 36 0 C 0 0 0 322 108 752 251 1253 466 1754 680 2255 931 2721 1182 3222 1468 3651 1719 4045 1897 4296 1897 4296 1897 4296 2076 4510 2399 4832 2757 5262 3222 5584 3687 5870 3974 6049 4260 6121 4582 6157 4868 6157 5155 6049 5405 5906 5799 5548 5871 5262 5835 5226 5830 5224 5825 5223 5820 5223 5744 5223 5597 5453 5262 5620 5128 5700 4974 5741 4814 5741 4761 5741 4707 5736 4654 5727 4403 5656 4188 5548 4009 5405 3580 5119 3222 4761 2936 4367 2649 4045 2506 3794 2506 3794 2506 3794 2327 3615 2041 3257 1790 2935 1468 2470 1146 1969 859 1504 573 1002 394 644 179 287 108 0 36 0 Z N">
              <draw:equation draw:name="f0" draw:formula="logwidth"/>
              <draw:equation draw:name="f1" draw:formula="logheight"/>
            </draw:enhanced-geometry>
          </draw:custom-shape>
          <draw:custom-shape draw:name="Google Shape;2081;p38" draw:style-name="gr6" draw:text-style-name="P6" draw:layer="layout" svg:width="0.104cm" svg:height="0.187cm" svg:x="3.842cm" svg:y="8.279cm">
            <text:p text:style-name="P20"/>
            <draw:enhanced-geometry draw:mirror-horizontal="false" draw:mirror-vertical="false" drawooo:sub-view-size="2614 4655" draw:text-areas="0 0 ?f0 ?f1" svg:viewBox="0 0 0 0" draw:type="ooxml-non-primitive" draw:enhanced-path="M 144 1 C 72 1 1 824 144 1648 180 2005 251 2363 323 2721 394 3044 466 3222 466 3222 538 3401 609 3545 681 3724 752 3867 860 4046 967 4189 1146 4404 1361 4583 1611 4654 1790 4654 1934 4618 2077 4511 2113 4475 2184 4440 2220 4368 2256 4332 2292 4296 2292 4261 2399 4082 2471 3903 2506 3724 2614 3437 2614 3258 2578 3222 2542 3222 2435 3401 2256 3616 2184 3759 2077 3903 1969 4010 1934 4046 1898 4117 1826 4117 1814 4129 1802 4133 1790 4133 1767 4133 1743 4117 1719 4117 1611 4046 1540 3938 1504 3831 1433 3724 1361 3580 1325 3437 1218 3151 1182 2972 1182 2972 1182 2972 1075 2793 1003 2542 896 2256 752 1898 645 1540 430 788 251 1 144 1 Z N">
              <draw:equation draw:name="f0" draw:formula="logwidth"/>
              <draw:equation draw:name="f1" draw:formula="logheight"/>
            </draw:enhanced-geometry>
          </draw:custom-shape>
          <draw:custom-shape draw:name="Google Shape;2082;p38" draw:style-name="gr6" draw:text-style-name="P6" draw:layer="layout" svg:width="0.097cm" svg:height="0.146cm" svg:x="3.942cm" svg:y="8.405cm">
            <text:p text:style-name="P20"/>
            <draw:enhanced-geometry draw:mirror-horizontal="false" draw:mirror-vertical="false" drawooo:sub-view-size="2435 3649" draw:text-areas="0 0 ?f0 ?f1" svg:viewBox="0 0 0 0" draw:type="ooxml-non-primitive" draw:enhanced-path="M 241 1 C 135 1 1 558 1 1183 1 1470 36 1756 108 2042 144 2186 180 2293 215 2436 L 287 2544 C 359 2615 430 2687 466 2758 681 3009 931 3188 1182 3331 1599 3566 2035 3648 2255 3648 2337 3648 2389 3637 2399 3617 2435 3510 1862 3259 1504 2901 1325 2758 1146 2579 1039 2365 1003 2293 967 2221 931 2150 L 895 2078 C 860 2007 788 1899 752 1792 645 1577 573 1362 502 1112 394 575 359 2 251 2 248 1 245 1 241 1 Z N">
              <draw:equation draw:name="f0" draw:formula="logwidth"/>
              <draw:equation draw:name="f1" draw:formula="logheight"/>
            </draw:enhanced-geometry>
          </draw:custom-shape>
          <draw:custom-shape draw:name="Google Shape;2083;p38" draw:style-name="gr4" draw:text-style-name="P4" draw:layer="layout" svg:width="0.517cm" svg:height="0.492cm" svg:x="4.8cm" svg:y="8.388cm">
            <text:p text:style-name="P20"/>
            <draw:enhanced-geometry draw:mirror-horizontal="false" draw:mirror-vertical="false" drawooo:sub-view-size="12851 12207" draw:text-areas="0 0 ?f0 ?f1" svg:viewBox="0 0 0 0" draw:type="ooxml-non-primitive" draw:enhanced-path="M 10357 0 C 10349 0 10345 3 10345 9 10703 403 11061 868 11383 1334 11956 2408 12278 3625 12278 4877 12278 5522 12207 6166 12063 6810 11920 7347 11741 7848 11455 8350 11347 8564 11204 8743 11097 8886 L 10775 9244 10417 9495 10309 9602 C 10238 9674 10130 9710 10059 9781 9951 9853 9808 9960 9593 10068 9415 10175 9236 10282 9021 10390 7875 10891 6694 11249 5441 11428 4117 11643 2721 11786 1719 11893 1110 11929 537 12001 0 12180 287 12197 573 12206 860 12206 1146 12206 1432 12197 1719 12180 2757 12144 4153 12108 5549 11929 6837 11822 8090 11499 9307 10998 9558 10891 9737 10784 9951 10676 10166 10605 10309 10461 10453 10390 10560 10318 10667 10247 10775 10175 L 10882 10103 11240 9781 11634 9316 C 11777 9137 11920 8922 12063 8672 12350 8135 12529 7526 12672 6918 12779 6238 12851 5522 12779 4842 12743 3517 12314 2264 11598 1155 11491 976 11312 797 11168 618 11025 475 10918 332 10739 224 10530 75 10396 0 10357 0 Z N">
              <draw:equation draw:name="f0" draw:formula="logwidth"/>
              <draw:equation draw:name="f1" draw:formula="logheight"/>
            </draw:enhanced-geometry>
          </draw:custom-shape>
          <draw:custom-shape draw:name="Google Shape;2084;p38" draw:style-name="gr2" draw:text-style-name="P2" draw:layer="layout" svg:width="0.129cm" svg:height="0.208cm" svg:x="1.664cm" svg:y="8.241cm">
            <text:p text:style-name="P20"/>
            <draw:enhanced-geometry draw:mirror-horizontal="false" draw:mirror-vertical="false" drawooo:sub-view-size="3222 5184" draw:text-areas="0 0 ?f0 ?f1" svg:viewBox="0 0 0 0" draw:type="ooxml-non-primitive" draw:enhanced-path="M 3079 0 C 3007 251 2936 501 2900 788 2792 1325 2649 1897 2470 2434 2291 2971 2041 3472 1754 3938 1647 4081 1540 4188 1432 4331 1396 4331 1361 4367 1325 4403 1289 4439 1217 4439 1182 4475 1146 4493 1101 4501 1056 4501 1012 4501 967 4493 931 4475 859 4475 752 4296 680 4045 609 3759 537 3472 537 3186 501 1933 680 645 537 645 430 645 108 1862 0 3186 0 3508 0 3830 36 4188 108 4546 287 4868 609 5083 754 5146 924 5184 1097 5184 1222 5184 1348 5164 1468 5119 1540 5083 1647 5047 1718 4976 1790 4940 1862 4868 1933 4797 2112 4654 2220 4475 2327 4260 2613 3723 2828 3150 2971 2542 3114 1969 3186 1361 3222 752 3222 322 3150 0 3079 0 Z N">
              <draw:equation draw:name="f0" draw:formula="logwidth"/>
              <draw:equation draw:name="f1" draw:formula="logheight"/>
            </draw:enhanced-geometry>
          </draw:custom-shape>
          <draw:custom-shape draw:name="Google Shape;2085;p38" draw:style-name="gr2" draw:text-style-name="P2" draw:layer="layout" svg:width="1.073cm" svg:height="0.211cm" svg:x="2.341cm" svg:y="7.017cm">
            <text:p text:style-name="P20"/>
            <draw:enhanced-geometry draw:mirror-horizontal="false" draw:mirror-vertical="false" drawooo:sub-view-size="26632 5236" draw:text-areas="0 0 ?f0 ?f1" svg:viewBox="0 0 0 0" draw:type="ooxml-non-primitive" draw:enhanced-path="M 4234 0 C 3446 0 2641 80 1861 260 1432 331 1002 474 609 689 394 797 215 940 107 1154 0 1369 0 1584 107 1799 286 2121 537 2371 823 2550 1038 2694 1253 2837 1468 2944 1682 3052 1897 3159 2112 3195 2112 3195 1933 3052 1575 2837 1432 2694 1217 2550 1002 2371 752 2193 537 1942 394 1691 322 1548 322 1405 394 1298 501 1154 644 1047 788 975 1146 832 1539 689 1969 653 2652 544 3357 497 4050 497 4265 497 4478 502 4689 510 L 7481 689 8770 725 9915 868 12242 1083 12886 1119 C 13316 1119 13888 1262 14604 1369 16287 1620 18005 1942 19687 2371 21334 2801 22980 3410 24520 4161 L 24985 4376 25379 4591 26023 4949 C 26202 5056 26417 5163 26631 5235 26488 5056 26309 4913 26130 4806 L 25486 4412 25092 4161 24663 3911 C 23124 3052 21477 2371 19795 1870 18112 1369 16430 975 14712 689 13996 582 13423 439 12994 403 L 12349 331 9951 188 8806 81 7517 81 4689 9 C 4538 3 4386 0 4234 0 Z N">
              <draw:equation draw:name="f0" draw:formula="logwidth"/>
              <draw:equation draw:name="f1" draw:formula="logheight"/>
            </draw:enhanced-geometry>
          </draw:custom-shape>
          <draw:custom-shape draw:name="Google Shape;2086;p38" draw:style-name="gr2" draw:text-style-name="P2" draw:layer="layout" svg:width="0.133cm" svg:height="0.091cm" svg:x="2.234cm" svg:y="7.105cm">
            <text:p text:style-name="P20"/>
            <draw:enhanced-geometry draw:mirror-horizontal="false" draw:mirror-vertical="false" drawooo:sub-view-size="3330 2286" draw:text-areas="0 0 ?f0 ?f1" svg:viewBox="0 0 0 0" draw:type="ooxml-non-primitive" draw:enhanced-path="M 1904 1 C 1751 1 1592 10 1432 31 1217 31 1003 66 824 138 609 209 394 317 251 460 143 532 72 639 0 746 0 854 0 961 0 1069 36 1140 72 1212 72 1319 108 1355 179 1427 215 1462 322 1605 466 1677 609 1749 931 1928 1325 2071 1718 2142 2220 2238 2737 2286 3036 2286 3186 2286 3281 2274 3293 2250 3329 2142 2542 1892 1826 1641 1504 1498 1217 1355 931 1176 752 1033 716 961 716 961 716 961 716 961 716 925 967 746 1217 603 1539 532 2255 317 3043 317 3043 209 3072 152 2542 1 1904 1 Z N">
              <draw:equation draw:name="f0" draw:formula="logwidth"/>
              <draw:equation draw:name="f1" draw:formula="logheight"/>
            </draw:enhanced-geometry>
          </draw:custom-shape>
          <draw:custom-shape draw:name="Google Shape;2087;p38" draw:style-name="gr2" draw:text-style-name="P2" draw:layer="layout" svg:width="0.442cm" svg:height="0.45cm" svg:x="1.853cm" svg:y="7.2cm">
            <text:p text:style-name="P20"/>
            <draw:enhanced-geometry draw:mirror-horizontal="false" draw:mirror-vertical="false" drawooo:sub-view-size="10990 11169" draw:text-areas="0 0 ?f0 ?f1" svg:viewBox="0 0 0 0" draw:type="ooxml-non-primitive" draw:enhanced-path="M 10632 0 C 10345 0 10023 36 9701 108 8770 322 7911 716 7088 1253 6300 1790 5549 2398 4869 3043 4582 3329 4367 3580 4188 3723 4045 3902 3974 3973 3974 3973 L 3723 4260 C 3580 4439 3401 4689 3150 5011 2578 5763 2077 6551 1611 7374 1110 8197 716 9056 358 9915 179 10309 36 10739 0 11168 251 10810 466 10416 645 10058 1074 9235 1540 8412 2077 7660 2613 6801 3222 6014 3723 5405 3938 5119 4153 4904 4296 4725 L 4546 4474 C 4546 4474 4618 4367 4761 4224 4904 4045 5119 3794 5370 3544 5978 2864 6658 2255 7410 1718 8126 1146 8949 716 9772 394 10059 287 10381 215 10667 143 10882 72 10989 36 10989 0 Z N">
              <draw:equation draw:name="f0" draw:formula="logwidth"/>
              <draw:equation draw:name="f1" draw:formula="logheight"/>
            </draw:enhanced-geometry>
          </draw:custom-shape>
          <draw:custom-shape draw:name="Google Shape;2088;p38" draw:style-name="gr6" draw:text-style-name="P6" draw:layer="layout" svg:width="0.013cm" svg:height="0.006cm" svg:x="3.997cm" svg:y="8.675cm">
            <text:p text:style-name="P20"/>
            <draw:enhanced-geometry draw:mirror-horizontal="false" draw:mirror-vertical="false" drawooo:sub-view-size="359 180" draw:text-areas="0 0 ?f0 ?f1" svg:viewBox="0 0 0 0" draw:type="ooxml-non-primitive" draw:enhanced-path="M 1 180 C 216 72 359 1 359 1 359 1 216 72 1 180 Z N">
              <draw:equation draw:name="f0" draw:formula="logwidth"/>
              <draw:equation draw:name="f1" draw:formula="logheight"/>
            </draw:enhanced-geometry>
          </draw:custom-shape>
          <draw:custom-shape draw:name="Google Shape;2089;p38" draw:style-name="gr4" draw:text-style-name="P4" draw:layer="layout" svg:width="3.51cm" svg:height="0.621cm" svg:x="1.748cm" svg:y="8.332cm">
            <text:p text:style-name="P20"/>
            <draw:enhanced-geometry draw:mirror-horizontal="false" draw:mirror-vertical="false" drawooo:sub-view-size="87090 15406" draw:text-areas="0 0 ?f0 ?f1" svg:viewBox="0 0 0 0" draw:type="ooxml-non-primitive" draw:enhanced-path="M 19115 11168 L 19115 11168 C 19115 11168 19115 11168 19115 11168 19115 11168 19115 11168 19115 11168 Z M 1182 0 C 967 1361 645 2685 0 2971 108 6050 502 11097 1933 12528 3422 14017 8717 14530 12309 14530 13728 14530 14881 14450 15428 14318 15958 14178 16443 14117 16957 14117 18285 14117 19809 14528 22802 15070 24042 15293 25390 15405 26691 15405 29784 15405 32617 14769 33146 13459 33934 11562 26238 10631 26238 10631 L 28815 9951 C 30748 10452 32681 11061 34507 11848 36497 12750 40271 13436 44091 13436 44667 13436 45245 13420 45818 13388 50184 13101 50936 11097 50936 11097 L 50936 11097 C 50661 13384 57507 14390 65275 14390 73676 14390 83157 13213 85872 11204 86302 10846 86731 10452 87089 10023 L 87089 10023 C 86588 10094 86015 10202 85335 10309 85013 10524 84655 10739 84297 10882 81512 12175 74382 12708 67837 12708 61515 12708 55737 12210 54945 11419 53693 10202 55089 9128 55769 8663 L 55769 8663 C 55143 9016 53753 9680 52540 9680 52157 9680 51791 9614 51473 9450 49827 8591 47644 4797 47643 4797 L 47643 4797 C 47643 4797 48121 6529 47086 6529 46987 6529 46876 6513 46748 6479 45245 6050 43778 3759 43778 3759 42632 5298 41164 6515 39482 7410 39482 7410 39628 7407 39883 7407 41541 7407 47822 7515 48753 9128 49400 10272 46588 11012 42989 11012 40618 11012 37905 10691 35616 9951 29818 8054 30247 7804 30247 5656 30247 4654 30426 3687 30748 2721 30498 2363 30319 1933 30247 1504 29495 2506 28636 3437 27670 4224 26775 6443 25594 8484 24126 9200 20606 11013 19135 11166 19115 11168 L 19115 11168 C 19142 11166 21851 10896 24600 10896 26642 10896 28706 11045 29710 11562 32001 12690 28673 14113 23940 14113 23719 14113 23494 14110 23267 14103 18148 13960 16430 11956 16430 11956 16430 11956 14855 12207 12912 12207 10840 12207 8350 11921 6909 10739 5370 9522 3866 5549 2828 2148 2220 1468 1683 752 1182 0 Z N">
              <draw:equation draw:name="f0" draw:formula="logwidth"/>
              <draw:equation draw:name="f1" draw:formula="logheight"/>
            </draw:enhanced-geometry>
          </draw:custom-shape>
          <draw:custom-shape draw:name="Google Shape;2090;p38" draw:style-name="gr2" draw:text-style-name="P2" draw:layer="layout" svg:width="0.227cm" svg:height="0.104cm" svg:x="2.771cm" svg:y="7.179cm">
            <text:p text:style-name="P20"/>
            <draw:enhanced-geometry draw:mirror-horizontal="false" draw:mirror-vertical="false" drawooo:sub-view-size="5657 2594" draw:text-areas="0 0 ?f0 ?f1" svg:viewBox="0 0 0 0" draw:type="ooxml-non-primitive" draw:enhanced-path="M 2828 0 C 2489 0 2146 71 1827 231 1755 231 1719 302 1683 338 1612 410 1576 446 1540 517 1504 589 1504 660 1504 696 1504 768 1504 804 1504 875 1504 903 1510 936 1520 970 L 1520 970 C 1412 947 1300 935 1187 935 866 935 541 1030 287 1233 L 144 1340 73 1412 C 37 1448 1 1448 37 1484 L 252 1770 C 323 1877 466 1985 574 2092 717 2164 824 2235 967 2271 967 2271 896 2164 681 1985 609 1949 574 1913 538 1842 466 1806 431 1734 395 1698 L 287 1519 C 287 1484 359 1484 431 1412 653 1264 927 1184 1192 1184 1312 1184 1429 1200 1540 1233 1609 1254 1676 1278 1742 1307 L 1742 1307 C 1767 1332 1795 1355 1827 1376 2005 1591 2220 1734 2471 1877 L 3580 2593 2686 1627 C 2680 1620 2674 1614 2669 1608 L 2669 1608 2686 1591 C 2662 1579 2639 1567 2617 1554 L 2617 1554 C 2509 1444 2387 1349 2256 1267 L 2256 1267 C 2208 1221 2160 1173 2113 1126 2041 1090 2005 1018 1970 947 1934 875 1898 839 1898 804 1862 660 1934 553 2041 517 2342 378 2672 299 3013 299 3200 299 3390 323 3580 374 4082 589 4547 875 5012 1197 5191 1376 5442 1484 5657 1627 5478 1412 5299 1233 5084 1090 4869 911 4690 732 4440 589 4332 517 4189 410 4082 338 3938 267 3759 195 3616 123 3363 44 3097 0 2828 0 Z N">
              <draw:equation draw:name="f0" draw:formula="logwidth"/>
              <draw:equation draw:name="f1" draw:formula="logheight"/>
            </draw:enhanced-geometry>
          </draw:custom-shape>
          <draw:custom-shape draw:name="Google Shape;2091;p38" draw:style-name="gr13" draw:text-style-name="P13" draw:layer="layout" svg:width="0.524cm" svg:height="0.298cm" svg:x="3.512cm" svg:y="6.846cm">
            <text:p text:style-name="P20"/>
            <draw:enhanced-geometry draw:mirror-horizontal="false" draw:mirror-vertical="false" drawooo:sub-view-size="13031 7410" draw:text-areas="0 0 ?f0 ?f1" svg:viewBox="0 0 0 0" draw:type="ooxml-non-primitive" draw:enhanced-path="M 13030 0 L 13030 0 C 11634 502 10310 1039 8985 1540 8749 742 7538 213 6599 213 6400 213 6213 237 6050 287 6157 824 6336 1325 6623 1826 6400 1463 5654 1231 5116 1231 4964 1231 4828 1250 4726 1289 3616 1683 4511 2435 5084 3043 3759 3437 573 5978 1 7410 L 13030 0 Z N">
              <draw:equation draw:name="f0" draw:formula="logwidth"/>
              <draw:equation draw:name="f1" draw:formula="logheight"/>
            </draw:enhanced-geometry>
          </draw:custom-shape>
          <draw:custom-shape draw:name="Google Shape;2092;p38" draw:style-name="gr21" draw:text-style-name="P24" draw:layer="layout" svg:width="0.524cm" svg:height="0.298cm" svg:x="3.512cm" svg:y="6.846cm">
            <text:p text:style-name="P20"/>
            <draw:enhanced-geometry draw:mirror-horizontal="false" draw:mirror-vertical="false" drawooo:sub-view-size="13031 7410" draw:text-areas="0 0 ?f0 ?f1" svg:viewBox="0 0 0 0" draw:type="ooxml-non-primitive" draw:enhanced-path="M 13030 0 L 13030 0 C 12887 36 12779 72 12672 108 L 11741 394 C 11348 537 10882 681 10381 860 L 9630 1110 9236 1253 9057 1325 9021 1325 C 8985 1217 8914 1110 8842 1003 8735 895 8627 788 8484 681 8269 502 7983 358 7732 287 7446 179 7195 108 6909 72 L 6193 72 6014 108 5835 144 5835 179 5835 215 5835 287 C 5835 394 5871 466 5907 537 5907 645 5978 788 6014 895 6014 1003 6050 1074 6086 1182 L 6086 1217 C 6014 1182 5943 1146 5871 1146 L 5764 1110 C 5692 1110 5549 1074 5406 1039 L 4869 1039 C 4618 1074 4368 1182 4153 1361 4046 1504 3974 1683 4010 1862 4010 2005 4081 2148 4189 2291 4260 2435 4368 2542 4475 2649 L 4618 2792 4761 2936 4797 2971 4761 2971 4582 3043 C 4511 3079 4439 3115 4368 3150 4081 3294 3795 3473 3509 3652 2542 4332 1647 5119 824 5978 573 6300 323 6622 144 6945 72 7052 37 7124 1 7231 1 7338 1 7374 1 7410 1 7410 72 7267 215 7016 466 6694 681 6408 967 6121 1790 5298 2721 4546 3688 3902 3974 3723 4260 3544 4511 3401 L 4726 3329 4833 3258 4905 3258 4976 3222 C 5119 3150 5263 3115 5370 3079 L 5084 2828 4869 2613 4726 2470 C 4654 2363 4547 2256 4475 2148 4403 2041 4368 1933 4368 1826 4368 1754 4368 1683 4439 1647 4582 1540 4761 1468 4940 1432 L 5370 1432 5692 1504 5799 1540 5871 1575 C 5907 1575 5943 1575 5978 1611 L 6193 1754 6444 1933 6480 1969 6623 2112 6873 2399 C 7088 2613 7267 2864 7482 3079 7303 2792 7016 2256 6694 1575 6623 1432 6515 1253 6444 1074 6408 1003 6372 895 6336 824 6301 716 6265 609 6265 502 L 6265 430 6873 430 C 7124 466 7374 537 7625 609 7876 681 8126 824 8341 967 8448 1039 8556 1146 8627 1217 8735 1361 8806 1504 8878 1647 8878 1683 8878 1683 8914 1719 L 8985 1683 9164 1611 9343 1540 9737 1396 10489 1110 11777 537 12672 179 C 12815 144 12923 72 13030 0 Z N">
              <draw:equation draw:name="f0" draw:formula="logwidth"/>
              <draw:equation draw:name="f1" draw:formula="logheight"/>
            </draw:enhanced-geometry>
          </draw:custom-shape>
          <draw:custom-shape draw:name="Google Shape;2093;p38" draw:style-name="gr4" draw:text-style-name="P4" draw:layer="layout" svg:width="0.94cm" svg:height="0.607cm" svg:x="3.118cm" svg:y="6.574cm">
            <text:p text:style-name="P20"/>
            <draw:enhanced-geometry draw:mirror-horizontal="false" draw:mirror-vertical="false" drawooo:sub-view-size="23339 15039" draw:text-areas="0 0 ?f0 ?f1" svg:viewBox="0 0 0 0" draw:type="ooxml-non-primitive" draw:enhanced-path="M 7543 1 C 5327 1 3393 207 2471 972 180 2904 1 11245 2077 12390 2526 12629 3106 12725 3745 12725 6263 12725 9701 11245 9701 11245 L 10274 15039 23339 8023 C 23339 8023 20631 208 17128 208 17051 208 16973 212 16896 220 16452 268 15934 287 15363 287 13156 287 10153 1 7543 1 Z N">
              <draw:equation draw:name="f0" draw:formula="logwidth"/>
              <draw:equation draw:name="f1" draw:formula="logheight"/>
            </draw:enhanced-geometry>
          </draw:custom-shape>
          <draw:custom-shape draw:name="Google Shape;2094;p38" draw:style-name="gr10" draw:text-style-name="P10" draw:layer="layout" svg:width="0.602cm" svg:height="0.577cm" svg:x="3.457cm" svg:y="6.603cm">
            <text:p text:style-name="P20"/>
            <draw:enhanced-geometry draw:mirror-horizontal="false" draw:mirror-vertical="false" drawooo:sub-view-size="14963 14319" draw:text-areas="0 0 ?f0 ?f1" svg:viewBox="0 0 0 0" draw:type="ooxml-non-primitive" draw:enhanced-path="M 10309 1 C 9271 431 8412 1146 7768 2077 5978 4511 3365 8842 1 11026 788 10739 1289 10525 1289 10525 L 1862 14319 14963 7303 C 14963 7303 12994 1719 10309 1 Z N">
              <draw:equation draw:name="f0" draw:formula="logwidth"/>
              <draw:equation draw:name="f1" draw:formula="logheight"/>
            </draw:enhanced-geometry>
          </draw:custom-shape>
          <draw:custom-shape draw:name="Google Shape;2095;p38" draw:style-name="gr9" draw:text-style-name="P9" draw:layer="layout" svg:width="0.343cm" svg:height="0.372cm" svg:x="3.565cm" svg:y="6.695cm">
            <text:p text:style-name="P20"/>
            <draw:enhanced-geometry draw:mirror-horizontal="false" draw:mirror-vertical="false" drawooo:sub-view-size="8520 9236" draw:text-areas="0 0 ?f0 ?f1" svg:viewBox="0 0 0 0" draw:type="ooxml-non-primitive" draw:enhanced-path="M 4940 1 C 3651 1755 2005 4332 0 6408 358 7375 788 8305 1253 9236 L 8519 6014 C 8519 6014 7052 2184 4940 1 Z N">
              <draw:equation draw:name="f0" draw:formula="logwidth"/>
              <draw:equation draw:name="f1" draw:formula="logheight"/>
            </draw:enhanced-geometry>
          </draw:custom-shape>
          <draw:custom-shape draw:name="Google Shape;2096;p38" draw:style-name="gr9" draw:text-style-name="P9" draw:layer="layout" svg:width="0.283cm" svg:height="0.333cm" svg:x="3.624cm" svg:y="6.695cm">
            <text:p text:style-name="P20"/>
            <draw:enhanced-geometry draw:mirror-horizontal="false" draw:mirror-vertical="false" drawooo:sub-view-size="7053 8270" draw:text-areas="0 0 ?f0 ?f1" svg:viewBox="0 0 0 0" draw:type="ooxml-non-primitive" draw:enhanced-path="M 3473 1 C 2506 1325 1361 3079 1 4797 573 5979 1218 7160 1934 8269 L 7052 6014 C 7052 6014 5585 2149 3473 1 Z N">
              <draw:equation draw:name="f0" draw:formula="logwidth"/>
              <draw:equation draw:name="f1" draw:formula="logheight"/>
            </draw:enhanced-geometry>
          </draw:custom-shape>
          <draw:custom-shape draw:name="Google Shape;2097;p38" draw:style-name="gr4" draw:text-style-name="P4" draw:layer="layout" svg:width="0.917cm" svg:height="0.504cm" svg:x="3.126cm" svg:y="6.582cm">
            <text:p text:style-name="P20"/>
            <draw:enhanced-geometry draw:mirror-horizontal="false" draw:mirror-vertical="false" drawooo:sub-view-size="22766 12510" draw:text-areas="0 0 ?f0 ?f1" svg:viewBox="0 0 0 0" draw:type="ooxml-non-primitive" draw:enhanced-path="M 16938 0 C 16889 0 16838 2 16788 5 16395 148 15965 327 15571 542 10954 2976 9128 7200 5513 7987 5359 8023 5211 8041 5067 8041 2946 8041 1978 4236 1575 1687 L 1575 1687 C 0 4515 36 11173 1898 12175 2340 12414 2914 12510 3548 12510 6048 12510 9486 11030 9486 11030 L 9558 11459 C 13316 8989 16287 4193 17182 3155 17287 3035 17412 2980 17552 2980 18749 2980 21074 6978 21907 8452 L 22444 8166 C 22587 7701 22694 7271 22766 6806 21922 4732 19663 0 16938 0 Z N">
              <draw:equation draw:name="f0" draw:formula="logwidth"/>
              <draw:equation draw:name="f1" draw:formula="logheight"/>
            </draw:enhanced-geometry>
          </draw:custom-shape>
          <draw:custom-shape draw:name="Google Shape;2098;p38" draw:style-name="gr2" draw:text-style-name="P2" draw:layer="layout" svg:width="0.672cm" svg:height="0.481cm" svg:x="3.178cm" svg:y="6.607cm">
            <text:p text:style-name="P20"/>
            <draw:enhanced-geometry draw:mirror-horizontal="false" draw:mirror-vertical="false" drawooo:sub-view-size="16681 11935" draw:text-areas="0 0 ?f0 ?f1" svg:viewBox="0 0 0 0" draw:type="ooxml-non-primitive" draw:enhanced-path="M 16680 0 C 16680 0 16501 72 16251 179 L 15750 430 C 15571 537 15356 716 15141 859 14139 1647 13280 2649 12600 3759 12206 4332 11884 4940 11562 5549 L 11132 6372 C 10989 6622 10846 6873 10739 7088 L 10345 7660 C 10237 7804 10130 7947 10023 8054 9951 8162 9879 8233 9808 8341 L 9736 8412 9450 8770 9092 9128 C 8949 9271 8770 9450 8555 9593 8126 9951 7660 10273 7159 10524 6551 10810 5942 11061 5298 11240 4653 11383 4009 11490 3329 11526 2924 11552 2519 11577 2101 11577 1928 11577 1753 11573 1575 11562 702 11497 150 11082 25 11082 12 11082 4 11086 0 11097 0 11097 107 11204 358 11383 716 11634 1146 11777 1575 11848 2021 11901 2447 11934 2882 11934 3041 11934 3202 11930 3365 11920 4045 11920 4761 11848 5441 11705 6121 11598 6801 11347 7445 11061 7982 10810 8519 10488 9020 10130 9235 9951 9414 9772 9593 9629 L 9987 9235 C 10202 9021 10345 8877 10345 8877 L 10416 8770 C 10488 8698 10560 8591 10631 8484 10703 8341 10846 8197 10953 8054 L 11347 7410 11741 6658 12135 5799 C 12421 5226 12707 4618 13065 4009 13638 2936 14425 1933 15356 1074 15535 931 15714 752 15857 645 L 16323 323 C 16573 144 16680 36 16680 0 Z N">
              <draw:equation draw:name="f0" draw:formula="logwidth"/>
              <draw:equation draw:name="f1" draw:formula="logheight"/>
            </draw:enhanced-geometry>
          </draw:custom-shape>
          <draw:custom-shape draw:name="Google Shape;2099;p38" draw:style-name="gr4" draw:text-style-name="P4" draw:layer="layout" svg:width="0.644cm" svg:height="0.285cm" svg:x="3.4cm" svg:y="6.557cm">
            <text:p text:style-name="P20"/>
            <draw:enhanced-geometry draw:mirror-horizontal="false" draw:mirror-vertical="false" drawooo:sub-view-size="16001 7090" draw:text-areas="0 0 ?f0 ?f1" svg:viewBox="0 0 0 0" draw:type="ooxml-non-primitive" draw:enhanced-path="M 9057 1 L 8555 72 8233 72 7911 144 C 6802 394 5728 788 4690 1253 4265 1423 3840 1526 3397 1526 3281 1526 3163 1519 3043 1504 2542 1468 2005 1397 1540 1289 1157 1180 753 1133 360 1133 239 1133 119 1138 1 1146 466 1325 931 1468 1432 1576 1933 1754 2470 1862 3007 1933 3192 1955 3379 1967 3568 1967 4003 1967 4444 1904 4869 1754 5907 1361 6945 1039 8019 860 L 8341 788 8627 788 9057 752 9844 752 C 10166 788 10488 895 10811 1003 11240 1218 11634 1468 12028 1790 12457 2184 12851 2614 13209 3079 14688 4911 15752 7090 15888 7090 15890 7090 15892 7089 15893 7088 16001 7052 15106 4761 13638 2721 13280 2256 12887 1754 12457 1325 12063 967 11598 609 11133 358 10739 180 10345 72 9951 36 9844 1 9737 1 9629 1 Z N">
              <draw:equation draw:name="f0" draw:formula="logwidth"/>
              <draw:equation draw:name="f1" draw:formula="logheight"/>
            </draw:enhanced-geometry>
          </draw:custom-shape>
          <draw:custom-shape draw:name="Google Shape;2100;p38" draw:style-name="gr6" draw:text-style-name="P6" draw:layer="layout" svg:width="0.484cm" svg:height="0.162cm" svg:x="3.177cm" svg:y="6.552cm">
            <text:p text:style-name="P20"/>
            <draw:enhanced-geometry draw:mirror-horizontal="false" draw:mirror-vertical="false" drawooo:sub-view-size="12028 4045" draw:text-areas="0 0 ?f0 ?f1" svg:viewBox="0 0 0 0" draw:type="ooxml-non-primitive" draw:enhanced-path="M 5047 0 C 5047 0 4618 0 3938 72 3079 143 2255 394 1539 823 1146 1074 788 1432 537 1826 322 2148 179 2542 108 2900 0 3293 0 3687 108 4045 215 3723 322 3365 394 3007 501 2685 680 2363 895 2076 1146 1754 1432 1504 1790 1325 2470 1002 3222 823 4009 788 4212 776 4395 772 4549 772 4856 772 5047 788 5047 788 L 6121 788 C 6766 788 7625 895 8519 967 9096 1019 9692 1052 10292 1052 10512 1052 10733 1048 10954 1038 11013 1044 11074 1047 11135 1047 11441 1047 11759 973 12027 823 12027 788 11920 788 11732 788 11544 788 11276 788 10954 752 10309 680 9450 573 8591 430 7696 287 6837 179 6193 108 5513 36 5047 0 5047 0 Z N">
              <draw:equation draw:name="f0" draw:formula="logwidth"/>
              <draw:equation draw:name="f1" draw:formula="logheight"/>
            </draw:enhanced-geometry>
          </draw:custom-shape>
          <draw:custom-shape draw:name="Google Shape;2101;p38" draw:style-name="gr4" draw:text-style-name="P4" draw:layer="layout" svg:width="0.113cm" svg:height="0.083cm" svg:x="3.373cm" svg:y="6.927cm">
            <text:p text:style-name="P20"/>
            <draw:enhanced-geometry draw:mirror-horizontal="false" draw:mirror-vertical="false" drawooo:sub-view-size="2829 2086" draw:text-areas="0 0 ?f0 ?f1" svg:viewBox="0 0 0 0" draw:type="ooxml-non-primitive" draw:enhanced-path="M 2205 1 C 1873 1 1422 167 1003 470 323 971 0 1616 215 1938 290 2038 430 2085 608 2085 941 2085 1406 1919 1826 1616 2470 1115 2828 470 2613 148 2526 48 2382 1 2205 1 Z N">
              <draw:equation draw:name="f0" draw:formula="logwidth"/>
              <draw:equation draw:name="f1" draw:formula="logheight"/>
            </draw:enhanced-geometry>
          </draw:custom-shape>
          <draw:custom-shape draw:name="Google Shape;2102;p38" draw:style-name="gr3" draw:text-style-name="P3" draw:layer="layout" svg:width="2.199cm" svg:height="1.93cm" svg:x="3.123cm" svg:y="6.841cm">
            <text:p text:style-name="P20"/>
            <draw:enhanced-geometry draw:mirror-horizontal="false" draw:mirror-vertical="false" drawooo:sub-view-size="54553 47794" draw:text-areas="0 0 ?f0 ?f1" svg:viewBox="0 0 0 0" draw:type="ooxml-non-primitive" draw:enhanced-path="M 26464 0 C 25684 0 24903 48 24127 142 20404 608 16753 2934 13675 5010 11563 6406 10023 8411 8126 10093 7768 10451 7410 10773 7052 11060 5835 12026 4797 13243 4046 14603 2399 17538 645 21154 180 24483 69 25181 465 25387 999 25387 1670 25387 2558 25063 2936 24984 L 2936 24984 C 609 26952 1 28026 1970 30675 4797 34541 9701 34827 9701 34827 9701 34827 6337 38443 7124 40232 7447 40936 8053 41215 8642 41215 9161 41215 9667 40997 9952 40662 10560 41485 9988 41915 10560 42809 11133 43704 11777 44563 12493 45351 13245 46174 14247 47355 15393 47713 15588 47768 15761 47793 15917 47793 16676 47793 17049 47210 17791 46675 19259 45673 20869 44241 22731 43669 23558 43432 24562 43360 25627 43360 27313 43360 29154 43541 30702 43541 31138 43541 31550 43526 31930 43490 33362 43346 33648 42953 35008 42809 35688 42738 36476 42201 37156 42058 37943 41879 38552 41235 39411 41163 39446 41159 39482 41158 39519 41158 41141 41158 44565 44461 46605 44461 47366 44461 47934 44001 48145 42738 48360 41413 47751 39660 47322 38407 L 47322 38407 C 47322 38407 47820 38447 48500 38447 49521 38447 50951 38357 51724 37906 53013 37118 47608 31964 47608 31964 L 50436 29637 C 54552 25270 51187 23194 51187 23194 52154 22729 52870 21941 53264 20975 53872 19113 50722 15892 49756 14496 47680 11418 44709 8876 41773 6657 38695 4366 34972 1574 31178 608 29641 199 28055 0 26464 0 Z N">
              <draw:equation draw:name="f0" draw:formula="logwidth"/>
              <draw:equation draw:name="f1" draw:formula="logheight"/>
            </draw:enhanced-geometry>
          </draw:custom-shape>
          <draw:custom-shape draw:name="Google Shape;2103;p38" draw:style-name="gr6" draw:text-style-name="P6" draw:layer="layout" svg:width="0.168cm" svg:height="0.261cm" svg:x="3.395cm" svg:y="8.325cm">
            <text:p text:style-name="P20"/>
            <draw:enhanced-geometry draw:mirror-horizontal="false" draw:mirror-vertical="false" drawooo:sub-view-size="4189 6480" draw:text-areas="0 0 ?f0 ?f1" svg:viewBox="0 0 0 0" draw:type="ooxml-non-primitive" draw:enhanced-path="M 3830 0 C 3830 5 3829 9 3829 14 L 3829 14 C 3829 9 3830 5 3830 0 Z M 0 2220 C 28 2393 118 2630 249 2886 L 249 2886 C 191 2669 155 2446 144 2220 Z M 249 2886 C 343 3236 495 3572 700 3889 L 700 3889 C 579 3686 498 3468 452 3242 L 452 3242 C 377 3122 309 3002 249 2886 Z M 700 3889 L 700 3889 C 747 3967 800 4043 859 4117 803 4042 750 3966 700 3889 Z M 3829 14 L 3829 14 C 3754 605 2947 1093 2260 1093 1790 1093 1376 865 1289 287 717 1077 248 2241 452 3242 L 452 3242 C 865 3903 1486 4567 2013 4567 2271 4567 2507 4407 2685 4009 3007 4868 3687 5692 4188 6479 3188 4479 3578 2158 3829 14 Z N">
              <draw:equation draw:name="f0" draw:formula="logwidth"/>
              <draw:equation draw:name="f1" draw:formula="logheight"/>
            </draw:enhanced-geometry>
          </draw:custom-shape>
          <draw:custom-shape draw:name="Google Shape;2104;p38" draw:style-name="gr22" draw:text-style-name="P25" draw:layer="layout" svg:width="1.741cm" svg:height="1.424cm" svg:x="3.532cm" svg:y="7.349cm">
            <text:p text:style-name="P20"/>
            <draw:enhanced-geometry draw:mirror-horizontal="false" draw:mirror-vertical="false" drawooo:sub-view-size="43206 35264" draw:text-areas="0 0 ?f0 ?f1" svg:viewBox="0 0 0 0" draw:type="ooxml-non-primitive" draw:enhanced-path="M 9988 26416 C 9990 26427 9993 26438 9995 26448 L 9995 26448 C 9993 26438 9990 26427 9988 26416 Z M 38623 0 C 39769 2040 41487 5298 41380 6550 41343 7167 40740 7371 39956 7371 38419 7371 36190 6586 36189 6586 L 36189 6586 C 36190 6586 39089 9521 38623 10595 38408 11109 37603 11247 36800 11247 35867 11247 34937 11061 34937 11061 L 34937 11061 C 35509 11884 35652 12922 35259 13888 34614 15428 31214 15428 31214 15428 31214 15428 32109 16931 31142 17611 30941 17760 30687 17819 30411 17819 29361 17819 27993 16967 27992 16967 L 27992 16967 28458 19365 C 28458 19365 24986 23159 22444 23553 22042 23608 21640 23635 21239 23635 20072 23635 18919 23407 17827 22980 L 17755 23732 C 19231 24752 20902 25003 22191 25003 23435 25003 24324 24770 24341 24770 L 24341 24770 C 24055 24841 23554 26667 23339 26953 22802 27741 22122 28457 21370 29065 19652 30354 17576 31106 15393 31213 15309 31217 15225 31219 15143 31219 12428 31219 10594 28972 9995 26448 L 9995 26448 C 10124 27016 9912 27222 9599 27222 9205 27222 8650 26896 8413 26560 7768 25593 7804 23982 7625 22873 L 7625 22873 C 7733 23553 6694 24985 6694 25880 6694 26846 6766 27812 6873 28779 7017 29745 7303 30819 6050 30962 5983 30969 5918 30972 5856 30972 4507 30972 4456 29521 4046 28528 4046 29907 3406 30452 2605 30452 1720 30452 639 29789 1 28850 L 1 28850 C 216 30962 2506 32000 4153 32788 5227 33325 5513 33898 6372 34613 6864 35047 7194 35263 7528 35263 7802 35263 8078 35118 8448 34828 11240 32824 14319 32466 17612 31929 18507 31786 19294 31285 20118 31141 20351 31104 20575 31091 20791 31091 21402 31091 21957 31200 22532 31200 22937 31200 23352 31146 23804 30962 24842 30569 25952 29745 27026 29495 27849 29316 28458 28707 29317 28600 29340 28598 29364 28598 29388 28598 30444 28598 32364 30090 34113 31070 L 34543 31070 C 34722 31249 34901 31392 35116 31464 35330 31571 35509 31642 35724 31678 35889 31704 36049 31716 36208 31716 36498 31716 36784 31676 37084 31607 L 37227 31535 C 37478 31320 37693 31034 37764 30676 38122 29244 37371 26560 37156 25772 L 37156 25736 37084 25557 37084 25557 C 37084 25557 37550 25595 38195 25595 39208 25595 40664 25502 41451 25020 41666 24913 41702 24698 41630 24412 41594 24305 41523 24197 41487 24090 41487 24090 41487 24054 41487 24054 41415 23947 41380 23839 41308 23696 41201 23589 41129 23481 41057 23338 40950 23231 40843 23088 40771 22944 L 40735 22909 C 40521 22658 40306 22372 40091 22121 L 40055 22085 39697 21692 39661 21656 C 39411 21369 39196 21119 38981 20904 L 38946 20868 38623 20510 38623 20475 38337 20188 38051 19938 38051 19902 37657 19508 C 37585 19472 37550 19437 37550 19401 L 37514 19365 37585 19329 37442 19186 40270 16859 C 42275 14712 42525 13137 42239 12063 42024 11490 41630 10953 41129 10595 L 41165 10595 41236 10559 C 41165 10524 41129 10452 41057 10416 41272 10380 41487 10345 41702 10273 41738 10237 41809 10201 41881 10130 L 42060 9987 C 42203 9844 42310 9700 42453 9557 42453 9557 42489 9521 42489 9521 42525 9450 42597 9414 42632 9342 42632 9307 42668 9271 42668 9271 42740 9199 42776 9163 42811 9092 L 42847 8984 C 42883 8913 42919 8877 42955 8805 42955 8770 42990 8734 42990 8734 43026 8627 43098 8519 43134 8412 43169 8304 43169 8197 43169 8090 43205 8054 43205 8018 43169 8018 43205 7911 43205 7803 43169 7696 43205 7660 43205 7588 43169 7553 43169 7481 43169 7374 43134 7302 43134 7231 43098 7159 43098 7087 L 43026 6873 C 42990 6729 42955 6586 42883 6443 L 42883 6407 C 42346 5369 41594 4152 40843 2971 L 40127 2005 40091 1897 C 40019 1826 39948 1718 39876 1647 39697 1360 39518 1145 39339 895 L 39196 716 C 39017 465 38838 251 38623 0 Z N">
              <draw:equation draw:name="f0" draw:formula="logwidth"/>
              <draw:equation draw:name="f1" draw:formula="logheight"/>
            </draw:enhanced-geometry>
          </draw:custom-shape>
          <draw:custom-shape draw:name="Google Shape;2105;p38" draw:style-name="gr6" draw:text-style-name="P6" draw:layer="layout" svg:width="0.65cm" svg:height="0.528cm" svg:x="3.123cm" svg:y="7.729cm">
            <text:p text:style-name="P20"/>
            <draw:enhanced-geometry draw:mirror-horizontal="false" draw:mirror-vertical="false" drawooo:sub-view-size="16145 13103" draw:text-areas="0 0 ?f0 ?f1" svg:viewBox="0 0 0 0" draw:type="ooxml-non-primitive" draw:enhanced-path="M 860 0 C 574 823 323 1647 144 2506 50 3199 441 3407 969 3407 1641 3407 2535 3071 2936 2971 L 2936 2971 C 609 4940 1 6049 1970 8698 4475 12134 10632 12993 11491 13065 11703 13091 11914 13103 12124 13103 14221 13103 16144 11920 16144 11920 16144 11920 8413 11168 5120 7803 2578 5226 6551 4331 6551 4331 L 6551 4331 C 6551 4331 4791 4464 3496 4464 2776 4464 2200 4423 2149 4295 2041 3937 3831 2971 4941 2577 6014 2219 7124 716 7124 716 L 7124 716 C 6036 897 4948 992 3860 992 3230 992 2600 961 1970 895 1433 859 1003 501 860 0 Z N">
              <draw:equation draw:name="f0" draw:formula="logwidth"/>
              <draw:equation draw:name="f1" draw:formula="logheight"/>
            </draw:enhanced-geometry>
          </draw:custom-shape>
          <draw:custom-shape draw:name="Google Shape;2106;p38" draw:style-name="gr4" draw:text-style-name="P4" draw:layer="layout" svg:width="0.357cm" svg:height="0.115cm" svg:x="4.275cm" svg:y="8.212cm">
            <text:p text:style-name="P20"/>
            <draw:enhanced-geometry draw:mirror-horizontal="false" draw:mirror-vertical="false" drawooo:sub-view-size="8878 2869" draw:text-areas="0 0 ?f0 ?f1" svg:viewBox="0 0 0 0" draw:type="ooxml-non-primitive" draw:enhanced-path="M 8789 0 C 8639 0 7715 639 6694 1115 6228 1330 5727 1509 5226 1688 5011 1759 4832 1795 4725 1831 L 4546 1903 4367 1974 C 4224 1974 4045 2046 3866 2117 3329 2225 2828 2296 2291 2332 2202 2338 2112 2341 2022 2341 1601 2341 1164 2277 752 2189 398 2101 142 2036 42 2036 21 2036 7 2039 0 2046 0 2082 251 2260 644 2475 1181 2690 1718 2797 2291 2869 2864 2869 3436 2833 4009 2762 4439 2654 4725 2583 4725 2583 L 4940 2511 C 5083 2475 5262 2404 5441 2332 5978 2082 6479 1831 6944 1545 7982 900 8877 77 8806 5 8802 2 8796 0 8789 0 Z N">
              <draw:equation draw:name="f0" draw:formula="logwidth"/>
              <draw:equation draw:name="f1" draw:formula="logheight"/>
            </draw:enhanced-geometry>
          </draw:custom-shape>
          <draw:custom-shape draw:name="Google Shape;2107;p38" draw:style-name="gr6" draw:text-style-name="P6" draw:layer="layout" svg:width="0.24cm" svg:height="0.28cm" svg:x="3.123cm" svg:y="7.599cm">
            <text:p text:style-name="P20"/>
            <draw:enhanced-geometry draw:mirror-horizontal="false" draw:mirror-vertical="false" drawooo:sub-view-size="5979 6947" draw:text-areas="0 0 ?f0 ?f1" svg:viewBox="0 0 0 0" draw:type="ooxml-non-primitive" draw:enhanced-path="M 2000 0 C 1953 0 1777 348 1504 826 1182 1470 860 2150 609 2830 466 3188 359 3582 251 3940 144 4262 108 4620 72 4978 37 5300 1 5515 1 5694 1 5765 1 5837 1 5909 L 1 6016 C 1 6016 1 6052 1 6088 1 6159 37 6267 72 6338 108 6517 216 6660 359 6768 538 6911 717 6947 932 6947 1290 6911 1647 6875 1970 6803 2328 6732 2757 6696 3151 6553 3509 6446 3938 6338 4260 6159 4583 6016 4905 5873 5155 5730 5656 5407 5979 5193 5943 5121 5941 5114 5933 5111 5920 5111 5730 5111 4414 5817 2972 6052 2614 6088 2220 6159 1862 6195 1540 6231 1218 6267 896 6267 788 6267 717 6231 717 6231 753 6231 717 6195 717 6159 717 6088 717 6052 717 6016 717 5980 717 5980 717 5944 717 5909 717 5909 717 5873 717 5837 717 5765 717 5694 L 717 5014 C 753 4692 788 4369 824 4083 896 3725 1003 3331 1111 2973 1540 1506 2077 2 2005 2 2004 1 2002 0 2000 0 Z N">
              <draw:equation draw:name="f0" draw:formula="logwidth"/>
              <draw:equation draw:name="f1" draw:formula="logheight"/>
            </draw:enhanced-geometry>
          </draw:custom-shape>
          <draw:custom-shape draw:name="Google Shape;2108;p38" draw:style-name="gr6" draw:text-style-name="P6" draw:layer="layout" svg:width="0.178cm" svg:height="0.21cm" svg:x="3.196cm" svg:y="7.858cm">
            <text:p text:style-name="P20"/>
            <draw:enhanced-geometry draw:mirror-horizontal="false" draw:mirror-vertical="false" drawooo:sub-view-size="4440 5216" draw:text-areas="0 0 ?f0 ?f1" svg:viewBox="0 0 0 0" draw:type="ooxml-non-primitive" draw:enhanced-path="M 896 1 C 895 1 824 37 717 72 L 538 215 323 430 C 251 538 180 609 108 717 36 860 1 1039 1 1182 36 1504 215 1826 502 2005 752 2184 1039 2327 1361 2399 1504 2435 1611 2471 1755 2471 L 1934 2506 1969 2506 C 2041 2542 1969 2542 1969 2542 L 1934 2578 C 1755 2829 1683 3151 1719 3473 1719 3831 1862 4153 2113 4439 2542 4869 3079 5155 3688 5191 3799 5208 3901 5215 3991 5215 4274 5215 4439 5147 4439 5119 4439 5048 4153 5048 3795 4940 3294 4833 2864 4547 2578 4117 2435 3938 2327 3723 2363 3473 2363 3294 2435 3115 2542 2936 L 2578 2936 2614 2864 2721 2721 C 2828 2650 2972 2578 3043 2506 L 3580 2113 4045 1790 C 4045 1790 4045 1790 4296 1611 L 4296 1611 3652 1683 3079 1790 C 2828 1826 2614 1826 2363 1862 L 1862 1862 C 1719 1826 1611 1826 1504 1826 1253 1790 1003 1719 788 1576 609 1504 466 1325 430 1146 394 1039 394 967 430 860 466 752 502 681 538 573 L 681 359 824 180 C 896 108 931 37 896 1 Z N">
              <draw:equation draw:name="f0" draw:formula="logwidth"/>
              <draw:equation draw:name="f1" draw:formula="logheight"/>
            </draw:enhanced-geometry>
          </draw:custom-shape>
          <draw:custom-shape draw:name="Google Shape;2109;p38" draw:style-name="gr4" draw:text-style-name="P4" draw:layer="layout" svg:width="0.315cm" svg:height="0.241cm" svg:x="4.662cm" svg:y="7.833cm">
            <text:p text:style-name="P20"/>
            <draw:enhanced-geometry draw:mirror-horizontal="false" draw:mirror-vertical="false" drawooo:sub-view-size="7840 5983" draw:text-areas="0 0 ?f0 ?f1" svg:viewBox="0 0 0 0" draw:type="ooxml-non-primitive" draw:enhanced-path="M 7231 0 C 7231 36 7231 108 7302 251 L 7410 537 C 7410 645 7446 788 7481 895 7589 1539 7302 2184 6765 2542 6193 2864 5548 3114 4904 3222 4618 3258 4403 3293 4224 3329 L 3866 3365 2935 3472 C 3007 3580 3114 3723 3222 3866 L 3436 4117 3508 4260 C 3508 4260 3544 4296 3544 4331 3615 4475 3615 4654 3544 4797 3401 5011 3222 5155 2971 5262 2721 5369 2434 5477 2148 5513 2018 5530 1887 5539 1758 5539 1352 5539 952 5452 573 5262 215 5047 72 4797 36 4797 L 36 4797 C 0 4832 72 5155 430 5477 889 5805 1438 5982 2022 5982 2076 5982 2130 5981 2184 5978 2542 5978 2864 5906 3222 5763 3544 5656 3866 5441 4081 5119 4260 4832 4331 4439 4224 4117 4210 4074 4201 4054 4196 4045 L 4331 4045 C 4510 4009 4761 3973 5047 3902 5369 3794 5727 3687 6050 3580 6407 3437 6765 3222 7088 2971 7410 2721 7660 2327 7768 1933 7803 1897 7803 1826 7839 1790 L 7839 1647 C 7839 1539 7839 1468 7839 1360 7803 1181 7768 1038 7732 859 L 7589 501 C 7517 394 7481 287 7410 215 7338 72 7231 0 7231 0 Z N">
              <draw:equation draw:name="f0" draw:formula="logwidth"/>
              <draw:equation draw:name="f1" draw:formula="logheight"/>
            </draw:enhanced-geometry>
          </draw:custom-shape>
          <draw:custom-shape draw:name="Google Shape;2110;p38" draw:style-name="gr2" draw:text-style-name="P2" draw:layer="layout" svg:width="0.317cm" svg:height="0.439cm" svg:x="4.935cm" svg:y="7.724cm">
            <text:p text:style-name="P20"/>
            <draw:enhanced-geometry draw:mirror-horizontal="false" draw:mirror-vertical="false" drawooo:sub-view-size="7876 10884" draw:text-areas="0 0 ?f0 ?f1" svg:viewBox="0 0 0 0" draw:type="ooxml-non-primitive" draw:enhanced-path="M 4654 1 L 4654 1 C 4940 287 5262 574 5584 824 6264 1361 6801 2077 7124 2900 7267 3330 7303 3759 7195 4189 7088 4583 6945 4940 6766 5263 6551 5621 6336 5979 6121 6301 5871 6659 5656 6981 5405 7303 4833 7983 4224 8627 3508 9200 2792 9737 2005 10202 1182 10489 502 10739 0 10775 0 10847 153 10872 305 10884 455 10884 730 10884 999 10844 1253 10775 2184 10524 3043 10131 3795 9594 4582 9057 5298 8413 5907 7697 6193 7410 6443 7052 6694 6694 6945 6336 7159 5979 7338 5585 7553 5191 7696 4762 7804 4296 7875 3759 7804 3222 7625 2721 7231 1826 6587 1110 5763 574 5441 323 5047 144 4654 1 Z N">
              <draw:equation draw:name="f0" draw:formula="logwidth"/>
              <draw:equation draw:name="f1" draw:formula="logheight"/>
            </draw:enhanced-geometry>
          </draw:custom-shape>
          <draw:custom-shape draw:name="Google Shape;2111;p38" draw:style-name="gr2" draw:text-style-name="P2" draw:layer="layout" svg:width="0.205cm" svg:height="0.317cm" svg:x="4.88cm" svg:y="8.334cm">
            <text:p text:style-name="P20"/>
            <draw:enhanced-geometry draw:mirror-horizontal="false" draw:mirror-vertical="false" drawooo:sub-view-size="5119 7883" draw:text-areas="0 0 ?f0 ?f1" svg:viewBox="0 0 0 0" draw:type="ooxml-non-primitive" draw:enhanced-path="M 3763 0 C 3761 0 3760 1 3759 1 3687 37 4081 1469 4331 2901 4439 3545 4475 4225 4475 4869 4439 5084 4439 5299 4403 5514 4367 5657 4367 5728 4367 5728 L 4367 5800 4331 5979 C 4296 6158 4224 6337 4152 6516 4045 6766 3866 6945 3651 7089 3401 7267 3079 7339 2756 7339 2112 7339 1468 7232 859 6981 395 6782 115 6583 48 6583 43 6583 39 6585 36 6587 0 6623 251 6945 752 7232 1360 7590 2041 7804 2756 7876 2812 7881 2867 7883 2921 7883 3287 7883 3626 7781 3938 7625 4296 7446 4546 7160 4725 6838 4832 6623 4940 6373 5011 6122 L 5047 5943 5047 5871 C 5047 5871 5083 5764 5083 5585 5119 5370 5119 5120 5083 4869 5083 4189 4976 3473 4797 2793 4443 1344 3881 0 3763 0 Z N">
              <draw:equation draw:name="f0" draw:formula="logwidth"/>
              <draw:equation draw:name="f1" draw:formula="logheight"/>
            </draw:enhanced-geometry>
          </draw:custom-shape>
          <draw:custom-shape draw:name="Google Shape;2112;p38" draw:style-name="gr2" draw:text-style-name="P2" draw:layer="layout" svg:width="0.156cm" svg:height="0.08cm" svg:x="5.057cm" svg:y="8.341cm">
            <text:p text:style-name="P20"/>
            <draw:enhanced-geometry draw:mirror-horizontal="false" draw:mirror-vertical="false" drawooo:sub-view-size="3903 1996" draw:text-areas="0 0 ?f0 ?f1" svg:viewBox="0 0 0 0" draw:type="ooxml-non-primitive" draw:enhanced-path="M 3831 0 C 3759 0 3688 143 3616 358 3509 609 3401 788 3222 967 3044 1110 2829 1217 2614 1253 2542 1253 2435 1289 2328 1289 L 2220 1289 C 2149 1289 2077 1325 2005 1325 L 1254 1325 C 855 1275 439 1208 211 1208 111 1208 48 1220 37 1253 1 1360 538 1647 1146 1826 1433 1897 1719 1969 2005 1969 2059 1987 2104 1996 2149 1996 2193 1996 2238 1987 2292 1969 L 2435 1969 C 2542 1969 2686 1897 2829 1861 3151 1754 3401 1539 3616 1289 3759 1002 3867 716 3903 430 3903 179 3867 0 3831 0 Z N">
              <draw:equation draw:name="f0" draw:formula="logwidth"/>
              <draw:equation draw:name="f1" draw:formula="logheight"/>
            </draw:enhanced-geometry>
          </draw:custom-shape>
          <draw:custom-shape draw:name="Google Shape;2113;p38" draw:style-name="gr4" draw:text-style-name="P4" draw:layer="layout" svg:width="1.061cm" svg:height="0.932cm" svg:x="4.214cm" svg:y="6.843cm">
            <text:p text:style-name="P20"/>
            <draw:enhanced-geometry draw:mirror-horizontal="false" draw:mirror-vertical="false" drawooo:sub-view-size="26346 23089" draw:text-areas="0 0 ?f0 ?f1" svg:viewBox="0 0 0 0" draw:type="ooxml-non-primitive" draw:enhanced-path="M 573 1 C 752 4869 1 9737 538 14605 897 17869 2454 21218 5421 21218 6294 21218 7290 20928 8413 20261 9678 19505 10485 19098 11307 19098 12043 19098 12790 19424 13889 20117 14541 20532 17055 22858 18430 22858 18717 22858 18955 22757 19115 22516 19740 21563 19054 20141 19689 20141 19818 20141 20001 20199 20261 20332 21263 20833 22838 22373 24305 23088 25165 22623 25845 21836 26203 20905 26346 20332 26310 19724 26095 19223 25129 17433 24091 15751 22945 14104 20869 11061 17648 8806 14712 6587 11670 4296 7911 1540 4117 538 3043 251 1934 72 788 1 Z N">
              <draw:equation draw:name="f0" draw:formula="logwidth"/>
              <draw:equation draw:name="f1" draw:formula="logheight"/>
            </draw:enhanced-geometry>
          </draw:custom-shape>
          <draw:custom-shape draw:name="Google Shape;2114;p38" draw:style-name="gr4" draw:text-style-name="P4" draw:layer="layout" svg:width="0.921cm" svg:height="0.909cm" svg:x="3.175cm" svg:y="6.847cm">
            <text:p text:style-name="P20"/>
            <draw:enhanced-geometry draw:mirror-horizontal="false" draw:mirror-vertical="false" drawooo:sub-view-size="22874 22534" draw:text-areas="0 0 ?f0 ?f1" svg:viewBox="0 0 0 0" draw:type="ooxml-non-primitive" draw:enhanced-path="M 22873 0 L 22873 0 C 22014 108 20081 358 19509 537 18184 967 16931 1504 15714 2148 11849 4009 7589 7052 5048 10560 4690 11097 1 18613 645 18900 970 19063 1318 19144 1664 19144 2080 19144 2493 19027 2864 18792 4098 18021 5703 16480 6536 16480 6670 16480 6784 16520 6873 16609 7517 17253 7231 21513 10596 22408 10905 22493 11216 22534 11526 22534 14585 22534 17597 18593 19222 15213 20905 11741 21370 2792 22873 0 Z N">
              <draw:equation draw:name="f0" draw:formula="logwidth"/>
              <draw:equation draw:name="f1" draw:formula="logheight"/>
            </draw:enhanced-geometry>
          </draw:custom-shape>
          <draw:custom-shape draw:name="Google Shape;2115;p38" draw:style-name="gr3" draw:text-style-name="P3" draw:layer="layout" svg:width="0.11cm" svg:height="0.064cm" svg:x="3.627cm" svg:y="7.265cm">
            <text:p text:style-name="P20"/>
            <draw:enhanced-geometry draw:mirror-horizontal="false" draw:mirror-vertical="false" drawooo:sub-view-size="2757 1612" draw:text-areas="0 0 ?f0 ?f1" svg:viewBox="0 0 0 0" draw:type="ooxml-non-primitive" draw:enhanced-path="M 1038 1 C 931 37 824 73 752 144 501 251 322 430 179 645 72 824 0 1075 36 1325 72 1504 108 1612 179 1612 287 1612 358 1540 430 1433 537 1325 645 1218 752 1146 859 1111 967 1075 1110 1075 L 1253 1075 C 1289 1039 1360 1039 1396 1003 1539 967 1718 932 1862 932 1981 920 2100 920 2209 920 L 2209 920 C 2426 920 2601 920 2649 824 2756 717 2470 359 2005 180 1790 73 1575 37 1360 1 Z N">
              <draw:equation draw:name="f0" draw:formula="logwidth"/>
              <draw:equation draw:name="f1" draw:formula="logheight"/>
            </draw:enhanced-geometry>
          </draw:custom-shape>
          <draw:custom-shape draw:name="Google Shape;2116;p38" draw:style-name="gr3" draw:text-style-name="P3" draw:layer="layout" svg:width="0.109cm" svg:height="0.065cm" svg:x="4.443cm" svg:y="7.291cm">
            <text:p text:style-name="P20"/>
            <draw:enhanced-geometry draw:mirror-horizontal="false" draw:mirror-vertical="false" drawooo:sub-view-size="2721 1625" draw:text-areas="0 0 ?f0 ?f1" svg:viewBox="0 0 0 0" draw:type="ooxml-non-primitive" draw:enhanced-path="M 1189 1 C 975 1 750 65 573 153 358 225 179 404 72 619 0 798 0 905 72 977 93 987 117 992 144 992 210 992 293 966 394 941 501 869 645 869 788 869 895 905 1003 941 1110 977 L 1253 1084 C 1289 1084 1361 1084 1432 1120 1575 1156 1719 1191 1826 1263 2127 1397 2397 1624 2548 1624 2558 1624 2568 1623 2578 1621 2721 1549 2649 1084 2363 726 2220 547 2076 368 1897 225 1826 189 1790 153 1719 118 L 1647 82 C 1540 46 1432 10 1325 10 1280 4 1235 1 1189 1 Z N">
              <draw:equation draw:name="f0" draw:formula="logwidth"/>
              <draw:equation draw:name="f1" draw:formula="logheight"/>
            </draw:enhanced-geometry>
          </draw:custom-shape>
          <draw:custom-shape draw:name="Google Shape;2117;p38" draw:style-name="gr13" draw:text-style-name="P13" draw:layer="layout" svg:width="0.001cm" svg:height="0.009cm" svg:x="4.676cm" svg:y="7.084cm">
            <text:p text:style-name="P20"/>
            <draw:enhanced-geometry draw:mirror-horizontal="false" draw:mirror-vertical="false" drawooo:sub-view-size="36 252" draw:text-areas="0 0 ?f0 ?f1" svg:viewBox="0 0 0 0" draw:type="ooxml-non-primitive" draw:enhanced-path="M 0 251 C 0 144 36 72 36 1 36 72 0 144 0 251 Z N">
              <draw:equation draw:name="f0" draw:formula="logwidth"/>
              <draw:equation draw:name="f1" draw:formula="logheight"/>
            </draw:enhanced-geometry>
          </draw:custom-shape>
          <draw:custom-shape draw:name="Google Shape;2118;p38" draw:style-name="gr4" draw:text-style-name="P4" draw:layer="layout" svg:width="1.021cm" svg:height="0.551cm" svg:x="4.255cm" svg:y="7.223cm">
            <text:p text:style-name="P20"/>
            <draw:enhanced-geometry draw:mirror-horizontal="false" draw:mirror-vertical="false" drawooo:sub-view-size="25343 13675" draw:text-areas="0 0 ?f0 ?f1" svg:viewBox="0 0 0 0" draw:type="ooxml-non-primitive" draw:enhanced-path="M 16215 1 L 16215 1 C 17504 932 18578 3473 19437 4797 20224 6050 21584 8019 21083 9630 20964 9987 20752 10133 20485 10133 19310 10133 17075 7303 17074 7303 L 17074 7303 C 17074 7303 17862 10274 16573 11169 16417 11277 16223 11325 16002 11325 14391 11325 11306 8794 10488 8448 10412 8415 10332 8399 10247 8399 9341 8399 7910 10198 4832 10918 4619 10965 4411 10987 4208 10987 2230 10987 747 8910 0 7482 L 0 7482 72 7697 C 72 7733 72 7768 107 7840 143 7876 143 7947 179 8019 179 8055 215 8126 215 8162 L 286 8341 358 8484 430 8663 C 465 8735 501 8806 501 8842 L 609 9057 716 9236 788 9379 895 9558 966 9665 1074 9844 1145 9952 C 1181 9988 1217 10059 1289 10131 L 1324 10202 C 1396 10274 1468 10346 1539 10453 L 1611 10525 C 1647 10560 1718 10632 1754 10668 L 1826 10739 2005 10882 2076 10954 2255 11097 2327 11133 C 2398 11205 2470 11240 2577 11312 L 2613 11312 C 2685 11348 2756 11384 2828 11419 L 2935 11455 3114 11563 3222 11598 3436 11634 3508 11670 3794 11742 3830 11742 C 3902 11742 4009 11777 4116 11777 L 4940 11777 5190 11742 5298 11742 C 5405 11706 5548 11670 5656 11634 L 5727 11634 C 5835 11598 5942 11563 6049 11527 L 6157 11455 6443 11348 6586 11312 6873 11169 7016 11097 7445 10882 C 8725 10118 9536 9701 10374 9701 11105 9701 11856 10019 12958 10703 13580 11118 16088 13444 17463 13444 17750 13444 17987 13343 18148 13102 18806 12145 18090 10739 18733 10739 18860 10739 19040 10794 19293 10918 L 19508 11026 19544 11026 C 19580 11061 19651 11097 19723 11133 20689 11777 22050 13030 23302 13674 24162 13173 24842 12422 25200 11491 25343 10918 25307 10310 25092 9773 24126 8019 23088 6337 21942 4690 21047 3366 19974 2184 18757 1146 17862 860 17038 466 16215 1 Z N">
              <draw:equation draw:name="f0" draw:formula="logwidth"/>
              <draw:equation draw:name="f1" draw:formula="logheight"/>
            </draw:enhanced-geometry>
          </draw:custom-shape>
          <draw:custom-shape draw:name="Google Shape;2119;p38" draw:style-name="gr7" draw:text-style-name="P7" draw:layer="layout" svg:width="0.255cm" svg:height="0.163cm" svg:x="4.34cm" svg:y="7.515cm">
            <text:p text:style-name="P20"/>
            <draw:enhanced-geometry draw:mirror-horizontal="false" draw:mirror-vertical="false" drawooo:sub-view-size="6337 4049" draw:text-areas="0 0 ?f0 ?f1" svg:viewBox="0 0 0 0" draw:type="ooxml-non-primitive" draw:enhanced-path="M 1024 0 C 940 0 737 245 502 648 180 1185 1 1829 1 2473 37 2688 73 2903 144 3118 251 3332 395 3511 609 3654 896 3905 1290 4012 1683 4048 1934 4048 2149 4012 2399 3977 2471 3977 2542 3941 2650 3941 2936 3833 3187 3726 3437 3583 4010 3261 4511 2903 4941 2437 5370 2008 5764 1507 6050 970 6265 540 6337 182 6229 147 6225 144 6219 143 6214 143 6130 143 5922 382 5621 683 5227 1077 4797 1399 4332 1722 3903 2008 3437 2258 2936 2473 2721 2545 2507 2616 2292 2652 2220 2688 2149 2688 2113 2724 1970 2760 1826 2795 1647 2795 1606 2806 1564 2810 1522 2810 1420 2810 1319 2785 1218 2760 1075 2688 967 2545 932 2366 860 1829 860 1328 1003 827 1075 361 1146 39 1039 3 1034 1 1029 0 1024 0 Z N">
              <draw:equation draw:name="f0" draw:formula="logwidth"/>
              <draw:equation draw:name="f1" draw:formula="logheight"/>
            </draw:enhanced-geometry>
          </draw:custom-shape>
          <draw:custom-shape draw:name="Google Shape;2120;p38" draw:style-name="gr7" draw:text-style-name="P7" draw:layer="layout" svg:width="0.224cm" svg:height="0.158cm" svg:x="3.532cm" svg:y="7.525cm">
            <text:p text:style-name="P20"/>
            <draw:enhanced-geometry draw:mirror-horizontal="false" draw:mirror-vertical="false" drawooo:sub-view-size="5585 3939" draw:text-areas="0 0 ?f0 ?f1" svg:viewBox="0 0 0 0" draw:type="ooxml-non-primitive" draw:enhanced-path="M 5406 1 C 5334 1 5227 287 4976 609 4690 1003 4332 1361 3938 1683 3580 2005 3187 2256 2721 2471 2614 2542 2471 2578 2327 2614 2292 2614 2220 2614 2184 2650 L 2041 2686 1647 2686 1504 2614 C 1433 2614 1325 2578 1254 2542 1075 2435 1003 2363 931 2220 896 2005 931 1791 967 1576 1039 1325 1110 1075 1146 860 1254 466 1289 144 1218 108 1211 106 1204 105 1196 105 1087 105 916 346 681 681 538 860 395 1111 251 1325 72 1648 1 2005 1 2363 1 2471 1 2578 37 2686 72 2793 144 2900 180 3008 287 3151 430 3330 609 3437 717 3545 860 3652 1003 3724 L 1218 3831 1468 3903 C 1540 3903 1612 3938 1683 3938 L 2220 3938 2471 3903 2542 3903 2721 3831 C 2900 3759 3115 3652 3294 3545 3795 3222 4260 2829 4618 2363 5012 1898 5298 1361 5442 824 5585 359 5513 1 5406 1 Z N">
              <draw:equation draw:name="f0" draw:formula="logwidth"/>
              <draw:equation draw:name="f1" draw:formula="logheight"/>
            </draw:enhanced-geometry>
          </draw:custom-shape>
          <draw:custom-shape draw:name="Google Shape;2121;p38" draw:style-name="gr8" draw:text-style-name="P8" draw:layer="layout" svg:width="0.06cm" svg:height="0.031cm" svg:x="3.623cm" svg:y="7.725cm">
            <text:p text:style-name="P20"/>
            <draw:enhanced-geometry draw:mirror-horizontal="false" draw:mirror-vertical="false" drawooo:sub-view-size="1505 789" draw:text-areas="0 0 ?f0 ?f1" svg:viewBox="0 0 0 0" draw:type="ooxml-non-primitive" draw:enhanced-path="M 717 1 C 645 1 574 36 538 36 395 72 287 144 180 251 72 359 1 466 1 609 1 717 37 788 72 788 216 752 323 717 466 681 502 681 574 681 609 717 645 717 681 752 681 752 L 788 681 1003 681 C 1093 681 1191 690 1272 690 1352 690 1415 681 1433 645 1504 573 1361 359 1182 215 1075 144 967 108 896 36 L 717 1 Z N">
              <draw:equation draw:name="f0" draw:formula="logwidth"/>
              <draw:equation draw:name="f1" draw:formula="logheight"/>
            </draw:enhanced-geometry>
          </draw:custom-shape>
          <draw:custom-shape draw:name="Google Shape;2122;p38" draw:style-name="gr8" draw:text-style-name="P8" draw:layer="layout" svg:width="0.78cm" svg:height="0.32cm" svg:x="3.652cm" svg:y="7.725cm">
            <text:p text:style-name="P20"/>
            <draw:enhanced-geometry draw:mirror-horizontal="false" draw:mirror-vertical="false" drawooo:sub-view-size="19366 7948" draw:text-areas="0 0 ?f0 ?f1" svg:viewBox="0 0 0 0" draw:type="ooxml-non-primitive" draw:enhanced-path="M 18578 1 C 18220 36 18077 251 18149 323 18185 394 18435 394 18543 502 18578 538 18614 573 18614 609 18543 645 18471 681 18399 717 17934 1003 17540 1325 17218 1719 16789 2291 16395 2864 16037 3508 15679 4224 15249 4869 14748 5513 14247 6086 13639 6551 12923 6873 12408 7131 11806 7272 11222 7272 11156 7272 11091 7271 11026 7267 10560 7231 10095 7160 9665 6981 L 9093 6837 C 9093 6837 8878 6802 8520 6730 8126 6623 7732 6587 7303 6551 7339 6479 7375 6372 7375 6265 7410 5978 7446 5692 7446 5692 7446 5692 7375 5441 7303 5155 7231 4904 7196 4618 7088 4582 6981 4582 6873 4869 6802 5155 6730 5477 6730 5764 6730 5764 6730 5764 6802 6014 6873 6300 6909 6408 6909 6479 6945 6551 L 6480 6551 C 6301 6587 6122 6587 5943 6623 5549 6694 5227 6766 4869 6802 4705 6825 4540 6836 4375 6836 3781 6836 3189 6688 2685 6408 2041 6014 1540 5441 1254 4726 967 4081 752 3437 574 2757 430 2148 323 1647 216 1325 108 967 37 788 1 788 1 967 1 1182 72 1361 108 1719 180 2220 287 2828 430 3508 609 4224 860 4869 1146 5692 1683 6408 2435 6873 3079 7241 3802 7425 4537 7425 4659 7425 4782 7420 4905 7410 5298 7374 5692 7303 6014 7267 6193 7231 6336 7231 6515 7195 L 6945 7195 C 7446 7231 7911 7303 8377 7410 8699 7482 8914 7517 8914 7517 L 9451 7661 C 9952 7840 10489 7911 10990 7947 11777 7947 12493 7768 13173 7410 13925 7016 14605 6479 15142 5799 15643 5155 16037 4439 16395 3687 16681 3079 17039 2470 17433 1898 17791 1432 18185 1039 18650 717 L 18721 752 C 18757 824 18829 860 18865 931 18972 1110 19008 1325 19115 1361 19223 1361 19366 1110 19366 860 19366 717 19330 573 19294 430 19258 394 19258 359 19223 323 L 19187 251 C 19151 215 19079 144 19044 108 18900 36 18721 1 18578 1 Z N">
              <draw:equation draw:name="f0" draw:formula="logwidth"/>
              <draw:equation draw:name="f1" draw:formula="logheight"/>
            </draw:enhanced-geometry>
          </draw:custom-shape>
          <draw:custom-shape draw:name="Google Shape;2123;p38" draw:style-name="gr7" draw:text-style-name="P7" draw:layer="layout" svg:width="0.437cm" svg:height="0.219cm" svg:x="3.699cm" svg:y="7.703cm">
            <text:p text:style-name="P20"/>
            <draw:enhanced-geometry draw:mirror-horizontal="false" draw:mirror-vertical="false" drawooo:sub-view-size="10862 5454" draw:text-areas="0 0 ?f0 ?f1" svg:viewBox="0 0 0 0" draw:type="ooxml-non-primitive" draw:enhanced-path="M 5475 1 C 2674 1 0 1261 3024 3879 3811 4523 4706 5024 5673 5382 5816 5418 5923 5453 6066 5453 6675 5382 7462 4666 7892 4308 8321 3986 8715 3628 9073 3270 10861 1118 8112 1 5475 1 Z N">
              <draw:equation draw:name="f0" draw:formula="logwidth"/>
              <draw:equation draw:name="f1" draw:formula="logheight"/>
            </draw:enhanced-geometry>
          </draw:custom-shape>
          <draw:custom-shape draw:name="Google Shape;2124;p38" draw:style-name="gr7" draw:text-style-name="P7" draw:layer="layout" svg:width="0.267cm" svg:height="0.089cm" svg:x="3.795cm" svg:y="7.715cm">
            <text:p text:style-name="P20"/>
            <draw:enhanced-geometry draw:mirror-horizontal="false" draw:mirror-vertical="false" drawooo:sub-view-size="6659 2224" draw:text-areas="0 0 ?f0 ?f1" svg:viewBox="0 0 0 0" draw:type="ooxml-non-primitive" draw:enhanced-path="M 3198 0 C 1656 0 164 448 0 1356 573 1822 1754 2180 3150 2215 3276 2221 3400 2223 3523 2223 5077 2223 6360 1813 6658 1249 6235 421 4694 0 3198 0 Z N">
              <draw:equation draw:name="f0" draw:formula="logwidth"/>
              <draw:equation draw:name="f1" draw:formula="logheight"/>
            </draw:enhanced-geometry>
          </draw:custom-shape>
          <draw:custom-shape draw:name="Google Shape;2125;p38" draw:style-name="gr7" draw:text-style-name="P7" draw:layer="layout" svg:width="0.322cm" svg:height="0.158cm" svg:x="3.769cm" svg:y="7.764cm">
            <text:p text:style-name="P20"/>
            <draw:enhanced-geometry draw:mirror-horizontal="false" draw:mirror-vertical="false" drawooo:sub-view-size="8019 3938" draw:text-areas="0 0 ?f0 ?f1" svg:viewBox="0 0 0 0" draw:type="ooxml-non-primitive" draw:enhanced-path="M 7803 0 L 7803 0 C 7374 859 6443 2005 4188 2076 4137 2077 4086 2078 4034 2078 2551 2078 1142 1577 0 609 L 0 609 C 251 1289 716 1897 1289 2327 2076 3007 2971 3508 3938 3866 4081 3902 4188 3937 4331 3937 4940 3866 5727 3150 6157 2792 6586 2470 6980 2112 7302 1754 7875 1074 8018 465 7803 0 Z N">
              <draw:equation draw:name="f0" draw:formula="logwidth"/>
              <draw:equation draw:name="f1" draw:formula="logheight"/>
            </draw:enhanced-geometry>
          </draw:custom-shape>
          <draw:custom-shape draw:name="Google Shape;2126;p38" draw:style-name="gr7" draw:text-style-name="P7" draw:layer="layout" svg:width="0.086cm" svg:height="0.043cm" svg:x="3.911cm" svg:y="7.738cm">
            <text:p text:style-name="P20"/>
            <draw:enhanced-geometry draw:mirror-horizontal="false" draw:mirror-vertical="false" drawooo:sub-view-size="2149 1079" draw:text-areas="0 0 ?f0 ?f1" svg:viewBox="0 0 0 0" draw:type="ooxml-non-primitive" draw:enhanced-path="M 1075 1 C 502 1 1 216 1 502 1 788 466 1075 1039 1075 1076 1077 1112 1078 1148 1078 1674 1078 2113 841 2113 573 2149 287 1647 37 1075 1 Z N">
              <draw:equation draw:name="f0" draw:formula="logwidth"/>
              <draw:equation draw:name="f1" draw:formula="logheight"/>
            </draw:enhanced-geometry>
          </draw:custom-shape>
          <draw:custom-shape draw:name="Google Shape;2127;p38" draw:style-name="gr6" draw:text-style-name="P6" draw:layer="layout" svg:width="0.037cm" svg:height="0.03cm" svg:x="4.056cm" svg:y="7.909cm">
            <text:p text:style-name="P20"/>
            <draw:enhanced-geometry draw:mirror-horizontal="false" draw:mirror-vertical="false" drawooo:sub-view-size="932 762" draw:text-areas="0 0 ?f0 ?f1" svg:viewBox="0 0 0 0" draw:type="ooxml-non-primitive" draw:enhanced-path="M 537 1 C 179 1 0 394 251 645 332 725 431 762 528 762 733 762 931 601 931 358 931 144 752 1 537 1 Z N">
              <draw:equation draw:name="f0" draw:formula="logwidth"/>
              <draw:equation draw:name="f1" draw:formula="logheight"/>
            </draw:enhanced-geometry>
          </draw:custom-shape>
          <draw:custom-shape draw:name="Google Shape;2128;p38" draw:style-name="gr6" draw:text-style-name="P6" draw:layer="layout" svg:width="0.011cm" svg:height="0.011cm" svg:x="4.132cm" svg:y="7.881cm">
            <text:p text:style-name="P20"/>
            <draw:enhanced-geometry draw:mirror-horizontal="false" draw:mirror-vertical="false" drawooo:sub-view-size="287 287" draw:text-areas="0 0 ?f0 ?f1" svg:viewBox="0 0 0 0" draw:type="ooxml-non-primitive" draw:enhanced-path="M 144 0 C 72 0 0 36 0 144 0 215 72 287 144 287 215 287 287 215 287 144 287 72 215 0 144 0 Z N">
              <draw:equation draw:name="f0" draw:formula="logwidth"/>
              <draw:equation draw:name="f1" draw:formula="logheight"/>
            </draw:enhanced-geometry>
          </draw:custom-shape>
          <draw:custom-shape draw:name="Google Shape;2129;p38" draw:style-name="gr6" draw:text-style-name="P6" draw:layer="layout" svg:width="0.015cm" svg:height="0.015cm" svg:x="4.14cm" svg:y="7.943cm">
            <text:p text:style-name="P20"/>
            <draw:enhanced-geometry draw:mirror-horizontal="false" draw:mirror-vertical="false" drawooo:sub-view-size="387 399" draw:text-areas="0 0 ?f0 ?f1" svg:viewBox="0 0 0 0" draw:type="ooxml-non-primitive" draw:enhanced-path="M 184 1 C 0 1 0 398 184 398 192 398 199 398 207 396 315 396 386 289 386 182 386 74 315 3 207 3 199 1 192 1 184 1 Z N">
              <draw:equation draw:name="f0" draw:formula="logwidth"/>
              <draw:equation draw:name="f1" draw:formula="logheight"/>
            </draw:enhanced-geometry>
          </draw:custom-shape>
          <draw:custom-shape draw:name="Google Shape;2130;p38" draw:style-name="gr6" draw:text-style-name="P6" draw:layer="layout" svg:width="0.025cm" svg:height="0.017cm" svg:x="3.744cm" svg:y="7.927cm">
            <text:p text:style-name="P20"/>
            <draw:enhanced-geometry draw:mirror-horizontal="false" draw:mirror-vertical="false" drawooo:sub-view-size="642 440" draw:text-areas="0 0 ?f0 ?f1" svg:viewBox="0 0 0 0" draw:type="ooxml-non-primitive" draw:enhanced-path="M 356 1 C 0 1 355 439 542 439 600 439 642 397 642 287 642 144 535 1 356 1 Z N">
              <draw:equation draw:name="f0" draw:formula="logwidth"/>
              <draw:equation draw:name="f1" draw:formula="logheight"/>
            </draw:enhanced-geometry>
          </draw:custom-shape>
          <draw:custom-shape draw:name="Google Shape;2131;p38" draw:style-name="gr6" draw:text-style-name="P6" draw:layer="layout" svg:width="0.025cm" svg:height="0.016cm" svg:x="3.783cm" svg:y="7.897cm">
            <text:p text:style-name="P20"/>
            <draw:enhanced-geometry draw:mirror-horizontal="false" draw:mirror-vertical="false" drawooo:sub-view-size="645 430" draw:text-areas="0 0 ?f0 ?f1" svg:viewBox="0 0 0 0" draw:type="ooxml-non-primitive" draw:enhanced-path="M 403 1 C 388 1 373 2 358 6 0 6 362 430 549 430 604 430 644 392 644 293 644 132 530 1 403 1 Z N">
              <draw:equation draw:name="f0" draw:formula="logwidth"/>
              <draw:equation draw:name="f1" draw:formula="logheight"/>
            </draw:enhanced-geometry>
          </draw:custom-shape>
          <draw:custom-shape draw:name="Google Shape;2132;p38" draw:style-name="gr6" draw:text-style-name="P6" draw:layer="layout" svg:width="0.011cm" svg:height="0.011cm" svg:x="3.828cm" svg:y="7.959cm">
            <text:p text:style-name="P20"/>
            <draw:enhanced-geometry draw:mirror-horizontal="false" draw:mirror-vertical="false" drawooo:sub-view-size="288 287" draw:text-areas="0 0 ?f0 ?f1" svg:viewBox="0 0 0 0" draw:type="ooxml-non-primitive" draw:enhanced-path="M 144 0 C 72 0 1 72 1 144 1 215 72 287 144 287 251 287 287 215 287 144 287 36 251 0 144 0 Z N">
              <draw:equation draw:name="f0" draw:formula="logwidth"/>
              <draw:equation draw:name="f1" draw:formula="logheight"/>
            </draw:enhanced-geometry>
          </draw:custom-shape>
          <draw:custom-shape draw:name="Google Shape;2133;p38" draw:style-name="gr8" draw:text-style-name="P8" draw:layer="layout" svg:width="0.286cm" svg:height="0.162cm" svg:x="3.793cm" svg:y="8.004cm">
            <text:p text:style-name="P20"/>
            <draw:enhanced-geometry draw:mirror-horizontal="false" draw:mirror-vertical="false" drawooo:sub-view-size="7124 4023" draw:text-areas="0 0 ?f0 ?f1" svg:viewBox="0 0 0 0" draw:type="ooxml-non-primitive" draw:enhanced-path="M 45 1 C 41 1 39 2 36 4 1 4 36 290 180 684 359 1185 609 1651 931 2080 1218 2510 1611 2903 2041 3226 2184 3333 2327 3440 2471 3512 L 2650 3619 2828 3691 C 3007 3762 3186 3834 3365 3870 3778 3958 4214 4022 4655 4022 4750 4022 4845 4019 4940 4013 5477 3977 5978 3870 6480 3727 6873 3583 7124 3440 7124 3404 7113 3394 7084 3390 7038 3390 6926 3390 6712 3415 6408 3440 5943 3512 5442 3512 4940 3512 4475 3476 4010 3404 3544 3226 3401 3190 3258 3118 3079 3047 L 2936 2975 2793 2903 C 2650 2832 2506 2760 2363 2689 1969 2438 1611 2116 1289 1758 967 1400 681 970 394 577 227 242 91 1 45 1 Z N">
              <draw:equation draw:name="f0" draw:formula="logwidth"/>
              <draw:equation draw:name="f1" draw:formula="logheight"/>
            </draw:enhanced-geometry>
          </draw:custom-shape>
          <draw:custom-shape draw:name="Google Shape;2134;p38" draw:style-name="gr4" draw:text-style-name="P4" draw:layer="layout" svg:width="0.647cm" svg:height="0.577cm" svg:x="4.393cm" svg:y="6.869cm">
            <text:p text:style-name="P20"/>
            <draw:enhanced-geometry draw:mirror-horizontal="false" draw:mirror-vertical="false" drawooo:sub-view-size="16073 14309" draw:text-areas="0 0 ?f0 ?f1" svg:viewBox="0 0 0 0" draw:type="ooxml-non-primitive" draw:enhanced-path="M 2578 8877 C 2774 9400 2969 9892 3193 10383 L 3193 10383 C 2931 9905 2720 9391 2578 8877 Z M 0 0 L 0 0 C 1003 788 1933 1718 2112 2792 L 2184 2828 C 2184 2900 2184 2935 2148 3007 2184 3329 2148 3651 2076 3938 2041 4009 2005 4081 1969 4117 1933 4618 1862 5155 1790 5656 1683 6765 1754 7875 1969 8985 2184 9951 2578 10882 3186 11669 3651 12206 4153 12671 4761 13065 4976 13208 5155 13280 5262 13352 L 5441 13459 C 5513 13495 5584 13531 5656 13531 L 6085 13745 C 6443 13924 6837 14067 7231 14175 7481 14211 7768 14246 8054 14246 L 8197 14282 C 8425 14299 8656 14308 8886 14308 9633 14308 10386 14215 11097 13996 12171 13638 13173 13137 14068 12457 14784 11920 15464 11311 16072 10631 14211 8949 12278 7410 10238 5978 7267 3759 3687 1074 0 0 Z N">
              <draw:equation draw:name="f0" draw:formula="logwidth"/>
              <draw:equation draw:name="f1" draw:formula="logheight"/>
            </draw:enhanced-geometry>
          </draw:custom-shape>
          <draw:custom-shape draw:name="Google Shape;2135;p38" draw:style-name="gr4" draw:text-style-name="P4" draw:layer="layout" svg:width="0.917cm" svg:height="0.774cm" svg:x="4.369cm" svg:y="6.634cm">
            <text:p text:style-name="P20"/>
            <draw:enhanced-geometry draw:mirror-horizontal="false" draw:mirror-vertical="false" drawooo:sub-view-size="22780 19178" draw:text-areas="0 0 ?f0 ?f1" svg:viewBox="0 0 0 0" draw:type="ooxml-non-primitive" draw:enhanced-path="M 8982 1 C 8393 1 7934 53 7661 151 5585 902 1 5162 323 5699 645 6236 4081 7739 4081 7739 3545 10352 3902 13073 5119 15435 6265 17654 7554 18800 9057 19086 9361 19148 9671 19178 9988 19178 11501 19178 13170 18499 15035 17404 17970 15793 20118 13073 20941 9851 22780 2402 12949 1 8982 1 Z N">
              <draw:equation draw:name="f0" draw:formula="logwidth"/>
              <draw:equation draw:name="f1" draw:formula="logheight"/>
            </draw:enhanced-geometry>
          </draw:custom-shape>
          <draw:custom-shape draw:name="Google Shape;2136;p38" draw:style-name="gr13" draw:text-style-name="P13" draw:layer="layout" svg:width="0.341cm" svg:height="0.317cm" svg:x="4.367cm" svg:y="6.636cm">
            <text:p text:style-name="P20"/>
            <draw:enhanced-geometry draw:mirror-horizontal="false" draw:mirror-vertical="false" drawooo:sub-view-size="8484 7876" draw:text-areas="0 0 ?f0 ?f1" svg:viewBox="0 0 0 0" draw:type="ooxml-non-primitive" draw:enhanced-path="M 8483 0 C 8197 0 7946 36 7696 108 5584 895 0 5119 322 5656 644 6193 4116 7660 4081 7732 4045 7768 4045 7803 4045 7875 5119 4403 7302 1611 8483 0 Z N">
              <draw:equation draw:name="f0" draw:formula="logwidth"/>
              <draw:equation draw:name="f1" draw:formula="logheight"/>
            </draw:enhanced-geometry>
          </draw:custom-shape>
          <draw:custom-shape draw:name="Google Shape;2137;p38" draw:style-name="gr4" draw:text-style-name="P4" draw:layer="layout" svg:width="0.775cm" svg:height="0.774cm" svg:x="4.367cm" svg:y="6.634cm">
            <text:p text:style-name="P20"/>
            <draw:enhanced-geometry draw:mirror-horizontal="false" draw:mirror-vertical="false" drawooo:sub-view-size="19258 19180" draw:text-areas="0 0 ?f0 ?f1" svg:viewBox="0 0 0 0" draw:type="ooxml-non-primitive" draw:enhanced-path="M 8953 0 C 8521 0 8108 64 7696 153 5584 940 0 5164 322 5701 644 6238 4081 7777 4081 7777 3544 10354 3937 13075 5119 15473 6300 17656 7589 18802 9092 19088 9396 19150 9706 19180 10023 19180 11536 19180 13205 18501 15070 17406 16752 16475 18184 15186 19258 13611 L 19258 13611 C 17609 14835 15386 16078 13178 16078 12415 16078 11653 15930 10917 15580 6407 13361 8662 2336 9235 9 9140 3 9046 0 8953 0 Z N">
              <draw:equation draw:name="f0" draw:formula="logwidth"/>
              <draw:equation draw:name="f1" draw:formula="logheight"/>
            </draw:enhanced-geometry>
          </draw:custom-shape>
          <draw:custom-shape draw:name="Google Shape;2138;p38" draw:style-name="gr2" draw:text-style-name="P2" draw:layer="layout" svg:width="0.713cm" svg:height="0.689cm" svg:x="4.51cm" svg:y="6.721cm">
            <text:p text:style-name="P20"/>
            <draw:enhanced-geometry draw:mirror-horizontal="false" draw:mirror-vertical="false" drawooo:sub-view-size="17720 17080" draw:text-areas="0 0 ?f0 ?f1" svg:viewBox="0 0 0 0" draw:type="ooxml-non-primitive" draw:enhanced-path="M 2757 0 C 2614 215 2471 430 2399 680 2184 1110 1898 1754 1611 2506 824 4403 323 6407 108 8448 1 9557 37 10667 287 11741 466 12743 896 13638 1504 14425 1934 14998 2471 15463 3079 15857 3294 16000 3473 16072 3580 16144 L 3759 16251 C 3831 16287 3902 16287 3938 16322 4081 16394 4260 16466 4475 16573 5155 16824 5835 16967 6515 17038 6762 17066 7011 17079 7261 17079 7989 17079 8722 16965 9415 16752 10489 16430 11491 15929 12386 15249 13996 13996 15392 12457 16466 10703 16824 10130 17146 9557 17433 8949 17540 8734 17648 8519 17719 8269 17718 8268 17716 8268 17715 8268 17629 8268 17130 9224 16216 10560 15070 12206 13674 13638 12064 14819 11205 15428 10274 15857 9272 16144 8645 16319 8019 16407 7392 16407 7124 16407 6855 16391 6587 16358 5943 16251 5334 16108 4726 15857 4547 15786 4368 15678 4260 15642 4189 15607 4153 15607 4081 15571 L 3902 15463 C 3759 15392 3616 15320 3473 15213 2936 14891 2471 14497 2041 13996 1504 13280 1110 12492 896 11598 645 10595 573 9522 645 8483 824 6479 1218 4510 1862 2613 2399 1038 2829 36 2757 0 Z N">
              <draw:equation draw:name="f0" draw:formula="logwidth"/>
              <draw:equation draw:name="f1" draw:formula="logheight"/>
            </draw:enhanced-geometry>
          </draw:custom-shape>
          <draw:custom-shape draw:name="Google Shape;2139;p38" draw:style-name="gr2" draw:text-style-name="P2" draw:layer="layout" svg:width="0.445cm" svg:height="0.276cm" svg:x="4.78cm" svg:y="6.712cm">
            <text:p text:style-name="P20"/>
            <draw:enhanced-geometry draw:mirror-horizontal="false" draw:mirror-vertical="false" drawooo:sub-view-size="11061 6864" draw:text-areas="0 0 ?f0 ?f1" svg:viewBox="0 0 0 0" draw:type="ooxml-non-primitive" draw:enhanced-path="M 5715 0 C 5027 0 4329 87 3651 277 2864 563 2005 706 1146 742 895 706 609 635 358 527 182 439 78 375 26 375 15 375 7 378 0 384 0 384 72 492 215 635 466 850 752 957 1074 1029 1274 1076 1492 1096 1721 1096 2354 1096 3076 945 3759 814 4273 702 4788 646 5311 646 5625 646 5942 666 6264 706 6515 742 6766 814 7016 921 L 7302 1029 7589 1136 C 7696 1172 7804 1243 7911 1279 8054 1351 8162 1458 8305 1530 8985 1995 9558 2604 9987 3319 10417 4035 10703 4859 10739 5682 10739 6076 10775 6469 10810 6863 10989 6505 11061 6076 11061 5682 11061 4751 10882 3856 10452 3033 10023 2210 9414 1494 8663 957 8520 850 8376 742 8233 671 8126 599 8018 527 7875 456 L 7625 313 7267 205 C 6980 134 6694 62 6372 26 6155 9 5935 0 5715 0 Z N">
              <draw:equation draw:name="f0" draw:formula="logwidth"/>
              <draw:equation draw:name="f1" draw:formula="logheight"/>
            </draw:enhanced-geometry>
          </draw:custom-shape>
          <draw:custom-shape draw:name="Google Shape;2140;p38" draw:style-name="gr2" draw:text-style-name="P2" draw:layer="layout" svg:width="0.605cm" svg:height="0.164cm" svg:x="4.457cm" svg:y="6.622cm">
            <text:p text:style-name="P20"/>
            <draw:enhanced-geometry draw:mirror-horizontal="false" draw:mirror-vertical="false" drawooo:sub-view-size="15035 4081" draw:text-areas="0 0 ?f0 ?f1" svg:viewBox="0 0 0 0" draw:type="ooxml-non-primitive" draw:enhanced-path="M 6873 0 C 6730 36 6587 36 6443 72 6264 108 6050 143 5871 179 4940 430 4009 859 3186 1396 2399 1933 1611 2506 895 3150 573 3437 251 3723 0 4081 394 3902 788 3687 1110 3401 1897 2828 2685 2327 3508 1862 4296 1396 5155 1074 6085 859 6229 824 6408 788 6587 788 6694 752 6837 752 6945 752 L 7625 752 C 7839 752 8162 788 8519 824 9271 895 10309 1003 11311 1182 12242 1325 13137 1611 13996 1969 14175 2076 14318 2148 14461 2255 L 14748 2470 C 14891 2649 14998 2756 14998 2756 15034 2721 14998 2613 14855 2399 14819 2291 14712 2184 14605 2076 14461 1933 14318 1826 14139 1718 13316 1217 12385 859 11455 680 10417 394 9379 251 8591 143 8197 72 7911 36 7660 0 Z N">
              <draw:equation draw:name="f0" draw:formula="logwidth"/>
              <draw:equation draw:name="f1" draw:formula="logheight"/>
            </draw:enhanced-geometry>
          </draw:custom-shape>
          <draw:custom-shape draw:name="Google Shape;2141;p38" draw:style-name="gr4" draw:text-style-name="P4" draw:layer="layout" svg:width="0.439cm" svg:height="0.393cm" svg:x="3.133cm" svg:y="7.861cm">
            <text:p text:style-name="P20"/>
            <draw:enhanced-geometry draw:mirror-horizontal="false" draw:mirror-vertical="false" drawooo:sub-view-size="10918 9758" draw:text-areas="0 0 ?f0 ?f1" svg:viewBox="0 0 0 0" draw:type="ooxml-non-primitive" draw:enhanced-path="M 1898 0 C 1575 287 1253 609 1003 967 716 1325 466 1754 287 2148 36 2685 0 3258 144 3830 287 4367 537 4868 895 5298 1182 5656 1504 6014 1826 6336 2112 6587 2399 6837 2578 6980 L 2828 7195 3150 7446 3473 7696 3938 7983 C 4797 8519 5728 8913 6658 9200 L 7446 9414 C 7696 9486 7983 9522 8197 9557 8663 9665 9128 9701 9593 9736 9751 9750 9913 9758 10076 9758 10359 9758 10646 9733 10918 9665 10488 9557 10059 9486 9593 9450 9236 9343 8734 9307 8305 9164 8054 9092 7804 9056 7553 8949 L 6837 8698 C 5942 8376 5083 7947 4332 7410 L 3866 7123 3544 6837 3294 6622 3007 6408 C 2828 6264 2578 6050 2256 5799 1933 5548 1611 5226 1325 4904 1003 4546 752 4152 609 3687 466 3222 466 2757 645 2327 788 1897 1003 1504 1217 1146 1468 788 1719 394 1898 0 Z N">
              <draw:equation draw:name="f0" draw:formula="logwidth"/>
              <draw:equation draw:name="f1" draw:formula="logheight"/>
            </draw:enhanced-geometry>
          </draw:custom-shape>
        </draw:g>
        <draw:g draw:name="Google Shape;2191;p41">
          <draw:custom-shape draw:name="Google Shape;2192;p41" draw:style-name="gr1" draw:text-style-name="P1" draw:layer="layout" svg:width="1.783cm" svg:height="0.183cm" draw:transform="rotate (0.000174532925199433) translate (0.516cm 13.615cm)">
            <text:p text:style-name="P20"/>
            <draw:enhanced-geometry draw:mirror-horizontal="false" draw:mirror-vertical="false" drawooo:sub-view-size="85285 5648" draw:text-areas="0 0 ?f0 ?f1" svg:viewBox="0 0 0 0" draw:type="ooxml-non-primitive" draw:enhanced-path="M 42648 0 C 19096 0 0 1260 0 2818 0 4376 19096 5648 42648 5648 66200 5648 85284 4376 85284 2818 85284 1260 66200 0 42648 0 Z N">
              <draw:equation draw:name="f0" draw:formula="logwidth"/>
              <draw:equation draw:name="f1" draw:formula="logheight"/>
            </draw:enhanced-geometry>
          </draw:custom-shape>
          <draw:g draw:name="Google Shape;2193;p41">
            <draw:custom-shape draw:name="Google Shape;2194;p41" draw:style-name="gr4" draw:text-style-name="P4" draw:layer="layout" svg:width="0.375cm" svg:height="0.339cm" svg:x="0.501cm" svg:y="13.154cm">
              <text:p text:style-name="P20"/>
              <draw:enhanced-geometry draw:mirror-horizontal="true" draw:mirror-vertical="false" drawooo:sub-view-size="29620 27212" draw:text-areas="0 0 ?f0 ?f1" svg:viewBox="0 0 0 0" draw:type="ooxml-non-primitive" draw:enhanced-path="M 20482 0 C 21813 0 17080 11461 15897 12718 14419 14271 12718 15528 10795 16415 10352 16563 9834 16637 9391 16637 7468 16859 5028 16489 4215 17524 0 22996 12422 27211 15971 27211 16011 27211 16050 27211 16089 27211 29620 27211 24327 14493 24327 14493 L 26175 9835 C 27432 6655 24622 0 20482 0 Z N">
                <draw:equation draw:name="f0" draw:formula="logwidth"/>
                <draw:equation draw:name="f1" draw:formula="logheight"/>
              </draw:enhanced-geometry>
            </draw:custom-shape>
            <draw:custom-shape draw:name="Google Shape;2195;p41" draw:style-name="gr15" draw:text-style-name="P18" draw:layer="layout" svg:width="1.347cm" svg:height="1.221cm" svg:x="0.611cm" svg:y="12.567cm">
              <text:p text:style-name="P20"/>
              <draw:enhanced-geometry draw:mirror-horizontal="true" draw:mirror-vertical="false" drawooo:sub-view-size="106284 97690" draw:text-areas="0 0 ?f0 ?f1" svg:viewBox="0 0 0 0" draw:type="ooxml-non-primitive" draw:enhanced-path="M 66779 1 C 55963 1 42481 10323 34605 15463 27654 19900 21221 24928 15306 30547 10722 34984 1257 41565 518 47924 518 47924 3697 46593 3993 46297 L 3993 46297 C 0 56575 9834 74173 17746 80975 17746 80975 15596 80572 12969 80572 8846 80572 3549 81565 3549 86669 3549 90005 7546 91007 12347 91007 18792 91007 26688 89201 28314 88813 L 28314 88813 C 26724 89213 19448 91218 21295 93989 22597 95882 26690 95977 29525 95977 29840 95977 30139 95975 30417 95975 30765 95975 31080 95977 31351 95986 32006 96017 32756 96041 33559 96041 36563 96041 40299 95697 42516 94063 44217 92806 44661 89405 44217 87113 L 44217 87113 C 44218 87116 45400 92955 46953 95542 47795 96986 52270 97690 56684 97690 60409 97690 64091 97189 65512 96207 68691 94137 62407 91919 62406 91919 L 62406 91919 C 68600 92717 80086 93788 89719 93788 98830 93788 106283 92830 106032 89774 105514 83563 92944 83563 92944 83563 94127 83563 97233 70698 97528 69588 99377 62564 100560 54726 99377 47554 L 99377 47554 C 99494 47575 99621 47584 99755 47584 100474 47584 101390 47324 102121 47324 102194 47324 102265 47326 102335 47332 101965 44596 100190 41491 97307 40234 99968 40012 98637 39494 99673 38163 99894 37868 88582 35206 88064 34836 86585 33801 85402 29660 84071 28033 82370 26185 80522 24410 78526 22857 84884 22636 78821 7626 73128 2228 72315 1340 71279 749 70170 379 69078 120 67944 1 66779 1 Z N">
                <draw:equation draw:name="f0" draw:formula="logwidth"/>
                <draw:equation draw:name="f1" draw:formula="logheight"/>
              </draw:enhanced-geometry>
            </draw:custom-shape>
            <draw:custom-shape draw:name="Google Shape;2196;p41" draw:style-name="gr4" draw:text-style-name="P4" draw:layer="layout" svg:width="1.286cm" svg:height="1.178cm" svg:x="0.641cm" svg:y="12.61cm">
              <text:p text:style-name="P20"/>
              <draw:enhanced-geometry draw:mirror-horizontal="true" draw:mirror-vertical="false" drawooo:sub-view-size="101448 94244" draw:text-areas="0 0 ?f0 ?f1" svg:viewBox="0 0 0 0" draw:type="ooxml-non-primitive" draw:enhanced-path="M 23292 85847 L 23070 85995 23218 85995 23292 85847 Z M 71575 1 C 62332 14345 43403 45549 39780 51612 39115 48285 37562 45549 36157 42443 33517 36304 29226 26156 21759 26156 20862 26156 19920 26303 18929 26620 17746 26989 14714 27581 11387 28320 7838 31500 2810 35419 0 39560 3475 44292 10722 49320 13753 51168 17672 53534 22404 75717 18707 77270 18586 77318 18451 77341 18303 77341 16184 77341 11378 72564 7025 67657 L 7025 67657 C 9243 71280 11905 74608 15084 77565 13553 77320 12021 77177 10490 77177 10173 77177 9856 77183 9539 77196 11683 78822 13975 80375 16341 81706 20267 83800 17650 85257 11461 85257 10656 85257 9792 85232 8873 85181 5176 85034 3106 82519 1849 80153 1183 81041 887 82150 887 83259 887 87188 6049 87637 9336 87637 9760 87637 10153 87630 10500 87621 10618 87621 10751 87622 10898 87622 14057 87622 23476 87554 24253 84516 24844 82298 23957 79710 23661 77491 23365 75347 23144 73129 22848 70911 22330 67214 21887 63517 21295 59893 20942 57525 22513 56633 24462 56633 25373 56633 26366 56828 27284 57158 30168 58193 36453 61298 37488 65809 38504 70161 39021 83052 34852 83052 34771 83052 34689 83047 34605 83037 34242 83009 33881 82995 33522 82995 31021 82995 28604 83667 26471 84960 28615 85255 30686 85921 32534 86956 34830 88295 36081 89249 31353 89249 30599 89249 29693 89225 28615 89174 22478 88805 22700 86956 23070 86217 L 23070 86217 C 22700 86364 22330 86512 21961 86660 L 19225 88213 C 18411 88731 18190 89840 18707 90579 20260 92945 26323 92576 28689 92649 29195 92661 29752 92671 30344 92671 33474 92671 37553 92394 39854 90653 41629 89396 41999 85995 41555 83703 L 41555 83703 C 41555 83704 41925 85404 42516 87400 42590 87695 42664 87917 42738 88213 43108 89544 43625 90875 44291 92132 45163 93549 49734 94243 54208 94243 55803 94243 57385 94155 58783 93980 55899 93463 49762 92871 48579 90949 47027 88435 53459 87621 58192 87621 59227 87769 60188 88065 61001 88657 67373 89442 77995 90382 86999 90382 93249 90382 98720 89929 101447 88657 L 101447 88657 C 99167 88949 96379 89077 93512 89077 86242 89077 78467 88259 77194 87252 L 77268 87252 C 74902 85477 86659 86291 90578 85255 92278 84812 94866 82963 97232 81041 95014 80449 92722 80153 90356 80153 91539 80153 94645 67288 94866 66178 L 95014 65735 95014 65735 C 90868 72240 84095 80404 76300 80404 76032 80404 75764 80395 75494 80375 62111 79414 60927 50947 60558 50355 60546 50336 60535 50327 60524 50327 60187 50327 60170 59048 59597 67214 59050 75004 53513 85700 49525 85700 49198 85700 48882 85628 48579 85477 44956 83703 45178 72981 44882 69802 44587 66400 44069 62851 44734 59450 45303 56418 51591 44968 56639 44968 57500 44968 58325 45301 59079 46066 59005 45992 61371 39781 61519 39116 62184 36380 63220 33792 64477 31278 66144 28530 69705 25809 72719 25809 74650 25809 76357 26927 77194 29873 77855 32294 75894 35371 74202 37513 L 74202 37513 C 73258 38176 72529 39053 71945 40003 72745 39203 73473 38403 74201 37533 L 74201 37533 C 77755 34664 83784 32532 86141 31722 85920 31648 85624 31574 85402 31500 83923 30391 82740 26250 81409 24697 79708 22775 77860 21074 75864 19521 81853 19300 76899 6138 71575 1 Z N">
                <draw:equation draw:name="f0" draw:formula="logwidth"/>
                <draw:equation draw:name="f1" draw:formula="logheight"/>
              </draw:enhanced-geometry>
            </draw:custom-shape>
            <draw:custom-shape draw:name="Google Shape;2197;p41" draw:style-name="gr3" draw:text-style-name="P3" draw:layer="layout" svg:width="1.303cm" svg:height="0.57cm" svg:x="0.611cm" svg:y="13.218cm">
              <text:p text:style-name="P20"/>
              <draw:enhanced-geometry draw:mirror-horizontal="true" draw:mirror-vertical="false" drawooo:sub-view-size="102772 45638" draw:text-areas="0 0 ?f0 ?f1" svg:viewBox="0 0 0 0" draw:type="ooxml-non-primitive" draw:enhanced-path="M 60410 0 C 60410 0 59597 22331 52942 23883 52733 23932 52523 23956 52313 23956 45852 23956 39263 1553 39263 1553 39263 1553 34901 25066 28616 25880 28520 25891 28424 25897 28330 25897 22201 25897 18043 2741 18042 2736 L 18042 2736 C 18043 2741 21221 22331 17672 24327 17015 24688 16348 24851 15680 24851 9501 24851 3180 10944 3180 10944 L 2958 11609 C 5990 17820 9761 23588 14197 28911 14197 28911 12047 28508 9420 28508 5297 28508 0 29501 0 34605 0 37965 4030 38971 8859 38971 15189 38971 22893 37243 24697 36823 L 24697 36823 C 22848 37267 15972 39189 17820 41925 19373 44291 25436 43922 27802 43995 28315 44007 28882 44017 29484 44017 32611 44017 36673 43747 38967 42073 40742 40742 41112 37341 40668 35122 L 40668 35122 C 40669 35127 41852 40891 43478 43478 44327 44934 48871 45638 53322 45638 57008 45638 60630 45155 62037 44217 65142 42147 58932 39929 58931 39929 L 58931 39929 C 65061 40685 76477 41733 86084 41733 95251 41733 102771 40779 102483 37710 101965 31499 89395 31499 89395 31499 90578 31499 93684 18634 93979 17524 94349 15898 94719 14271 95088 12644 L 95088 12644 C 91014 17688 84395 24316 77753 24316 76801 24316 75848 24180 74903 23883 63516 20334 60410 0 60410 0 Z N">
                <draw:equation draw:name="f0" draw:formula="logwidth"/>
                <draw:equation draw:name="f1" draw:formula="logheight"/>
              </draw:enhanced-geometry>
            </draw:custom-shape>
            <draw:custom-shape draw:name="Google Shape;2198;p41" draw:style-name="gr6" draw:text-style-name="P6" draw:layer="layout" svg:width="0.057cm" svg:height="0.425cm" svg:x="1.615cm" svg:y="13.252cm">
              <text:p text:style-name="P20"/>
              <draw:enhanced-geometry draw:mirror-horizontal="true" draw:mirror-vertical="false" drawooo:sub-view-size="4585 34089" draw:text-areas="0 0 ?f0 ?f1" svg:viewBox="0 0 0 0" draw:type="ooxml-non-primitive" draw:enhanced-path="M 228 0 C 226 0 224 1 222 1 0 1 148 4290 370 8578 518 10723 740 12867 888 14494 888 15307 961 15973 1035 16490 1109 16934 1109 17230 1109 17230 1109 17230 1183 17451 1257 17969 1331 18413 1479 19078 1701 19891 2071 21444 2588 23515 3106 25659 3549 27507 3845 29430 3993 31426 L 4067 32018 4067 33349 C 4067 33792 4141 34088 4141 34088 4215 34088 4289 33866 4363 33349 4363 33127 4437 32831 4511 32535 4511 32314 4585 32166 4585 32018 L 4585 31426 C 4585 29430 4437 27433 4067 25437 3771 23293 3328 21148 3032 19596 2810 18782 2810 18117 2662 17673 2588 17230 2588 17008 2588 17008 2514 16712 2440 16490 2440 16268 2366 15825 2292 15159 2218 14346 1997 12719 1701 10649 1405 8504 965 4252 453 0 228 0 Z N">
                <draw:equation draw:name="f0" draw:formula="logwidth"/>
                <draw:equation draw:name="f1" draw:formula="logheight"/>
              </draw:enhanced-geometry>
            </draw:custom-shape>
            <draw:custom-shape draw:name="Google Shape;2199;p41" draw:style-name="gr6" draw:text-style-name="P6" draw:layer="layout" svg:width="0.1cm" svg:height="0.03cm" svg:x="1.532cm" svg:y="13.654cm">
              <text:p text:style-name="P20"/>
              <draw:enhanced-geometry draw:mirror-horizontal="true" draw:mirror-vertical="false" drawooo:sub-view-size="7987 2461" draw:text-areas="0 0 ?f0 ?f1" svg:viewBox="0 0 0 0" draw:type="ooxml-non-primitive" draw:enhanced-path="M 3698 1 L 3180 75 C 2589 149 2071 370 1627 666 1110 888 666 1258 296 1701 75 2071 1 2367 75 2441 88 2454 105 2460 128 2460 232 2460 436 2328 740 2145 1110 1923 1553 1775 1997 1627 2367 1480 2810 1480 3254 1480 L 3846 1480 C 4024 1460 4202 1451 4379 1451 4862 1451 5335 1519 5768 1627 6636 1751 7504 2031 7805 2031 7863 2031 7900 2021 7912 1997 7986 1849 7173 1110 6138 592 5694 370 5176 223 4659 75 4437 75 4289 1 4141 1 Z N">
                <draw:equation draw:name="f0" draw:formula="logwidth"/>
                <draw:equation draw:name="f1" draw:formula="logheight"/>
              </draw:enhanced-geometry>
            </draw:custom-shape>
            <draw:custom-shape draw:name="Google Shape;2200;p41" draw:style-name="gr6" draw:text-style-name="P6" draw:layer="layout" svg:width="0.072cm" svg:height="0.05cm" svg:x="1.617cm" svg:y="13.706cm">
              <text:p text:style-name="P20"/>
              <draw:enhanced-geometry draw:mirror-horizontal="true" draw:mirror-vertical="false" drawooo:sub-view-size="5768 4102" draw:text-areas="0 0 ?f0 ?f1" svg:viewBox="0 0 0 0" draw:type="ooxml-non-primitive" draw:enhanced-path="M 5029 0 C 4694 0 4277 37 3845 103 3401 177 2958 325 2588 547 L 2218 695 C 2144 769 2071 769 2071 843 1553 1212 1109 1730 814 2248 222 3061 0 3948 222 4096 232 4100 243 4101 255 4101 493 4101 989 3406 1553 2913 1849 2691 2218 2469 2514 2248 L 2884 2026 C 3328 1656 3771 1360 4215 1065 4954 695 5768 399 5768 177 5727 55 5440 0 5029 0 Z N">
                <draw:equation draw:name="f0" draw:formula="logwidth"/>
                <draw:equation draw:name="f1" draw:formula="logheight"/>
              </draw:enhanced-geometry>
            </draw:custom-shape>
            <draw:custom-shape draw:name="Google Shape;2201;p41" draw:style-name="gr6" draw:text-style-name="P6" draw:layer="layout" svg:width="0.077cm" svg:height="0.045cm" svg:x="1.54cm" svg:y="13.711cm">
              <text:p text:style-name="P20"/>
              <draw:enhanced-geometry draw:mirror-horizontal="true" draw:mirror-vertical="false" drawooo:sub-view-size="6138 3703" draw:text-areas="0 0 ?f0 ?f1" svg:viewBox="0 0 0 0" draw:type="ooxml-non-primitive" draw:enhanced-path="M 4215 0 C 3772 0 3328 148 2884 222 L 2441 370 C 2367 444 2367 444 2293 444 L 1775 887 C 1627 961 1480 1109 1332 1331 1184 1479 1036 1627 888 1849 297 2662 1 3623 223 3697 234 3701 246 3703 259 3703 498 3703 996 3079 1627 2588 1775 2440 1923 2366 2145 2292 2219 2144 2367 2070 2589 1997 L 3032 1775 C 3106 1701 3254 1627 3402 1553 3698 1331 4068 1183 4437 1109 5177 813 6138 740 6138 592 6138 370 5251 0 4215 0 Z N">
                <draw:equation draw:name="f0" draw:formula="logwidth"/>
                <draw:equation draw:name="f1" draw:formula="logheight"/>
              </draw:enhanced-geometry>
            </draw:custom-shape>
            <draw:custom-shape draw:name="Google Shape;2202;p41" draw:style-name="gr2" draw:text-style-name="P2" draw:layer="layout" svg:width="0.041cm" svg:height="0.622cm" svg:x="1.141cm" svg:y="13.065cm">
              <text:p text:style-name="P20"/>
              <draw:enhanced-geometry draw:mirror-horizontal="true" draw:mirror-vertical="false" drawooo:sub-view-size="3328 49838" draw:text-areas="0 0 ?f0 ?f1" svg:viewBox="0 0 0 0" draw:type="ooxml-non-primitive" draw:enhanced-path="M 1553 1 C 1405 1332 1405 2589 1479 3920 1553 6286 1627 9392 1701 12497 1775 15603 1775 18708 1775 21074 L 1775 24993 1775 26028 1775 28838 C 1849 31204 1627 34310 1553 37415 1405 38968 1183 40521 1109 42000 962 42665 962 43405 888 44070 740 44736 666 45327 518 45919 222 47176 74 48507 0 49838 518 48581 888 47323 1109 46066 1257 45475 1405 44809 1553 44218 1701 43552 1775 42813 1923 42074 2145 40669 2366 39042 2588 37489 2884 34384 3180 31278 3180 28912 3254 27729 3328 26768 3328 26028 L 3328 24993 C 3328 24993 3254 23366 3180 21074 3106 18708 2958 15603 2736 12423 2514 9318 2293 6212 2071 3920 1997 2589 1849 1258 1553 1 Z N">
                <draw:equation draw:name="f0" draw:formula="logwidth"/>
                <draw:equation draw:name="f1" draw:formula="logheight"/>
              </draw:enhanced-geometry>
            </draw:custom-shape>
            <draw:custom-shape draw:name="Google Shape;2203;p41" draw:style-name="gr6" draw:text-style-name="P6" draw:layer="layout" svg:width="0.159cm" svg:height="0.093cm" svg:x="1.127cm" svg:y="13.683cm">
              <text:p text:style-name="P20"/>
              <draw:enhanced-geometry draw:mirror-horizontal="true" draw:mirror-vertical="false" drawooo:sub-view-size="12645 7480" draw:text-areas="0 0 ?f0 ?f1" svg:viewBox="0 0 0 0" draw:type="ooxml-non-primitive" draw:enhanced-path="M 5315 0 C 4893 0 4474 23 4068 86 3033 160 2071 456 1184 825 445 1195 1 1491 75 1565 75 1608 119 1626 201 1626 397 1626 809 1521 1332 1417 2293 1195 3180 1121 4142 1121 5029 1121 5916 1269 6804 1417 7099 1491 7395 1565 7617 1713 L 7987 1786 C 8061 1860 8208 1860 8282 1934 8504 2008 8726 2082 9096 2230 9835 2600 10575 3117 11092 3783 11610 4522 11905 5336 12053 6223 12053 6962 12127 7480 12201 7480 12275 7480 12497 7036 12571 6149 12645 5114 12423 4079 11905 3191 11388 2304 10575 1565 9687 1047 9318 825 8948 677 8726 529 8652 529 8504 456 8430 382 L 8061 308 C 7691 234 7395 160 7025 86 6470 43 5891 0 5315 0 Z N">
                <draw:equation draw:name="f0" draw:formula="logwidth"/>
                <draw:equation draw:name="f1" draw:formula="logheight"/>
              </draw:enhanced-geometry>
            </draw:custom-shape>
            <draw:custom-shape draw:name="Google Shape;2204;p41" draw:style-name="gr6" draw:text-style-name="P6" draw:layer="layout" svg:width="0.043cm" svg:height="0.055cm" svg:x="1.184cm" svg:y="13.721cm">
              <text:p text:style-name="P20"/>
              <draw:enhanced-geometry draw:mirror-horizontal="true" draw:mirror-vertical="false" drawooo:sub-view-size="3476 4443" draw:text-areas="0 0 ?f0 ?f1" svg:viewBox="0 0 0 0" draw:type="ooxml-non-primitive" draw:enhanced-path="M 518 0 C 296 0 74 74 0 148 0 222 222 444 370 592 444 666 592 740 740 814 L 1109 1184 C 1257 1405 1479 1627 1701 1849 L 1849 2145 C 1923 2219 1997 2293 2071 2367 2144 2441 2218 2588 2292 2662 2366 2810 2440 2958 2514 3032 2662 3624 2588 4363 2810 4437 2817 4441 2826 4443 2835 4443 3009 4443 3475 3800 3475 2958 L 3475 2293 C 3401 2145 3328 1923 3254 1701 3254 1553 3106 1405 3032 1257 L 2588 888 C 2292 592 1997 444 1627 296 L 1035 74 C 887 0 666 0 518 0 Z N">
                <draw:equation draw:name="f0" draw:formula="logwidth"/>
                <draw:equation draw:name="f1" draw:formula="logheight"/>
              </draw:enhanced-geometry>
            </draw:custom-shape>
            <draw:custom-shape draw:name="Google Shape;2205;p41" draw:style-name="gr6" draw:text-style-name="P6" draw:layer="layout" svg:width="0.054cm" svg:height="0.455cm" svg:x="1.381cm" svg:y="13.252cm">
              <text:p text:style-name="P20"/>
              <draw:enhanced-geometry draw:mirror-horizontal="true" draw:mirror-vertical="false" drawooo:sub-view-size="4363 36455" draw:text-areas="0 0 ?f0 ?f1" svg:viewBox="0 0 0 0" draw:type="ooxml-non-primitive" draw:enhanced-path="M 228 0 C 226 0 224 1 222 1 0 1 740 4512 1109 9096 1479 13680 1775 18191 1775 18191 1775 18191 2144 22775 2662 27359 3254 31944 3919 36454 4141 36454 4363 36380 3993 31796 3697 27286 3475 22701 3180 18117 3180 18117 3180 18117 2810 13532 2144 8948 1484 4474 461 0 228 0 Z N">
                <draw:equation draw:name="f0" draw:formula="logwidth"/>
                <draw:equation draw:name="f1" draw:formula="logheight"/>
              </draw:enhanced-geometry>
            </draw:custom-shape>
            <draw:custom-shape draw:name="Google Shape;2206;p41" draw:style-name="gr6" draw:text-style-name="P6" draw:layer="layout" svg:width="0.082cm" svg:height="0.085cm" svg:x="1.822cm" svg:y="13.604cm">
              <text:p text:style-name="P20"/>
              <draw:enhanced-geometry draw:mirror-horizontal="true" draw:mirror-vertical="false" drawooo:sub-view-size="6582 6878" draw:text-areas="0 0 ?f0 ?f1" svg:viewBox="0 0 0 0" draw:type="ooxml-non-primitive" draw:enhanced-path="M 5694 1 C 5103 1 4437 75 3846 223 3254 445 2663 740 2145 1184 1923 1332 1701 1554 1480 1775 L 1332 1923 C 1184 2071 1110 2293 962 2441 666 3032 444 3624 223 4216 75 4807 1 5399 75 6064 75 6582 149 6877 297 6877 371 6877 444 6582 592 6138 740 5547 962 5103 1258 4585 1480 4068 1775 3624 2071 3254 2219 3106 2293 2959 2441 2885 L 2589 2737 C 2589 2737 2737 2515 3032 2219 3402 1849 3846 1554 4289 1258 4733 1036 5251 814 5768 666 6212 518 6582 518 6582 371 6582 297 6212 149 5694 1 Z N">
                <draw:equation draw:name="f0" draw:formula="logwidth"/>
                <draw:equation draw:name="f1" draw:formula="logheight"/>
              </draw:enhanced-geometry>
            </draw:custom-shape>
            <draw:custom-shape draw:name="Google Shape;2207;p41" draw:style-name="gr6" draw:text-style-name="P6" draw:layer="layout" svg:width="0.09cm" svg:height="0.056cm" svg:x="1.772cm" svg:y="13.643cm">
              <text:p text:style-name="P20"/>
              <draw:enhanced-geometry draw:mirror-horizontal="true" draw:mirror-vertical="false" drawooo:sub-view-size="7173 4547" draw:text-areas="0 0 ?f0 ?f1" svg:viewBox="0 0 0 0" draw:type="ooxml-non-primitive" draw:enhanced-path="M 6837 1 C 6449 1 5684 191 4880 459 4215 681 3623 903 2958 1272 2366 1716 1849 2160 1331 2677 592 3491 0 4378 222 4526 243 4540 269 4547 300 4547 588 4547 1269 3958 2070 3491 2884 2973 3771 2529 3771 2529 3771 2529 4584 1938 5398 1346 6285 829 7172 311 7098 89 7078 28 6985 1 6837 1 Z N">
                <draw:equation draw:name="f0" draw:formula="logwidth"/>
                <draw:equation draw:name="f1" draw:formula="logheight"/>
              </draw:enhanced-geometry>
            </draw:custom-shape>
            <draw:custom-shape draw:name="Google Shape;2208;p41" draw:style-name="gr6" draw:text-style-name="P6" draw:layer="layout" svg:width="0.248cm" svg:height="0.457cm" svg:x="1.673cm" svg:y="13.157cm">
              <text:p text:style-name="P20"/>
              <draw:enhanced-geometry draw:mirror-horizontal="true" draw:mirror-vertical="false" drawooo:sub-view-size="19670 36602" draw:text-areas="0 0 ?f0 ?f1" svg:viewBox="0 0 0 0" draw:type="ooxml-non-primitive" draw:enhanced-path="M 592 0 C 149 1109 1 2292 75 3401 75 5989 297 8503 888 10944 1406 13458 2145 15898 3032 18264 3772 20186 4363 21443 4363 21443 4363 21443 4955 22700 5990 24549 7247 26693 8726 28837 10427 30760 11314 31795 12275 32756 13384 33644 14271 34383 15233 35048 16342 35640 17303 36231 18486 36527 19669 36601 19669 36527 18338 36158 16638 35048 15676 34457 14715 33717 13902 32978 12941 32091 12053 31056 11240 30094 9687 28098 8356 26028 7173 23883 6286 22035 5694 20852 5694 20852 5694 20852 5103 19595 4289 17746 3328 15454 2589 13088 1923 10722 1258 8356 814 5915 666 3401 518 1405 666 0 592 0 Z N">
                <draw:equation draw:name="f0" draw:formula="logwidth"/>
                <draw:equation draw:name="f1" draw:formula="logheight"/>
              </draw:enhanced-geometry>
            </draw:custom-shape>
            <draw:custom-shape draw:name="Google Shape;2209;p41" draw:style-name="gr2" draw:text-style-name="P2" draw:layer="layout" svg:width="0.123cm" svg:height="0.154cm" svg:x="1.84cm" svg:y="13.054cm">
              <text:p text:style-name="P20"/>
              <draw:enhanced-geometry draw:mirror-horizontal="true" draw:mirror-vertical="false" drawooo:sub-view-size="9761 12423" draw:text-areas="0 0 ?f0 ?f1" svg:viewBox="0 0 0 0" draw:type="ooxml-non-primitive" draw:enhanced-path="M 5694 1 L 5694 1 C 5694 1 5472 75 5176 296 L 4733 740 C 4511 888 4363 1110 4141 1258 2515 2958 1332 4955 518 7099 L 444 7321 C 370 7469 296 7617 296 7765 222 8134 148 8430 75 8726 75 8874 1 9022 1 9169 L 1 9391 1036 9391 1775 9243 2145 9243 C 2219 9169 2293 9169 2367 9169 2589 9095 2810 9022 3032 8948 L 3550 8726 4215 8356 C 4289 8282 4363 8208 4437 8134 4437 8208 4437 8208 4437 8282 L 4437 8578 C 4437 8726 4437 8874 4437 9022 4511 9317 4511 9613 4659 9909 4807 10500 5103 11092 5546 11536 5990 12053 6581 12349 7173 12423 7543 12423 7838 12423 8134 12275 8356 12127 8578 11979 8726 11831 8947 11683 9021 11462 9169 11314 9317 11166 9391 10944 9465 10796 9687 10205 9761 9761 9687 9761 9613 9761 9465 10131 9021 10648 L 8726 11092 C 8578 11166 8430 11314 8282 11462 8134 11536 7986 11609 7764 11683 7690 11720 7598 11739 7506 11739 7413 11739 7321 11720 7247 11683 6360 11388 5768 10574 5694 9687 5620 9465 5620 9243 5620 9022 5546 8874 5546 8726 5620 8652 L 5620 8504 5620 8134 C 5694 7986 5694 7838 5768 7691 L 5916 7321 6212 6360 6803 4807 6581 4955 6360 5103 C 6212 5251 6064 5324 5916 5472 L 4955 6138 C 4511 6434 4067 6729 3550 7025 L 3402 7173 3254 7173 3032 7321 2884 7395 2367 7617 C 2293 7691 2071 7691 1849 7765 L 1775 7838 1701 7838 C 1652 7838 1635 7871 1630 7871 1627 7871 1627 7863 1627 7838 L 1627 7765 1627 7691 1701 7469 C 1923 6729 2145 6064 2441 5324 3032 4067 3698 2810 4585 1627 4733 1406 4881 1184 5029 1036 L 5398 518 C 5620 223 5768 75 5694 1 Z N">
                <draw:equation draw:name="f0" draw:formula="logwidth"/>
                <draw:equation draw:name="f1" draw:formula="logheight"/>
              </draw:enhanced-geometry>
            </draw:custom-shape>
            <draw:custom-shape draw:name="Google Shape;2210;p41" draw:style-name="gr6" draw:text-style-name="P6" draw:layer="layout" svg:width="0.071cm" svg:height="0.105cm" svg:x="0.658cm" svg:y="13.071cm">
              <text:p text:style-name="P20"/>
              <draw:enhanced-geometry draw:mirror-horizontal="true" draw:mirror-vertical="false" drawooo:sub-view-size="5695 8448" draw:text-areas="0 0 ?f0 ?f1" svg:viewBox="0 0 0 0" draw:type="ooxml-non-primitive" draw:enhanced-path="M 220 0 C 105 0 28 18 1 45 1 192 371 340 888 710 1480 1154 1997 1597 2441 2189 2959 2706 3328 3298 3624 3963 3772 4185 3920 4481 3994 4777 4142 5073 4216 5294 4289 5590 4511 6182 4363 6773 3994 7143 3476 7513 2811 7734 2145 7734 1554 7808 1110 7808 1110 7882 1110 8030 1480 8178 2071 8326 2390 8406 2708 8447 3023 8447 3586 8447 4138 8315 4659 8030 5103 7734 5399 7291 5546 6773 5694 6330 5694 5886 5620 5442 5620 5073 5546 4629 5399 4259 5251 3890 5029 3594 4807 3298 4363 2559 3846 1967 3180 1449 2589 858 1849 488 1110 192 735 52 419 0 220 0 Z N">
                <draw:equation draw:name="f0" draw:formula="logwidth"/>
                <draw:equation draw:name="f1" draw:formula="logheight"/>
              </draw:enhanced-geometry>
            </draw:custom-shape>
            <draw:custom-shape draw:name="Google Shape;2211;p41" draw:style-name="gr6" draw:text-style-name="P6" draw:layer="layout" svg:width="0.279cm" svg:height="0.104cm" svg:x="0.765cm" svg:y="13.579cm">
              <text:p text:style-name="P20"/>
              <draw:enhanced-geometry draw:mirror-horizontal="true" draw:mirror-vertical="false" drawooo:sub-view-size="22036 8393" draw:text-areas="0 0 ?f0 ?f1" svg:viewBox="0 0 0 0" draw:type="ooxml-non-primitive" draw:enhanced-path="M 21887 0 C 21813 0 21665 814 21148 1849 20482 3032 19447 4067 18264 4733 17007 5398 15750 5916 14345 6285 13310 6507 12497 6655 12497 6655 12497 6655 11757 6803 10574 7025 9091 7220 7567 7312 6045 7312 4683 7312 3324 7238 1997 7099 1332 6877 666 6803 1 6803 518 7247 1184 7469 1849 7616 3328 7986 4733 8208 6286 8282 7025 8356 7764 8393 8504 8393 9243 8393 9983 8356 10722 8282 11979 8208 12792 8060 12792 8060 12792 8060 13606 7912 14789 7543 16194 7099 17599 6433 18856 5620 20187 4733 21148 3476 21665 1997 21961 1405 22035 666 21887 0 Z N">
                <draw:equation draw:name="f0" draw:formula="logwidth"/>
                <draw:equation draw:name="f1" draw:formula="logheight"/>
              </draw:enhanced-geometry>
            </draw:custom-shape>
            <draw:custom-shape draw:name="Google Shape;2212;p41" draw:style-name="gr6" draw:text-style-name="P6" draw:layer="layout" svg:width="0.112cm" svg:height="0.049cm" svg:x="0.7cm" svg:y="13.676cm">
              <text:p text:style-name="P20"/>
              <draw:enhanced-geometry draw:mirror-horizontal="true" draw:mirror-vertical="false" drawooo:sub-view-size="8874 3994" draw:text-areas="0 0 ?f0 ?f1" svg:viewBox="0 0 0 0" draw:type="ooxml-non-primitive" draw:enhanced-path="M 888 0 C 445 0 75 0 75 74 1 148 297 370 814 518 1332 740 1923 888 2515 1036 3180 1109 3772 1257 4216 1405 4659 1479 4955 1553 4955 1553 L 5694 1701 C 6212 1775 6730 1997 7173 2219 7617 2514 7987 2884 8208 3328 8430 3697 8578 3993 8726 3993 8800 3993 8874 3697 8726 3106 8578 2514 8282 1849 7765 1405 7321 962 6730 666 6138 370 5620 222 5251 148 5251 148 5251 148 4955 74 4437 0 Z N">
                <draw:equation draw:name="f0" draw:formula="logwidth"/>
                <draw:equation draw:name="f1" draw:formula="logheight"/>
              </draw:enhanced-geometry>
            </draw:custom-shape>
            <draw:custom-shape draw:name="Google Shape;2213;p41" draw:style-name="gr6" draw:text-style-name="P6" draw:layer="layout" svg:width="0.118cm" svg:height="0.071cm" svg:x="0.62cm" svg:y="13.64cm">
              <text:p text:style-name="P20"/>
              <draw:enhanced-geometry draw:mirror-horizontal="true" draw:mirror-vertical="false" drawooo:sub-view-size="9391 5786" draw:text-areas="0 0 ?f0 ?f1" svg:viewBox="0 0 0 0" draw:type="ooxml-non-primitive" draw:enhanced-path="M 1696 1 C 740 1 0 157 0 314 0 536 1479 684 2810 1054 3402 1276 3919 1497 4511 1793 4954 2015 5250 2163 5250 2163 L 5398 2237 C 5620 2311 5768 2459 5916 2533 6433 2828 6951 3198 7394 3642 7838 4085 8208 4603 8577 5121 8873 5564 9095 5786 9169 5786 9391 5712 9095 4233 8134 2976 7764 2385 7247 1867 6729 1423 6507 1276 6359 1128 6137 1054 L 5916 906 C 5916 906 5546 684 4954 536 4289 314 3623 166 2958 92 2525 28 2092 1 1696 1 Z N">
                <draw:equation draw:name="f0" draw:formula="logwidth"/>
                <draw:equation draw:name="f1" draw:formula="logheight"/>
              </draw:enhanced-geometry>
            </draw:custom-shape>
            <draw:custom-shape draw:name="Google Shape;2214;p41" draw:style-name="gr2" draw:text-style-name="P2" draw:layer="layout" svg:width="0.168cm" svg:height="0.313cm" svg:x="0.874cm" svg:y="12.67cm">
              <text:p text:style-name="P20"/>
              <draw:enhanced-geometry draw:mirror-horizontal="true" draw:mirror-vertical="false" drawooo:sub-view-size="13310 25141" draw:text-areas="0 0 ?f0 ?f1" svg:viewBox="0 0 0 0" draw:type="ooxml-non-primitive" draw:enhanced-path="M 7099 0 C 6803 813 6803 1775 7025 2588 7173 4215 7764 6211 8208 8281 8430 9243 8504 10204 8578 11165 8578 11905 8430 12718 7986 13310 7690 13679 7247 13975 6729 14123 6655 14123 6581 14197 6507 14197 L 6064 14271 5694 14345 0 14345 3402 15602 4363 15971 5398 16415 6285 16859 6803 17081 C 7173 17228 7468 17450 7764 17672 L 8282 17968 C 8430 18116 8578 18264 8799 18338 9095 18633 9391 18855 9687 19077 L 10500 19964 C 10722 20260 11018 20556 11166 20925 11387 21221 11609 21517 11831 21813 12127 22478 12423 22996 12644 23513 12792 24031 13014 24623 13310 25140 13310 24549 13236 23883 13014 23366 12940 22774 12644 22182 12349 21517 12201 21147 12053 20852 11831 20482 11609 20112 11387 19816 11166 19447 L 10352 18485 C 10056 18116 9761 17820 9465 17524 9243 17376 9095 17228 8947 17154 L 8430 16785 C 8060 16489 7764 16267 7395 16045 L 6877 15750 6803 15676 6729 15602 6877 15602 C 7025 15602 7099 15602 7247 15528 7986 15232 8578 14788 9095 14123 9613 13310 9909 12200 9761 11165 9687 10130 9539 9095 9243 8060 8652 5989 7986 3993 7542 2514 7173 1035 7173 0 7099 0 Z N">
                <draw:equation draw:name="f0" draw:formula="logwidth"/>
                <draw:equation draw:name="f1" draw:formula="logheight"/>
              </draw:enhanced-geometry>
            </draw:custom-shape>
            <draw:custom-shape draw:name="Google Shape;2215;p41" draw:style-name="gr4" draw:text-style-name="P4" draw:layer="layout" svg:width="1.051cm" svg:height="0.555cm" svg:x="0.638cm" svg:y="13.231cm">
              <text:p text:style-name="P20"/>
              <draw:enhanced-geometry draw:mirror-horizontal="true" draw:mirror-vertical="false" drawooo:sub-view-size="82963 43405" draw:text-areas="0 0 ?f0 ?f1" svg:viewBox="0 0 0 0" draw:type="ooxml-non-primitive" draw:enhanced-path="M 21739 1 L 21369 592 C 20556 4807 19447 8948 18116 13014 18486 13680 18781 14345 19003 15085 20019 19437 20536 32328 16367 32328 16286 32328 16204 32323 16119 32313 15757 32285 15395 32271 15033 32271 12518 32271 10045 32943 7912 34236 10056 34531 12127 35197 13975 36232 16271 37571 17522 38525 12794 38525 12040 38525 11134 38501 10056 38450 3919 38081 4141 36232 4511 35493 L 4511 35493 C 4215 35640 3845 35788 3476 35936 L 666 37489 C 518 37637 370 37785 222 38007 L 222 38081 C 148 38081 148 38154 74 38228 L 74 38302 C 74 38376 0 38450 0 38524 0 38524 0 38598 0 38598 0 38672 0 38820 0 38894 L 0 38968 C 0 38968 0 39116 0 39190 0 39190 0 39190 0 39264 0 39338 0 39411 74 39485 74 39485 74 39485 74 39559 148 39633 148 39781 222 39855 1524 41748 5617 41843 8451 41843 8766 41843 9066 41841 9344 41841 9692 41841 10007 41843 10278 41852 10874 41880 11552 41900 12278 41900 15333 41900 19233 41542 21443 39929 22909 38845 23441 36168 23276 33982 L 23276 33982 C 23281 33992 23286 34003 23292 34014 L 23292 34088 C 23292 34236 23292 34383 23366 34531 23366 34531 23366 34605 23366 34679 23366 34827 23440 34975 23440 35123 23514 35271 23440 35197 23440 35271 23440 35345 23587 35640 23587 35788 L 23661 35936 23809 36454 23883 36676 C 23957 36897 24031 37193 24105 37415 24179 37711 24327 38081 24401 38450 L 24475 38598 C 24549 38894 24697 39190 24771 39485 24771 39485 24771 39559 24771 39559 24918 39855 25066 40151 25140 40447 L 25288 40595 C 25362 40890 25510 41112 25658 41334 25732 41482 25806 41556 25954 41630 L 26101 41778 C 26249 41925 26323 41999 26471 42073 26619 42147 26841 42221 26989 42369 L 27137 42369 C 27358 42443 27506 42517 27728 42591 27950 42665 28172 42739 28468 42813 L 28615 42813 29355 42961 29429 42961 C 29725 43035 30020 43109 30316 43109 L 30464 43109 31425 43256 32386 43330 32534 43330 33570 43404 37045 43404 C 37710 43404 38450 43330 39115 43256 L 39189 43256 C 39559 43256 39854 43182 40150 43182 37267 42665 31129 42073 29946 40151 28394 37563 34827 36824 39633 36824 40594 36897 41555 37267 42368 37859 L 43404 37933 43478 37933 44513 38081 44587 38081 46879 38302 46953 38302 48210 38450 48284 38450 49541 38524 50798 38672 50946 38672 52277 38746 53681 38894 53755 38894 55086 38968 55308 38968 58044 39190 58192 39190 59597 39264 59671 39264 C 60632 39264 61593 39338 62554 39338 L 62702 39338 65586 39411 71501 39411 C 72388 39411 73202 39411 74089 39338 L 74163 39338 C 75346 39264 76529 39190 77638 39042 L 77712 39042 C 78452 38968 79117 38820 79709 38746 L 80670 38524 C 81187 38376 81705 38228 82223 38081 L 82297 38081 C 82518 38007 82740 37859 82962 37785 L 82962 37785 C 80702 38070 77976 38192 75176 38192 67808 38192 59921 37344 58635 36380 56269 34605 68026 35345 71945 34310 73645 33866 76233 32091 78600 30169 L 78008 30021 77934 30021 77343 29873 77269 29873 76751 29799 76677 29799 76159 29651 76012 29651 75568 29577 75420 29577 74976 29503 71797 29503 C 72980 29503 76012 16638 76307 15528 76307 15380 76381 15233 76455 15085 L 76455 15085 C 72237 21590 65462 29754 57734 29754 57469 29754 57202 29745 56935 29725 46213 28986 43330 10574 42442 2958 42221 5103 41851 7765 41333 10352 41259 12349 41185 14493 41038 16564 40491 24351 34959 34978 30972 34978 30643 34978 30325 34905 30020 34753 26397 32979 26619 22257 26323 19078 26028 16416 25880 13828 25880 11166 24327 7543 22922 3772 21739 1 Z N">
                <draw:equation draw:name="f0" draw:formula="logwidth"/>
                <draw:equation draw:name="f1" draw:formula="logheight"/>
              </draw:enhanced-geometry>
            </draw:custom-shape>
            <draw:custom-shape draw:name="Google Shape;2216;p41" draw:style-name="gr6" draw:text-style-name="P6" draw:layer="layout" svg:width="0.002cm" svg:height="0.001cm" svg:x="1.632cm" svg:y="13.684cm">
              <text:p text:style-name="P20"/>
              <draw:enhanced-geometry draw:mirror-horizontal="true" draw:mirror-vertical="false" drawooo:sub-view-size="223 75" draw:text-areas="0 0 ?f0 ?f1" svg:viewBox="0 0 0 0" draw:type="ooxml-non-primitive" draw:enhanced-path="M 223 1 L 1 75 149 75 223 1 Z N">
                <draw:equation draw:name="f0" draw:formula="logwidth"/>
                <draw:equation draw:name="f1" draw:formula="logheight"/>
              </draw:enhanced-geometry>
            </draw:custom-shape>
            <draw:custom-shape draw:name="Google Shape;2217;p41" draw:style-name="gr4" draw:text-style-name="P4" draw:layer="layout" svg:width="0.302cm" svg:height="0.452cm" svg:x="1.611cm" svg:y="13.252cm">
              <text:p text:style-name="P20"/>
              <draw:enhanced-geometry draw:mirror-horizontal="true" draw:mirror-vertical="false" drawooo:sub-view-size="23884 36232" draw:text-areas="0 0 ?f0 ?f1" svg:viewBox="0 0 0 0" draw:type="ooxml-non-primitive" draw:enhanced-path="M 17968 0 C 17968 3 20038 13014 18855 18855 19151 22478 18855 25362 17672 25880 17551 25931 17415 25955 17266 25955 15679 25955 12547 23188 9169 19743 L 9169 19743 C 10870 22183 12570 24327 14049 26101 L 13827 26101 C 12472 25876 11159 25779 9824 25779 9411 25779 8996 25788 8577 25806 10722 27432 13014 28985 15380 30316 19306 32410 16689 33867 10500 33867 9695 33867 8831 33842 7912 33791 4215 33644 2145 31129 888 28763 740 28985 592 29133 518 29355 518 29429 444 29503 444 29503 370 29725 296 29872 222 30020 222 30094 222 30168 148 30242 148 30464 74 30612 74 30834 L 74 31056 C 0 31351 0 31647 0 31869 0 32165 0 32386 74 32608 74 32756 148 32978 222 33126 L 222 33200 C 1109 35566 4733 36231 8947 36231 L 9095 36231 C 13310 36084 17524 35566 21665 34753 22404 34457 22996 33865 23292 33126 23883 30908 22996 28320 22700 26101 22404 23957 22183 21739 21887 19521 21517 16711 21147 13975 20778 11239 19595 7542 18707 3771 17968 0 Z N">
                <draw:equation draw:name="f0" draw:formula="logwidth"/>
                <draw:equation draw:name="f1" draw:formula="logheight"/>
              </draw:enhanced-geometry>
            </draw:custom-shape>
            <draw:custom-shape draw:name="Google Shape;2218;p41" draw:style-name="gr3" draw:text-style-name="P3" draw:layer="layout" svg:width="1.516cm" svg:height="2.061cm" svg:x="0.781cm" svg:y="11.186cm">
              <text:p text:style-name="P20"/>
              <draw:enhanced-geometry draw:mirror-horizontal="true" draw:mirror-vertical="false" drawooo:sub-view-size="119563 164902" draw:text-areas="0 0 ?f0 ?f1" svg:viewBox="0 0 0 0" draw:type="ooxml-non-primitive" draw:enhanced-path="M 97926 0 C 88953 0 73498 38165 73498 38165 69590 36353 65429 35764 61670 35764 54689 35764 49097 37795 49097 37795 42841 25686 27772 3541 17643 3541 16639 3541 15683 3759 14789 4226 0 11842 22405 57168 21000 58203 14641 62935 7764 82678 7173 86375 6976 87818 7798 88243 8902 88243 10287 88243 12117 87574 12940 87410 L 12940 87410 C 8060 91477 6877 93695 10944 99240 16711 107226 26915 107744 26915 107744 26915 107744 19964 115212 21591 118909 22029 119971 22595 120353 23184 120353 24683 120353 26323 117874 26323 117874 L 26323 117874 C 26323 117874 24253 128521 26323 135398 27506 139391 30760 142496 34901 143383 41332 158316 49583 160135 53221 160135 54393 160135 55086 159946 55086 159946 56475 163369 58754 164902 61672 164902 67766 164902 76643 158216 85994 148116 99820 133254 99303 126303 99303 126303 L 99303 126303 C 99303 126303 100398 127896 102834 127896 103366 127896 103963 127820 104627 127634 108324 126599 104627 115138 104627 115138 L 104627 115138 C 104627 115138 105600 115216 106945 115216 109060 115216 112095 115023 113722 114029 116383 112476 105144 101828 105144 101828 L 111060 97022 C 119563 87927 112612 83713 112612 83713 112612 83713 116901 83195 117936 80016 119045 76836 105736 58720 105736 58720 107806 46964 111873 5704 99081 233 98710 76 98325 0 97926 0 Z N">
                <draw:equation draw:name="f0" draw:formula="logwidth"/>
                <draw:equation draw:name="f1" draw:formula="logheight"/>
              </draw:enhanced-geometry>
            </draw:custom-shape>
            <draw:custom-shape draw:name="Google Shape;2219;p41" draw:style-name="gr12" draw:text-style-name="P12" draw:layer="layout" svg:width="1.253cm" svg:height="1.327cm" svg:x="0.779cm" svg:y="11.921cm">
              <text:p text:style-name="P20"/>
              <draw:enhanced-geometry draw:mirror-horizontal="true" draw:mirror-vertical="false" drawooo:sub-view-size="98860 106182" draw:text-areas="0 0 ?f0 ?f1" svg:viewBox="0 0 0 0" draw:type="ooxml-non-primitive" draw:enhanced-path="M 85033 0 C 85034 2 92945 13088 92723 16859 92622 18175 91326 18607 89666 18607 86472 18607 81928 17007 81927 17007 L 81927 17007 C 81928 17007 87917 22996 86955 25288 86557 26318 84994 26602 83394 26602 81432 26602 79414 26176 79413 26176 L 79413 26176 C 80596 27950 80818 30095 80079 32091 78748 35271 71650 35271 71650 35271 71650 35271 73498 38376 71502 39781 71086 40089 70564 40211 69998 40211 67849 40211 65069 38450 65069 38450 L 65069 38450 65956 43404 C 65956 43404 58784 51242 53608 52055 52732 52175 51850 52235 50970 52235 48583 52235 46211 51791 43996 50872 L 43848 52499 C 46897 54607 50368 55124 53040 55124 55617 55124 57453 54643 57453 54643 L 57453 54643 C 57453 54643 57009 60041 52647 68027 48629 75449 39594 82683 33860 82683 33367 82683 32899 82630 32461 82519 26842 81188 28024 73129 28025 73129 L 28025 73129 C 26889 74226 25964 74631 25217 74631 23093 74631 22405 71354 22405 71354 L 22405 71354 C 22062 76941 24123 77883 25551 77883 26278 77883 26841 77639 26841 77639 L 26841 77639 C 26842 77639 31154 91115 26680 91115 26183 91115 25577 90948 24845 90579 17525 86882 13902 70615 13902 70615 13902 70615 12021 75069 9960 75069 9502 75069 9035 74849 8578 74312 6064 71354 8060 53387 8060 53386 L 8060 53386 C 8060 53386 6017 55791 4407 55791 3831 55791 3310 55482 2959 54643 2811 54052 2885 53460 3106 52943 L 3106 52943 C 1480 55309 1 58266 888 60189 1326 61251 1892 61633 2481 61633 3980 61633 5620 59154 5620 59154 L 5620 59154 C 5620 59154 3550 69801 5620 76678 6803 80671 10057 83776 14198 84663 20629 99596 28880 101415 32518 101415 33690 101415 34383 101226 34383 101226 35772 104649 38051 106182 40969 106182 47063 106182 55940 99496 65291 89396 79117 74534 78600 67583 78600 67583 L 78600 67583 C 78600 67583 79695 69176 82131 69176 82663 69176 83260 69100 83924 68914 87621 67879 83924 56418 83924 56418 L 83924 56418 C 83924 56418 84897 56496 86238 56496 88346 56496 91363 56303 92945 55309 95607 53756 84441 43108 84441 43108 L 90357 38302 C 98860 29207 91909 24993 91909 24993 91909 24993 96198 24475 97233 21296 98342 18116 85034 2 85033 0 Z N">
                <draw:equation draw:name="f0" draw:formula="logwidth"/>
                <draw:equation draw:name="f1" draw:formula="logheight"/>
              </draw:enhanced-geometry>
            </draw:custom-shape>
            <draw:custom-shape draw:name="Google Shape;2220;p41" draw:style-name="gr4" draw:text-style-name="P4" draw:layer="layout" svg:width="0.422cm" svg:height="0.338cm" svg:x="1.787cm" svg:y="12.202cm">
              <text:p text:style-name="P20"/>
              <draw:enhanced-geometry draw:mirror-horizontal="true" draw:mirror-vertical="false" drawooo:sub-view-size="33349 27125" draw:text-areas="0 0 ?f0 ?f1" svg:viewBox="0 0 0 0" draw:type="ooxml-non-primitive" draw:enhanced-path="M 1776 1 C 1184 1701 666 3402 297 5177 100 6620 922 7045 2026 7045 3411 7045 5241 6376 6064 6212 L 6064 6212 C 1184 10279 1 12497 3994 17968 9244 25141 21961 26841 23736 27063 24129 27105 24520 27124 24909 27124 29347 27124 33348 24623 33348 24623 33348 24623 17377 23070 10574 16120 5325 10722 13458 8948 13458 8948 L 13458 8948 C 13458 8948 9852 9223 7198 9223 5724 9223 4543 9138 4437 8874 4216 8134 7913 6064 10131 5324 12423 4585 14715 1480 14715 1480 L 14715 1480 C 12468 1854 10220 2051 7973 2051 6671 2051 5369 1985 4068 1849 3033 1775 2145 1036 1776 1 Z N">
                <draw:equation draw:name="f0" draw:formula="logwidth"/>
                <draw:equation draw:name="f1" draw:formula="logheight"/>
              </draw:enhanced-geometry>
            </draw:custom-shape>
            <draw:custom-shape draw:name="Google Shape;2221;p41" draw:style-name="gr2" draw:text-style-name="P2" draw:layer="layout" svg:width="0.122cm" svg:height="0.384cm" svg:x="1.867cm" svg:y="12.588cm">
              <text:p text:style-name="P20"/>
              <draw:enhanced-geometry draw:mirror-horizontal="true" draw:mirror-vertical="false" drawooo:sub-view-size="9687 30774" draw:text-areas="0 0 ?f0 ?f1" svg:viewBox="0 0 0 0" draw:type="ooxml-non-primitive" draw:enhanced-path="M 4510 0 L 4510 0 C 3845 666 3327 1479 2958 2366 2144 4215 1479 6211 1035 8208 518 10204 222 12274 74 14345 0 15232 0 16193 0 17155 74 18116 148 19077 296 19964 592 22109 1331 24105 2292 25954 3327 27876 4954 29355 6951 30168 7661 30556 8483 30774 9320 30774 9442 30774 9564 30769 9686 30760 9686 30612 8577 30464 7172 29651 5472 28763 4067 27285 3253 25436 2440 23661 1923 21739 1701 19817 1553 18190 1553 17081 1553 17081 1553 17081 1553 16045 1553 14345 1553 12348 1775 10426 2070 8430 2440 6433 2884 4511 3549 2588 3919 1701 4215 888 4510 0 Z N">
                <draw:equation draw:name="f0" draw:formula="logwidth"/>
                <draw:equation draw:name="f1" draw:formula="logheight"/>
              </draw:enhanced-geometry>
            </draw:custom-shape>
            <draw:custom-shape draw:name="Google Shape;2222;p41" draw:style-name="gr2" draw:text-style-name="P2" draw:layer="layout" svg:width="0.383cm" svg:height="0.307cm" svg:x="1.489cm" svg:y="12.885cm">
              <text:p text:style-name="P20"/>
              <draw:enhanced-geometry draw:mirror-horizontal="true" draw:mirror-vertical="false" drawooo:sub-view-size="30243 24623" draw:text-areas="0 0 ?f0 ?f1" svg:viewBox="0 0 0 0" draw:type="ooxml-non-primitive" draw:enhanced-path="M 297 0 C 1 1183 1 2367 223 3550 592 6064 1406 8578 2663 10870 3920 13162 5399 15306 7099 17303 8504 18855 9539 19891 9539 19891 L 10279 20556 C 10500 20704 10796 21000 11092 21222 11462 21517 11831 21813 12275 22109 12793 22479 13310 22774 13828 23070 L 14641 23514 15602 23883 C 16933 24401 18338 24623 19817 24623 20482 24623 21222 24623 21961 24475 22627 24327 23292 24179 23958 23957 24549 23736 25141 23514 25732 23292 26250 23070 26767 22774 27285 22553 L 28542 21813 29503 21222 C 29947 20852 30243 20630 30243 20630 30230 20617 30212 20611 30188 20611 30079 20611 29842 20743 29355 20926 L 28320 21443 27063 21961 C 26620 22183 26028 22405 25510 22626 24919 22848 24327 22996 23736 23144 23144 23366 22479 23366 21813 23514 21148 23588 20482 23588 19817 23588 17377 23440 15011 22479 13088 21000 12719 20704 12349 20408 12053 20112 11757 19891 11462 19669 11240 19447 L 10574 18782 C 10574 18782 9539 17894 8134 16341 6434 14493 4881 12497 3624 10352 2293 8208 1332 5842 740 3402 297 1405 444 0 297 0 Z N">
                <draw:equation draw:name="f0" draw:formula="logwidth"/>
                <draw:equation draw:name="f1" draw:formula="logheight"/>
              </draw:enhanced-geometry>
            </draw:custom-shape>
            <draw:custom-shape draw:name="Google Shape;2223;p41" draw:style-name="gr2" draw:text-style-name="P2" draw:layer="layout" svg:width="0.157cm" svg:height="0.178cm" svg:x="2.051cm" svg:y="12.119cm">
              <text:p text:style-name="P20"/>
              <draw:enhanced-geometry draw:mirror-horizontal="true" draw:mirror-vertical="false" drawooo:sub-view-size="12423 14351" draw:text-areas="0 0 ?f0 ?f1" svg:viewBox="0 0 0 0" draw:type="ooxml-non-primitive" draw:enhanced-path="M 4129 1 C 4032 1 3670 722 3106 1781 2366 3038 1775 4442 1257 5847 961 6587 739 7400 518 8140 296 8879 222 9544 148 10284 74 10949 0 11393 0 11837 L 0 12280 0 12428 C 0 12502 0 12502 0 12576 0 12798 74 12946 148 13094 222 13463 444 13759 739 14055 1109 14277 1479 14351 1922 14351 2662 14277 3401 14203 4067 14055 4806 13907 5693 13833 6507 13537 7320 13315 8134 13020 8799 12724 9464 12428 10130 12132 10721 11837 11757 11171 12422 10654 12348 10580 12343 10566 12328 10559 12301 10559 11909 10559 9190 12022 6211 12576 5398 12650 4658 12798 3919 12872 3253 12946 2588 13020 1922 13020 1701 13020 1553 12946 1553 12946 1553 12872 1479 12798 1479 12798 1479 12650 1479 12576 1479 12502 1479 12428 1479 12428 1479 12354 L 1479 12206 1479 11837 1479 10432 C 1553 9766 1627 9101 1701 8435 1849 7696 1996 6956 2292 6143 3106 3112 4289 80 4141 6 4137 3 4133 1 4129 1 Z N">
                <draw:equation draw:name="f0" draw:formula="logwidth"/>
                <draw:equation draw:name="f1" draw:formula="logheight"/>
              </draw:enhanced-geometry>
            </draw:custom-shape>
            <draw:custom-shape draw:name="Google Shape;2224;p41" draw:style-name="gr2" draw:text-style-name="P2" draw:layer="layout" svg:width="0.203cm" svg:height="0.154cm" svg:x="1.004cm" svg:y="12.268cm">
              <text:p text:style-name="P20"/>
              <draw:enhanced-geometry draw:mirror-horizontal="true" draw:mirror-vertical="false" drawooo:sub-view-size="16121 12358" draw:text-areas="0 0 ?f0 ?f1" svg:viewBox="0 0 0 0" draw:type="ooxml-non-primitive" draw:enhanced-path="M 14937 0 C 14937 0 14937 222 14937 592 15011 740 15085 962 15159 1184 15233 1405 15233 1627 15307 1923 15602 3254 15011 4585 13828 5324 12645 5990 11388 6507 9983 6729 9465 6803 8948 6951 8652 6951 L 7913 7025 5916 7247 C 6064 7469 6286 7764 6582 8060 6656 8208 6877 8504 6951 8578 7025 8652 7099 8726 7099 8873 L 7247 9021 C 7321 9317 7321 9687 7247 9983 6951 10352 6508 10722 6064 10944 5473 11166 4881 11387 4290 11461 4078 11492 3864 11506 3648 11506 2808 11506 1949 11282 1184 10870 445 10426 149 9909 75 9909 1 9909 149 10648 888 11314 1837 11991 2971 12358 4178 12358 4288 12358 4400 12355 4511 12349 5251 12349 5916 12201 6656 11905 7321 11683 7987 11166 8430 10574 8800 9983 8948 9169 8726 8504 L 8652 8356 8948 8356 C 9318 8282 9835 8208 10427 7986 11092 7838 11832 7616 12423 7321 13236 7025 13976 6655 14641 6064 15307 5546 15824 4807 16046 3993 16120 3845 16120 3771 16120 3698 L 16120 3402 16120 2810 C 16120 2441 16046 2145 15972 1775 15824 1479 15750 1257 15676 962 15529 814 15455 592 15307 444 15159 148 14937 0 14937 0 Z N">
                <draw:equation draw:name="f0" draw:formula="logwidth"/>
                <draw:equation draw:name="f1" draw:formula="logheight"/>
              </draw:enhanced-geometry>
            </draw:custom-shape>
            <draw:custom-shape draw:name="Google Shape;2225;p41" draw:style-name="gr2" draw:text-style-name="P2" draw:layer="layout" svg:width="0.205cm" svg:height="0.28cm" svg:x="0.824cm" svg:y="12.198cm">
              <text:p text:style-name="P20"/>
              <draw:enhanced-geometry draw:mirror-horizontal="true" draw:mirror-vertical="false" drawooo:sub-view-size="16268 22483" draw:text-areas="0 0 ?f0 ?f1" svg:viewBox="0 0 0 0" draw:type="ooxml-non-primitive" draw:enhanced-path="M 9613 1 C 10205 592 10870 1184 11610 1702 13014 2811 14050 4290 14715 5990 15011 6877 15011 7765 14863 8652 14641 9391 14345 10205 13902 10870 13532 11610 13088 12275 12571 13015 12127 13680 11683 14346 11166 15011 9983 16490 8652 17747 7247 18930 5768 20113 4141 21000 2441 21666 1036 22183 1 22257 1 22405 289 22458 596 22482 908 22482 1477 22482 2064 22401 2589 22257 4511 21814 6286 21000 7912 19891 9465 18708 10944 17451 12201 15972 12793 15307 13384 14567 13828 13828 14345 13089 14789 12349 15159 11536 15602 10722 15972 9835 16120 8874 16268 7765 16120 6656 15750 5620 14937 3772 13606 2293 11905 1184 11240 666 10426 297 9613 1 Z N">
                <draw:equation draw:name="f0" draw:formula="logwidth"/>
                <draw:equation draw:name="f1" draw:formula="logheight"/>
              </draw:enhanced-geometry>
            </draw:custom-shape>
            <draw:custom-shape draw:name="Google Shape;2226;p41" draw:style-name="gr2" draw:text-style-name="P2" draw:layer="layout" svg:width="0.285cm" svg:height="0.251cm" svg:x="1.915cm" svg:y="12.286cm">
              <text:p text:style-name="P20"/>
              <draw:enhanced-geometry draw:mirror-horizontal="true" draw:mirror-vertical="false" drawooo:sub-view-size="22553 20157" draw:text-areas="0 0 ?f0 ?f1" svg:viewBox="0 0 0 0" draw:type="ooxml-non-primitive" draw:enhanced-path="M 3919 0 L 3919 0 C 3254 592 2588 1257 2071 1997 1479 2736 962 3550 592 4437 74 5546 1 6729 296 7912 592 9021 1110 10056 1849 10944 2441 11683 3106 12423 3772 13088 4363 13606 4955 14049 5324 14345 L 5916 14863 6507 15380 7173 15898 8208 16563 C 9909 17598 11831 18412 13754 19003 L 15380 19447 C 15898 19595 16489 19669 17007 19743 17894 19965 18782 20038 19743 20112 20095 20139 20437 20157 20776 20157 21363 20157 21943 20105 22553 19965 21665 19743 20778 19595 19891 19595 19077 19373 18042 19299 17155 19003 16637 18855 16194 18781 15676 18560 15158 18412 14641 18264 14123 18042 12275 17377 10574 16489 8947 15380 L 7986 14789 7395 14197 6803 13753 6212 13236 C 5842 12940 5324 12496 4733 11979 3993 11387 3328 10796 2736 10130 2071 9391 1553 8504 1258 7616 962 6655 962 5694 1331 4733 1627 3919 2071 3106 2515 2366 3106 1627 3550 814 3919 0 Z N">
                <draw:equation draw:name="f0" draw:formula="logwidth"/>
                <draw:equation draw:name="f1" draw:formula="logheight"/>
              </draw:enhanced-geometry>
            </draw:custom-shape>
            <draw:custom-shape draw:name="Google Shape;2227;p41" draw:style-name="gr2" draw:text-style-name="P2" draw:layer="layout" svg:width="0.133cm" svg:height="0.202cm" draw:transform="skewX (0.00488692190558411) rotate (0.146258591317125) translate (0.921cm 12.599cm)">
              <text:p text:style-name="P20"/>
              <draw:enhanced-geometry draw:mirror-horizontal="true" draw:mirror-vertical="false" drawooo:sub-view-size="10574 16284" draw:text-areas="0 0 ?f0 ?f1" svg:viewBox="0 0 0 0" draw:type="ooxml-non-primitive" draw:enhanced-path="M 7773 1 C 7770 1 7767 1 7764 2 7616 76 8429 3034 8947 5991 9095 7322 9243 8727 9169 10058 9169 10502 9169 10946 9095 11389 9021 11685 9021 11833 9021 11833 9021 11833 9021 11907 9021 11981 8947 12055 8947 12203 8947 12350 8799 12720 8725 13090 8577 13460 8281 13977 7986 14347 7542 14717 6950 15012 6359 15160 5693 15234 4363 15234 3032 14938 1775 14421 816 14010 238 13599 99 13599 88 13599 79 13602 74 13607 0 13681 518 14347 1553 14938 2810 15678 4215 16121 5693 16269 5799 16279 5905 16283 6012 16283 6734 16283 7490 16074 8134 15752 8799 15382 9391 14790 9760 14125 9982 13681 10204 13164 10352 12720 L 10426 12276 10426 12129 C 10426 12129 10500 11907 10500 11537 10574 11093 10574 10576 10500 10058 10426 8653 10278 7175 9908 5770 9178 2777 8016 1 7773 1 Z N">
                <draw:equation draw:name="f0" draw:formula="logwidth"/>
                <draw:equation draw:name="f1" draw:formula="logheight"/>
              </draw:enhanced-geometry>
            </draw:custom-shape>
            <draw:custom-shape draw:name="Google Shape;2228;p41" draw:style-name="gr2" draw:text-style-name="P2" draw:layer="layout" svg:width="0.101cm" svg:height="0.05cm" svg:x="0.849cm" svg:y="12.591cm">
              <text:p text:style-name="P20"/>
              <draw:enhanced-geometry draw:mirror-horizontal="true" draw:mirror-vertical="false" drawooo:sub-view-size="8061 4068" draw:text-areas="0 0 ?f0 ?f1" svg:viewBox="0 0 0 0" draw:type="ooxml-non-primitive" draw:enhanced-path="M 7912 1 C 7765 1 7617 297 7469 740 7247 1184 6951 1628 6655 1997 6286 2293 5842 2515 5398 2589 5177 2589 5029 2663 4807 2663 L 4585 2663 C 4437 2663 4289 2737 4141 2737 L 2515 2737 C 1691 2634 868 2495 418 2495 222 2495 97 2521 75 2589 1 2811 1110 3402 2367 3772 2958 3920 3550 4068 4141 4068 L 4955 4068 C 5251 3994 5546 3920 5842 3846 7099 3402 7986 2219 8060 814 8060 371 7986 1 7912 1 Z N">
                <draw:equation draw:name="f0" draw:formula="logwidth"/>
                <draw:equation draw:name="f1" draw:formula="logheight"/>
              </draw:enhanced-geometry>
            </draw:custom-shape>
            <draw:custom-shape draw:name="Google Shape;2229;p41" draw:style-name="gr4" draw:text-style-name="P4" draw:layer="layout" svg:width="0.713cm" svg:height="1.045cm" svg:x="0.785cm" svg:y="11.186cm">
              <text:p text:style-name="P20"/>
              <draw:enhanced-geometry draw:mirror-horizontal="true" draw:mirror-vertical="false" drawooo:sub-view-size="56270 83639" draw:text-areas="0 0 ?f0 ?f1" svg:viewBox="0 0 0 0" draw:type="ooxml-non-primitive" draw:enhanced-path="M 35150 0 C 26177 0 10722 38165 10722 38165 7690 36834 4511 36020 1183 35873 L 1183 35873 C 1479 45929 0 55985 1109 66041 1796 72848 5049 79744 11211 79744 13014 79744 15067 79153 17376 77797 20021 76219 21675 75356 23385 75356 24878 75356 26414 76014 28689 77428 30035 78284 35228 83089 38069 83089 38662 83089 39153 82880 39485 82382 40776 80415 39358 77476 40670 77476 40936 77476 41315 77597 41851 77871 43921 78907 47249 82234 50280 83639 51389 83417 54347 82604 55160 80016 56269 76836 42960 58720 42960 58720 45030 46964 49097 5704 36305 233 35934 76 35549 0 35150 0 Z N">
                <draw:equation draw:name="f0" draw:formula="logwidth"/>
                <draw:equation draw:name="f1" draw:formula="logheight"/>
              </draw:enhanced-geometry>
            </draw:custom-shape>
            <draw:custom-shape draw:name="Google Shape;2230;p41" draw:style-name="gr4" draw:text-style-name="P4" draw:layer="layout" svg:width="0.719cm" svg:height="0.989cm" svg:x="1.575cm" svg:y="11.231cm">
              <text:p text:style-name="P20"/>
              <draw:enhanced-geometry draw:mirror-horizontal="true" draw:mirror-vertical="false" drawooo:sub-view-size="56788 79158" draw:text-areas="0 0 ?f0 ?f1" svg:viewBox="0 0 0 0" draw:type="ooxml-non-primitive" draw:enhanced-path="M 17643 1 C 16639 1 15683 219 14789 686 0 8302 22405 53628 21000 54663 17377 57399 13532 64941 10870 71595 11542 71932 12275 72100 13000 72100 13870 72100 14728 71858 15454 71374 18002 69781 21319 66597 23039 66597 23316 66597 23551 66679 23735 66863 25066 68194 24549 77067 31425 78916 32043 79080 32663 79158 33282 79158 39624 79158 45877 70986 49245 63980 52720 56733 53682 38322 56787 32554 L 56787 32554 C 54125 32850 51611 33368 49097 34255 42841 22146 27772 1 17643 1 Z N">
                <draw:equation draw:name="f0" draw:formula="logwidth"/>
                <draw:equation draw:name="f1" draw:formula="logheight"/>
              </draw:enhanced-geometry>
            </draw:custom-shape>
            <draw:custom-shape draw:name="Google Shape;2231;p41" draw:style-name="gr3" draw:text-style-name="P3" draw:layer="layout" svg:width="0.07cm" svg:height="0.041cm" svg:x="1.81cm" svg:y="11.905cm">
              <text:p text:style-name="P20"/>
              <draw:enhanced-geometry draw:mirror-horizontal="true" draw:mirror-vertical="false" drawooo:sub-view-size="5620 3328" draw:text-areas="0 0 ?f0 ?f1" svg:viewBox="0 0 0 0" draw:type="ooxml-non-primitive" draw:enhanced-path="M 2145 0 C 1923 74 1701 148 1479 296 1035 518 666 888 370 1331 148 1701 0 2219 0 2736 74 3106 222 3328 370 3328 518 3328 740 3106 888 2884 1109 2662 1331 2515 1553 2367 1775 2293 1997 2219 2218 2219 L 2588 2219 C 2588 2219 2662 2145 2884 2071 3180 1997 3475 1923 3845 1923 4092 1898 4338 1898 4563 1898 5012 1898 5373 1898 5472 1701 5620 1479 4954 814 4067 370 3697 148 3254 74 2810 0 Z N">
                <draw:equation draw:name="f0" draw:formula="logwidth"/>
                <draw:equation draw:name="f1" draw:formula="logheight"/>
              </draw:enhanced-geometry>
            </draw:custom-shape>
            <draw:custom-shape draw:name="Google Shape;2232;p41" draw:style-name="gr3" draw:text-style-name="P3" draw:layer="layout" svg:width="0.07cm" svg:height="0.04cm" svg:x="1.281cm" svg:y="11.922cm">
              <text:p text:style-name="P20"/>
              <draw:enhanced-geometry draw:mirror-horizontal="true" draw:mirror-vertical="false" drawooo:sub-view-size="5621 3280" draw:text-areas="0 0 ?f0 ?f1" svg:viewBox="0 0 0 0" draw:type="ooxml-non-primitive" draw:enhanced-path="M 2737 0 C 2219 0 1702 74 1184 296 740 518 371 814 149 1257 1 1627 1 1849 149 1997 192 2019 242 2027 298 2027 433 2027 605 1975 814 1923 971 1871 1165 1818 1370 1818 1454 1818 1541 1827 1628 1849 1849 1849 2071 1923 2293 2071 L 2589 2219 C 2737 2219 2885 2219 2959 2293 3254 2367 3550 2441 3846 2588 4366 2848 4943 3280 5276 3280 5322 3280 5363 3272 5399 3254 5620 3180 5473 2219 4881 1479 4585 1110 4290 740 3920 444 3846 370 3698 296 3550 222 L 3402 148 C 3180 74 2959 0 2737 0 Z N">
                <draw:equation draw:name="f0" draw:formula="logwidth"/>
                <draw:equation draw:name="f1" draw:formula="logheight"/>
              </draw:enhanced-geometry>
            </draw:custom-shape>
            <draw:custom-shape draw:name="Google Shape;2233;p41" draw:style-name="gr9" draw:text-style-name="P9" draw:layer="layout" svg:width="0.471cm" svg:height="0.579cm" svg:x="1.758cm" svg:y="11.299cm">
              <text:p text:style-name="P20"/>
              <draw:enhanced-geometry draw:mirror-horizontal="true" draw:mirror-vertical="false" drawooo:sub-view-size="37193 46368" draw:text-areas="0 0 ?f0 ?f1" svg:viewBox="0 0 0 0" draw:type="ooxml-non-primitive" draw:enhanced-path="M 9865 1 C 9180 1 8550 190 7986 597 0 6439 17007 46367 17007 46367 17155 45184 22404 43188 22404 43188 21369 41487 20556 39638 19964 37790 19734 36993 20068 36708 20665 36708 22174 36708 25362 38529 25362 38529 25362 38529 22700 34906 22478 31949 22422 30904 22757 30514 23289 30514 24864 30514 28172 33945 28172 33945 27211 32244 26619 30248 26619 28251 26578 27552 26916 27267 27493 27267 30030 27267 37193 32762 37193 32762 37193 32762 18864 1 9865 1 Z N">
                <draw:equation draw:name="f0" draw:formula="logwidth"/>
                <draw:equation draw:name="f1" draw:formula="logheight"/>
              </draw:enhanced-geometry>
            </draw:custom-shape>
            <draw:custom-shape draw:name="Google Shape;2234;p41" draw:style-name="gr10" draw:text-style-name="P10" draw:layer="layout" svg:width="0.283cm" svg:height="0.579cm" svg:x="1.945cm" svg:y="11.299cm">
              <text:p text:style-name="P20"/>
              <draw:enhanced-geometry draw:mirror-horizontal="true" draw:mirror-vertical="false" drawooo:sub-view-size="22405 46371" draw:text-areas="0 0 ?f0 ?f1" svg:viewBox="0 0 0 0" draw:type="ooxml-non-primitive" draw:enhanced-path="M 9864 0 C 9179 0 8548 190 7986 600 0 6442 17007 46370 17007 46370 17155 45113 22404 43117 22404 43117 21369 41490 20556 39641 19964 37719 19731 36961 20096 36709 20733 36709 20903 36709 21092 36727 21295 36758 17155 25297 12053 8290 15602 2893 13508 1113 11526 0 9864 0 Z N">
                <draw:equation draw:name="f0" draw:formula="logwidth"/>
                <draw:equation draw:name="f1" draw:formula="logheight"/>
              </draw:enhanced-geometry>
            </draw:custom-shape>
            <draw:custom-shape draw:name="Google Shape;2235;p41" draw:style-name="gr9" draw:text-style-name="P9" draw:layer="layout" svg:width="0.397cm" svg:height="0.585cm" svg:x="0.9cm" svg:y="11.288cm">
              <text:p text:style-name="P20"/>
              <draw:enhanced-geometry draw:mirror-horizontal="true" draw:mirror-vertical="false" drawooo:sub-view-size="31352 46866" draw:text-areas="0 0 ?f0 ?f1" svg:viewBox="0 0 0 0" draw:type="ooxml-non-primitive" draw:enhanced-path="M 21116 0 C 12223 0 1 37475 1 37475 1 37475 6657 29859 8989 29859 9404 29859 9683 30102 9761 30672 10131 32743 9909 34961 9095 36883 9095 36883 12106 32259 13602 32259 14054 32259 14368 32681 14419 33778 14567 36809 12718 40876 12718 40876 12718 40876 15889 38096 17237 38096 17648 38096 17889 38354 17820 39028 17599 41024 17229 42947 16563 44795 16563 44795 22035 45756 22479 46865 22479 46865 31352 4349 22405 282 21985 91 21554 0 21116 0 Z N">
                <draw:equation draw:name="f0" draw:formula="logwidth"/>
                <draw:equation draw:name="f1" draw:formula="logheight"/>
              </draw:enhanced-geometry>
            </draw:custom-shape>
            <draw:custom-shape draw:name="Google Shape;2236;p41" draw:style-name="gr10" draw:text-style-name="P10" draw:layer="layout" svg:width="0.173cm" svg:height="0.585cm" svg:x="0.897cm" svg:y="11.288cm">
              <text:p text:style-name="P20"/>
              <draw:enhanced-geometry draw:mirror-horizontal="true" draw:mirror-vertical="false" drawooo:sub-view-size="13727 46862" draw:text-areas="0 0 ?f0 ?f1" svg:viewBox="0 0 0 0" draw:type="ooxml-non-primitive" draw:enhanced-path="M 3532 0 C 2468 0 1383 543 222 1387 6581 6859 1627 36214 0 45013 1552 45309 4582 46047 4880 46860 L 4880 46860 C 4860 46607 13726 4407 4806 278 4383 88 3959 0 3532 0 Z M 4880 46860 C 4880 46861 4880 46861 4880 46861 L 4880 46861 C 4880 46861 4880 46861 4880 46860 Z N">
                <draw:equation draw:name="f0" draw:formula="logwidth"/>
                <draw:equation draw:name="f1" draw:formula="logheight"/>
              </draw:enhanced-geometry>
            </draw:custom-shape>
            <draw:custom-shape draw:name="Google Shape;2237;p41" draw:style-name="gr2" draw:text-style-name="P2" draw:layer="layout" svg:width="0.137cm" svg:height="0.139cm" svg:x="1.162cm" svg:y="11.656cm">
              <text:p text:style-name="P20"/>
              <draw:enhanced-geometry draw:mirror-horizontal="true" draw:mirror-vertical="false" drawooo:sub-view-size="10871 11166" draw:text-areas="0 0 ?f0 ?f1" svg:viewBox="0 0 0 0" draw:type="ooxml-non-primitive" draw:enhanced-path="M 8504 0 C 8282 74 8134 148 7912 222 7469 370 7099 666 6655 961 5546 1849 4511 2810 3624 3919 1554 6211 1 8873 75 8873 149 8873 518 8282 1258 7394 1997 6507 2958 5324 4068 4289 4955 3254 5990 2292 7099 1479 7469 1257 7838 1035 8208 814 8356 814 8504 740 8652 740 8726 703 8781 684 8837 684 8892 684 8948 703 9022 740 9391 814 9687 1035 9761 1331 10205 2292 9983 3845 9687 5324 9391 6655 9022 7986 8504 9317 8282 9908 8134 10500 7986 11165 8282 10574 8578 10056 8800 9391 9317 8134 9835 6803 10205 5472 10574 3919 10870 2366 10426 1109 10279 814 10057 518 9835 370 9613 148 9391 74 9169 0 Z N">
                <draw:equation draw:name="f0" draw:formula="logwidth"/>
                <draw:equation draw:name="f1" draw:formula="logheight"/>
              </draw:enhanced-geometry>
            </draw:custom-shape>
            <draw:custom-shape draw:name="Google Shape;2238;p41" draw:style-name="gr2" draw:text-style-name="P2" draw:layer="layout" svg:width="0.075cm" svg:height="0.133cm" svg:x="1.109cm" svg:y="11.689cm">
              <text:p text:style-name="P20"/>
              <draw:enhanced-geometry draw:mirror-horizontal="true" draw:mirror-vertical="false" drawooo:sub-view-size="5990 10741" draw:text-areas="0 0 ?f0 ?f1" svg:viewBox="0 0 0 0" draw:type="ooxml-non-primitive" draw:enhanced-path="M 4911 1 C 4854 1 4794 7 4733 19 4437 93 4141 167 3845 389 3402 685 2958 1054 2588 1498 1553 2681 666 3938 0 5269 2 5270 4 5271 6 5271 126 5271 1436 3463 2958 1868 3328 1498 3771 1202 4215 906 4363 759 4585 685 4733 685 4881 685 4955 759 5028 832 5176 1054 5250 1350 5250 1646 L 5250 2016 5250 2385 C 5250 2681 5250 3051 5250 3347 5102 4382 4955 5417 4659 6378 4289 7487 3993 8522 3698 9336 3550 9779 3402 10297 3402 10741 3624 10371 3771 9927 3919 9484 4289 8670 4733 7635 5102 6526 5472 5565 5768 4530 5916 3494 5990 3125 5990 2755 5990 2385 L 5990 2016 5990 1572 C 5990 1202 5842 759 5620 463 5435 155 5199 1 4911 1 Z N">
                <draw:equation draw:name="f0" draw:formula="logwidth"/>
                <draw:equation draw:name="f1" draw:formula="logheight"/>
              </draw:enhanced-geometry>
            </draw:custom-shape>
            <draw:custom-shape draw:name="Google Shape;2239;p41" draw:style-name="gr2" draw:text-style-name="P2" draw:layer="layout" svg:width="0.127cm" svg:height="0.144cm" svg:x="1.005cm" svg:y="11.759cm">
              <text:p text:style-name="P20"/>
              <draw:enhanced-geometry draw:mirror-horizontal="true" draw:mirror-vertical="false" drawooo:sub-view-size="10131 11591" draw:text-areas="0 0 ?f0 ?f1" svg:viewBox="0 0 0 0" draw:type="ooxml-non-primitive" draw:enhanced-path="M 4070 1 C 3899 1 3724 42 3549 130 3180 278 2884 425 2514 647 1997 1017 1553 1461 1109 1904 592 2348 222 2865 0 3531 370 3013 814 2570 1257 2126 1775 1756 2292 1313 2810 1017 3106 869 3402 721 3697 573 3820 543 3942 525 4060 525 4225 525 4381 561 4511 647 4806 1091 4880 1608 4732 2126 4659 2644 4585 3161 4437 3679 4215 4566 3993 5084 3993 5084 3993 5084 3919 5306 3771 5749 L 3549 6489 3475 6784 C 3402 6858 3402 6858 3328 7006 L 2958 7967 4659 7967 C 5102 7967 5546 8041 5989 8189 6877 8337 7690 8707 8430 9224 8947 9594 9465 10186 9760 10777 9982 11221 10056 11591 10130 11591 10130 11591 10130 11517 10056 11369 10056 11147 9982 10999 9908 10777 9686 10038 9243 9446 8651 9003 7912 8411 7025 7967 6137 7672 5694 7598 5176 7450 4732 7376 4511 7302 4215 7302 4067 7302 L 3919 7302 C 3993 7302 3993 7302 3993 7228 4067 7080 4141 6932 4215 6784 L 4511 6045 4732 5379 C 4732 5379 4880 4788 5102 3901 5250 3309 5324 2792 5398 2274 5398 1904 5398 1608 5398 1239 5324 869 5102 499 4806 278 4583 98 4332 1 4070 1 Z N">
                <draw:equation draw:name="f0" draw:formula="logwidth"/>
                <draw:equation draw:name="f1" draw:formula="logheight"/>
              </draw:enhanced-geometry>
            </draw:custom-shape>
            <draw:custom-shape draw:name="Google Shape;2240;p41" draw:style-name="gr2" draw:text-style-name="P2" draw:layer="layout" svg:width="0.147cm" svg:height="0.135cm" svg:x="1.75cm" svg:y="11.636cm">
              <text:p text:style-name="P20"/>
              <draw:enhanced-geometry draw:mirror-horizontal="true" draw:mirror-vertical="false" drawooo:sub-view-size="11684 10870" draw:text-areas="0 0 ?f0 ?f1" svg:viewBox="0 0 0 0" draw:type="ooxml-non-primitive" draw:enhanced-path="M 1849 1 C 1701 1 1479 1 1331 74 1110 148 888 296 740 518 518 740 370 1036 296 1331 0 2662 592 4215 1184 5620 1701 6877 2367 8134 3106 9317 3402 9835 3771 10426 4215 10870 3993 10278 3697 9687 3402 9169 2736 7912 2145 6655 1627 5398 1110 3993 740 2441 962 1479 1036 1110 1257 814 1627 740 1664 703 1720 684 1784 684 1849 684 1923 703 1997 740 2145 740 2293 740 2440 814 2810 888 3254 1036 3624 1258 4881 1923 5990 2662 7099 3476 8282 4437 9465 5398 10278 6212 11092 6951 11609 7543 11683 7543 11683 7543 9835 5102 7395 3106 6359 2219 5176 1331 3919 666 3550 444 3106 222 2588 74 2440 1 2219 1 1997 1 Z N">
                <draw:equation draw:name="f0" draw:formula="logwidth"/>
                <draw:equation draw:name="f1" draw:formula="logheight"/>
              </draw:enhanced-geometry>
            </draw:custom-shape>
            <draw:custom-shape draw:name="Google Shape;2241;p41" draw:style-name="gr2" draw:text-style-name="P2" draw:layer="layout" svg:width="0.082cm" svg:height="0.128cm" svg:x="1.868cm" svg:y="11.679cm">
              <text:p text:style-name="P20"/>
              <draw:enhanced-geometry draw:mirror-horizontal="true" draw:mirror-vertical="false" drawooo:sub-view-size="6508 10279" draw:text-areas="0 0 ?f0 ?f1" svg:viewBox="0 0 0 0" draw:type="ooxml-non-primitive" draw:enhanced-path="M 1036 1 C 666 1 370 223 222 518 75 888 1 1332 1 1701 L 1 2145 C 1 2145 1 2293 148 2515 148 2884 222 3180 370 3550 666 4511 1110 5472 1627 6434 2145 7395 2810 8430 3254 9096 3402 9539 3698 9909 3993 10279 3919 9835 3698 9391 3476 9022 3106 8208 2589 7173 2145 6212 1701 5251 1332 4289 1036 3328 962 3032 888 2663 888 2367 888 2145 814 1997 814 1997 L 814 1627 C 740 1332 814 1036 888 814 888 666 1036 592 1110 592 1332 592 1553 592 1701 740 2219 962 2662 1184 3106 1554 4842 2855 6365 4440 6500 4440 6503 4440 6506 4439 6507 4437 5694 3180 4585 2071 3402 1110 2958 740 2515 444 1997 223 1701 75 1332 1 1036 1 Z N">
                <draw:equation draw:name="f0" draw:formula="logwidth"/>
                <draw:equation draw:name="f1" draw:formula="logheight"/>
              </draw:enhanced-geometry>
            </draw:custom-shape>
            <draw:custom-shape draw:name="Google Shape;2242;p41" draw:style-name="gr2" draw:text-style-name="P2" draw:layer="layout" svg:width="0.112cm" svg:height="0.154cm" svg:x="1.912cm" svg:y="11.753cm">
              <text:p text:style-name="P20"/>
              <draw:enhanced-geometry draw:mirror-horizontal="true" draw:mirror-vertical="false" drawooo:sub-view-size="8874 12375" draw:text-areas="0 0 ?f0 ?f1" svg:viewBox="0 0 0 0" draw:type="ooxml-non-primitive" draw:enhanced-path="M 4508 0 C 4167 0 3836 109 3549 396 3254 692 3180 1061 3180 1431 3180 1801 3180 2096 3254 2392 3402 2910 3549 3427 3771 3945 4141 4906 4363 5350 4363 5350 L 4732 6015 5176 6755 5398 7124 5472 7198 5324 7198 C 5250 7198 4880 7346 4732 7420 4215 7494 3771 7716 3328 7864 2514 8234 1701 8825 1035 9491 518 10082 222 10748 74 11487 0 11709 0 11931 0 12152 74 12300 74 12374 148 12374 222 12079 296 11783 370 11487 592 10822 961 10230 1479 9786 2145 9195 2884 8677 3697 8381 4141 8234 4511 8086 4954 7938 5176 7864 5398 7864 5620 7864 L 6655 7642 6137 6829 C 6063 6681 6063 6607 5989 6533 L 5842 6311 5472 5646 5176 4980 C 5176 4980 4880 4463 4511 3649 4363 3206 4141 2688 3993 2170 3771 1727 3771 1135 3993 692 4136 548 4310 467 4475 467 4566 467 4654 491 4732 544 5102 544 5398 692 5694 766 6285 1061 6803 1357 7320 1727 7838 2096 8356 2466 8799 2910 8873 2910 8430 2170 7542 1505 7025 1061 6433 692 5842 396 5546 248 5176 100 4806 26 4707 9 4607 0 4508 0 Z N">
                <draw:equation draw:name="f0" draw:formula="logwidth"/>
                <draw:equation draw:name="f1" draw:formula="logheight"/>
              </draw:enhanced-geometry>
            </draw:custom-shape>
            <draw:custom-shape draw:name="Google Shape;2243;p41" draw:style-name="gr23" draw:text-style-name="P26" draw:layer="layout" svg:width="0.001cm" svg:height="0.006cm" svg:x="1.198cm" svg:y="11.788cm">
              <text:p text:style-name="P20"/>
              <draw:enhanced-geometry draw:mirror-horizontal="true" draw:mirror-vertical="false" drawooo:sub-view-size="75 593" draw:text-areas="0 0 ?f0 ?f1" svg:viewBox="0 0 0 0" draw:type="ooxml-non-primitive" draw:enhanced-path="M 74 1 L 74 1 C 0 223 0 371 0 592 0 371 74 223 74 1 Z N">
                <draw:equation draw:name="f0" draw:formula="logwidth"/>
                <draw:equation draw:name="f1" draw:formula="logheight"/>
              </draw:enhanced-geometry>
            </draw:custom-shape>
            <draw:custom-shape draw:name="Google Shape;2244;p41" draw:style-name="gr8" draw:text-style-name="P8" draw:layer="layout" svg:width="0.081cm" svg:height="0.121cm" svg:x="1.775cm" svg:y="12.015cm">
              <text:p text:style-name="P20"/>
              <draw:enhanced-geometry draw:mirror-horizontal="true" draw:mirror-vertical="false" drawooo:sub-view-size="6434 9761" draw:text-areas="0 0 ?f0 ?f1" svg:viewBox="0 0 0 0" draw:type="ooxml-non-primitive" draw:enhanced-path="M 3180 1 C 1406 1 1 2515 1 5546 1 6212 75 6803 223 7395 2145 7395 4068 8282 5251 9761 6064 8504 6434 7025 6434 5546 6434 2441 4955 1 3180 1 Z N">
                <draw:equation draw:name="f0" draw:formula="logwidth"/>
                <draw:equation draw:name="f1" draw:formula="logheight"/>
              </draw:enhanced-geometry>
            </draw:custom-shape>
            <draw:custom-shape draw:name="Google Shape;2245;p41" draw:style-name="gr7" draw:text-style-name="P7" draw:layer="layout" svg:width="0.026cm" svg:height="0.051cm" svg:x="1.789cm" svg:y="12.052cm">
              <text:p text:style-name="P20"/>
              <draw:enhanced-geometry draw:mirror-horizontal="true" draw:mirror-vertical="false" drawooo:sub-view-size="2145 4141" draw:text-areas="0 0 ?f0 ?f1" svg:viewBox="0 0 0 0" draw:type="ooxml-non-primitive" draw:enhanced-path="M 1109 0 C 518 0 0 961 0 2071 0 3180 518 4141 1109 4141 1627 4141 2144 3180 2144 2071 2144 961 1701 0 1109 0 Z N">
                <draw:equation draw:name="f0" draw:formula="logwidth"/>
                <draw:equation draw:name="f1" draw:formula="logheight"/>
              </draw:enhanced-geometry>
            </draw:custom-shape>
            <draw:custom-shape draw:name="Google Shape;2246;p41" draw:style-name="gr8" draw:text-style-name="P8" draw:layer="layout" svg:width="0.081cm" svg:height="0.118cm" svg:x="1.3cm" svg:y="12.015cm">
              <text:p text:style-name="P20"/>
              <draw:enhanced-geometry draw:mirror-horizontal="true" draw:mirror-vertical="false" drawooo:sub-view-size="6434 9539" draw:text-areas="0 0 ?f0 ?f1" svg:viewBox="0 0 0 0" draw:type="ooxml-non-primitive" draw:enhanced-path="M 3180 1 C 1406 1 1 2515 1 5546 1 6951 297 8282 962 9539 1036 9391 1110 9317 1184 9243 2589 7912 4363 7173 6286 7173 6360 6655 6360 6064 6434 5546 6434 2441 4955 1 3180 1 Z N">
                <draw:equation draw:name="f0" draw:formula="logwidth"/>
                <draw:equation draw:name="f1" draw:formula="logheight"/>
              </draw:enhanced-geometry>
            </draw:custom-shape>
            <draw:custom-shape draw:name="Google Shape;2247;p41" draw:style-name="gr7" draw:text-style-name="P7" draw:layer="layout" svg:width="0.026cm" svg:height="0.051cm" svg:x="1.314cm" svg:y="12.043cm">
              <text:p text:style-name="P20"/>
              <draw:enhanced-geometry draw:mirror-horizontal="true" draw:mirror-vertical="false" drawooo:sub-view-size="2145 4142" draw:text-areas="0 0 ?f0 ?f1" svg:viewBox="0 0 0 0" draw:type="ooxml-non-primitive" draw:enhanced-path="M 1035 1 C 444 1 0 962 0 2071 0 3180 444 4141 1035 4141 1627 4141 2145 3180 2145 2071 2145 962 1627 1 1035 1 Z N">
                <draw:equation draw:name="f0" draw:formula="logwidth"/>
                <draw:equation draw:name="f1" draw:formula="logheight"/>
              </draw:enhanced-geometry>
            </draw:custom-shape>
            <draw:custom-shape draw:name="Google Shape;2248;p41" draw:style-name="gr24" draw:text-style-name="P27" draw:layer="layout" svg:width="0.039cm" svg:height="0.019cm" svg:x="1.805cm" svg:y="12.248cm">
              <text:p text:style-name="P20"/>
              <draw:enhanced-geometry draw:mirror-horizontal="true" draw:mirror-vertical="false" drawooo:sub-view-size="3180 1628" draw:text-areas="0 0 ?f0 ?f1" svg:viewBox="0 0 0 0" draw:type="ooxml-non-primitive" draw:enhanced-path="M 1479 1 C 1331 1 1183 1 1109 75 813 149 592 297 370 518 148 740 74 962 0 1258 0 1480 148 1627 222 1627 518 1554 739 1480 961 1406 L 1331 1406 C 1405 1406 1479 1406 1479 1480 L 1701 1406 2144 1406 C 2514 1406 2958 1406 3106 1258 3180 1036 2884 666 2514 370 2292 223 2070 149 1849 75 L 1479 1 Z N">
                <draw:equation draw:name="f0" draw:formula="logwidth"/>
                <draw:equation draw:name="f1" draw:formula="logheight"/>
              </draw:enhanced-geometry>
            </draw:custom-shape>
            <draw:custom-shape draw:name="Google Shape;2249;p41" draw:style-name="gr7" draw:text-style-name="P7" draw:layer="layout" svg:width="0.514cm" svg:height="0.212cm" svg:x="1.313cm" svg:y="12.23cm">
              <text:p text:style-name="P20"/>
              <draw:enhanced-geometry draw:mirror-horizontal="true" draw:mirror-vertical="false" drawooo:sub-view-size="40595 17008" draw:text-areas="0 0 ?f0 ?f1" svg:viewBox="0 0 0 0" draw:type="ooxml-non-primitive" draw:enhanced-path="M 38968 1 C 38228 149 37933 592 38080 740 38154 888 38672 888 38894 1110 38968 1110 39042 1184 39116 1332 38968 1406 38746 1480 38598 1554 37711 2145 36897 2885 36306 3698 35345 4881 34605 6138 33940 7469 33200 8948 32313 10353 31352 11684 30317 12867 29060 13902 27655 14641 26398 15233 25067 15603 23662 15603 22701 15529 21740 15381 20778 15085 L 19595 14789 C 19595 14789 19152 14715 18412 14567 17599 14419 16712 14346 15824 14346 15824 14198 15972 13976 15972 13754 16046 13162 16046 12571 16046 12571 16046 12571 15972 12053 15750 11462 15528 10870 15455 10353 15233 10353 15220 10348 15207 10346 15195 10346 14986 10346 14781 10908 14641 11536 14493 12127 14567 12719 14567 12719 14567 12719 14715 13310 14937 13902 14937 14050 15011 14198 15085 14346 14715 14419 14419 14419 14124 14493 13680 14493 13310 14567 12941 14641 12201 14789 11462 15011 10722 15085 10334 15140 9941 15168 9547 15168 8365 15168 7173 14919 6064 14419 4733 13680 3624 12497 2959 11018 2293 9761 1775 8430 1406 7099 1036 5916 740 4881 445 4142 371 3772 223 3402 1 3032 L 1 3032 C 1 3476 75 3846 149 4216 297 4955 518 5990 814 7247 1110 8726 1554 10131 2219 11462 2811 13089 4068 14493 5620 15455 6840 16094 8243 16413 9685 16413 10078 16413 10474 16389 10870 16342 11684 16268 12497 16046 13162 15972 13532 15898 13828 15824 14198 15824 L 15159 15824 C 16120 15824 17081 15898 18116 16120 18856 16268 19226 16342 19226 16342 L 20409 16638 C 21444 16860 22553 17007 23662 17007 25215 17007 26768 16564 28172 15824 29725 14937 31130 13754 32165 12349 33200 10944 34014 9465 34679 7913 35271 6582 35936 5325 36750 4068 37341 3106 38228 2219 39190 1480 L 39264 1554 C 39411 1702 39485 1849 39559 1997 39781 2293 39929 2737 40151 2737 40165 2741 40179 2744 40194 2744 40400 2744 40594 2255 40594 1702 40594 1480 40594 1184 40521 888 40447 814 40447 740 40373 666 L 40299 518 C 40225 445 40077 297 39929 223 39633 75 39337 1 38968 1 Z N">
                <draw:equation draw:name="f0" draw:formula="logwidth"/>
                <draw:equation draw:name="f1" draw:formula="logheight"/>
              </draw:enhanced-geometry>
            </draw:custom-shape>
            <draw:custom-shape draw:name="Google Shape;2250;p41" draw:style-name="gr7" draw:text-style-name="P7" draw:layer="layout" svg:width="0.288cm" svg:height="0.139cm" svg:x="1.51cm" svg:y="12.228cm">
              <text:p text:style-name="P20"/>
              <draw:enhanced-geometry draw:mirror-horizontal="true" draw:mirror-vertical="false" drawooo:sub-view-size="22804 11201" draw:text-areas="0 0 ?f0 ?f1" svg:viewBox="0 0 0 0" draw:type="ooxml-non-primitive" draw:enhanced-path="M 12203 1 C 6127 1 0 2777 6782 8139 8482 9396 10405 10431 12401 11096 12610 11149 12819 11201 13029 11201 13115 11201 13202 11192 13288 11170 14545 11096 16098 9543 16985 8730 17873 8065 18612 7325 19352 6512 22803 2128 17522 1 12203 1 Z N">
                <draw:equation draw:name="f0" draw:formula="logwidth"/>
                <draw:equation draw:name="f1" draw:formula="logheight"/>
              </draw:enhanced-geometry>
            </draw:custom-shape>
            <draw:custom-shape draw:name="Google Shape;2251;p41" draw:style-name="gr7" draw:text-style-name="P7" draw:layer="layout" svg:width="0.175cm" svg:height="0.056cm" svg:x="1.554cm" svg:y="12.235cm">
              <text:p text:style-name="P20"/>
              <draw:enhanced-geometry draw:mirror-horizontal="true" draw:mirror-vertical="false" drawooo:sub-view-size="13902 4574" draw:text-areas="0 0 ?f0 ?f1" svg:viewBox="0 0 0 0" draw:type="ooxml-non-primitive" draw:enhanced-path="M 7231 1 C 3801 1 320 1027 1 3021 1258 3982 3698 4574 6656 4574 10353 4574 13310 3613 13902 2282 13050 749 10160 1 7231 1 Z N">
                <draw:equation draw:name="f0" draw:formula="logwidth"/>
                <draw:equation draw:name="f1" draw:formula="logheight"/>
              </draw:enhanced-geometry>
            </draw:custom-shape>
            <draw:custom-shape draw:name="Google Shape;2252;p41" draw:style-name="gr7" draw:text-style-name="P7" draw:layer="layout" svg:width="0.211cm" svg:height="0.103cm" svg:x="1.534cm" svg:y="12.264cm">
              <text:p text:style-name="P20"/>
              <draw:enhanced-geometry draw:mirror-horizontal="true" draw:mirror-vertical="false" drawooo:sub-view-size="16712 8313" draw:text-areas="0 0 ?f0 ?f1" svg:viewBox="0 0 0 0" draw:type="ooxml-non-primitive" draw:enhanced-path="M 16268 1 L 16268 1 C 15455 1849 13532 4215 8874 4437 8487 4472 8102 4490 7720 4490 4890 4490 2216 3534 1 1775 L 1 1775 C 518 3180 1554 4437 2811 5251 4511 6508 6434 7543 8430 8208 8639 8261 8848 8313 9058 8313 9144 8313 9231 8304 9317 8282 10574 8208 12127 6655 13088 5842 13902 5177 14641 4437 15381 3624 16564 2145 16712 962 16268 1 Z N">
                <draw:equation draw:name="f0" draw:formula="logwidth"/>
                <draw:equation draw:name="f1" draw:formula="logheight"/>
              </draw:enhanced-geometry>
            </draw:custom-shape>
            <draw:custom-shape draw:name="Google Shape;2253;p41" draw:style-name="gr7" draw:text-style-name="P7" draw:layer="layout" svg:width="0.055cm" svg:height="0.027cm" svg:x="1.597cm" svg:y="12.25cm">
              <text:p text:style-name="P20"/>
              <draw:enhanced-geometry draw:mirror-horizontal="true" draw:mirror-vertical="false" drawooo:sub-view-size="4437 2219" draw:text-areas="0 0 ?f0 ?f1" svg:viewBox="0 0 0 0" draw:type="ooxml-non-primitive" draw:enhanced-path="M 2218 1 C 961 1 0 444 0 1110 0 1701 961 2219 2218 2219 3475 2219 4436 1701 4436 1110 4436 444 3475 1 2218 1 Z N">
                <draw:equation draw:name="f0" draw:formula="logwidth"/>
                <draw:equation draw:name="f1" draw:formula="logheight"/>
              </draw:enhanced-geometry>
            </draw:custom-shape>
            <draw:custom-shape draw:name="Google Shape;2254;p41" draw:style-name="gr6" draw:text-style-name="P6" draw:layer="layout" svg:width="0.023cm" svg:height="0.02cm" svg:x="1.528cm" svg:y="12.353cm">
              <text:p text:style-name="P20"/>
              <draw:enhanced-geometry draw:mirror-horizontal="true" draw:mirror-vertical="false" drawooo:sub-view-size="1924 1647" draw:text-areas="0 0 ?f0 ?f1" svg:viewBox="0 0 0 0" draw:type="ooxml-non-primitive" draw:enhanced-path="M 1110 0 C 370 0 1 887 592 1405 759 1572 956 1646 1147 1646 1549 1646 1923 1315 1923 813 1923 370 1553 0 1110 0 Z N">
                <draw:equation draw:name="f0" draw:formula="logwidth"/>
                <draw:equation draw:name="f1" draw:formula="logheight"/>
              </draw:enhanced-geometry>
            </draw:custom-shape>
            <draw:custom-shape draw:name="Google Shape;2255;p41" draw:style-name="gr6" draw:text-style-name="P6" draw:layer="layout" svg:width="0.007cm" svg:height="0.006cm" svg:x="1.493cm" svg:y="12.336cm">
              <text:p text:style-name="P20"/>
              <draw:enhanced-geometry draw:mirror-horizontal="true" draw:mirror-vertical="false" drawooo:sub-view-size="666 556" draw:text-areas="0 0 ?f0 ?f1" svg:viewBox="0 0 0 0" draw:type="ooxml-non-primitive" draw:enhanced-path="M 333 1 C 167 1 0 93 0 278 0 463 148 555 305 555 463 555 629 463 666 278 666 93 500 1 333 1 Z N">
                <draw:equation draw:name="f0" draw:formula="logwidth"/>
                <draw:equation draw:name="f1" draw:formula="logheight"/>
              </draw:enhanced-geometry>
            </draw:custom-shape>
            <draw:custom-shape draw:name="Google Shape;2256;p41" draw:style-name="gr6" draw:text-style-name="P6" draw:layer="layout" svg:width="0.009cm" svg:height="0.009cm" svg:x="1.487cm" svg:y="12.376cm">
              <text:p text:style-name="P20"/>
              <draw:enhanced-geometry draw:mirror-horizontal="true" draw:mirror-vertical="false" drawooo:sub-view-size="814 833" draw:text-areas="0 0 ?f0 ?f1" svg:viewBox="0 0 0 0" draw:type="ooxml-non-primitive" draw:enhanced-path="M 407 1 C 203 1 0 149 0 444 0 703 203 833 407 833 610 833 814 703 814 444 814 149 610 1 407 1 Z N">
                <draw:equation draw:name="f0" draw:formula="logwidth"/>
                <draw:equation draw:name="f1" draw:formula="logheight"/>
              </draw:enhanced-geometry>
            </draw:custom-shape>
            <draw:custom-shape draw:name="Google Shape;2257;p41" draw:style-name="gr6" draw:text-style-name="P6" draw:layer="layout" svg:width="0.018cm" svg:height="0.015cm" svg:x="1.743cm" svg:y="12.365cm">
              <text:p text:style-name="P20"/>
              <draw:enhanced-geometry draw:mirror-horizontal="true" draw:mirror-vertical="false" drawooo:sub-view-size="1480 1275" draw:text-areas="0 0 ?f0 ?f1" svg:viewBox="0 0 0 0" draw:type="ooxml-non-primitive" draw:enhanced-path="M 814 0 C 296 0 1 666 370 1109 508 1224 667 1275 820 1275 1162 1275 1480 1023 1480 666 1406 296 1184 0 814 0 Z N">
                <draw:equation draw:name="f0" draw:formula="logwidth"/>
                <draw:equation draw:name="f1" draw:formula="logheight"/>
              </draw:enhanced-geometry>
            </draw:custom-shape>
            <draw:custom-shape draw:name="Google Shape;2258;p41" draw:style-name="gr6" draw:text-style-name="P6" draw:layer="layout" svg:width="0.015cm" svg:height="0.014cm" svg:x="1.715cm" svg:y="12.346cm">
              <text:p text:style-name="P20"/>
              <draw:enhanced-geometry draw:mirror-horizontal="true" draw:mirror-vertical="false" drawooo:sub-view-size="1258 1184" draw:text-areas="0 0 ?f0 ?f1" svg:viewBox="0 0 0 0" draw:type="ooxml-non-primitive" draw:enhanced-path="M 666 1 C 297 1 1 222 1 592 1 888 297 1184 666 1184 962 1184 1258 888 1258 592 1258 222 962 1 666 1 Z N">
                <draw:equation draw:name="f0" draw:formula="logwidth"/>
                <draw:equation draw:name="f1" draw:formula="logheight"/>
              </draw:enhanced-geometry>
            </draw:custom-shape>
            <draw:custom-shape draw:name="Google Shape;2259;p41" draw:style-name="gr6" draw:text-style-name="P6" draw:layer="layout" svg:width="0.008cm" svg:height="0.005cm" svg:x="1.697cm" svg:y="12.386cm">
              <text:p text:style-name="P20"/>
              <draw:enhanced-geometry draw:mirror-horizontal="true" draw:mirror-vertical="false" drawooo:sub-view-size="689 469" draw:text-areas="0 0 ?f0 ?f1" svg:viewBox="0 0 0 0" draw:type="ooxml-non-primitive" draw:enhanced-path="M 393 0 C 0 0 374 468 577 468 641 468 689 421 689 296 689 148 541 0 393 0 Z N">
                <draw:equation draw:name="f0" draw:formula="logwidth"/>
                <draw:equation draw:name="f1" draw:formula="logheight"/>
              </draw:enhanced-geometry>
            </draw:custom-shape>
            <draw:custom-shape draw:name="Google Shape;2260;p41" draw:style-name="gr7" draw:text-style-name="P7" draw:layer="layout" svg:width="0.204cm" svg:height="0.097cm" svg:x="1.547cm" svg:y="12.46cm">
              <text:p text:style-name="P20"/>
              <draw:enhanced-geometry draw:mirror-horizontal="true" draw:mirror-vertical="false" drawooo:sub-view-size="16194 7843" draw:text-areas="0 0 ?f0 ?f1" svg:viewBox="0 0 0 0" draw:type="ooxml-non-primitive" draw:enhanced-path="M 222 0 L 222 0 C 0 1036 148 2145 740 3032 1331 3993 1997 4880 2884 5620 4584 7037 6759 7843 9020 7843 9119 7843 9218 7841 9317 7838 11017 7764 12718 7394 14345 6729 14788 6507 15232 6285 15676 6064 L 16193 5768 16193 5768 C 14284 6346 12285 6653 10266 6653 9704 6653 9141 6629 8577 6581 6655 6433 4806 5620 3254 4363 2144 3550 1257 2514 592 1405 444 1036 370 740 296 370 222 148 222 0 222 0 Z N">
                <draw:equation draw:name="f0" draw:formula="logwidth"/>
                <draw:equation draw:name="f1" draw:formula="logheight"/>
              </draw:enhanced-geometry>
            </draw:custom-shape>
          </draw:g>
          <draw:custom-shape draw:name="Google Shape;2261;p41" draw:style-name="gr1" draw:text-style-name="P1" draw:layer="layout" svg:width="1.392cm" svg:height="0.183cm" draw:transform="rotate (0.000174532925199433) translate (2.362cm 13.611cm)">
            <text:p text:style-name="P20"/>
            <draw:enhanced-geometry draw:mirror-horizontal="false" draw:mirror-vertical="false" drawooo:sub-view-size="85285 5648" draw:text-areas="0 0 ?f0 ?f1" svg:viewBox="0 0 0 0" draw:type="ooxml-non-primitive" draw:enhanced-path="M 42648 0 C 19096 0 0 1260 0 2818 0 4376 19096 5648 42648 5648 66200 5648 85284 4376 85284 2818 85284 1260 66200 0 42648 0 Z N">
              <draw:equation draw:name="f0" draw:formula="logwidth"/>
              <draw:equation draw:name="f1" draw:formula="logheight"/>
            </draw:enhanced-geometry>
          </draw:custom-shape>
          <draw:g draw:name="Google Shape;2262;p41">
            <draw:custom-shape draw:name="Google Shape;2263;p41" draw:style-name="gr9" draw:text-style-name="P9" draw:layer="layout" svg:width="1.293cm" svg:height="0.536cm" svg:x="2.334cm" svg:y="13.252cm">
              <text:p text:style-name="P20"/>
              <draw:enhanced-geometry draw:mirror-horizontal="true" draw:mirror-vertical="false" drawooo:sub-view-size="44208 18614" draw:text-areas="0 0 ?f0 ?f1" svg:viewBox="0 0 0 0" draw:type="ooxml-non-primitive" draw:enhanced-path="M 22086 0 C 11562 0 3043 1361 3043 3473 2972 3616 2900 3759 2900 3902 2828 4045 2757 4188 2757 4367 2685 4511 2649 4654 2649 4797 2542 4940 2506 5083 2506 5262 2435 5549 2327 5871 2256 6193 2148 6479 2077 6801 1969 7124 1898 7231 1862 7410 1862 7553 1755 7696 1719 7839 1719 8018 1647 8126 1576 8305 1576 8448 1504 8591 1468 8734 1432 8913 1361 9021 1325 9200 1325 9343 1253 9486 1182 9629 1182 9808 1110 9916 1075 10095 1039 10238 967 10381 931 10524 931 10703 860 10810 788 10989 788 11133 717 11276 681 11419 645 11598 573 11705 538 11884 538 12027 430 12171 394 12314 394 12493 323 12600 287 12779 251 12922 180 13244 72 13567 1 13925 1 16502 9880 18614 22086 18614 34292 18614 44207 16788 44207 14211 44207 14032 44136 13853 44064 13710 44064 13567 43992 13388 43921 13280 43921 13101 43885 12958 43814 12815 43778 12672 43742 12493 43670 12385 43635 12206 43599 12063 43527 11920 43527 11777 43456 11598 43384 11491 43384 11312 43348 11168 43277 11025 43241 10882 43205 10703 43133 10596 43133 10417 43062 10274 42990 10130 42990 9987 42954 9808 42883 9701 42847 9522 42811 9379 42740 9235 42740 9092 42668 8913 42596 8806 42596 8627 42561 8484 42489 8341 42453 8197 42418 8018 42346 7911 42346 7732 42274 7589 42203 7446 42131 7124 42024 6837 41952 6515 41952 6372 41881 6193 41809 6086 41809 5907 41773 5763 41666 5620 41666 5477 41630 5298 41558 5191 41558 5012 41487 4869 41415 4725 41415 4582 41344 4403 41272 4296 41272 4117 41236 3974 41129 3830 41129 1719 32610 0 22086 0 Z N">
                <draw:equation draw:name="f0" draw:formula="logwidth"/>
                <draw:equation draw:name="f1" draw:formula="logheight"/>
              </draw:enhanced-geometry>
            </draw:custom-shape>
            <draw:custom-shape draw:name="Google Shape;2264;p41" draw:style-name="gr10" draw:text-style-name="P10" draw:layer="layout" svg:width="1.115cm" svg:height="0.22cm" svg:x="2.423cm" svg:y="13.241cm">
              <text:p text:style-name="P20"/>
              <draw:enhanced-geometry draw:mirror-horizontal="true" draw:mirror-vertical="false" drawooo:sub-view-size="38122 7661" draw:text-areas="0 0 ?f0 ?f1" svg:viewBox="0 0 0 0" draw:type="ooxml-non-primitive" draw:enhanced-path="M 19043 1 C 8519 1 0 1719 0 3831 0 5942 8519 7661 19043 7661 29567 7661 38122 5942 38122 3831 38122 1719 29567 1 19043 1 Z N">
                <draw:equation draw:name="f0" draw:formula="logwidth"/>
                <draw:equation draw:name="f1" draw:formula="logheight"/>
              </draw:enhanced-geometry>
            </draw:custom-shape>
            <draw:custom-shape draw:name="Google Shape;2265;p41" draw:style-name="gr14" draw:text-style-name="P17" draw:layer="layout" svg:width="1.115cm" svg:height="0.22cm" svg:x="2.423cm" svg:y="13.241cm">
              <text:p text:style-name="P20"/>
              <draw:enhanced-geometry draw:mirror-horizontal="true" draw:mirror-vertical="false" drawooo:sub-view-size="38122 7661" draw:text-areas="0 0 ?f0 ?f1" svg:viewBox="0 0 0 0" draw:type="ooxml-non-primitive" draw:enhanced-path="M 19043 1 C 8519 1 0 1719 0 3831 0 5942 8519 7661 19043 7661 29567 7661 38122 5942 38122 3831 38122 1719 29567 1 19043 1 Z N">
                <draw:equation draw:name="f0" draw:formula="logwidth"/>
                <draw:equation draw:name="f1" draw:formula="logheight"/>
              </draw:enhanced-geometry>
            </draw:custom-shape>
            <draw:custom-shape draw:name="Google Shape;2266;p41" draw:style-name="gr14" draw:text-style-name="P17" draw:layer="layout" svg:width="1.013cm" svg:height="0.16cm" svg:x="2.525cm" svg:y="13.241cm">
              <text:p text:style-name="P20"/>
              <draw:enhanced-geometry draw:mirror-horizontal="true" draw:mirror-vertical="false" drawooo:sub-view-size="34650 5585" draw:text-areas="0 0 ?f0 ?f1" svg:viewBox="0 0 0 0" draw:type="ooxml-non-primitive" draw:enhanced-path="M 19043 1 C 8519 1 0 1719 0 3831 0 3866 0 3902 0 3938 3437 4940 9164 5584 15607 5584 26130 5584 34650 3866 34650 1754 34650 1719 34650 1683 34650 1611 31213 645 25522 1 19043 1 Z N">
                <draw:equation draw:name="f0" draw:formula="logwidth"/>
                <draw:equation draw:name="f1" draw:formula="logheight"/>
              </draw:enhanced-geometry>
            </draw:custom-shape>
            <draw:custom-shape draw:name="Google Shape;2267;p41" draw:style-name="gr10" draw:text-style-name="P10" draw:layer="layout" svg:width="0.963cm" svg:height="0.18cm" svg:x="2.5cm" svg:y="13.261cm">
              <text:p text:style-name="P20"/>
              <draw:enhanced-geometry draw:mirror-horizontal="true" draw:mirror-vertical="false" drawooo:sub-view-size="32932 6265" draw:text-areas="0 0 ?f0 ?f1" svg:viewBox="0 0 0 0" draw:type="ooxml-non-primitive" draw:enhanced-path="M 16466 1 C 7374 1 0 1432 0 3151 0 4869 7374 6265 16466 6265 25558 6265 32932 4869 32932 3151 32932 1397 25558 1 16466 1 Z N">
                <draw:equation draw:name="f0" draw:formula="logwidth"/>
                <draw:equation draw:name="f1" draw:formula="logheight"/>
              </draw:enhanced-geometry>
            </draw:custom-shape>
            <draw:custom-shape draw:name="Google Shape;2268;p41" draw:style-name="gr10" draw:text-style-name="P10" draw:layer="layout" svg:width="0.642cm" svg:height="0.046cm" svg:x="2.658cm" svg:y="13.396cm">
              <text:p text:style-name="P20"/>
              <draw:enhanced-geometry draw:mirror-horizontal="true" draw:mirror-vertical="false" drawooo:sub-view-size="21979 1615" draw:text-areas="0 0 ?f0 ?f1" svg:viewBox="0 0 0 0" draw:type="ooxml-non-primitive" draw:enhanced-path="M 11772 0 C 11547 0 11322 1 11097 4 10866 1 10635 0 10404 0 6912 0 3425 256 0 827 3580 1364 7231 1614 10846 1614 14569 1614 18291 1364 21978 791 18588 254 15166 0 11772 0 Z N">
                <draw:equation draw:name="f0" draw:formula="logwidth"/>
                <draw:equation draw:name="f1" draw:formula="logheight"/>
              </draw:enhanced-geometry>
            </draw:custom-shape>
            <draw:custom-shape draw:name="Google Shape;2269;p41" draw:style-name="gr10" draw:text-style-name="P10" draw:layer="layout" svg:width="0.512cm" svg:height="0.211cm" svg:x="2.749cm" svg:y="13.496cm">
              <text:p text:style-name="P20"/>
              <draw:enhanced-geometry draw:mirror-horizontal="true" draw:mirror-vertical="false" drawooo:sub-view-size="17523 7357" draw:text-areas="0 0 ?f0 ?f1" svg:viewBox="0 0 0 0" draw:type="ooxml-non-primitive" draw:enhanced-path="M 1965 1 C 985 1 1 663 54 1987 54 2668 412 3312 985 3670 412 4028 54 4672 54 5352 18 6426 878 7357 1951 7357 3061 7357 3920 6426 3848 5352 L 13692 5352 C 13692 6623 14641 7258 15589 7258 16538 7258 17486 6623 17486 5352 17522 4672 17164 4028 16591 3670 17164 3312 17522 2668 17522 1987 17522 914 16699 19 15625 19 13978 19 13477 2417 13477 2417 L 3884 2417 C 3884 2381 3848 2023 3848 1987 3920 663 2945 1 1965 1 Z N">
                <draw:equation draw:name="f0" draw:formula="logwidth"/>
                <draw:equation draw:name="f1" draw:formula="logheight"/>
              </draw:enhanced-geometry>
            </draw:custom-shape>
            <draw:custom-shape draw:name="Google Shape;2270;p41" draw:style-name="gr14" draw:text-style-name="P17" draw:layer="layout" svg:width="0.513cm" svg:height="0.211cm" svg:x="2.75cm" svg:y="13.503cm">
              <text:p text:style-name="P20"/>
              <draw:enhanced-geometry draw:mirror-horizontal="true" draw:mirror-vertical="false" drawooo:sub-view-size="17558 7357" draw:text-areas="0 0 ?f0 ?f1" svg:viewBox="0 0 0 0" draw:type="ooxml-non-primitive" draw:enhanced-path="M 1965 0 C 985 0 0 663 54 1987 54 2667 412 3311 985 3669 412 4027 54 4672 54 5352 18 6461 877 7356 1951 7356 3025 7356 3920 6461 3848 5352 L 13728 5352 C 13656 6461 14515 7356 15625 7356 16699 7356 17558 6461 17522 5352 17522 4672 17164 4027 16591 3669 17164 3311 17522 2667 17522 1987 17522 913 16663 54 15625 18 13978 18 13477 2452 13477 2452 L 3884 2452 C 3884 2381 3848 2023 3848 1987 3920 663 2944 0 1965 0 Z N">
                <draw:equation draw:name="f0" draw:formula="logwidth"/>
                <draw:equation draw:name="f1" draw:formula="logheight"/>
              </draw:enhanced-geometry>
            </draw:custom-shape>
            <draw:custom-shape draw:name="Google Shape;2271;p41" draw:style-name="gr14" draw:text-style-name="P17" draw:layer="layout" svg:width="0.106cm" svg:height="0.088cm" svg:x="3.158cm" svg:y="13.504cm">
              <text:p text:style-name="P20"/>
              <draw:enhanced-geometry draw:mirror-horizontal="true" draw:mirror-vertical="false" drawooo:sub-view-size="3652 3079" draw:text-areas="0 0 ?f0 ?f1" svg:viewBox="0 0 0 0" draw:type="ooxml-non-primitive" draw:enhanced-path="M 1897 0 C 823 36 0 895 0 1969 0 2363 107 2757 322 3079 215 2828 179 2578 179 2291 143 1217 1002 358 2076 323 2720 323 3293 645 3651 1182 3365 466 2685 0 1897 0 Z N">
                <draw:equation draw:name="f0" draw:formula="logwidth"/>
                <draw:equation draw:name="f1" draw:formula="logheight"/>
              </draw:enhanced-geometry>
            </draw:custom-shape>
            <draw:custom-shape draw:name="Google Shape;2272;p41" draw:style-name="gr14" draw:text-style-name="P17" draw:layer="layout" svg:width="0.031cm" svg:height="0.078cm" svg:x="3.23cm" svg:y="13.612cm">
              <text:p text:style-name="P20"/>
              <draw:enhanced-geometry draw:mirror-horizontal="true" draw:mirror-vertical="false" drawooo:sub-view-size="1110 2722" draw:text-areas="0 0 ?f0 ?f1" svg:viewBox="0 0 0 0" draw:type="ooxml-non-primitive" draw:enhanced-path="M 823 1 C 322 359 0 967 0 1612 0 2005 143 2363 358 2721 251 2471 179 2184 179 1934 179 1218 537 574 1110 216 1002 144 895 72 823 1 Z N">
                <draw:equation draw:name="f0" draw:formula="logwidth"/>
                <draw:equation draw:name="f1" draw:formula="logheight"/>
              </draw:enhanced-geometry>
            </draw:custom-shape>
            <draw:custom-shape draw:name="Google Shape;2273;p41" draw:style-name="gr7" draw:text-style-name="P7" draw:layer="layout" svg:width="0.9cm" svg:height="0.379cm" svg:x="2.532cm" svg:y="13.142cm">
              <text:p text:style-name="P20"/>
              <draw:enhanced-geometry draw:mirror-horizontal="true" draw:mirror-vertical="false" drawooo:sub-view-size="30784 13175" draw:text-areas="0 0 ?f0 ?f1" svg:viewBox="0 0 0 0" draw:type="ooxml-non-primitive" draw:enhanced-path="M 18928 0 C 18128 0 17317 331 16716 1063 16352 535 15775 266 15202 266 14648 266 14097 517 13745 1027 13071 770 12383 648 11708 648 9194 648 6870 2333 6193 4929 5924 4672 5595 4556 5270 4556 4600 4556 3950 5052 3902 5824 3626 5742 3349 5703 3078 5703 1696 5703 460 6714 251 8150 0 9833 1324 11408 3043 11408 3580 11408 4081 11265 4510 10978 5025 11677 5804 12026 6585 12026 7326 12026 8068 11712 8591 11086 9557 11720 10652 12029 11736 12029 13342 12029 14925 11351 16036 10048 16702 12044 18536 13175 20406 13175 21553 13175 22713 12749 23625 11837 24330 12251 25090 12442 25833 12442 27729 12442 29518 11194 30032 9188 30784 6432 28708 3712 25808 3712 L 25844 3676 C 25235 3676 24663 3819 24126 4034 L 24126 3927 C 24126 3103 23446 2423 22622 2423 22336 2423 22050 2495 21835 2638 21676 1002 20319 0 18928 0 Z N">
                <draw:equation draw:name="f0" draw:formula="logwidth"/>
                <draw:equation draw:name="f1" draw:formula="logheight"/>
              </draw:enhanced-geometry>
            </draw:custom-shape>
            <draw:custom-shape draw:name="Google Shape;2274;p41" draw:style-name="gr7" draw:text-style-name="P7" draw:layer="layout" svg:width="0.923cm" svg:height="0.375cm" svg:x="2.539cm" svg:y="13.149cm">
              <text:p text:style-name="P20"/>
              <draw:enhanced-geometry draw:mirror-horizontal="true" draw:mirror-vertical="false" drawooo:sub-view-size="31553 13018" draw:text-areas="0 0 ?f0 ?f1" svg:viewBox="0 0 0 0" draw:type="ooxml-non-primitive" draw:enhanced-path="M 16104 573 C 16283 573 16462 645 16605 788 16677 824 16712 895 16748 967 L 16784 1038 C 17070 1361 17106 1790 16927 2184 16822 2498 16526 2698 16206 2698 16089 2698 15968 2671 15853 2613 L 15889 2578 C 15495 2434 15245 2076 15209 1683 15173 1432 15245 1182 15460 1003 15495 931 15531 859 15603 788 15746 645 15925 573 16104 573 Z M 23621 2470 C 23907 2470 24122 2578 24265 2828 24301 2900 24337 3007 24372 3079 24372 3079 24372 3115 24372 3115 24444 3329 24480 3544 24480 3759 24480 4153 24158 4439 23764 4475 L 23764 4439 23621 4439 C 23370 4439 23155 4296 23012 4081 22941 3974 22905 3830 22905 3687 22833 3580 22833 3401 22905 3294 22905 3186 22905 3079 22941 2971 23048 2685 23299 2470 23621 2470 Z M 17246 3100 C 17366 3100 17491 3128 17607 3186 17750 3258 17894 3365 18001 3544 18286 4050 17899 4613 17361 4613 17290 4613 17217 4603 17142 4582 L 17178 4582 C 17106 4546 17035 4511 16927 4475 16856 4439 16784 4367 16712 4296 16498 4045 16462 3723 16641 3437 16761 3219 16996 3100 17246 3100 Z M 14804 3823 C 15392 3823 15817 4696 15817 5441 15817 6036 15552 6549 14929 6549 14727 6549 14487 6495 14207 6372 13061 5907 13562 4761 14243 4081 14439 3901 14629 3823 14804 3823 Z M 30708 6694 C 30714 6714 30720 6734 30725 6754 L 30725 6754 C 30732 6734 30738 6714 30744 6694 Z M 8838 5083 C 9374 5083 9840 5334 10090 5799 10377 6229 10377 6766 10126 7231 L 10162 7231 C 9871 7601 9444 7815 9009 7815 8855 7815 8701 7788 8551 7732 7978 7517 7585 7016 7513 6408 7477 6157 7585 5871 7764 5692 8014 5334 8408 5119 8838 5083 Z M 21458 4390 C 21701 4390 21947 4430 22189 4511 22475 4582 22726 4725 22905 4940 L 23012 5012 C 23585 5334 23979 5871 24158 6515 24337 7267 24158 8054 23585 8627 L 23621 8627 C 23122 9059 22500 9275 21869 9275 21821 9275 21772 9274 21724 9271 20936 9200 20220 8770 19755 8126 19469 7660 19290 7124 19325 6587 19325 5835 19719 5155 20328 4725 20663 4502 21055 4390 21458 4390 Z M 18717 0 C 18216 179 17750 502 17392 895 17031 372 16470 112 15906 112 15351 112 14794 363 14421 859 13885 681 13312 537 12739 502 L 12739 502 C 13312 788 13706 1289 13849 1933 14028 3150 13240 4332 12059 4654 11773 4852 11432 4955 11087 4955 10871 4955 10655 4915 10448 4833 9482 4511 8551 3580 8623 2506 8623 2291 8694 2041 8766 1862 L 8766 1862 C 7871 2613 7191 3651 6905 4797 6797 4690 6654 4582 6511 4511 L 6511 4511 C 6797 5012 6475 5620 5902 5656 5401 5656 5043 5083 5294 4618 L 5294 4618 C 4900 4833 4650 5226 4614 5692 4327 5620 4041 5549 3755 5549 3647 5549 3504 5584 3361 5584 3540 5763 3647 5942 3683 6157 3898 6443 3969 6766 3898 7088 3777 7632 3298 8023 2763 8023 2666 8023 2566 8010 2466 7983 2215 7911 1965 7768 1822 7589 1643 7446 1535 7267 1464 7052 1428 6945 1428 6873 1428 6766 L 1428 6766 C 1 8804 1678 11269 3760 11269 4237 11269 4735 11140 5222 10846 5734 11522 6506 11862 7283 11862 8028 11862 8777 11549 9303 10918 10273 11555 11366 11864 12450 11864 14045 11864 15619 11194 16748 9916 17415 11895 19257 13017 21131 13017 22274 13017 23428 12600 24337 11705 25053 12120 25799 12306 26520 12306 29207 12306 31553 9724 30725 6754 L 30725 6754 C 30585 7193 30409 7569 30135 7911 29956 8162 29742 8376 29455 8555 28970 8863 28383 9031 27802 9031 27097 9031 26402 8783 25912 8233 25768 8054 25625 7875 25518 7696 25088 7195 24874 6551 24909 5907 24909 5405 25088 4904 25339 4475 25589 4117 25912 3830 26234 3580 L 26234 3580 C 25768 3616 25267 3723 24838 3902 L 24838 3830 C 24838 2971 24158 2291 23334 2291 23048 2291 22762 2363 22547 2506 22511 2112 22368 1719 22189 1396 22153 1468 22153 1540 22117 1611 22010 2005 21795 2363 21509 2649 21401 2757 21294 2864 21151 2936 20900 3115 20578 3222 20256 3222 L 20184 3222 C 19361 3222 18645 2757 18359 2005 18323 1933 18287 1826 18287 1754 18216 1468 18216 1146 18287 859 18287 788 18323 752 18323 681 18359 537 18431 430 18502 287 18574 215 18645 108 18717 0 Z N">
                <draw:equation draw:name="f0" draw:formula="logwidth"/>
                <draw:equation draw:name="f1" draw:formula="logheight"/>
              </draw:enhanced-geometry>
            </draw:custom-shape>
          </draw:g>
        </draw:g>
        <draw:g draw:name="Google Shape;2369;p44">
          <draw:custom-shape draw:name="Google Shape;2370;p44" draw:style-name="gr1" draw:text-style-name="P1" draw:layer="layout" svg:width="2.29cm" svg:height="0.234cm" draw:transform="rotate (0.000174532925199433) translate (4.066cm 13.552cm)">
            <text:p text:style-name="P20"/>
            <draw:enhanced-geometry draw:mirror-horizontal="false" draw:mirror-vertical="false" drawooo:sub-view-size="85285 5648" draw:text-areas="0 0 ?f0 ?f1" svg:viewBox="0 0 0 0" draw:type="ooxml-non-primitive" draw:enhanced-path="M 42648 0 C 19096 0 0 1260 0 2818 0 4376 19096 5648 42648 5648 66200 5648 85284 4376 85284 2818 85284 1260 66200 0 42648 0 Z N">
              <draw:equation draw:name="f0" draw:formula="logwidth"/>
              <draw:equation draw:name="f1" draw:formula="logheight"/>
            </draw:enhanced-geometry>
          </draw:custom-shape>
          <draw:g draw:name="Google Shape;2371;p44">
            <draw:custom-shape draw:name="Google Shape;2372;p44" draw:style-name="gr14" draw:text-style-name="P17" draw:layer="layout" svg:width="2.081cm" svg:height="1.507cm" svg:x="4.027cm" svg:y="12.158cm">
              <text:p text:style-name="P20"/>
              <draw:enhanced-geometry draw:mirror-horizontal="false" draw:mirror-vertical="false" drawooo:sub-view-size="124912 112395" draw:text-areas="0 0 ?f0 ?f1" svg:viewBox="0 0 0 0" draw:type="ooxml-non-primitive" draw:enhanced-path="M 20476 1 C 19557 1 18942 165 18702 527 18702 527 8568 15836 11178 16097 13787 16358 13831 14575 7785 31668 6220 36104 0 57372 9612 77118 19224 96864 24139 108042 23095 108303 22095 108564 15049 110651 17658 111956 18316 112269 19640 112395 21287 112395 26282 112395 34247 111240 35621 110651 37448 109869 46451 99691 46451 99691 L 47016 99822 C 50756 100648 54584 101213 58411 101474 59042 101518 60738 101540 62434 101540 64131 101540 65827 101518 66457 101474 70459 101213 74460 100605 78375 99735 L 79114 100518 C 81289 102910 87769 109999 89291 110651 90665 111240 98630 112395 103606 112395 105247 112395 106563 112269 107210 111956 109863 110651 102818 108564 101774 108303 100773 108042 105688 96864 115300 77118 124912 57416 118649 36104 117083 31668 111038 14575 111081 16358 113691 16097 116300 15836 106166 527 106166 527 105928 166 105316 2 104401 2 97487 2 73283 9360 62413 13662 51585 9323 27401 1 20476 1 Z N">
                <draw:equation draw:name="f0" draw:formula="logwidth"/>
                <draw:equation draw:name="f1" draw:formula="logheight"/>
              </draw:enhanced-geometry>
            </draw:custom-shape>
            <draw:custom-shape draw:name="Google Shape;2373;p44" draw:style-name="gr14" draw:text-style-name="P17" draw:layer="layout" svg:width="0.916cm" svg:height="0.781cm" svg:x="4.555cm" svg:y="12.739cm">
              <text:p text:style-name="P20"/>
              <draw:enhanced-geometry draw:mirror-horizontal="false" draw:mirror-vertical="false" drawooo:sub-view-size="55031 58289" draw:text-areas="0 0 ?f0 ?f1" svg:viewBox="0 0 0 0" draw:type="ooxml-non-primitive" draw:enhanced-path="M 32357 0 C 31168 0 29909 109 28576 334 1 5162 12657 43871 17703 56571 21443 57397 25270 57962 29098 58223 29728 58267 31425 58289 33115 58289 34806 58289 36492 58267 37100 58223 41145 57962 45103 57354 49061 56484 L 49757 57267 C 52236 39373 55030 0 32357 0 Z N">
                <draw:equation draw:name="f0" draw:formula="logwidth"/>
                <draw:equation draw:name="f1" draw:formula="logheight"/>
              </draw:enhanced-geometry>
            </draw:custom-shape>
            <draw:custom-shape draw:name="Google Shape;2374;p44" draw:style-name="gr14" draw:text-style-name="P17" draw:layer="layout" svg:width="1.661cm" svg:height="1.497cm" svg:x="4.179cm" svg:y="10.914cm">
              <text:p text:style-name="P20"/>
              <draw:enhanced-geometry draw:mirror-horizontal="false" draw:mirror-vertical="false" drawooo:sub-view-size="99730 111670" draw:text-areas="0 0 ?f0 ?f1" svg:viewBox="0 0 0 0" draw:type="ooxml-non-primitive" draw:enhanced-path="M 63471 0 C 63258 0 63064 26 62891 80 59238 1255 61108 4517 60629 5517 60620 5534 60601 5542 60573 5542 59890 5542 53680 752 44495 752 43351 752 42159 826 40927 994 32837 2125 36839 4691 37535 6909 37654 7290 37506 7405 37113 7405 36507 7405 35320 7131 33638 7131 30054 7131 24220 8376 16962 16173 4089 29960 479 73801 218 77194 0 80586 1827 87806 3175 90546 3513 91222 3783 91445 4019 91445 4470 91445 4797 90628 5240 90628 5487 90628 5771 90883 6133 91677 7481 94591 18528 105160 24226 106813 36875 110429 47999 111670 57179 111670 70631 111670 79906 109005 83681 107248 89987 104334 92727 97070 93162 95722 93254 95464 93336 95364 93429 95364 93755 95364 94219 96596 95711 96596 96018 96596 96370 96544 96772 96418 99730 95504 88204 20870 83681 15477 79374 10301 67696 0 63471 0 Z N">
                <draw:equation draw:name="f0" draw:formula="logwidth"/>
                <draw:equation draw:name="f1" draw:formula="logheight"/>
              </draw:enhanced-geometry>
            </draw:custom-shape>
            <draw:custom-shape draw:name="Google Shape;2375;p44" draw:style-name="gr4" draw:text-style-name="P4" draw:layer="layout" svg:width="0.293cm" svg:height="0.947cm" svg:x="5.593cm" svg:y="11.137cm">
              <text:p text:style-name="P20"/>
              <draw:enhanced-geometry draw:mirror-horizontal="false" draw:mirror-vertical="false" drawooo:sub-view-size="17611 70649" draw:text-areas="0 0 ?f0 ?f1" svg:viewBox="0 0 0 0" draw:type="ooxml-non-primitive" draw:enhanced-path="M 729 1 C 480 1 316 154 257 463 1 1871 6783 70648 12586 70648 12695 70648 12805 70624 12913 70574 14305 69921 15219 67790 15784 64615 17611 54307 15523 33431 12261 21253 9956 12728 6737 6595 4215 3203 2666 1085 1393 1 729 1 Z N">
                <draw:equation draw:name="f0" draw:formula="logwidth"/>
                <draw:equation draw:name="f1" draw:formula="logheight"/>
              </draw:enhanced-geometry>
            </draw:custom-shape>
            <draw:custom-shape draw:name="Google Shape;2376;p44" draw:style-name="gr4" draw:text-style-name="P4" draw:layer="layout" svg:width="0.341cm" svg:height="0.936cm" svg:x="4.117cm" svg:y="11.144cm">
              <text:p text:style-name="P20"/>
              <draw:enhanced-geometry draw:mirror-horizontal="false" draw:mirror-vertical="false" drawooo:sub-view-size="20526 69846" draw:text-areas="0 0 ?f0 ?f1" svg:viewBox="0 0 0 0" draw:type="ooxml-non-primitive" draw:enhanced-path="M 19871 0 C 19190 0 17861 1012 16224 2988 13571 6250 10004 12165 7221 20603 3263 32477 1 53266 1262 63705 1654 66836 2436 69054 3785 69750 3905 69814 4027 69846 4151 69846 9942 69846 20526 1914 20356 509 20318 169 20148 0 19871 0 Z N">
                <draw:equation draw:name="f0" draw:formula="logwidth"/>
                <draw:equation draw:name="f1" draw:formula="logheight"/>
              </draw:enhanced-geometry>
            </draw:custom-shape>
            <draw:custom-shape draw:name="Google Shape;2377;p44" draw:style-name="gr4" draw:text-style-name="P4" draw:layer="layout" svg:width="1.158cm" svg:height="0.951cm" svg:x="4.435cm" svg:y="11.269cm">
              <text:p text:style-name="P20"/>
              <draw:enhanced-geometry draw:mirror-horizontal="false" draw:mirror-vertical="false" drawooo:sub-view-size="69507 70944" draw:text-areas="0 0 ?f0 ?f1" svg:viewBox="0 0 0 0" draw:type="ooxml-non-primitive" draw:enhanced-path="M 31182 1 C 29290 1 27392 286 25579 879 12879 4663 2397 20582 1266 36761 0 54561 9312 70943 19307 70943 19961 70943 20617 70873 21273 70729 25318 69859 27579 67902 29102 65901 31478 62719 32074 59371 34767 59371 34834 59371 34903 59373 34973 59377 L 35234 59377 C 39915 59988 38920 67799 51218 67799 52059 67799 52963 67763 53936 67685 57111 67424 59721 64901 61634 60900 69506 44155 64113 2184 32581 53 32116 18 31649 1 31182 1 Z N">
                <draw:equation draw:name="f0" draw:formula="logwidth"/>
                <draw:equation draw:name="f1" draw:formula="logheight"/>
              </draw:enhanced-geometry>
            </draw:custom-shape>
            <draw:custom-shape draw:name="Google Shape;2378;p44" draw:style-name="gr7" draw:text-style-name="P7" draw:layer="layout" svg:width="0.101cm" svg:height="0.074cm" svg:x="5.234cm" svg:y="11.126cm">
              <text:p text:style-name="P20"/>
              <draw:enhanced-geometry draw:mirror-horizontal="false" draw:mirror-vertical="false" drawooo:sub-view-size="6127 5575" draw:text-areas="0 0 ?f0 ?f1" svg:viewBox="0 0 0 0" draw:type="ooxml-non-primitive" draw:enhanced-path="M 415 1 C 394 1 372 3 349 7 131 7 1 181 1 399 1 877 262 5096 2045 5531 2132 5575 2263 5575 2350 5575 3350 5575 4524 4400 5916 2052 6126 1752 5839 1451 5570 1451 5449 1451 5331 1512 5264 1660 3687 4391 2756 4809 2351 4809 2298 4809 2254 4802 2219 4792 1306 4574 827 2095 740 355 740 161 601 1 415 1 Z N">
                <draw:equation draw:name="f0" draw:formula="logwidth"/>
                <draw:equation draw:name="f1" draw:formula="logheight"/>
              </draw:enhanced-geometry>
            </draw:custom-shape>
            <draw:custom-shape draw:name="Google Shape;2379;p44" draw:style-name="gr7" draw:text-style-name="P7" draw:layer="layout" svg:width="0.126cm" svg:height="0.061cm" svg:x="5.227cm" svg:y="11.057cm">
              <text:p text:style-name="P20"/>
              <draw:enhanced-geometry draw:mirror-horizontal="false" draw:mirror-vertical="false" drawooo:sub-view-size="7633 4642" draw:text-areas="0 0 ?f0 ?f1" svg:viewBox="0 0 0 0" draw:type="ooxml-non-primitive" draw:enhanced-path="M 1803 0 C 396 0 0 3005 1065 3005 4015 3005 6132 4642 7046 4642 7237 4642 7376 4570 7459 4397 7633 4049 5371 265 1892 4 1862 2 1832 0 1803 0 Z N">
                <draw:equation draw:name="f0" draw:formula="logwidth"/>
                <draw:equation draw:name="f1" draw:formula="logheight"/>
              </draw:enhanced-geometry>
            </draw:custom-shape>
            <draw:custom-shape draw:name="Google Shape;2380;p44" draw:style-name="gr7" draw:text-style-name="P7" draw:layer="layout" svg:width="0.099cm" svg:height="0.074cm" svg:x="4.661cm" svg:y="11.126cm">
              <text:p text:style-name="P20"/>
              <draw:enhanced-geometry draw:mirror-horizontal="false" draw:mirror-vertical="false" drawooo:sub-view-size="6003 5575" draw:text-areas="0 0 ?f0 ?f1" svg:viewBox="0 0 0 0" draw:type="ooxml-non-primitive" draw:enhanced-path="M 5588 1 C 5403 1 5263 161 5263 355 5176 2095 4654 4574 3784 4792 3744 4802 3696 4809 3641 4809 3214 4809 2317 4391 740 1660 653 1544 527 1486 402 1486 339 1486 276 1501 218 1530 44 1660 1 1878 88 2052 1436 4400 2610 5575 3610 5575 3741 5575 3828 5575 3958 5531 5742 5096 5959 877 6003 399 6003 181 5829 7 5655 7 5632 3 5610 1 5588 1 Z N">
                <draw:equation draw:name="f0" draw:formula="logwidth"/>
                <draw:equation draw:name="f1" draw:formula="logheight"/>
              </draw:enhanced-geometry>
            </draw:custom-shape>
            <draw:custom-shape draw:name="Google Shape;2381;p44" draw:style-name="gr7" draw:text-style-name="P7" draw:layer="layout" svg:width="0.128cm" svg:height="0.061cm" svg:x="4.64cm" svg:y="11.057cm">
              <text:p text:style-name="P20"/>
              <draw:enhanced-geometry draw:mirror-horizontal="false" draw:mirror-vertical="false" drawooo:sub-view-size="7719 4642" draw:text-areas="0 0 ?f0 ?f1" svg:viewBox="0 0 0 0" draw:type="ooxml-non-primitive" draw:enhanced-path="M 5874 0 C 5845 0 5815 2 5785 4 2305 265 0 4049 218 4397 308 4570 452 4642 646 4642 1575 4642 3662 3005 6611 3005 7719 3005 7282 0 5874 0 Z N">
                <draw:equation draw:name="f0" draw:formula="logwidth"/>
                <draw:equation draw:name="f1" draw:formula="logheight"/>
              </draw:enhanced-geometry>
            </draw:custom-shape>
            <draw:custom-shape draw:name="Google Shape;2382;p44" draw:style-name="gr7" draw:text-style-name="P7" draw:layer="layout" svg:width="0.566cm" svg:height="0.279cm" svg:x="4.734cm" svg:y="11.173cm">
              <text:p text:style-name="P20"/>
              <draw:enhanced-geometry draw:mirror-horizontal="false" draw:mirror-vertical="false" drawooo:sub-view-size="34005 20873" draw:text-areas="0 0 ?f0 ?f1" svg:viewBox="0 0 0 0" draw:type="ooxml-non-primitive" draw:enhanced-path="M 13892 0 C 6644 0 607 1317 297 4842 1 9080 13328 20873 18559 20873 18697 20873 18829 20864 18956 20848 21130 20543 24001 18412 26567 15759 29959 12279 32960 7930 33308 5843 34004 2189 28307 841 18956 188 18173 101 17390 58 16607 58 15689 20 14782 0 13892 0 Z N">
                <draw:equation draw:name="f0" draw:formula="logwidth"/>
                <draw:equation draw:name="f1" draw:formula="logheight"/>
              </draw:enhanced-geometry>
            </draw:custom-shape>
            <draw:custom-shape draw:name="Google Shape;2383;p44" draw:style-name="gr4" draw:text-style-name="P4" draw:layer="layout" svg:width="0.6cm" svg:height="1.174cm" svg:x="4.377cm" svg:y="12.541cm">
              <text:p text:style-name="P20"/>
              <draw:enhanced-geometry draw:mirror-horizontal="false" draw:mirror-vertical="false" drawooo:sub-view-size="36065 87553" draw:text-areas="0 0 ?f0 ?f1" svg:viewBox="0 0 0 0" draw:type="ooxml-non-primitive" draw:enhanced-path="M 6280 0 C 2694 0 212 553 44 1652 1 2217 305 13656 914 25051 1563 36642 2470 48147 3720 48147 3727 48147 3734 48147 3741 48146 5886 47839 4489 45205 5165 45205 5257 45205 5386 45253 5568 45362 7090 46276 21486 81766 20529 83593 19616 85419 14136 86333 15963 87246 16381 87456 17525 87553 19054 87553 24193 87553 33683 86453 34621 84811 35491 83245 35665 50712 35708 30053 35752 22050 35795 15787 35839 13873 36065 4577 16600 0 6280 0 Z N">
                <draw:equation draw:name="f0" draw:formula="logwidth"/>
                <draw:equation draw:name="f1" draw:formula="logheight"/>
              </draw:enhanced-geometry>
            </draw:custom-shape>
            <draw:custom-shape draw:name="Google Shape;2384;p44" draw:style-name="gr4" draw:text-style-name="P4" draw:layer="layout" svg:width="0.6cm" svg:height="0.419cm" svg:x="4.377cm" svg:y="12.541cm">
              <text:p text:style-name="P20"/>
              <draw:enhanced-geometry draw:mirror-horizontal="false" draw:mirror-vertical="false" drawooo:sub-view-size="36065 31291" draw:text-areas="0 0 ?f0 ?f1" svg:viewBox="0 0 0 0" draw:type="ooxml-non-primitive" draw:enhanced-path="M 6297 0 C 2718 0 245 553 88 1652 1 2217 305 13656 914 25094 2404 26407 4502 27488 7348 27488 7992 27488 8674 27433 9395 27313 17265 25944 17092 20089 18144 20089 18296 20089 18473 20210 18703 20484 20286 22325 21214 25475 23336 25475 23720 25475 24144 25372 24618 25138 27323 23766 27458 19558 28268 19558 28383 19558 28511 19643 28663 19832 29686 21111 28806 31291 32830 31291 33596 31291 34540 30922 35708 30053 35752 22050 35795 15787 35839 13873 36065 4577 16600 0 6297 0 Z N">
                <draw:equation draw:name="f0" draw:formula="logwidth"/>
                <draw:equation draw:name="f1" draw:formula="logheight"/>
              </draw:enhanced-geometry>
            </draw:custom-shape>
            <draw:custom-shape draw:name="Google Shape;2385;p44" draw:style-name="gr4" draw:text-style-name="P4" draw:layer="layout" svg:width="0.599cm" svg:height="1.174cm" svg:x="5.172cm" svg:y="12.516cm">
              <text:p text:style-name="P20"/>
              <draw:enhanced-geometry draw:mirror-horizontal="false" draw:mirror-vertical="false" drawooo:sub-view-size="35978 87591" draw:text-areas="0 0 ?f0 ?f1" svg:viewBox="0 0 0 0" draw:type="ooxml-non-primitive" draw:enhanced-path="M 29775 0 C 19475 0 0 4585 226 13916 270 15786 270 22049 313 30095 L 313 34271 C 400 54843 574 83375 1401 84810 2378 86461 11945 87590 17054 87590 18539 87590 19648 87495 20059 87289 21886 86332 16406 85419 15449 83592 14536 81765 28888 46275 30454 45362 30628 45262 30754 45218 30845 45218 31549 45218 30124 47875 32281 48145 32288 48146 32294 48146 32301 48146 33509 48146 34459 36641 35108 25094 35586 16265 35891 7436 35934 3608 35978 2477 35978 1781 35978 1651 35821 553 33351 0 29775 0 Z N">
                <draw:equation draw:name="f0" draw:formula="logwidth"/>
                <draw:equation draw:name="f1" draw:formula="logheight"/>
              </draw:enhanced-geometry>
            </draw:custom-shape>
            <draw:custom-shape draw:name="Google Shape;2386;p44" draw:style-name="gr4" draw:text-style-name="P4" draw:layer="layout" svg:width="0.595cm" svg:height="0.454cm" svg:x="5.175cm" svg:y="12.525cm">
              <text:p text:style-name="P20"/>
              <draw:enhanced-geometry draw:mirror-horizontal="false" draw:mirror-vertical="false" drawooo:sub-view-size="35753 33902" draw:text-areas="0 0 ?f0 ?f1" svg:viewBox="0 0 0 0" draw:type="ooxml-non-primitive" draw:enhanced-path="M 32708 0 L 1 13222 C 44 15092 88 21355 131 29401 L 131 33577 C 1527 33734 3539 33902 5756 33902 9687 33902 14261 33373 17181 31315 22749 27360 22066 21684 23536 21684 23650 21684 23778 21718 23922 21790 25432 22512 29644 25540 32591 25540 33548 25540 34371 25221 34926 24400 35404 15571 35709 6742 35752 2914 L 32708 0 Z N">
                <draw:equation draw:name="f0" draw:formula="logwidth"/>
                <draw:equation draw:name="f1" draw:formula="logheight"/>
              </draw:enhanced-geometry>
            </draw:custom-shape>
            <draw:custom-shape draw:name="Google Shape;2387;p44" draw:style-name="gr14" draw:text-style-name="P17" draw:layer="layout" svg:width="1.608cm" svg:height="0.462cm" svg:x="4.271cm" svg:y="12.441cm">
              <text:p text:style-name="P20"/>
              <draw:enhanced-geometry draw:mirror-horizontal="false" draw:mirror-vertical="false" drawooo:sub-view-size="96512 34513" draw:text-areas="0 0 ?f0 ?f1" svg:viewBox="0 0 0 0" draw:type="ooxml-non-primitive" draw:enhanced-path="M 7183 1 C 3061 1 611 1293 1044 5068 1044 5068 0 26597 11482 26945 11617 26949 11750 26951 11881 26951 21993 26951 19776 15463 22051 15463 24443 15463 22051 23292 28053 23640 28088 23641 28123 23642 28157 23642 31271 23642 31805 16845 33571 16845 33820 16845 34094 16981 34403 17290 36726 19613 33775 34513 55981 34513 57889 34513 59983 34403 62282 34165 74648 32859 71619 21750 74001 21750 74158 21750 74338 21798 74547 21900 77201 23193 79588 28397 81709 28397 82300 28397 82870 27993 83420 26989 85708 22767 82449 15754 83707 15754 83836 15754 84012 15828 84246 15985 85435 16771 87250 17921 89063 17921 91162 17921 93260 16378 94380 10940 96511 806 84246 371 84246 371 84246 371 63653 6111 46608 6111 44594 6111 42629 6030 40753 5851 29097 4737 15075 1 7183 1 Z N">
                <draw:equation draw:name="f0" draw:formula="logwidth"/>
                <draw:equation draw:name="f1" draw:formula="logheight"/>
              </draw:enhanced-geometry>
            </draw:custom-shape>
            <draw:custom-shape draw:name="Google Shape;2388;p44" draw:style-name="gr7" draw:text-style-name="P7" draw:layer="layout" svg:width="0.032cm" svg:height="0.56cm" svg:x="5.01cm" svg:y="11.388cm">
              <text:p text:style-name="P20"/>
              <draw:enhanced-geometry draw:mirror-horizontal="false" draw:mirror-vertical="false" drawooo:sub-view-size="2002 41842" draw:text-areas="0 0 ?f0 ?f1" svg:viewBox="0 0 0 0" draw:type="ooxml-non-primitive" draw:enhanced-path="M 914 1 C 740 3524 653 7003 523 10483 L 305 20921 131 31359 C 88 34882 1 38362 88 41841 392 40145 610 38405 871 36666 L 1175 34056 C 1262 33186 1305 32316 1392 31446 1566 29707 1653 27967 1740 26227 1827 24444 1871 22704 1958 20965 2001 17442 1958 13962 1827 10483 1653 6960 1392 3480 914 1 Z N">
                <draw:equation draw:name="f0" draw:formula="logwidth"/>
                <draw:equation draw:name="f1" draw:formula="logheight"/>
              </draw:enhanced-geometry>
            </draw:custom-shape>
            <draw:custom-shape draw:name="Google Shape;2389;p44" draw:style-name="gr7" draw:text-style-name="P7" draw:layer="layout" svg:width="0.375cm" svg:height="0.09cm" svg:x="4.942cm" svg:y="11.961cm">
              <text:p text:style-name="P20"/>
              <draw:enhanced-geometry draw:mirror-horizontal="false" draw:mirror-vertical="false" drawooo:sub-view-size="22574 6778" draw:text-areas="0 0 ?f0 ?f1" svg:viewBox="0 0 0 0" draw:type="ooxml-non-primitive" draw:enhanced-path="M 8579 0 C 5587 0 2626 822 1 2384 1958 1906 3959 1601 5959 1514 6290 1500 6620 1492 6948 1492 8563 1492 10154 1668 11744 1993 13657 2384 15528 3037 17311 3820 19138 4689 20921 5646 22574 6777 21269 5124 19703 3776 17920 2732 16137 1601 14136 819 12092 384 10928 126 9751 0 8579 0 Z N">
                <draw:equation draw:name="f0" draw:formula="logwidth"/>
                <draw:equation draw:name="f1" draw:formula="logheight"/>
              </draw:enhanced-geometry>
            </draw:custom-shape>
            <draw:custom-shape draw:name="Google Shape;2390;p44" draw:style-name="gr7" draw:text-style-name="P7" draw:layer="layout" svg:width="0.024cm" svg:height="0.018cm" svg:x="4.677cm" svg:y="11.647cm">
              <text:p text:style-name="P20"/>
              <draw:enhanced-geometry draw:mirror-horizontal="false" draw:mirror-vertical="false" drawooo:sub-view-size="1480 1436" draw:text-areas="0 0 ?f0 ?f1" svg:viewBox="0 0 0 0" draw:type="ooxml-non-primitive" draw:enhanced-path="M 740 0 C 348 0 0 305 0 740 0 1131 348 1436 740 1436 1175 1436 1479 1131 1479 740 1479 305 1175 0 740 0 Z N">
                <draw:equation draw:name="f0" draw:formula="logwidth"/>
                <draw:equation draw:name="f1" draw:formula="logheight"/>
              </draw:enhanced-geometry>
            </draw:custom-shape>
            <draw:custom-shape draw:name="Google Shape;2391;p44" draw:style-name="gr7" draw:text-style-name="P7" draw:layer="layout" svg:width="0.024cm" svg:height="0.018cm" svg:x="4.77cm" svg:y="11.647cm">
              <text:p text:style-name="P20"/>
              <draw:enhanced-geometry draw:mirror-horizontal="false" draw:mirror-vertical="false" drawooo:sub-view-size="1480 1436" draw:text-areas="0 0 ?f0 ?f1" svg:viewBox="0 0 0 0" draw:type="ooxml-non-primitive" draw:enhanced-path="M 740 0 C 305 0 0 305 0 740 0 1131 305 1436 740 1436 1131 1436 1479 1131 1479 740 1479 305 1131 0 740 0 Z N">
                <draw:equation draw:name="f0" draw:formula="logwidth"/>
                <draw:equation draw:name="f1" draw:formula="logheight"/>
              </draw:enhanced-geometry>
            </draw:custom-shape>
            <draw:custom-shape draw:name="Google Shape;2392;p44" draw:style-name="gr7" draw:text-style-name="P7" draw:layer="layout" svg:width="0.024cm" svg:height="0.018cm" svg:x="5.212cm" svg:y="11.656cm">
              <text:p text:style-name="P20"/>
              <draw:enhanced-geometry draw:mirror-horizontal="false" draw:mirror-vertical="false" drawooo:sub-view-size="1479 1437" draw:text-areas="0 0 ?f0 ?f1" svg:viewBox="0 0 0 0" draw:type="ooxml-non-primitive" draw:enhanced-path="M 739 1 C 348 1 0 305 0 740 0 1132 348 1436 739 1436 1131 1436 1479 1132 1479 740 1479 305 1131 1 739 1 Z N">
                <draw:equation draw:name="f0" draw:formula="logwidth"/>
                <draw:equation draw:name="f1" draw:formula="logheight"/>
              </draw:enhanced-geometry>
            </draw:custom-shape>
            <draw:custom-shape draw:name="Google Shape;2393;p44" draw:style-name="gr7" draw:text-style-name="P7" draw:layer="layout" svg:width="0.024cm" svg:height="0.018cm" svg:x="5.378cm" svg:y="11.647cm">
              <text:p text:style-name="P20"/>
              <draw:enhanced-geometry draw:mirror-horizontal="false" draw:mirror-vertical="false" drawooo:sub-view-size="1480 1436" draw:text-areas="0 0 ?f0 ?f1" svg:viewBox="0 0 0 0" draw:type="ooxml-non-primitive" draw:enhanced-path="M 740 0 C 348 0 0 305 0 740 0 1131 348 1436 740 1436 1175 1436 1479 1131 1479 740 1479 305 1175 0 740 0 Z N">
                <draw:equation draw:name="f0" draw:formula="logwidth"/>
                <draw:equation draw:name="f1" draw:formula="logheight"/>
              </draw:enhanced-geometry>
            </draw:custom-shape>
            <draw:custom-shape draw:name="Google Shape;2394;p44" draw:style-name="gr7" draw:text-style-name="P7" draw:layer="layout" svg:width="0.024cm" svg:height="0.019cm" svg:x="4.711cm" svg:y="11.735cm">
              <text:p text:style-name="P20"/>
              <draw:enhanced-geometry draw:mirror-horizontal="false" draw:mirror-vertical="false" drawooo:sub-view-size="1480 1480" draw:text-areas="0 0 ?f0 ?f1" svg:viewBox="0 0 0 0" draw:type="ooxml-non-primitive" draw:enhanced-path="M 740 1 C 348 1 1 349 1 740 1 1132 348 1480 740 1480 1131 1480 1479 1132 1479 740 1479 349 1131 1 740 1 Z N">
                <draw:equation draw:name="f0" draw:formula="logwidth"/>
                <draw:equation draw:name="f1" draw:formula="logheight"/>
              </draw:enhanced-geometry>
            </draw:custom-shape>
            <draw:custom-shape draw:name="Google Shape;2395;p44" draw:style-name="gr7" draw:text-style-name="P7" draw:layer="layout" svg:width="0.024cm" svg:height="0.018cm" svg:x="5.329cm" svg:y="11.769cm">
              <text:p text:style-name="P20"/>
              <draw:enhanced-geometry draw:mirror-horizontal="false" draw:mirror-vertical="false" drawooo:sub-view-size="1480 1437" draw:text-areas="0 0 ?f0 ?f1" svg:viewBox="0 0 0 0" draw:type="ooxml-non-primitive" draw:enhanced-path="M 740 1 C 349 1 1 305 1 697 1 1132 349 1436 740 1436 1175 1436 1480 1132 1480 697 1480 305 1175 1 740 1 Z N">
                <draw:equation draw:name="f0" draw:formula="logwidth"/>
                <draw:equation draw:name="f1" draw:formula="logheight"/>
              </draw:enhanced-geometry>
            </draw:custom-shape>
            <draw:custom-shape draw:name="Google Shape;2396;p44" draw:style-name="gr4" draw:text-style-name="P4" draw:layer="layout" svg:width="1.131cm" svg:height="0.232cm" svg:x="4.502cm" svg:y="10.911cm">
              <text:p text:style-name="P20"/>
              <draw:enhanced-geometry draw:mirror-horizontal="false" draw:mirror-vertical="false" drawooo:sub-view-size="67893 17330" draw:text-areas="0 0 ?f0 ?f1" svg:viewBox="0 0 0 0" draw:type="ooxml-non-primitive" draw:enhanced-path="M 45381 1 C 45214 1 45039 32 44885 62 44624 149 44407 236 44233 410 43885 715 43624 1150 43493 1585 43319 2324 43232 3151 43276 3933 43299 4323 43334 4712 43387 5108 L 43387 5108 C 41328 3988 39203 3036 37013 2281 34490 1367 31881 802 29184 497 28443 414 27698 373 26953 373 24990 373 23030 657 21138 1193 20834 1280 20529 1411 20181 1541 19833 1628 19485 1802 19181 2020 18833 2237 18572 2585 18398 2977 18268 3368 18224 3759 18268 4151 18355 4890 18615 5586 19050 6195 19221 6473 19403 6750 19599 7023 L 19599 7023 C 19024 6970 18448 6944 17872 6944 16800 6944 15729 7032 14658 7195 12700 7456 10743 8022 8917 8805 7133 9631 5437 10675 3915 11980 2436 13284 1088 14763 0 16416 1175 14850 2567 13415 4089 12197 5611 10979 7307 10022 9134 9283 10917 8587 12831 8109 14745 7891 15592 7776 16447 7720 17300 7720 18374 7720 19443 7809 20486 7978 L 21660 8196 20877 7282 C 20486 6804 20094 6282 19790 5717 19485 5238 19268 4673 19181 4064 19094 3542 19311 3064 19703 2759 19964 2629 20225 2498 20529 2411 20834 2324 21138 2194 21442 2107 23190 1616 24980 1363 26783 1363 27538 1363 28296 1408 29054 1498 31663 1802 34229 2411 36665 3281 39144 4151 41536 5195 43798 6499 L 44755 7021 44537 5934 C 44407 5282 44320 4586 44276 3846 44233 3194 44276 2498 44450 1846 44494 1585 44668 1324 44842 1150 44975 1017 45158 960 45354 960 45414 960 45476 966 45538 976 46233 1063 46929 1150 47582 1324 50365 2063 52844 3585 55150 5325 57455 7108 59629 9022 61673 11110 63805 13110 65805 15242 67893 17329 65936 15111 64022 12936 61978 10805 59977 8631 57846 6630 55584 4760 53279 2933 50757 1237 47843 454 47103 236 46364 106 45581 19 45517 6 45450 1 45381 1 Z N">
                <draw:equation draw:name="f0" draw:formula="logwidth"/>
                <draw:equation draw:name="f1" draw:formula="logheight"/>
              </draw:enhanced-geometry>
            </draw:custom-shape>
            <draw:custom-shape draw:name="Google Shape;2397;p44" draw:style-name="gr4" draw:text-style-name="P4" draw:layer="layout" svg:width="1.022cm" svg:height="0.262cm" svg:x="4.643cm" svg:y="12.653cm">
              <text:p text:style-name="P20"/>
              <draw:enhanced-geometry draw:mirror-horizontal="false" draw:mirror-vertical="false" drawooo:sub-view-size="61369 19587" draw:text-areas="0 0 ?f0 ?f1" svg:viewBox="0 0 0 0" draw:type="ooxml-non-primitive" draw:enhanced-path="M 261 0 C 87 392 0 870 44 1305 44 1783 131 2218 218 2697 435 3610 783 4480 1261 5263 1783 6089 2479 6742 3349 7176 3912 7417 4507 7543 5105 7543 5478 7543 5852 7494 6220 7394 6698 7307 7177 7089 7524 6742 7872 6350 8177 5959 8394 5524 8829 4654 9090 3784 9438 2958 9569 2566 9786 2218 10047 1914 10178 1783 10308 1740 10438 1740 10525 1740 10569 1740 10656 1783 10743 1783 10786 1870 10873 1870 11134 2131 11308 2479 11395 2871 11526 3262 11656 3697 11743 4132 11961 5045 12178 5959 12439 6872 12744 7785 13092 8655 13483 9482 13918 10351 14396 11178 14962 11917 15266 12309 15571 12657 15875 13005 L 16354 13570 16919 14048 C 18354 15266 19963 16310 21703 17049 23443 17745 25226 18311 27053 18702 30336 19282 33620 19587 36904 19587 37317 19587 37730 19582 38144 19572 40101 19572 41971 19181 43711 18398 45450 17528 46929 16267 48060 14744 49147 13222 50061 11569 50713 9830 51061 8960 51409 8090 51757 7263 51974 6872 52192 6481 52496 6350 52604 6288 52723 6260 52845 6260 53067 6260 53300 6356 53497 6524 54149 7089 54714 7785 55193 8525 55758 9264 56280 10047 56845 10786 57150 11134 57454 11482 57802 11787 58150 12135 58585 12352 59020 12483 59120 12501 59220 12509 59319 12509 59696 12509 60068 12385 60412 12178 60760 11917 61108 11569 61369 11178 L 61369 11178 C 61064 11569 60716 11874 60325 12091 60085 12271 59782 12369 59475 12369 59337 12369 59198 12349 59064 12309 58629 12178 58237 11961 57933 11613 57628 11308 57324 10960 57063 10612 56541 9873 56063 9090 55584 8307 55106 7481 54497 6742 53801 6089 53583 5915 53366 5785 53105 5741 52997 5710 52889 5696 52783 5696 52590 5696 52404 5744 52235 5828 L 52061 5915 51887 6046 C 51800 6176 51713 6263 51626 6394 51496 6568 51365 6785 51235 7002 50800 7872 50495 8699 50104 9525 49408 11221 48495 12787 47408 14222 46320 15614 44928 16745 43319 17528 41799 18226 40124 18575 38441 18575 38342 18575 38243 18574 38144 18572 37774 18580 37406 18585 37038 18585 33761 18585 30516 18240 27270 17615 25531 17267 23791 16745 22095 16093 20442 15397 18920 14483 17571 13309 L 17049 12874 16614 12396 C 16267 12048 16006 11700 15745 11352 15179 10656 14744 9917 14353 9090 13570 7481 12961 5741 12570 4001 12439 3523 12309 3088 12178 2610 12004 2088 11700 1653 11308 1305 11134 1218 11004 1131 10873 1087 10699 1044 10569 1044 10395 1044 10091 1044 9786 1174 9569 1435 9221 1783 8960 2262 8786 2740 8438 3610 8177 4523 7829 5306 7437 6089 6916 6785 6046 6915 5680 7031 5297 7087 4916 7087 4436 7087 3960 6998 3523 6828 2697 6481 2001 5872 1522 5132 1001 4393 609 3567 392 2697 261 2262 174 1783 131 1348 44 870 87 435 261 0 Z N">
                <draw:equation draw:name="f0" draw:formula="logwidth"/>
                <draw:equation draw:name="f1" draw:formula="logheight"/>
              </draw:enhanced-geometry>
            </draw:custom-shape>
            <draw:custom-shape draw:name="Google Shape;2398;p44" draw:style-name="gr4" draw:text-style-name="P4" draw:layer="layout" svg:width="0.237cm" svg:height="0.744cm" svg:x="5.807cm" svg:y="12.171cm">
              <text:p text:style-name="P20"/>
              <draw:enhanced-geometry draw:mirror-horizontal="false" draw:mirror-vertical="false" drawooo:sub-view-size="14267 55541" draw:text-areas="0 0 ?f0 ?f1" svg:viewBox="0 0 0 0" draw:type="ooxml-non-primitive" draw:enhanced-path="M 0 0 L 0 0 C 1349 2175 2697 4306 3915 6481 4567 7612 5176 8742 5742 9830 6350 10874 6829 12048 7090 13222 7133 13483 7133 13744 7090 14005 7090 14222 6959 14440 6785 14570 L 6785 14570 6698 14483 C 6568 14353 6437 14222 6263 14179 6209 14168 6152 14163 6094 14163 5921 14163 5742 14212 5611 14309 5437 14440 5263 14614 5133 14788 4959 15136 4828 15571 4785 15962 4785 16310 4785 16658 4828 17006 4959 17702 5089 18354 5263 18963 6089 21399 7090 23791 8264 26096 8830 27227 9395 28358 10004 29489 L 10439 30358 C 10569 30619 10700 30880 10787 31185 11004 31750 11222 32316 11396 32925 12005 35404 12526 37883 12874 40362 13657 45407 14049 50452 14049 55541 14223 53018 14266 50452 14136 47930 14049 45364 13875 42841 13570 40318 13266 37752 12831 35230 12222 32751 12091 32098 11918 31489 11700 30880 11570 30576 11439 30228 11309 29967 L 10874 29097 C 10308 27966 9786 26792 9221 25661 8134 23400 7177 21094 6350 18702 6176 18093 6046 17528 5959 16919 5829 16397 5872 15875 6089 15397 6103 15384 6116 15366 6130 15346 L 6130 15346 C 6144 15363 6160 15380 6176 15397 6350 15527 6524 15614 6742 15614 6916 15614 7090 15571 7220 15484 7351 15440 7438 15353 7525 15266 7829 15005 8047 14614 8134 14179 8177 13831 8177 13440 8090 13048 7916 12396 7699 11787 7394 11178 7133 10569 6829 10004 6524 9438 5872 8351 5176 7264 4480 6176 3045 4089 1566 2001 0 0 Z N">
                <draw:equation draw:name="f0" draw:formula="logwidth"/>
                <draw:equation draw:name="f1" draw:formula="logheight"/>
              </draw:enhanced-geometry>
            </draw:custom-shape>
          </draw:g>
        </draw:g>
        <draw:g draw:name="Google Shape;2589;p45">
          <draw:custom-shape draw:name="Google Shape;2590;p45" draw:style-name="gr1" draw:text-style-name="P1" draw:layer="layout" svg:width="3.157cm" svg:height="0.245cm" draw:transform="rotate (0.000174532925199433) translate (7.949cm 13.559cm)">
            <text:p text:style-name="P20"/>
            <draw:enhanced-geometry draw:mirror-horizontal="false" draw:mirror-vertical="false" drawooo:sub-view-size="85285 5648" draw:text-areas="0 0 ?f0 ?f1" svg:viewBox="0 0 0 0" draw:type="ooxml-non-primitive" draw:enhanced-path="M 42648 0 C 19096 0 0 1260 0 2818 0 4376 19096 5648 42648 5648 66200 5648 85284 4376 85284 2818 85284 1260 66200 0 42648 0 Z N">
              <draw:equation draw:name="f0" draw:formula="logwidth"/>
              <draw:equation draw:name="f1" draw:formula="logheight"/>
            </draw:enhanced-geometry>
          </draw:custom-shape>
          <draw:g draw:name="Google Shape;2591;p45">
            <draw:custom-shape draw:name="Google Shape;2592;p45" draw:style-name="gr23" draw:text-style-name="P26" draw:layer="layout" svg:width="0.205cm" svg:height="0.306cm" svg:x="8.252cm" svg:y="11.734cm">
              <text:p text:style-name="P20"/>
              <draw:enhanced-geometry draw:mirror-horizontal="false" draw:mirror-vertical="false" drawooo:sub-view-size="12360 19174" draw:text-areas="0 0 ?f0 ?f1" svg:viewBox="0 0 0 0" draw:type="ooxml-non-primitive" draw:enhanced-path="M 10616 1 L 8873 80 8398 80 C 8240 80 8081 159 7923 159 7289 239 6734 397 6180 635 5863 793 5546 872 5229 1031 L 4437 1427 C 3328 2140 2298 3091 1585 4200 872 5388 396 6656 238 8003 0 9349 79 10775 396 12122 792 13390 1347 14657 2218 15846 L 1743 14816 C 1347 13944 1030 13073 872 12122 634 10617 792 9191 1109 7765 1585 6101 2535 4517 3961 3408 4674 2774 5546 2298 6417 2061 6655 1981 6893 1823 7130 1823 L 7923 1665 C 8160 1585 8398 1585 8636 1585 L 8794 1585 8715 1981 C 8636 2536 8556 3091 8477 3645 8319 4754 8240 5943 8240 7052 8160 9349 8477 11647 9190 13786 9824 15767 10933 17589 12359 19173 L 11963 18460 C 11567 17826 11250 17113 10933 16400 9903 13786 9428 11013 9507 8240 9507 6260 9745 4358 10141 2457 L 10141 2061 10299 1506 C 10379 1031 10537 476 10616 1 Z N">
                <draw:equation draw:name="f0" draw:formula="logwidth"/>
                <draw:equation draw:name="f1" draw:formula="logheight"/>
              </draw:enhanced-geometry>
            </draw:custom-shape>
            <draw:custom-shape draw:name="Google Shape;2593;p45" draw:style-name="gr23" draw:text-style-name="P26" draw:layer="layout" svg:width="0.077cm" svg:height="0.242cm" svg:x="8.185cm" svg:y="11.94cm">
              <text:p text:style-name="P20"/>
              <draw:enhanced-geometry draw:mirror-horizontal="false" draw:mirror-vertical="false" drawooo:sub-view-size="4675 15212" draw:text-areas="0 0 ?f0 ?f1" svg:viewBox="0 0 0 0" draw:type="ooxml-non-primitive" draw:enhanced-path="M 4675 0 C 4675 1 4279 317 3566 872 2536 1664 1744 2694 1110 3803 238 5625 1 7685 555 9587 1268 11805 2615 13786 4517 15212 L 4279 14816 C 4120 14578 3883 14182 3566 13706 2853 12518 2298 11250 1981 9904 1823 9507 1744 9032 1744 8636 1664 8240 1664 7765 1664 7368 1664 6497 1823 5625 2140 4754 2694 3090 3566 1506 4675 0 Z N">
                <draw:equation draw:name="f0" draw:formula="logwidth"/>
                <draw:equation draw:name="f1" draw:formula="logheight"/>
              </draw:enhanced-geometry>
            </draw:custom-shape>
            <draw:custom-shape draw:name="Google Shape;2594;p45" draw:style-name="gr4" draw:text-style-name="P4" draw:layer="layout" svg:width="0.507cm" svg:height="0.478cm" svg:x="8.088cm" svg:y="11.743cm">
              <text:p text:style-name="P20"/>
              <draw:enhanced-geometry draw:mirror-horizontal="false" draw:mirror-vertical="false" drawooo:sub-view-size="30434 29937" draw:text-areas="0 0 ?f0 ?f1" svg:viewBox="0 0 0 0" draw:type="ooxml-non-primitive" draw:enhanced-path="M 18305 0 C 16103 0 13793 1552 12201 3463 12042 3701 11963 3859 11805 4018 L 11646 4335 11409 4731 C 11329 4810 11250 4889 11250 4969 11171 5048 11013 5285 10933 5523 10933 5523 10933 5602 10854 5682 10775 5840 10696 6078 10616 6315 L 10537 6474 C 10537 6632 10458 6791 10458 6949 L 10458 7187 C 10379 7345 10379 7583 10379 7821 L 10379 13129 C 10379 13129 0 23824 13706 29132 L 14102 29291 14182 29291 14578 29370 14736 29449 15053 29528 15291 29528 15687 29608 15845 29608 16400 29687 16479 29687 C 17509 29766 18539 29924 19569 29924 L 20361 29924 C 20608 29933 20856 29937 21105 29937 25719 29937 30433 28501 29155 24141 28917 23428 27967 22953 26858 22398 L 26699 22398 25511 21843 C 25115 21685 24718 21527 24322 21289 23847 21130 23451 20814 23055 20497 22817 20338 22579 20101 22421 19863 22342 19784 22262 19704 22183 19625 L 21708 18991 21549 18754 C 21391 18516 21233 18278 21074 18041 L 21074 17961 C 20836 17645 20678 17328 20520 16932 20123 16219 19807 15426 19490 14713 18789 13079 18624 282 19820 282 19841 282 19863 286 19886 294 19373 92 18842 0 18305 0 Z N">
                <draw:equation draw:name="f0" draw:formula="logwidth"/>
                <draw:equation draw:name="f1" draw:formula="logheight"/>
              </draw:enhanced-geometry>
            </draw:custom-shape>
            <draw:custom-shape draw:name="Google Shape;2595;p45" draw:style-name="gr3" draw:text-style-name="P3" draw:layer="layout" svg:width="0.698cm" svg:height="0.592cm" svg:x="8.608cm" svg:y="13.06cm">
              <text:p text:style-name="P20"/>
              <draw:enhanced-geometry draw:mirror-horizontal="false" draw:mirror-vertical="false" drawooo:sub-view-size="41911 37076" draw:text-areas="0 0 ?f0 ?f1" svg:viewBox="0 0 0 0" draw:type="ooxml-non-primitive" draw:enhanced-path="M 8953 0 C 7923 1743 2536 9745 1 9824 1 9824 6735 33116 11092 34859 13391 35796 18550 37076 22745 37076 26357 37076 29253 36128 28997 33196 28601 28668 22788 28022 19499 28022 18184 28022 17272 28125 17272 28125 17272 28125 16083 18935 17826 16954 19331 15212 35176 15449 41911 6734 L 8953 0 Z N">
                <draw:equation draw:name="f0" draw:formula="logwidth"/>
                <draw:equation draw:name="f1" draw:formula="logheight"/>
              </draw:enhanced-geometry>
            </draw:custom-shape>
            <draw:custom-shape draw:name="Google Shape;2596;p45" draw:style-name="gr6" draw:text-style-name="P6" draw:layer="layout" svg:width="0.08cm" svg:height="0.082cm" svg:x="9.011cm" svg:y="13.554cm">
              <text:p text:style-name="P20"/>
              <draw:enhanced-geometry draw:mirror-horizontal="false" draw:mirror-vertical="false" drawooo:sub-view-size="4833 5209" draw:text-areas="0 0 ?f0 ?f1" svg:viewBox="0 0 0 0" draw:type="ooxml-non-primitive" draw:enhanced-path="M 914 1 C 608 1 301 46 0 138 238 218 476 297 713 376 1268 614 1743 931 2139 1327 2694 1881 3169 2436 3565 3070 4041 3703 4437 4416 4674 5209 4674 5129 4674 5050 4674 5050 4754 4892 4754 4733 4754 4575 4833 3941 4754 3387 4516 2832 4199 2040 3645 1327 3011 772 2394 267 1657 1 914 1 Z N">
                <draw:equation draw:name="f0" draw:formula="logwidth"/>
                <draw:equation draw:name="f1" draw:formula="logheight"/>
              </draw:enhanced-geometry>
            </draw:custom-shape>
            <draw:custom-shape draw:name="Google Shape;2597;p45" draw:style-name="gr6" draw:text-style-name="P6" draw:layer="layout" svg:width="0.118cm" svg:height="0.051cm" svg:x="8.905cm" svg:y="13.601cm">
              <text:p text:style-name="P20"/>
              <draw:enhanced-geometry draw:mirror-horizontal="false" draw:mirror-vertical="false" drawooo:sub-view-size="7131 3280" draw:text-areas="0 0 ?f0 ?f1" svg:viewBox="0 0 0 0" draw:type="ooxml-non-primitive" draw:enhanced-path="M 878 0 C 589 0 297 10 0 31 0 31 317 190 792 348 1268 586 1981 824 2694 1061 3486 1299 4278 1616 5071 1933 5784 2250 6497 2725 7130 3280 7051 3200 7051 3200 7130 3121 7051 2963 6972 2804 6972 2646 6655 2012 6259 1537 5704 1220 4991 665 4120 348 3248 190 2436 74 1667 0 878 0 Z N">
                <draw:equation draw:name="f0" draw:formula="logwidth"/>
                <draw:equation draw:name="f1" draw:formula="logheight"/>
              </draw:enhanced-geometry>
            </draw:custom-shape>
            <draw:custom-shape draw:name="Google Shape;2598;p45" draw:style-name="gr6" draw:text-style-name="P6" draw:layer="layout" svg:width="0.06cm" svg:height="0.046cm" svg:x="8.848cm" svg:y="13.513cm">
              <text:p text:style-name="P20"/>
              <draw:enhanced-geometry draw:mirror-horizontal="false" draw:mirror-vertical="false" drawooo:sub-view-size="3645 2944" draw:text-areas="0 0 ?f0 ?f1" svg:viewBox="0 0 0 0" draw:type="ooxml-non-primitive" draw:enhanced-path="M 2964 1 C 2111 1 1284 322 714 963 238 1518 1 2231 80 2944 L 397 2548 C 634 2310 951 2073 1268 1835 2060 1280 2853 646 3645 13 L 3249 13 C 3154 5 3059 1 2964 1 Z N">
                <draw:equation draw:name="f0" draw:formula="logwidth"/>
                <draw:equation draw:name="f1" draw:formula="logheight"/>
              </draw:enhanced-geometry>
            </draw:custom-shape>
            <draw:custom-shape draw:name="Google Shape;2599;p45" draw:style-name="gr6" draw:text-style-name="P6" draw:layer="layout" svg:width="0.349cm" svg:height="0.077cm" svg:x="8.798cm" svg:y="13.249cm">
              <text:p text:style-name="P20"/>
              <draw:enhanced-geometry draw:mirror-horizontal="false" draw:mirror-vertical="false" drawooo:sub-view-size="20995 4882" draw:text-areas="0 0 ?f0 ?f1" svg:viewBox="0 0 0 0" draw:type="ooxml-non-primitive" draw:enhanced-path="M 20995 1 C 20994 1 20361 159 19331 476 18222 793 16716 1268 14894 1902 12676 2695 10537 3328 8239 3724 7196 3920 6100 4062 4993 4062 4755 4062 4517 4055 4278 4041 2852 3962 1426 3724 0 3249 L 0 3249 555 3487 C 1030 3724 1505 3962 2060 4121 3518 4628 5026 4881 6545 4881 6924 4881 7305 4865 7685 4834 10062 4517 12438 3962 14657 3011 16796 2140 18935 1110 20995 1 Z N">
                <draw:equation draw:name="f0" draw:formula="logwidth"/>
                <draw:equation draw:name="f1" draw:formula="logheight"/>
              </draw:enhanced-geometry>
            </draw:custom-shape>
            <draw:custom-shape draw:name="Google Shape;2600;p45" draw:style-name="gr4" draw:text-style-name="P4" draw:layer="layout" svg:width="0.67cm" svg:height="0.593cm" svg:x="8.606cm" svg:y="13.06cm">
              <text:p text:style-name="P20"/>
              <draw:enhanced-geometry draw:mirror-horizontal="false" draw:mirror-vertical="false" drawooo:sub-view-size="40247 37156" draw:text-areas="0 0 ?f0 ?f1" svg:viewBox="0 0 0 0" draw:type="ooxml-non-primitive" draw:enhanced-path="M 9032 0 C 8002 1743 2615 9745 0 9983 0 9983 6814 33275 11092 34939 13434 35875 18612 37155 22817 37155 26436 37155 29332 36207 29076 33275 28997 32403 28680 31532 28046 30819 26534 32265 24204 33984 21372 33984 20791 33984 20189 33912 19569 33750 15528 32562 18935 29789 21470 28204 20757 28165 20064 28145 19381 28145 18697 28145 18024 28165 17351 28204 17351 28204 17192 27333 17113 26145 15944 26911 14713 27492 13692 27492 12707 27492 11917 26950 11567 25511 10854 22025 14182 19965 17192 18935 17192 18222 17509 17588 17905 16954 19252 15370 32799 15449 40167 8715 40247 7923 40247 7131 40088 6418 L 9032 0 Z N">
                <draw:equation draw:name="f0" draw:formula="logwidth"/>
                <draw:equation draw:name="f1" draw:formula="logheight"/>
              </draw:enhanced-geometry>
            </draw:custom-shape>
            <draw:custom-shape draw:name="Google Shape;2601;p45" draw:style-name="gr4" draw:text-style-name="P4" draw:layer="layout" svg:width="2.817cm" svg:height="1.815cm" svg:x="7.956cm" svg:y="11.947cm">
              <text:p text:style-name="P20"/>
              <draw:enhanced-geometry draw:mirror-horizontal="false" draw:mirror-vertical="false" drawooo:sub-view-size="168988 113560" draw:text-areas="0 0 ?f0 ?f1" svg:viewBox="0 0 0 0" draw:type="ooxml-non-primitive" draw:enhanced-path="M 91467 1 C 90500 1 89679 262 89287 1000 87861 3614 91822 6228 91822 6228 91822 6228 90876 6010 89771 6010 88296 6010 86537 6398 86356 8209 L 86118 11378 C 86118 11378 79956 13174 73384 13174 70097 13174 66708 12725 63935 11378 57836 8416 47820 3750 38694 3750 35372 3750 32168 4368 29314 5911 18698 11695 555 37601 1110 40770 1295 41827 1902 42179 2630 42179 4085 42179 6022 40771 6022 40770 L 6022 40770 C 6022 40771 1 49961 1981 52258 2774 53145 3731 53412 4594 53412 5889 53412 6973 52813 6973 52813 6973 52813 16163 70638 20203 74362 24244 78165 21312 84186 15608 84503 15608 84503 22342 107795 26620 109459 28962 110395 34141 111675 38345 111675 41964 111675 44861 110727 44604 107795 44215 103347 38559 102684 35220 102684 33801 102684 32800 102804 32800 102804 32800 102804 31612 93614 33354 91633 35097 89573 55934 90207 59816 76739 59816 76739 69644 82505 82038 82505 87962 82505 94472 81188 100775 77293 100775 77293 109410 106052 115986 110726 118839 112696 123061 113559 126929 113559 132083 113559 136607 112027 136426 109538 136188 105260 126127 102645 126127 102645 125176 102407 123275 90524 123354 89335 123500 89324 123639 89318 123772 89318 127239 89318 126335 93164 129692 93851 129914 93892 130135 93911 130354 93911 132712 93911 134836 91682 135634 89652 L 135634 89652 C 135385 91267 135672 92590 136953 92590 137306 92590 137734 92489 138248 92267 139912 91474 140229 89098 141417 87989 L 141417 87989 C 140862 92187 136505 102724 140783 106052 142900 107718 148677 109359 153531 109359 157216 109359 160370 108413 160986 105814 161778 102011 151479 99476 151479 99476 151479 99476 164947 77610 167007 70084 168987 62637 119947 2584 97051 1554 97051 1554 93825 1 91467 1 Z N">
                <draw:equation draw:name="f0" draw:formula="logwidth"/>
                <draw:equation draw:name="f1" draw:formula="logheight"/>
              </draw:enhanced-geometry>
            </draw:custom-shape>
            <draw:custom-shape draw:name="Google Shape;2602;p45" draw:style-name="gr4" draw:text-style-name="P4" draw:layer="layout" svg:width="1.057cm" svg:height="1.227cm" svg:x="7.949cm" svg:y="12.509cm">
              <text:p text:style-name="P20"/>
              <draw:enhanced-geometry draw:mirror-horizontal="false" draw:mirror-vertical="false" drawooo:sub-view-size="63460 76768" draw:text-areas="0 0 ?f0 ?f1" svg:viewBox="0 0 0 0" draw:type="ooxml-non-primitive" draw:enhanced-path="M 13786 0 L 13786 0 C 13785 0 8974 1999 6004 1999 4629 1999 3649 1571 3724 317 3724 238 3724 159 3803 0 L 3803 0 C 2060 2852 1110 4991 1268 5783 1453 6840 2060 7192 2788 7192 4243 7192 6180 5784 6180 5783 L 6180 5783 C 6180 5784 1 14894 2060 17271 2879 18184 3822 18459 4662 18459 5936 18459 6972 17826 6972 17826 6972 17826 16242 35731 20203 39454 24243 43178 21391 49199 15608 49516 15608 49516 22421 72808 26699 74551 29041 75487 34220 76767 38424 76767 42043 76767 44940 75819 44683 72887 44231 68360 38402 67713 35108 67713 33791 67713 32879 67817 32879 67817 32879 67817 31691 58627 33433 56646 35097 54665 55933 55220 59895 41752 59895 41752 60608 42227 61954 42861 L 63460 29155 63460 29155 C 63460 29155 63380 29472 63222 29947 62106 33370 56865 46999 46188 46999 45498 46999 44785 46942 44050 46822 30344 44524 15212 11805 15212 11805 15212 11805 11283 15247 8599 15247 7687 15247 6919 14850 6497 13785 4913 9586 13786 0 13786 0 Z N">
                <draw:equation draw:name="f0" draw:formula="logwidth"/>
                <draw:equation draw:name="f1" draw:formula="logheight"/>
              </draw:enhanced-geometry>
            </draw:custom-shape>
            <draw:custom-shape draw:name="Google Shape;2603;p45" draw:style-name="gr3" draw:text-style-name="P3" draw:layer="layout" svg:width="2.438cm" svg:height="0.89cm" svg:x="8.215cm" svg:y="12.873cm">
              <text:p text:style-name="P20"/>
              <draw:enhanced-geometry draw:mirror-horizontal="false" draw:mirror-vertical="false" drawooo:sub-view-size="146250 55683" draw:text-areas="0 0 ?f0 ?f1" svg:viewBox="0 0 0 0" draw:type="ooxml-non-primitive" draw:enhanced-path="M 106479 0 C 106479 0 111305 7541 108745 7541 108681 7541 108612 7536 108539 7526 108290 7493 108058 7478 107840 7478 105492 7478 104894 9269 104894 9269 104894 9269 109806 23530 103865 25194 103653 25254 103422 25282 103172 25282 96489 25282 76611 4595 76611 4595 76611 4595 76611 10441 72928 10441 72410 10441 71819 10325 71145 10062 65680 7923 65282 6260 65282 6259 L 65282 6259 C 65282 6261 66246 10778 64496 10778 64239 10778 63924 10681 63539 10458 60608 8794 59816 4595 59816 4595 59816 4595 58435 9930 55785 9930 55458 9930 55111 9848 54745 9666 52448 8398 50467 6734 48883 4674 48883 4674 43301 29692 28671 29692 27231 29692 25704 29450 24085 28917 7844 23688 9587 17033 10142 15766 L 10142 15766 C 9191 17826 7923 19806 6418 21549 5705 24481 3011 26620 1 26620 1 26620 6735 49912 11092 51655 13391 52591 18551 53871 22746 53871 26357 53871 29254 52923 28997 49991 28601 45464 22789 44817 19499 44817 18184 44817 17272 44921 17272 44921 17272 44921 16084 35731 17826 33750 19569 31690 40326 32324 44288 18935 44288 18935 54080 24701 66450 24701 72363 24701 78865 23384 85168 19489 85168 19489 93803 48248 100458 52843 103287 54820 107511 55683 111385 55683 116515 55683 121033 54171 120898 51734 120581 47377 110519 44762 110519 44762 109569 44524 107747 32720 107826 31452 107934 31446 108039 31442 108140 31442 111649 31442 110696 35352 114085 35968 114346 36022 114605 36047 114861 36047 117239 36047 119311 33844 120026 31769 L 120026 31769 C 119781 33424 120058 34748 121297 34748 121659 34748 122103 34635 122641 34384 124305 33671 124542 31215 125889 30185 L 125889 30185 C 125334 34384 120898 44921 125255 48248 127371 49869 133120 51515 137951 51515 141622 51515 144763 50565 145378 47931 146250 44208 135871 41593 135871 41593 135871 41593 139674 35493 143477 28679 143002 28363 142685 27887 142605 27253 142130 24322 142526 21312 143794 18539 L 106479 0 Z N">
                <draw:equation draw:name="f0" draw:formula="logwidth"/>
                <draw:equation draw:name="f1" draw:formula="logheight"/>
              </draw:enhanced-geometry>
            </draw:custom-shape>
            <draw:custom-shape draw:name="Google Shape;2604;p45" draw:style-name="gr3" draw:text-style-name="P3" draw:layer="layout" svg:width="0.001cm" svg:height="0.003cm" svg:x="8.384cm" svg:y="13.121cm">
              <text:p text:style-name="P20"/>
              <draw:enhanced-geometry draw:mirror-horizontal="false" draw:mirror-vertical="false" drawooo:sub-view-size="80 238" draw:text-areas="0 0 ?f0 ?f1" svg:viewBox="0 0 0 0" draw:type="ooxml-non-primitive" draw:enhanced-path="M 80 0 L 1 238 C 80 79 80 0 80 0 Z N">
                <draw:equation draw:name="f0" draw:formula="logwidth"/>
                <draw:equation draw:name="f1" draw:formula="logheight"/>
              </draw:enhanced-geometry>
            </draw:custom-shape>
            <draw:custom-shape draw:name="Google Shape;2605;p45" draw:style-name="gr4" draw:text-style-name="P4" draw:layer="layout" svg:width="2.426cm" svg:height="0.891cm" svg:x="8.214cm" svg:y="12.872cm">
              <text:p text:style-name="P20"/>
              <draw:enhanced-geometry draw:mirror-horizontal="false" draw:mirror-vertical="false" drawooo:sub-view-size="145537 55757" draw:text-areas="0 0 ?f0 ?f1" svg:viewBox="0 0 0 0" draw:type="ooxml-non-primitive" draw:enhanced-path="M 106558 1 C 106558 1 111386 7621 108896 7621 108834 7621 108768 7616 108697 7606 108442 7573 108203 7558 107980 7558 105571 7558 104973 9349 104973 9349 104973 9349 105211 10062 105528 11172 107826 14182 109093 17826 109252 21629 109252 24798 109252 28443 109331 31691 111628 32325 111311 35494 114243 36048 114471 36090 114698 36109 114924 36109 117286 36109 119461 33946 120185 31849 L 120185 31849 C 119938 33454 120220 34818 121480 34818 121838 34818 122274 34709 122799 34464 124067 33909 124542 32404 125255 31215 L 125255 31215 C 124795 31550 124358 31752 123965 31752 123614 31752 123299 31590 123037 31215 121056 28680 120739 20362 120739 20362 120739 20362 118617 30286 116028 30286 115831 30286 115632 30229 115431 30106 112658 28443 111787 18619 113767 16955 114048 16719 114450 16619 114945 16619 117841 16619 123895 20059 127128 20059 127247 20059 127362 20054 127473 20045 129295 19966 122641 12122 115669 4596 L 115748 4596 106558 1 Z M 109252 40643 C 107588 42069 106003 43733 104736 45555 104102 46823 104260 48328 105132 49437 108063 48011 111074 46902 114164 46031 112975 45555 111787 45159 110598 44842 110282 44763 109727 42941 109252 40643 Z M 129058 25987 C 128107 27650 127077 29156 125810 30582 125097 34939 121056 45001 125255 48249 127417 49915 133187 51556 138028 51556 141703 51556 144842 50610 145457 48011 145537 46902 145061 45872 144110 45238 143588 46544 142420 48173 139586 48173 138981 48173 138301 48099 137535 47932 132148 46664 134762 43654 137535 42149 136584 41832 135871 41673 135871 41673 135871 41673 136505 40722 137376 39217 L 137376 39217 C 135456 40110 133535 40777 132055 40777 130909 40777 130027 40378 129612 39376 127315 34384 130722 29789 130722 29789 L 129058 25987 Z M 48645 5943 C 47615 9904 46189 13707 44367 17272 42069 22501 38266 27650 32166 29631 28317 30849 25066 31350 22348 31350 15165 31350 11717 27845 10854 24798 10300 22738 9508 20599 8715 18539 8002 19649 7289 20679 6497 21629 5797 24586 3187 26702 167 26702 112 26702 56 26701 1 26700 L 1 26700 C 1 26700 6735 49992 11092 51735 13391 52671 18550 53951 22746 53951 26357 53951 29253 53003 28997 50071 28918 48645 28205 47377 27016 46664 25749 49120 23214 50626 20441 50705 16321 50626 17113 46823 19094 44921 17985 44921 17272 45001 17272 45001 17272 45001 17113 43812 17034 42149 15872 43020 14710 43655 13819 43655 13252 43655 12795 43398 12518 42782 10996 39448 12790 35384 15654 35384 15921 35384 16196 35419 16479 35494 16717 35573 16955 35573 17192 35652 17272 34939 17509 34305 17905 33830 19569 31849 40405 32404 44367 18936 44367 18936 54159 24702 66529 24702 72442 24702 78944 23385 85247 19490 85247 19490 93882 48328 100537 52923 103390 54893 107598 55756 111455 55756 116595 55756 121113 54224 120977 51735 120739 50546 120105 49437 119075 48724 117434 50776 113367 53061 108983 53061 106597 53061 104117 52385 101884 50626 93486 43891 87623 21154 85405 16955 83108 12756 77007 6894 77007 6893 L 77007 6893 C 77007 6894 78858 18387 71143 18387 71040 18387 70935 18385 70828 18381 62667 18143 52606 16717 51497 13628 50784 11647 49516 8240 48645 5943 Z N">
                <draw:equation draw:name="f0" draw:formula="logwidth"/>
                <draw:equation draw:name="f1" draw:formula="logheight"/>
              </draw:enhanced-geometry>
            </draw:custom-shape>
            <draw:custom-shape draw:name="Google Shape;2606;p45" draw:style-name="gr6" draw:text-style-name="P6" draw:layer="layout" svg:width="0.11cm" svg:height="0.115cm" svg:x="10.06cm" svg:y="13.611cm">
              <text:p text:style-name="P20"/>
              <draw:enhanced-geometry draw:mirror-horizontal="false" draw:mirror-vertical="false" drawooo:sub-view-size="6656 7250" draw:text-areas="0 0 ?f0 ?f1" svg:viewBox="0 0 0 0" draw:type="ooxml-non-primitive" draw:enhanced-path="M 1110 0 C 733 0 357 40 0 119 L 238 199 C 476 278 713 357 1030 436 1743 753 2456 1149 3090 1704 3882 2417 4516 3288 4992 4160 5546 5110 5942 6140 6418 7250 6497 6933 6576 6616 6576 6378 6655 5507 6576 4714 6259 3922 5942 2734 5150 1704 4199 991 3566 515 2932 199 2219 119 1862 40 1486 0 1110 0 Z N">
                <draw:equation draw:name="f0" draw:formula="logwidth"/>
                <draw:equation draw:name="f1" draw:formula="logheight"/>
              </draw:enhanced-geometry>
            </draw:custom-shape>
            <draw:custom-shape draw:name="Google Shape;2607;p45" draw:style-name="gr6" draw:text-style-name="P6" draw:layer="layout" svg:width="0.122cm" svg:height="0.102cm" svg:x="9.983cm" svg:y="13.663cm">
              <text:p text:style-name="P20"/>
              <draw:enhanced-geometry draw:mirror-horizontal="false" draw:mirror-vertical="false" drawooo:sub-view-size="7369 6449" draw:text-areas="0 0 ?f0 ?f1" svg:viewBox="0 0 0 0" draw:type="ooxml-non-primitive" draw:enhanced-path="M 1598 0 C 1045 0 523 74 1 190 L 318 269 C 555 348 793 428 1031 507 1823 744 2536 1141 3170 1616 4041 2171 4754 2884 5467 3676 6101 4547 6735 5498 7369 6449 L 7369 6211 C 7369 5973 7369 5736 7369 5577 7289 4785 7052 3993 6655 3280 5784 1537 4120 348 2219 31 2007 10 1800 0 1598 0 Z N">
                <draw:equation draw:name="f0" draw:formula="logwidth"/>
                <draw:equation draw:name="f1" draw:formula="logheight"/>
              </draw:enhanced-geometry>
            </draw:custom-shape>
            <draw:custom-shape draw:name="Google Shape;2608;p45" draw:style-name="gr6" draw:text-style-name="P6" draw:layer="layout" svg:width="0.117cm" svg:height="0.078cm" svg:x="9.956cm" svg:y="13.594cm">
              <text:p text:style-name="P20"/>
              <draw:enhanced-geometry draw:mirror-horizontal="false" draw:mirror-vertical="false" drawooo:sub-view-size="7052 4912" draw:text-areas="0 0 ?f0 ?f1" svg:viewBox="0 0 0 0" draw:type="ooxml-non-primitive" draw:enhanced-path="M 5467 0 C 5071 0 4674 0 4278 159 3328 396 2377 951 1664 1743 872 2614 238 3724 0 4912 0 4912 317 4674 713 4278 872 4041 1188 3803 1426 3644 1664 3328 1981 3090 2298 2852 3803 1822 5387 872 7051 79 6813 0 6576 0 6338 0 Z N">
                <draw:equation draw:name="f0" draw:formula="logwidth"/>
                <draw:equation draw:name="f1" draw:formula="logheight"/>
              </draw:enhanced-geometry>
            </draw:custom-shape>
            <draw:custom-shape draw:name="Google Shape;2609;p45" draw:style-name="gr6" draw:text-style-name="P6" draw:layer="layout" svg:width="0.088cm" svg:height="0.555cm" svg:x="9.956cm" svg:y="13.007cm">
              <text:p text:style-name="P20"/>
              <draw:enhanced-geometry draw:mirror-horizontal="false" draw:mirror-vertical="false" drawooo:sub-view-size="5309 34781" draw:text-areas="0 0 ?f0 ?f1" svg:viewBox="0 0 0 0" draw:type="ooxml-non-primitive" draw:enhanced-path="M 0 1 L 396 872 951 1823 C 1188 2219 1268 2695 1505 3249 2535 6022 3169 8953 3328 11885 3565 15450 3328 19411 3407 23451 3407 27334 4041 31136 5308 34781 5308 34781 5308 34543 5150 34068 5071 33592 4991 32958 4912 32087 4754 29552 4674 27017 4754 24481 4754 21312 5071 17430 4754 13152 4595 10855 4120 8636 3407 6418 2615 4121 1505 1982 0 1 Z N">
                <draw:equation draw:name="f0" draw:formula="logwidth"/>
                <draw:equation draw:name="f1" draw:formula="logheight"/>
              </draw:enhanced-geometry>
            </draw:custom-shape>
            <draw:custom-shape draw:name="Google Shape;2610;p45" draw:style-name="gr2" draw:text-style-name="P2" draw:layer="layout" svg:width="0.177cm" svg:height="0.341cm" svg:x="9.493cm" svg:y="12.967cm">
              <text:p text:style-name="P20"/>
              <draw:enhanced-geometry draw:mirror-horizontal="false" draw:mirror-vertical="false" drawooo:sub-view-size="10696 21392" draw:text-areas="0 0 ?f0 ?f1" svg:viewBox="0 0 0 0" draw:type="ooxml-non-primitive" draw:enhanced-path="M 0 1 L 1109 2140 3961 7527 C 6259 11726 8794 17034 10696 21391 10696 21391 10616 20678 10379 19490 10299 19173 10220 18856 10220 18539 10141 18143 9983 17747 9824 17351 9586 16400 9270 15450 8953 14578 L 8319 12914 C 8081 12360 7764 11805 7527 11251 6972 10062 6259 8874 5546 7686 3882 4992 1981 2457 0 1 Z N">
                <draw:equation draw:name="f0" draw:formula="logwidth"/>
                <draw:equation draw:name="f1" draw:formula="logheight"/>
              </draw:enhanced-geometry>
            </draw:custom-shape>
            <draw:custom-shape draw:name="Google Shape;2611;p45" draw:style-name="gr2" draw:text-style-name="P2" draw:layer="layout" svg:width="0.125cm" svg:height="0.116cm" svg:x="10.357cm" svg:y="13.235cm">
              <text:p text:style-name="P20"/>
              <draw:enhanced-geometry draw:mirror-horizontal="false" draw:mirror-vertical="false" drawooo:sub-view-size="7527 7321" draw:text-areas="0 0 ?f0 ?f1" svg:viewBox="0 0 0 0" draw:type="ooxml-non-primitive" draw:enhanced-path="M 1030 0 L 792 397 C 634 793 476 1189 317 1664 159 2298 0 2932 0 3645 0 4516 317 5467 951 6180 1268 6576 1743 6893 2219 7131 2624 7247 3030 7320 3436 7320 3585 7320 3734 7310 3882 7289 5071 7210 6101 6576 6734 5625 7289 4675 7527 3645 7368 2615 7289 1664 6972 793 6417 80 L 6417 397 C 6497 713 6497 1030 6576 1347 6655 2456 6417 3566 5942 4516 5546 5071 4991 5546 4358 5784 4046 5888 3720 5946 3398 5946 2983 5946 2576 5849 2219 5625 1505 5071 951 4279 872 3407 713 2219 792 1110 1030 0 Z N">
                <draw:equation draw:name="f0" draw:formula="logwidth"/>
                <draw:equation draw:name="f1" draw:formula="logheight"/>
              </draw:enhanced-geometry>
            </draw:custom-shape>
            <draw:custom-shape draw:name="Google Shape;2612;p45" draw:style-name="gr6" draw:text-style-name="P6" draw:layer="layout" svg:width="0.094cm" svg:height="0.091cm" svg:x="10.53cm" svg:y="13.579cm">
              <text:p text:style-name="P20"/>
              <draw:enhanced-geometry draw:mirror-horizontal="false" draw:mirror-vertical="false" drawooo:sub-view-size="5705 5752" draw:text-areas="0 0 ?f0 ?f1" svg:viewBox="0 0 0 0" draw:type="ooxml-non-primitive" draw:enhanced-path="M 1612 1 C 1071 1 521 122 1 364 L 238 364 C 476 364 634 444 872 523 1506 681 2060 998 2536 1474 3170 2028 3724 2662 4120 3375 4596 4167 5071 5039 5626 5752 5626 5514 5705 5276 5705 5039 5705 4405 5626 3692 5388 3058 5071 2107 4437 1236 3566 602 2986 201 2307 1 1612 1 Z N">
                <draw:equation draw:name="f0" draw:formula="logwidth"/>
                <draw:equation draw:name="f1" draw:formula="logheight"/>
              </draw:enhanced-geometry>
            </draw:custom-shape>
            <draw:custom-shape draw:name="Google Shape;2613;p45" draw:style-name="gr6" draw:text-style-name="P6" draw:layer="layout" svg:width="0.09cm" svg:height="0.082cm" svg:x="10.466cm" svg:y="13.622cm">
              <text:p text:style-name="P20"/>
              <draw:enhanced-geometry draw:mirror-horizontal="false" draw:mirror-vertical="false" drawooo:sub-view-size="5468 5745" draw:text-areas="0 0 ?f0 ?f1" svg:viewBox="0 0 0 0" draw:type="ooxml-non-primitive" draw:enhanced-path="M 1539 0 C 1028 0 507 121 1 358 318 358 555 437 872 516 1427 754 1981 1071 2457 1546 3011 2101 3487 2734 3883 3368 4358 4160 4754 4953 5230 5745 5309 5507 5309 5270 5388 5032 5467 4398 5388 3685 5230 3051 4913 2101 4279 1229 3487 674 2896 220 2226 0 1539 0 Z N">
                <draw:equation draw:name="f0" draw:formula="logwidth"/>
                <draw:equation draw:name="f1" draw:formula="logheight"/>
              </draw:enhanced-geometry>
            </draw:custom-shape>
            <draw:custom-shape draw:name="Google Shape;2614;p45" draw:style-name="gr6" draw:text-style-name="P6" draw:layer="layout" svg:width="0.095cm" svg:height="0.075cm" svg:x="10.4cm" svg:y="13.529cm">
              <text:p text:style-name="P20"/>
              <draw:enhanced-geometry draw:mirror-horizontal="false" draw:mirror-vertical="false" drawooo:sub-view-size="5785 4783" draw:text-areas="0 0 ?f0 ?f1" svg:viewBox="0 0 0 0" draw:type="ooxml-non-primitive" draw:enhanced-path="M 3765 1 C 3617 1 3471 11 3328 29 2298 187 1427 742 872 1613 238 2485 1 3673 238 4782 L 397 4624 C 476 4465 476 4307 634 4069 951 3514 1268 3039 1744 2564 2219 2088 2773 1613 3407 1375 4001 1045 4651 880 5355 880 5496 880 5639 887 5784 900 L 5626 742 C 5546 583 5388 504 5229 425 4800 118 4274 1 3765 1 Z N">
                <draw:equation draw:name="f0" draw:formula="logwidth"/>
                <draw:equation draw:name="f1" draw:formula="logheight"/>
              </draw:enhanced-geometry>
            </draw:custom-shape>
            <draw:custom-shape draw:name="Google Shape;2615;p45" draw:style-name="gr6" draw:text-style-name="P6" draw:layer="layout" svg:width="0.226cm" svg:height="0.417cm" svg:x="10.468cm" svg:y="13.147cm">
              <text:p text:style-name="P20"/>
              <draw:enhanced-geometry draw:mirror-horizontal="false" draw:mirror-vertical="false" drawooo:sub-view-size="13627 26145" draw:text-areas="0 0 ?f0 ?f1" svg:viewBox="0 0 0 0" draw:type="ooxml-non-primitive" draw:enhanced-path="M 13627 1 C 13627 1 13310 793 12755 2140 L 12359 3328 C 12201 3724 11963 4120 11725 4596 11250 5626 10854 6656 10141 7844 L 9190 9666 C 8873 10300 8398 10934 8081 11647 7289 12994 6417 14420 5546 16004 3724 19015 1743 22421 0 26145 L 1743 23689 C 2852 22184 4357 20045 6021 17589 7923 14895 9507 12122 10933 9191 11250 8399 11646 7685 11884 6893 12201 6022 12438 5309 12676 4516 12914 3803 13151 3011 13231 2219 13389 1506 13548 793 13627 1 Z N">
                <draw:equation draw:name="f0" draw:formula="logwidth"/>
                <draw:equation draw:name="f1" draw:formula="logheight"/>
              </draw:enhanced-geometry>
            </draw:custom-shape>
            <draw:custom-shape draw:name="Google Shape;2616;p45" draw:style-name="gr6" draw:text-style-name="P6" draw:layer="layout" svg:width="0.119cm" svg:height="0.1cm" svg:x="8.568cm" svg:y="13.619cm">
              <text:p text:style-name="P20"/>
              <draw:enhanced-geometry draw:mirror-horizontal="false" draw:mirror-vertical="false" drawooo:sub-view-size="7211 4774" draw:text-areas="0 0 ?f0 ?f1" svg:viewBox="0 0 0 0" draw:type="ooxml-non-primitive" draw:enhanced-path="M 1892 0 C 1269 0 635 59 1 178 1 178 318 337 872 495 L 3091 1287 C 3883 1525 4675 1921 5467 2476 6180 3030 6656 3902 6893 4773 6973 4536 7052 4298 7131 3981 7210 3268 7052 2476 6577 1842 5864 891 4834 337 3724 178 3130 59 2516 0 1892 0 Z N">
                <draw:equation draw:name="f0" draw:formula="logwidth"/>
                <draw:equation draw:name="f1" draw:formula="logheight"/>
              </draw:enhanced-geometry>
            </draw:custom-shape>
            <draw:custom-shape draw:name="Google Shape;2617;p45" draw:style-name="gr6" draw:text-style-name="P6" draw:layer="layout" svg:width="0.114cm" svg:height="0.063cm" svg:x="8.52cm" svg:y="13.67cm">
              <text:p text:style-name="P20"/>
              <draw:enhanced-geometry draw:mirror-horizontal="false" draw:mirror-vertical="false" drawooo:sub-view-size="6893 4011" draw:text-areas="0 0 ?f0 ?f1" svg:viewBox="0 0 0 0" draw:type="ooxml-non-primitive" draw:enhanced-path="M 2680 1 C 1740 1 820 241 0 683 L 871 841 C 1505 920 2218 1079 2852 1237 3644 1396 4357 1713 5070 2109 5783 2584 6417 3218 6893 4010 6893 3772 6893 3535 6893 3297 6813 2584 6576 1871 6100 1316 5387 524 4437 49 3407 49 3164 16 2921 1 2680 1 Z N">
                <draw:equation draw:name="f0" draw:formula="logwidth"/>
                <draw:equation draw:name="f1" draw:formula="logheight"/>
              </draw:enhanced-geometry>
            </draw:custom-shape>
            <draw:custom-shape draw:name="Google Shape;2618;p45" draw:style-name="gr6" draw:text-style-name="P6" draw:layer="layout" svg:width="0.084cm" svg:height="0.053cm" svg:x="8.436cm" svg:y="13.577cm">
              <text:p text:style-name="P20"/>
              <draw:enhanced-geometry draw:mirror-horizontal="false" draw:mirror-vertical="false" drawooo:sub-view-size="5071 3407" draw:text-areas="0 0 ?f0 ?f1" svg:viewBox="0 0 0 0" draw:type="ooxml-non-primitive" draw:enhanced-path="M 3090 0 C 2298 79 1585 396 1030 1030 476 1664 80 2535 0 3407 159 3248 317 3169 555 3011 634 2852 872 2773 1030 2615 L 1347 2377 1743 2139 C 2694 1426 3803 951 5071 713 4912 634 4754 475 4595 396 4437 238 4199 159 3962 159 3724 0 3407 0 3090 0 Z N">
                <draw:equation draw:name="f0" draw:formula="logwidth"/>
                <draw:equation draw:name="f1" draw:formula="logheight"/>
              </draw:enhanced-geometry>
            </draw:custom-shape>
            <draw:custom-shape draw:name="Google Shape;2619;p45" draw:style-name="gr2" draw:text-style-name="P2" draw:layer="layout" svg:width="0.15cm" svg:height="0.399cm" svg:x="8.206cm" svg:y="13.082cm">
              <text:p text:style-name="P20"/>
              <draw:enhanced-geometry draw:mirror-horizontal="false" draw:mirror-vertical="false" drawooo:sub-view-size="9032 25036" draw:text-areas="0 0 ?f0 ?f1" svg:viewBox="0 0 0 0" draw:type="ooxml-non-primitive" draw:enhanced-path="M 6972 0 L 7210 476 C 7368 872 7527 1268 7685 1743 8160 3407 8160 5150 7844 6893 7606 8081 7131 9190 6576 10220 5863 11329 4833 12201 3565 12597 3249 12755 2932 12755 2615 12835 L 2060 12835 C 1823 12835 1823 12835 1268 12755 L 80 12597 0 12597 0 12676 0 12993 80 13627 159 14261 C 159 14419 238 14498 238 14657 634 15845 1347 16875 2298 17667 2694 17984 3090 18222 3486 18460 3565 18539 3724 18618 3803 18697 3882 18697 3962 18776 4041 18776 3962 18856 3803 18935 3724 19014 L 3407 19410 C 3249 19569 3169 19648 3090 19886 2773 20519 2694 21312 3011 22025 3565 23292 4516 24401 5784 25035 L 5388 24639 C 4991 24322 4595 23926 4278 23451 3803 22817 3486 22104 3486 21312 3407 20836 3565 20440 3882 20123 3962 20044 4041 19886 4120 19886 4199 19727 4358 19648 4516 19569 4991 19331 5467 19093 5942 18935 5705 18697 5308 18460 4991 18222 4675 18063 4358 17826 4120 17667 3724 17350 3328 17034 3011 16717 2298 16162 1823 15370 1585 14419 1479 14208 1479 14208 1491 14208 L 1491 14208 C 1497 14208 1506 14208 1506 14181 1704 14221 1902 14241 2110 14241 2318 14241 2536 14221 2773 14181 4041 14102 5229 13548 6180 12676 7923 10854 8953 8477 8953 6021 9032 3803 8319 1664 6972 0 Z N">
                <draw:equation draw:name="f0" draw:formula="logwidth"/>
                <draw:equation draw:name="f1" draw:formula="logheight"/>
              </draw:enhanced-geometry>
            </draw:custom-shape>
            <draw:custom-shape draw:name="Google Shape;2620;p45" draw:style-name="gr4" draw:text-style-name="P4" draw:layer="layout" svg:width="0.678cm" svg:height="0.133cm" svg:x="8.958cm" svg:y="13.15cm">
              <text:p text:style-name="P20"/>
              <draw:enhanced-geometry draw:mirror-horizontal="false" draw:mirror-vertical="false" drawooo:sub-view-size="40722 8399" draw:text-areas="0 0 ?f0 ?f1" svg:viewBox="0 0 0 0" draw:type="ooxml-non-primitive" draw:enhanced-path="M 0 0 L 872 872 C 1109 1109 1505 1426 1822 1823 2219 2219 2852 2536 3328 2932 6417 5071 9903 6576 13548 7447 14657 7685 15845 7923 16954 8081 18143 8240 19331 8319 20519 8398 L 23292 8398 24243 8319 26144 8161 27967 7844 C 32720 7210 37077 5150 40722 1981 L 40722 1981 39929 2377 C 39216 2852 38503 3249 37711 3645 35018 4992 32086 5942 28996 6418 26672 6785 24348 6963 22023 6963 19832 6963 17640 6804 15449 6497 9824 5705 4437 3486 0 0 Z N">
                <draw:equation draw:name="f0" draw:formula="logwidth"/>
                <draw:equation draw:name="f1" draw:formula="logheight"/>
              </draw:enhanced-geometry>
            </draw:custom-shape>
            <draw:custom-shape draw:name="Google Shape;2621;p45" draw:style-name="gr3" draw:text-style-name="P3" draw:layer="layout" svg:width="2.135cm" svg:height="2.826cm" svg:x="9.462cm" svg:y="10.422cm">
              <text:p text:style-name="P20"/>
              <draw:enhanced-geometry draw:mirror-horizontal="false" draw:mirror-vertical="false" drawooo:sub-view-size="128107 176740" draw:text-areas="0 0 ?f0 ?f1" svg:viewBox="0 0 0 0" draw:type="ooxml-non-primitive" draw:enhanced-path="M 23252 1 C 22829 1 22419 81 22025 250 8319 6112 12597 50320 14894 62917 14894 62917 634 82327 1743 85733 2852 89140 7447 89695 7447 89695 7447 89695 0 94290 9190 104034 L 15449 109105 C 15449 109105 3486 120513 6338 122256 7989 123265 10968 123478 13184 123478 14795 123478 16003 123365 16003 123365 L 16003 123365 C 16003 123365 12042 135645 16003 136834 16714 137033 17354 137114 17925 137114 20534 137114 21707 135408 21708 135407 L 21708 135407 C 21708 135408 21154 142776 35968 158779 45970 169583 55466 176740 61994 176740 65136 176740 67591 175082 69084 171376 69084 171376 69827 171578 71083 171578 74981 171578 83821 169629 90712 153629 95149 152678 98635 149351 99902 145073 102200 137705 99903 126297 99902 126297 L 99902 126297 C 99903 126297 101660 128953 103296 128953 103938 128953 104561 128544 105052 127406 106716 123444 99348 115443 99348 115443 99348 115443 110122 114888 116460 106332 120739 100390 119392 98013 114321 93656 L 114321 93656 C 115167 93834 117138 94562 118618 94562 119773 94562 120630 94119 120422 92626 119867 88586 112420 67432 105607 62362 104181 61253 128106 12688 112341 4528 111376 4027 110346 3794 109265 3794 98363 3794 82276 27522 75501 40496 75501 40496 69543 38320 62065 38320 58039 38320 53572 38951 49357 40892 49357 40892 32797 1 23252 1 Z N">
                <draw:equation draw:name="f0" draw:formula="logwidth"/>
                <draw:equation draw:name="f1" draw:formula="logheight"/>
              </draw:enhanced-geometry>
            </draw:custom-shape>
            <draw:custom-shape draw:name="Google Shape;2622;p45" draw:style-name="gr25" draw:text-style-name="P28" draw:layer="layout" svg:width="1.765cm" svg:height="1.818cm" svg:x="9.462cm" svg:y="11.428cm">
              <text:p text:style-name="P20"/>
              <draw:enhanced-geometry draw:mirror-horizontal="false" draw:mirror-vertical="false" drawooo:sub-view-size="105924 113745" draw:text-areas="0 0 ?f0 ?f1" svg:viewBox="0 0 0 0" draw:type="ooxml-non-primitive" draw:enhanced-path="M 14815 1 L 14815 1 C 14814 2 555 19490 1743 22897 2852 26224 7447 26858 7447 26858 7447 26858 0 31374 9190 41118 L 15449 46189 C 15449 46189 3486 57597 6338 59340 8049 60338 11187 60538 13423 60538 14913 60538 16003 60449 16003 60449 L 16003 60449 C 16003 60449 12042 72729 16003 73838 16737 74058 17395 74148 17979 74148 20550 74148 21707 72412 21708 72412 L 21708 72412 C 21708 72413 21154 79781 35968 95784 45970 106588 55466 113745 61994 113745 65136 113745 67591 112087 69084 108380 69084 108380 69827 108583 71083 108583 74981 108583 83821 106634 90712 90634 95149 89683 98635 86435 99902 82078 102200 74710 99903 63302 99902 63301 L 99902 63301 C 99903 63302 101664 65923 103302 65923 103942 65923 104562 65523 105052 64411 105924 62351 104339 59182 102596 56646 L 102596 56646 C 102834 57201 102913 57835 102755 58469 102357 59367 101789 59698 101168 59698 99435 59698 97288 57122 97288 57122 L 97288 57122 C 97288 57123 99506 76374 96733 79542 96244 80119 95743 80354 95253 80354 93045 80354 91029 75581 91029 75581 91029 75581 87147 93011 79304 96972 78509 97382 77853 97566 77316 97566 72559 97566 77165 83108 77165 83108 L 77165 83108 C 77165 83108 77767 83372 78540 83372 80047 83372 82206 82369 81839 76453 L 81839 76453 C 81839 76453 81152 79932 78923 79932 78125 79932 77130 79486 75897 78275 L 75897 78275 C 75897 78275 77165 86910 71144 88416 70696 88523 70219 88575 69719 88575 63578 88575 53837 80799 49516 72888 44841 64331 44366 58469 44366 58469 L 44366 58469 C 44366 58469 46333 58984 49094 58984 51958 58984 55676 58430 58943 56171 L 58785 54507 C 56366 55451 53772 55956 51166 55956 50272 55956 49376 55896 48486 55775 42940 54904 35255 46506 35255 46506 L 36206 41198 36206 41198 C 36205 41198 33226 43084 30924 43084 30318 43084 29759 42954 29313 42624 27174 41039 29155 37791 29155 37791 29155 37791 21549 37791 20123 34384 19331 32245 19569 29948 20836 28046 L 20836 28046 C 20836 28046 18673 28503 16572 28503 14857 28503 13182 28199 12755 27096 11725 24640 18142 18223 18143 18222 L 18143 18222 C 18142 18222 13271 19972 9849 19972 8071 19972 6684 19500 6576 18064 6338 13944 14814 2 14815 1 Z N">
                <draw:equation draw:name="f0" draw:formula="logwidth"/>
                <draw:equation draw:name="f1" draw:formula="logheight"/>
              </draw:enhanced-geometry>
            </draw:custom-shape>
            <draw:custom-shape draw:name="Google Shape;2623;p45" draw:style-name="gr6" draw:text-style-name="P6" draw:layer="layout" svg:width="0.595cm" svg:height="0.463cm" svg:x="10.881cm" svg:y="11.814cm">
              <text:p text:style-name="P20"/>
              <draw:enhanced-geometry draw:mirror-horizontal="false" draw:mirror-vertical="false" drawooo:sub-view-size="35731 29001" draw:text-areas="0 0 ?f0 ?f1" svg:viewBox="0 0 0 0" draw:type="ooxml-non-primitive" draw:enhanced-path="M 33829 0 C 33513 1109 32483 1901 31373 1981 29979 2126 28584 2197 27189 2197 24781 2197 22373 1986 19965 1585 L 19965 1585 C 19965 1585 22421 4912 24798 5704 27254 6496 31215 8715 30898 9507 30813 9790 29556 9881 27975 9881 25129 9881 21233 9586 21233 9586 L 21233 9586 C 21233 9586 30026 11488 24402 17271 17113 24718 0 26382 0 26382 0 26382 4191 29001 8881 29001 9350 29001 9824 28975 10300 28917 12201 28759 25748 26857 31373 19252 35731 13310 34384 10933 29234 6576 L 29234 6576 C 30116 6796 32078 7508 33563 7508 34745 7508 35625 7056 35414 5546 35018 3644 34463 1822 33829 0 Z N">
                <draw:equation draw:name="f0" draw:formula="logwidth"/>
                <draw:equation draw:name="f1" draw:formula="logheight"/>
              </draw:enhanced-geometry>
            </draw:custom-shape>
            <draw:custom-shape draw:name="Google Shape;2624;p45" draw:style-name="gr2" draw:text-style-name="P2" draw:layer="layout" svg:width="0.172cm" svg:height="0.526cm" svg:x="10.992cm" svg:y="12.343cm">
              <text:p text:style-name="P20"/>
              <draw:enhanced-geometry draw:mirror-horizontal="false" draw:mirror-vertical="false" drawooo:sub-view-size="10379 32973" draw:text-areas="0 0 ?f0 ?f1" svg:viewBox="0 0 0 0" draw:type="ooxml-non-primitive" draw:enhanced-path="M 5546 0 L 5546 0 C 5863 951 6180 1822 6576 2773 7289 4833 7764 6893 8160 9032 8477 11171 8715 13231 8794 15370 8794 17192 8715 18301 8715 18301 8715 19252 8636 20282 8557 21232 8319 23292 7764 25352 6893 27253 6021 29234 4516 30819 2694 31769 1189 32641 0 32799 0 32958 131 32968 262 32973 393 32973 1291 32973 2181 32739 3011 32324 5071 31452 6893 29868 7923 27808 9032 25827 9745 23688 10062 21391 10220 20440 10300 19410 10379 18380 10379 17350 10379 16320 10300 15370 10141 13151 9824 10933 9270 8794 8794 6655 8081 4516 7210 2535 6814 1585 6259 713 5546 0 Z N">
                <draw:equation draw:name="f0" draw:formula="logwidth"/>
                <draw:equation draw:name="f1" draw:formula="logheight"/>
              </draw:enhanced-geometry>
            </draw:custom-shape>
            <draw:custom-shape draw:name="Google Shape;2625;p45" draw:style-name="gr2" draw:text-style-name="P2" draw:layer="layout" svg:width="0.541cm" svg:height="0.421cm" svg:x="10.464cm" svg:y="12.75cm">
              <text:p text:style-name="P20"/>
              <draw:enhanced-geometry draw:mirror-horizontal="false" draw:mirror-vertical="false" drawooo:sub-view-size="32483 26383" draw:text-areas="0 0 ?f0 ?f1" svg:viewBox="0 0 0 0" draw:type="ooxml-non-primitive" draw:enhanced-path="M 32086 0 C 32007 0 32086 1506 31611 3645 30977 6259 29947 8794 28521 11092 27175 13389 25511 15528 23689 17509 22183 19173 21153 20123 21153 20123 L 20440 20836 C 20203 20995 19886 21312 19569 21549 19173 21866 18856 22183 18381 22500 16321 24085 13786 25035 11171 25273 10458 25273 9745 25273 9032 25194 8319 25035 7606 25035 6972 24798 6338 24639 5705 24481 5071 24243 4516 24005 3962 23768 3407 23530 L 2060 22975 1030 22421 C 713 22262 397 22104 0 22025 L 0 22025 C 0 22104 317 22342 872 22738 L 1823 23372 3169 24164 C 3724 24402 4279 24718 4833 24956 5467 25194 6101 25431 6735 25669 7448 25907 8161 26065 8953 26224 9666 26382 10458 26382 11250 26382 12756 26382 14261 26144 15766 25590 L 16717 25194 17668 24639 C 18143 24402 18697 24085 19252 23689 19727 23372 20124 23055 20520 22738 20916 22500 21233 22183 21470 21946 L 22263 21312 C 22263 21312 23372 20203 24798 18460 26620 16400 28204 14102 29551 11646 30898 9190 31770 6497 32245 3803 32483 2535 32403 1268 32086 0 Z N">
                <draw:equation draw:name="f0" draw:formula="logwidth"/>
                <draw:equation draw:name="f1" draw:formula="logheight"/>
              </draw:enhanced-geometry>
            </draw:custom-shape>
            <draw:custom-shape draw:name="Google Shape;2626;p45" draw:style-name="gr2" draw:text-style-name="P2" draw:layer="layout" svg:width="0.27cm" svg:height="0.32cm" svg:x="10.564cm" svg:y="12.524cm">
              <text:p text:style-name="P20"/>
              <draw:enhanced-geometry draw:mirror-horizontal="false" draw:mirror-vertical="false" drawooo:sub-view-size="16239 20050" draw:text-areas="0 0 ?f0 ?f1" svg:viewBox="0 0 0 0" draw:type="ooxml-non-primitive" draw:enhanced-path="M 14114 1 C 14109 1 14106 2 14103 5 14182 877 14419 1748 14657 2540 15053 4442 15132 6343 14974 8245 14895 9116 14578 9988 13944 10621 13701 10760 13427 10823 13150 10823 12795 10823 12433 10720 12122 10542 11805 10384 11488 10225 11250 10067 L 11171 9988 11013 9829 10617 9591 C 10379 9433 10220 9275 10062 9116 L 8874 8165 8478 7848 8478 7848 8557 9671 C 8557 9908 8557 10146 8636 10463 8715 10780 8636 11017 8636 11334 8636 11651 8636 11968 8636 12285 8557 13157 8478 14028 8240 14820 7923 15692 7527 16563 6972 17355 6180 18465 4912 19098 3566 19178 L 2377 19178 1427 18940 C 1110 18861 872 18782 634 18702 410 18646 186 18590 74 18590 28 18590 0 18600 0 18623 0 18702 159 18861 555 19019 793 19178 1030 19336 1347 19415 L 2298 19811 C 2694 19891 3169 19970 3566 20049 4120 20049 4596 19970 5071 19891 6180 19574 7131 19019 7844 18148 8557 17276 9111 16326 9507 15296 9824 14424 9983 13473 10141 12523 10141 12127 10220 11730 10220 11414 L 10220 11255 10300 11255 10379 11334 C 10696 11572 11092 11730 11488 11889 11963 12047 12439 12206 12993 12206 13075 12216 13157 12221 13239 12221 13788 12221 14322 11996 14736 11651 15212 11176 15608 10701 15766 10067 15925 9512 16004 8958 16083 8324 16238 3896 14337 1 14114 1 Z N">
                <draw:equation draw:name="f0" draw:formula="logwidth"/>
                <draw:equation draw:name="f1" draw:formula="logheight"/>
              </draw:enhanced-geometry>
            </draw:custom-shape>
            <draw:custom-shape draw:name="Google Shape;2627;p45" draw:style-name="gr2" draw:text-style-name="P2" draw:layer="layout" svg:width="0.328cm" svg:height="0.1cm" svg:x="10.094cm" svg:y="12.237cm">
              <text:p text:style-name="P20"/>
              <draw:enhanced-geometry draw:mirror-horizontal="false" draw:mirror-vertical="false" drawooo:sub-view-size="19728 6302" draw:text-areas="0 0 ?f0 ?f1" svg:viewBox="0 0 0 0" draw:type="ooxml-non-primitive" draw:enhanced-path="M 196 1 C 179 1 167 4 159 12 0 171 1981 1993 4279 3419 5309 4053 6418 4607 7606 5083 8081 5320 8478 5479 8715 5558 L 9191 5716 C 9191 5716 9824 5875 10854 6112 11724 6228 12637 6302 13560 6302 13899 6302 14238 6292 14578 6271 15845 6192 17034 5954 18222 5399 19173 5003 19727 4607 19648 4528 19648 4514 19626 4507 19584 4507 19391 4507 18781 4649 18064 4845 16875 5083 15766 5162 14578 5162 13389 5083 12280 4924 11171 4607 10696 4528 10300 4370 10062 4290 L 9666 4211 9191 4053 C 8953 3973 8557 3894 8081 3736 6972 3340 5863 2943 4833 2468 2573 1413 528 1 196 1 Z N">
                <draw:equation draw:name="f0" draw:formula="logwidth"/>
                <draw:equation draw:name="f1" draw:formula="logheight"/>
              </draw:enhanced-geometry>
            </draw:custom-shape>
            <draw:custom-shape draw:name="Google Shape;2628;p45" draw:style-name="gr2" draw:text-style-name="P2" draw:layer="layout" svg:width="0.221cm" svg:height="0.245cm" svg:x="11.255cm" svg:y="11.699cm">
              <text:p text:style-name="P20"/>
              <draw:enhanced-geometry draw:mirror-horizontal="false" draw:mirror-vertical="false" drawooo:sub-view-size="13310 15377" draw:text-areas="0 0 ?f0 ?f1" svg:viewBox="0 0 0 0" draw:type="ooxml-non-primitive" draw:enhanced-path="M 8888 1 C 8882 1 8877 3 8873 7 8715 7 9982 3334 10854 6582 11171 7375 11329 8246 11488 8959 11567 9672 11646 10385 11725 11098 L 11725 12604 11725 13000 11725 13237 C 11725 13317 11725 13317 11725 13396 11725 13475 11725 13554 11725 13713 11646 13713 11646 13792 11646 13871 11646 13871 11488 13950 11250 13950 10537 13950 9824 13871 9111 13792 8319 13713 7526 13554 6655 13475 3463 12881 619 11314 143 11314 111 11314 89 11321 79 11336 0 11415 713 11970 1901 12683 2456 13000 3169 13317 3882 13633 4674 13950 5546 14188 6338 14505 7209 14743 8160 14901 8952 15059 9665 15218 10458 15297 11250 15376 11725 15376 12121 15297 12518 14980 12834 14743 13072 14426 13151 14030 13231 13792 13310 13633 13310 13475 13310 13396 13310 13317 13310 13237 L 13310 13079 13310 12604 C 13310 12207 13231 11732 13151 11019 13072 10227 12993 9435 12755 8722 12518 7929 12280 7058 11963 6266 11408 4760 10695 3255 9982 1829 9456 701 9001 1 8888 1 Z N">
                <draw:equation draw:name="f0" draw:formula="logwidth"/>
                <draw:equation draw:name="f1" draw:formula="logheight"/>
              </draw:enhanced-geometry>
            </draw:custom-shape>
            <draw:custom-shape draw:name="Google Shape;2629;p45" draw:style-name="gr2" draw:text-style-name="P2" draw:layer="layout" svg:width="0.163cm" svg:height="0.182cm" svg:x="11.246cm" svg:y="11.927cm">
              <text:p text:style-name="P20"/>
              <draw:enhanced-geometry draw:mirror-horizontal="false" draw:mirror-vertical="false" drawooo:sub-view-size="9825 11452" draw:text-areas="0 0 ?f0 ?f1" svg:viewBox="0 0 0 0" draw:type="ooxml-non-primitive" draw:enhanced-path="M 7905 1 C 7880 1 7859 7 7844 22 7844 22 7844 181 8081 418 8240 577 8240 656 8319 814 L 8636 1290 C 8794 1448 8874 1686 8953 1844 8953 2082 8953 2320 8953 2478 8794 2954 8557 3350 8081 3508 7606 3746 7131 3904 6576 3983 6259 4063 6022 4063 5784 4063 L 4595 4063 C 4120 4063 3566 3983 3090 3904 L 1902 3587 476 3429 476 3429 1110 3825 2060 4538 3249 5410 C 3486 5568 3724 5726 3962 5964 L 4199 6202 4358 6360 4358 6439 C 4675 6756 4833 7152 4833 7549 4833 8103 4675 8579 4358 8975 3645 9925 2694 10559 1664 10876 713 11114 0 11114 0 11193 0 11322 423 11452 1139 11452 1300 11452 1475 11445 1664 11431 3011 11351 4279 10718 5150 9688 5705 9133 6022 8420 6101 7628 6101 6915 5942 6202 5546 5647 L 5546 5568 C 5546 5568 5388 5568 5546 5489 L 5942 5489 C 6259 5410 6576 5410 6893 5330 7527 5093 8161 4855 8715 4459 9349 4063 9824 3350 9824 2557 9824 2241 9745 1924 9587 1607 9507 1369 9349 1131 9191 894 8953 735 8874 577 8715 498 8557 339 8398 260 8319 181 8191 117 8011 1 7905 1 Z N">
                <draw:equation draw:name="f0" draw:formula="logwidth"/>
                <draw:equation draw:name="f1" draw:formula="logheight"/>
              </draw:enhanced-geometry>
            </draw:custom-shape>
            <draw:custom-shape draw:name="Google Shape;2630;p45" draw:style-name="gr2" draw:text-style-name="P2" draw:layer="layout" svg:width="0.29cm" svg:height="0.212cm" svg:x="9.779cm" svg:y="11.905cm">
              <text:p text:style-name="P20"/>
              <draw:enhanced-geometry draw:mirror-horizontal="false" draw:mirror-vertical="false" drawooo:sub-view-size="17430 13320" draw:text-areas="0 0 ?f0 ?f1" svg:viewBox="0 0 0 0" draw:type="ooxml-non-primitive" draw:enhanced-path="M 1268 0 C 1268 0 1109 159 871 476 792 634 634 792 555 1030 L 158 1902 C 79 2298 0 2615 0 3011 L 0 3645 0 3961 C 0 4041 79 4120 79 4278 317 5150 951 5942 1743 6576 2377 7130 3169 7527 4040 7923 4753 8160 5467 8398 6180 8556 6813 8794 7368 8873 7764 8953 L 8081 8953 8081 9111 C 7764 9824 7922 10696 8319 11329 8794 11963 9507 12518 10299 12755 11012 13072 11804 13231 12597 13310 12709 13317 12821 13320 12933 13320 14166 13320 15383 12920 16400 12122 17271 11409 17429 10696 17350 10696 17271 10696 16954 11250 16083 11646 15322 12056 14475 12293 13605 12293 13297 12293 12987 12263 12676 12201 12042 12122 11408 11963 10775 11646 10299 11409 9824 11092 9586 10616 9349 10299 9349 9983 9507 9666 9507 9586 9586 9507 9586 9428 9665 9349 9665 9270 9745 9111 9824 9032 10062 8715 10220 8556 L 10854 7685 8794 7447 8002 7368 C 7606 7368 7130 7289 6496 7130 5070 6893 3644 6417 2377 5625 1188 4833 555 3407 792 2060 871 1743 951 1426 951 1189 1030 951 1109 792 1188 555 1268 238 1347 0 1268 0 Z N">
                <draw:equation draw:name="f0" draw:formula="logwidth"/>
                <draw:equation draw:name="f1" draw:formula="logheight"/>
              </draw:enhanced-geometry>
            </draw:custom-shape>
            <draw:custom-shape draw:name="Google Shape;2631;p45" draw:style-name="gr2" draw:text-style-name="P2" draw:layer="layout" svg:width="0.291cm" svg:height="0.383cm" svg:x="9.527cm" svg:y="11.81cm">
              <text:p text:style-name="P20"/>
              <draw:enhanced-geometry draw:mirror-horizontal="false" draw:mirror-vertical="false" drawooo:sub-view-size="17509 24009" draw:text-areas="0 0 ?f0 ?f1" svg:viewBox="0 0 0 0" draw:type="ooxml-non-primitive" draw:enhanced-path="M 7210 0 C 6259 238 5467 634 4674 1268 2931 2377 1505 4041 634 5942 159 7051 0 8319 238 9428 396 10458 713 11409 1188 12359 1664 13152 2060 14023 2614 14815 3169 15528 3724 16321 4357 17034 5783 18618 7289 19965 9032 21153 10695 22342 12676 23292 14657 23768 15271 23921 15884 24009 16498 24009 16835 24009 17172 23982 17509 23926 17509 23768 16400 23689 14815 23134 12993 22421 11250 21470 9665 20203 8160 19014 6734 17588 5546 16083 4991 15370 4437 14578 3961 13865 3407 13152 2931 12359 2535 11567 2060 10854 1743 10062 1505 9190 1347 8240 1347 7289 1664 6338 2377 4516 3565 2932 5070 1743 5783 1189 6497 634 7210 0 Z N">
                <draw:equation draw:name="f0" draw:formula="logwidth"/>
                <draw:equation draw:name="f1" draw:formula="logheight"/>
              </draw:enhanced-geometry>
            </draw:custom-shape>
            <draw:custom-shape draw:name="Google Shape;2632;p45" draw:style-name="gr2" draw:text-style-name="P2" draw:layer="layout" svg:width="0.403cm" svg:height="0.344cm" svg:x="11.064cm" svg:y="11.929cm">
              <text:p text:style-name="P20"/>
              <draw:enhanced-geometry draw:mirror-horizontal="false" draw:mirror-vertical="false" drawooo:sub-view-size="24244 21598" draw:text-areas="0 0 ?f0 ?f1" svg:viewBox="0 0 0 0" draw:type="ooxml-non-primitive" draw:enhanced-path="M 19965 0 C 20361 872 20916 1743 21470 2536 22025 3328 22421 4199 22817 5071 23134 6101 23134 7131 22817 8161 22500 9111 21946 10062 21233 10854 20599 11567 19886 12201 19173 12835 18539 13389 17984 13865 17509 14182 L 16875 14657 16321 15132 15608 15766 14657 16400 C 12914 17588 11013 18539 9032 19252 L 7448 19807 C 6893 20044 6338 20124 5863 20282 4833 20520 3882 20757 2932 20837 1902 20995 951 21154 0 21391 603 21542 1238 21597 1884 21597 2257 21597 2634 21579 3011 21550 3962 21470 4992 21391 6022 21154 6576 21074 7131 20995 7685 20837 L 9428 20361 C 11488 19727 13548 18856 15449 17668 L 16479 17034 17271 16400 17905 15925 18539 15370 C 18856 15053 19490 14578 20124 13944 20916 13310 21550 12518 22263 11726 22976 10775 23609 9666 23926 8478 24243 7210 24085 5942 23609 4754 23134 3803 22580 2932 21946 2140 21391 1347 20757 634 19965 0 Z N">
                <draw:equation draw:name="f0" draw:formula="logwidth"/>
                <draw:equation draw:name="f1" draw:formula="logheight"/>
              </draw:enhanced-geometry>
            </draw:custom-shape>
            <draw:custom-shape draw:name="Google Shape;2633;p45" draw:style-name="gr2" draw:text-style-name="P2" draw:layer="layout" svg:width="0.187cm" svg:height="0.278cm" svg:x="9.68cm" svg:y="12.343cm">
              <text:p text:style-name="P20"/>
              <draw:enhanced-geometry draw:mirror-horizontal="false" draw:mirror-vertical="false" drawooo:sub-view-size="11251 17447" draw:text-areas="0 0 ?f0 ?f1" svg:viewBox="0 0 0 0" draw:type="ooxml-non-primitive" draw:enhanced-path="M 2922 1 C 2661 1 1416 2975 634 6182 317 7687 79 9271 0 10777 0 11331 0 11886 0 12361 0 12757 79 12995 79 12995 L 79 13153 C 79 13233 159 13391 159 13629 317 14104 555 14659 792 15134 1189 15847 1822 16481 2535 16877 3225 17222 4035 17447 4809 17447 4923 17447 5037 17442 5150 17432 6734 17273 8240 16798 9666 16005 10695 15372 11250 14659 11171 14579 11165 14574 11156 14571 11144 14571 10995 14571 10376 15011 9349 15451 8002 16005 6576 16322 5150 16322 4437 16243 3803 16085 3169 15768 2694 15372 2377 14976 2139 14421 1902 14025 1822 13629 1743 13233 1743 13074 1664 12916 1664 12836 1585 12757 1664 12678 1664 12678 1664 12678 1664 12520 1585 12203 1505 11727 1426 11252 1426 10777 1347 9351 1505 7845 1743 6419 2218 3250 3169 81 2931 2 2928 1 2925 1 2922 1 Z N">
                <draw:equation draw:name="f0" draw:formula="logwidth"/>
                <draw:equation draw:name="f1" draw:formula="logheight"/>
              </draw:enhanced-geometry>
            </draw:custom-shape>
            <draw:custom-shape draw:name="Google Shape;2634;p45" draw:style-name="gr2" draw:text-style-name="P2" draw:layer="layout" svg:width="0.143cm" svg:height="0.069cm" svg:x="9.561cm" svg:y="12.35cm">
              <text:p text:style-name="P20"/>
              <draw:enhanced-geometry draw:mirror-horizontal="false" draw:mirror-vertical="false" drawooo:sub-view-size="8637 4358" draw:text-areas="0 0 ?f0 ?f1" svg:viewBox="0 0 0 0" draw:type="ooxml-non-primitive" draw:enhanced-path="M 239 0 C 80 0 80 396 1 872 80 1585 318 2218 714 2773 1110 3407 1744 3882 2378 4120 2695 4199 3011 4278 3328 4358 L 4200 4358 C 4913 4358 5547 4199 6101 4041 7448 3645 8636 3011 8557 2773 8533 2701 8399 2672 8189 2672 7708 2672 6825 2821 5943 2931 L 4279 2931 C 4041 2931 3883 2852 3724 2852 L 3566 2852 C 3328 2852 3091 2773 2853 2773 2378 2694 1902 2456 1585 2139 1189 1743 872 1268 635 792 476 317 318 0 239 0 Z N">
                <draw:equation draw:name="f0" draw:formula="logwidth"/>
                <draw:equation draw:name="f1" draw:formula="logheight"/>
              </draw:enhanced-geometry>
            </draw:custom-shape>
            <draw:custom-shape draw:name="Google Shape;2635;p45" draw:style-name="gr4" draw:text-style-name="P4" draw:layer="layout" svg:width="1.003cm" svg:height="1.432cm" svg:x="9.473cm" svg:y="10.422cm">
              <text:p text:style-name="P20"/>
              <draw:enhanced-geometry draw:mirror-horizontal="false" draw:mirror-vertical="false" drawooo:sub-view-size="60212 89616" draw:text-areas="0 0 ?f0 ?f1" svg:viewBox="0 0 0 0" draw:type="ooxml-non-primitive" draw:enhanced-path="M 22619 1 C 22196 1 21786 81 21392 250 7686 6112 11964 50320 14261 62917 14261 62917 1 82327 1110 85733 2061 88506 5150 89378 6339 89615 9587 88110 13152 84545 15370 83436 15945 83142 16350 83013 16635 83013 18042 83013 16522 86161 17906 88269 18261 88802 18787 89026 19422 89026 22467 89026 28030 83878 29472 82961 31910 81446 33556 80741 35156 80741 36988 80741 38761 81665 41594 83357 44087 84809 46295 85442 48232 85442 54850 85442 58288 78053 59023 70760 60212 59985 58627 49211 58944 38436 L 58944 38436 C 55458 38595 51972 39466 48724 40892 48724 40892 32164 1 22619 1 Z N">
                <draw:equation draw:name="f0" draw:formula="logwidth"/>
                <draw:equation draw:name="f1" draw:formula="logheight"/>
              </draw:enhanced-geometry>
            </draw:custom-shape>
            <draw:custom-shape draw:name="Google Shape;2636;p45" draw:style-name="gr4" draw:text-style-name="P4" draw:layer="layout" svg:width="1.014cm" svg:height="1.356cm" svg:x="10.585cm" svg:y="10.483cm">
              <text:p text:style-name="P20"/>
              <draw:enhanced-geometry draw:mirror-horizontal="false" draw:mirror-vertical="false" drawooo:sub-view-size="60845 84814" draw:text-areas="0 0 ?f0 ?f1" svg:viewBox="0 0 0 0" draw:type="ooxml-non-primitive" draw:enhanced-path="M 41924 0 C 31022 0 14935 23728 8160 36702 5467 35751 2773 35197 0 34880 L 0 34880 C 3328 41059 4278 60786 8002 68550 11683 76057 18389 84813 25185 84813 25848 84813 26512 84730 27174 84554 34542 82573 33988 73066 35414 71640 35611 71443 35863 71355 36159 71355 38003 71355 41556 74766 44287 76473 45065 76991 45984 77251 46903 77251 47669 77251 48435 77071 49119 76711 46267 69580 42148 61499 38266 58568 36840 57459 60845 8894 45000 734 44035 233 43005 0 41924 0 Z N">
                <draw:equation draw:name="f0" draw:formula="logwidth"/>
                <draw:equation draw:name="f1" draw:formula="logheight"/>
              </draw:enhanced-geometry>
            </draw:custom-shape>
            <draw:custom-shape draw:name="Google Shape;2637;p45" draw:style-name="gr3" draw:text-style-name="P3" draw:layer="layout" svg:width="0.099cm" svg:height="0.056cm" svg:x="10.913cm" svg:y="11.407cm">
              <text:p text:style-name="P20"/>
              <draw:enhanced-geometry draw:mirror-horizontal="false" draw:mirror-vertical="false" drawooo:sub-view-size="6022 3566" draw:text-areas="0 0 ?f0 ?f1" svg:viewBox="0 0 0 0" draw:type="ooxml-non-primitive" draw:enhanced-path="M 3091 1 C 2536 80 2061 159 1665 397 714 872 1 1585 239 1823 344 2034 731 2034 1213 2034 L 1213 2034 C 1453 2034 1717 2034 1981 2061 2298 2061 2615 2140 2932 2219 3091 2298 3170 2298 3328 2378 L 3645 2378 C 3883 2378 4121 2457 4358 2536 4675 2694 4913 2853 5071 3091 5309 3328 5467 3566 5626 3566 5863 3566 5943 3249 6022 2932 6022 2378 5943 1823 5626 1427 5388 951 4913 555 4437 318 4200 159 3962 80 3804 1 Z N">
                <draw:equation draw:name="f0" draw:formula="logwidth"/>
                <draw:equation draw:name="f1" draw:formula="logheight"/>
              </draw:enhanced-geometry>
            </draw:custom-shape>
            <draw:custom-shape draw:name="Google Shape;2638;p45" draw:style-name="gr3" draw:text-style-name="P3" draw:layer="layout" svg:width="0.099cm" svg:height="0.056cm" svg:x="10.168cm" svg:y="11.429cm">
              <text:p text:style-name="P20"/>
              <draw:enhanced-geometry draw:mirror-horizontal="false" draw:mirror-vertical="false" drawooo:sub-view-size="6022 3535" draw:text-areas="0 0 ?f0 ?f1" svg:viewBox="0 0 0 0" draw:type="ooxml-non-primitive" draw:enhanced-path="M 3385 0 C 3286 0 3188 7 3090 21 2852 21 2614 100 2377 179 L 2218 259 C 2060 338 1901 417 1822 496 1426 813 1109 1130 792 1526 238 2398 0 3428 317 3507 355 3526 399 3535 448 3535 805 3535 1423 3072 1981 2794 2218 2635 2535 2556 2852 2477 3090 2398 3248 2398 3248 2398 L 3565 2160 C 3803 2081 4041 2001 4278 1922 4595 1922 4912 1922 5150 2081 5374 2137 5558 2193 5703 2193 5763 2193 5816 2183 5863 2160 6021 2001 6021 1764 5863 1368 5625 892 5229 496 4754 338 4297 142 3841 0 3385 0 Z N">
                <draw:equation draw:name="f0" draw:formula="logwidth"/>
                <draw:equation draw:name="f1" draw:formula="logheight"/>
              </draw:enhanced-geometry>
            </draw:custom-shape>
            <draw:custom-shape draw:name="Google Shape;2639;p45" draw:style-name="gr9" draw:text-style-name="P9" draw:layer="layout" svg:width="0.662cm" svg:height="0.794cm" svg:x="10.843cm" svg:y="10.577cm">
              <text:p text:style-name="P20"/>
              <draw:enhanced-geometry draw:mirror-horizontal="false" draw:mirror-vertical="false" drawooo:sub-view-size="39772 49681" draw:text-areas="0 0 ?f0 ?f1" svg:viewBox="0 0 0 0" draw:type="ooxml-non-primitive" draw:enhanced-path="M 29204 1 C 19571 1 1 35103 1 35103 1 35103 7623 29216 10321 29216 10936 29216 11295 29521 11251 30270 11251 32409 10696 34549 9587 36371 9587 36371 13131 32694 14819 32694 15389 32694 15747 33112 15687 34232 15450 37401 12598 41283 12598 41283 12598 41283 16013 39331 17630 39331 18270 39331 18628 39637 18381 40490 17747 42471 16876 44452 15846 46274 15846 46274 21392 48413 21629 49680 21629 49680 39772 6899 31215 640 30611 204 29936 1 29204 1 Z N">
                <draw:equation draw:name="f0" draw:formula="logwidth"/>
                <draw:equation draw:name="f1" draw:formula="logheight"/>
              </draw:enhanced-geometry>
            </draw:custom-shape>
            <draw:custom-shape draw:name="Google Shape;2640;p45" draw:style-name="gr10" draw:text-style-name="P10" draw:layer="layout" svg:width="0.398cm" svg:height="0.794cm" svg:x="11.107cm" svg:y="10.577cm">
              <text:p text:style-name="P20"/>
              <draw:enhanced-geometry draw:mirror-horizontal="false" draw:mirror-vertical="false" drawooo:sub-view-size="23927 49684" draw:text-areas="0 0 ?f0 ?f1" svg:viewBox="0 0 0 0" draw:type="ooxml-non-primitive" draw:enhanced-path="M 13372 0 C 11610 0 9510 1193 7210 3099 11013 8883 5547 27104 1110 39384 L 1110 39384 C 1327 39351 1531 39331 1713 39331 2395 39331 2786 39602 2536 40414 1902 42474 1031 44455 1 46198 1 46198 5547 48337 5784 49683 5784 49683 23927 6902 15370 643 14769 203 14099 0 13372 0 Z N">
                <draw:equation draw:name="f0" draw:formula="logwidth"/>
                <draw:equation draw:name="f1" draw:formula="logheight"/>
              </draw:enhanced-geometry>
            </draw:custom-shape>
            <draw:custom-shape draw:name="Google Shape;2641;p45" draw:style-name="gr9" draw:text-style-name="P9" draw:layer="layout" svg:width="0.559cm" svg:height="0.802cm" svg:x="9.634cm" svg:y="10.56cm">
              <text:p text:style-name="P20"/>
              <draw:enhanced-geometry draw:mirror-horizontal="false" draw:mirror-vertical="false" drawooo:sub-view-size="33592 50225" draw:text-areas="0 0 ?f0 ?f1" svg:viewBox="0 0 0 0" draw:type="ooxml-non-primitive" draw:enhanced-path="M 10999 0 C 10519 0 10048 101 9586 312 0 4670 9586 50224 9586 50224 9983 49036 15924 48006 15924 48006 15211 46025 14736 43965 14498 41826 14443 41105 14711 40828 15156 40828 16614 40828 19965 43807 19965 43807 19965 43807 17984 39450 18143 36201 18198 35026 18538 34574 19029 34574 20654 34574 23926 39529 23926 39529 22975 37469 22738 35092 23134 32874 23218 32262 23516 32003 23961 32003 26459 32003 33592 40163 33592 40163 33592 40163 20587 0 10999 0 Z N">
                <draw:equation draw:name="f0" draw:formula="logwidth"/>
                <draw:equation draw:name="f1" draw:formula="logheight"/>
              </draw:enhanced-geometry>
            </draw:custom-shape>
            <draw:custom-shape draw:name="Google Shape;2642;p45" draw:style-name="gr10" draw:text-style-name="P10" draw:layer="layout" svg:width="0.245cm" svg:height="0.802cm" svg:x="9.63cm" svg:y="10.562cm">
              <text:p text:style-name="P20"/>
              <draw:enhanced-geometry draw:mirror-horizontal="false" draw:mirror-vertical="false" drawooo:sub-view-size="14737 50225" draw:text-areas="0 0 ?f0 ?f1" svg:viewBox="0 0 0 0" draw:type="ooxml-non-primitive" draw:enhanced-path="M 10970 0 C 10498 0 10035 100 9587 313 1 4749 9508 50224 9508 50224 9824 49353 13073 48561 14736 48244 12993 38816 7606 7364 14420 1501 13251 555 12083 0 10970 0 Z N">
                <draw:equation draw:name="f0" draw:formula="logwidth"/>
                <draw:equation draw:name="f1" draw:formula="logheight"/>
              </draw:enhanced-geometry>
            </draw:custom-shape>
            <draw:custom-shape draw:name="Google Shape;2643;p45" draw:style-name="gr2" draw:text-style-name="P2" draw:layer="layout" svg:width="0.192cm" svg:height="0.191cm" svg:x="10.004cm" svg:y="11.065cm">
              <text:p text:style-name="P20"/>
              <draw:enhanced-geometry draw:mirror-horizontal="false" draw:mirror-vertical="false" drawooo:sub-view-size="11568 12024" draw:text-areas="0 0 ?f0 ?f1" svg:viewBox="0 0 0 0" draw:type="ooxml-non-primitive" draw:enhanced-path="M 2070 1 C 1981 1 1902 21 1822 60 1505 60 1268 219 1030 377 792 615 555 853 476 1249 0 2595 317 4259 713 5844 1109 7349 1585 8775 2219 10122 2456 10756 2694 11389 3090 12023 2932 11310 2694 10676 2456 10043 2060 8854 1585 7270 1268 5685 872 4101 713 2437 1109 1486 1268 1169 1585 853 1902 773 L 2298 773 C 2456 773 2615 853 2773 932 3248 1090 3645 1328 4041 1645 5150 2516 6259 3467 7289 4576 8398 5764 9507 7032 10299 7983 11012 8933 11488 9567 11567 9567 11567 9488 9903 6636 7764 4180 6734 3071 5625 1962 4437 1011 4041 694 3565 456 3090 219 2932 140 2694 60 2535 60 L 2377 60 C 2258 21 2159 1 2070 1 Z N">
                <draw:equation draw:name="f0" draw:formula="logwidth"/>
                <draw:equation draw:name="f1" draw:formula="logheight"/>
              </draw:enhanced-geometry>
            </draw:custom-shape>
            <draw:custom-shape draw:name="Google Shape;2644;p45" draw:style-name="gr2" draw:text-style-name="P2" draw:layer="layout" svg:width="0.106cm" svg:height="0.183cm" svg:x="9.926cm" svg:y="11.111cm">
              <text:p text:style-name="P20"/>
              <draw:enhanced-geometry draw:mirror-horizontal="false" draw:mirror-vertical="false" drawooo:sub-view-size="6419 11508" draw:text-areas="0 0 ?f0 ?f1" svg:viewBox="0 0 0 0" draw:type="ooxml-non-primitive" draw:enhanced-path="M 1230 1 C 903 1 595 166 397 496 159 813 1 1288 1 1684 L 1 2159 1 2556 C 1 2952 80 3348 80 3744 318 4853 556 5962 952 6992 1348 8181 1823 9290 2219 10161 2378 10637 2615 11112 2853 11508 2853 11033 2695 10478 2536 10003 2219 9131 1902 8022 1506 6834 1189 5804 1031 4695 872 3585 872 3269 793 2872 872 2556 L 872 2159 872 1763 C 872 1446 872 1130 1031 892 1110 813 1189 733 1348 733 1585 733 1744 813 1982 971 2457 1288 2853 1605 3249 2001 4958 3710 6286 5648 6412 5648 6415 5648 6417 5647 6418 5645 5705 4219 4834 2872 3645 1605 3249 1130 2853 733 2298 417 2061 179 1744 100 1427 20 1361 7 1295 1 1230 1 Z N">
                <draw:equation draw:name="f0" draw:formula="logwidth"/>
                <draw:equation draw:name="f1" draw:formula="logheight"/>
              </draw:enhanced-geometry>
            </draw:custom-shape>
            <draw:custom-shape draw:name="Google Shape;2645;p45" draw:style-name="gr2" draw:text-style-name="P2" draw:layer="layout" svg:width="0.181cm" svg:height="0.198cm" svg:x="9.781cm" svg:y="11.206cm">
              <text:p text:style-name="P20"/>
              <draw:enhanced-geometry draw:mirror-horizontal="false" draw:mirror-vertical="false" drawooo:sub-view-size="10934 12464" draw:text-areas="0 0 ?f0 ?f1" svg:viewBox="0 0 0 0" draw:type="ooxml-non-primitive" draw:enhanced-path="M 6500 0 C 6223 0 5936 77 5704 263 5388 501 5150 897 5150 1372 5071 1689 5071 2006 5150 2402 5150 2957 5229 3590 5388 4145 5625 5096 5784 5729 5784 5729 L 6101 6442 6417 7314 6576 7710 C 6576 7789 6655 7789 6655 7869 L 6497 7869 C 6417 7869 6021 7869 5784 7948 5308 8027 4833 8106 4358 8265 3328 8502 2456 8978 1664 9611 1030 10087 476 10721 238 11513 159 11751 79 11988 79 12226 0 12305 0 12384 79 12464 79 12464 159 12067 396 11592 792 10958 1268 10324 1902 9928 2615 9374 3565 8978 4437 8819 4912 8661 5388 8582 5863 8582 L 7764 8582 C 7606 8265 7447 7948 7289 7552 7210 7472 7210 7393 7210 7314 7210 7235 7130 7155 7051 7076 L 6814 6205 6576 5492 C 6576 5492 6338 4858 6101 3907 5942 3353 5863 2877 5784 2323 5625 1768 5784 1134 6101 659 6219 580 6358 540 6497 540 6635 540 6774 580 6893 659 7210 738 7606 897 7923 1055 8477 1451 9032 1847 9507 2323 9983 2719 10458 3273 10933 3749 10616 3115 10220 2481 9745 2085 9270 1531 8715 1055 8160 659 7843 421 7447 263 7051 104 6887 39 6696 0 6500 0 Z N">
                <draw:equation draw:name="f0" draw:formula="logwidth"/>
                <draw:equation draw:name="f1" draw:formula="logheight"/>
              </draw:enhanced-geometry>
            </draw:custom-shape>
            <draw:custom-shape draw:name="Google Shape;2646;p45" draw:style-name="gr2" draw:text-style-name="P2" draw:layer="layout" svg:width="0.206cm" svg:height="0.185cm" svg:x="10.832cm" svg:y="11.038cm">
              <text:p text:style-name="P20"/>
              <draw:enhanced-geometry draw:mirror-horizontal="false" draw:mirror-vertical="false" drawooo:sub-view-size="12439 11647" draw:text-areas="0 0 ?f0 ?f1" svg:viewBox="0 0 0 0" draw:type="ooxml-non-primitive" draw:enhanced-path="M 10299 0 C 10062 0 9824 0 9666 80 9190 238 8636 476 8239 713 6893 1426 5625 2377 4516 3328 1981 5467 0 8081 0 8081 0 8081 634 7447 1505 6576 2377 5784 3644 4754 4912 3724 6021 2852 7210 2060 8556 1347 8953 1109 9349 951 9824 872 9982 793 10141 793 10299 793 10379 753 10438 733 10497 733 10557 733 10616 753 10695 793 11012 872 11329 1189 11408 1585 11646 2615 11250 4278 10616 5784 10141 7131 9507 8477 8794 9824 8477 10379 8160 11013 7923 11646 8319 11171 8794 10537 9111 9983 9903 8715 10616 7368 11250 6021 11805 4516 12438 2852 12122 1426 12042 1109 11884 793 11646 555 11488 317 11250 159 11012 80 10854 0 10616 0 10458 0 Z N">
                <draw:equation draw:name="f0" draw:formula="logwidth"/>
                <draw:equation draw:name="f1" draw:formula="logheight"/>
              </draw:enhanced-geometry>
            </draw:custom-shape>
            <draw:custom-shape draw:name="Google Shape;2647;p45" draw:style-name="gr2" draw:text-style-name="P2" draw:layer="layout" svg:width="0.115cm" svg:height="0.176cm" svg:x="10.994cm" svg:y="11.097cm">
              <text:p text:style-name="P20"/>
              <draw:enhanced-geometry draw:mirror-horizontal="false" draw:mirror-vertical="false" drawooo:sub-view-size="6973 11045" draw:text-areas="0 0 ?f0 ?f1" svg:viewBox="0 0 0 0" draw:type="ooxml-non-primitive" draw:enhanced-path="M 5596 1 C 5345 1 5086 74 4912 190 4358 507 3803 824 3328 1220 2060 2250 951 3439 1 4785 2 4787 5 4788 8 4788 153 4788 1785 3090 3645 1696 4120 1300 4596 1062 5150 824 5309 666 5546 666 5784 666 5863 666 6022 745 6022 903 6101 1141 6180 1458 6101 1775 L 6101 2171 C 6101 2171 6101 2329 6101 2567 6022 2884 5942 3280 5863 3597 5546 4627 5229 5657 4754 6687 4279 7717 3645 8826 3249 9697 3011 10093 2853 10569 2694 11044 3011 10727 3328 10331 3566 9856 4041 9143 4675 8034 5309 7004 5784 5974 6259 4944 6576 3835 6735 3439 6814 3122 6893 2726 L 6972 2329 6972 1854 C 6972 1379 6893 983 6735 586 6576 270 6259 32 5863 32 5778 11 5688 1 5596 1 Z N">
                <draw:equation draw:name="f0" draw:formula="logwidth"/>
                <draw:equation draw:name="f1" draw:formula="logheight"/>
              </draw:enhanced-geometry>
            </draw:custom-shape>
            <draw:custom-shape draw:name="Google Shape;2648;p45" draw:style-name="gr2" draw:text-style-name="P2" draw:layer="layout" svg:width="0.156cm" svg:height="0.211cm" svg:x="11.056cm" svg:y="11.199cm">
              <text:p text:style-name="P20"/>
              <draw:enhanced-geometry draw:mirror-horizontal="false" draw:mirror-vertical="false" drawooo:sub-view-size="9428 13259" draw:text-areas="0 0 ?f0 ?f1" svg:viewBox="0 0 0 0" draw:type="ooxml-non-primitive" draw:enhanced-path="M 4607 0 C 4496 0 4385 10 4278 28 3882 107 3486 266 3169 424 2535 741 1981 1137 1426 1612 792 1929 317 2484 0 3118 475 2642 1030 2246 1585 1850 2139 1454 2694 1137 3328 820 3644 741 3961 582 4357 582 4442 526 4536 500 4633 500 4810 500 4996 587 5150 741 5387 1216 5387 1850 5229 2325 5070 2880 4833 3435 4674 3910 4278 4781 3961 5336 3961 5336 L 3644 6049 3169 6762 3090 7000 2931 7317 2377 8188 3486 8426 C 3724 8426 3961 8426 4199 8505 4595 8663 5070 8822 5546 8980 6417 9297 7210 9852 7923 10486 8477 10961 8873 11595 9111 12308 9190 12625 9269 12942 9349 13258 9428 13258 9428 13179 9428 12942 9428 12704 9428 12466 9349 12308 9190 11516 8873 10802 8319 10169 7606 9456 6734 8822 5863 8426 5387 8267 4912 8030 4437 7950 4199 7871 3882 7713 3724 7713 L 3644 7713 3724 7633 3961 7237 4357 6445 4754 5732 C 4754 5732 5070 5257 5387 4227 5625 3672 5784 3118 5942 2563 6021 2246 6021 1929 6100 1533 6100 1137 5942 741 5625 424 5379 117 4991 0 4607 0 Z N">
                <draw:equation draw:name="f0" draw:formula="logwidth"/>
                <draw:equation draw:name="f1" draw:formula="logheight"/>
              </draw:enhanced-geometry>
            </draw:custom-shape>
            <draw:custom-shape draw:name="Google Shape;2649;p45" draw:style-name="gr8" draw:text-style-name="P8" draw:layer="layout" svg:width="0.114cm" svg:height="0.166cm" svg:x="10.865cm" svg:y="11.558cm">
              <text:p text:style-name="P20"/>
              <draw:enhanced-geometry draw:mirror-horizontal="false" draw:mirror-vertical="false" drawooo:sub-view-size="6894 10459" draw:text-areas="0 0 ?f0 ?f1" svg:viewBox="0 0 0 0" draw:type="ooxml-non-primitive" draw:enhanced-path="M 3487 1 C 1585 1 80 2615 80 5942 1 7527 397 9111 1268 10458 2615 8874 4596 7923 6735 7923 6814 7289 6893 6655 6893 5942 6893 2694 5388 1 3487 1 Z N">
                <draw:equation draw:name="f0" draw:formula="logwidth"/>
                <draw:equation draw:name="f1" draw:formula="logheight"/>
              </draw:enhanced-geometry>
            </draw:custom-shape>
            <draw:custom-shape draw:name="Google Shape;2650;p45" draw:style-name="gr7" draw:text-style-name="P7" draw:layer="layout" svg:width="0.037cm" svg:height="0.07cm" svg:x="10.883cm" svg:y="11.608cm">
              <text:p text:style-name="P20"/>
              <draw:enhanced-geometry draw:mirror-horizontal="false" draw:mirror-vertical="false" drawooo:sub-view-size="2299 4438" draw:text-areas="0 0 ?f0 ?f1" svg:viewBox="0 0 0 0" draw:type="ooxml-non-primitive" draw:enhanced-path="M 1189 1 C 555 1 1 1030 1 2219 1 3407 555 4437 1189 4437 1823 4437 2298 3407 2298 2219 2298 1030 1823 1 1189 1 Z N">
                <draw:equation draw:name="f0" draw:formula="logwidth"/>
                <draw:equation draw:name="f1" draw:formula="logheight"/>
              </draw:enhanced-geometry>
            </draw:custom-shape>
            <draw:custom-shape draw:name="Google Shape;2651;p45" draw:style-name="gr8" draw:text-style-name="P8" draw:layer="layout" svg:width="0.114cm" svg:height="0.162cm" svg:x="10.198cm" svg:y="11.558cm">
              <text:p text:style-name="P20"/>
              <draw:enhanced-geometry draw:mirror-horizontal="false" draw:mirror-vertical="false" drawooo:sub-view-size="6893 10221" draw:text-areas="0 0 ?f0 ?f1" svg:viewBox="0 0 0 0" draw:type="ooxml-non-primitive" draw:enhanced-path="M 3407 1 C 1506 1 0 2615 0 5942 0 6497 0 7131 159 7685 2139 7685 4120 8478 5546 9904 5625 9983 5704 10062 5863 10221 6497 8874 6893 7448 6814 5942 6814 2694 5308 1 3407 1 Z N">
                <draw:equation draw:name="f0" draw:formula="logwidth"/>
                <draw:equation draw:name="f1" draw:formula="logheight"/>
              </draw:enhanced-geometry>
            </draw:custom-shape>
            <draw:custom-shape draw:name="Google Shape;2652;p45" draw:style-name="gr7" draw:text-style-name="P7" draw:layer="layout" svg:width="0.037cm" svg:height="0.07cm" svg:x="10.214cm" svg:y="11.596cm">
              <text:p text:style-name="P20"/>
              <draw:enhanced-geometry draw:mirror-horizontal="false" draw:mirror-vertical="false" drawooo:sub-view-size="2299 4437" draw:text-areas="0 0 ?f0 ?f1" svg:viewBox="0 0 0 0" draw:type="ooxml-non-primitive" draw:enhanced-path="M 1189 0 C 556 0 1 1030 1 2219 1 3407 556 4437 1189 4437 1823 4437 2298 3407 2298 2219 2298 1030 1823 0 1189 0 Z N">
                <draw:equation draw:name="f0" draw:formula="logwidth"/>
                <draw:equation draw:name="f1" draw:formula="logheight"/>
              </draw:enhanced-geometry>
            </draw:custom-shape>
            <draw:custom-shape draw:name="Google Shape;2653;p45" draw:style-name="gr7" draw:text-style-name="P7" draw:layer="layout" svg:width="1.135cm" svg:height="0.409cm" svg:x="10.04cm" svg:y="11.893cm">
              <text:p text:style-name="P20"/>
              <draw:enhanced-geometry draw:mirror-horizontal="false" draw:mirror-vertical="false" drawooo:sub-view-size="68134 25622" draw:text-areas="0 0 ?f0 ?f1" svg:viewBox="0 0 0 0" draw:type="ooxml-non-primitive" draw:enhanced-path="M 61521 1 C 59308 1 57101 1190 56091 3597 L 56012 3677 C 55933 3914 55774 4231 55695 4469 55616 4706 55616 5023 55537 5261 L 55537 5499 C 55537 5657 55537 5895 55537 6053 55458 6132 55458 6132 55458 6212 55458 6370 55378 6529 55378 6687 L 52051 6687 C 51496 8192 49516 12629 45713 13659 44820 13874 44032 13958 43319 13958 40804 13958 39214 12916 37226 12916 36874 12916 36510 12948 36127 13025 33710 13521 31100 14792 28448 14792 27709 14792 26966 14693 26224 14451 23134 13500 20678 10490 18064 6687 L 12835 6687 12835 6291 C 12914 2884 10141 111 6734 32 6497 32 6259 32 5942 111 L 5784 111 C 5546 111 5229 191 4991 270 4754 349 4516 428 4278 587 L 4199 587 C 2298 1696 951 3597 396 5736 317 6449 317 7162 396 7796 L 396 7955 C 396 9539 1030 11044 2139 12233 2139 12233 2298 12470 2456 12629 1981 13025 1664 13580 1347 14134 L 1268 14372 C 1109 14689 951 15006 872 15323 793 15639 713 16036 713 16353 555 16669 476 16986 396 17303 0 18650 80 20155 634 21581 1268 23087 2456 24354 4041 25067 4199 25146 4358 25226 4595 25305 L 5229 25543 C 5467 25543 5704 25622 5942 25622 L 6576 25622 C 7527 25543 8319 25305 9111 24909 9903 24513 10616 23958 11171 23324 11805 22691 12201 21977 12518 21185 12835 20393 12914 19601 12676 18729 L 14895 18729 C 18938 18874 26638 19106 35009 19106 40414 19106 46098 19009 51259 18729 L 55141 18729 C 55141 19363 55220 19997 55458 20551 55537 21344 55774 22136 56250 22849 57042 23958 58310 24750 59657 24988 60449 25226 61162 25226 61954 25226 62746 25146 63539 24988 64331 24592 64568 24513 64806 24354 65123 24117 64489 23404 64014 22849 63935 22770 L 64014 22770 C 65044 22691 66074 22532 67024 22294 67262 21977 67500 21581 67658 21185 67975 20393 68134 19601 68134 18729 68054 18016 67896 17303 67579 16669 L 67579 16353 C 67421 14926 66708 13580 65757 12550 65994 12312 66153 11995 66391 11678 67024 10569 67421 9222 67341 7955 67341 7796 67341 7717 67421 7559 67500 7400 67421 7400 67421 7321 67500 7004 67579 6687 67579 6291 L 67579 5657 67579 5578 C 67500 5023 67341 4390 67104 3835 66134 1289 63825 1 61521 1 Z N">
                <draw:equation draw:name="f0" draw:formula="logwidth"/>
                <draw:equation draw:name="f1" draw:formula="logheight"/>
              </draw:enhanced-geometry>
            </draw:custom-shape>
            <draw:custom-shape draw:name="Google Shape;2654;p45" draw:style-name="gr7" draw:text-style-name="P7" draw:layer="layout" svg:width="0.055cm" svg:height="0.027cm" svg:x="10.912cm" svg:y="11.877cm">
              <text:p text:style-name="P20"/>
              <draw:enhanced-geometry draw:mirror-horizontal="false" draw:mirror-vertical="false" drawooo:sub-view-size="3329 1744" draw:text-areas="0 0 ?f0 ?f1" svg:viewBox="0 0 0 0" draw:type="ooxml-non-primitive" draw:enhanced-path="M 1823 0 L 1427 79 C 1189 159 951 238 793 396 318 713 1 1109 159 1347 238 1506 714 1506 1110 1506 L 1664 1506 1823 1585 C 1823 1506 1902 1506 1981 1506 L 2298 1506 C 2615 1585 2853 1664 3170 1743 3249 1743 3328 1585 3328 1347 3328 1030 3170 792 3011 555 2773 317 2536 159 2219 79 2140 0 1981 0 1823 0 Z N">
                <draw:equation draw:name="f0" draw:formula="logwidth"/>
                <draw:equation draw:name="f1" draw:formula="logheight"/>
              </draw:enhanced-geometry>
            </draw:custom-shape>
            <draw:custom-shape draw:name="Google Shape;2655;p45" draw:style-name="gr7" draw:text-style-name="P7" draw:layer="layout" svg:width="0.715cm" svg:height="0.292cm" svg:x="10.227cm" svg:y="11.853cm">
              <text:p text:style-name="P20"/>
              <draw:enhanced-geometry draw:mirror-horizontal="false" draw:mirror-vertical="false" drawooo:sub-view-size="42940 18302" draw:text-areas="0 0 ?f0 ?f1" svg:viewBox="0 0 0 0" draw:type="ooxml-non-primitive" draw:enhanced-path="M 1743 1 C 1426 1 1030 80 792 239 634 318 476 476 396 556 L 317 714 C 238 793 238 872 159 952 79 1269 0 1585 0 1823 0 2416 278 2940 508 2940 524 2940 539 2937 555 2932 713 2932 872 2457 1109 2140 1268 1982 1347 1823 1505 1665 L 1585 1585 C 2615 2378 3486 3328 4199 4438 5071 5705 5784 7052 6417 8478 7130 10142 8002 11726 9032 13311 10141 14737 11567 16004 13231 16955 14657 17747 16320 18223 17984 18302 19173 18302 20361 18143 21470 17827 L 22658 17589 C 22658 17589 23134 17430 23847 17272 24877 17114 25907 16955 27016 16955 L 27967 16955 C 28363 17034 28680 17034 29076 17114 29789 17272 30660 17430 31532 17510 31971 17583 32415 17618 32858 17618 34332 17618 35798 17229 37077 16559 38741 15529 39929 14103 40642 12281 41276 10855 41752 9350 42069 7765 42385 6418 42544 5309 42702 4517 42861 4121 42940 3725 42940 3249 L 42940 3249 C 42702 3645 42544 4041 42385 4438 42148 5230 41831 6339 41435 7607 41039 9033 40484 10459 39771 11805 39137 13390 37949 14658 36444 15450 35315 15985 34097 16252 32856 16252 32443 16252 32027 16222 31611 16163 30819 16084 30106 15846 29234 15688 28838 15608 28442 15529 28046 15529 27729 15450 27412 15450 27016 15371 27095 15212 27174 15054 27254 14895 27412 14261 27570 13628 27570 13628 27570 13628 27570 12994 27491 12360 27342 11688 27122 11086 26898 11086 26884 11086 26871 11088 26857 11092 26620 11092 26540 11647 26303 12281 26144 12915 25986 13469 25986 13469 25986 13469 25986 14103 26065 14737 26144 14974 26144 15212 26224 15371 25273 15371 24401 15450 23530 15608 22738 15767 22262 15846 22262 15846 L 20995 16163 C 20044 16480 19014 16638 17905 16717 16479 16638 15053 16321 13785 15688 12201 14895 10854 13786 9824 12519 8715 11092 7843 9587 7130 8003 6417 6577 5546 5230 4595 3962 3961 3091 3090 2298 2139 1665 1981 1585 1822 1506 1664 1427 1664 1269 1743 1189 1822 1189 2060 952 2615 952 2773 793 2852 635 2535 159 1743 1 Z N">
                <draw:equation draw:name="f0" draw:formula="logwidth"/>
                <draw:equation draw:name="f1" draw:formula="logheight"/>
              </draw:enhanced-geometry>
            </draw:custom-shape>
            <draw:custom-shape draw:name="Google Shape;2656;p45" draw:style-name="gr7" draw:text-style-name="P7" draw:layer="layout" svg:width="0.4cm" svg:height="0.191cm" svg:x="10.501cm" svg:y="11.848cm">
              <text:p text:style-name="P20"/>
              <draw:enhanced-geometry draw:mirror-horizontal="false" draw:mirror-vertical="false" drawooo:sub-view-size="24036 12034" draw:text-areas="0 0 ?f0 ?f1" svg:viewBox="0 0 0 0" draw:type="ooxml-non-primitive" draw:enhanced-path="M 11128 1 C 5532 1 0 2284 3655 7009 4368 7881 5160 8673 6111 9386 7062 10257 8725 11842 10072 12000 10142 12023 10218 12033 10299 12033 10496 12033 10720 11977 10944 11921 13083 11208 15063 10099 16886 8752 24035 2998 17540 1 11128 1 Z N">
                <draw:equation draw:name="f0" draw:formula="logwidth"/>
                <draw:equation draw:name="f1" draw:formula="logheight"/>
              </draw:enhanced-geometry>
            </draw:custom-shape>
            <draw:custom-shape draw:name="Google Shape;2657;p45" draw:style-name="gr7" draw:text-style-name="P7" draw:layer="layout" svg:width="0.243cm" svg:height="0.077cm" svg:x="10.565cm" svg:y="11.859cm">
              <text:p text:style-name="P20"/>
              <draw:enhanced-geometry draw:mirror-horizontal="false" draw:mirror-vertical="false" drawooo:sub-view-size="14658 4901" draw:text-areas="0 0 ?f0 ?f1" svg:viewBox="0 0 0 0" draw:type="ooxml-non-primitive" draw:enhanced-path="M 7071 0 C 3977 0 913 802 1 2444 555 3870 3804 4900 7606 4900 10696 4900 13390 4266 14657 3236 14358 1100 10694 0 7071 0 Z N">
                <draw:equation draw:name="f0" draw:formula="logwidth"/>
                <draw:equation draw:name="f1" draw:formula="logheight"/>
              </draw:enhanced-geometry>
            </draw:custom-shape>
            <draw:custom-shape draw:name="Google Shape;2658;p45" draw:style-name="gr7" draw:text-style-name="P7" draw:layer="layout" svg:width="0.294cm" svg:height="0.141cm" svg:x="10.538cm" svg:y="11.898cm">
              <text:p text:style-name="P20"/>
              <draw:enhanced-geometry draw:mirror-horizontal="false" draw:mirror-vertical="false" drawooo:sub-view-size="17668 8907" draw:text-areas="0 0 ?f0 ?f1" svg:viewBox="0 0 0 0" draw:type="ooxml-non-primitive" draw:enhanced-path="M 475 0 L 475 0 C 0 1030 238 2298 1426 3882 2218 4754 3011 5546 3882 6259 4912 7130 6496 8715 7843 8873 7936 8896 8029 8906 8122 8906 8346 8906 8570 8850 8794 8794 10933 8081 12914 6972 14736 5625 16003 4754 17113 3407 17667 1901 L 17667 1901 C 15364 3786 12506 4810 9529 4810 9128 4810 8724 4791 8319 4754 3407 4516 1347 1981 475 0 Z N">
                <draw:equation draw:name="f0" draw:formula="logwidth"/>
                <draw:equation draw:name="f1" draw:formula="logheight"/>
              </draw:enhanced-geometry>
            </draw:custom-shape>
            <draw:custom-shape draw:name="Google Shape;2659;p45" draw:style-name="gr7" draw:text-style-name="P7" draw:layer="layout" svg:width="0.077cm" svg:height="0.037cm" svg:x="10.625cm" svg:y="11.879cm">
              <text:p text:style-name="P20"/>
              <draw:enhanced-geometry draw:mirror-horizontal="false" draw:mirror-vertical="false" drawooo:sub-view-size="4676 2378" draw:text-areas="0 0 ?f0 ?f1" svg:viewBox="0 0 0 0" draw:type="ooxml-non-primitive" draw:enhanced-path="M 2378 1 C 1031 1 1 476 1 1189 1 1823 1031 2377 2378 2377 3645 2377 4675 1823 4675 1189 4675 476 3645 1 2378 1 Z N">
                <draw:equation draw:name="f0" draw:formula="logwidth"/>
                <draw:equation draw:name="f1" draw:formula="logheight"/>
              </draw:enhanced-geometry>
            </draw:custom-shape>
            <draw:custom-shape draw:name="Google Shape;2660;p45" draw:style-name="gr6" draw:text-style-name="P6" draw:layer="layout" svg:width="0.032cm" svg:height="0.026cm" svg:x="10.529cm" svg:y="12.021cm">
              <text:p text:style-name="P20"/>
              <draw:enhanced-geometry draw:mirror-horizontal="false" draw:mirror-vertical="false" drawooo:sub-view-size="1982 1689" draw:text-areas="0 0 ?f0 ?f1" svg:viewBox="0 0 0 0" draw:type="ooxml-non-primitive" draw:enhanced-path="M 872 1 C 397 1 0 397 0 872 0 1352 431 1688 881 1688 1100 1688 1324 1609 1506 1427 1981 952 1585 1 872 1 Z N">
                <draw:equation draw:name="f0" draw:formula="logwidth"/>
                <draw:equation draw:name="f1" draw:formula="logheight"/>
              </draw:enhanced-geometry>
            </draw:custom-shape>
            <draw:custom-shape draw:name="Google Shape;2661;p45" draw:style-name="gr6" draw:text-style-name="P6" draw:layer="layout" svg:width="0.011cm" svg:height="0.009cm" svg:x="10.482cm" svg:y="11.998cm">
              <text:p text:style-name="P20"/>
              <draw:enhanced-geometry draw:mirror-horizontal="false" draw:mirror-vertical="false" drawooo:sub-view-size="714 595" draw:text-areas="0 0 ?f0 ?f1" svg:viewBox="0 0 0 0" draw:type="ooxml-non-primitive" draw:enhanced-path="M 357 0 C 219 0 80 99 41 298 1 496 179 595 357 595 536 595 714 496 674 298 635 99 496 0 357 0 Z N">
                <draw:equation draw:name="f0" draw:formula="logwidth"/>
                <draw:equation draw:name="f1" draw:formula="logheight"/>
              </draw:enhanced-geometry>
            </draw:custom-shape>
            <draw:custom-shape draw:name="Google Shape;2662;p45" draw:style-name="gr6" draw:text-style-name="P6" draw:layer="layout" svg:width="0.014cm" svg:height="0.013cm" svg:x="10.472cm" svg:y="12.052cm">
              <text:p text:style-name="P20"/>
              <draw:enhanced-geometry draw:mirror-horizontal="false" draw:mirror-vertical="false" drawooo:sub-view-size="873 872" draw:text-areas="0 0 ?f0 ?f1" svg:viewBox="0 0 0 0" draw:type="ooxml-non-primitive" draw:enhanced-path="M 397 0 C 159 0 1 238 1 476 1 713 159 872 397 872 635 872 872 713 872 476 872 238 635 0 397 0 Z N">
                <draw:equation draw:name="f0" draw:formula="logwidth"/>
                <draw:equation draw:name="f1" draw:formula="logheight"/>
              </draw:enhanced-geometry>
            </draw:custom-shape>
            <draw:custom-shape draw:name="Google Shape;2663;p45" draw:style-name="gr6" draw:text-style-name="P6" draw:layer="layout" svg:width="0.024cm" svg:height="0.02cm" svg:x="10.824cm" svg:y="12.038cm">
              <text:p text:style-name="P20"/>
              <draw:enhanced-geometry draw:mirror-horizontal="false" draw:mirror-vertical="false" drawooo:sub-view-size="1507 1307" draw:text-areas="0 0 ?f0 ?f1" svg:viewBox="0 0 0 0" draw:type="ooxml-non-primitive" draw:enhanced-path="M 635 1 C 318 1 1 318 1 714 1 1079 310 1307 634 1307 802 1307 975 1245 1110 1110 1506 714 1268 1 635 1 Z N">
                <draw:equation draw:name="f0" draw:formula="logwidth"/>
                <draw:equation draw:name="f1" draw:formula="logheight"/>
              </draw:enhanced-geometry>
            </draw:custom-shape>
            <draw:custom-shape draw:name="Google Shape;2664;p45" draw:style-name="gr6" draw:text-style-name="P6" draw:layer="layout" svg:width="0.023cm" svg:height="0.015cm" svg:x="10.789cm" svg:y="12.011cm">
              <text:p text:style-name="P20"/>
              <draw:enhanced-geometry draw:mirror-horizontal="false" draw:mirror-vertical="false" drawooo:sub-view-size="1436 1007" draw:text-areas="0 0 ?f0 ?f1" svg:viewBox="0 0 0 0" draw:type="ooxml-non-primitive" draw:enhanced-path="M 635 0 C 318 0 1 317 1 713 1 924 83 1007 199 1007 607 1007 1436 0 635 0 Z N">
                <draw:equation draw:name="f0" draw:formula="logwidth"/>
                <draw:equation draw:name="f1" draw:formula="logheight"/>
              </draw:enhanced-geometry>
            </draw:custom-shape>
            <draw:custom-shape draw:name="Google Shape;2665;p45" draw:style-name="gr6" draw:text-style-name="P6" draw:layer="layout" svg:width="0.01cm" svg:height="0.007cm" svg:x="10.761cm" svg:y="12.066cm">
              <text:p text:style-name="P20"/>
              <draw:enhanced-geometry draw:mirror-horizontal="false" draw:mirror-vertical="false" drawooo:sub-view-size="684 470" draw:text-areas="0 0 ?f0 ?f1" svg:viewBox="0 0 0 0" draw:type="ooxml-non-primitive" draw:enhanced-path="M 318 1 C 80 1 1 159 1 318 1 427 43 470 102 470 299 470 684 1 318 1 Z N">
                <draw:equation draw:name="f0" draw:formula="logwidth"/>
                <draw:equation draw:name="f1" draw:formula="logheight"/>
              </draw:enhanced-geometry>
            </draw:custom-shape>
            <draw:custom-shape draw:name="Google Shape;2666;p45" draw:style-name="gr7" draw:text-style-name="P7" draw:layer="layout" svg:width="0.284cm" svg:height="0.133cm" svg:x="10.552cm" svg:y="12.167cm">
              <text:p text:style-name="P20"/>
              <draw:enhanced-geometry draw:mirror-horizontal="false" draw:mirror-vertical="false" drawooo:sub-view-size="17114 8404" draw:text-areas="0 0 ?f0 ?f1" svg:viewBox="0 0 0 0" draw:type="ooxml-non-primitive" draw:enhanced-path="M 16875 1 C 16875 1 16875 159 16796 397 16717 793 16558 1110 16400 1506 15766 2694 14816 3804 13627 4675 12043 6022 10062 6893 8002 7052 7416 7104 6830 7129 6244 7129 4140 7129 2046 6800 0 6180 L 0 6180 555 6497 C 951 6735 1506 6973 1981 7210 3645 7923 5467 8319 7289 8399 7392 8402 7495 8404 7598 8404 9950 8404 12277 7540 14023 6022 14974 5230 15687 4279 16321 3249 16875 2298 17113 1110 16875 1 Z N">
                <draw:equation draw:name="f0" draw:formula="logwidth"/>
                <draw:equation draw:name="f1" draw:formula="logheight"/>
              </draw:enhanced-geometry>
            </draw:custom-shape>
          </draw:g>
        </draw:g>
        <draw:g draw:name="Google Shape;3015;p51">
          <draw:custom-shape draw:name="Google Shape;3016;p51" draw:style-name="gr1" draw:text-style-name="P1" draw:layer="layout" svg:width="0.97cm" svg:height="0.219cm" draw:transform="rotate (0.000349065850398866) translate (21.196cm 13.675cm)">
            <text:p text:style-name="P20"/>
            <draw:enhanced-geometry draw:mirror-horizontal="false" draw:mirror-vertical="false" drawooo:sub-view-size="85285 5648" draw:text-areas="0 0 ?f0 ?f1" svg:viewBox="0 0 0 0" draw:type="ooxml-non-primitive" draw:enhanced-path="M 42648 0 C 19096 0 0 1260 0 2818 0 4376 19096 5648 42648 5648 66200 5648 85284 4376 85284 2818 85284 1260 66200 0 42648 0 Z N">
              <draw:equation draw:name="f0" draw:formula="logwidth"/>
              <draw:equation draw:name="f1" draw:formula="logheight"/>
            </draw:enhanced-geometry>
          </draw:custom-shape>
          <draw:custom-shape draw:name="Google Shape;3017;p51" draw:style-name="gr1" draw:text-style-name="P1" draw:layer="layout" svg:width="1.937cm" svg:height="0.219cm" draw:transform="rotate (0.000174532925199433) translate (23.173cm 13.704cm)">
            <text:p text:style-name="P20"/>
            <draw:enhanced-geometry draw:mirror-horizontal="false" draw:mirror-vertical="false" drawooo:sub-view-size="85285 5648" draw:text-areas="0 0 ?f0 ?f1" svg:viewBox="0 0 0 0" draw:type="ooxml-non-primitive" draw:enhanced-path="M 42648 0 C 19096 0 0 1260 0 2818 0 4376 19096 5648 42648 5648 66200 5648 85284 4376 85284 2818 85284 1260 66200 0 42648 0 Z N">
              <draw:equation draw:name="f0" draw:formula="logwidth"/>
              <draw:equation draw:name="f1" draw:formula="logheight"/>
            </draw:enhanced-geometry>
          </draw:custom-shape>
          <draw:g draw:name="Google Shape;3018;p51">
            <draw:g draw:name="Google Shape;3019;p51">
              <draw:custom-shape draw:name="Google Shape;3020;p51" draw:style-name="gr26" draw:text-style-name="P29" draw:layer="layout" svg:width="0.42cm" svg:height="0.205cm" svg:x="22.453cm" svg:y="11.279cm">
                <text:p text:style-name="P20"/>
                <draw:enhanced-geometry draw:mirror-horizontal="false" draw:mirror-vertical="false" drawooo:sub-view-size="22876 10332" draw:text-areas="0 0 ?f0 ?f1" svg:viewBox="0 0 0 0" draw:type="ooxml-non-primitive" draw:enhanced-path="M 10982 0 C 8933 0 6893 250 4897 739 4132 969 3367 1275 2678 1581 2296 1734 1837 1963 1990 2575 L 2984 3188 C 1913 3723 613 3800 1 4947 383 5712 1148 5559 1684 5712 L 1225 6860 C 1607 7013 2066 7089 2602 7166 3443 7319 4361 7319 5279 7395 5509 7472 5738 7548 5891 7625 4973 8466 3367 8543 3443 10303 3749 10322 4051 10331 4349 10331 5246 10331 6121 10245 7039 10073 9411 9920 11859 9614 14307 9614 14515 9624 14722 9629 14930 9629 16328 9629 17718 9412 19050 9079 19969 8772 20810 8313 21575 7701 22570 6936 22876 5636 22340 4488 21958 3723 21346 2958 20581 2499 19357 1581 17903 892 16373 586 14585 193 12780 0 10982 0 Z N">
                  <draw:equation draw:name="f0" draw:formula="logwidth"/>
                  <draw:equation draw:name="f1" draw:formula="logheight"/>
                </draw:enhanced-geometry>
              </draw:custom-shape>
              <draw:custom-shape draw:name="Google Shape;3021;p51" draw:style-name="gr10" draw:text-style-name="P10" draw:layer="layout" svg:width="0.846cm" svg:height="0.984cm" svg:x="22.702cm" svg:y="10.55cm">
                <text:p text:style-name="P20"/>
                <draw:enhanced-geometry draw:mirror-horizontal="false" draw:mirror-vertical="false" drawooo:sub-view-size="46057 49329" draw:text-areas="0 0 ?f0 ?f1" svg:viewBox="0 0 0 0" draw:type="ooxml-non-primitive" draw:enhanced-path="M 40181 1 C 39871 1 39558 29 39248 86 37335 392 35652 1387 34504 2917 32745 5289 31367 7814 30373 10568 29302 13704 28307 16841 27236 19978 26242 22885 25018 25716 23640 28470 23334 29312 22493 29847 21575 29847 18821 29924 15990 30153 12930 30306 11603 30306 10175 30238 8691 30238 7948 30238 7192 30255 6427 30306 6369 30304 6311 30303 6254 30303 4024 30303 1970 31739 1224 33902 0 36962 0 40329 1224 43389 2219 46373 4820 48591 7957 49050 9052 49233 10165 49328 11278 49328 12498 49328 13719 49214 14919 48974 19815 47903 24558 45990 28766 43236 32209 41094 35040 38186 37105 34744 40931 28317 43685 21355 45215 14011 45751 11715 46057 9344 45980 6972 45980 5365 45445 3759 44527 2458 43617 898 41933 1 40181 1 Z N">
                  <draw:equation draw:name="f0" draw:formula="logwidth"/>
                  <draw:equation draw:name="f1" draw:formula="logheight"/>
                </draw:enhanced-geometry>
              </draw:custom-shape>
              <draw:custom-shape draw:name="Google Shape;3022;p51" draw:style-name="gr27" draw:text-style-name="P30" draw:layer="layout" svg:width="0.384cm" svg:height="0.862cm" svg:x="21.407cm" svg:y="12.95cm">
                <text:p text:style-name="P20"/>
                <draw:enhanced-geometry draw:mirror-horizontal="false" draw:mirror-vertical="false" drawooo:sub-view-size="20963 43247" draw:text-areas="0 0 ?f0 ?f1" svg:viewBox="0 0 0 0" draw:type="ooxml-non-primitive" draw:enhanced-path="M 3978 1 C 3443 1914 3137 3826 3137 5815 3366 8723 3366 11553 3749 14461 4437 17980 3902 21729 2295 24942 918 27620 153 30527 77 33587 0 36035 230 38483 842 40932 1224 42385 1836 42844 3060 42844 3290 42844 3443 42921 3672 42921 4820 42997 5968 43227 7115 43227 7182 43240 7248 43246 7315 43246 8007 43246 8632 42548 8492 41850 8416 41238 8263 40626 7957 40167 7421 39401 6656 38866 5815 38560 L 4820 38254 C 4973 37030 5356 35959 5891 34888 7115 32822 8645 30909 10481 29379 12700 27314 14995 25248 17137 23106 18744 21499 19892 19433 20351 17138 20963 14001 20657 10712 19433 7651 19203 7269 18897 6963 18438 6733 14536 4209 10328 2220 5891 689 L 3978 1 Z N">
                  <draw:equation draw:name="f0" draw:formula="logwidth"/>
                  <draw:equation draw:name="f1" draw:formula="logheight"/>
                </draw:enhanced-geometry>
              </draw:custom-shape>
              <draw:custom-shape draw:name="Google Shape;3023;p51" draw:style-name="gr28" draw:text-style-name="P31" draw:layer="layout" svg:width="0.034cm" svg:height="0.027cm" svg:x="21.525cm" svg:y="13.777cm">
                <text:p text:style-name="P20"/>
                <draw:enhanced-geometry draw:mirror-horizontal="false" draw:mirror-vertical="false" drawooo:sub-view-size="1914 1411" draw:text-areas="0 0 ?f0 ?f1" svg:viewBox="0 0 0 0" draw:type="ooxml-non-primitive" draw:enhanced-path="M 344 1 C 234 1 120 12 1 33 L 1760 1410 1913 1257 C 1519 403 1012 1 344 1 Z N">
                  <draw:equation draw:name="f0" draw:formula="logwidth"/>
                  <draw:equation draw:name="f1" draw:formula="logheight"/>
                </draw:enhanced-geometry>
              </draw:custom-shape>
              <draw:custom-shape draw:name="Google Shape;3024;p51" draw:style-name="gr28" draw:text-style-name="P31" draw:layer="layout" svg:width="0.034cm" svg:height="0.024cm" svg:x="21.528cm" svg:y="13.756cm">
                <text:p text:style-name="P20"/>
                <draw:enhanced-geometry draw:mirror-horizontal="false" draw:mirror-vertical="false" drawooo:sub-view-size="1914 1258" draw:text-areas="0 0 ?f0 ?f1" svg:viewBox="0 0 0 0" draw:type="ooxml-non-primitive" draw:enhanced-path="M 344 0 C 234 0 120 11 1 33 L 1913 1257 C 1519 403 1012 0 344 0 Z N">
                  <draw:equation draw:name="f0" draw:formula="logwidth"/>
                  <draw:equation draw:name="f1" draw:formula="logheight"/>
                </draw:enhanced-geometry>
              </draw:custom-shape>
              <draw:custom-shape draw:name="Google Shape;3025;p51" draw:style-name="gr4" draw:text-style-name="P4" draw:layer="layout" svg:width="1.393cm" svg:height="2.8cm" svg:x="21.359cm" svg:y="11.012cm">
                <text:p text:style-name="P20"/>
                <draw:enhanced-geometry draw:mirror-horizontal="false" draw:mirror-vertical="false" drawooo:sub-view-size="75819 140295" draw:text-areas="0 0 ?f0 ?f1" svg:viewBox="0 0 0 0" draw:type="ooxml-non-primitive" draw:enhanced-path="M 71395 0 C 70735 0 69965 294 69009 892 67403 1963 65796 2881 64189 3876 61818 5176 59293 6171 56692 6783 54703 7242 52637 7395 50648 7777 46823 8389 43074 9460 39478 10991 35882 12444 32975 15045 30909 18259 29685 20171 28614 22237 27696 24379 25936 28663 24330 33024 22417 37232 19204 44730 15455 51998 11553 59189 9258 63397 6963 67529 4821 71813 2143 77092 613 82983 307 88950 1 95759 1455 102109 5815 107541 6963 108995 8264 110448 9564 111749 11171 113585 12930 115421 14614 117181 15761 118405 16603 119935 16909 121618 17138 122842 17215 124067 17368 125214 17750 128351 18133 131488 18592 134624 18821 136307 19433 137914 20351 139291 20581 139597 20964 140056 21346 140056 23182 140209 25095 140286 27008 140286 27063 140291 27119 140294 27174 140294 27871 140294 28478 139853 28691 139215 28997 138450 28767 137608 28232 137073 27543 136307 26548 135772 25554 135619 25248 135542 24865 135466 24406 135389 L 24406 132865 C 24406 129345 25477 125903 27390 122995 28538 121389 29685 119706 30756 118023 32745 114962 33740 111367 33511 107771 33434 106547 33281 105399 33128 104175 34276 103257 35500 102339 36571 101344 40855 97060 43686 91628 44604 85660 45445 80994 45139 76327 44757 71583 44451 67605 43992 63627 43762 59648 43533 51539 44986 43582 48047 36085 49041 33483 50801 31112 53096 29505 54703 28434 56233 27439 57916 26598 59982 25450 62047 24456 64113 23385 66255 22313 68244 21013 70004 19483 72682 17188 74441 14127 75130 10685 75818 7777 75436 4794 73982 2116 73189 717 72425 0 71395 0 Z N">
                  <draw:equation draw:name="f0" draw:formula="logwidth"/>
                  <draw:equation draw:name="f1" draw:formula="logheight"/>
                </draw:enhanced-geometry>
              </draw:custom-shape>
              <draw:custom-shape draw:name="Google Shape;3026;p51" draw:style-name="gr7" draw:text-style-name="P7" draw:layer="layout" svg:width="0.19cm" svg:height="0.3cm" svg:x="21.48cm" svg:y="12.55cm">
                <text:p text:style-name="P20"/>
                <draw:enhanced-geometry draw:mirror-horizontal="false" draw:mirror-vertical="false" drawooo:sub-view-size="10406 15068" draw:text-areas="0 0 ?f0 ?f1" svg:viewBox="0 0 0 0" draw:type="ooxml-non-primitive" draw:enhanced-path="M 5646 1 C 4922 1 4185 197 3520 616 2066 1458 995 2835 536 4442 0 6125 0 7884 459 9568 765 11098 1531 12551 2602 13699 3485 14582 4648 15067 5859 15067 6326 15067 6800 14995 7268 14846 8952 14387 10176 12934 10329 11174 10405 10256 10405 9338 10252 8420 10252 7731 10099 7043 10023 6431 10176 5054 9870 3600 9258 2376 8635 872 7169 1 5646 1 Z N">
                  <draw:equation draw:name="f0" draw:formula="logwidth"/>
                  <draw:equation draw:name="f1" draw:formula="logheight"/>
                </draw:enhanced-geometry>
              </draw:custom-shape>
              <draw:custom-shape draw:name="Google Shape;3027;p51" draw:style-name="gr7" draw:text-style-name="P7" draw:layer="layout" svg:width="0.108cm" svg:height="0.158cm" svg:x="21.686cm" svg:y="12.512cm">
                <text:p text:style-name="P20"/>
                <draw:enhanced-geometry draw:mirror-horizontal="false" draw:mirror-vertical="false" drawooo:sub-view-size="5934 7985" draw:text-areas="0 0 ?f0 ?f1" svg:viewBox="0 0 0 0" draw:type="ooxml-non-primitive" draw:enhanced-path="M 2028 0 C 804 0 1 886 119 2370 119 3288 196 4206 272 5048 272 5431 349 5813 502 6196 808 7114 1649 7802 2644 7955 2771 7975 2899 7984 3025 7984 3885 7984 4692 7541 5092 6808 5475 6119 5704 5431 5934 4742 5934 2829 4863 1146 3180 228 2769 74 2381 0 2028 0 Z N">
                  <draw:equation draw:name="f0" draw:formula="logwidth"/>
                  <draw:equation draw:name="f1" draw:formula="logheight"/>
                </draw:enhanced-geometry>
              </draw:custom-shape>
              <draw:custom-shape draw:name="Google Shape;3028;p51" draw:style-name="gr7" draw:text-style-name="P7" draw:layer="layout" svg:width="0.389cm" svg:height="0.853cm" svg:x="21.698cm" svg:y="11.259cm">
                <text:p text:style-name="P20"/>
                <draw:enhanced-geometry draw:mirror-horizontal="false" draw:mirror-vertical="false" drawooo:sub-view-size="21233 42771" draw:text-areas="0 0 ?f0 ?f1" svg:viewBox="0 0 0 0" draw:type="ooxml-non-primitive" draw:enhanced-path="M 18756 0 C 18400 0 18030 94 17674 305 16909 611 16220 993 15532 1452 10482 5125 6427 9944 3673 15529 1378 20120 77 25169 1 30295 1 30984 1 31825 77 32590 307 34962 1148 37334 2526 39323 3673 41082 5433 42230 7422 42613 8092 42717 8773 42770 9456 42770 11271 42770 13099 42396 14766 41618 17597 40317 19816 38252 20504 34962 20887 32973 20734 30984 20045 29148 19739 28076 19280 27082 18974 26011 17291 21573 16909 16830 17827 12240 18439 9638 19433 7037 20275 4513 20428 3901 20657 3365 20810 2753 21233 1305 20086 0 18756 0 Z N">
                  <draw:equation draw:name="f0" draw:formula="logwidth"/>
                  <draw:equation draw:name="f1" draw:formula="logheight"/>
                </draw:enhanced-geometry>
              </draw:custom-shape>
              <draw:custom-shape draw:name="Google Shape;3029;p51" draw:style-name="gr7" draw:text-style-name="P7" draw:layer="layout" svg:width="0.065cm" svg:height="0.077cm" svg:x="22.645cm" svg:y="11.009cm">
                <text:p text:style-name="P20"/>
                <draw:enhanced-geometry draw:mirror-horizontal="false" draw:mirror-vertical="false" drawooo:sub-view-size="3597 3914" draw:text-areas="0 0 ?f0 ?f1" svg:viewBox="0 0 0 0" draw:type="ooxml-non-primitive" draw:enhanced-path="M 1123 1 C 542 1 0 482 0 1125 0 1890 77 2579 306 3267 357 3676 714 3914 1105 3914 1301 3914 1505 3854 1683 3727 2449 3267 3137 2579 3596 1814 3137 896 2372 284 1454 54 1345 18 1233 1 1123 1 Z N">
                  <draw:equation draw:name="f0" draw:formula="logwidth"/>
                  <draw:equation draw:name="f1" draw:formula="logheight"/>
                </draw:enhanced-geometry>
              </draw:custom-shape>
              <draw:custom-shape draw:name="Google Shape;3030;p51" draw:style-name="gr7" draw:text-style-name="P7" draw:layer="layout" svg:width="0.166cm" svg:height="0.271cm" svg:x="22.569cm" svg:y="11.07cm">
                <text:p text:style-name="P20"/>
                <draw:enhanced-geometry draw:mirror-horizontal="false" draw:mirror-vertical="false" drawooo:sub-view-size="9105 13619" draw:text-areas="0 0 ?f0 ?f1" svg:viewBox="0 0 0 0" draw:type="ooxml-non-primitive" draw:enhanced-path="M 6733 1 C 6656 307 6733 613 6733 996 7115 2526 7268 4209 7115 5892 7039 7805 6350 9717 5202 11324 4414 12476 3096 13148 1745 13148 1392 13148 1037 13102 689 13007 L 0 13007 C 559 13426 1231 13619 1914 13619 2352 13619 2794 13539 3213 13390 4896 12777 6273 11324 6809 9564 7651 7422 7880 5050 7574 2755 7498 2220 7421 1761 7421 1302 7448 1298 7475 1297 7501 1297 7944 1297 8311 1745 8725 1745 8846 1745 8972 1707 9104 1608 L 6733 1 Z N">
                  <draw:equation draw:name="f0" draw:formula="logwidth"/>
                  <draw:equation draw:name="f1" draw:formula="logheight"/>
                </draw:enhanced-geometry>
              </draw:custom-shape>
              <draw:custom-shape draw:name="Google Shape;3031;p51" draw:style-name="gr14" draw:text-style-name="P17" draw:layer="layout" svg:width="0.19cm" svg:height="0.182cm" svg:x="22.241cm" svg:y="11.187cm">
                <text:p text:style-name="P20"/>
                <draw:enhanced-geometry draw:mirror-horizontal="false" draw:mirror-vertical="false" drawooo:sub-view-size="10405 9184" draw:text-areas="0 0 ?f0 ?f1" svg:viewBox="0 0 0 0" draw:type="ooxml-non-primitive" draw:enhanced-path="M 6465 0 C 4236 0 2086 1260 1071 3356 0 5498 995 8023 3290 8865 3900 9081 4514 9183 5113 9183 7896 9183 10342 6990 10405 3968 10405 2132 9181 449 7345 66 7052 22 6757 0 6465 0 Z N">
                  <draw:equation draw:name="f0" draw:formula="logwidth"/>
                  <draw:equation draw:name="f1" draw:formula="logheight"/>
                </draw:enhanced-geometry>
              </draw:custom-shape>
              <draw:custom-shape draw:name="Google Shape;3032;p51" draw:style-name="gr7" draw:text-style-name="P7" draw:layer="layout" svg:width="0.072cm" svg:height="0.081cm" svg:x="22.3cm" svg:y="11.238cm">
                <text:p text:style-name="P20"/>
                <draw:enhanced-geometry draw:mirror-horizontal="false" draw:mirror-vertical="false" drawooo:sub-view-size="3979 4123" draw:text-areas="0 0 ?f0 ?f1" svg:viewBox="0 0 0 0" draw:type="ooxml-non-primitive" draw:enhanced-path="M 2755 1 C 2449 1 2831 460 2831 613 2984 919 3214 1301 3290 1684 3443 2219 3290 2831 2831 3214 2602 3367 2315 3443 2028 3443 1741 3443 1454 3367 1224 3214 918 2984 612 2755 383 2449 336 2402 262 2328 176 2328 120 2328 60 2359 0 2449 153 3214 689 3749 1454 3979 1683 4077 1915 4123 2141 4123 2970 4123 3705 3504 3826 2602 3979 1607 3596 613 2755 1 Z N">
                  <draw:equation draw:name="f0" draw:formula="logwidth"/>
                  <draw:equation draw:name="f1" draw:formula="logheight"/>
                </draw:enhanced-geometry>
              </draw:custom-shape>
              <draw:custom-shape draw:name="Google Shape;3033;p51" draw:style-name="gr7" draw:text-style-name="P7" draw:layer="layout" svg:width="0.421cm" svg:height="0.227cm" svg:x="21.02cm" svg:y="12.796cm">
                <text:p text:style-name="P20"/>
                <draw:enhanced-geometry draw:mirror-horizontal="false" draw:mirror-vertical="false" drawooo:sub-view-size="22953 11439" draw:text-areas="0 0 ?f0 ?f1" svg:viewBox="0 0 0 0" draw:type="ooxml-non-primitive" draw:enhanced-path="M 154 1 C 1 383 1 842 1 1225 230 2219 613 3138 1072 4056 2832 7192 5815 9564 9335 10635 11056 11171 12835 11438 14623 11438 16412 11438 18209 11171 19969 10635 20964 10253 22035 9794 22953 9488 22264 7498 21652 5815 20964 3979 20734 4056 20581 4132 20428 4209 18554 5271 16424 5823 14248 5823 13759 5823 13268 5795 12777 5739 8417 5433 4362 4132 1225 842 843 536 537 307 154 1 Z N">
                  <draw:equation draw:name="f0" draw:formula="logwidth"/>
                  <draw:equation draw:name="f1" draw:formula="logheight"/>
                </draw:enhanced-geometry>
              </draw:custom-shape>
              <draw:custom-shape draw:name="Google Shape;3034;p51" draw:style-name="gr7" draw:text-style-name="P7" draw:layer="layout" svg:width="0.076cm" svg:height="0.14cm" svg:x="20.906cm" svg:y="12.854cm">
                <text:p text:style-name="P20"/>
                <draw:enhanced-geometry draw:mirror-horizontal="false" draw:mirror-vertical="false" drawooo:sub-view-size="4208 7073" draw:text-areas="0 0 ?f0 ?f1" svg:viewBox="0 0 0 0" draw:type="ooxml-non-primitive" draw:enhanced-path="M 153 0 C 77 153 0 230 0 383 153 2372 918 4208 2142 5738 2601 6197 3060 6656 3672 7039 3698 7064 3749 7073 3811 7073 3936 7073 4106 7039 4208 7039 1683 5355 918 2754 306 0 Z N">
                  <draw:equation draw:name="f0" draw:formula="logwidth"/>
                  <draw:equation draw:name="f1" draw:formula="logheight"/>
                </draw:enhanced-geometry>
              </draw:custom-shape>
              <draw:custom-shape draw:name="Google Shape;3035;p51" draw:style-name="gr7" draw:text-style-name="P7" draw:layer="layout" svg:width="0.094cm" svg:height="0.141cm" svg:x="21.126cm" svg:y="12.698cm">
                <text:p text:style-name="P20"/>
                <draw:enhanced-geometry draw:mirror-horizontal="false" draw:mirror-vertical="false" drawooo:sub-view-size="5176 7131" draw:text-areas="0 0 ?f0 ?f1" svg:viewBox="0 0 0 0" draw:type="ooxml-non-primitive" draw:enhanced-path="M 814 0 L 814 0 C 1 2886 2549 7130 4932 7130 5014 7130 5095 7126 5175 7115 4334 6580 3569 5968 2880 5279 2268 4591 1733 3749 1350 2908 1121 1913 891 995 814 0 Z N">
                  <draw:equation draw:name="f0" draw:formula="logwidth"/>
                  <draw:equation draw:name="f1" draw:formula="logheight"/>
                </draw:enhanced-geometry>
              </draw:custom-shape>
              <draw:custom-shape draw:name="Google Shape;3036;p51" draw:style-name="gr7" draw:text-style-name="P7" draw:layer="layout" svg:width="0.069cm" svg:height="0.101cm" svg:x="20.967cm" svg:y="12.895cm">
                <text:p text:style-name="P20"/>
                <draw:enhanced-geometry draw:mirror-horizontal="false" draw:mirror-vertical="false" drawooo:sub-view-size="3827 5127" draw:text-areas="0 0 ?f0 ?f1" svg:viewBox="0 0 0 0" draw:type="ooxml-non-primitive" draw:enhanced-path="M 307 1 L 307 1 C 1 1072 536 2449 1760 3826 2296 4438 2831 5127 3826 5127 2143 3749 919 1990 307 1 Z N">
                  <draw:equation draw:name="f0" draw:formula="logwidth"/>
                  <draw:equation draw:name="f1" draw:formula="logheight"/>
                </draw:enhanced-geometry>
              </draw:custom-shape>
              <draw:custom-shape draw:name="Google Shape;3037;p51" draw:style-name="gr7" draw:text-style-name="P7" draw:layer="layout" svg:width="0.048cm" svg:height="0.063cm" svg:x="21.11cm" svg:y="12.783cm">
                <text:p text:style-name="P20"/>
                <draw:enhanced-geometry draw:mirror-horizontal="false" draw:mirror-vertical="false" drawooo:sub-view-size="2679 3184" draw:text-areas="0 0 ?f0 ?f1" svg:viewBox="0 0 0 0" draw:type="ooxml-non-primitive" draw:enhanced-path="M 153 1 C 0 1225 612 2372 1683 2908 1872 3002 2061 3184 2267 3184 2396 3184 2531 3113 2678 2908 2143 2602 1683 2219 1224 1760 842 1225 459 613 153 1 Z N">
                  <draw:equation draw:name="f0" draw:formula="logwidth"/>
                  <draw:equation draw:name="f1" draw:formula="logheight"/>
                </draw:enhanced-geometry>
              </draw:custom-shape>
              <draw:custom-shape draw:name="Google Shape;3038;p51" draw:style-name="gr7" draw:text-style-name="P7" draw:layer="layout" svg:width="0.13cm" svg:height="0.436cm" svg:x="21.859cm" svg:y="12.838cm">
                <text:p text:style-name="P20"/>
                <draw:enhanced-geometry draw:mirror-horizontal="false" draw:mirror-vertical="false" drawooo:sub-view-size="7116 21882" draw:text-areas="0 0 ?f0 ?f1" svg:viewBox="0 0 0 0" draw:type="ooxml-non-primitive" draw:enhanced-path="M 1 1 C 5432 6427 7116 13772 5585 21882 L 5815 21882 C 5968 21499 6121 21040 6274 20581 6733 18362 6810 16144 6580 13925 6197 10100 4973 6351 2984 3138 2219 2067 1378 1072 536 154 383 77 230 1 1 1 Z N">
                  <draw:equation draw:name="f0" draw:formula="logwidth"/>
                  <draw:equation draw:name="f1" draw:formula="logheight"/>
                </draw:enhanced-geometry>
              </draw:custom-shape>
              <draw:custom-shape draw:name="Google Shape;3039;p51" draw:style-name="gr7" draw:text-style-name="P7" draw:layer="layout" svg:width="0.265cm" svg:height="0.245cm" svg:x="21.961cm" svg:y="11.992cm">
                <text:p text:style-name="P20"/>
                <draw:enhanced-geometry draw:mirror-horizontal="false" draw:mirror-vertical="false" drawooo:sub-view-size="14461 12319" draw:text-areas="0 0 ?f0 ?f1" svg:viewBox="0 0 0 0" draw:type="ooxml-non-primitive" draw:enhanced-path="M 14231 1 C 13925 307 13695 689 13389 995 11553 3214 9793 5433 7881 7575 5968 9640 3520 11094 766 11783 459 11859 230 11936 0 12089 L 0 12318 C 383 12318 689 12242 1072 12165 3749 11553 6197 10099 8110 8110 10329 5892 12318 3443 14078 766 14231 613 14307 307 14460 77 L 14231 1 Z N">
                  <draw:equation draw:name="f0" draw:formula="logwidth"/>
                  <draw:equation draw:name="f1" draw:formula="logheight"/>
                </draw:enhanced-geometry>
              </draw:custom-shape>
              <draw:custom-shape draw:name="Google Shape;3040;p51" draw:style-name="gr28" draw:text-style-name="P31" draw:layer="layout" svg:width="0.123cm" svg:height="0.091cm" svg:x="22.099cm" svg:y="12.397cm">
                <text:p text:style-name="P20"/>
                <draw:enhanced-geometry draw:mirror-horizontal="false" draw:mirror-vertical="false" drawooo:sub-view-size="6733 4618" draw:text-areas="0 0 ?f0 ?f1" svg:viewBox="0 0 0 0" draw:type="ooxml-non-primitive" draw:enhanced-path="M 6503 1 C 5891 613 5279 1301 4590 1913 3902 2525 3213 2984 2448 3443 1683 3903 842 4209 0 4591 110 4609 225 4617 345 4617 2317 4617 5579 2317 6733 154 L 6503 1 Z N">
                  <draw:equation draw:name="f0" draw:formula="logwidth"/>
                  <draw:equation draw:name="f1" draw:formula="logheight"/>
                </draw:enhanced-geometry>
              </draw:custom-shape>
              <draw:custom-shape draw:name="Google Shape;3041;p51" draw:style-name="gr7" draw:text-style-name="P7" draw:layer="layout" svg:width="0.016cm" svg:height="0.056cm" svg:x="22.112cm" svg:y="11.745cm">
                <text:p text:style-name="P20"/>
                <draw:enhanced-geometry draw:mirror-horizontal="false" draw:mirror-vertical="false" drawooo:sub-view-size="919 2832" draw:text-areas="0 0 ?f0 ?f1" svg:viewBox="0 0 0 0" draw:type="ooxml-non-primitive" draw:enhanced-path="M 919 1 C 230 766 1 1837 230 2831 613 1913 919 995 919 1 Z N">
                  <draw:equation draw:name="f0" draw:formula="logwidth"/>
                  <draw:equation draw:name="f1" draw:formula="logheight"/>
                </draw:enhanced-geometry>
              </draw:custom-shape>
              <draw:custom-shape draw:name="Google Shape;3042;p51" draw:style-name="gr7" draw:text-style-name="P7" draw:layer="layout" svg:width="0.022cm" svg:height="0.056cm" svg:x="22.095cm" svg:y="11.668cm">
                <text:p text:style-name="P20"/>
                <draw:enhanced-geometry draw:mirror-horizontal="false" draw:mirror-vertical="false" drawooo:sub-view-size="1225 2832" draw:text-areas="0 0 ?f0 ?f1" svg:viewBox="0 0 0 0" draw:type="ooxml-non-primitive" draw:enhanced-path="M 1225 0 C 307 689 1 1836 383 2831 L 1225 0 Z N">
                  <draw:equation draw:name="f0" draw:formula="logwidth"/>
                  <draw:equation draw:name="f1" draw:formula="logheight"/>
                </draw:enhanced-geometry>
              </draw:custom-shape>
              <draw:custom-shape draw:name="Google Shape;3043;p51" draw:style-name="gr28" draw:text-style-name="P31" draw:layer="layout" svg:width="0.033cm" svg:height="0.029cm" svg:x="21.856cm" svg:y="13.753cm">
                <text:p text:style-name="P20"/>
                <draw:enhanced-geometry draw:mirror-horizontal="false" draw:mirror-vertical="false" drawooo:sub-view-size="1837 1483" draw:text-areas="0 0 ?f0 ?f1" svg:viewBox="0 0 0 0" draw:type="ooxml-non-primitive" draw:enhanced-path="M 406 0 C 280 0 145 10 1 29 383 259 689 412 995 718 1225 947 1378 1253 1607 1483 L 1837 1330 C 1703 460 1277 0 406 0 Z N">
                  <draw:equation draw:name="f0" draw:formula="logwidth"/>
                  <draw:equation draw:name="f1" draw:formula="logheight"/>
                </draw:enhanced-geometry>
              </draw:custom-shape>
              <draw:custom-shape draw:name="Google Shape;3044;p51" draw:style-name="gr28" draw:text-style-name="P31" draw:layer="layout" svg:width="0.03cm" svg:height="0.022cm" svg:x="21.842cm" svg:y="13.783cm">
                <text:p text:style-name="P20"/>
                <draw:enhanced-geometry draw:mirror-horizontal="false" draw:mirror-vertical="false" drawooo:sub-view-size="1684 1145" draw:text-areas="0 0 ?f0 ?f1" svg:viewBox="0 0 0 0" draw:type="ooxml-non-primitive" draw:enhanced-path="M 487 1 C 337 1 176 25 0 73 L 1684 1144 C 1441 357 1055 1 487 1 Z N">
                  <draw:equation draw:name="f0" draw:formula="logwidth"/>
                  <draw:equation draw:name="f1" draw:formula="logheight"/>
                </draw:enhanced-geometry>
              </draw:custom-shape>
              <draw:custom-shape draw:name="Google Shape;3045;p51" draw:style-name="gr7" draw:text-style-name="P7" draw:layer="layout" svg:width="0.612cm" svg:height="0.69cm" svg:x="21.974cm" svg:y="11.801cm">
                <text:p text:style-name="P20"/>
                <draw:enhanced-geometry draw:mirror-horizontal="false" draw:mirror-vertical="false" drawooo:sub-view-size="33358 34611" draw:text-areas="0 0 ?f0 ?f1" svg:viewBox="0 0 0 0" draw:type="ooxml-non-primitive" draw:enhanced-path="M 25864 1 C 24277 1 22771 469 21499 1406 20275 2172 19127 3166 18133 4237 16450 6150 14843 8139 13390 10205 11630 12576 10100 15101 8340 17549 7040 19462 5586 21298 4132 23134 3138 24358 1990 25582 843 26806 231 27342 1 28107 154 28949 307 29790 613 30555 919 31397 1837 33386 3826 34610 6045 34610 7422 34610 8876 34151 10100 33386 11630 32391 12930 31091 13849 29484 14537 28184 15226 26883 15761 25506 16909 22599 17903 19615 18974 16631 19893 14412 20734 12194 21805 9975 22417 8675 23259 7527 24177 6456 24924 5437 26094 4900 27311 4900 27465 4900 27619 4909 27773 4926 28767 5079 29762 5232 30833 5538 31200 5611 31568 5720 31918 5720 32298 5720 32657 5593 32975 5155 33358 4620 33128 3855 32363 3013 30909 1253 28844 182 26549 29 26319 10 26091 1 25864 1 Z N">
                  <draw:equation draw:name="f0" draw:formula="logwidth"/>
                  <draw:equation draw:name="f1" draw:formula="logheight"/>
                </draw:enhanced-geometry>
              </draw:custom-shape>
              <draw:custom-shape draw:name="Google Shape;3046;p51" draw:style-name="gr29" draw:text-style-name="P32" draw:layer="layout" svg:width="0.024cm" svg:height="0.03cm" svg:x="22.555cm" svg:y="11.873cm">
                <text:p text:style-name="P20"/>
                <draw:enhanced-geometry draw:mirror-horizontal="false" draw:mirror-vertical="false" drawooo:sub-view-size="1379 1531" draw:text-areas="0 0 ?f0 ?f1" svg:viewBox="0 0 0 0" draw:type="ooxml-non-primitive" draw:enhanced-path="M 1 0 C 383 536 843 995 1225 1530 1378 536 919 77 1 0 Z N">
                  <draw:equation draw:name="f0" draw:formula="logwidth"/>
                  <draw:equation draw:name="f1" draw:formula="logheight"/>
                </draw:enhanced-geometry>
              </draw:custom-shape>
              <draw:custom-shape draw:name="Google Shape;3047;p51" draw:style-name="gr7" draw:text-style-name="P7" draw:layer="layout" svg:width="1.404cm" svg:height="1.311cm" svg:x="22.46cm" svg:y="9.685cm">
                <text:p text:style-name="P20"/>
                <draw:enhanced-geometry draw:mirror-horizontal="false" draw:mirror-vertical="false" drawooo:sub-view-size="76430 65708" draw:text-areas="0 0 ?f0 ?f1" svg:viewBox="0 0 0 0" draw:type="ooxml-non-primitive" draw:enhanced-path="M 40119 0 C 36689 0 33323 563 30067 1735 28996 2117 28001 2653 27007 3265 25630 3953 24711 5330 24482 6861 L 23640 7090 C 20121 7626 18055 9768 17520 13364 17214 14894 16755 16347 16219 17801 15684 19790 14230 21473 12318 22238 10787 22927 9334 23768 8033 24686 306 30118 0 43201 8645 48021 9257 48403 9946 48786 10558 49245 12088 50392 13159 52152 13312 54065 13465 54983 13542 55824 13542 56742 13695 59191 14842 61409 16755 63016 18864 64807 21490 65707 24128 65707 26562 65707 29005 64941 31061 63398 32592 62174 34045 60874 35422 59420 37029 57661 38483 55824 40013 53988 41679 51696 44355 50350 47180 50350 47468 50350 47756 50364 48046 50392 48733 50424 49417 50439 50099 50439 52755 50439 55373 50207 57992 49780 61434 49398 64648 48403 67708 46873 72451 44425 75588 39682 76047 34326 76429 29430 73675 24839 69161 22850 67478 22162 65795 21550 64112 20938 62199 20249 60669 18948 59675 17265 58833 15812 58145 14358 57379 12981 56385 11068 55543 9156 54472 7320 51642 2653 47357 358 41925 52 41322 17 40720 0 40119 0 Z N">
                  <draw:equation draw:name="f0" draw:formula="logwidth"/>
                  <draw:equation draw:name="f1" draw:formula="logheight"/>
                </draw:enhanced-geometry>
              </draw:custom-shape>
              <draw:custom-shape draw:name="Google Shape;3048;p51" draw:style-name="gr26" draw:text-style-name="P29" draw:layer="layout" svg:width="0.303cm" svg:height="0.35cm" svg:x="24.511cm" svg:y="13.422cm">
                <text:p text:style-name="P20"/>
                <draw:enhanced-geometry draw:mirror-horizontal="false" draw:mirror-vertical="false" drawooo:sub-view-size="16526 17597" draw:text-areas="0 0 ?f0 ?f1" svg:viewBox="0 0 0 0" draw:type="ooxml-non-primitive" draw:enhanced-path="M 11247 0 L 4591 4132 7957 9257 C 7116 9793 6427 10252 5815 10788 5203 11247 4591 11706 3979 12241 2831 13236 1760 14383 842 15607 307 16143 1 16832 77 17597 2449 17520 15149 12777 16526 11476 16220 10558 15914 9640 15531 8798 14307 5738 12930 2831 11247 0 Z N">
                  <draw:equation draw:name="f0" draw:formula="logwidth"/>
                  <draw:equation draw:name="f1" draw:formula="logheight"/>
                </draw:enhanced-geometry>
              </draw:custom-shape>
              <draw:custom-shape draw:name="Google Shape;3049;p51" draw:style-name="gr10" draw:text-style-name="P10" draw:layer="layout" svg:width="0.303cm" svg:height="0.176cm" svg:x="24.511cm" svg:y="13.596cm">
                <text:p text:style-name="P20"/>
                <draw:enhanced-geometry draw:mirror-horizontal="false" draw:mirror-vertical="false" drawooo:sub-view-size="16526 8876" draw:text-areas="0 0 ?f0 ?f1" svg:viewBox="0 0 0 0" draw:type="ooxml-non-primitive" draw:enhanced-path="M 15531 1 C 14460 613 13083 1225 12395 1608 9924 2843 7178 3526 4417 3526 4271 3526 4125 3524 3979 3520 2831 4515 1760 5662 842 6886 307 7422 1 8111 77 8876 2449 8799 15149 4056 16526 2755 16220 1837 15914 919 15531 1 Z N">
                  <draw:equation draw:name="f0" draw:formula="logwidth"/>
                  <draw:equation draw:name="f1" draw:formula="logheight"/>
                </draw:enhanced-geometry>
              </draw:custom-shape>
              <draw:custom-shape draw:name="Google Shape;3050;p51" draw:style-name="gr26" draw:text-style-name="P29" draw:layer="layout" svg:width="0.325cm" svg:height="0.277cm" svg:x="23.572cm" svg:y="13.518cm">
                <text:p text:style-name="P20"/>
                <draw:enhanced-geometry draw:mirror-horizontal="false" draw:mirror-vertical="false" drawooo:sub-view-size="17751 13934" draw:text-areas="0 0 ?f0 ?f1" svg:viewBox="0 0 0 0" draw:type="ooxml-non-primitive" draw:enhanced-path="M 15837 0 L 8187 2066 C 8799 4055 9411 5968 10023 7957 9411 8186 9105 8263 8799 8339 7881 8722 7116 9028 6198 9410 5356 9793 4515 10099 3673 10558 2678 11094 1760 11706 919 12394 383 12700 1 13236 77 13924 562 13931 1046 13934 1530 13934 6937 13934 12343 13536 17750 12624 17597 11782 17521 10940 17444 10099 17138 6656 16603 3290 15837 0 Z N">
                  <draw:equation draw:name="f0" draw:formula="logwidth"/>
                  <draw:equation draw:name="f1" draw:formula="logheight"/>
                </draw:enhanced-geometry>
              </draw:custom-shape>
              <draw:custom-shape draw:name="Google Shape;3051;p51" draw:style-name="gr10" draw:text-style-name="P10" draw:layer="layout" svg:width="0.325cm" svg:height="0.089cm" svg:x="23.572cm" svg:y="13.706cm">
                <text:p text:style-name="P20"/>
                <draw:enhanced-geometry draw:mirror-horizontal="false" draw:mirror-vertical="false" drawooo:sub-view-size="17751 4524" draw:text-areas="0 0 ?f0 ?f1" svg:viewBox="0 0 0 0" draw:type="ooxml-non-primitive" draw:enhanced-path="M 6198 0 C 5356 383 4515 689 3673 1148 2678 1684 1760 2296 919 2984 383 3290 1 3826 77 4514 562 4521 1046 4524 1530 4524 6937 4524 12343 4126 17750 3214 17597 2372 17521 1530 17368 612 16067 765 14537 918 13542 995 12967 1065 12391 1099 11818 1099 9878 1099 7970 709 6198 0 Z N">
                  <draw:equation draw:name="f0" draw:formula="logwidth"/>
                  <draw:equation draw:name="f1" draw:formula="logheight"/>
                </draw:enhanced-geometry>
              </draw:custom-shape>
              <draw:custom-shape draw:name="Google Shape;3052;p51" draw:style-name="gr30" draw:text-style-name="P33" draw:layer="layout" svg:width="1.379cm" svg:height="2.525cm" svg:x="23.389cm" svg:y="11.114cm">
                <text:p text:style-name="P20"/>
                <draw:enhanced-geometry draw:mirror-horizontal="false" draw:mirror-vertical="false" drawooo:sub-view-size="75054 126512" draw:text-areas="0 0 ?f0 ?f1" svg:viewBox="0 0 0 0" draw:type="ooxml-non-primitive" draw:enhanced-path="M 30986 1 C 24559 5662 17368 9411 8876 10788 9105 12395 9258 13848 9411 15378 9717 17980 9717 20581 9411 23182 8570 29149 7269 35040 5739 40855 4285 46440 2755 52025 1302 57686 154 61511 1 65566 690 69468 1302 72528 1837 75512 2449 78572 3750 85993 5586 93415 7958 100606 10176 107262 12701 113842 15226 120498 15838 121875 16603 123328 17444 124629 17597 125011 17903 125241 18209 125471 19758 126154 21443 126512 23118 126512 24255 126512 25389 126347 26472 126006 27696 125547 28079 125088 28002 123864 27849 122104 27620 120421 27543 118738 27390 113842 27237 109098 27084 104278 27008 98846 26855 93415 26702 87983 26625 83851 25554 79796 23565 76124 23182 75512 22876 74900 22570 74211 21652 72222 21576 70004 22188 67938 23029 65719 23794 63577 24636 61358 26549 56539 28461 51719 30374 46899 30374 46822 30450 46746 30450 46593 L 30680 46746 C 31062 48046 31521 49424 31904 50801 32822 54396 33664 58069 34505 61741 36035 68168 38177 74441 40855 80485 42844 85305 45216 89972 47970 94486 50571 98617 53249 102672 55850 106803 58528 111164 61206 115448 63883 119733 64495 120651 65107 121416 65720 122334 65994 122745 66453 123034 66986 123034 67048 123034 67110 123030 67173 123022 67556 122946 67938 122946 68321 122869 70310 122410 72146 121339 73600 119886 74671 119121 75053 117667 74518 116443 73600 113689 72758 110934 71993 108104 70004 99765 66638 91731 62200 84310 60976 82321 59752 80408 58681 78419 55927 73370 56309 74211 56386 69315 56692 61435 57533 53631 58834 45828 59752 40319 59982 34734 59370 29149 58987 25477 58145 21958 56845 18515 55391 14613 52790 11324 49424 8952 47205 7345 44757 5968 42232 4974 40090 4208 37948 3443 35882 2602 34429 2143 33052 1454 31904 536 31598 383 31292 230 30986 1 Z N">
                  <draw:equation draw:name="f0" draw:formula="logwidth"/>
                  <draw:equation draw:name="f1" draw:formula="logheight"/>
                </draw:enhanced-geometry>
              </draw:custom-shape>
              <draw:custom-shape draw:name="Google Shape;3053;p51" draw:style-name="gr31" draw:text-style-name="P34" draw:layer="layout" svg:width="0.626cm" svg:height="2.209cm" svg:x="24.098cm" svg:y="11.316cm">
                <text:p text:style-name="P20"/>
                <draw:enhanced-geometry draw:mirror-horizontal="false" draw:mirror-vertical="false" drawooo:sub-view-size="34123 110663" draw:text-areas="0 0 ?f0 ?f1" svg:viewBox="0 0 0 0" draw:type="ooxml-non-primitive" draw:enhanced-path="M 77 0 L 1 306 C 613 689 1225 1148 1914 1531 6504 4055 9794 8493 11018 13619 11553 15914 11936 18209 12089 20581 12165 23105 12318 25706 12165 28231 12012 30985 11477 33740 11171 36494 10482 41543 9488 46516 9182 51566 8876 54855 9105 58222 9794 61511 11018 66331 12777 71075 15073 75512 17750 80791 20581 85993 23335 91196 25401 94944 27543 98770 29532 102595 30833 105043 32057 107644 33358 110093 33487 110351 33561 110663 33902 110663 33966 110663 34039 110652 34123 110628 34046 110169 33893 109787 33740 109404 32133 106344 30603 103207 28920 100147 24559 92114 20122 84081 15991 75971 12701 69544 9870 62888 9717 55544 9641 53402 9794 51183 9947 49117 10100 47281 10406 45522 10635 43762 11018 41008 11477 38253 11859 35499 12242 33051 12624 30603 12777 28155 13083 23488 12777 18821 11783 14231 10941 10023 8723 6197 5509 3290 3826 1990 1990 919 77 0 Z N">
                  <draw:equation draw:name="f0" draw:formula="logwidth"/>
                  <draw:equation draw:name="f1" draw:formula="logheight"/>
                </draw:enhanced-geometry>
              </draw:custom-shape>
              <draw:custom-shape draw:name="Google Shape;3054;p51" draw:style-name="gr31" draw:text-style-name="P34" draw:layer="layout" svg:width="0.345cm" svg:height="1.826cm" svg:x="23.652cm" svg:y="11.817cm">
                <text:p text:style-name="P20"/>
                <draw:enhanced-geometry draw:mirror-horizontal="false" draw:mirror-vertical="false" drawooo:sub-view-size="18822 91502" draw:text-areas="0 0 ?f0 ?f1" svg:viewBox="0 0 0 0" draw:type="ooxml-non-primitive" draw:enhanced-path="M 1148 0 L 1148 0 C 1301 383 1531 612 1837 842 3367 1684 4897 2449 6427 3290 6733 3443 7116 3673 7498 3826 7345 4667 7192 5432 6963 6197 5662 10405 4361 14613 3137 18821 1684 23717 230 28537 154 33740 1 35652 154 37641 536 39554 1225 42385 1913 45139 2678 47893 4591 54320 6198 60823 7498 67402 8187 70845 8722 74364 9258 77884 9564 80255 9793 82627 10023 84999 10252 86988 10329 88900 10482 90890 10558 91119 10635 91349 10711 91502 11094 90966 11170 90278 11094 89589 10635 85534 10329 81479 9793 77501 9258 73446 8569 69391 7804 65413 6351 58451 4514 51489 2372 44680 1531 42155 1072 39554 842 36953 536 32668 995 28384 2219 24329 4132 17597 6121 10864 8110 4055 L 14001 5432 C 14460 6886 14996 8493 15455 10023 16373 13083 17291 16067 18209 19050 18285 19280 18438 19433 18592 19586 L 18821 19509 C 17367 14537 16143 9564 14460 4744 9717 4208 5126 2602 1148 0 Z N">
                  <draw:equation draw:name="f0" draw:formula="logwidth"/>
                  <draw:equation draw:name="f1" draw:formula="logheight"/>
                </draw:enhanced-geometry>
              </draw:custom-shape>
              <draw:custom-shape draw:name="Google Shape;3055;p51" draw:style-name="gr10" draw:text-style-name="P10" draw:layer="layout" svg:width="0.958cm" svg:height="1.221cm" svg:x="23.207cm" svg:y="10.491cm">
                <text:p text:style-name="P20"/>
                <draw:enhanced-geometry draw:mirror-horizontal="false" draw:mirror-vertical="false" drawooo:sub-view-size="52178 61212" draw:text-areas="0 0 ?f0 ?f1" svg:viewBox="0 0 0 0" draw:type="ooxml-non-primitive" draw:enhanced-path="M 14152 0 C 11754 0 9365 689 7345 2035 4515 3871 2296 6166 1607 9609 1531 10297 1378 10910 1301 11522 995 14811 613 18025 307 21238 77 23227 1 25216 77 27205 77 30189 1454 32943 3826 34856 5662 36386 7881 37610 10176 38299 10405 38375 10559 38452 10788 38528 11247 40747 11859 42966 12395 45184 13007 48015 13466 50846 14078 53753 14460 55054 14996 56354 15608 57655 16296 58802 17368 59797 18668 60179 20650 60883 22685 61212 24774 61212 25185 61212 25598 61199 26013 61174 28767 61021 31445 60485 34046 59491 39784 57502 44604 54135 47817 48933 50724 44343 52178 39370 51260 33861 50877 31107 49194 28659 46746 27358 45828 26899 44986 26440 44145 26058 41161 24681 38254 23151 35499 21391 34505 20626 33740 19708 33128 18713 31139 15117 28996 11675 26931 8155 25171 5478 22799 3259 19969 1652 18974 1040 17903 581 16755 275 15898 92 15025 0 14152 0 Z N">
                  <draw:equation draw:name="f0" draw:formula="logwidth"/>
                  <draw:equation draw:name="f1" draw:formula="logheight"/>
                </draw:enhanced-geometry>
              </draw:custom-shape>
              <draw:custom-shape draw:name="Google Shape;3056;p51" draw:style-name="gr26" draw:text-style-name="P29" draw:layer="layout" svg:width="0.337cm" svg:height="0.264cm" svg:x="23.019cm" svg:y="11.562cm">
                <text:p text:style-name="P20"/>
                <draw:enhanced-geometry draw:mirror-horizontal="false" draw:mirror-vertical="false" drawooo:sub-view-size="18363 13262" draw:text-areas="0 0 ?f0 ?f1" svg:viewBox="0 0 0 0" draw:type="ooxml-non-primitive" draw:enhanced-path="M 12196 1 C 11776 1 11356 39 10941 118 8264 500 5662 1342 3214 2566 2755 2719 2373 3025 1990 3331 1761 3561 1608 3867 1455 4173 1761 4594 2124 4651 2487 4651 2624 4651 2760 4643 2893 4643 3115 4643 3329 4665 3520 4785 2449 5932 689 6391 307 8228 L 1990 8381 C 1225 9452 1 9987 1 11364 192 11441 422 11479 661 11479 900 11479 1148 11441 1378 11364 1736 11245 2000 10987 2353 10987 2453 10987 2560 11008 2679 11058 2679 11670 1990 12206 2832 12818 3979 12741 4897 11747 6121 11441 L 6121 13200 C 6278 13243 6418 13262 6546 13262 7105 13262 7417 12900 7728 12588 9335 10905 11247 9528 13313 8457 14384 7845 15379 7156 16297 6391 18362 5014 18056 1801 15685 883 14607 316 13402 1 12196 1 Z N">
                  <draw:equation draw:name="f0" draw:formula="logwidth"/>
                  <draw:equation draw:name="f1" draw:formula="logheight"/>
                </draw:enhanced-geometry>
              </draw:custom-shape>
              <draw:custom-shape draw:name="Google Shape;3057;p51" draw:style-name="gr9" draw:text-style-name="P9" draw:layer="layout" svg:width="0.612cm" svg:height="1.185cm" svg:x="23.193cm" svg:y="10.565cm">
                <text:p text:style-name="P20"/>
                <draw:enhanced-geometry draw:mirror-horizontal="false" draw:mirror-vertical="false" drawooo:sub-view-size="33358 59377" draw:text-areas="0 0 ?f0 ?f1" svg:viewBox="0 0 0 0" draw:type="ooxml-non-primitive" draw:enhanced-path="M 22835 1 C 21640 1 20463 406 19510 1194 18133 2265 17138 3718 16755 5401 16220 7620 15990 9839 16220 12134 16449 15347 16832 18560 17291 21850 17903 25752 18133 29807 18056 33785 17980 34550 17903 35392 17827 36157 L 17291 36616 C 14996 38375 12242 39676 9411 40288 7651 40671 5968 41283 4361 42048 1684 43425 1 46562 460 49163 995 52682 2908 55819 5815 57961 7056 58878 8600 59377 10154 59377 10805 59377 11457 59289 12089 59109 15072 58420 17827 56966 20198 55054 22799 52912 25171 50463 27237 47709 30986 42889 33051 37075 33281 31031 33357 27665 33281 24298 32975 20932 32592 15806 31521 10757 29761 6013 29073 3871 27619 2035 25783 888 24871 291 23847 1 22835 1 Z N">
                  <draw:equation draw:name="f0" draw:formula="logwidth"/>
                  <draw:equation draw:name="f1" draw:formula="logheight"/>
                </draw:enhanced-geometry>
              </draw:custom-shape>
              <draw:custom-shape draw:name="Google Shape;3058;p51" draw:style-name="gr26" draw:text-style-name="P29" draw:layer="layout" svg:width="0.206cm" svg:height="0.305cm" svg:x="23.248cm" svg:y="10.405cm">
                <text:p text:style-name="P20"/>
                <draw:enhanced-geometry draw:mirror-horizontal="false" draw:mirror-vertical="false" drawooo:sub-view-size="11247 15347" draw:text-areas="0 0 ?f0 ?f1" svg:viewBox="0 0 0 0" draw:type="ooxml-non-primitive" draw:enhanced-path="M 8110 1 L 0 5356 C 153 5739 230 5815 230 5968 1683 8263 2678 10712 3137 13389 3137 13542 3214 13695 3290 13848 3490 14713 4209 15346 5048 15346 5174 15346 5302 15332 5432 15302 6350 15226 7115 14843 7804 14307 9793 12701 11017 10406 11170 7881 11247 7498 11170 7192 11017 6886 10176 4821 9334 2755 8493 766 8340 460 8263 230 8110 1 Z N">
                  <draw:equation draw:name="f0" draw:formula="logwidth"/>
                  <draw:equation draw:name="f1" draw:formula="logheight"/>
                </draw:enhanced-geometry>
              </draw:custom-shape>
              <draw:custom-shape draw:name="Google Shape;3059;p51" draw:style-name="gr26" draw:text-style-name="P29" draw:layer="layout" svg:width="0.685cm" svg:height="0.756cm" svg:x="22.854cm" svg:y="9.873cm">
                <text:p text:style-name="P20"/>
                <draw:enhanced-geometry draw:mirror-horizontal="false" draw:mirror-vertical="false" drawooo:sub-view-size="37336 37900" draw:text-areas="0 0 ?f0 ?f1" svg:viewBox="0 0 0 0" draw:type="ooxml-non-primitive" draw:enhanced-path="M 16317 0 C 13192 0 10087 885 7345 2617 2296 5677 1 10344 1148 16618 1607 18913 2066 21208 2602 23580 3061 26257 3826 28859 4974 31307 6812 35414 10861 37900 15153 37900 16218 37900 17297 37747 18362 37427 25018 35744 30297 30542 32133 23886 L 32745 23809 C 33816 23733 34734 23197 35423 22356 37183 19984 37336 16771 35958 14169 35294 13061 34107 12435 32894 12435 32431 12435 31964 12526 31521 12716 L 30986 12945 C 30833 12563 30756 12257 30680 11951 29915 9426 28690 6978 27084 4912 25860 2999 23947 1622 21805 934 20015 309 18163 0 16317 0 Z N">
                  <draw:equation draw:name="f0" draw:formula="logwidth"/>
                  <draw:equation draw:name="f1" draw:formula="logheight"/>
                </draw:enhanced-geometry>
              </draw:custom-shape>
              <draw:custom-shape draw:name="Google Shape;3060;p51" draw:style-name="gr7" draw:text-style-name="P7" draw:layer="layout" svg:width="0.652cm" svg:height="0.355cm" svg:x="22.823cm" svg:y="9.753cm">
                <text:p text:style-name="P20"/>
                <draw:enhanced-geometry draw:mirror-horizontal="false" draw:mirror-vertical="false" drawooo:sub-view-size="35500 17845" draw:text-areas="0 0 ?f0 ?f1" svg:viewBox="0 0 0 0" draw:type="ooxml-non-primitive" draw:enhanced-path="M 18602 0 C 18062 0 17522 22 16985 65 12395 142 3826 4350 1225 12383 995 13836 1 15673 536 17050 669 17447 859 17845 1404 17845 1488 17845 1581 17835 1684 17815 1990 17509 2143 17126 2372 16744 2984 15060 2066 15902 3596 15060 5586 14219 7345 12918 8799 11312 9564 11924 10023 12459 10635 12918 13966 15583 18016 16953 22178 16953 23274 16953 24377 16858 25477 16667 28614 16132 31598 14831 34122 12918 35117 12383 35499 11082 34887 10088 33204 5574 29838 2819 25401 1136 23231 392 20911 0 18602 0 Z N">
                  <draw:equation draw:name="f0" draw:formula="logwidth"/>
                  <draw:equation draw:name="f1" draw:formula="logheight"/>
                </draw:enhanced-geometry>
              </draw:custom-shape>
              <draw:custom-shape draw:name="Google Shape;3061;p51" draw:style-name="gr7" draw:text-style-name="P7" draw:layer="layout" svg:width="0.022cm" svg:height="0.067cm" draw:transform="skewX (-0.0596902604182061) rotate (0.4307472593922) translate (23.137cm 10.201cm)">
                <text:p text:style-name="P20"/>
                <draw:enhanced-geometry draw:mirror-horizontal="false" draw:mirror-vertical="false" drawooo:sub-view-size="3214 3444" draw:text-areas="0 0 ?f0 ?f1" svg:viewBox="0 0 0 0" draw:type="ooxml-non-primitive" draw:enhanced-path="M 1454 1 C 613 1 1 689 77 1531 1 2526 766 3367 1760 3444 2525 3367 3214 2679 3137 1837 3137 919 2449 77 1454 1 Z N">
                  <draw:equation draw:name="f0" draw:formula="logwidth"/>
                  <draw:equation draw:name="f1" draw:formula="logheight"/>
                </draw:enhanced-geometry>
              </draw:custom-shape>
              <draw:custom-shape draw:name="Google Shape;3062;p51" draw:style-name="gr7" draw:text-style-name="P7" draw:layer="layout" svg:width="0.095cm" svg:height="0.046cm" draw:transform="skewX (0.0434586983746588) rotate (-0.340164671213695) translate (23.124cm 10.079cm)">
                <text:p text:style-name="P20"/>
                <draw:enhanced-geometry draw:mirror-horizontal="false" draw:mirror-vertical="false" drawooo:sub-view-size="5509 3067" draw:text-areas="0 0 ?f0 ?f1" svg:viewBox="0 0 0 0" draw:type="ooxml-non-primitive" draw:enhanced-path="M 3070 0 C 2163 0 1271 318 612 916 230 1222 0 1605 230 2064 383 2370 765 2676 1148 2752 1913 2905 2678 2982 3443 3058 3532 3064 3618 3067 3702 3067 4775 3067 5438 2620 5509 1911 5509 916 4744 75 3826 75 3576 25 3322 0 3070 0 Z N">
                  <draw:equation draw:name="f0" draw:formula="logwidth"/>
                  <draw:equation draw:name="f1" draw:formula="logheight"/>
                </draw:enhanced-geometry>
              </draw:custom-shape>
              <draw:custom-shape draw:name="Google Shape;3063;p51" draw:style-name="gr7" draw:text-style-name="P7" draw:layer="layout" svg:width="0.092cm" svg:height="0.046cm" draw:transform="skewX (-0.0434586983746588) rotate (0.296356906988637) translate (22.85cm 10.186cm)">
                <text:p text:style-name="P20"/>
                <draw:enhanced-geometry draw:mirror-horizontal="false" draw:mirror-vertical="false" drawooo:sub-view-size="4745 3302" draw:text-areas="0 0 ?f0 ?f1" svg:viewBox="0 0 0 0" draw:type="ooxml-non-primitive" draw:enhanced-path="M 3331 0 C 2025 0 818 750 307 1918 1 2377 77 2913 460 3295 545 3299 631 3302 716 3302 2151 3302 3495 2695 4362 1612 4744 923 4285 5 3520 5 3457 2 3394 0 3331 0 Z N">
                  <draw:equation draw:name="f0" draw:formula="logwidth"/>
                  <draw:equation draw:name="f1" draw:formula="logheight"/>
                </draw:enhanced-geometry>
              </draw:custom-shape>
              <draw:custom-shape draw:name="Google Shape;3064;p51" draw:style-name="gr9" draw:text-style-name="P9" draw:layer="layout" svg:width="0.304cm" svg:height="0.329cm" svg:x="22.022cm" svg:y="10.616cm">
                <text:p text:style-name="P20"/>
                <draw:enhanced-geometry draw:mirror-horizontal="false" draw:mirror-vertical="false" drawooo:sub-view-size="16602 16507" draw:text-areas="0 0 ?f0 ?f1" svg:viewBox="0 0 0 0" draw:type="ooxml-non-primitive" draw:enhanced-path="M 13495 1 C 13132 1 12760 68 12394 211 11094 670 9946 1512 9028 2659 8798 2889 8569 3195 8263 3577 7957 3271 7574 2965 7268 2659 6350 1894 5432 1206 4514 594 4084 368 3631 264 3191 264 1987 264 872 1045 536 2277 0 3501 0 4878 383 6102 1683 10386 4514 14059 8416 16354 8492 16430 8569 16430 8722 16507 8798 16430 8951 16354 9104 16277 12700 13753 15301 9927 16296 5567 16602 4572 16602 3424 16372 2430 16130 975 14880 1 13495 1 Z N">
                  <draw:equation draw:name="f0" draw:formula="logwidth"/>
                  <draw:equation draw:name="f1" draw:formula="logheight"/>
                </draw:enhanced-geometry>
              </draw:custom-shape>
            </draw:g>
            <draw:custom-shape draw:name="Google Shape;3065;p51" draw:style-name="gr7" draw:text-style-name="P7" draw:layer="layout" svg:width="0.022cm" svg:height="0.067cm" draw:transform="skewX (-0.0596902604182061) rotate (0.406661715714679) translate (22.961cm 10.273cm)">
              <text:p text:style-name="P20"/>
              <draw:enhanced-geometry draw:mirror-horizontal="false" draw:mirror-vertical="false" drawooo:sub-view-size="3214 3444" draw:text-areas="0 0 ?f0 ?f1" svg:viewBox="0 0 0 0" draw:type="ooxml-non-primitive" draw:enhanced-path="M 1454 1 C 613 1 1 689 77 1531 1 2526 766 3367 1760 3444 2525 3367 3214 2679 3137 1837 3137 919 2449 77 1454 1 Z N">
                <draw:equation draw:name="f0" draw:formula="logwidth"/>
                <draw:equation draw:name="f1" draw:formula="logheight"/>
              </draw:enhanced-geometry>
            </draw:custom-shape>
            <draw:g draw:name="Google Shape;3066;p51">
              <draw:custom-shape draw:name="Google Shape;3067;p51" draw:style-name="gr32" draw:text-style-name="P35" draw:layer="layout" svg:width="0.121cm" svg:height="0.128cm" draw:transform="skewX (-0.0624827872213971) rotate (0.433016187419793) translate (23.142cm 10.324cm)">
                <text:p text:style-name="P20"/>
                <draw:enhanced-geometry draw:mirror-horizontal="false" draw:mirror-vertical="false" drawooo:sub-view-size="6400 6400" draw:text-areas="0 0 ?f0 ?f1" svg:viewBox="0 0 0 0" draw:type="ooxml-non-primitive" draw:enhanced-path="M 3180 1 C 1414 1 0 1453 0 3220 0 4986 1414 6399 3180 6399 4947 6399 6399 4986 6399 3220 6399 1453 4947 1 3180 1 Z N">
                  <draw:equation draw:name="f0" draw:formula="logwidth"/>
                  <draw:equation draw:name="f1" draw:formula="logheight"/>
                </draw:enhanced-geometry>
              </draw:custom-shape>
              <draw:custom-shape draw:name="Google Shape;3068;p51" draw:style-name="gr32" draw:text-style-name="P35" draw:layer="layout" svg:width="0.111cm" svg:height="0.116cm" draw:transform="skewX (-0.0602138591938043) rotate (0.433016187419793) translate (22.911cm 10.394cm)">
                <text:p text:style-name="P20"/>
                <draw:enhanced-geometry draw:mirror-horizontal="false" draw:mirror-vertical="false" drawooo:sub-view-size="6399 6360" draw:text-areas="0 0 ?f0 ?f1" svg:viewBox="0 0 0 0" draw:type="ooxml-non-primitive" draw:enhanced-path="M 3219 0 C 1453 0 0 1413 0 3180 0 4946 1453 6360 3219 6360 4946 6360 6399 4946 6399 3180 6399 1413 4946 0 3219 0 Z N">
                  <draw:equation draw:name="f0" draw:formula="logwidth"/>
                  <draw:equation draw:name="f1" draw:formula="logheight"/>
                </draw:enhanced-geometry>
              </draw:custom-shape>
            </draw:g>
            <draw:custom-shape draw:name="Google Shape;3069;p51" draw:style-name="gr7" draw:text-style-name="P7" draw:layer="layout" svg:width="0.064cm" svg:height="0.184cm" draw:transform="skewX (0.0488692190558413) rotate (-0.312937534882584) translate (23.061cm 10.244cm)">
              <text:p text:style-name="P20"/>
              <draw:enhanced-geometry draw:mirror-horizontal="true" draw:mirror-vertical="false" drawooo:sub-view-size="3166 8494" draw:text-areas="0 0 ?f0 ?f1" svg:viewBox="0 0 0 0" draw:type="ooxml-non-primitive" draw:enhanced-path="M 1443 1 C 1362 1 1322 41 1282 121 1162 722 1002 1323 882 1964 L 721 2605 C 601 3005 521 3406 441 3847 361 4047 321 4287 281 4528 281 4608 241 4728 201 4848 L 201 4968 C 201 5049 201 5089 161 5169 121 5329 241 5449 361 5449 L 441 5449 C 721 5329 1002 5289 1282 5209 L 1803 5209 C 1883 5249 1963 5249 2084 5289 2124 5329 2204 5369 2244 5409 2284 5449 2324 5489 2364 5529 2484 5649 2524 5770 2524 5930 2564 6050 2564 6170 2524 6290 2524 6411 2484 6571 2444 6691 2364 6851 2284 7012 2164 7132 2043 7252 1963 7372 1843 7492 1723 7572 1603 7652 1483 7693 1322 7733 1202 7773 1082 7813 L 321 7813 C 281 7813 241 7813 161 7853 121 7893 40 7973 40 8053 0 8133 40 8213 80 8293 121 8333 161 8414 241 8414 441 8454 641 8454 842 8494 1002 8454 1202 8454 1402 8414 1563 8374 1683 8333 1843 8253 2003 8173 2164 8053 2284 7973 2404 7893 2484 7773 2604 7652 2684 7532 2805 7412 2885 7252 2925 7132 3005 6971 3045 6851 3085 6691 3125 6531 3125 6371 3165 6090 3125 5850 3045 5609 3005 5449 2925 5329 2845 5209 2724 5129 2644 5008 2524 4968 2404 4888 2284 4848 2124 4808 2039 4780 1934 4752 1823 4752 1777 4752 1730 4756 1683 4768 L 1643 4768 C 1282 4768 922 4848 601 4968 762 3847 1042 2725 1242 1724 L 1242 1643 C 1362 1163 1443 722 1563 241 1563 161 1523 81 1483 81 L 1443 81 1443 1 Z N">
                <draw:equation draw:name="f0" draw:formula="logwidth"/>
                <draw:equation draw:name="f1" draw:formula="logheight"/>
              </draw:enhanced-geometry>
            </draw:custom-shape>
            <draw:custom-shape draw:name="Google Shape;3070;p51" draw:style-name="gr3" draw:text-style-name="P3" draw:layer="layout" svg:width="0.123cm" svg:height="0.065cm" draw:transform="skewX (-0.0453785605518526) rotate (0.263544717051144) translate (23.057cm 10.446cm)">
              <text:p text:style-name="P20"/>
              <draw:enhanced-geometry draw:mirror-horizontal="true" draw:mirror-vertical="false" drawooo:sub-view-size="5712 2915" draw:text-areas="0 0 ?f0 ?f1" svg:viewBox="0 0 0 0" draw:type="ooxml-non-primitive" draw:enhanced-path="M 1613 1 C 801 1 0 1486 1506 2451 2050 2791 2705 2914 3332 2914 4554 2914 5672 2449 5672 2211 5712 1850 4630 1850 3669 1329 2347 528 2387 88 1706 7 1675 3 1644 1 1613 1 Z N">
                <draw:equation draw:name="f0" draw:formula="logwidth"/>
                <draw:equation draw:name="f1" draw:formula="logheight"/>
              </draw:enhanced-geometry>
            </draw:custom-shape>
            <draw:custom-shape draw:name="Google Shape;3071;p51" draw:style-name="gr7" draw:text-style-name="P7" draw:layer="layout" svg:width="0.063cm" svg:height="0.14cm" svg:x="23.442cm" svg:y="10.157cm">
              <text:p text:style-name="P20"/>
              <draw:enhanced-geometry draw:mirror-horizontal="false" draw:mirror-vertical="false" drawooo:sub-view-size="3847 7801" draw:text-areas="0 0 ?f0 ?f1" svg:viewBox="0 0 0 0" draw:type="ooxml-non-primitive" draw:enhanced-path="M 514 0 C 367 0 221 31 81 101 1 141 41 301 121 301 802 582 1363 1022 1803 1583 1683 1583 1563 1623 1443 1703 1283 1824 1122 1904 1002 2064 722 2304 521 2625 361 2985 201 3306 81 3706 41 4107 41 4468 81 4868 241 5269 261 5389 351 5449 441 5449 531 5449 622 5389 642 5269 682 4908 722 4588 842 4267 882 3947 1002 3666 1122 3346 1243 3065 1443 2745 1643 2505 1723 2384 1803 2264 1924 2144 2004 2104 2044 2024 2084 1944 3125 3666 3246 5750 2444 7552 2386 7697 2497 7800 2607 7800 2650 7800 2692 7786 2725 7753 3606 6390 3846 4748 3326 3226 3085 2425 2685 1663 2124 982 1769 530 1127 0 514 0 Z N">
                <draw:equation draw:name="f0" draw:formula="logwidth"/>
                <draw:equation draw:name="f1" draw:formula="logheight"/>
              </draw:enhanced-geometry>
            </draw:custom-shape>
          </draw:g>
        </draw:g>
        <draw:g draw:name="Google Shape;4254;p58">
          <draw:custom-shape draw:name="Google Shape;4255;p58" draw:style-name="gr1" draw:text-style-name="P1" draw:layer="layout" svg:width="2.414cm" svg:height="0.44cm" draw:transform="rotate (0.000174532925199433) translate (17.954cm 1.822cm)">
            <text:p text:style-name="P20"/>
            <draw:enhanced-geometry draw:mirror-horizontal="false" draw:mirror-vertical="false" drawooo:sub-view-size="85285 5648" draw:text-areas="0 0 ?f0 ?f1" svg:viewBox="0 0 0 0" draw:type="ooxml-non-primitive" draw:enhanced-path="M 42648 0 C 19096 0 0 1260 0 2818 0 4376 19096 5648 42648 5648 66200 5648 85284 4376 85284 2818 85284 1260 66200 0 42648 0 Z N">
              <draw:equation draw:name="f0" draw:formula="logwidth"/>
              <draw:equation draw:name="f1" draw:formula="logheight"/>
            </draw:enhanced-geometry>
          </draw:custom-shape>
          <draw:g draw:name="Google Shape;4256;p58">
            <draw:g draw:name="Google Shape;4257;p58">
              <draw:custom-shape draw:name="Google Shape;4258;p58" draw:style-name="gr4" draw:text-style-name="P4" draw:layer="layout" svg:width="0.577cm" svg:height="0.457cm" svg:x="18.126cm" svg:y="1.605cm">
                <text:p text:style-name="P20"/>
                <draw:enhanced-geometry draw:mirror-horizontal="false" draw:mirror-vertical="false" drawooo:sub-view-size="14990 11857" draw:text-areas="0 0 ?f0 ?f1" svg:viewBox="0 0 0 0" draw:type="ooxml-non-primitive" draw:enhanced-path="M 10295 1 C 10295 1 9520 1164 8572 2585 7108 4739 5212 7495 4911 7668 4804 7748 4617 7773 4379 7773 3995 7773 3478 7708 2949 7708 2229 7708 1487 7829 1034 8400 44 9606 1 11329 647 11372 L 1551 11458 2068 11501 C 3274 11587 4997 11716 6375 11803 6978 11824 7506 11856 7899 11856 8292 11856 8550 11824 8615 11716 8744 11544 10424 9089 11975 6720 12319 6246 12621 5729 12965 5255 13956 3748 14774 2499 14818 2327 14990 1853 10295 1 10295 1 Z N">
                  <draw:equation draw:name="f0" draw:formula="logwidth"/>
                  <draw:equation draw:name="f1" draw:formula="logheight"/>
                </draw:enhanced-geometry>
              </draw:custom-shape>
              <draw:custom-shape draw:name="Google Shape;4259;p58" draw:style-name="gr7" draw:text-style-name="P7" draw:layer="layout" svg:width="0.067cm" svg:height="0.126cm" svg:x="18.186cm" svg:y="1.929cm">
                <text:p text:style-name="P20"/>
                <draw:enhanced-geometry draw:mirror-horizontal="false" draw:mirror-vertical="false" drawooo:sub-view-size="1767 3286" draw:text-areas="0 0 ?f0 ?f1" svg:viewBox="0 0 0 0" draw:type="ooxml-non-primitive" draw:enhanced-path="M 1463 1 C 1436 1 1408 4 1378 12 43 356 0 2725 0 2984 0 3156 129 3285 302 3285 431 3285 560 3156 560 2984 560 2381 732 744 1508 572 1680 529 1766 399 1723 227 1687 84 1593 1 1463 1 Z N">
                  <draw:equation draw:name="f0" draw:formula="logwidth"/>
                  <draw:equation draw:name="f1" draw:formula="logheight"/>
                </draw:enhanced-geometry>
              </draw:custom-shape>
              <draw:custom-shape draw:name="Google Shape;4260;p58" draw:style-name="gr7" draw:text-style-name="P7" draw:layer="layout" svg:width="0.245cm" svg:height="0.202cm" svg:x="18.458cm" svg:y="1.605cm">
                <text:p text:style-name="P20"/>
                <draw:enhanced-geometry draw:mirror-horizontal="false" draw:mirror-vertical="false" drawooo:sub-view-size="6375 5256" draw:text-areas="0 0 ?f0 ?f1" svg:viewBox="0 0 0 0" draw:type="ooxml-non-primitive" draw:enhanced-path="M 1723 1 C 1723 1 948 1164 0 2585 1077 3963 2628 4911 4350 5255 5341 3748 6159 2499 6203 2327 6375 1853 1723 1 1723 1 Z N">
                  <draw:equation draw:name="f0" draw:formula="logwidth"/>
                  <draw:equation draw:name="f1" draw:formula="logheight"/>
                </draw:enhanced-geometry>
              </draw:custom-shape>
              <draw:custom-shape draw:name="Google Shape;4261;p58" draw:style-name="gr4" draw:text-style-name="P4" draw:layer="layout" svg:width="0.505cm" svg:height="0.501cm" svg:x="19.084cm" svg:y="1.59cm">
                <text:p text:style-name="P20"/>
                <draw:enhanced-geometry draw:mirror-horizontal="false" draw:mirror-vertical="false" drawooo:sub-view-size="13120 13013" draw:text-areas="0 0 ?f0 ?f1" svg:viewBox="0 0 0 0" draw:type="ooxml-non-primitive" draw:enhanced-path="M 8123 1 L 6960 2844 C 6573 3748 6142 4825 5711 5730 5323 6720 4893 7668 4376 8572 3902 9003 1447 8616 715 10037 1 11381 229 13012 840 13012 855 13012 871 13011 887 13009 L 1791 12923 2351 12880 C 4591 12578 8640 12061 8812 11803 8942 11544 10578 7582 11784 4610 12474 2887 12990 1508 13033 1336 13120 819 8123 1 8123 1 Z N">
                  <draw:equation draw:name="f0" draw:formula="logwidth"/>
                  <draw:equation draw:name="f1" draw:formula="logheight"/>
                </draw:enhanced-geometry>
              </draw:custom-shape>
              <draw:custom-shape draw:name="Google Shape;4262;p58" draw:style-name="gr7" draw:text-style-name="P7" draw:layer="layout" svg:width="0.066cm" svg:height="0.132cm" svg:x="19.135cm" svg:y="1.961cm">
                <text:p text:style-name="P20"/>
                <draw:enhanced-geometry draw:mirror-horizontal="false" draw:mirror-vertical="false" drawooo:sub-view-size="1724 3450" draw:text-areas="0 0 ?f0 ?f1" svg:viewBox="0 0 0 0" draw:type="ooxml-non-primitive" draw:enhanced-path="M 1391 1 C 1346 1 1298 11 1250 35 1 638 431 2964 474 3223 510 3365 605 3449 734 3449 761 3449 790 3445 819 3438 991 3438 1078 3266 1034 3093 905 2534 776 897 1508 552 1637 466 1724 337 1637 165 1606 71 1508 1 1391 1 Z N">
                  <draw:equation draw:name="f0" draw:formula="logwidth"/>
                  <draw:equation draw:name="f1" draw:formula="logheight"/>
                </draw:enhanced-geometry>
              </draw:custom-shape>
              <draw:custom-shape draw:name="Google Shape;4263;p58" draw:style-name="gr7" draw:text-style-name="P7" draw:layer="layout" svg:width="0.283cm" svg:height="0.222cm" svg:x="19.306cm" svg:y="1.589cm">
                <text:p text:style-name="P20"/>
                <draw:enhanced-geometry draw:mirror-horizontal="false" draw:mirror-vertical="false" drawooo:sub-view-size="7366 5773" draw:text-areas="0 0 ?f0 ?f1" svg:viewBox="0 0 0 0" draw:type="ooxml-non-primitive" draw:enhanced-path="M 2412 1 L 1249 2887 C 862 3791 388 4825 0 5773 2068 5730 5169 5083 6030 4653 6720 2930 7236 1551 7279 1379 7366 862 2412 1 2412 1 Z N">
                  <draw:equation draw:name="f0" draw:formula="logwidth"/>
                  <draw:equation draw:name="f1" draw:formula="logheight"/>
                </draw:enhanced-geometry>
              </draw:custom-shape>
              <draw:custom-shape draw:name="Google Shape;4264;p58" draw:style-name="gr7" draw:text-style-name="P7" draw:layer="layout" svg:width="0.366cm" svg:height="0.447cm" svg:x="19.57cm" svg:y="0.349cm">
                <text:p text:style-name="P20"/>
                <draw:enhanced-geometry draw:mirror-horizontal="false" draw:mirror-vertical="false" drawooo:sub-view-size="9520 11609" draw:text-areas="0 0 ?f0 ?f1" svg:viewBox="0 0 0 0" draw:type="ooxml-non-primitive" draw:enhanced-path="M 5416 0 C 4932 0 4603 993 3705 3005 3404 3694 2973 4340 2413 4857 1724 5589 905 6149 1 6580 1 6580 1 11608 2498 11608 3102 11608 3851 11315 4782 10585 9520 6795 6419 592 5729 119 5615 40 5512 0 5416 0 Z N">
                  <draw:equation draw:name="f0" draw:formula="logwidth"/>
                  <draw:equation draw:name="f1" draw:formula="logheight"/>
                </draw:enhanced-geometry>
              </draw:custom-shape>
              <draw:custom-shape draw:name="Google Shape;4265;p58" draw:style-name="gr7" draw:text-style-name="P7" draw:layer="layout" svg:width="0.366cm" svg:height="0.442cm" svg:x="19.57cm" svg:y="0.354cm">
                <text:p text:style-name="P20"/>
                <draw:enhanced-geometry draw:mirror-horizontal="false" draw:mirror-vertical="false" drawooo:sub-view-size="9520 11491" draw:text-areas="0 0 ?f0 ?f1" svg:viewBox="0 0 0 0" draw:type="ooxml-non-primitive" draw:enhanced-path="M 5729 1 L 5729 1 C 6505 1680 6505 6375 5083 7237 4971 7301 4856 7331 4740 7331 3926 7331 3054 5870 2413 4739 1724 5471 905 6031 1 6462 1 6462 1 11490 2498 11490 3102 11490 3851 11197 4782 10467 9520 6677 6419 474 5729 1 Z N">
                  <draw:equation draw:name="f0" draw:formula="logwidth"/>
                  <draw:equation draw:name="f1" draw:formula="logheight"/>
                </draw:enhanced-geometry>
              </draw:custom-shape>
              <draw:custom-shape draw:name="Google Shape;4266;p58" draw:style-name="gr2" draw:text-style-name="P2" draw:layer="layout" svg:width="1.543cm" svg:height="1.562cm" svg:x="18.401cm" svg:y="0.561cm">
                <text:p text:style-name="P20"/>
                <draw:enhanced-geometry draw:mirror-horizontal="false" draw:mirror-vertical="false" drawooo:sub-view-size="39998 40497" draw:text-areas="0 0 ?f0 ?f1" svg:viewBox="0 0 0 0" draw:type="ooxml-non-primitive" draw:enhanced-path="M 29345 0 C 28981 0 28612 48 28238 137 24879 1042 21347 5435 18978 8622 18202 9699 17384 10733 16479 11724 15704 12413 14886 13016 14024 13576 L 13938 13619 C 11397 15299 8252 17108 8252 17108 L 5797 17495 1576 18141 C 1576 18141 1232 19304 801 21070 672 21630 499 22233 370 22880 1 24515 310 25036 813 25036 1131 25036 1527 24827 1878 24559 2084 24402 2196 24317 2257 24317 2464 24317 2084 25296 2782 27790 3687 30977 6702 30374 7477 30590 8296 30762 6573 32786 5496 33863 4997 34362 4601 34476 4155 34476 3778 34476 3365 34394 2824 34394 2569 34394 2285 34413 1964 34466 155 34768 586 38773 758 39592 973 40410 6487 40496 7176 40496 7908 40496 8511 39764 12215 37395 15876 34983 17212 32571 17599 31666 17599 31666 17599 31666 17599 31623 17901 31193 20054 31537 24362 30460 27549 29685 28927 28264 29660 28091 29704 28085 29747 28081 29788 28081 30025 28081 30208 28198 30392 28565 31081 30073 33579 31193 34096 31666 34570 32183 33881 34466 33881 35198 33881 35369 33783 35434 33603 35434 33055 35434 31744 34832 30090 34768 30065 34767 30039 34766 30014 34766 27917 34766 28888 38308 29186 38989 29281 39207 29658 39296 30246 39296 31513 39296 33762 38884 36293 38472 39997 37912 39006 38170 39308 31968 39609 25765 38274 9139 32804 1946 31740 550 30574 0 29345 0 Z N">
                  <draw:equation draw:name="f0" draw:formula="logwidth"/>
                  <draw:equation draw:name="f1" draw:formula="logheight"/>
                </draw:enhanced-geometry>
              </draw:custom-shape>
              <draw:custom-shape draw:name="Google Shape;4267;p58" draw:style-name="gr4" draw:text-style-name="P4" draw:layer="layout" svg:width="0.651cm" svg:height="0.741cm" svg:x="18.939cm" svg:y="0.566cm">
                <text:p text:style-name="P20"/>
                <draw:enhanced-geometry draw:mirror-horizontal="false" draw:mirror-vertical="false" drawooo:sub-view-size="16885 19218" draw:text-areas="0 0 ?f0 ?f1" svg:viewBox="0 0 0 0" draw:type="ooxml-non-primitive" draw:enhanced-path="M 14300 1 C 10941 906 7409 5299 5040 8486 4264 9563 3403 10597 2541 11588 1766 12277 905 12880 86 13440 L 0 13483 0 13741 C 86 15550 431 17446 1422 18522 1847 19011 2293 19217 2739 19217 3197 19217 3656 19001 4092 18652 5686 17446 7193 14517 8313 13009 10122 10597 12233 12492 15033 8314 16885 5514 15463 2068 14300 1 Z N">
                  <draw:equation draw:name="f0" draw:formula="logwidth"/>
                  <draw:equation draw:name="f1" draw:formula="logheight"/>
                </draw:enhanced-geometry>
              </draw:custom-shape>
              <draw:custom-shape draw:name="Google Shape;4268;p58" draw:style-name="gr4" draw:text-style-name="P4" draw:layer="layout" svg:width="0.479cm" svg:height="0.347cm" svg:x="19.065cm" svg:y="1.434cm">
                <text:p text:style-name="P20"/>
                <draw:enhanced-geometry draw:mirror-horizontal="false" draw:mirror-vertical="false" drawooo:sub-view-size="12449 9013" draw:text-areas="0 0 ?f0 ?f1" svg:viewBox="0 0 0 0" draw:type="ooxml-non-primitive" draw:enhanced-path="M 8525 1 C 7432 1 5618 456 3059 2551 1 5093 1 7634 345 9012 647 8582 2843 8926 7151 7849 10338 7074 11716 5653 12449 5480 12104 4791 11544 3930 11113 3068 10597 2164 10166 1216 9778 269 9778 269 9364 1 8525 1 Z N">
                  <draw:equation draw:name="f0" draw:formula="logwidth"/>
                  <draw:equation draw:name="f1" draw:formula="logheight"/>
                </draw:enhanced-geometry>
              </draw:custom-shape>
              <draw:custom-shape draw:name="Google Shape;4269;p58" draw:style-name="gr7" draw:text-style-name="P7" draw:layer="layout" svg:width="0.26cm" svg:height="0.485cm" svg:x="18.9cm" svg:y="0.894cm">
                <text:p text:style-name="P20"/>
                <draw:enhanced-geometry draw:mirror-horizontal="false" draw:mirror-vertical="false" drawooo:sub-view-size="6772 12593" draw:text-areas="0 0 ?f0 ?f1" svg:viewBox="0 0 0 0" draw:type="ooxml-non-primitive" draw:enhanced-path="M 6040 0 L 6040 0 C 5264 1077 4403 2154 3541 3145 2723 3791 1905 4394 1043 4954 1043 5040 1000 5169 1000 5255 289 8810 1 12592 1914 12592 2203 12592 2543 12506 2938 12319 3886 11845 4618 11113 5135 10166 6772 7150 6341 2369 6040 0 Z N">
                  <draw:equation draw:name="f0" draw:formula="logwidth"/>
                  <draw:equation draw:name="f1" draw:formula="logheight"/>
                </draw:enhanced-geometry>
              </draw:custom-shape>
              <draw:custom-shape draw:name="Google Shape;4270;p58" draw:style-name="gr7" draw:text-style-name="P7" draw:layer="layout" svg:width="0.375cm" svg:height="0.145cm" svg:x="18.43cm" svg:y="1.234cm">
                <text:p text:style-name="P20"/>
                <draw:enhanced-geometry draw:mirror-horizontal="false" draw:mirror-vertical="false" drawooo:sub-view-size="9731 3787" draw:text-areas="0 0 ?f0 ?f1" svg:viewBox="0 0 0 0" draw:type="ooxml-non-primitive" draw:enhanced-path="M 6925 0 C 6347 0 5703 27 5040 71 L 776 717 C 776 717 432 1880 1 3646 658 3729 1397 3786 2174 3786 4656 3786 7512 3197 9218 933 9731 228 8600 0 6925 0 Z N">
                  <draw:equation draw:name="f0" draw:formula="logwidth"/>
                  <draw:equation draw:name="f1" draw:formula="logheight"/>
                </draw:enhanced-geometry>
              </draw:custom-shape>
              <draw:custom-shape draw:name="Google Shape;4271;p58" draw:style-name="gr7" draw:text-style-name="P7" draw:layer="layout" svg:width="0.094cm" svg:height="0.169cm" svg:x="18.46cm" svg:y="1.956cm">
                <text:p text:style-name="P20"/>
                <draw:enhanced-geometry draw:mirror-horizontal="false" draw:mirror-vertical="false" drawooo:sub-view-size="2456 4396" draw:text-areas="0 0 ?f0 ?f1" svg:viewBox="0 0 0 0" draw:type="ooxml-non-primitive" draw:enhanced-path="M 2129 0 C 2078 0 2027 15 1981 45 0 1122 819 4051 862 4180 905 4309 991 4395 1120 4395 L 1206 4352 C 1378 4309 1465 4180 1422 4008 1422 3965 646 1423 2283 519 2412 476 2455 304 2369 131 2314 48 2222 0 2129 0 Z N">
                  <draw:equation draw:name="f0" draw:formula="logwidth"/>
                  <draw:equation draw:name="f1" draw:formula="logheight"/>
                </draw:enhanced-geometry>
              </draw:custom-shape>
              <draw:custom-shape draw:name="Google Shape;4272;p58" draw:style-name="gr10" draw:text-style-name="P10" draw:layer="layout" svg:width="0.423cm" svg:height="0.139cm" svg:x="18.38cm" svg:y="1.161cm">
                <text:p text:style-name="P20"/>
                <draw:enhanced-geometry draw:mirror-horizontal="false" draw:mirror-vertical="false" drawooo:sub-view-size="10985 3631" draw:text-areas="0 0 ?f0 ?f1" svg:viewBox="0 0 0 0" draw:type="ooxml-non-primitive" draw:enhanced-path="M 10209 0 L 7323 345 C 4696 646 1121 1077 345 1077 130 1077 1 1895 302 2584 576 3249 1240 3630 1941 3630 2012 3630 2083 3626 2154 3618 4566 3532 10984 2800 10898 1895 10769 1206 10553 560 10209 0 Z N">
                  <draw:equation draw:name="f0" draw:formula="logwidth"/>
                  <draw:equation draw:name="f1" draw:formula="logheight"/>
                </draw:enhanced-geometry>
              </draw:custom-shape>
              <draw:custom-shape draw:name="Google Shape;4273;p58" draw:style-name="gr10" draw:text-style-name="P10" draw:layer="layout" svg:width="0.411cm" svg:height="0.139cm" svg:x="18.392cm" svg:y="1.161cm">
                <text:p text:style-name="P20"/>
                <draw:enhanced-geometry draw:mirror-horizontal="false" draw:mirror-vertical="false" drawooo:sub-view-size="10683 3631" draw:text-areas="0 0 ?f0 ?f1" svg:viewBox="0 0 0 0" draw:type="ooxml-non-primitive" draw:enhanced-path="M 9864 0 L 7021 345 7193 1852 C 4824 2197 2412 2455 0 2584 274 3249 938 3630 1639 3630 1710 3630 1781 3626 1852 3618 4264 3532 10682 2800 10596 1895 10467 1206 10208 560 9864 0 Z N">
                  <draw:equation draw:name="f0" draw:formula="logwidth"/>
                  <draw:equation draw:name="f1" draw:formula="logheight"/>
                </draw:enhanced-geometry>
              </draw:custom-shape>
              <draw:custom-shape draw:name="Google Shape;4274;p58" draw:style-name="gr7" draw:text-style-name="P7" draw:layer="layout" svg:width="0.272cm" svg:height="0.458cm" svg:x="19.313cm" svg:y="1.216cm">
                <text:p text:style-name="P20"/>
                <draw:enhanced-geometry draw:mirror-horizontal="false" draw:mirror-vertical="false" drawooo:sub-view-size="7065 11906" draw:text-areas="0 0 ?f0 ?f1" svg:viewBox="0 0 0 0" draw:type="ooxml-non-primitive" draw:enhanced-path="M 4962 1 C 4890 1 4811 31 4738 104 4695 147 0 4756 6548 11820 6591 11863 6677 11906 6763 11906 6806 11906 6892 11863 6978 11820 7064 11690 7064 11518 6978 11432 819 4799 4954 664 5126 491 5355 295 5187 1 4962 1 Z N">
                  <draw:equation draw:name="f0" draw:formula="logwidth"/>
                  <draw:equation draw:name="f1" draw:formula="logheight"/>
                </draw:enhanced-geometry>
              </draw:custom-shape>
              <draw:custom-shape draw:name="Google Shape;4275;p58" draw:style-name="gr4" draw:text-style-name="P4" draw:layer="layout" svg:width="0.425cm" svg:height="0.469cm" svg:x="17.529cm" svg:y="0.56cm">
                <text:p text:style-name="P20"/>
                <draw:enhanced-geometry draw:mirror-horizontal="false" draw:mirror-vertical="false" drawooo:sub-view-size="11027 12191" draw:text-areas="0 0 ?f0 ?f1" svg:viewBox="0 0 0 0" draw:type="ooxml-non-primitive" draw:enhanced-path="M 8356 1 C 8012 1 0 11760 8400 12190 8400 12190 9993 10467 9519 9046 9089 7625 11027 1 8356 1 Z N">
                  <draw:equation draw:name="f0" draw:formula="logwidth"/>
                  <draw:equation draw:name="f1" draw:formula="logheight"/>
                </draw:enhanced-geometry>
              </draw:custom-shape>
              <draw:custom-shape draw:name="Google Shape;4276;p58" draw:style-name="gr2" draw:text-style-name="P2" draw:layer="layout" svg:width="1.286cm" svg:height="0.912cm" svg:x="17.777cm" svg:y="0.297cm">
                <text:p text:style-name="P20"/>
                <draw:enhanced-geometry draw:mirror-horizontal="false" draw:mirror-vertical="false" drawooo:sub-view-size="33339 23663" draw:text-areas="0 0 ?f0 ?f1" svg:viewBox="0 0 0 0" draw:type="ooxml-non-primitive" draw:enhanced-path="M 21520 0 C 17085 0 16751 5292 14731 6470 14306 6717 13774 6821 13170 6821 9805 6821 4216 3571 2509 3571 2383 3571 2278 3589 2197 3627 1249 4058 0 9485 474 14137 560 15860 1077 17540 1938 19004 4954 23355 15248 23096 15980 23484 16220 23604 16741 23662 17463 23662 19074 23662 21687 23373 24422 22838 28428 22106 26404 19995 28428 18746 28601 18617 28816 18444 28945 18229 29333 17669 29677 17066 29936 16420 31357 12888 32434 9227 33123 5479 33339 3843 28644 1344 24379 354 23518 181 22657 52 21838 9 21730 3 21624 0 21520 0 Z N">
                  <draw:equation draw:name="f0" draw:formula="logwidth"/>
                  <draw:equation draw:name="f1" draw:formula="logheight"/>
                </draw:enhanced-geometry>
              </draw:custom-shape>
              <draw:custom-shape draw:name="Google Shape;4277;p58" draw:style-name="gr4" draw:text-style-name="P4" draw:layer="layout" svg:width="0.639cm" svg:height="0.687cm" svg:x="18.423cm" svg:y="0.312cm">
                <text:p text:style-name="P20"/>
                <draw:enhanced-geometry draw:mirror-horizontal="false" draw:mirror-vertical="false" drawooo:sub-view-size="16584 17834" draw:text-areas="0 0 ?f0 ?f1" svg:viewBox="0 0 0 0" draw:type="ooxml-non-primitive" draw:enhanced-path="M 7581 1 L 7581 1 C 4739 3791 1 12707 12190 17833 14042 15378 16153 6892 16368 5083 16584 3447 11889 948 7581 1 Z N">
                  <draw:equation draw:name="f0" draw:formula="logwidth"/>
                  <draw:equation draw:name="f1" draw:formula="logheight"/>
                </draw:enhanced-geometry>
              </draw:custom-shape>
              <draw:custom-shape draw:name="Google Shape;4278;p58" draw:style-name="gr7" draw:text-style-name="P7" draw:layer="layout" svg:width="0.075cm" svg:height="0.108cm" svg:x="18.503cm" svg:y="0.423cm">
                <text:p text:style-name="P20"/>
                <draw:enhanced-geometry draw:mirror-horizontal="false" draw:mirror-vertical="false" drawooo:sub-view-size="1982 2812" draw:text-areas="0 0 ?f0 ?f1" svg:viewBox="0 0 0 0" draw:type="ooxml-non-primitive" draw:enhanced-path="M 1374 1 C 1000 1 527 452 258 1142 0 1917 86 2649 474 2778 524 2801 578 2812 633 2812 1003 2812 1461 2333 1723 1658 1981 926 1895 194 1508 22 1465 7 1420 1 1374 1 Z N">
                  <draw:equation draw:name="f0" draw:formula="logwidth"/>
                  <draw:equation draw:name="f1" draw:formula="logheight"/>
                </draw:enhanced-geometry>
              </draw:custom-shape>
              <draw:custom-shape draw:name="Google Shape;4279;p58" draw:style-name="gr7" draw:text-style-name="P7" draw:layer="layout" svg:width="0.286cm" svg:height="0.303cm" svg:x="17.745cm" svg:y="0.387cm">
                <text:p text:style-name="P20"/>
                <draw:enhanced-geometry draw:mirror-horizontal="false" draw:mirror-vertical="false" drawooo:sub-view-size="7447 7865" draw:text-areas="0 0 ?f0 ?f1" svg:viewBox="0 0 0 0" draw:type="ooxml-non-primitive" draw:enhanced-path="M 1585 1 C 1241 1 983 68 856 222 103 1059 0 7865 1178 7865 1213 7865 1250 7859 1287 7846 2665 7243 4001 6468 5164 5520 6456 4530 7446 3496 7317 2721 7188 2075 5896 1299 4388 696 3372 290 2297 1 1585 1 Z N">
                  <draw:equation draw:name="f0" draw:formula="logwidth"/>
                  <draw:equation draw:name="f1" draw:formula="logheight"/>
                </draw:enhanced-geometry>
              </draw:custom-shape>
              <draw:custom-shape draw:name="Google Shape;4280;p58" draw:style-name="gr7" draw:text-style-name="P7" draw:layer="layout" svg:width="0.139cm" svg:height="0.185cm" svg:x="17.893cm" svg:y="0.413cm">
                <text:p text:style-name="P20"/>
                <draw:enhanced-geometry draw:mirror-horizontal="false" draw:mirror-vertical="false" drawooo:sub-view-size="3619 4825" draw:text-areas="0 0 ?f0 ?f1" svg:viewBox="0 0 0 0" draw:type="ooxml-non-primitive" draw:enhanced-path="M 560 0 C 216 560 0 1249 0 1939 0 3058 517 4092 1336 4824 2628 3834 3618 2800 3489 2025 3360 1379 2025 560 560 0 Z N">
                  <draw:equation draw:name="f0" draw:formula="logwidth"/>
                  <draw:equation draw:name="f1" draw:formula="logheight"/>
                </draw:enhanced-geometry>
              </draw:custom-shape>
              <draw:custom-shape draw:name="Google Shape;4281;p58" draw:style-name="gr2" draw:text-style-name="P2" draw:layer="layout" svg:width="1.156cm" svg:height="0.598cm" svg:x="17.795cm" svg:y="0.611cm">
                <text:p text:style-name="P20"/>
                <draw:enhanced-geometry draw:mirror-horizontal="false" draw:mirror-vertical="false" drawooo:sub-view-size="29979 15516" draw:text-areas="0 0 ?f0 ?f1" svg:viewBox="0 0 0 0" draw:type="ooxml-non-primitive" draw:enhanced-path="M 29174 0 C 28887 0 28355 283 27610 1855 26662 3750 24638 9264 19684 11891 18275 12640 16258 13019 14039 13019 8594 13019 1928 10733 0 5990 L 0 5990 C 86 7713 603 9393 1464 10857 4480 15208 14774 14949 15506 15337 15746 15457 16267 15515 16989 15515 18600 15515 21213 15226 23948 14691 27954 13959 25930 11848 27954 10599 28127 10470 28342 10297 28471 10082 28859 9522 29203 8919 29462 8273 29806 4138 29979 434 29419 89 29419 89 29335 0 29174 0 Z N">
                  <draw:equation draw:name="f0" draw:formula="logwidth"/>
                  <draw:equation draw:name="f1" draw:formula="logheight"/>
                </draw:enhanced-geometry>
              </draw:custom-shape>
              <draw:custom-shape draw:name="Google Shape;4282;p58" draw:style-name="gr7" draw:text-style-name="P7" draw:layer="layout" svg:width="0.4cm" svg:height="0.83cm" svg:x="18.706cm" svg:y="0.626cm">
                <text:p text:style-name="P20"/>
                <draw:enhanced-geometry draw:mirror-horizontal="false" draw:mirror-vertical="false" drawooo:sub-view-size="10382 21539" draw:text-areas="0 0 ?f0 ?f1" svg:viewBox="0 0 0 0" draw:type="ooxml-non-primitive" draw:enhanced-path="M 5687 1 C 4911 130 1 10166 216 15722 360 19093 2663 21539 4880 21539 5978 21539 7056 20939 7840 19556 8142 19039 8357 18479 8529 17919 10381 11458 8099 690 7453 561 6979 474 6548 345 6117 173 L 5687 1 Z N">
                  <draw:equation draw:name="f0" draw:formula="logwidth"/>
                  <draw:equation draw:name="f1" draw:formula="logheight"/>
                </draw:enhanced-geometry>
              </draw:custom-shape>
              <draw:custom-shape draw:name="Google Shape;4283;p58" draw:style-name="gr7" draw:text-style-name="P7" draw:layer="layout" svg:width="0.302cm" svg:height="0.83cm" svg:x="18.706cm" svg:y="0.626cm">
                <text:p text:style-name="P20"/>
                <draw:enhanced-geometry draw:mirror-horizontal="false" draw:mirror-vertical="false" drawooo:sub-view-size="7841 21539" draw:text-areas="0 0 ?f0 ?f1" svg:viewBox="0 0 0 0" draw:type="ooxml-non-primitive" draw:enhanced-path="M 5687 1 C 4911 130 1 10166 216 15722 332 19093 2643 21539 4871 21539 5974 21539 7056 20939 7840 19556 1422 16713 4868 3834 6117 173 L 5687 1 Z N">
                  <draw:equation draw:name="f0" draw:formula="logwidth"/>
                  <draw:equation draw:name="f1" draw:formula="logheight"/>
                </draw:enhanced-geometry>
              </draw:custom-shape>
              <draw:custom-shape draw:name="Google Shape;4284;p58" draw:style-name="gr7" draw:text-style-name="P7" draw:layer="layout" svg:width="0.069cm" svg:height="0.132cm" svg:x="19.575cm" svg:y="1.941cm">
                <text:p text:style-name="P20"/>
                <draw:enhanced-geometry draw:mirror-horizontal="false" draw:mirror-vertical="false" drawooo:sub-view-size="1809 3448" draw:text-areas="0 0 ?f0 ?f1" svg:viewBox="0 0 0 0" draw:type="ooxml-non-primitive" draw:enhanced-path="M 1380 1 C 1339 1 1295 11 1250 33 1 636 432 2962 475 3221 510 3364 605 3447 735 3447 762 3447 790 3444 819 3436 949 3393 1035 3264 1035 3135 906 2532 776 938 1509 593 1808 444 1652 1 1380 1 Z N">
                  <draw:equation draw:name="f0" draw:formula="logwidth"/>
                  <draw:equation draw:name="f1" draw:formula="logheight"/>
                </draw:enhanced-geometry>
              </draw:custom-shape>
            </draw:g>
            <draw:g draw:name="Google Shape;4285;p58">
              <draw:custom-shape draw:name="Google Shape;4286;p58" draw:style-name="gr4" draw:text-style-name="P4" draw:layer="layout" svg:width="0.038cm" svg:height="0.038cm" svg:x="17.91cm" svg:y="0.789cm">
                <text:p text:style-name="P20"/>
                <draw:enhanced-geometry draw:mirror-horizontal="false" draw:mirror-vertical="false" drawooo:sub-view-size="982 982" draw:text-areas="0 0 ?f0 ?f1" svg:viewBox="0 0 0 0" draw:type="ooxml-non-primitive" draw:enhanced-path="M 471 0 C 196 0 0 236 0 510 0 785 196 982 471 982 746 982 982 785 982 510 982 236 746 0 471 0 Z N">
                  <draw:equation draw:name="f0" draw:formula="logwidth"/>
                  <draw:equation draw:name="f1" draw:formula="logheight"/>
                </draw:enhanced-geometry>
              </draw:custom-shape>
              <draw:custom-shape draw:name="Google Shape;4287;p58" draw:style-name="gr4" draw:text-style-name="P4" draw:layer="layout" svg:width="0.038cm" svg:height="0.038cm" svg:x="17.981cm" svg:y="0.834cm">
                <text:p text:style-name="P20"/>
                <draw:enhanced-geometry draw:mirror-horizontal="false" draw:mirror-vertical="false" drawooo:sub-view-size="983 982" draw:text-areas="0 0 ?f0 ?f1" svg:viewBox="0 0 0 0" draw:type="ooxml-non-primitive" draw:enhanced-path="M 472 1 C 236 1 1 236 1 511 1 746 236 982 472 982 747 982 982 746 982 511 982 236 747 1 472 1 Z N">
                  <draw:equation draw:name="f0" draw:formula="logwidth"/>
                  <draw:equation draw:name="f1" draw:formula="logheight"/>
                </draw:enhanced-geometry>
              </draw:custom-shape>
              <draw:custom-shape draw:name="Google Shape;4288;p58" draw:style-name="gr4" draw:text-style-name="P4" draw:layer="layout" svg:width="0.038cm" svg:height="0.037cm" svg:x="18.017cm" svg:y="0.717cm">
                <text:p text:style-name="P20"/>
                <draw:enhanced-geometry draw:mirror-horizontal="false" draw:mirror-vertical="false" drawooo:sub-view-size="983 943" draw:text-areas="0 0 ?f0 ?f1" svg:viewBox="0 0 0 0" draw:type="ooxml-non-primitive" draw:enhanced-path="M 472 0 C 236 0 1 197 1 471 1 746 236 942 472 942 746 942 982 746 982 471 982 197 746 0 472 0 Z N">
                  <draw:equation draw:name="f0" draw:formula="logwidth"/>
                  <draw:equation draw:name="f1" draw:formula="logheight"/>
                </draw:enhanced-geometry>
              </draw:custom-shape>
              <draw:custom-shape draw:name="Google Shape;4289;p58" draw:style-name="gr4" draw:text-style-name="P4" draw:layer="layout" svg:width="0.038cm" svg:height="0.038cm" svg:x="18.092cm" svg:y="0.814cm">
                <text:p text:style-name="P20"/>
                <draw:enhanced-geometry draw:mirror-horizontal="false" draw:mirror-vertical="false" drawooo:sub-view-size="983 982" draw:text-areas="0 0 ?f0 ?f1" svg:viewBox="0 0 0 0" draw:type="ooxml-non-primitive" draw:enhanced-path="M 472 0 C 197 0 1 196 1 471 1 746 197 982 472 982 747 982 982 746 982 471 982 196 747 0 472 0 Z N">
                  <draw:equation draw:name="f0" draw:formula="logwidth"/>
                  <draw:equation draw:name="f1" draw:formula="logheight"/>
                </draw:enhanced-geometry>
              </draw:custom-shape>
            </draw:g>
          </draw:g>
        </draw:g>
        <draw:g draw:name="Google Shape;4095;p58">
          <draw:custom-shape draw:name="Google Shape;4096;p58" draw:style-name="gr1" draw:text-style-name="P1" draw:layer="layout" svg:width="4.277cm" svg:height="0.612cm" draw:transform="rotate (0.000349065850398866) translate (20.365cm 7.485cm)">
            <text:p text:style-name="P20"/>
            <draw:enhanced-geometry draw:mirror-horizontal="true" draw:mirror-vertical="false" drawooo:sub-view-size="85285 5648" draw:text-areas="0 0 ?f0 ?f1" svg:viewBox="0 0 0 0" draw:type="ooxml-non-primitive" draw:enhanced-path="M 42648 0 C 19096 0 0 1260 0 2818 0 4376 19096 5648 42648 5648 66200 5648 85284 4376 85284 2818 85284 1260 66200 0 42648 0 Z N">
              <draw:equation draw:name="f0" draw:formula="logwidth"/>
              <draw:equation draw:name="f1" draw:formula="logheight"/>
            </draw:enhanced-geometry>
          </draw:custom-shape>
          <draw:custom-shape draw:name="Google Shape;4097;p58" draw:style-name="gr2" draw:text-style-name="P2" draw:layer="layout" svg:width="4.173cm" svg:height="3.841cm" svg:x="20.472cm" svg:y="3.235cm">
            <text:p text:style-name="P20"/>
            <draw:enhanced-geometry draw:mirror-horizontal="false" draw:mirror-vertical="false" drawooo:sub-view-size="79293 72982" draw:text-areas="0 0 ?f0 ?f1" svg:viewBox="0 0 0 0" draw:type="ooxml-non-primitive" draw:enhanced-path="M 56569 1 C 56242 1 55915 8 55588 23 55026 23 54465 50 53904 76 L 50884 718 C 49307 1359 47704 1894 46207 2642 41664 4940 38617 8521 37147 13412 37121 13492 37094 13572 37067 13626 35998 12637 35009 11595 33887 10713 30546 8147 26671 7132 22502 7132 21433 7132 20364 7239 19269 7292 L 16088 7960 C 14485 8682 12748 9296 11198 10178 6975 12610 3688 16405 1924 20948 481 24449 0 28271 535 32039 535 32173 535 32333 508 32494 748 33643 989 34819 1229 35968 1871 37545 2459 39175 3180 40725 4730 44039 6868 46925 9300 49651 12481 53179 16062 56279 20017 58898 23304 61089 26671 63094 30172 64911 34502 67102 38991 69000 43428 70951 45085 71672 46849 72234 48559 72875 48728 72946 48906 72982 49083 72982 49435 72982 49779 72839 50029 72554 54572 68332 58875 63815 62883 59058 66732 54381 70259 49464 73092 44092 75604 39335 77529 34391 78437 29046 79292 23888 79052 18784 77101 13893 75284 9243 71916 5395 67614 2963 64238 1016 60431 1 56569 1 Z N">
              <draw:equation draw:name="f0" draw:formula="logwidth"/>
              <draw:equation draw:name="f1" draw:formula="logheight"/>
            </draw:enhanced-geometry>
          </draw:custom-shape>
          <draw:g draw:name="Google Shape;4098;p58">
            <draw:custom-shape draw:name="Google Shape;4099;p58" draw:style-name="gr33" draw:text-style-name="P36" draw:layer="layout" svg:width="0.75cm" svg:height="0.759cm" svg:x="21.153cm" svg:y="5.721cm">
              <text:p text:style-name="P20"/>
              <draw:enhanced-geometry draw:mirror-horizontal="false" draw:mirror-vertical="false" drawooo:sub-view-size="14272 14432" draw:text-areas="0 0 ?f0 ?f1" svg:viewBox="0 0 0 0" draw:type="ooxml-non-primitive" draw:enhanced-path="M 7029 0 L 1 11064 81 11358 8419 14431 14272 4864 7029 0 Z N">
                <draw:equation draw:name="f0" draw:formula="logwidth"/>
                <draw:equation draw:name="f1" draw:formula="logheight"/>
              </draw:enhanced-geometry>
            </draw:custom-shape>
            <draw:custom-shape draw:name="Google Shape;4100;p58" draw:style-name="gr9" draw:text-style-name="P9" draw:layer="layout" svg:width="2.675cm" svg:height="2.674cm" svg:x="21.472cm" svg:y="3.424cm">
              <text:p text:style-name="P20"/>
              <draw:enhanced-geometry draw:mirror-horizontal="false" draw:mirror-vertical="false" drawooo:sub-view-size="50831 50820" draw:text-areas="0 0 ?f0 ?f1" svg:viewBox="0 0 0 0" draw:type="ooxml-non-primitive" draw:enhanced-path="M 17946 1 C 15486 1 12644 467 9755 1916 1657 6005 0 12660 1363 16375 2753 20089 3074 20009 3528 21051 4009 22094 4490 22922 3180 25221 1871 27519 455 29710 1764 32704 3074 35697 3768 36846 2726 40053 1684 43287 775 45505 3448 50689 3448 50689 6263 50819 10545 50819 19853 50819 36089 50205 45406 46306 45219 44489 44925 41550 44925 41549 L 44925 41549 46956 45585 C 47864 45131 48719 44596 49521 43955 49521 43955 50831 38824 45860 33238 45860 33238 42893 30378 43321 27225 43749 24071 43081 23323 41049 20116 39045 16882 39393 15867 39740 14450 40087 13034 40862 8598 38537 5845 35991 2863 33196 1264 28825 1264 27829 1264 26751 1347 25576 1516 25576 1516 22381 1 17946 1 Z N">
                <draw:equation draw:name="f0" draw:formula="logwidth"/>
                <draw:equation draw:name="f1" draw:formula="logheight"/>
              </draw:enhanced-geometry>
            </draw:custom-shape>
            <draw:custom-shape draw:name="Google Shape;4101;p58" draw:style-name="gr33" draw:text-style-name="P36" draw:layer="layout" svg:width="0.328cm" svg:height="0.367cm" svg:x="22.998cm" svg:y="4.298cm">
              <text:p text:style-name="P20"/>
              <draw:enhanced-geometry draw:mirror-horizontal="false" draw:mirror-vertical="false" drawooo:sub-view-size="6252 6995" draw:text-areas="0 0 ?f0 ?f1" svg:viewBox="0 0 0 0" draw:type="ooxml-non-primitive" draw:enhanced-path="M 2684 0 C 1451 0 321 713 321 713 L 1 5737 C 707 6582 1714 6994 2683 6994 4535 6994 6251 5488 5479 2610 4930 549 3767 0 2684 0 Z N">
                <draw:equation draw:name="f0" draw:formula="logwidth"/>
                <draw:equation draw:name="f1" draw:formula="logheight"/>
              </draw:enhanced-geometry>
            </draw:custom-shape>
            <draw:custom-shape draw:name="Google Shape;4102;p58" draw:style-name="gr34" draw:text-style-name="P37" draw:layer="layout" svg:width="2.413cm" svg:height="1.918cm" svg:x="21.522cm" svg:y="5.123cm">
              <text:p text:style-name="P20"/>
              <draw:enhanced-geometry draw:mirror-horizontal="false" draw:mirror-vertical="false" drawooo:sub-view-size="45861 36449" draw:text-areas="0 0 ?f0 ?f1" svg:viewBox="0 0 0 0" draw:type="ooxml-non-primitive" draw:enhanced-path="M 29000 1 C 27313 1 25361 126 23091 407 23091 407 15073 514 11358 2010 7617 3480 2085 10215 0 16976 0 16976 2326 19515 10236 20638 10236 20638 8927 29483 8659 33439 8659 33439 18043 36448 27357 36448 31062 36448 34755 35972 37843 34641 L 38110 19996 C 38110 19996 38112 19996 38115 19996 38253 19996 40941 19945 45860 16068 45860 16068 43909 8692 41477 5859 39433 3477 37898 1 29000 1 Z N">
                <draw:equation draw:name="f0" draw:formula="logwidth"/>
                <draw:equation draw:name="f1" draw:formula="logheight"/>
              </draw:enhanced-geometry>
            </draw:custom-shape>
            <draw:custom-shape draw:name="Google Shape;4103;p58" draw:style-name="gr30" draw:text-style-name="P33" draw:layer="layout" svg:width="2.413cm" svg:height="2.14cm" svg:x="21.522cm" svg:y="5.051cm">
              <text:p text:style-name="P20"/>
              <draw:enhanced-geometry draw:mirror-horizontal="false" draw:mirror-vertical="false" drawooo:sub-view-size="45861 40677" draw:text-areas="0 0 ?f0 ?f1" svg:viewBox="0 0 0 0" draw:type="ooxml-non-primitive" draw:enhanced-path="M 23091 1765 C 23091 1765 15073 1872 11358 3368 7617 4838 2085 11573 0 18334 0 18334 2326 20873 10236 21996 10236 21996 8927 30841 8659 34797 8659 34797 26992 40676 37843 35999 L 38110 21354 C 38110 21354 40809 21408 45860 17426 45860 17426 43909 10050 41477 7217 39045 4384 37335 1 23091 1765 Z N">
                <draw:equation draw:name="f0" draw:formula="logwidth"/>
                <draw:equation draw:name="f1" draw:formula="logheight"/>
              </draw:enhanced-geometry>
            </draw:custom-shape>
            <draw:custom-shape draw:name="Google Shape;4104;p58" draw:style-name="gr10" draw:text-style-name="P10" draw:layer="layout" svg:width="1.647cm" svg:height="0.419cm" svg:x="21.878cm" svg:y="6.81cm">
              <text:p text:style-name="P20"/>
              <draw:enhanced-geometry draw:mirror-horizontal="false" draw:mirror-vertical="false" drawooo:sub-view-size="31312 7974" draw:text-areas="0 0 ?f0 ?f1" svg:viewBox="0 0 0 0" draw:type="ooxml-non-primitive" draw:enhanced-path="M 589 0 L 1 5799 14512 7563 C 14512 7563 25305 7974 29581 7974 30650 7974 31312 7948 31296 7884 31215 7590 31189 855 31189 855 31189 855 25779 2561 17618 2561 12736 2561 6870 1951 589 0 Z N">
                <draw:equation draw:name="f0" draw:formula="logwidth"/>
                <draw:equation draw:name="f1" draw:formula="logheight"/>
              </draw:enhanced-geometry>
            </draw:custom-shape>
            <draw:custom-shape draw:name="Google Shape;4105;p58" draw:style-name="gr3" draw:text-style-name="P3" draw:layer="layout" svg:width="0.975cm" svg:height="0.288cm" svg:x="22.278cm" svg:y="5.133cm">
              <text:p text:style-name="P20"/>
              <draw:enhanced-geometry draw:mirror-horizontal="false" draw:mirror-vertical="false" drawooo:sub-view-size="18541 5482" draw:text-areas="0 0 ?f0 ?f1" svg:viewBox="0 0 0 0" draw:type="ooxml-non-primitive" draw:enhanced-path="M 17538 0 C 17527 0 17516 1 17505 1 L 8205 322 8125 322 883 1364 C 214 1444 1 2299 535 2727 2871 4503 5715 5482 8626 5482 8913 5482 9200 5472 9488 5453 13710 5186 16623 2807 18093 1284 18540 784 18185 0 17538 0 Z N">
                <draw:equation draw:name="f0" draw:formula="logwidth"/>
                <draw:equation draw:name="f1" draw:formula="logheight"/>
              </draw:enhanced-geometry>
            </draw:custom-shape>
            <draw:custom-shape draw:name="Google Shape;4106;p58" draw:style-name="gr4" draw:text-style-name="P4" draw:layer="layout" svg:width="0.852cm" svg:height="0.239cm" svg:x="22.25cm" svg:y="5.141cm">
              <text:p text:style-name="P20"/>
              <draw:enhanced-geometry draw:mirror-horizontal="false" draw:mirror-vertical="false" drawooo:sub-view-size="16197 4566" draw:text-areas="0 0 ?f0 ?f1" svg:viewBox="0 0 0 0" draw:type="ooxml-non-primitive" draw:enhanced-path="M 15341 0 L 7377 642 7324 642 776 1310 C 188 1363 1 2138 509 2459 1750 3328 4652 4566 7715 4566 7949 4566 8184 4559 8419 4544 11733 4357 14593 2245 15795 1069 16196 668 15902 0 15341 0 Z N">
                <draw:equation draw:name="f0" draw:formula="logwidth"/>
                <draw:equation draw:name="f1" draw:formula="logheight"/>
              </draw:enhanced-geometry>
            </draw:custom-shape>
            <draw:custom-shape draw:name="Google Shape;4107;p58" draw:style-name="gr33" draw:text-style-name="P36" draw:layer="layout" svg:width="0.511cm" svg:height="0.27cm" svg:x="22.389cm" svg:y="5.025cm">
              <text:p text:style-name="P20"/>
              <draw:enhanced-geometry draw:mirror-horizontal="false" draw:mirror-vertical="false" drawooo:sub-view-size="9729 5143" draw:text-areas="0 0 ?f0 ?f1" svg:viewBox="0 0 0 0" draw:type="ooxml-non-primitive" draw:enhanced-path="M 9221 0 C 6646 1409 3785 2133 877 2133 585 2133 293 2126 1 2111 L 1 2111 990 4624 C 1865 4995 2754 5142 3612 5142 6891 5142 9729 2993 9729 2993 L 9221 0 Z N">
                <draw:equation draw:name="f0" draw:formula="logwidth"/>
                <draw:equation draw:name="f1" draw:formula="logheight"/>
              </draw:enhanced-geometry>
            </draw:custom-shape>
            <draw:custom-shape draw:name="Google Shape;4108;p58" draw:style-name="gr35" draw:text-style-name="P38" draw:layer="layout" svg:width="0.555cm" svg:height="0.32cm" svg:x="22.319cm" svg:y="4.816cm">
              <text:p text:style-name="P20"/>
              <draw:enhanced-geometry draw:mirror-horizontal="false" draw:mirror-vertical="false" drawooo:sub-view-size="10557 6090" draw:text-areas="0 0 ?f0 ?f1" svg:viewBox="0 0 0 0" draw:type="ooxml-non-primitive" draw:enhanced-path="M 9862 1 L 1 2673 1337 6067 C 1629 6082 1921 6089 2213 6089 5121 6089 7982 5365 10557 3956 L 9862 1 Z N">
                <draw:equation draw:name="f0" draw:formula="logwidth"/>
                <draw:equation draw:name="f1" draw:formula="logheight"/>
              </draw:enhanced-geometry>
            </draw:custom-shape>
            <draw:custom-shape draw:name="Google Shape;4109;p58" draw:style-name="gr33" draw:text-style-name="P36" draw:layer="layout" svg:width="1.326cm" svg:height="1.457cm" svg:x="21.775cm" svg:y="3.626cm">
              <text:p text:style-name="P20"/>
              <draw:enhanced-geometry draw:mirror-horizontal="false" draw:mirror-vertical="false" drawooo:sub-view-size="25202 27692" draw:text-areas="0 0 ?f0 ?f1" svg:viewBox="0 0 0 0" draw:type="ooxml-non-primitive" draw:enhanced-path="M 12769 0 C 5497 0 1135 3020 722 8188 722 8188 0 12972 1390 19386 2357 23933 6607 27692 12002 27692 12568 27692 13147 27650 13737 27564 19589 26682 25068 23074 25148 14602 25201 6131 21273 224 13523 11 13268 4 13017 0 12769 0 Z N">
                <draw:equation draw:name="f0" draw:formula="logwidth"/>
                <draw:equation draw:name="f1" draw:formula="logheight"/>
              </draw:enhanced-geometry>
            </draw:custom-shape>
            <draw:custom-shape draw:name="Google Shape;4110;p58" draw:style-name="gr9" draw:text-style-name="P9" draw:layer="layout" svg:width="1.703cm" svg:height="0.985cm" svg:x="21.63cm" svg:y="3.486cm">
              <text:p text:style-name="P20"/>
              <draw:enhanced-geometry draw:mirror-horizontal="false" draw:mirror-vertical="false" drawooo:sub-view-size="32365 18737" draw:text-areas="0 0 ?f0 ?f1" svg:viewBox="0 0 0 0" draw:type="ooxml-non-primitive" draw:enhanced-path="M 13839 1 C 11420 1 9322 532 7964 1713 4490 4759 0 10264 1283 14300 2566 18309 2539 18736 2539 18736 2539 18736 7350 15636 8686 15182 L 8552 10692 10022 14834 C 10022 14834 15955 14033 17505 13685 L 17746 9516 19910 14380 C 19910 14380 23016 15782 26092 15782 27000 15782 27907 15659 28729 15342 32364 13953 32124 6897 25923 3423 22163 1290 17610 1 13839 1 Z N">
                <draw:equation draw:name="f0" draw:formula="logwidth"/>
                <draw:equation draw:name="f1" draw:formula="logheight"/>
              </draw:enhanced-geometry>
            </draw:custom-shape>
            <draw:custom-shape draw:name="Google Shape;4111;p58" draw:style-name="gr9" draw:text-style-name="P9" draw:layer="layout" svg:width="0.271cm" svg:height="0.119cm" svg:x="22.561cm" svg:y="4.182cm">
              <text:p text:style-name="P20"/>
              <draw:enhanced-geometry draw:mirror-horizontal="false" draw:mirror-vertical="false" drawooo:sub-view-size="5159 2276" draw:text-areas="0 0 ?f0 ?f1" svg:viewBox="0 0 0 0" draw:type="ooxml-non-primitive" draw:enhanced-path="M 1378 1 C 627 1 325 273 187 633 0 1195 588 1729 1764 2023 2418 2183 2958 2276 3389 2276 3892 2276 4247 2150 4463 1863 4463 1863 5158 874 3100 286 2354 85 1797 1 1378 1 Z N">
                <draw:equation draw:name="f0" draw:formula="logwidth"/>
                <draw:equation draw:name="f1" draw:formula="logheight"/>
              </draw:enhanced-geometry>
            </draw:custom-shape>
            <draw:custom-shape draw:name="Google Shape;4112;p58" draw:style-name="gr9" draw:text-style-name="P9" draw:layer="layout" svg:width="0.268cm" svg:height="0.153cm" svg:x="21.828cm" svg:y="4.315cm">
              <text:p text:style-name="P20"/>
              <draw:enhanced-geometry draw:mirror-horizontal="false" draw:mirror-vertical="false" drawooo:sub-view-size="5105 2924" draw:text-areas="0 0 ?f0 ?f1" svg:viewBox="0 0 0 0" draw:type="ooxml-non-primitive" draw:enhanced-path="M 4098 1 C 3657 1 2984 224 1925 833 1 1956 856 2731 856 2731 1012 2861 1209 2924 1449 2924 1945 2924 2627 2656 3528 2170 4624 1555 5105 860 4811 379 4677 159 4470 1 4098 1 Z N">
                <draw:equation draw:name="f0" draw:formula="logwidth"/>
                <draw:equation draw:name="f1" draw:formula="logheight"/>
              </draw:enhanced-geometry>
            </draw:custom-shape>
            <draw:custom-shape draw:name="Google Shape;4113;p58" draw:style-name="gr7" draw:text-style-name="P7" draw:layer="layout" svg:width="0.248cm" svg:height="0.224cm" svg:x="22.996cm" svg:y="4.371cm">
              <text:p text:style-name="P20"/>
              <draw:enhanced-geometry draw:mirror-horizontal="false" draw:mirror-vertical="false" drawooo:sub-view-size="4731 4270" draw:text-areas="0 0 ?f0 ?f1" svg:viewBox="0 0 0 0" draw:type="ooxml-non-primitive" draw:enhanced-path="M 2993 0 C 2379 27 1791 294 1390 748 0 2165 1497 4223 1523 4249 1537 4263 1550 4269 1564 4269 1577 4269 1590 4263 1604 4249 L 1657 4249 C 1684 4223 1684 4169 1657 4142 1657 4116 241 2192 1523 882 1898 454 2405 187 2967 187 3581 214 4142 481 4570 882 4583 909 4603 922 4627 922 4650 922 4677 909 4704 882 4730 855 4730 802 4704 775 4223 321 3635 27 2993 0 Z N">
                <draw:equation draw:name="f0" draw:formula="logwidth"/>
                <draw:equation draw:name="f1" draw:formula="logheight"/>
              </draw:enhanced-geometry>
            </draw:custom-shape>
            <draw:custom-shape draw:name="Google Shape;4114;p58" draw:style-name="gr7" draw:text-style-name="P7" draw:layer="layout" svg:width="0.141cm" svg:height="0.048cm" svg:x="23.038cm" svg:y="4.457cm">
              <text:p text:style-name="P20"/>
              <draw:enhanced-geometry draw:mirror-horizontal="false" draw:mirror-vertical="false" drawooo:sub-view-size="2701 933" draw:text-areas="0 0 ?f0 ?f1" svg:viewBox="0 0 0 0" draw:type="ooxml-non-primitive" draw:enhanced-path="M 1552 0 C 1034 0 440 170 28 808 1 835 28 888 54 915 76 926 99 932 119 932 147 932 172 919 188 888 547 330 1080 180 1549 180 2092 180 2552 380 2566 380 2593 407 2620 407 2620 407 2647 407 2673 380 2700 353 2700 300 2700 247 2647 220 2632 220 2141 0 1552 0 Z N">
                <draw:equation draw:name="f0" draw:formula="logwidth"/>
                <draw:equation draw:name="f1" draw:formula="logheight"/>
              </draw:enhanced-geometry>
            </draw:custom-shape>
            <draw:custom-shape draw:name="Google Shape;4115;p58" draw:style-name="gr7" draw:text-style-name="P7" draw:layer="layout" svg:width="0.175cm" svg:height="0.391cm" svg:x="22.214cm" svg:y="4.278cm">
              <text:p text:style-name="P20"/>
              <draw:enhanced-geometry draw:mirror-horizontal="false" draw:mirror-vertical="false" drawooo:sub-view-size="3341 9526" draw:text-areas="0 0 ?f0 ?f1" svg:viewBox="0 0 0 0" draw:type="ooxml-non-primitive" draw:enhanced-path="M 1668 1 C 1657 1 1645 4 1630 11 1577 11 1550 65 1550 118 2005 1642 3127 5757 2886 6319 2786 6620 2539 6764 2152 6764 1921 6764 1639 6712 1310 6612 L 1256 6586 C 1158 6548 1056 6529 955 6529 697 6529 448 6650 294 6880 0 7468 54 8189 481 8697 829 9098 1283 9392 1817 9525 L 1871 9525 C 1951 9499 1951 9365 1871 9338 1390 9205 962 8964 615 8590 267 8136 187 7494 454 6987 567 6818 759 6715 956 6715 1039 6715 1123 6733 1203 6773 L 1256 6773 C 1619 6891 1914 6940 2153 6940 2726 6940 2979 6662 3073 6399 3341 5650 1898 626 1737 65 1718 26 1698 1 1668 1 Z N">
                <draw:equation draw:name="f0" draw:formula="logwidth"/>
                <draw:equation draw:name="f1" draw:formula="logheight"/>
              </draw:enhanced-geometry>
            </draw:custom-shape>
            <draw:custom-shape draw:name="Google Shape;4116;p58" draw:style-name="gr10" draw:text-style-name="P10" draw:layer="layout" svg:width="0.119cm" svg:height="0.1cm" svg:x="22.343cm" svg:y="4.721cm">
              <text:p text:style-name="P20"/>
              <draw:enhanced-geometry draw:mirror-horizontal="false" draw:mirror-vertical="false" drawooo:sub-view-size="2273 1922" draw:text-areas="0 0 ?f0 ?f1" svg:viewBox="0 0 0 0" draw:type="ooxml-non-primitive" draw:enhanced-path="M 2272 1 L 2272 1 C 1444 375 642 909 1 1577 227 1803 530 1922 841 1922 1045 1922 1253 1870 1444 1764 2112 1364 2272 589 2272 1 Z N">
                <draw:equation draw:name="f0" draw:formula="logwidth"/>
                <draw:equation draw:name="f1" draw:formula="logheight"/>
              </draw:enhanced-geometry>
            </draw:custom-shape>
            <draw:custom-shape draw:name="Google Shape;4117;p58" draw:style-name="gr3" draw:text-style-name="P3" draw:layer="layout" svg:width="0.159cm" svg:height="0.116cm" svg:x="22.304cm" svg:y="4.686cm">
              <text:p text:style-name="P20"/>
              <draw:enhanced-geometry draw:mirror-horizontal="false" draw:mirror-vertical="false" drawooo:sub-view-size="3048 2219" draw:text-areas="0 0 ?f0 ?f1" svg:viewBox="0 0 0 0" draw:type="ooxml-non-primitive" draw:enhanced-path="M 2994 0 C 2994 0 909 455 1 1444 214 1738 455 2005 749 2219 1390 1577 2192 1043 3020 669 3047 428 3020 214 2994 0 Z N">
                <draw:equation draw:name="f0" draw:formula="logwidth"/>
                <draw:equation draw:name="f1" draw:formula="logheight"/>
              </draw:enhanced-geometry>
            </draw:custom-shape>
            <draw:custom-shape draw:name="Google Shape;4118;p58" draw:style-name="gr36" draw:text-style-name="P39" draw:layer="layout" svg:width="1.808cm" svg:height="0.856cm" svg:x="21.552cm" svg:y="6.97cm">
              <text:p text:style-name="P20"/>
              <draw:enhanced-geometry draw:mirror-horizontal="false" draw:mirror-vertical="false" drawooo:sub-view-size="34364 16277" draw:text-areas="0 0 ?f0 ?f1" svg:viewBox="0 0 0 0" draw:type="ooxml-non-primitive" draw:enhanced-path="M 31985 1 L 7612 8766 C 7533 8765 7455 8764 7378 8764 1 8764 236 16276 236 16276 L 34364 12588 31985 1 Z N">
                <draw:equation draw:name="f0" draw:formula="logwidth"/>
                <draw:equation draw:name="f1" draw:formula="logheight"/>
              </draw:enhanced-geometry>
            </draw:custom-shape>
            <draw:custom-shape draw:name="Google Shape;4119;p58" draw:style-name="gr3" draw:text-style-name="P3" draw:layer="layout" svg:width="0.307cm" svg:height="0.23cm" svg:x="21.026cm" svg:y="7.747cm">
              <text:p text:style-name="P20"/>
              <draw:enhanced-geometry draw:mirror-horizontal="false" draw:mirror-vertical="false" drawooo:sub-view-size="5854 4392" draw:text-areas="0 0 ?f0 ?f1" svg:viewBox="0 0 0 0" draw:type="ooxml-non-primitive" draw:enhanced-path="M 3314 1 C 1 3823 214 4330 214 4330 214 4330 498 4391 1068 4391 1960 4391 3553 4242 5853 3475 5426 2059 4517 829 3314 1 Z N">
                <draw:equation draw:name="f0" draw:formula="logwidth"/>
                <draw:equation draw:name="f1" draw:formula="logheight"/>
              </draw:enhanced-geometry>
            </draw:custom-shape>
            <draw:custom-shape draw:name="Google Shape;4120;p58" draw:style-name="gr30" draw:text-style-name="P33" draw:layer="layout" svg:width="0.764cm" svg:height="0.679cm" svg:x="21.2cm" svg:y="7.249cm">
              <text:p text:style-name="P20"/>
              <draw:enhanced-geometry draw:mirror-horizontal="false" draw:mirror-vertical="false" drawooo:sub-view-size="14539 12927" draw:text-areas="0 0 ?f0 ?f1" svg:viewBox="0 0 0 0" draw:type="ooxml-non-primitive" draw:enhanced-path="M 11476 1 C 10427 1 8001 771 3314 5791 1925 7260 856 8463 0 9452 1203 10280 2112 11510 2539 12926 4170 12365 5746 11670 7270 10868 7270 10868 9354 4855 14539 3519 13897 2290 13096 1140 12134 152 12134 152 11940 1 11476 1 Z N">
                <draw:equation draw:name="f0" draw:formula="logwidth"/>
                <draw:equation draw:name="f1" draw:formula="logheight"/>
              </draw:enhanced-geometry>
            </draw:custom-shape>
            <draw:custom-shape draw:name="Google Shape;4121;p58" draw:style-name="gr3" draw:text-style-name="P3" draw:layer="layout" svg:width="0.843cm" svg:height="0.769cm" svg:x="20.995cm" svg:y="7.204cm">
              <text:p text:style-name="P20"/>
              <draw:enhanced-geometry draw:mirror-horizontal="false" draw:mirror-vertical="false" drawooo:sub-view-size="16036 14619" draw:text-areas="0 0 ?f0 ?f1" svg:viewBox="0 0 0 0" draw:type="ooxml-non-primitive" draw:enhanced-path="M 14833 0 C 14833 0 12080 1229 6415 6494 54 12400 1 13950 1 13950 214 14218 508 14458 802 14619 6334 7109 12508 2940 16036 1016 15635 641 15261 321 14833 0 Z N">
                <draw:equation draw:name="f0" draw:formula="logwidth"/>
                <draw:equation draw:name="f1" draw:formula="logheight"/>
              </draw:enhanced-geometry>
            </draw:custom-shape>
            <draw:custom-shape draw:name="Google Shape;4122;p58" draw:style-name="gr37" draw:text-style-name="P40" draw:layer="layout" svg:width="0.079cm" svg:height="0.174cm" svg:x="21.383cm" svg:y="7.718cm">
              <text:p text:style-name="P20"/>
              <draw:enhanced-geometry draw:mirror-horizontal="false" draw:mirror-vertical="false" drawooo:sub-view-size="1524 3330" draw:text-areas="0 0 ?f0 ?f1" svg:viewBox="0 0 0 0" draw:type="ooxml-non-primitive" draw:enhanced-path="M 131 0 C 108 0 81 7 54 20 54 20 54 20 27 47 1 74 1 154 27 207 909 929 1283 2078 1043 3174 1010 3272 1087 3330 1164 3330 1213 3330 1263 3306 1283 3254 1524 2051 1123 822 188 20 174 7 154 0 131 0 Z N">
                <draw:equation draw:name="f0" draw:formula="logwidth"/>
                <draw:equation draw:name="f1" draw:formula="logheight"/>
              </draw:enhanced-geometry>
            </draw:custom-shape>
            <draw:custom-shape draw:name="Google Shape;4123;p58" draw:style-name="gr37" draw:text-style-name="P40" draw:layer="layout" svg:width="0.091cm" svg:height="0.173cm" svg:x="21.469cm" svg:y="7.679cm">
              <text:p text:style-name="P20"/>
              <draw:enhanced-geometry draw:mirror-horizontal="false" draw:mirror-vertical="false" drawooo:sub-view-size="1739 3303" draw:text-areas="0 0 ?f0 ?f1" svg:viewBox="0 0 0 0" draw:type="ooxml-non-primitive" draw:enhanced-path="M 136 1 C 113 1 92 9 81 32 L 54 32 C 1 85 1 165 54 192 1471 1715 1097 3159 1097 3159 1070 3212 1097 3292 1177 3292 1190 3299 1204 3302 1216 3302 1255 3302 1290 3272 1310 3212 1337 3159 1738 1662 215 32 199 16 166 1 136 1 Z N">
                <draw:equation draw:name="f0" draw:formula="logwidth"/>
                <draw:equation draw:name="f1" draw:formula="logheight"/>
              </draw:enhanced-geometry>
            </draw:custom-shape>
            <draw:custom-shape draw:name="Google Shape;4124;p58" draw:style-name="gr37" draw:text-style-name="P40" draw:layer="layout" svg:width="0.113cm" svg:height="0.115cm" svg:x="21.527cm" svg:y="7.792cm">
              <text:p text:style-name="P20"/>
              <draw:enhanced-geometry draw:mirror-horizontal="false" draw:mirror-vertical="false" drawooo:sub-view-size="2166 2206" draw:text-areas="0 0 ?f0 ?f1" svg:viewBox="0 0 0 0" draw:type="ooxml-non-primitive" draw:enhanced-path="M 348 341 L 348 341 C 909 635 1845 1197 1898 1624 1898 1704 1871 1811 1764 1865 1764 1892 1738 1918 1711 1918 1631 1972 1551 1972 1470 1972 1043 1838 589 929 348 341 Z M 124 1 C 108 1 94 7 81 21 L 54 21 C 27 48 1 101 27 154 81 341 695 1998 1417 2186 1465 2199 1514 2206 1561 2206 1697 2206 1826 2151 1925 2052 2085 1945 2165 1758 2139 1571 2032 849 375 101 188 21 161 7 141 1 124 1 Z N">
                <draw:equation draw:name="f0" draw:formula="logwidth"/>
                <draw:equation draw:name="f1" draw:formula="logheight"/>
              </draw:enhanced-geometry>
            </draw:custom-shape>
            <draw:custom-shape draw:name="Google Shape;4125;p58" draw:style-name="gr34" draw:text-style-name="P37" draw:layer="layout" svg:width="0.144cm" svg:height="0.069cm" svg:x="21.524cm" svg:y="7.736cm">
              <text:p text:style-name="P20"/>
              <draw:enhanced-geometry draw:mirror-horizontal="false" draw:mirror-vertical="false" drawooo:sub-view-size="2753 1335" draw:text-areas="0 0 ?f0 ?f1" svg:viewBox="0 0 0 0" draw:type="ooxml-non-primitive" draw:enhanced-path="M 2181 227 C 2223 227 2262 232 2299 241 2379 294 2459 374 2486 481 2512 588 2486 695 2405 775 2379 829 2352 855 2299 882 2044 1045 1543 1098 1080 1098 862 1098 652 1086 481 1069 946 727 1724 227 2181 227 Z M 2179 1 C 1821 1 1364 209 962 454 668 641 374 855 80 1069 0 1123 54 1256 134 1283 224 1294 591 1334 1021 1334 1609 1334 2315 1260 2592 935 2726 802 2753 615 2699 428 2673 241 2539 80 2379 27 2317 9 2250 1 2179 1 Z N">
                <draw:equation draw:name="f0" draw:formula="logwidth"/>
                <draw:equation draw:name="f1" draw:formula="logheight"/>
              </draw:enhanced-geometry>
            </draw:custom-shape>
            <draw:custom-shape draw:name="Google Shape;4126;p58" draw:style-name="gr10" draw:text-style-name="P10" draw:layer="layout" svg:width="2.382cm" svg:height="1.039cm" svg:x="21.821cm" svg:y="6.797cm">
              <text:p text:style-name="P20"/>
              <draw:enhanced-geometry draw:mirror-horizontal="false" draw:mirror-vertical="false" drawooo:sub-view-size="45272 19759" draw:text-areas="0 0 ?f0 ?f1" svg:viewBox="0 0 0 0" draw:type="ooxml-non-primitive" draw:enhanced-path="M 33671 1 C 24608 1 3020 9683 3020 9683 0 13531 374 19758 374 19758 374 19758 30707 16204 37442 13558 40595 12329 45272 5594 36560 570 35877 175 34887 1 33671 1 Z N">
                <draw:equation draw:name="f0" draw:formula="logwidth"/>
                <draw:equation draw:name="f1" draw:formula="logheight"/>
              </draw:enhanced-geometry>
            </draw:custom-shape>
            <draw:custom-shape draw:name="Google Shape;4127;p58" draw:style-name="gr38" draw:text-style-name="P41" draw:layer="layout" svg:width="1.282cm" svg:height="0.458cm" svg:x="21.994cm" svg:y="6.841cm">
              <text:p text:style-name="P20"/>
              <draw:enhanced-geometry draw:mirror-horizontal="false" draw:mirror-vertical="false" drawooo:sub-view-size="24374 8713" draw:text-areas="0 0 ?f0 ?f1" svg:viewBox="0 0 0 0" draw:type="ooxml-non-primitive" draw:enhanced-path="M 24373 0 C 15020 2165 2085 7777 0 8712 F N">
                <draw:equation draw:name="f0" draw:formula="logwidth"/>
                <draw:equation draw:name="f1" draw:formula="logheight"/>
              </draw:enhanced-geometry>
            </draw:custom-shape>
            <draw:custom-shape draw:name="Google Shape;4128;p58" draw:style-name="gr36" draw:text-style-name="P39" draw:layer="layout" svg:width="1.802cm" svg:height="0.809cm" svg:x="21.746cm" svg:y="6.997cm">
              <text:p text:style-name="P20"/>
              <draw:enhanced-geometry draw:mirror-horizontal="false" draw:mirror-vertical="false" drawooo:sub-view-size="34260 15395" draw:text-areas="0 0 ?f0 ?f1" svg:viewBox="0 0 0 0" draw:type="ooxml-non-primitive" draw:enhanced-path="M 2058 1 L 1 12615 34208 15394 C 34208 15394 34259 8083 27211 8083 27027 8083 26839 8088 26645 8098 L 2058 1 Z N">
                <draw:equation draw:name="f0" draw:formula="logwidth"/>
                <draw:equation draw:name="f1" draw:formula="logheight"/>
              </draw:enhanced-geometry>
            </draw:custom-shape>
            <draw:custom-shape draw:name="Google Shape;4129;p58" draw:style-name="gr3" draw:text-style-name="P3" draw:layer="layout" svg:width="0.309cm" svg:height="0.226cm" svg:x="23.78cm" svg:y="7.717cm">
              <text:p text:style-name="P20"/>
              <draw:enhanced-geometry draw:mirror-horizontal="false" draw:mirror-vertical="false" drawooo:sub-view-size="5881 4312" draw:text-areas="0 0 ?f0 ?f1" svg:viewBox="0 0 0 0" draw:type="ooxml-non-primitive" draw:enhanced-path="M 2459 1 C 1257 856 402 2112 1 3528 2120 4170 3639 4312 4568 4312 5302 4312 5666 4223 5666 4223 5666 4223 5880 3715 2459 1 Z N">
                <draw:equation draw:name="f0" draw:formula="logwidth"/>
                <draw:equation draw:name="f1" draw:formula="logheight"/>
              </draw:enhanced-geometry>
            </draw:custom-shape>
            <draw:custom-shape draw:name="Google Shape;4130;p58" draw:style-name="gr30" draw:text-style-name="P33" draw:layer="layout" svg:width="0.836cm" svg:height="0.68cm" svg:x="23.073cm" svg:y="7.222cm">
              <text:p text:style-name="P20"/>
              <draw:enhanced-geometry draw:mirror-horizontal="false" draw:mirror-vertical="false" drawooo:sub-view-size="14700 12679" draw:text-areas="0 0 ?f0 ?f1" svg:viewBox="0 0 0 0" draw:type="ooxml-non-primitive" draw:enhanced-path="M 3040 1 C 2532 1 2326 171 2326 171 615 1988 108 3538 1 3619 5212 4821 7484 10754 7484 10754 9007 11529 10610 12171 12241 12678 12642 11262 13497 10006 14699 9151 13817 8162 12695 6986 11279 5543 6557 766 4118 1 3040 1 Z N">
                <draw:equation draw:name="f0" draw:formula="logwidth"/>
                <draw:equation draw:name="f1" draw:formula="logheight"/>
              </draw:enhanced-geometry>
            </draw:custom-shape>
            <draw:custom-shape draw:name="Google Shape;4131;p58" draw:style-name="gr3" draw:text-style-name="P3" draw:layer="layout" svg:width="0.836cm" svg:height="0.759cm" svg:x="23.205cm" svg:y="7.184cm">
              <text:p text:style-name="P20"/>
              <draw:enhanced-geometry draw:mirror-horizontal="false" draw:mirror-vertical="false" drawooo:sub-view-size="16384 14219" draw:text-areas="0 0 ?f0 ?f1" svg:viewBox="0 0 0 0" draw:type="ooxml-non-primitive" draw:enhanced-path="M 1177 1 C 749 321 375 642 1 1016 3582 2887 9862 6842 15608 14218 15902 14031 16169 13817 16383 13523 16383 13523 16276 11973 9755 6254 3956 1150 1177 1 1177 1 Z N">
                <draw:equation draw:name="f0" draw:formula="logwidth"/>
                <draw:equation draw:name="f1" draw:formula="logheight"/>
              </draw:enhanced-geometry>
            </draw:custom-shape>
            <draw:custom-shape draw:name="Google Shape;4132;p58" draw:style-name="gr3" draw:text-style-name="P3" draw:layer="layout" svg:width="0.078cm" svg:height="0.175cm" svg:x="23.648cm" svg:y="7.694cm">
              <text:p text:style-name="P20"/>
              <draw:enhanced-geometry draw:mirror-horizontal="false" draw:mirror-vertical="false" drawooo:sub-view-size="1498 3350" draw:text-areas="0 0 ?f0 ?f1" svg:viewBox="0 0 0 0" draw:type="ooxml-non-primitive" draw:enhanced-path="M 1340 0 C 1317 0 1297 7 1283 20 375 849 1 2078 295 3280 314 3329 354 3349 396 3349 471 3349 552 3286 535 3200 241 2105 589 929 1444 180 1497 154 1497 74 1444 20 L 1417 20 C 1390 7 1364 0 1340 0 Z N">
                <draw:equation draw:name="f0" draw:formula="logwidth"/>
                <draw:equation draw:name="f1" draw:formula="logheight"/>
              </draw:enhanced-geometry>
            </draw:custom-shape>
            <draw:custom-shape draw:name="Google Shape;4133;p58" draw:style-name="gr3" draw:text-style-name="P3" draw:layer="layout" svg:width="0.089cm" svg:height="0.175cm" svg:x="23.55cm" svg:y="7.657cm">
              <text:p text:style-name="P20"/>
              <draw:enhanced-geometry draw:mirror-horizontal="false" draw:mirror-vertical="false" drawooo:sub-view-size="1712 3346" draw:text-areas="0 0 ?f0 ?f1" svg:viewBox="0 0 0 0" draw:type="ooxml-non-primitive" draw:enhanced-path="M 1563 0 C 1532 0 1502 16 1471 31 1 1715 455 3185 482 3265 509 3318 562 3345 642 3345 696 3318 722 3238 696 3185 696 3185 295 1768 1658 192 1711 165 1711 85 1658 31 L 1631 31 C 1608 9 1586 0 1563 0 Z N">
                <draw:equation draw:name="f0" draw:formula="logwidth"/>
                <draw:equation draw:name="f1" draw:formula="logheight"/>
              </draw:enhanced-geometry>
            </draw:custom-shape>
            <draw:custom-shape draw:name="Google Shape;4134;p58" draw:style-name="gr3" draw:text-style-name="P3" draw:layer="layout" svg:width="0.11cm" svg:height="0.118cm" svg:x="23.474cm" svg:y="7.771cm">
              <text:p text:style-name="P20"/>
              <draw:enhanced-geometry draw:mirror-horizontal="false" draw:mirror-vertical="false" drawooo:sub-view-size="2112 2255" draw:text-areas="0 0 ?f0 ?f1" svg:viewBox="0 0 0 0" draw:type="ooxml-non-primitive" draw:enhanced-path="M 1765 374 L 1765 374 C 1524 936 1096 1871 669 2005 636 2016 602 2022 569 2022 522 2022 475 2009 428 1978 L 375 1924 C 268 1871 241 1764 241 1657 295 1230 1203 668 1765 374 Z M 1925 0 C 1738 107 108 909 27 1630 1 1817 81 2005 241 2111 345 2215 481 2254 623 2254 665 2254 707 2251 749 2245 1471 2031 2032 348 2085 161 2112 107 2085 54 2059 27 2059 27 2059 27 2032 0 Z N">
                <draw:equation draw:name="f0" draw:formula="logwidth"/>
                <draw:equation draw:name="f1" draw:formula="logheight"/>
              </draw:enhanced-geometry>
            </draw:custom-shape>
            <draw:custom-shape draw:name="Google Shape;4135;p58" draw:style-name="gr3" draw:text-style-name="P3" draw:layer="layout" svg:width="0.145cm" svg:height="0.067cm" svg:x="23.441cm" svg:y="7.718cm">
              <text:p text:style-name="P20"/>
              <draw:enhanced-geometry draw:mirror-horizontal="false" draw:mirror-vertical="false" drawooo:sub-view-size="2780 1291" draw:text-areas="0 0 ?f0 ?f1" svg:viewBox="0 0 0 0" draw:type="ooxml-non-primitive" draw:enhanced-path="M 594 205 C 1039 205 1819 689 2298 1000 L 2298 1027 C 2089 1047 1835 1063 1578 1063 1146 1063 706 1017 454 867 428 840 374 813 347 760 267 680 241 573 267 466 294 359 347 279 454 225 496 211 542 205 594 205 Z M 614 0 C 528 0 448 12 374 38 214 92 80 252 53 439 0 599 53 813 160 947 420 1221 1010 1291 1548 1291 2061 1291 2528 1227 2619 1214 2726 1187 2779 1054 2673 1000 2405 786 2111 599 1791 412 1404 198 966 0 614 0 Z N">
                <draw:equation draw:name="f0" draw:formula="logwidth"/>
                <draw:equation draw:name="f1" draw:formula="logheight"/>
              </draw:enhanced-geometry>
            </draw:custom-shape>
            <draw:custom-shape draw:name="Google Shape;4136;p58" draw:style-name="gr10" draw:text-style-name="P10" draw:layer="layout" svg:width="2.392cm" svg:height="0.992cm" svg:x="20.785cm" svg:y="6.831cm">
              <text:p text:style-name="P20"/>
              <draw:enhanced-geometry draw:mirror-horizontal="false" draw:mirror-vertical="false" drawooo:sub-view-size="45460 18873" draw:text-areas="0 0 ?f0 ?f1" svg:viewBox="0 0 0 0" draw:type="ooxml-non-primitive" draw:enhanced-path="M 11799 0 C 10423 0 9313 196 8579 646 0 5938 4864 12539 8071 13688 14859 16147 45272 18872 45272 18872 45272 18872 45459 12619 42359 8851 42359 8851 21054 0 11799 0 Z N">
                <draw:equation draw:name="f0" draw:formula="logwidth"/>
                <draw:equation draw:name="f1" draw:formula="logheight"/>
              </draw:enhanced-geometry>
            </draw:custom-shape>
            <draw:custom-shape draw:name="Google Shape;4137;p58" draw:style-name="gr38" draw:text-style-name="P41" draw:layer="layout" svg:width="1.326cm" svg:height="0.473cm" svg:x="21.68cm" svg:y="6.903cm">
              <text:p text:style-name="P20"/>
              <draw:enhanced-geometry draw:mirror-horizontal="false" draw:mirror-vertical="false" drawooo:sub-view-size="27528 9008" draw:text-areas="0 0 ?f0 ?f1" svg:viewBox="0 0 0 0" draw:type="ooxml-non-primitive" draw:enhanced-path="M 27527 9007 L 1 1 F N">
                <draw:equation draw:name="f0" draw:formula="logwidth"/>
                <draw:equation draw:name="f1" draw:formula="logheight"/>
              </draw:enhanced-geometry>
            </draw:custom-shape>
            <draw:custom-shape draw:name="Google Shape;4138;p58" draw:style-name="gr38" draw:text-style-name="P41" draw:layer="layout" svg:width="1.777cm" svg:height="0.614cm" svg:x="21.341cm" svg:y="6.683cm">
              <text:p text:style-name="P20"/>
              <draw:enhanced-geometry draw:mirror-horizontal="false" draw:mirror-vertical="false" drawooo:sub-view-size="33782 11680" draw:text-areas="0 0 ?f0 ?f1" svg:viewBox="0 0 0 0" draw:type="ooxml-non-primitive" draw:enhanced-path="M 1 3475 C 5667 1 33781 11680 33781 11680 F N">
                <draw:equation draw:name="f0" draw:formula="logwidth"/>
                <draw:equation draw:name="f1" draw:formula="logheight"/>
              </draw:enhanced-geometry>
            </draw:custom-shape>
            <draw:custom-shape draw:name="Google Shape;4139;p58" draw:style-name="gr38" draw:text-style-name="P41" draw:layer="layout" svg:width="1.25cm" svg:height="0.197cm" svg:x="21.324cm" svg:y="7.555cm">
              <text:p text:style-name="P20"/>
              <draw:enhanced-geometry draw:mirror-horizontal="false" draw:mirror-vertical="false" drawooo:sub-view-size="23759 3769" draw:text-areas="0 0 ?f0 ?f1" svg:viewBox="0 0 0 0" draw:type="ooxml-non-primitive" draw:enhanced-path="M 23759 3769 C 14833 2753 3956 1337 0 0 F N">
                <draw:equation draw:name="f0" draw:formula="logwidth"/>
                <draw:equation draw:name="f1" draw:formula="logheight"/>
              </draw:enhanced-geometry>
            </draw:custom-shape>
            <draw:custom-shape draw:name="Google Shape;4140;p58" draw:style-name="gr7" draw:text-style-name="P7" draw:layer="layout" svg:width="0.065cm" svg:height="0.093cm" svg:x="22.555cm" svg:y="4.438cm">
              <text:p text:style-name="P20"/>
              <draw:enhanced-geometry draw:mirror-horizontal="false" draw:mirror-vertical="false" drawooo:sub-view-size="2081 1790" draw:text-areas="0 0 ?f0 ?f1" svg:viewBox="0 0 0 0" draw:type="ooxml-non-primitive" draw:enhanced-path="M 994 1 C 931 1 867 7 802 22 294 209 0 744 161 1251 312 1609 640 1790 971 1790 1282 1790 1596 1629 1764 1305 2080 697 1622 1 994 1 Z N">
                <draw:equation draw:name="f0" draw:formula="logwidth"/>
                <draw:equation draw:name="f1" draw:formula="logheight"/>
              </draw:enhanced-geometry>
            </draw:custom-shape>
            <draw:custom-shape draw:name="Google Shape;4141;p58" draw:style-name="gr4" draw:text-style-name="P4" draw:layer="layout" svg:width="1.565cm" svg:height="0.957cm" svg:x="21.679cm" svg:y="3.43cm">
              <text:p text:style-name="P20"/>
              <draw:enhanced-geometry draw:mirror-horizontal="false" draw:mirror-vertical="false" drawooo:sub-view-size="29748 18198" draw:text-areas="0 0 ?f0 ?f1" svg:viewBox="0 0 0 0" draw:type="ooxml-non-primitive" draw:enhanced-path="M 16209 0 C 14592 0 13029 240 11679 683 5640 2634 1444 5280 482 11854 1 15114 562 17092 1016 18054 1049 18153 1127 18197 1205 18197 1318 18197 1433 18105 1417 17947 687 9998 5499 2887 16595 2887 16877 2887 17162 2892 17452 2901 26218 3195 28596 14366 28596 14366 28699 14461 28792 14507 28875 14507 29747 14507 29513 9534 27073 5387 24862 1580 20355 0 16209 0 Z N">
                <draw:equation draw:name="f0" draw:formula="logwidth"/>
                <draw:equation draw:name="f1" draw:formula="logheight"/>
              </draw:enhanced-geometry>
            </draw:custom-shape>
            <draw:custom-shape draw:name="Google Shape;4142;p58" draw:style-name="gr38" draw:text-style-name="P41" draw:layer="layout" svg:width="0.143cm" svg:height="0.093cm" svg:x="22.795cm" svg:y="3.567cm">
              <text:p text:style-name="P20"/>
              <draw:enhanced-geometry draw:mirror-horizontal="false" draw:mirror-vertical="false" drawooo:sub-view-size="2727 1791" draw:text-areas="0 0 ?f0 ?f1" svg:viewBox="0 0 0 0" draw:type="ooxml-non-primitive" draw:enhanced-path="M 0 0 C 989 481 1898 1069 2726 1791 F N">
                <draw:equation draw:name="f0" draw:formula="logwidth"/>
                <draw:equation draw:name="f1" draw:formula="logheight"/>
              </draw:enhanced-geometry>
            </draw:custom-shape>
            <draw:custom-shape draw:name="Google Shape;4143;p58" draw:style-name="gr38" draw:text-style-name="P41" draw:layer="layout" svg:width="0.176cm" svg:height="0.092cm" svg:x="22.825cm" svg:y="3.553cm">
              <text:p text:style-name="P20"/>
              <draw:enhanced-geometry draw:mirror-horizontal="false" draw:mirror-vertical="false" drawooo:sub-view-size="3368 1765" draw:text-areas="0 0 ?f0 ?f1" svg:viewBox="0 0 0 0" draw:type="ooxml-non-primitive" draw:enhanced-path="M 0 1 C 1283 241 2432 856 3368 1765 F N">
                <draw:equation draw:name="f0" draw:formula="logwidth"/>
                <draw:equation draw:name="f1" draw:formula="logheight"/>
              </draw:enhanced-geometry>
            </draw:custom-shape>
            <draw:custom-shape draw:name="Google Shape;4144;p58" draw:style-name="gr38" draw:text-style-name="P41" draw:layer="layout" svg:width="0.169cm" svg:height="0.006cm" svg:x="22.495cm" svg:y="3.508cm">
              <text:p text:style-name="P20"/>
              <draw:enhanced-geometry draw:mirror-horizontal="false" draw:mirror-vertical="false" drawooo:sub-view-size="3234 135" draw:text-areas="0 0 ?f0 ?f1" svg:viewBox="0 0 0 0" draw:type="ooxml-non-primitive" draw:enhanced-path="M 3234 108 C 2165 1 1069 1 0 134 F N">
                <draw:equation draw:name="f0" draw:formula="logwidth"/>
                <draw:equation draw:name="f1" draw:formula="logheight"/>
              </draw:enhanced-geometry>
            </draw:custom-shape>
            <draw:custom-shape draw:name="Google Shape;4145;p58" draw:style-name="gr39" draw:text-style-name="P4" draw:layer="layout" svg:width="0.196cm" svg:height="0.031cm" svg:x="22.45cm" svg:y="3.453cm">
              <text:p text:style-name="P20"/>
              <draw:enhanced-geometry draw:mirror-horizontal="false" draw:mirror-vertical="false" drawooo:sub-view-size="3743 616" draw:text-areas="0 0 ?f0 ?f1" svg:viewBox="0 0 0 0" draw:type="ooxml-non-primitive" draw:enhanced-path="M 3742 615 C 2540 134 1257 0 1 241 F N">
                <draw:equation draw:name="f0" draw:formula="logwidth"/>
                <draw:equation draw:name="f1" draw:formula="logheight"/>
              </draw:enhanced-geometry>
            </draw:custom-shape>
            <draw:custom-shape draw:name="Google Shape;4146;p58" draw:style-name="gr4" draw:text-style-name="P4" draw:layer="layout" svg:width="0.328cm" svg:height="0.451cm" svg:x="22.503cm" svg:y="3.107cm">
              <text:p text:style-name="P20"/>
              <draw:enhanced-geometry draw:mirror-horizontal="false" draw:mirror-vertical="false" drawooo:sub-view-size="6254 8579" draw:text-areas="0 0 ?f0 ?f1" svg:viewBox="0 0 0 0" draw:type="ooxml-non-primitive" draw:enhanced-path="M 1738 0 C 0 5399 4303 8579 4303 8579 6254 1631 1738 0 1738 0 Z N">
                <draw:equation draw:name="f0" draw:formula="logwidth"/>
                <draw:equation draw:name="f1" draw:formula="logheight"/>
              </draw:enhanced-geometry>
            </draw:custom-shape>
            <draw:custom-shape draw:name="Google Shape;4147;p58" draw:style-name="gr4" draw:text-style-name="P4" draw:layer="layout" svg:width="0.403cm" svg:height="0.23cm" svg:x="22.731cm" svg:y="3.326cm">
              <text:p text:style-name="P20"/>
              <draw:enhanced-geometry draw:mirror-horizontal="false" draw:mirror-vertical="false" drawooo:sub-view-size="7670 4393" draw:text-areas="0 0 ?f0 ?f1" svg:viewBox="0 0 0 0" draw:type="ooxml-non-primitive" draw:enhanced-path="M 6643 1 C 1900 1 1 4339 1 4339 415 4375 807 4392 1178 4392 7079 4392 7669 63 7644 63 7297 20 6964 1 6643 1 Z N">
                <draw:equation draw:name="f0" draw:formula="logwidth"/>
                <draw:equation draw:name="f1" draw:formula="logheight"/>
              </draw:enhanced-geometry>
            </draw:custom-shape>
            <draw:custom-shape draw:name="Google Shape;4148;p58" draw:style-name="gr38" draw:text-style-name="P41" draw:layer="layout" svg:width="0.072cm" svg:height="0.199cm" svg:x="22.636cm" svg:y="3.294cm">
              <text:p text:style-name="P20"/>
              <draw:enhanced-geometry draw:mirror-horizontal="false" draw:mirror-vertical="false" drawooo:sub-view-size="1391 3796" draw:text-areas="0 0 ?f0 ?f1" svg:viewBox="0 0 0 0" draw:type="ooxml-non-primitive" draw:enhanced-path="M 1390 3795 C 535 2700 54 1364 1 1 F N">
                <draw:equation draw:name="f0" draw:formula="logwidth"/>
                <draw:equation draw:name="f1" draw:formula="logheight"/>
              </draw:enhanced-geometry>
            </draw:custom-shape>
            <draw:custom-shape draw:name="Google Shape;4149;p58" draw:style-name="gr39" draw:text-style-name="P4" draw:layer="layout" svg:width="0.047cm" svg:height="0.196cm" svg:x="22.674cm" svg:y="3.272cm">
              <text:p text:style-name="P20"/>
              <draw:enhanced-geometry draw:mirror-horizontal="false" draw:mirror-vertical="false" drawooo:sub-view-size="909 3743" draw:text-areas="0 0 ?f0 ?f1" svg:viewBox="0 0 0 0" draw:type="ooxml-non-primitive" draw:enhanced-path="M 909 3742 C 668 2486 374 1230 0 1 F N">
                <draw:equation draw:name="f0" draw:formula="logwidth"/>
                <draw:equation draw:name="f1" draw:formula="logheight"/>
              </draw:enhanced-geometry>
            </draw:custom-shape>
            <draw:custom-shape draw:name="Google Shape;4150;p58" draw:style-name="gr39" draw:text-style-name="P4" draw:layer="layout" svg:width="0.182cm" svg:height="0.086cm" svg:x="22.804cm" svg:y="3.408cm">
              <text:p text:style-name="P20"/>
              <draw:enhanced-geometry draw:mirror-horizontal="false" draw:mirror-vertical="false" drawooo:sub-view-size="3475 1658" draw:text-areas="0 0 ?f0 ?f1" svg:viewBox="0 0 0 0" draw:type="ooxml-non-primitive" draw:enhanced-path="M 1 1577 C 482 1657 963 1417 1390 1176 L 3475 0 F N">
                <draw:equation draw:name="f0" draw:formula="logwidth"/>
                <draw:equation draw:name="f1" draw:formula="logheight"/>
              </draw:enhanced-geometry>
            </draw:custom-shape>
            <draw:custom-shape draw:name="Google Shape;4151;p58" draw:style-name="gr39" draw:text-style-name="P4" draw:layer="layout" svg:width="0.171cm" svg:height="0.074cm" svg:x="22.816cm" svg:y="3.452cm">
              <text:p text:style-name="P20"/>
              <draw:enhanced-geometry draw:mirror-horizontal="false" draw:mirror-vertical="false" drawooo:sub-view-size="3261 1418" draw:text-areas="0 0 ?f0 ?f1" svg:viewBox="0 0 0 0" draw:type="ooxml-non-primitive" draw:enhanced-path="M 0 1417 C 1203 1257 2325 776 3261 1 F N">
                <draw:equation draw:name="f0" draw:formula="logwidth"/>
                <draw:equation draw:name="f1" draw:formula="logheight"/>
              </draw:enhanced-geometry>
            </draw:custom-shape>
            <draw:custom-shape draw:name="Google Shape;4152;p58" draw:style-name="gr2" draw:text-style-name="P2" draw:layer="layout" svg:width="0.612cm" svg:height="1.007cm" svg:x="22.276cm" svg:y="5.394cm">
              <text:p text:style-name="P20"/>
              <draw:enhanced-geometry draw:mirror-horizontal="false" draw:mirror-vertical="false" drawooo:sub-view-size="11653 19150" draw:text-areas="0 0 ?f0 ?f1" svg:viewBox="0 0 0 0" draw:type="ooxml-non-primitive" draw:enhanced-path="M 9471 1 C 9150 1 8810 96 8473 309 7003 1217 3635 9769 3635 9769 2486 10304 1284 10758 81 11159 1 13992 829 16798 2433 19150 5399 17921 7831 15622 9221 12682 11653 7418 11386 3997 11386 2313 11386 1024 10523 1 9471 1 Z N">
                <draw:equation draw:name="f0" draw:formula="logwidth"/>
                <draw:equation draw:name="f1" draw:formula="logheight"/>
              </draw:enhanced-geometry>
            </draw:custom-shape>
            <draw:custom-shape draw:name="Google Shape;4153;p58" draw:style-name="gr2" draw:text-style-name="P2" draw:layer="layout" svg:width="1.15cm" svg:height="1.133cm" svg:x="20.908cm" svg:y="6.802cm">
              <text:p text:style-name="P20"/>
              <draw:enhanced-geometry draw:mirror-horizontal="false" draw:mirror-vertical="false" drawooo:sub-view-size="21862 21548" draw:text-areas="0 0 ?f0 ?f1" svg:viewBox="0 0 0 0" draw:type="ooxml-non-primitive" draw:enhanced-path="M 7131 0 C 4814 0 2473 311 1 1103 215 1317 482 1504 749 1638 749 1638 642 5620 3208 8934 4197 10243 8205 12648 8205 12648 8205 12648 7190 14973 7216 16310 7216 17673 9141 21254 9141 21254 L 18895 21548 C 18895 21548 20178 20238 18735 18768 17746 17753 16624 16871 15448 16123 15448 16123 18842 12595 20312 9602 21193 7784 21487 5753 21220 3776 21407 3321 21621 2867 21862 2439 16465 1292 11851 0 7131 0 Z N">
                <draw:equation draw:name="f0" draw:formula="logwidth"/>
                <draw:equation draw:name="f1" draw:formula="logheight"/>
              </draw:enhanced-geometry>
            </draw:custom-shape>
            <draw:custom-shape draw:name="Google Shape;4154;p58" draw:style-name="gr14" draw:text-style-name="P17" draw:layer="layout" svg:width="2.52cm" svg:height="3.009cm" svg:x="20.49cm" svg:y="4.936cm">
              <text:p text:style-name="P20"/>
              <draw:enhanced-geometry draw:mirror-horizontal="false" draw:mirror-vertical="false" drawooo:sub-view-size="47884 57187" draw:text-areas="0 0 ?f0 ?f1" svg:viewBox="0 0 0 0" draw:type="ooxml-non-primitive" draw:enhanced-path="M 27728 0 C 26853 0 25494 1263 25338 3055 L 25338 3055 C 25367 2507 25393 616 24351 616 24289 616 24222 623 24152 637 22709 931 20971 3924 19555 7318 17871 11487 18379 16218 20918 19932 20918 19932 21586 22070 19849 24769 18112 27495 13702 29152 10816 35433 10816 35433 11698 32333 10629 31290 10362 31016 10159 30914 10006 30914 9880 30914 9788 30984 9720 31083 L 9720 31083 C 10072 29669 10685 26522 9346 25945 9076 25829 8848 25780 8655 25780 7992 25780 7749 26361 7661 26787 L 7661 26787 C 7793 25420 7971 21340 5391 21295 5384 21295 5377 21295 5370 21295 2254 21295 0 27295 3493 33241 7021 39228 8758 39896 8758 39896 8758 39896 9293 43183 13034 45080 16776 46978 18085 48768 18085 48768 17871 49650 17764 50586 17764 51521 17791 52884 19528 56866 19528 56866 L 29283 57187 C 29283 57187 30566 55877 29122 54381 28134 53392 27011 52510 25835 51762 25835 51762 29229 48207 30699 45214 31581 43423 31875 41392 31581 39415 32276 37758 33265 36234 34467 34898 35830 33375 36980 31691 37942 29874 41229 28752 43955 26320 45451 23166 47883 17901 47616 14480 47616 12797 47596 11507 46744 10484 45698 10484 45379 10484 45041 10580 44703 10792 43233 11701 39866 20253 39866 20253 39866 20253 36657 21166 35743 21166 35706 21166 35672 21165 35643 21162 35643 21162 35242 20012 35804 19959 37220 19799 38583 19665 39412 17580 39412 17580 41149 16618 41950 12930 42779 9216 41897 7291 40561 4993 40019 4072 39288 3740 38545 3740 37455 3740 36338 4454 35750 5073 35082 5768 34334 6329 33479 6784 33479 6784 30762 3112 28404 3112 28331 3112 28259 3115 28187 3122 28187 3122 28909 637 28107 102 27998 33 27869 0 27728 0 Z N">
                <draw:equation draw:name="f0" draw:formula="logwidth"/>
                <draw:equation draw:name="f1" draw:formula="logheight"/>
              </draw:enhanced-geometry>
            </draw:custom-shape>
            <draw:custom-shape draw:name="Google Shape;4155;p58" draw:style-name="gr4" draw:text-style-name="P4" draw:layer="layout" svg:width="0.511cm" svg:height="0.624cm" svg:x="21.168cm" svg:y="6.386cm">
              <text:p text:style-name="P20"/>
              <draw:enhanced-geometry draw:mirror-horizontal="false" draw:mirror-vertical="false" drawooo:sub-view-size="9729 11881" draw:text-areas="0 0 ?f0 ?f1" svg:viewBox="0 0 0 0" draw:type="ooxml-non-primitive" draw:enhanced-path="M 4945 1 C 4945 1 1631 1658 108 4250 L 1 4304 C 856 6308 2272 8259 3716 9889 4437 10691 5266 11466 6281 11760 6544 11841 6823 11881 7101 11881 7924 11881 8741 11530 9141 10851 9729 9782 9194 8473 8633 7404 L 4945 1 Z N">
                <draw:equation draw:name="f0" draw:formula="logwidth"/>
                <draw:equation draw:name="f1" draw:formula="logheight"/>
              </draw:enhanced-geometry>
            </draw:custom-shape>
            <draw:custom-shape draw:name="Google Shape;4156;p58" draw:style-name="gr4" draw:text-style-name="P4" draw:layer="layout" svg:width="0.407cm" svg:height="0.416cm" svg:x="21.839cm" svg:y="5.279cm">
              <text:p text:style-name="P20"/>
              <draw:enhanced-geometry draw:mirror-horizontal="false" draw:mirror-vertical="false" drawooo:sub-view-size="7751 7923" draw:text-areas="0 0 ?f0 ?f1" svg:viewBox="0 0 0 0" draw:type="ooxml-non-primitive" draw:enhanced-path="M 3171 0 C 2377 0 1595 240 989 752 L 722 832 C 1 3665 1497 6578 4196 7647 4595 7815 5038 7923 5469 7923 5789 7923 6103 7864 6388 7727 7457 7219 7751 5829 7644 4680 7457 3103 6708 1527 5399 672 4749 234 3954 0 3171 0 Z N">
                <draw:equation draw:name="f0" draw:formula="logwidth"/>
                <draw:equation draw:name="f1" draw:formula="logheight"/>
              </draw:enhanced-geometry>
            </draw:custom-shape>
            <draw:custom-shape draw:name="Google Shape;4157;p58" draw:style-name="gr10" draw:text-style-name="P10" draw:layer="layout" svg:width="0.836cm" svg:height="0.251cm" svg:x="21.58cm" svg:y="5.901cm">
              <text:p text:style-name="P20"/>
              <draw:enhanced-geometry draw:mirror-horizontal="false" draw:mirror-vertical="false" drawooo:sub-view-size="15902 4789" draw:text-areas="0 0 ?f0 ?f1" svg:viewBox="0 0 0 0" draw:type="ooxml-non-primitive" draw:enhanced-path="M 15233 1 L 0 1043 161 3609 C 161 3609 2167 4788 5925 4788 8286 4788 11338 4323 15019 2807 15019 2807 15901 1043 15233 1 Z N">
                <draw:equation draw:name="f0" draw:formula="logwidth"/>
                <draw:equation draw:name="f1" draw:formula="logheight"/>
              </draw:enhanced-geometry>
            </draw:custom-shape>
            <draw:custom-shape draw:name="Google Shape;4158;p58" draw:style-name="gr14" draw:text-style-name="P17" draw:layer="layout" svg:width="0.574cm" svg:height="0.201cm" svg:x="21.999cm" svg:y="5.814cm">
              <text:p text:style-name="P20"/>
              <draw:enhanced-geometry draw:mirror-horizontal="false" draw:mirror-vertical="false" drawooo:sub-view-size="10931 3839" draw:text-areas="0 0 ?f0 ?f1" svg:viewBox="0 0 0 0" draw:type="ooxml-non-primitive" draw:enhanced-path="M 10770 1 L 0 1043 C 321 1845 829 2566 1470 3154 1939 3604 2551 3839 3180 3839 3411 3839 3645 3807 3875 3742 4704 3475 5265 2486 4918 1685 L 4918 1685 C 5456 2783 6550 3430 7710 3430 7989 3430 8272 3393 8552 3315 9995 2887 10931 1497 10770 1 Z N">
                <draw:equation draw:name="f0" draw:formula="logwidth"/>
                <draw:equation draw:name="f1" draw:formula="logheight"/>
              </draw:enhanced-geometry>
            </draw:custom-shape>
            <draw:custom-shape draw:name="Google Shape;4159;p58" draw:style-name="gr4" draw:text-style-name="P4" draw:layer="layout" svg:width="0.905cm" svg:height="0.834cm" svg:x="21.206cm" svg:y="5.295cm">
              <text:p text:style-name="P20"/>
              <draw:enhanced-geometry draw:mirror-horizontal="false" draw:mirror-vertical="false" drawooo:sub-view-size="17212 15870" draw:text-areas="0 0 ?f0 ?f1" svg:viewBox="0 0 0 0" draw:type="ooxml-non-primitive" draw:enhanced-path="M 6307 0 C 6307 0 4116 535 2593 3341 1069 6120 0 9140 4276 12561 7057 14786 9974 15869 12233 15869 13446 15869 14470 15556 15180 14940 17211 13176 16677 11546 15527 9728 14378 7911 9220 1951 6307 0 Z N">
                <draw:equation draw:name="f0" draw:formula="logwidth"/>
                <draw:equation draw:name="f1" draw:formula="logheight"/>
              </draw:enhanced-geometry>
            </draw:custom-shape>
            <draw:custom-shape draw:name="Google Shape;4160;p58" draw:style-name="gr7" draw:text-style-name="P7" draw:layer="layout" svg:width="0.103cm" svg:height="0.093cm" svg:x="22.03cm" svg:y="5.417cm">
              <text:p text:style-name="P20"/>
              <draw:enhanced-geometry draw:mirror-horizontal="false" draw:mirror-vertical="false" drawooo:sub-view-size="1970 1778" draw:text-areas="0 0 ?f0 ?f1" svg:viewBox="0 0 0 0" draw:type="ooxml-non-primitive" draw:enhanced-path="M 965 0 C 721 0 475 100 294 322 0 750 107 1364 561 1658 702 1740 850 1777 994 1777 1508 1777 1969 1307 1844 723 1761 274 1367 0 965 0 Z N">
                <draw:equation draw:name="f0" draw:formula="logwidth"/>
                <draw:equation draw:name="f1" draw:formula="logheight"/>
              </draw:enhanced-geometry>
            </draw:custom-shape>
            <draw:custom-shape draw:name="Google Shape;4161;p58" draw:style-name="gr7" draw:text-style-name="P7" draw:layer="layout" svg:width="0.295cm" svg:height="0.193cm" svg:x="22.358cm" svg:y="5.107cm">
              <text:p text:style-name="P20"/>
              <draw:enhanced-geometry draw:mirror-horizontal="false" draw:mirror-vertical="false" drawooo:sub-view-size="5614 3687" draw:text-areas="0 0 ?f0 ?f1" svg:viewBox="0 0 0 0" draw:type="ooxml-non-primitive" draw:enhanced-path="M 3399 1 C 2241 1 757 960 1 1969 1 1969 455 3145 2647 3599 2956 3660 3237 3686 3493 3686 5024 3686 5613 2744 5613 2744 5613 2744 5373 1007 4250 232 4005 72 3714 1 3399 1 Z N">
                <draw:equation draw:name="f0" draw:formula="logwidth"/>
                <draw:equation draw:name="f1" draw:formula="logheight"/>
              </draw:enhanced-geometry>
            </draw:custom-shape>
            <draw:custom-shape draw:name="Google Shape;4162;p58" draw:style-name="gr10" draw:text-style-name="P10" draw:layer="layout" svg:width="0.325cm" svg:height="0.356cm" svg:x="22.421cm" svg:y="5.471cm">
              <text:p text:style-name="P20"/>
              <draw:enhanced-geometry draw:mirror-horizontal="false" draw:mirror-vertical="false" drawooo:sub-view-size="6201 6782" draw:text-areas="0 0 ?f0 ?f1" svg:viewBox="0 0 0 0" draw:type="ooxml-non-primitive" draw:enhanced-path="M 2994 1 C 2994 1 1940 1270 287 1270 193 1270 98 1266 1 1257 L 1 1257 C 1 1257 1401 6782 3620 6782 3695 6782 3772 6776 3849 6762 6201 6335 2994 1 2994 1 Z N">
                <draw:equation draw:name="f0" draw:formula="logwidth"/>
                <draw:equation draw:name="f1" draw:formula="logheight"/>
              </draw:enhanced-geometry>
            </draw:custom-shape>
            <draw:custom-shape draw:name="Google Shape;4163;p58" draw:style-name="gr40" draw:text-style-name="P7" draw:layer="layout" svg:width="0.275cm" svg:height="0.199cm" svg:x="22.329cm" svg:y="5.423cm">
              <text:p text:style-name="P20"/>
              <draw:enhanced-geometry draw:mirror-horizontal="false" draw:mirror-vertical="false" drawooo:sub-view-size="5239 3796" draw:text-areas="0 0 ?f0 ?f1" svg:viewBox="0 0 0 0" draw:type="ooxml-non-primitive" draw:enhanced-path="M 1 1283 C 1 1283 3128 3795 5239 0 F N">
                <draw:equation draw:name="f0" draw:formula="logwidth"/>
                <draw:equation draw:name="f1" draw:formula="logheight"/>
              </draw:enhanced-geometry>
            </draw:custom-shape>
            <draw:custom-shape draw:name="Google Shape;4164;p58" draw:style-name="gr40" draw:text-style-name="P7" draw:layer="layout" svg:width="0.065cm" svg:height="0.151cm" svg:x="22.507cm" svg:y="5.527cm">
              <text:p text:style-name="P20"/>
              <draw:enhanced-geometry draw:mirror-horizontal="false" draw:mirror-vertical="false" drawooo:sub-view-size="1257 2888" draw:text-areas="0 0 ?f0 ?f1" svg:viewBox="0 0 0 0" draw:type="ooxml-non-primitive" draw:enhanced-path="M 1 1 L 1257 2887 F N">
                <draw:equation draw:name="f0" draw:formula="logwidth"/>
                <draw:equation draw:name="f1" draw:formula="logheight"/>
              </draw:enhanced-geometry>
            </draw:custom-shape>
            <draw:custom-shape draw:name="Google Shape;4165;p58" draw:style-name="gr41" draw:text-style-name="P41" draw:layer="layout" svg:width="0.427cm" svg:height="0.053cm" svg:x="22.08cm" svg:y="6.499cm">
              <text:p text:style-name="P20"/>
              <draw:enhanced-geometry draw:mirror-horizontal="false" draw:mirror-vertical="false" drawooo:sub-view-size="8125 1017" draw:text-areas="0 0 ?f0 ?f1" svg:viewBox="0 0 0 0" draw:type="ooxml-non-primitive" draw:enhanced-path="M 0 1 C 0 1 4089 1016 8125 28 F N">
                <draw:equation draw:name="f0" draw:formula="logwidth"/>
                <draw:equation draw:name="f1" draw:formula="logheight"/>
              </draw:enhanced-geometry>
            </draw:custom-shape>
            <draw:custom-shape draw:name="Google Shape;4166;p58" draw:style-name="gr38" draw:text-style-name="P41" draw:layer="layout" svg:width="0.117cm" svg:height="0.275cm" svg:x="22.036cm" svg:y="6.769cm">
              <text:p text:style-name="P20"/>
              <draw:enhanced-geometry draw:mirror-horizontal="false" draw:mirror-vertical="false" drawooo:sub-view-size="2246 5239" draw:text-areas="0 0 ?f0 ?f1" svg:viewBox="0 0 0 0" draw:type="ooxml-non-primitive" draw:enhanced-path="M 1 0 C 1 0 2005 2860 2246 5238 F N">
                <draw:equation draw:name="f0" draw:formula="logwidth"/>
                <draw:equation draw:name="f1" draw:formula="logheight"/>
              </draw:enhanced-geometry>
            </draw:custom-shape>
            <draw:custom-shape draw:name="Google Shape;4167;p58" draw:style-name="gr38" draw:text-style-name="P41" draw:layer="layout" svg:width="0.031cm" svg:height="0.095cm" svg:x="22.859cm" svg:y="5.499cm">
              <text:p text:style-name="P20"/>
              <draw:enhanced-geometry draw:mirror-horizontal="false" draw:mirror-vertical="false" drawooo:sub-view-size="616 1818" draw:text-areas="0 0 ?f0 ?f1" svg:viewBox="0 0 0 0" draw:type="ooxml-non-primitive" draw:enhanced-path="M 616 0 C 295 562 81 1176 1 1818 F N">
                <draw:equation draw:name="f0" draw:formula="logwidth"/>
                <draw:equation draw:name="f1" draw:formula="logheight"/>
              </draw:enhanced-geometry>
            </draw:custom-shape>
            <draw:custom-shape draw:name="Google Shape;4168;p58" draw:style-name="gr38" draw:text-style-name="P41" draw:layer="layout" svg:width="0.031cm" svg:height="0.095cm" svg:x="22.908cm" svg:y="5.516cm">
              <text:p text:style-name="P20"/>
              <draw:enhanced-geometry draw:mirror-horizontal="false" draw:mirror-vertical="false" drawooo:sub-view-size="616 1818" draw:text-areas="0 0 ?f0 ?f1" svg:viewBox="0 0 0 0" draw:type="ooxml-non-primitive" draw:enhanced-path="M 615 0 C 294 561 81 1176 0 1817 F N">
                <draw:equation draw:name="f0" draw:formula="logwidth"/>
                <draw:equation draw:name="f1" draw:formula="logheight"/>
              </draw:enhanced-geometry>
            </draw:custom-shape>
            <draw:custom-shape draw:name="Google Shape;4169;p58" draw:style-name="gr38" draw:text-style-name="P41" draw:layer="layout" svg:width="0.031cm" svg:height="0.095cm" svg:x="22.741cm" svg:y="5.403cm">
              <text:p text:style-name="P20"/>
              <draw:enhanced-geometry draw:mirror-horizontal="false" draw:mirror-vertical="false" drawooo:sub-view-size="615 1818" draw:text-areas="0 0 ?f0 ?f1" svg:viewBox="0 0 0 0" draw:type="ooxml-non-primitive" draw:enhanced-path="M 615 0 C 294 561 80 1176 0 1817 F N">
                <draw:equation draw:name="f0" draw:formula="logwidth"/>
                <draw:equation draw:name="f1" draw:formula="logheight"/>
              </draw:enhanced-geometry>
            </draw:custom-shape>
            <draw:custom-shape draw:name="Google Shape;4170;p58" draw:style-name="gr38" draw:text-style-name="P41" draw:layer="layout" svg:width="0.031cm" svg:height="0.095cm" svg:x="22.791cm" svg:y="5.42cm">
              <text:p text:style-name="P20"/>
              <draw:enhanced-geometry draw:mirror-horizontal="false" draw:mirror-vertical="false" drawooo:sub-view-size="615 1819" draw:text-areas="0 0 ?f0 ?f1" svg:viewBox="0 0 0 0" draw:type="ooxml-non-primitive" draw:enhanced-path="M 615 1 C 294 562 80 1177 0 1818 F N">
                <draw:equation draw:name="f0" draw:formula="logwidth"/>
                <draw:equation draw:name="f1" draw:formula="logheight"/>
              </draw:enhanced-geometry>
            </draw:custom-shape>
            <draw:custom-shape draw:name="Google Shape;4171;p58" draw:style-name="gr4" draw:text-style-name="P4" draw:layer="layout" svg:width="0.498cm" svg:height="0.466cm" svg:x="21.493cm" svg:y="6.144cm">
              <text:p text:style-name="P20"/>
              <draw:enhanced-geometry draw:mirror-horizontal="false" draw:mirror-vertical="false" drawooo:sub-view-size="9488 8865" draw:text-areas="0 0 ?f0 ?f1" svg:viewBox="0 0 0 0" draw:type="ooxml-non-primitive" draw:enhanced-path="M 1764 0 C 1016 1016 455 2165 27 3368 L 0 3421 C 695 4864 2940 7617 4757 8338 5469 8619 6233 8864 6993 8864 7175 8864 7356 8850 7537 8819 8499 8632 9381 7911 9434 6949 9488 5853 8525 5024 7670 4383 L 1764 0 Z N">
                <draw:equation draw:name="f0" draw:formula="logwidth"/>
                <draw:equation draw:name="f1" draw:formula="logheight"/>
              </draw:enhanced-geometry>
            </draw:custom-shape>
            <draw:custom-shape draw:name="Google Shape;4172;p58" draw:style-name="gr35" draw:text-style-name="P38" draw:layer="layout" svg:width="0.612cm" svg:height="0.262cm" svg:x="23.102cm" svg:y="6.057cm">
              <text:p text:style-name="P20"/>
              <draw:enhanced-geometry draw:mirror-horizontal="false" draw:mirror-vertical="false" drawooo:sub-view-size="11653 4992" draw:text-areas="0 0 ?f0 ?f1" svg:viewBox="0 0 0 0" draw:type="ooxml-non-primitive" draw:enhanced-path="M 11652 0 C 11652 0 7493 2338 1041 2338 769 2338 494 2334 214 2325 134 2325 54 2967 0 3421 2618 4580 5370 4992 8168 4992 9111 4992 10060 4945 11011 4864 11438 3261 11652 1630 11652 0 Z N">
                <draw:equation draw:name="f0" draw:formula="logwidth"/>
                <draw:equation draw:name="f1" draw:formula="logheight"/>
              </draw:enhanced-geometry>
            </draw:custom-shape>
            <draw:custom-shape draw:name="Google Shape;4173;p58" draw:style-name="gr33" draw:text-style-name="P36" draw:layer="layout" svg:width="1.745cm" svg:height="0.478cm" svg:x="21.938cm" svg:y="6.239cm">
              <text:p text:style-name="P20"/>
              <draw:enhanced-geometry draw:mirror-horizontal="false" draw:mirror-vertical="false" drawooo:sub-view-size="33166 9101" draw:text-areas="0 0 ?f0 ?f1" svg:viewBox="0 0 0 0" draw:type="ooxml-non-primitive" draw:enhanced-path="M 22101 1 C 22075 241 22075 455 22075 455 18428 455 12679 1206 11028 1206 10973 1206 10923 1205 10877 1203 L 10850 1203 C 10717 1203 10610 1203 10530 1177 10022 1150 9060 1043 8018 1043 7378 920 6531 848 5740 848 4647 848 3660 985 3474 1310 2940 2246 5586 2353 5586 2353 5586 2353 481 3154 588 4063 626 4420 1090 4536 1676 4536 2756 4536 4249 4143 4249 4143 L 4249 4143 C 4248 4143 0 5373 829 6254 933 6354 1160 6394 1457 6394 2676 6394 5077 5720 5078 5720 L 5078 5720 C 5077 5720 1604 7270 1898 7965 1951 8096 2118 8149 2357 8149 3433 8149 5959 7056 5960 7056 L 5960 7056 C 5959 7056 4036 8179 4356 8900 4400 8997 4538 9042 4746 9042 5687 9042 8053 8121 9541 6896 14233 8315 18591 9100 22405 9100 25411 9100 28079 8612 30306 7564 30306 7564 32177 5292 33166 1417 L 33166 1417 C 32204 1498 31245 1545 30293 1545 27488 1545 24735 1138 22101 1 Z N">
                <draw:equation draw:name="f0" draw:formula="logwidth"/>
                <draw:equation draw:name="f1" draw:formula="logheight"/>
              </draw:enhanced-geometry>
            </draw:custom-shape>
            <draw:custom-shape draw:name="Google Shape;4174;p58" draw:style-name="gr33" draw:text-style-name="P36" draw:layer="layout" svg:width="1.143cm" svg:height="0.659cm" svg:x="21.088cm" svg:y="6.162cm">
              <text:p text:style-name="P20"/>
              <draw:enhanced-geometry draw:mirror-horizontal="false" draw:mirror-vertical="false" drawooo:sub-view-size="21728 12536" draw:text-areas="0 0 ?f0 ?f1" svg:viewBox="0 0 0 0" draw:type="ooxml-non-primitive" draw:enhanced-path="M 4948 1 C 3868 1 2076 377 1230 2681 0 6075 2806 7278 2806 7278 6281 8587 7189 8347 11920 8721 12948 10583 15167 12512 15860 12512 15922 12512 15973 12496 16008 12462 16570 11901 15180 10164 15180 10164 L 15180 10164 C 15180 10165 17618 12535 18437 12535 18517 12535 18582 12513 18627 12462 19162 11928 16490 9229 16490 9229 L 16490 9229 C 16490 9229 19232 11286 20092 11286 20146 11286 20193 11277 20231 11260 21353 10725 17854 8054 17852 8053 L 17852 8053 C 17853 8053 19877 9517 20848 9517 21058 9517 21219 9448 21300 9282 21728 8507 17238 5915 17238 5915 L 17238 5915 C 17238 5915 18189 6239 18884 6239 19318 6239 19651 6112 19590 5701 19483 5060 16971 4071 15447 3804 14458 3429 13550 3162 13069 3029 L 13069 3002 C 12989 2975 12855 2948 12721 2922 11385 2441 9327 1478 5826 89 5826 89 5471 1 4948 1 Z N">
                <draw:equation draw:name="f0" draw:formula="logwidth"/>
                <draw:equation draw:name="f1" draw:formula="logheight"/>
              </draw:enhanced-geometry>
            </draw:custom-shape>
            <draw:custom-shape draw:name="Google Shape;4175;p58" draw:style-name="gr4" draw:text-style-name="P4" draw:layer="layout" svg:width="0.836cm" svg:height="0.356cm" svg:x="23.093cm" svg:y="5.852cm">
              <text:p text:style-name="P20"/>
              <draw:enhanced-geometry draw:mirror-horizontal="false" draw:mirror-vertical="false" drawooo:sub-view-size="14298 5982" draw:text-areas="0 0 ?f0 ?f1" svg:viewBox="0 0 0 0" draw:type="ooxml-non-primitive" draw:enhanced-path="M 13710 1 C 7376 4464 0 3662 0 4170 27 4758 80 5346 187 5907 1028 5958 1823 5982 2573 5982 11576 5982 14218 2566 14218 2566 14298 1684 14111 802 13710 1 Z N">
                <draw:equation draw:name="f0" draw:formula="logwidth"/>
                <draw:equation draw:name="f1" draw:formula="logheight"/>
              </draw:enhanced-geometry>
            </draw:custom-shape>
            <draw:custom-shape draw:name="Google Shape;4176;p58" draw:style-name="gr42" draw:text-style-name="P42" draw:layer="layout" svg:width="0.194cm" svg:height="0.194cm" svg:x="22.548cm" svg:y="4.581cm">
              <text:p text:style-name="P20"/>
              <draw:enhanced-geometry draw:mirror-horizontal="false" draw:mirror-vertical="false" drawooo:sub-view-size="6531 6530" draw:text-areas="0 0 ?f0 ?f1" svg:viewBox="0 0 0 0" draw:type="ooxml-non-primitive" draw:enhanced-path="M 3245 0 C 1443 0 1 1482 1 3285 1 5088 1443 6530 3245 6530 5048 6530 6530 5088 6530 3285 6530 1482 5048 0 3245 0 Z N">
                <draw:equation draw:name="f0" draw:formula="logwidth"/>
                <draw:equation draw:name="f1" draw:formula="logheight"/>
              </draw:enhanced-geometry>
            </draw:custom-shape>
            <draw:custom-shape draw:name="Google Shape;4177;p58" draw:style-name="gr42" draw:text-style-name="P42" draw:layer="layout" svg:width="0.194cm" svg:height="0.194cm" svg:x="21.985cm" svg:y="4.674cm">
              <text:p text:style-name="P20"/>
              <draw:enhanced-geometry draw:mirror-horizontal="false" draw:mirror-vertical="false" drawooo:sub-view-size="6531 6530" draw:text-areas="0 0 ?f0 ?f1" svg:viewBox="0 0 0 0" draw:type="ooxml-non-primitive" draw:enhanced-path="M 3245 0 C 1443 0 1 1482 1 3285 1 5088 1443 6530 3245 6530 5048 6530 6530 5088 6530 3285 6530 1482 5048 0 3245 0 Z N">
                <draw:equation draw:name="f0" draw:formula="logwidth"/>
                <draw:equation draw:name="f1" draw:formula="logheight"/>
              </draw:enhanced-geometry>
            </draw:custom-shape>
            <draw:custom-shape draw:name="Google Shape;4178;p58" draw:style-name="gr7" draw:text-style-name="P7" draw:layer="layout" svg:width="0.065cm" svg:height="0.093cm" svg:x="22.049cm" svg:y="4.484cm">
              <text:p text:style-name="P20"/>
              <draw:enhanced-geometry draw:mirror-horizontal="false" draw:mirror-vertical="false" drawooo:sub-view-size="2081 1790" draw:text-areas="0 0 ?f0 ?f1" svg:viewBox="0 0 0 0" draw:type="ooxml-non-primitive" draw:enhanced-path="M 994 1 C 931 1 867 7 802 22 294 209 0 744 161 1251 312 1609 640 1790 971 1790 1282 1790 1596 1629 1764 1305 2080 697 1622 1 994 1 Z N">
                <draw:equation draw:name="f0" draw:formula="logwidth"/>
                <draw:equation draw:name="f1" draw:formula="logheight"/>
              </draw:enhanced-geometry>
            </draw:custom-shape>
            <draw:g draw:name="Google Shape;4179;p58">
              <draw:custom-shape draw:name="Google Shape;4180;p58" draw:style-name="gr4" draw:text-style-name="P4" draw:layer="layout" svg:width="0.031cm" svg:height="0.031cm" svg:x="22.313cm" svg:y="5.383cm">
                <text:p text:style-name="P20"/>
                <draw:enhanced-geometry draw:mirror-horizontal="false" draw:mirror-vertical="false" drawooo:sub-view-size="982 982" draw:text-areas="0 0 ?f0 ?f1" svg:viewBox="0 0 0 0" draw:type="ooxml-non-primitive" draw:enhanced-path="M 471 0 C 196 0 0 236 0 510 0 785 196 982 471 982 746 982 982 785 982 510 982 236 746 0 471 0 Z N">
                  <draw:equation draw:name="f0" draw:formula="logwidth"/>
                  <draw:equation draw:name="f1" draw:formula="logheight"/>
                </draw:enhanced-geometry>
              </draw:custom-shape>
              <draw:custom-shape draw:name="Google Shape;4181;p58" draw:style-name="gr4" draw:text-style-name="P4" draw:layer="layout" svg:width="0.031cm" svg:height="0.031cm" svg:x="22.371cm" svg:y="5.421cm">
                <text:p text:style-name="P20"/>
                <draw:enhanced-geometry draw:mirror-horizontal="false" draw:mirror-vertical="false" drawooo:sub-view-size="983 982" draw:text-areas="0 0 ?f0 ?f1" svg:viewBox="0 0 0 0" draw:type="ooxml-non-primitive" draw:enhanced-path="M 472 1 C 236 1 1 236 1 511 1 746 236 982 472 982 747 982 982 746 982 511 982 236 747 1 472 1 Z N">
                  <draw:equation draw:name="f0" draw:formula="logwidth"/>
                  <draw:equation draw:name="f1" draw:formula="logheight"/>
                </draw:enhanced-geometry>
              </draw:custom-shape>
              <draw:custom-shape draw:name="Google Shape;4182;p58" draw:style-name="gr4" draw:text-style-name="P4" draw:layer="layout" svg:width="0.031cm" svg:height="0.03cm" svg:x="22.401cm" svg:y="5.324cm">
                <text:p text:style-name="P20"/>
                <draw:enhanced-geometry draw:mirror-horizontal="false" draw:mirror-vertical="false" drawooo:sub-view-size="983 943" draw:text-areas="0 0 ?f0 ?f1" svg:viewBox="0 0 0 0" draw:type="ooxml-non-primitive" draw:enhanced-path="M 472 0 C 236 0 1 197 1 471 1 746 236 942 472 942 746 942 982 746 982 471 982 197 746 0 472 0 Z N">
                  <draw:equation draw:name="f0" draw:formula="logwidth"/>
                  <draw:equation draw:name="f1" draw:formula="logheight"/>
                </draw:enhanced-geometry>
              </draw:custom-shape>
              <draw:custom-shape draw:name="Google Shape;4183;p58" draw:style-name="gr4" draw:text-style-name="P4" draw:layer="layout" svg:width="0.031cm" svg:height="0.031cm" svg:x="22.464cm" svg:y="5.404cm">
                <text:p text:style-name="P20"/>
                <draw:enhanced-geometry draw:mirror-horizontal="false" draw:mirror-vertical="false" drawooo:sub-view-size="983 982" draw:text-areas="0 0 ?f0 ?f1" svg:viewBox="0 0 0 0" draw:type="ooxml-non-primitive" draw:enhanced-path="M 472 0 C 197 0 1 196 1 471 1 746 197 982 472 982 747 982 982 746 982 471 982 196 747 0 472 0 Z N">
                  <draw:equation draw:name="f0" draw:formula="logwidth"/>
                  <draw:equation draw:name="f1" draw:formula="logheight"/>
                </draw:enhanced-geometry>
              </draw:custom-shape>
            </draw:g>
          </draw:g>
        </draw:g>
        <draw:g draw:name="Google Shape;4077;p58">
          <draw:custom-shape draw:name="Google Shape;4078;p58" draw:style-name="gr43" draw:text-style-name="P43" draw:layer="layout" svg:width="0.505cm" svg:height="0.414cm" svg:x="19.663cm" svg:y="6.309cm">
            <text:p text:style-name="P20"/>
            <draw:enhanced-geometry draw:mirror-horizontal="false" draw:mirror-vertical="false" drawooo:sub-view-size="9622 7878" draw:text-areas="0 0 ?f0 ?f1" svg:viewBox="0 0 0 0" draw:type="ooxml-non-primitive" draw:enhanced-path="M 5327 1 C 4711 1 4016 99 3234 307 3234 307 187 1215 27 4984 0 5839 321 6694 962 7282 1338 7657 1868 7877 2378 7877 2740 7877 3090 7767 3368 7523 4036 6908 4383 6079 5185 5812 5339 5766 5491 5746 5642 5746 6465 5746 7246 6333 8069 6333 8219 6333 8371 6313 8526 6266 9301 6053 9621 5278 9595 4449 9514 3033 8873 1723 7831 788 7192 283 6372 1 5327 1 Z N">
              <draw:equation draw:name="f0" draw:formula="logwidth"/>
              <draw:equation draw:name="f1" draw:formula="logheight"/>
            </draw:enhanced-geometry>
          </draw:custom-shape>
          <draw:custom-shape draw:name="Google Shape;4079;p58" draw:style-name="gr43" draw:text-style-name="P43" draw:layer="layout" svg:width="0.203cm" svg:height="0.186cm" svg:x="19.475cm" svg:y="6.227cm">
            <text:p text:style-name="P20"/>
            <draw:enhanced-geometry draw:mirror-horizontal="false" draw:mirror-vertical="false" drawooo:sub-view-size="3868 3546" draw:text-areas="0 0 ?f0 ?f1" svg:viewBox="0 0 0 0" draw:type="ooxml-non-primitive" draw:enhanced-path="M 1229 1 C 544 1 1 714 313 1427 473 1801 687 2122 928 2416 L 1115 2657 C 1275 2951 1542 3191 1836 3325 2063 3472 2317 3545 2571 3545 2825 3545 3079 3472 3306 3325 3814 2951 3867 2202 3600 1641 3306 1080 3172 1080 2665 706 2371 438 2023 225 1649 91 1507 29 1365 1 1229 1 Z N">
              <draw:equation draw:name="f0" draw:formula="logwidth"/>
              <draw:equation draw:name="f1" draw:formula="logheight"/>
            </draw:enhanced-geometry>
          </draw:custom-shape>
          <draw:custom-shape draw:name="Google Shape;4080;p58" draw:style-name="gr43" draw:text-style-name="P43" draw:layer="layout" svg:width="0.166cm" svg:height="0.205cm" svg:x="19.642cm" svg:y="6.086cm">
            <text:p text:style-name="P20"/>
            <draw:enhanced-geometry draw:mirror-horizontal="false" draw:mirror-vertical="false" drawooo:sub-view-size="3176 3914" draw:text-areas="0 0 ?f0 ?f1" svg:viewBox="0 0 0 0" draw:type="ooxml-non-primitive" draw:enhanced-path="M 1085 0 C 531 0 1 467 76 1104 102 1505 183 1906 316 2280 L 423 2521 C 477 2841 637 3162 877 3403 1160 3729 1566 3913 1981 3913 2077 3913 2172 3904 2267 3884 2855 3723 3176 3002 3096 2387 3015 1772 2882 1719 2534 1211 2347 837 2080 543 1759 276 1560 85 1320 0 1085 0 Z N">
              <draw:equation draw:name="f0" draw:formula="logwidth"/>
              <draw:equation draw:name="f1" draw:formula="logheight"/>
            </draw:enhanced-geometry>
          </draw:custom-shape>
          <draw:custom-shape draw:name="Google Shape;4081;p58" draw:style-name="gr43" draw:text-style-name="P43" draw:layer="layout" svg:width="0.144cm" svg:height="0.217cm" svg:x="19.853cm" svg:y="6.032cm">
            <text:p text:style-name="P20"/>
            <draw:enhanced-geometry draw:mirror-horizontal="false" draw:mirror-vertical="false" drawooo:sub-view-size="2753 4132" draw:text-areas="0 0 ?f0 ?f1" svg:viewBox="0 0 0 0" draw:type="ooxml-non-primitive" draw:enhanced-path="M 1266 0 C 850 0 435 242 294 707 161 1081 80 1482 80 1856 L 54 2123 C 0 2444 27 2791 161 3112 294 3647 695 4021 1230 4128 1259 4130 1289 4132 1318 4132 1895 4132 2388 3644 2566 3059 2753 2471 2646 2364 2539 1749 2486 1348 2379 974 2192 600 2015 195 1640 0 1266 0 Z N">
              <draw:equation draw:name="f0" draw:formula="logwidth"/>
              <draw:equation draw:name="f1" draw:formula="logheight"/>
            </draw:enhanced-geometry>
          </draw:custom-shape>
          <draw:custom-shape draw:name="Google Shape;4082;p58" draw:style-name="gr43" draw:text-style-name="P43" draw:layer="layout" svg:width="0.155cm" svg:height="0.208cm" svg:x="20.04cm" svg:y="6.091cm">
            <text:p text:style-name="P20"/>
            <draw:enhanced-geometry draw:mirror-horizontal="false" draw:mirror-vertical="false" drawooo:sub-view-size="2968 3971" draw:text-areas="0 0 ?f0 ?f1" svg:viewBox="0 0 0 0" draw:type="ooxml-non-primitive" draw:enhanced-path="M 1932 0 C 1661 0 1386 110 1176 356 909 623 669 944 508 1318 L 401 1559 C 188 1826 81 2173 81 2494 1 3028 214 3536 642 3830 805 3928 985 3971 1168 3971 1588 3971 2028 3745 2326 3429 2726 2948 2646 2815 2807 2200 2914 1826 2967 1425 2940 1024 2958 408 2454 0 1932 0 Z N">
              <draw:equation draw:name="f0" draw:formula="logwidth"/>
              <draw:equation draw:name="f1" draw:formula="logheight"/>
            </draw:enhanced-geometry>
          </draw:custom-shape>
        </draw:g>
        <draw:g draw:name="Google Shape;4077;p58">
          <draw:custom-shape draw:name="Google Shape;4078;p58" draw:style-name="gr43" draw:text-style-name="P43" draw:layer="layout" svg:width="0.505cm" svg:height="0.414cm" svg:x="19.491cm" svg:y="4.076cm">
            <text:p text:style-name="P20"/>
            <draw:enhanced-geometry draw:mirror-horizontal="false" draw:mirror-vertical="false" drawooo:sub-view-size="9622 7878" draw:text-areas="0 0 ?f0 ?f1" svg:viewBox="0 0 0 0" draw:type="ooxml-non-primitive" draw:enhanced-path="M 5327 1 C 4711 1 4016 99 3234 307 3234 307 187 1215 27 4984 0 5839 321 6694 962 7282 1338 7657 1868 7877 2378 7877 2740 7877 3090 7767 3368 7523 4036 6908 4383 6079 5185 5812 5339 5766 5491 5746 5642 5746 6465 5746 7246 6333 8069 6333 8219 6333 8371 6313 8526 6266 9301 6053 9621 5278 9595 4449 9514 3033 8873 1723 7831 788 7192 283 6372 1 5327 1 Z N">
              <draw:equation draw:name="f0" draw:formula="logwidth"/>
              <draw:equation draw:name="f1" draw:formula="logheight"/>
            </draw:enhanced-geometry>
          </draw:custom-shape>
          <draw:custom-shape draw:name="Google Shape;4079;p58" draw:style-name="gr43" draw:text-style-name="P43" draw:layer="layout" svg:width="0.203cm" svg:height="0.186cm" svg:x="19.303cm" svg:y="3.995cm">
            <text:p text:style-name="P20"/>
            <draw:enhanced-geometry draw:mirror-horizontal="false" draw:mirror-vertical="false" drawooo:sub-view-size="3868 3546" draw:text-areas="0 0 ?f0 ?f1" svg:viewBox="0 0 0 0" draw:type="ooxml-non-primitive" draw:enhanced-path="M 1229 1 C 544 1 1 714 313 1427 473 1801 687 2122 928 2416 L 1115 2657 C 1275 2951 1542 3191 1836 3325 2063 3472 2317 3545 2571 3545 2825 3545 3079 3472 3306 3325 3814 2951 3867 2202 3600 1641 3306 1080 3172 1080 2665 706 2371 438 2023 225 1649 91 1507 29 1365 1 1229 1 Z N">
              <draw:equation draw:name="f0" draw:formula="logwidth"/>
              <draw:equation draw:name="f1" draw:formula="logheight"/>
            </draw:enhanced-geometry>
          </draw:custom-shape>
          <draw:custom-shape draw:name="Google Shape;4080;p58" draw:style-name="gr43" draw:text-style-name="P43" draw:layer="layout" svg:width="0.166cm" svg:height="0.205cm" svg:x="19.47cm" svg:y="3.853cm">
            <text:p text:style-name="P20"/>
            <draw:enhanced-geometry draw:mirror-horizontal="false" draw:mirror-vertical="false" drawooo:sub-view-size="3176 3914" draw:text-areas="0 0 ?f0 ?f1" svg:viewBox="0 0 0 0" draw:type="ooxml-non-primitive" draw:enhanced-path="M 1085 0 C 531 0 1 467 76 1104 102 1505 183 1906 316 2280 L 423 2521 C 477 2841 637 3162 877 3403 1160 3729 1566 3913 1981 3913 2077 3913 2172 3904 2267 3884 2855 3723 3176 3002 3096 2387 3015 1772 2882 1719 2534 1211 2347 837 2080 543 1759 276 1560 85 1320 0 1085 0 Z N">
              <draw:equation draw:name="f0" draw:formula="logwidth"/>
              <draw:equation draw:name="f1" draw:formula="logheight"/>
            </draw:enhanced-geometry>
          </draw:custom-shape>
          <draw:custom-shape draw:name="Google Shape;4081;p58" draw:style-name="gr43" draw:text-style-name="P43" draw:layer="layout" svg:width="0.144cm" svg:height="0.217cm" svg:x="19.681cm" svg:y="3.799cm">
            <text:p text:style-name="P20"/>
            <draw:enhanced-geometry draw:mirror-horizontal="false" draw:mirror-vertical="false" drawooo:sub-view-size="2753 4132" draw:text-areas="0 0 ?f0 ?f1" svg:viewBox="0 0 0 0" draw:type="ooxml-non-primitive" draw:enhanced-path="M 1266 0 C 850 0 435 242 294 707 161 1081 80 1482 80 1856 L 54 2123 C 0 2444 27 2791 161 3112 294 3647 695 4021 1230 4128 1259 4130 1289 4132 1318 4132 1895 4132 2388 3644 2566 3059 2753 2471 2646 2364 2539 1749 2486 1348 2379 974 2192 600 2015 195 1640 0 1266 0 Z N">
              <draw:equation draw:name="f0" draw:formula="logwidth"/>
              <draw:equation draw:name="f1" draw:formula="logheight"/>
            </draw:enhanced-geometry>
          </draw:custom-shape>
          <draw:custom-shape draw:name="Google Shape;4082;p58" draw:style-name="gr43" draw:text-style-name="P43" draw:layer="layout" svg:width="0.155cm" svg:height="0.208cm" svg:x="19.868cm" svg:y="3.858cm">
            <text:p text:style-name="P20"/>
            <draw:enhanced-geometry draw:mirror-horizontal="false" draw:mirror-vertical="false" drawooo:sub-view-size="2968 3971" draw:text-areas="0 0 ?f0 ?f1" svg:viewBox="0 0 0 0" draw:type="ooxml-non-primitive" draw:enhanced-path="M 1932 0 C 1661 0 1386 110 1176 356 909 623 669 944 508 1318 L 401 1559 C 188 1826 81 2173 81 2494 1 3028 214 3536 642 3830 805 3928 985 3971 1168 3971 1588 3971 2028 3745 2326 3429 2726 2948 2646 2815 2807 2200 2914 1826 2967 1425 2940 1024 2958 408 2454 0 1932 0 Z N">
              <draw:equation draw:name="f0" draw:formula="logwidth"/>
              <draw:equation draw:name="f1" draw:formula="logheight"/>
            </draw:enhanced-geometry>
          </draw:custom-shape>
        </draw:g>
        <draw:g draw:name="Google Shape;4077;p58">
          <draw:custom-shape draw:name="Google Shape;4078;p58" draw:style-name="gr43" draw:text-style-name="P43" draw:layer="layout" svg:width="0.505cm" svg:height="0.414cm" svg:x="24.355cm" svg:y="2.493cm">
            <text:p text:style-name="P20"/>
            <draw:enhanced-geometry draw:mirror-horizontal="false" draw:mirror-vertical="false" drawooo:sub-view-size="9622 7878" draw:text-areas="0 0 ?f0 ?f1" svg:viewBox="0 0 0 0" draw:type="ooxml-non-primitive" draw:enhanced-path="M 5327 1 C 4711 1 4016 99 3234 307 3234 307 187 1215 27 4984 0 5839 321 6694 962 7282 1338 7657 1868 7877 2378 7877 2740 7877 3090 7767 3368 7523 4036 6908 4383 6079 5185 5812 5339 5766 5491 5746 5642 5746 6465 5746 7246 6333 8069 6333 8219 6333 8371 6313 8526 6266 9301 6053 9621 5278 9595 4449 9514 3033 8873 1723 7831 788 7192 283 6372 1 5327 1 Z N">
              <draw:equation draw:name="f0" draw:formula="logwidth"/>
              <draw:equation draw:name="f1" draw:formula="logheight"/>
            </draw:enhanced-geometry>
          </draw:custom-shape>
          <draw:custom-shape draw:name="Google Shape;4079;p58" draw:style-name="gr43" draw:text-style-name="P43" draw:layer="layout" svg:width="0.203cm" svg:height="0.186cm" svg:x="24.166cm" svg:y="2.412cm">
            <text:p text:style-name="P20"/>
            <draw:enhanced-geometry draw:mirror-horizontal="false" draw:mirror-vertical="false" drawooo:sub-view-size="3868 3546" draw:text-areas="0 0 ?f0 ?f1" svg:viewBox="0 0 0 0" draw:type="ooxml-non-primitive" draw:enhanced-path="M 1229 1 C 544 1 1 714 313 1427 473 1801 687 2122 928 2416 L 1115 2657 C 1275 2951 1542 3191 1836 3325 2063 3472 2317 3545 2571 3545 2825 3545 3079 3472 3306 3325 3814 2951 3867 2202 3600 1641 3306 1080 3172 1080 2665 706 2371 438 2023 225 1649 91 1507 29 1365 1 1229 1 Z N">
              <draw:equation draw:name="f0" draw:formula="logwidth"/>
              <draw:equation draw:name="f1" draw:formula="logheight"/>
            </draw:enhanced-geometry>
          </draw:custom-shape>
          <draw:custom-shape draw:name="Google Shape;4080;p58" draw:style-name="gr43" draw:text-style-name="P43" draw:layer="layout" svg:width="0.166cm" svg:height="0.205cm" svg:x="24.334cm" svg:y="2.27cm">
            <text:p text:style-name="P20"/>
            <draw:enhanced-geometry draw:mirror-horizontal="false" draw:mirror-vertical="false" drawooo:sub-view-size="3176 3914" draw:text-areas="0 0 ?f0 ?f1" svg:viewBox="0 0 0 0" draw:type="ooxml-non-primitive" draw:enhanced-path="M 1085 0 C 531 0 1 467 76 1104 102 1505 183 1906 316 2280 L 423 2521 C 477 2841 637 3162 877 3403 1160 3729 1566 3913 1981 3913 2077 3913 2172 3904 2267 3884 2855 3723 3176 3002 3096 2387 3015 1772 2882 1719 2534 1211 2347 837 2080 543 1759 276 1560 85 1320 0 1085 0 Z N">
              <draw:equation draw:name="f0" draw:formula="logwidth"/>
              <draw:equation draw:name="f1" draw:formula="logheight"/>
            </draw:enhanced-geometry>
          </draw:custom-shape>
          <draw:custom-shape draw:name="Google Shape;4081;p58" draw:style-name="gr43" draw:text-style-name="P43" draw:layer="layout" svg:width="0.144cm" svg:height="0.217cm" svg:x="24.544cm" svg:y="2.216cm">
            <text:p text:style-name="P20"/>
            <draw:enhanced-geometry draw:mirror-horizontal="false" draw:mirror-vertical="false" drawooo:sub-view-size="2753 4132" draw:text-areas="0 0 ?f0 ?f1" svg:viewBox="0 0 0 0" draw:type="ooxml-non-primitive" draw:enhanced-path="M 1266 0 C 850 0 435 242 294 707 161 1081 80 1482 80 1856 L 54 2123 C 0 2444 27 2791 161 3112 294 3647 695 4021 1230 4128 1259 4130 1289 4132 1318 4132 1895 4132 2388 3644 2566 3059 2753 2471 2646 2364 2539 1749 2486 1348 2379 974 2192 600 2015 195 1640 0 1266 0 Z N">
              <draw:equation draw:name="f0" draw:formula="logwidth"/>
              <draw:equation draw:name="f1" draw:formula="logheight"/>
            </draw:enhanced-geometry>
          </draw:custom-shape>
          <draw:custom-shape draw:name="Google Shape;4082;p58" draw:style-name="gr43" draw:text-style-name="P43" draw:layer="layout" svg:width="0.155cm" svg:height="0.208cm" svg:x="24.732cm" svg:y="2.275cm">
            <text:p text:style-name="P20"/>
            <draw:enhanced-geometry draw:mirror-horizontal="false" draw:mirror-vertical="false" drawooo:sub-view-size="2968 3971" draw:text-areas="0 0 ?f0 ?f1" svg:viewBox="0 0 0 0" draw:type="ooxml-non-primitive" draw:enhanced-path="M 1932 0 C 1661 0 1386 110 1176 356 909 623 669 944 508 1318 L 401 1559 C 188 1826 81 2173 81 2494 1 3028 214 3536 642 3830 805 3928 985 3971 1168 3971 1588 3971 2028 3745 2326 3429 2726 2948 2646 2815 2807 2200 2914 1826 2967 1425 2940 1024 2958 408 2454 0 1932 0 Z N">
              <draw:equation draw:name="f0" draw:formula="logwidth"/>
              <draw:equation draw:name="f1" draw:formula="logheight"/>
            </draw:enhanced-geometry>
          </draw:custom-shape>
        </draw:g>
        <draw:g draw:name="Google Shape;4077;p58">
          <draw:custom-shape draw:name="Google Shape;4078;p58" draw:style-name="gr43" draw:text-style-name="P43" draw:layer="layout" svg:width="0.505cm" svg:height="0.414cm" svg:x="24.411cm" svg:y="8.676cm">
            <text:p text:style-name="P20"/>
            <draw:enhanced-geometry draw:mirror-horizontal="false" draw:mirror-vertical="false" drawooo:sub-view-size="9622 7878" draw:text-areas="0 0 ?f0 ?f1" svg:viewBox="0 0 0 0" draw:type="ooxml-non-primitive" draw:enhanced-path="M 5327 1 C 4711 1 4016 99 3234 307 3234 307 187 1215 27 4984 0 5839 321 6694 962 7282 1338 7657 1868 7877 2378 7877 2740 7877 3090 7767 3368 7523 4036 6908 4383 6079 5185 5812 5339 5766 5491 5746 5642 5746 6465 5746 7246 6333 8069 6333 8219 6333 8371 6313 8526 6266 9301 6053 9621 5278 9595 4449 9514 3033 8873 1723 7831 788 7192 283 6372 1 5327 1 Z N">
              <draw:equation draw:name="f0" draw:formula="logwidth"/>
              <draw:equation draw:name="f1" draw:formula="logheight"/>
            </draw:enhanced-geometry>
          </draw:custom-shape>
          <draw:custom-shape draw:name="Google Shape;4079;p58" draw:style-name="gr43" draw:text-style-name="P43" draw:layer="layout" svg:width="0.203cm" svg:height="0.186cm" svg:x="24.223cm" svg:y="8.594cm">
            <text:p text:style-name="P20"/>
            <draw:enhanced-geometry draw:mirror-horizontal="false" draw:mirror-vertical="false" drawooo:sub-view-size="3868 3546" draw:text-areas="0 0 ?f0 ?f1" svg:viewBox="0 0 0 0" draw:type="ooxml-non-primitive" draw:enhanced-path="M 1229 1 C 544 1 1 714 313 1427 473 1801 687 2122 928 2416 L 1115 2657 C 1275 2951 1542 3191 1836 3325 2063 3472 2317 3545 2571 3545 2825 3545 3079 3472 3306 3325 3814 2951 3867 2202 3600 1641 3306 1080 3172 1080 2665 706 2371 438 2023 225 1649 91 1507 29 1365 1 1229 1 Z N">
              <draw:equation draw:name="f0" draw:formula="logwidth"/>
              <draw:equation draw:name="f1" draw:formula="logheight"/>
            </draw:enhanced-geometry>
          </draw:custom-shape>
          <draw:custom-shape draw:name="Google Shape;4080;p58" draw:style-name="gr43" draw:text-style-name="P43" draw:layer="layout" svg:width="0.166cm" svg:height="0.205cm" svg:x="24.39cm" svg:y="8.452cm">
            <text:p text:style-name="P20"/>
            <draw:enhanced-geometry draw:mirror-horizontal="false" draw:mirror-vertical="false" drawooo:sub-view-size="3176 3914" draw:text-areas="0 0 ?f0 ?f1" svg:viewBox="0 0 0 0" draw:type="ooxml-non-primitive" draw:enhanced-path="M 1085 0 C 531 0 1 467 76 1104 102 1505 183 1906 316 2280 L 423 2521 C 477 2841 637 3162 877 3403 1160 3729 1566 3913 1981 3913 2077 3913 2172 3904 2267 3884 2855 3723 3176 3002 3096 2387 3015 1772 2882 1719 2534 1211 2347 837 2080 543 1759 276 1560 85 1320 0 1085 0 Z N">
              <draw:equation draw:name="f0" draw:formula="logwidth"/>
              <draw:equation draw:name="f1" draw:formula="logheight"/>
            </draw:enhanced-geometry>
          </draw:custom-shape>
          <draw:custom-shape draw:name="Google Shape;4081;p58" draw:style-name="gr43" draw:text-style-name="P43" draw:layer="layout" svg:width="0.144cm" svg:height="0.217cm" svg:x="24.601cm" svg:y="8.399cm">
            <text:p text:style-name="P20"/>
            <draw:enhanced-geometry draw:mirror-horizontal="false" draw:mirror-vertical="false" drawooo:sub-view-size="2753 4132" draw:text-areas="0 0 ?f0 ?f1" svg:viewBox="0 0 0 0" draw:type="ooxml-non-primitive" draw:enhanced-path="M 1266 0 C 850 0 435 242 294 707 161 1081 80 1482 80 1856 L 54 2123 C 0 2444 27 2791 161 3112 294 3647 695 4021 1230 4128 1259 4130 1289 4132 1318 4132 1895 4132 2388 3644 2566 3059 2753 2471 2646 2364 2539 1749 2486 1348 2379 974 2192 600 2015 195 1640 0 1266 0 Z N">
              <draw:equation draw:name="f0" draw:formula="logwidth"/>
              <draw:equation draw:name="f1" draw:formula="logheight"/>
            </draw:enhanced-geometry>
          </draw:custom-shape>
          <draw:custom-shape draw:name="Google Shape;4082;p58" draw:style-name="gr43" draw:text-style-name="P43" draw:layer="layout" svg:width="0.155cm" svg:height="0.208cm" svg:x="24.788cm" svg:y="8.458cm">
            <text:p text:style-name="P20"/>
            <draw:enhanced-geometry draw:mirror-horizontal="false" draw:mirror-vertical="false" drawooo:sub-view-size="2968 3971" draw:text-areas="0 0 ?f0 ?f1" svg:viewBox="0 0 0 0" draw:type="ooxml-non-primitive" draw:enhanced-path="M 1932 0 C 1661 0 1386 110 1176 356 909 623 669 944 508 1318 L 401 1559 C 188 1826 81 2173 81 2494 1 3028 214 3536 642 3830 805 3928 985 3971 1168 3971 1588 3971 2028 3745 2326 3429 2726 2948 2646 2815 2807 2200 2914 1826 2967 1425 2940 1024 2958 408 2454 0 1932 0 Z N">
              <draw:equation draw:name="f0" draw:formula="logwidth"/>
              <draw:equation draw:name="f1" draw:formula="logheight"/>
            </draw:enhanced-geometry>
          </draw:custom-shape>
        </draw:g>
        <draw:g draw:name="Google Shape;4077;p58">
          <draw:custom-shape draw:name="Google Shape;4078;p58" draw:style-name="gr43" draw:text-style-name="P43" draw:layer="layout" svg:width="0.505cm" svg:height="0.414cm" svg:x="20.982cm" svg:y="8.943cm">
            <text:p text:style-name="P20"/>
            <draw:enhanced-geometry draw:mirror-horizontal="false" draw:mirror-vertical="false" drawooo:sub-view-size="9622 7878" draw:text-areas="0 0 ?f0 ?f1" svg:viewBox="0 0 0 0" draw:type="ooxml-non-primitive" draw:enhanced-path="M 5327 1 C 4711 1 4016 99 3234 307 3234 307 187 1215 27 4984 0 5839 321 6694 962 7282 1338 7657 1868 7877 2378 7877 2740 7877 3090 7767 3368 7523 4036 6908 4383 6079 5185 5812 5339 5766 5491 5746 5642 5746 6465 5746 7246 6333 8069 6333 8219 6333 8371 6313 8526 6266 9301 6053 9621 5278 9595 4449 9514 3033 8873 1723 7831 788 7192 283 6372 1 5327 1 Z N">
              <draw:equation draw:name="f0" draw:formula="logwidth"/>
              <draw:equation draw:name="f1" draw:formula="logheight"/>
            </draw:enhanced-geometry>
          </draw:custom-shape>
          <draw:custom-shape draw:name="Google Shape;4079;p58" draw:style-name="gr43" draw:text-style-name="P43" draw:layer="layout" svg:width="0.203cm" svg:height="0.186cm" svg:x="20.793cm" svg:y="8.861cm">
            <text:p text:style-name="P20"/>
            <draw:enhanced-geometry draw:mirror-horizontal="false" draw:mirror-vertical="false" drawooo:sub-view-size="3868 3546" draw:text-areas="0 0 ?f0 ?f1" svg:viewBox="0 0 0 0" draw:type="ooxml-non-primitive" draw:enhanced-path="M 1229 1 C 544 1 1 714 313 1427 473 1801 687 2122 928 2416 L 1115 2657 C 1275 2951 1542 3191 1836 3325 2063 3472 2317 3545 2571 3545 2825 3545 3079 3472 3306 3325 3814 2951 3867 2202 3600 1641 3306 1080 3172 1080 2665 706 2371 438 2023 225 1649 91 1507 29 1365 1 1229 1 Z N">
              <draw:equation draw:name="f0" draw:formula="logwidth"/>
              <draw:equation draw:name="f1" draw:formula="logheight"/>
            </draw:enhanced-geometry>
          </draw:custom-shape>
          <draw:custom-shape draw:name="Google Shape;4080;p58" draw:style-name="gr43" draw:text-style-name="P43" draw:layer="layout" svg:width="0.166cm" svg:height="0.205cm" svg:x="20.961cm" svg:y="8.719cm">
            <text:p text:style-name="P20"/>
            <draw:enhanced-geometry draw:mirror-horizontal="false" draw:mirror-vertical="false" drawooo:sub-view-size="3176 3914" draw:text-areas="0 0 ?f0 ?f1" svg:viewBox="0 0 0 0" draw:type="ooxml-non-primitive" draw:enhanced-path="M 1085 0 C 531 0 1 467 76 1104 102 1505 183 1906 316 2280 L 423 2521 C 477 2841 637 3162 877 3403 1160 3729 1566 3913 1981 3913 2077 3913 2172 3904 2267 3884 2855 3723 3176 3002 3096 2387 3015 1772 2882 1719 2534 1211 2347 837 2080 543 1759 276 1560 85 1320 0 1085 0 Z N">
              <draw:equation draw:name="f0" draw:formula="logwidth"/>
              <draw:equation draw:name="f1" draw:formula="logheight"/>
            </draw:enhanced-geometry>
          </draw:custom-shape>
          <draw:custom-shape draw:name="Google Shape;4081;p58" draw:style-name="gr43" draw:text-style-name="P43" draw:layer="layout" svg:width="0.144cm" svg:height="0.217cm" svg:x="21.171cm" svg:y="8.666cm">
            <text:p text:style-name="P20"/>
            <draw:enhanced-geometry draw:mirror-horizontal="false" draw:mirror-vertical="false" drawooo:sub-view-size="2753 4132" draw:text-areas="0 0 ?f0 ?f1" svg:viewBox="0 0 0 0" draw:type="ooxml-non-primitive" draw:enhanced-path="M 1266 0 C 850 0 435 242 294 707 161 1081 80 1482 80 1856 L 54 2123 C 0 2444 27 2791 161 3112 294 3647 695 4021 1230 4128 1259 4130 1289 4132 1318 4132 1895 4132 2388 3644 2566 3059 2753 2471 2646 2364 2539 1749 2486 1348 2379 974 2192 600 2015 195 1640 0 1266 0 Z N">
              <draw:equation draw:name="f0" draw:formula="logwidth"/>
              <draw:equation draw:name="f1" draw:formula="logheight"/>
            </draw:enhanced-geometry>
          </draw:custom-shape>
          <draw:custom-shape draw:name="Google Shape;4082;p58" draw:style-name="gr43" draw:text-style-name="P43" draw:layer="layout" svg:width="0.155cm" svg:height="0.208cm" svg:x="21.359cm" svg:y="8.725cm">
            <text:p text:style-name="P20"/>
            <draw:enhanced-geometry draw:mirror-horizontal="false" draw:mirror-vertical="false" drawooo:sub-view-size="2968 3971" draw:text-areas="0 0 ?f0 ?f1" svg:viewBox="0 0 0 0" draw:type="ooxml-non-primitive" draw:enhanced-path="M 1932 0 C 1661 0 1386 110 1176 356 909 623 669 944 508 1318 L 401 1559 C 188 1826 81 2173 81 2494 1 3028 214 3536 642 3830 805 3928 985 3971 1168 3971 1588 3971 2028 3745 2326 3429 2726 2948 2646 2815 2807 2200 2914 1826 2967 1425 2940 1024 2958 408 2454 0 1932 0 Z N">
              <draw:equation draw:name="f0" draw:formula="logwidth"/>
              <draw:equation draw:name="f1" draw:formula="logheight"/>
            </draw:enhanced-geometry>
          </draw:custom-shape>
        </draw:g>
        <draw:g draw:name="Google Shape;4077;p58">
          <draw:custom-shape draw:name="Google Shape;4078;p58" draw:style-name="gr43" draw:text-style-name="P43" draw:layer="layout" svg:width="0.505cm" svg:height="0.414cm" svg:x="21.404cm" svg:y="2.697cm">
            <text:p text:style-name="P20"/>
            <draw:enhanced-geometry draw:mirror-horizontal="false" draw:mirror-vertical="false" drawooo:sub-view-size="9622 7878" draw:text-areas="0 0 ?f0 ?f1" svg:viewBox="0 0 0 0" draw:type="ooxml-non-primitive" draw:enhanced-path="M 5327 1 C 4711 1 4016 99 3234 307 3234 307 187 1215 27 4984 0 5839 321 6694 962 7282 1338 7657 1868 7877 2378 7877 2740 7877 3090 7767 3368 7523 4036 6908 4383 6079 5185 5812 5339 5766 5491 5746 5642 5746 6465 5746 7246 6333 8069 6333 8219 6333 8371 6313 8526 6266 9301 6053 9621 5278 9595 4449 9514 3033 8873 1723 7831 788 7192 283 6372 1 5327 1 Z N">
              <draw:equation draw:name="f0" draw:formula="logwidth"/>
              <draw:equation draw:name="f1" draw:formula="logheight"/>
            </draw:enhanced-geometry>
          </draw:custom-shape>
          <draw:custom-shape draw:name="Google Shape;4079;p58" draw:style-name="gr43" draw:text-style-name="P43" draw:layer="layout" svg:width="0.203cm" svg:height="0.186cm" svg:x="21.216cm" svg:y="2.616cm">
            <text:p text:style-name="P20"/>
            <draw:enhanced-geometry draw:mirror-horizontal="false" draw:mirror-vertical="false" drawooo:sub-view-size="3868 3546" draw:text-areas="0 0 ?f0 ?f1" svg:viewBox="0 0 0 0" draw:type="ooxml-non-primitive" draw:enhanced-path="M 1229 1 C 544 1 1 714 313 1427 473 1801 687 2122 928 2416 L 1115 2657 C 1275 2951 1542 3191 1836 3325 2063 3472 2317 3545 2571 3545 2825 3545 3079 3472 3306 3325 3814 2951 3867 2202 3600 1641 3306 1080 3172 1080 2665 706 2371 438 2023 225 1649 91 1507 29 1365 1 1229 1 Z N">
              <draw:equation draw:name="f0" draw:formula="logwidth"/>
              <draw:equation draw:name="f1" draw:formula="logheight"/>
            </draw:enhanced-geometry>
          </draw:custom-shape>
          <draw:custom-shape draw:name="Google Shape;4080;p58" draw:style-name="gr43" draw:text-style-name="P43" draw:layer="layout" svg:width="0.166cm" svg:height="0.205cm" svg:x="21.383cm" svg:y="2.474cm">
            <text:p text:style-name="P20"/>
            <draw:enhanced-geometry draw:mirror-horizontal="false" draw:mirror-vertical="false" drawooo:sub-view-size="3176 3914" draw:text-areas="0 0 ?f0 ?f1" svg:viewBox="0 0 0 0" draw:type="ooxml-non-primitive" draw:enhanced-path="M 1085 0 C 531 0 1 467 76 1104 102 1505 183 1906 316 2280 L 423 2521 C 477 2841 637 3162 877 3403 1160 3729 1566 3913 1981 3913 2077 3913 2172 3904 2267 3884 2855 3723 3176 3002 3096 2387 3015 1772 2882 1719 2534 1211 2347 837 2080 543 1759 276 1560 85 1320 0 1085 0 Z N">
              <draw:equation draw:name="f0" draw:formula="logwidth"/>
              <draw:equation draw:name="f1" draw:formula="logheight"/>
            </draw:enhanced-geometry>
          </draw:custom-shape>
          <draw:custom-shape draw:name="Google Shape;4081;p58" draw:style-name="gr43" draw:text-style-name="P43" draw:layer="layout" svg:width="0.144cm" svg:height="0.217cm" svg:x="21.594cm" svg:y="2.42cm">
            <text:p text:style-name="P20"/>
            <draw:enhanced-geometry draw:mirror-horizontal="false" draw:mirror-vertical="false" drawooo:sub-view-size="2753 4132" draw:text-areas="0 0 ?f0 ?f1" svg:viewBox="0 0 0 0" draw:type="ooxml-non-primitive" draw:enhanced-path="M 1266 0 C 850 0 435 242 294 707 161 1081 80 1482 80 1856 L 54 2123 C 0 2444 27 2791 161 3112 294 3647 695 4021 1230 4128 1259 4130 1289 4132 1318 4132 1895 4132 2388 3644 2566 3059 2753 2471 2646 2364 2539 1749 2486 1348 2379 974 2192 600 2015 195 1640 0 1266 0 Z N">
              <draw:equation draw:name="f0" draw:formula="logwidth"/>
              <draw:equation draw:name="f1" draw:formula="logheight"/>
            </draw:enhanced-geometry>
          </draw:custom-shape>
          <draw:custom-shape draw:name="Google Shape;4082;p58" draw:style-name="gr43" draw:text-style-name="P43" draw:layer="layout" svg:width="0.155cm" svg:height="0.208cm" svg:x="21.781cm" svg:y="2.479cm">
            <text:p text:style-name="P20"/>
            <draw:enhanced-geometry draw:mirror-horizontal="false" draw:mirror-vertical="false" drawooo:sub-view-size="2968 3971" draw:text-areas="0 0 ?f0 ?f1" svg:viewBox="0 0 0 0" draw:type="ooxml-non-primitive" draw:enhanced-path="M 1932 0 C 1661 0 1386 110 1176 356 909 623 669 944 508 1318 L 401 1559 C 188 1826 81 2173 81 2494 1 3028 214 3536 642 3830 805 3928 985 3971 1168 3971 1588 3971 2028 3745 2326 3429 2726 2948 2646 2815 2807 2200 2914 1826 2967 1425 2940 1024 2958 408 2454 0 1932 0 Z N">
              <draw:equation draw:name="f0" draw:formula="logwidth"/>
              <draw:equation draw:name="f1" draw:formula="logheight"/>
            </draw:enhanced-geometry>
          </draw:custom-shape>
        </draw:g>
        <presentation:notes draw:style-name="dp2">
          <draw:page-thumbnail draw:name="Google Shape;1631;p:notes" draw:style-name="gr44" draw:layer="layout" svg:width="16.932cm" svg:height="9.524cm" svg:x="1.058cm" svg:y="1.905cm" draw:page-number="1" presentation:class="page"/>
          <draw:frame draw:name="Google Shape;1632;p:notes" presentation:style-name="pr3" draw:text-style-name="P44" draw:layer="layout" svg:width="15.239cm" svg:height="11.429cm" svg:x="1.905cm" svg:y="12.065cm" presentation:class="notes" presentation:placeholder="true" presentation:user-transformed="true">
            <draw:text-box/>
          </draw:frame>
        </presentation:notes>
      </draw:page>
      <draw:page draw:name="page2" draw:style-name="dp1" draw:master-page-name="SECTION_5f_HEADER">
        <draw:frame draw:style-name="gr45" draw:text-style-name="P45" draw:layer="layout" svg:width="12.4cm" svg:height="11.287cm" svg:x="6cm" svg:y="1.2cm">
          <draw:image xlink:href="Pictures/100002010000090900000818E95E9B8247567374.png" xlink:type="simple" xlink:show="embed" xlink:actuate="onLoad" loext:mime-type="image/png">
            <text:p/>
          </draw:image>
        </draw:frame>
        <presentation:notes draw:style-name="dp2">
          <draw:page-thumbnail draw:name="Google Shape;1875;g89156866df_0_767:notes" draw:style-name="gr44" draw:layer="layout" svg:width="16.932cm" svg:height="9.524cm" svg:x="1.058cm" svg:y="1.905cm" draw:page-number="2" presentation:class="page"/>
          <draw:frame draw:name="Google Shape;1876;g89156866df_0_767:notes" presentation:style-name="pr4" draw:text-style-name="P44" draw:layer="layout" svg:width="15.239cm" svg:height="11.429cm" svg:x="1.905cm" svg:y="12.065cm" presentation:class="notes" presentation:placeholder="true" presentation:user-transformed="true">
            <draw:text-box/>
          </draw:frame>
        </presentation:notes>
      </draw:page>
      <draw:page draw:name="THANKS" draw:style-name="dp1" draw:master-page-name="CUSTOM_5f_20">
        <draw:frame draw:name="Google Shape;3591;p57" presentation:style-name="pr5" draw:text-style-name="P46" draw:layer="layout" svg:width="10.669cm" svg:height="2.563cm" svg:x="7.13cm" svg:y="10.398cm" presentation:class="title" presentation:user-transformed="true">
          <draw:text-box>
            <text:p text:style-name="P14"><text:span text:style-name="T4">THANKS</text:span></text:p>
          </draw:text-box>
        </draw:frame>
        <draw:frame draw:name="Imagem 6" draw:style-name="gr46" draw:text-style-name="P47" draw:layer="layout" svg:width="9.976cm" svg:height="2.096cm" svg:x="12.465cm" svg:y="8.126cm">
          <draw:image xlink:href="Pictures/10000201000001140000003A4B519A36D475F288.png" xlink:type="simple" xlink:show="embed" xlink:actuate="onLoad" loext:mime-type="image/png">
            <text:p/>
          </draw:image>
        </draw:frame>
        <draw:g draw:name="Google Shape;3594;p57">
          <draw:custom-shape draw:name="Google Shape;3595;p57" draw:style-name="gr2" draw:text-style-name="P2" draw:layer="layout" svg:width="8.737cm" svg:height="8.379cm" draw:transform="rotate (0.238062909972027) translate (7.231cm 2.691cm)">
            <text:p text:style-name="P20"/>
            <draw:enhanced-geometry draw:mirror-horizontal="false" draw:mirror-vertical="false" drawooo:sub-view-size="3268 3138" draw:text-areas="0 0 ?f0 ?f1" svg:viewBox="0 0 0 0" draw:type="ooxml-non-primitive" draw:enhanced-path="M 759 0 C 594 0 431 75 310 235 175 448 88 680 78 931 1 1714 397 2487 948 3047 987 3086 1035 3115 1083 3134 1098 3137 1112 3138 1127 3138 1170 3138 1211 3127 1248 3105 2030 2796 2832 2332 3122 1549 3229 1259 3267 593 2871 496 2835 488 2798 485 2760 485 2328 485 1827 966 1605 1259 1576 912 1460 583 1277 283 1147 101 952 0 759 0 Z N">
              <draw:equation draw:name="f0" draw:formula="logwidth"/>
              <draw:equation draw:name="f1" draw:formula="logheight"/>
            </draw:enhanced-geometry>
          </draw:custom-shape>
          <draw:g draw:name="Google Shape;3596;p57">
            <draw:custom-shape draw:name="Google Shape;3597;p57" draw:style-name="gr4" draw:text-style-name="P4" draw:layer="layout" svg:width="0.936cm" svg:height="1.507cm" svg:x="12.792cm" svg:y="8.228cm">
              <text:p text:style-name="P20"/>
              <draw:enhanced-geometry draw:mirror-horizontal="true" draw:mirror-vertical="false" drawooo:sub-view-size="32538 52377" draw:text-areas="0 0 ?f0 ?f1" svg:viewBox="0 0 0 0" draw:type="ooxml-non-primitive" draw:enhanced-path="M 17733 1 C 8729 1 1 31056 1 31056 1 31056 2695 52376 13590 52376 14460 52376 15383 52240 16362 51946 24311 49450 32538 17283 22277 2956 20782 886 19254 1 17733 1 Z N">
                <draw:equation draw:name="f0" draw:formula="logwidth"/>
                <draw:equation draw:name="f1" draw:formula="logheight"/>
              </draw:enhanced-geometry>
            </draw:custom-shape>
            <draw:custom-shape draw:name="Google Shape;3598;p57" draw:style-name="gr3" draw:text-style-name="P3" draw:layer="layout" svg:width="0.994cm" svg:height="1.14cm" svg:x="13.109cm" svg:y="8.587cm">
              <text:p text:style-name="P20"/>
              <draw:enhanced-geometry draw:mirror-horizontal="true" draw:mirror-vertical="false" drawooo:sub-view-size="34571 39619" draw:text-areas="0 0 ?f0 ?f1" svg:viewBox="0 0 0 0" draw:type="ooxml-non-primitive" draw:enhanced-path="M 4511 0 C 4269 0 4059 43 3883 134 0 1982 6009 17974 6009 17974 8821 25413 16976 39619 24006 39619 24139 39619 24271 39614 24403 39603 31428 38956 34571 35629 30966 26755 27441 18294 9460 0 4511 0 Z N">
                <draw:equation draw:name="f0" draw:formula="logwidth"/>
                <draw:equation draw:name="f1" draw:formula="logheight"/>
              </draw:enhanced-geometry>
            </draw:custom-shape>
            <draw:custom-shape draw:name="Google Shape;3599;p57" draw:style-name="gr4" draw:text-style-name="P4" draw:layer="layout" svg:width="1.037cm" svg:height="1.191cm" svg:x="13.086cm" svg:y="8.56cm">
              <text:p text:style-name="P20"/>
              <draw:enhanced-geometry draw:mirror-horizontal="true" draw:mirror-vertical="false" drawooo:sub-view-size="36051 41392" draw:text-areas="0 0 ?f0 ?f1" svg:viewBox="0 0 0 0" draw:type="ooxml-non-primitive" draw:enhanced-path="M 4807 1 C 4530 1 4253 47 3976 139 1 2173 6194 18811 6102 18811 9081 26575 17437 41391 24801 41391 24977 41391 25153 41383 25328 41365 32815 40718 36050 37298 32261 28055 31891 27038 31429 26114 30874 25189 30227 25374 29580 25559 28933 25651 28619 25706 28300 25733 27977 25733 20686 25733 11213 12200 7673 4854 7673 4854 6749 2820 5639 139 5362 47 5085 1 4807 1 Z N">
                <draw:equation draw:name="f0" draw:formula="logwidth"/>
                <draw:equation draw:name="f1" draw:formula="logheight"/>
              </draw:enhanced-geometry>
            </draw:custom-shape>
            <draw:custom-shape draw:name="Google Shape;3600;p57" draw:style-name="gr4" draw:text-style-name="P4" draw:layer="layout" svg:width="0.59cm" svg:height="0.757cm" svg:x="13.818cm" svg:y="8.542cm">
              <text:p text:style-name="P20"/>
              <draw:enhanced-geometry draw:mirror-horizontal="true" draw:mirror-vertical="false" drawooo:sub-view-size="20518 26311" draw:text-areas="0 0 ?f0 ?f1" svg:viewBox="0 0 0 0" draw:type="ooxml-non-primitive" draw:enhanced-path="M 14897 1 C 8112 1 1 18414 10295 25155 11515 25961 12734 26310 13879 26310 17593 26310 20517 22636 20093 18962 19539 14063 18799 290 15194 13 15095 5 14996 1 14897 1 Z N">
                <draw:equation draw:name="f0" draw:formula="logwidth"/>
                <draw:equation draw:name="f1" draw:formula="logheight"/>
              </draw:enhanced-geometry>
            </draw:custom-shape>
            <draw:custom-shape draw:name="Google Shape;3601;p57" draw:style-name="gr16" draw:text-style-name="P19" draw:layer="layout" svg:width="0.087cm" svg:height="0.281cm" svg:x="14.132cm" svg:y="8.982cm">
              <text:p text:style-name="P20"/>
              <draw:enhanced-geometry draw:mirror-horizontal="true" draw:mirror-vertical="false" drawooo:sub-view-size="3051 9799" draw:text-areas="0 0 ?f0 ?f1" svg:viewBox="0 0 0 0" draw:type="ooxml-non-primitive" draw:enhanced-path="M 3051 1 L 3051 1 C 2219 555 1479 1202 1017 2034 462 2959 93 3883 93 4992 0 6009 278 7026 832 7858 1387 8690 2126 9337 3051 9799 2311 9152 1756 8412 1294 7580 832 6748 647 5824 647 4992 832 3051 1664 1295 3051 1 Z N">
                <draw:equation draw:name="f0" draw:formula="logwidth"/>
                <draw:equation draw:name="f1" draw:formula="logheight"/>
              </draw:enhanced-geometry>
            </draw:custom-shape>
            <draw:custom-shape draw:name="Google Shape;3602;p57" draw:style-name="gr16" draw:text-style-name="P19" draw:layer="layout" svg:width="0.111cm" svg:height="0.284cm" svg:x="13.993cm" svg:y="8.995cm">
              <text:p text:style-name="P20"/>
              <draw:enhanced-geometry draw:mirror-horizontal="true" draw:mirror-vertical="false" drawooo:sub-view-size="3884 9892" draw:text-areas="0 0 ?f0 ?f1" svg:viewBox="0 0 0 0" draw:type="ooxml-non-primitive" draw:enhanced-path="M 3606 1 L 3606 1 C 2682 555 1850 1203 1110 2034 463 2866 1 3976 1 5085 1 6194 463 7303 1203 8135 1942 8875 2866 9522 3883 9891 3051 9244 2312 8597 1665 7765 1018 7026 740 6009 740 5085 740 4068 1018 3144 1572 2312 2127 1480 2866 740 3606 1 Z N">
                <draw:equation draw:name="f0" draw:formula="logwidth"/>
                <draw:equation draw:name="f1" draw:formula="logheight"/>
              </draw:enhanced-geometry>
            </draw:custom-shape>
            <draw:custom-shape draw:name="Google Shape;3603;p57" draw:style-name="gr16" draw:text-style-name="P19" draw:layer="layout" svg:width="0.108cm" svg:height="0.284cm" svg:x="13.878cm" svg:y="8.931cm">
              <text:p text:style-name="P20"/>
              <draw:enhanced-geometry draw:mirror-horizontal="true" draw:mirror-vertical="false" drawooo:sub-view-size="3791 9891" draw:text-areas="0 0 ?f0 ?f1" svg:viewBox="0 0 0 0" draw:type="ooxml-non-primitive" draw:enhanced-path="M 3790 0 L 3790 0 C 2866 463 1942 1110 1295 1942 555 2773 93 3790 0 4899 0 6101 370 7118 1202 8042 1849 8782 2774 9429 3790 9891 2958 9244 2219 8504 1664 7673 1110 6933 740 5916 740 4992 832 3975 1202 3051 1757 2311 2311 1479 3051 647 3790 0 Z N">
                <draw:equation draw:name="f0" draw:formula="logwidth"/>
                <draw:equation draw:name="f1" draw:formula="logheight"/>
              </draw:enhanced-geometry>
            </draw:custom-shape>
            <draw:custom-shape draw:name="Google Shape;3604;p57" draw:style-name="gr3" draw:text-style-name="P3" draw:layer="layout" svg:width="4.303cm" svg:height="5.935cm" svg:x="9.972cm" svg:y="4.1cm">
              <text:p text:style-name="P20"/>
              <draw:enhanced-geometry draw:mirror-horizontal="true" draw:mirror-vertical="false" drawooo:sub-view-size="149468 206146" draw:text-areas="0 0 ?f0 ?f1" svg:viewBox="0 0 0 0" draw:type="ooxml-non-primitive" draw:enhanced-path="M 122430 1 C 111286 1 91880 47710 91880 47710 86995 45446 81804 44710 77120 44710 68421 44710 61469 47248 61469 47248 53648 32111 34810 4427 22078 4427 20816 4427 19613 4699 18487 5283 0 14804 28008 71466 26344 72760 18395 78676 9706 103356 9059 108070 8816 109812 9815 110329 11171 110329 12908 110329 15230 109480 16269 109272 L 16269 109272 C 10260 114356 8689 117129 13773 124062 21075 134045 33739 134692 33739 134692 33739 134692 25050 144028 27084 148649 27630 149978 28346 150455 29092 150455 30994 150455 33092 147356 33092 147355 L 33092 147355 C 33092 147356 30411 160666 33092 169262 34478 174254 38638 178136 43722 179245 51762 197913 62129 200187 66703 200187 68177 200187 69049 199951 69049 199951 70755 204230 73575 206146 77198 206146 84767 206146 95843 197788 107594 185161 124879 166582 124233 157893 124233 157893 L 124233 157893 C 124233 157893 125602 159884 128646 159884 129312 159884 130058 159789 130888 159557 135510 158263 130888 143935 130888 143935 L 130888 143935 C 130888 143935 132090 144033 133755 144033 136372 144033 140131 143791 142165 142549 145493 140608 131535 127297 131535 127297 L 138837 121289 C 149467 109919 140871 104650 140871 104650 140871 104650 146232 104003 147526 100029 148820 96054 132182 73407 132182 73407 134863 58710 139854 7131 123863 291 123403 95 122925 1 122430 1 Z N">
                <draw:equation draw:name="f0" draw:formula="logwidth"/>
                <draw:equation draw:name="f1" draw:formula="logheight"/>
              </draw:enhanced-geometry>
            </draw:custom-shape>
            <draw:custom-shape draw:name="Google Shape;3605;p57" draw:style-name="gr47" draw:text-style-name="P48" draw:layer="layout" svg:width="3.555cm" svg:height="3.821cm" svg:x="9.969cm" svg:y="6.214cm">
              <text:p text:style-name="P20"/>
              <draw:enhanced-geometry draw:mirror-horizontal="true" draw:mirror-vertical="false" drawooo:sub-view-size="123494 132739" draw:text-areas="0 0 ?f0 ?f1" svg:viewBox="0 0 0 0" draw:type="ooxml-non-primitive" draw:enhanced-path="M 106116 0 C 106117 2 116099 16362 115729 21168 115634 22812 114025 23353 111948 23353 107955 23353 102234 21353 102234 21353 L 102234 21353 C 102234 21353 109721 28840 108612 31613 108056 32939 105976 33295 103902 33295 101493 33295 99091 32815 99091 32815 L 99091 32815 C 100570 34941 100847 37714 99923 40117 98259 44092 89478 44092 89478 44092 89478 44092 91789 47974 89293 49823 88783 50182 88142 50324 87445 50324 84729 50324 81159 48159 81159 48159 L 81159 48159 82360 54260 C 82360 54260 73302 64150 66831 65075 65735 65224 64640 65300 63549 65300 60593 65300 57676 64744 54907 63596 L 54722 65629 C 58534 68264 62849 68911 66166 68911 69365 68911 71638 68310 71638 68310 L 71638 68310 C 71638 68310 71176 75058 65722 85040 60614 94319 49391 103363 42162 103363 41541 103363 40950 103297 40395 103158 33462 101494 34941 91419 34941 91418 L 34941 91418 C 33522 92790 32371 93297 31447 93297 28818 93297 28009 89201 28009 89200 L 28009 89200 C 27518 96184 30074 97362 31853 97362 32758 97362 33462 97057 33462 97057 L 33462 97057 C 33462 97057 38853 113903 33260 113903 32639 113903 31882 113695 30966 113233 21815 108611 17286 88276 17286 88276 17286 88276 14935 93845 12358 93845 11786 93845 11202 93570 10631 92897 7488 89200 9984 66739 9984 66738 L 9984 66738 C 9983 66739 7479 69744 5493 69744 4782 69744 4137 69358 3698 68310 3421 67570 3513 66831 3791 66184 L 3791 66184 C 1757 69142 1 72839 1018 75242 1564 76571 2280 77048 3026 77048 4928 77048 7026 73949 7026 73948 L 7026 73948 C 7026 73949 4345 87259 7026 95855 8412 100847 12572 104729 17656 105838 25696 124506 36063 126780 40637 126780 42111 126780 42983 126544 42983 126544 44689 130823 47518 132739 51152 132739 58742 132739 69839 124381 81528 111754 98905 93175 98167 84487 98167 84486 L 98167 84486 C 98167 84486 99536 86477 102580 86477 103246 86477 103992 86382 104822 86150 109444 84856 104822 70528 104822 70528 L 104822 70528 C 104822 70528 106038 70626 107720 70626 110364 70626 114158 70384 116191 69142 119519 67201 105561 53890 105561 53890 L 112864 47882 C 123494 36512 114805 31243 114805 31243 114805 31243 120259 30596 121553 26622 122754 22647 106118 3 106116 0 Z N">
                <draw:equation draw:name="f0" draw:formula="logwidth"/>
                <draw:equation draw:name="f1" draw:formula="logheight"/>
              </draw:enhanced-geometry>
            </draw:custom-shape>
            <draw:custom-shape draw:name="Google Shape;3606;p57" draw:style-name="gr6" draw:text-style-name="P6" draw:layer="layout" svg:width="1.199cm" svg:height="0.973cm" svg:x="12.828cm" svg:y="7.023cm">
              <text:p text:style-name="P20"/>
              <draw:enhanced-geometry draw:mirror-horizontal="true" draw:mirror-vertical="false" drawooo:sub-view-size="41689 33838" draw:text-areas="0 0 ?f0 ?f1" svg:viewBox="0 0 0 0" draw:type="ooxml-non-primitive" draw:enhanced-path="M 2219 1 C 1479 2127 832 4253 463 6471 176 8233 1197 8760 2576 8760 4308 8760 6603 7930 7580 7673 L 7580 7673 C 1572 12757 1 15530 5084 22462 11647 31336 27454 33554 29765 33739 30302 33807 30841 33837 31376 33837 36723 33837 41689 30781 41689 30781 41689 30781 21723 28840 13219 20151 6656 13404 16916 11185 16916 11185 L 16916 11185 C 16916 11185 12370 11529 9050 11529 7205 11529 5738 11423 5639 11093 5362 10168 9891 7580 12757 6656 15530 5732 18395 1849 18395 1849 L 18395 1849 C 15644 2318 12819 2563 9990 2563 8351 2563 6712 2481 5084 2311 3790 2219 2681 1295 2219 1 Z N">
                <draw:equation draw:name="f0" draw:formula="logwidth"/>
                <draw:equation draw:name="f1" draw:formula="logheight"/>
              </draw:enhanced-geometry>
            </draw:custom-shape>
            <draw:custom-shape draw:name="Google Shape;3607;p57" draw:style-name="gr2" draw:text-style-name="P2" draw:layer="layout" svg:width="0.35cm" svg:height="1.107cm" svg:x="13.053cm" svg:y="8.135cm">
              <text:p text:style-name="P20"/>
              <draw:enhanced-geometry draw:mirror-horizontal="true" draw:mirror-vertical="false" drawooo:sub-view-size="12203 38471" draw:text-areas="0 0 ?f0 ?f1" svg:viewBox="0 0 0 0" draw:type="ooxml-non-primitive" draw:enhanced-path="M 5639 0 C 4807 832 4160 1849 3698 2958 2681 5269 1849 7765 1295 10261 648 12756 278 15345 93 17933 1 20059 1 21445 1 21445 1 21445 93 22832 370 24958 740 27638 1572 30134 2866 32445 4160 34848 6194 36697 8690 37714 9577 38198 10606 38471 11652 38471 11804 38471 11957 38465 12110 38453 12202 38268 10816 38084 8967 37067 6841 35958 5085 34109 4068 31798 3051 29580 2404 27176 2127 24773 1942 22739 1942 21353 1942 21353 1942 21353 1849 20059 1849 17933 1942 15437 2219 13034 2589 10538 3051 8042 3606 5639 4438 3236 5085 1294 5732 93 5639 0 Z N">
                <draw:equation draw:name="f0" draw:formula="logwidth"/>
                <draw:equation draw:name="f1" draw:formula="logheight"/>
              </draw:enhanced-geometry>
            </draw:custom-shape>
            <draw:custom-shape draw:name="Google Shape;3608;p57" draw:style-name="gr2" draw:text-style-name="P2" draw:layer="layout" svg:width="1.09cm" svg:height="0.885cm" svg:x="11.991cm" svg:y="8.99cm">
              <text:p text:style-name="P20"/>
              <draw:enhanced-geometry draw:mirror-horizontal="true" draw:mirror-vertical="false" drawooo:sub-view-size="37899 30782" draw:text-areas="0 0 ?f0 ?f1" svg:viewBox="0 0 0 0" draw:type="ooxml-non-primitive" draw:enhanced-path="M 370 1 C 0 1480 0 2959 278 4438 832 7581 1849 10723 3420 13589 4992 16454 6841 19135 8967 21631 10630 23572 11924 24866 11924 24866 L 12849 25698 C 13219 25883 13588 26253 14050 26530 14420 26900 14882 27269 15529 27639 16084 28101 16731 28471 17378 28841 L 18395 29395 19597 29857 C 21260 30505 23017 30782 24865 30782 25790 30782 26622 30782 27546 30597 28378 30412 29302 30227 30042 29950 30781 29673 31613 29395 32353 29118 33000 28841 33647 28471 34201 28194 L 35773 27269 36974 26530 C 37621 26068 37899 25790 37899 25790 37899 25774 37887 25766 37863 25766 37753 25766 37382 25932 36697 26160 L 35495 26807 33832 27454 C 33277 27731 32630 28009 31890 28286 31243 28563 30504 28748 29764 28933 28932 29210 28101 29210 27361 29395 26529 29488 25697 29488 24865 29488 21815 29210 18857 28101 16454 26253 15992 25883 15529 25513 15067 25143 14698 24866 14328 24496 14050 24311 13496 23757 13219 23479 13219 23479 13219 23479 11924 22370 10261 20429 8042 18118 6193 15622 4622 12942 2958 10261 1757 7303 1017 4253 370 1757 555 1 370 1 Z N">
                <draw:equation draw:name="f0" draw:formula="logwidth"/>
                <draw:equation draw:name="f1" draw:formula="logheight"/>
              </draw:enhanced-geometry>
            </draw:custom-shape>
            <draw:custom-shape draw:name="Google Shape;3609;p57" draw:style-name="gr14" draw:text-style-name="P17" draw:layer="layout" svg:width="0.547cm" svg:height="0.675cm" svg:x="12.189cm" svg:y="8.513cm">
              <text:p text:style-name="P20"/>
              <draw:enhanced-geometry draw:mirror-horizontal="true" draw:mirror-vertical="false" drawooo:sub-view-size="19040 23481" draw:text-areas="0 0 ?f0 ?f1" svg:viewBox="0 0 0 0" draw:type="ooxml-non-primitive" draw:enhanced-path="M 2577 1 C 2263 1 0 4583 275 9800 275 10447 367 11094 552 11741 829 12481 1199 13128 1754 13590 2308 14145 3048 14330 3880 14330 4434 14330 4989 14145 5544 13867 6006 13683 6468 13498 6838 13313 L 6930 13220 7023 13220 7023 13313 C 7023 13775 7115 14237 7207 14699 7300 15809 7577 16825 7947 17935 8317 19136 8964 20245 9796 21262 10627 22279 11829 22926 13123 23296 13678 23388 14232 23481 14879 23481 15342 23388 15896 23296 16358 23203 L 17560 22741 C 17837 22649 18115 22464 18392 22279 18854 22094 19039 21909 19039 21817 19039 21790 19007 21778 18953 21778 18822 21778 18561 21844 18300 21909 17930 22002 17653 22094 17375 22187 L 16266 22371 C 16035 22418 15804 22441 15573 22441 15342 22441 15111 22418 14879 22371 14325 22371 13863 22279 13401 22094 12384 21817 11552 21170 10905 20245 10258 19413 9703 18397 9426 17287 9149 16363 8964 15346 8964 14422 8871 13960 8871 13590 8964 13220 L 8964 12296 8964 11279 C 9056 10078 9149 9338 9149 9153 L 9149 9153 8686 9523 7300 10725 6560 11187 6191 11556 6006 11649 5821 11741 C 5544 11926 5174 12111 4897 12296 4555 12540 4162 12655 3758 12655 3397 12655 3027 12563 2678 12388 2031 11649 1569 10725 1569 9708 1292 7489 1476 5271 1939 3052 2216 2036 2401 1019 2586 2 2583 1 2580 1 2577 1 Z N">
                <draw:equation draw:name="f0" draw:formula="logwidth"/>
                <draw:equation draw:name="f1" draw:formula="logheight"/>
              </draw:enhanced-geometry>
            </draw:custom-shape>
            <draw:custom-shape draw:name="Google Shape;3610;p57" draw:style-name="gr2" draw:text-style-name="P2" draw:layer="layout" svg:width="0.659cm" svg:height="0.211cm" svg:x="11.244cm" svg:y="7.911cm">
              <text:p text:style-name="P20"/>
              <draw:enhanced-geometry draw:mirror-horizontal="true" draw:mirror-vertical="false" drawooo:sub-view-size="22925 7353" draw:text-areas="0 0 ?f0 ?f1" svg:viewBox="0 0 0 0" draw:type="ooxml-non-primitive" draw:enhanced-path="M 22788 0 C 22401 0 20015 1649 17378 2879 16084 3434 14790 3896 13496 4358 13034 4543 12572 4636 12202 4728 L 11740 4913 11278 5005 C 10908 5098 10538 5283 9984 5375 8689 5745 7303 5930 6009 6022 5763 6038 5518 6046 5273 6046 4134 6046 3007 5881 1942 5652 1029 5424 367 5259 161 5259 116 5259 93 5266 93 5283 1 5375 648 5837 1757 6299 3051 6946 4530 7224 6009 7316 6380 7341 6759 7352 7142 7352 8188 7352 9271 7267 10353 7131 11555 6854 12294 6669 12294 6669 L 12757 6484 C 13126 6392 13589 6207 14143 5930 15437 5375 16731 4728 18025 3989 20706 2325 22924 199 22832 14 22823 5 22808 0 22788 0 Z N">
                <draw:equation draw:name="f0" draw:formula="logwidth"/>
                <draw:equation draw:name="f1" draw:formula="logheight"/>
              </draw:enhanced-geometry>
            </draw:custom-shape>
            <draw:custom-shape draw:name="Google Shape;3611;p57" draw:style-name="gr2" draw:text-style-name="P2" draw:layer="layout" svg:width="0.444cm" svg:height="0.516cm" svg:x="13.585cm" svg:y="6.783cm">
              <text:p text:style-name="P20"/>
              <draw:enhanced-geometry draw:mirror-horizontal="true" draw:mirror-vertical="false" drawooo:sub-view-size="15438 17940" draw:text-areas="0 0 ?f0 ?f1" svg:viewBox="0 0 0 0" draw:type="ooxml-non-primitive" draw:enhanced-path="M 5159 0 C 5028 0 4497 817 3883 2133 2958 3797 2219 5554 1572 7310 1202 8234 925 9251 648 10175 370 11007 278 11932 93 12856 93 13688 1 14242 1 14705 1 14889 1 15074 1 15259 L 1 15444 C 1 15536 1 15629 1 15721 1 15906 93 16091 93 16368 278 16831 463 17200 832 17478 1295 17847 1849 17940 2404 17940 3328 17847 4160 17755 5084 17570 6009 17385 7118 17200 8042 16923 9059 16553 10076 16276 11000 15906 11832 15536 12664 15167 13311 14797 14605 13965 15437 13318 15437 13226 15425 13208 15400 13200 15362 13200 14796 13200 11408 15023 7858 15629 6841 15814 5916 15906 4992 15999 4068 16184 3236 16184 2404 16276 2034 16276 1849 16184 1942 16184 1942 16184 1849 16091 1849 15999 1849 15814 1849 15721 1849 15629 1849 15536 1849 15536 1849 15444 L 1849 15259 C 1849 15074 1849 14889 1849 14797 L 1849 13041 C 1849 12209 1942 11377 2127 10545 2311 9621 2496 8696 2774 7680 3883 3890 5269 7 5177 7 5172 3 5166 0 5159 0 Z N">
                <draw:equation draw:name="f0" draw:formula="logwidth"/>
                <draw:equation draw:name="f1" draw:formula="logheight"/>
              </draw:enhanced-geometry>
            </draw:custom-shape>
            <draw:custom-shape draw:name="Google Shape;3612;p57" draw:style-name="gr2" draw:text-style-name="P2" draw:layer="layout" svg:width="0.329cm" svg:height="0.384cm" svg:x="13.562cm" svg:y="7.261cm">
              <text:p text:style-name="P20"/>
              <draw:enhanced-geometry draw:mirror-horizontal="true" draw:mirror-vertical="false" drawooo:sub-view-size="11463 13372" draw:text-areas="0 0 ?f0 ?f1" svg:viewBox="0 0 0 0" draw:type="ooxml-non-primitive" draw:enhanced-path="M 2217 0 C 2113 0 1960 86 1757 222 L 1295 591 C 1110 684 925 869 740 1053 555 1331 370 1608 186 1885 1 2255 1 2625 1 2995 1 3919 463 4751 1295 5213 1942 5675 2681 5953 3421 6230 3791 6322 4160 6322 4530 6415 L 4992 6415 C 5177 6507 4992 6507 4992 6507 L 4992 6600 C 4530 7247 4253 8079 4345 8910 4438 9835 4807 10667 5454 11314 6471 12515 7858 13255 9429 13347 9667 13364 9885 13372 10084 13372 10970 13372 11463 13221 11463 13070 11463 12978 10631 12978 9614 12700 8320 12331 7303 11591 6471 10482 6101 10020 5917 9465 5917 8818 5917 8356 6101 7894 6471 7432 L 6656 7247 6933 6877 C 7211 6692 7488 6507 7765 6322 L 9152 5305 10261 4474 C 10261 4474 10353 4474 11000 4011 L 11000 4011 9337 4196 7765 4474 C 7211 4566 6564 4566 6009 4658 L 5177 4751 4715 4751 C 4345 4751 4068 4751 3791 4658 3144 4566 2496 4381 1942 4104 1480 3919 1110 3457 925 2902 925 2717 925 2440 1017 2163 1110 1978 1202 1701 1295 1516 L 1665 961 C 1849 776 1849 684 2034 499 2312 222 2312 37 2312 37 2287 12 2255 0 2217 0 Z N">
                <draw:equation draw:name="f0" draw:formula="logwidth"/>
                <draw:equation draw:name="f1" draw:formula="logheight"/>
              </draw:enhanced-geometry>
            </draw:custom-shape>
            <draw:custom-shape draw:name="Google Shape;3613;p57" draw:style-name="gr2" draw:text-style-name="P2" draw:layer="layout" svg:width="0.582cm" svg:height="0.444cm" svg:x="10.61cm" svg:y="7.214cm">
              <text:p text:style-name="P20"/>
              <draw:enhanced-geometry draw:mirror-horizontal="true" draw:mirror-vertical="false" drawooo:sub-view-size="20244 15450" draw:text-areas="0 0 ?f0 ?f1" svg:viewBox="0 0 0 0" draw:type="ooxml-non-primitive" draw:enhanced-path="M 18764 1 C 18672 1 18764 278 18857 648 18949 833 19042 1110 19134 1387 L 19319 2312 C 19596 3976 18857 5639 17470 6471 15991 7396 14328 8043 12664 8228 11924 8412 11370 8505 10907 8505 L 9983 8597 7580 8967 C 7765 9152 8042 9522 8319 9984 8504 10169 8689 10354 8874 10631 L 9059 10908 C 9059 11001 9151 11093 9151 11186 9336 11555 9336 11925 9151 12295 8781 12849 8319 13312 7672 13589 7025 13866 6286 14143 5546 14236 5210 14281 4868 14304 4526 14304 3458 14304 2389 14079 1479 13589 555 13034 185 12387 93 12387 0 12387 93 13312 1109 14143 2295 14990 3713 15449 5222 15449 5360 15449 5499 15445 5639 15438 6471 15438 7395 15253 8319 14883 9151 14606 9983 13959 10538 13219 11000 12480 11092 11463 10815 10631 L 10815 10446 11277 10446 C 11739 10354 12386 10261 13126 9984 13958 9799 14790 9522 15622 9152 16546 8782 17470 8320 18302 7581 19227 6933 19781 6009 20151 4992 20151 4900 20243 4715 20243 4623 L 20243 4253 C 20243 3976 20243 3698 20243 3513 20151 3051 20151 2681 19966 2219 L 19596 1203 C 19504 925 19319 740 19227 555 18949 186 18764 1 18764 1 Z N">
                <draw:equation draw:name="f0" draw:formula="logwidth"/>
                <draw:equation draw:name="f1" draw:formula="logheight"/>
              </draw:enhanced-geometry>
            </draw:custom-shape>
            <draw:custom-shape draw:name="Google Shape;3614;p57" draw:style-name="gr2" draw:text-style-name="P2" draw:layer="layout" svg:width="0.585cm" svg:height="0.808cm" svg:x="10.102cm" svg:y="7.012cm">
              <text:p text:style-name="P20"/>
              <draw:enhanced-geometry draw:mirror-horizontal="true" draw:mirror-vertical="false" drawooo:sub-view-size="20336 28105" draw:text-areas="0 0 ?f0 ?f1" svg:viewBox="0 0 0 0" draw:type="ooxml-non-primitive" draw:enhanced-path="M 12017 1 L 12017 1 C 12756 740 13588 1387 14513 2034 16269 3421 17655 5270 18487 7396 18857 8505 18857 9706 18672 10816 18395 11740 18025 12757 17471 13589 17008 14513 16454 15345 15807 16269 15252 17101 14605 17933 13958 18765 12571 20614 10908 22185 9151 23664 7303 25143 5269 26252 3051 27084 1294 27731 0 27824 0 28009 393 28074 786 28105 1175 28105 1884 28105 2579 28003 3236 27824 5639 27177 7857 26160 9798 24773 11832 23387 13681 21723 15252 19967 15992 19042 16639 18211 17286 17286 17933 16362 18487 15437 18949 14421 19504 13404 19874 12295 20151 11093 20336 9706 20151 8320 19689 7026 18672 4715 17008 2866 14882 1480 14050 833 13034 278 12017 1 Z N">
                <draw:equation draw:name="f0" draw:formula="logwidth"/>
                <draw:equation draw:name="f1" draw:formula="logheight"/>
              </draw:enhanced-geometry>
            </draw:custom-shape>
            <draw:custom-shape draw:name="Google Shape;3615;p57" draw:style-name="gr2" draw:text-style-name="P2" draw:layer="layout" svg:width="0.813cm" svg:height="0.725cm" svg:x="13.195cm" svg:y="7.265cm">
              <text:p text:style-name="P20"/>
              <draw:enhanced-geometry draw:mirror-horizontal="true" draw:mirror-vertical="false" drawooo:sub-view-size="28286 25198" draw:text-areas="0 0 ?f0 ?f1" svg:viewBox="0 0 0 0" draw:type="ooxml-non-primitive" draw:enhanced-path="M 4992 0 L 4992 0 C 4068 740 3328 1572 2681 2588 1942 3513 1295 4529 740 5639 185 6933 1 8504 370 9891 740 11277 1480 12571 2311 13681 3051 14697 3883 15529 4807 16361 5547 17101 6286 17655 6656 18025 L 7395 18672 8135 19227 9059 19874 10261 20706 C 12479 22000 14790 23016 17286 23756 L 19319 24311 C 19967 24495 20614 24588 21261 24680 22370 24958 23571 25050 24773 25142 25213 25176 25640 25198 26065 25198 26799 25198 27524 25133 28286 24958 27176 24680 26067 24403 24866 24311 23941 24126 22740 24033 21538 23663 20891 23479 20244 23386 19597 23109 L 17748 22462 C 15437 21630 13219 20521 11278 19134 L 10076 18395 9244 17748 8597 17101 7858 16546 C 7303 16176 6656 15714 5916 15067 5084 14328 4253 13588 3513 12756 2681 11832 2034 10723 1664 9521 1202 8412 1295 7118 1664 6008 2127 4899 2589 3882 3236 2958 3883 2034 4530 1109 4992 0 Z N">
                <draw:equation draw:name="f0" draw:formula="logwidth"/>
                <draw:equation draw:name="f1" draw:formula="logheight"/>
              </draw:enhanced-geometry>
            </draw:custom-shape>
            <draw:custom-shape draw:name="Google Shape;3616;p57" draw:style-name="gr2" draw:text-style-name="P2" draw:layer="layout" svg:width="0.377cm" svg:height="0.585cm" svg:x="10.408cm" svg:y="8.135cm">
              <text:p text:style-name="P20"/>
              <draw:enhanced-geometry draw:mirror-horizontal="true" draw:mirror-vertical="false" drawooo:sub-view-size="13126 20356" draw:text-areas="0 0 ?f0 ?f1" svg:viewBox="0 0 0 0" draw:type="ooxml-non-primitive" draw:enhanced-path="M 9714 1 C 9711 1 9708 1 9706 2 9429 95 10445 3792 11092 7490 11370 9153 11462 10910 11462 12574 11462 13128 11370 13683 11277 14237 11185 14607 11185 14792 11185 14792 L 11185 14977 11092 15439 C 11000 15901 10815 16363 10630 16826 10353 17473 9891 17935 9429 18397 8689 18767 7857 18952 7118 19044 5361 19044 3698 18674 2219 18027 1021 17514 219 17000 33 17000 18 17000 7 17004 0 17010 0 17103 555 17935 1849 18674 3420 19599 5269 20153 7118 20338 7249 20350 7382 20356 7516 20356 8418 20356 9363 20093 10168 19691 11000 19229 11647 18489 12202 17657 12479 17103 12664 16456 12849 15901 L 13034 15347 13034 15162 C 13034 15162 13126 14884 13126 14422 13126 13868 13126 13221 13126 12574 13034 10817 12756 8969 12294 7212 11473 3471 9931 1 9714 1 Z N">
                <draw:equation draw:name="f0" draw:formula="logwidth"/>
                <draw:equation draw:name="f1" draw:formula="logheight"/>
              </draw:enhanced-geometry>
            </draw:custom-shape>
            <draw:custom-shape draw:name="Google Shape;3617;p57" draw:style-name="gr2" draw:text-style-name="P2" draw:layer="layout" svg:width="0.286cm" svg:height="0.145cm" svg:x="10.173cm" svg:y="8.149cm">
              <text:p text:style-name="P20"/>
              <draw:enhanced-geometry draw:mirror-horizontal="true" draw:mirror-vertical="false" drawooo:sub-view-size="9984 5085" draw:text-areas="0 0 ?f0 ?f1" svg:viewBox="0 0 0 0" draw:type="ooxml-non-primitive" draw:enhanced-path="M 9799 1 C 9706 1 9522 370 9337 925 9059 1480 8690 2034 8227 2496 7765 2866 7303 3143 6748 3236 6471 3236 6194 3328 5917 3328 L 5732 3328 C 5547 3328 5270 3421 5085 3421 L 3144 3421 C 2114 3292 1084 3118 523 3118 277 3118 121 3152 93 3236 1 3513 1387 4253 2866 4715 3606 4900 4345 5084 5085 5084 L 6194 5084 C 6564 4992 6933 4900 7303 4807 8043 4530 8782 3975 9244 3236 9706 2589 9984 1849 9984 1017 9984 463 9891 1 9799 1 Z N">
                <draw:equation draw:name="f0" draw:formula="logwidth"/>
                <draw:equation draw:name="f1" draw:formula="logheight"/>
              </draw:enhanced-geometry>
            </draw:custom-shape>
            <draw:custom-shape draw:name="Google Shape;3618;p57" draw:style-name="gr4" draw:text-style-name="P4" draw:layer="layout" svg:width="2.022cm" svg:height="3.01cm" svg:x="9.992cm" svg:y="4.1cm">
              <text:p text:style-name="P20"/>
              <draw:enhanced-geometry draw:mirror-horizontal="true" draw:mirror-vertical="false" drawooo:sub-view-size="70252 104558" draw:text-areas="0 0 ?f0 ?f1" svg:viewBox="0 0 0 0" draw:type="ooxml-non-primitive" draw:enhanced-path="M 43861 1 C 32717 1 13311 47710 13311 47710 9614 46047 5547 45030 1480 44845 L 1480 44845 C 1849 57416 1 69987 1295 82558 2224 91068 6252 99689 13934 99689 16182 99689 18743 98950 21631 97256 24986 95282 27076 94204 29225 94204 31101 94204 33021 95026 35865 96793 37548 97864 43976 103870 47507 103870 48243 103870 48854 103609 49269 102987 50959 100527 49200 96854 50843 96854 51176 96854 51649 97005 52319 97348 54907 98642 59067 102802 62856 104558 64243 104281 67848 103264 68957 100029 70251 96054 53613 73407 53613 73407 56294 58710 61285 7131 45294 291 44834 95 44356 1 43861 1 Z N">
                <draw:equation draw:name="f0" draw:formula="logwidth"/>
                <draw:equation draw:name="f1" draw:formula="logheight"/>
              </draw:enhanced-geometry>
            </draw:custom-shape>
            <draw:custom-shape draw:name="Google Shape;3619;p57" draw:style-name="gr4" draw:text-style-name="P4" draw:layer="layout" svg:width="2.043cm" svg:height="2.848cm" svg:x="12.231cm" svg:y="4.227cm">
              <text:p text:style-name="P20"/>
              <draw:enhanced-geometry draw:mirror-horizontal="true" draw:mirror-vertical="false" drawooo:sub-view-size="70991 98956" draw:text-areas="0 0 ?f0 ?f1" svg:viewBox="0 0 0 0" draw:type="ooxml-non-primitive" draw:enhanced-path="M 22078 1 C 20816 1 19613 273 18487 857 0 10378 28008 67040 26344 68334 21815 71754 17008 81183 13588 89502 14428 89922 15326 90132 16220 90132 17293 90132 18361 89830 19319 89225 22504 87234 26651 83253 28802 83253 29147 83253 29441 83356 29672 83586 31336 85250 30688 96342 39285 98653 40058 98858 40832 98956 41606 98956 49535 98956 57359 88740 61654 79981 65999 70922 67108 47906 70990 40696 L 70990 40696 C 67755 41066 64520 41713 61469 42822 53648 27685 34810 1 22078 1 Z N">
                <draw:equation draw:name="f0" draw:formula="logwidth"/>
                <draw:equation draw:name="f1" draw:formula="logheight"/>
              </draw:enhanced-geometry>
            </draw:custom-shape>
            <draw:custom-shape draw:name="Google Shape;3620;p57" draw:style-name="gr3" draw:text-style-name="P3" draw:layer="layout" svg:width="0.204cm" svg:height="0.119cm" svg:x="12.893cm" svg:y="6.168cm">
              <text:p text:style-name="P20"/>
              <draw:enhanced-geometry draw:mirror-horizontal="true" draw:mirror-vertical="false" drawooo:sub-view-size="7119 4161" draw:text-areas="0 0 ?f0 ?f1" svg:viewBox="0 0 0 0" draw:type="ooxml-non-primitive" draw:enhanced-path="M 2681 1 C 2404 93 2127 186 1942 371 1295 648 833 1110 463 1665 186 2127 1 2774 93 3421 186 3883 278 4161 463 4161 648 4161 925 3883 1110 3606 1387 3329 1665 3144 1942 2959 2219 2866 2496 2774 2774 2774 L 3236 2774 C 3328 2682 3513 2682 3606 2589 3975 2497 4438 2404 4807 2404 5115 2373 5424 2373 5704 2373 6266 2373 6718 2373 6841 2127 7118 1850 6286 1018 5177 463 4622 186 4068 93 3513 1 Z N">
                <draw:equation draw:name="f0" draw:formula="logwidth"/>
                <draw:equation draw:name="f1" draw:formula="logheight"/>
              </draw:enhanced-geometry>
            </draw:custom-shape>
            <draw:custom-shape draw:name="Google Shape;3621;p57" draw:style-name="gr3" draw:text-style-name="P3" draw:layer="layout" svg:width="0.201cm" svg:height="0.118cm" svg:x="11.39cm" svg:y="6.216cm">
              <text:p text:style-name="P20"/>
              <draw:enhanced-geometry draw:mirror-horizontal="true" draw:mirror-vertical="false" drawooo:sub-view-size="7026 4125" draw:text-areas="0 0 ?f0 ?f1" svg:viewBox="0 0 0 0" draw:type="ooxml-non-primitive" draw:enhanced-path="M 2985 1 C 2455 1 1936 166 1479 395 925 579 463 1042 185 1596 0 2058 0 2336 185 2521 239 2548 302 2559 369 2559 533 2559 729 2493 925 2428 1295 2243 1664 2243 2034 2243 2311 2336 2589 2428 2866 2521 L 3236 2798 C 3328 2798 3513 2798 3605 2890 3975 2983 4345 3075 4715 3260 5365 3585 6086 4124 6502 4124 6560 4124 6611 4114 6656 4092 7026 3999 6748 2798 6009 1781 5731 1319 5269 949 4900 579 4715 487 4530 395 4437 302 L 4160 210 C 3883 117 3605 25 3328 25 3214 8 3099 1 2985 1 Z N">
                <draw:equation draw:name="f0" draw:formula="logwidth"/>
                <draw:equation draw:name="f1" draw:formula="logheight"/>
              </draw:enhanced-geometry>
            </draw:custom-shape>
            <draw:custom-shape draw:name="Google Shape;3622;p57" draw:style-name="gr9" draw:text-style-name="P9" draw:layer="layout" svg:width="1.335cm" svg:height="1.668cm" svg:x="12.75cm" svg:y="4.425cm">
              <text:p text:style-name="P20"/>
              <draw:enhanced-geometry draw:mirror-horizontal="true" draw:mirror-vertical="false" drawooo:sub-view-size="46404 57964" draw:text-areas="0 0 ?f0 ?f1" svg:viewBox="0 0 0 0" draw:type="ooxml-non-primitive" draw:enhanced-path="M 12331 0 C 11477 0 10689 237 9984 747 1 8049 21169 57964 21169 57964 21446 56485 27916 53989 27916 53989 26622 51863 25698 49552 24958 47241 24670 46245 25088 45888 25835 45888 27721 45888 31706 48166 31706 48166 31706 48166 28378 43636 28101 39939 28031 38633 28444 38145 29099 38145 31043 38145 35126 42435 35126 42435 33925 40309 33278 37813 33278 35317 33226 34443 33645 34087 34362 34087 37511 34087 46403 40956 46403 40956 46403 40956 23571 0 12331 0 Z N">
                <draw:equation draw:name="f0" draw:formula="logwidth"/>
                <draw:equation draw:name="f1" draw:formula="logheight"/>
              </draw:enhanced-geometry>
            </draw:custom-shape>
            <draw:custom-shape draw:name="Google Shape;3623;p57" draw:style-name="gr10" draw:text-style-name="P10" draw:layer="layout" svg:width="0.803cm" svg:height="1.668cm" svg:x="13.283cm" svg:y="4.425cm">
              <text:p text:style-name="P20"/>
              <draw:enhanced-geometry draw:mirror-horizontal="true" draw:mirror-vertical="false" drawooo:sub-view-size="27917 57968" draw:text-areas="0 0 ?f0 ?f1" svg:viewBox="0 0 0 0" draw:type="ooxml-non-primitive" draw:enhanced-path="M 12316 0 C 11467 0 10686 237 9984 751 1 8053 21169 57968 21169 57968 21446 56396 27916 53901 27916 53901 26622 51867 25698 49556 24958 47153 24667 46205 25123 45890 25873 45890 26074 45890 26296 45912 26530 45951 21446 31624 14975 10364 19505 3616 16822 1391 14371 0 12316 0 Z N">
                <draw:equation draw:name="f0" draw:formula="logwidth"/>
                <draw:equation draw:name="f1" draw:formula="logheight"/>
              </draw:enhanced-geometry>
            </draw:custom-shape>
            <draw:custom-shape draw:name="Google Shape;3624;p57" draw:style-name="gr9" draw:text-style-name="P9" draw:layer="layout" svg:width="1.128cm" svg:height="1.686cm" svg:x="10.317cm" svg:y="4.391cm">
              <text:p text:style-name="P20"/>
              <draw:enhanced-geometry draw:mirror-horizontal="true" draw:mirror-vertical="false" drawooo:sub-view-size="39194 58588" draw:text-areas="0 0 ?f0 ?f1" svg:viewBox="0 0 0 0" draw:type="ooxml-non-primitive" draw:enhanced-path="M 26306 1 C 15197 1 1 46848 1 46848 1 46848 8323 37328 11237 37328 11757 37328 12104 37630 12202 38344 12664 40932 12295 43705 11278 46108 11278 46108 15095 40328 16992 40328 17564 40328 17961 40854 18026 42226 18210 46016 15807 51100 15807 51100 15807 51100 19771 47625 21498 47625 22024 47625 22342 47947 22278 48789 22000 51285 21446 53688 20614 55999 20614 55999 27454 57201 28009 58587 28009 58587 39193 5437 27916 353 27391 114 26853 1 26306 1 Z N">
                <draw:equation draw:name="f0" draw:formula="logwidth"/>
                <draw:equation draw:name="f1" draw:formula="logheight"/>
              </draw:enhanced-geometry>
            </draw:custom-shape>
            <draw:custom-shape draw:name="Google Shape;3625;p57" draw:style-name="gr10" draw:text-style-name="P10" draw:layer="layout" svg:width="0.494cm" svg:height="1.686cm" svg:x="10.309cm" svg:y="4.393cm">
              <text:p text:style-name="P20"/>
              <draw:enhanced-geometry draw:mirror-horizontal="true" draw:mirror-vertical="false" drawooo:sub-view-size="17194 58599" draw:text-areas="0 0 ?f0 ?f1" svg:viewBox="0 0 0 0" draw:type="ooxml-non-primitive" draw:enhanced-path="M 4395 0 C 3096 0 1733 648 370 1751 8320 8591 2034 45288 1 56288 1942 56657 5732 57582 6101 58599 6194 58599 17194 5541 6009 365 5486 117 4946 0 4395 0 Z N">
                <draw:equation draw:name="f0" draw:formula="logwidth"/>
                <draw:equation draw:name="f1" draw:formula="logheight"/>
              </draw:enhanced-geometry>
            </draw:custom-shape>
            <draw:custom-shape draw:name="Google Shape;3626;p57" draw:style-name="gr2" draw:text-style-name="P2" draw:layer="layout" svg:width="0.39cm" svg:height="0.403cm" svg:x="11.06cm" svg:y="5.45cm">
              <text:p text:style-name="P20"/>
              <draw:enhanced-geometry draw:mirror-horizontal="true" draw:mirror-vertical="false" drawooo:sub-view-size="13589 14028" draw:text-areas="0 0 ?f0 ?f1" svg:viewBox="0 0 0 0" draw:type="ooxml-non-primitive" draw:enhanced-path="M 11105 1 C 11001 1 10908 24 10816 70 L 10539 70 C 10354 70 10076 162 9891 255 9337 532 8782 809 8320 1272 6934 2288 5639 3582 4530 4877 1942 7742 1 11162 93 11162 93 11162 648 10423 1572 9313 2497 8204 3698 6725 4992 5339 6194 4045 7488 2935 8875 1919 9244 1549 9707 1272 10261 1087 10446 994 10631 994 10816 902 L 11278 902 C 11648 994 12017 1364 12202 1734 12665 2843 12480 4877 12110 6633 11648 8389 11186 10053 10631 11717 10354 12456 10076 13196 9891 14028 10354 13288 10631 12549 10908 11809 11648 10238 12202 8574 12665 6818 13127 4969 13589 3028 12942 1456 12849 1087 12572 717 12295 440 12017 255 11740 162 11463 70 11324 24 11209 1 11105 1 Z N">
                <draw:equation draw:name="f0" draw:formula="logwidth"/>
                <draw:equation draw:name="f1" draw:formula="logheight"/>
              </draw:enhanced-geometry>
            </draw:custom-shape>
            <draw:custom-shape draw:name="Google Shape;3627;p57" draw:style-name="gr2" draw:text-style-name="P2" draw:layer="layout" svg:width="0.217cm" svg:height="0.386cm" svg:x="10.903cm" svg:y="5.548cm">
              <text:p text:style-name="P20"/>
              <draw:enhanced-geometry draw:mirror-horizontal="true" draw:mirror-vertical="false" drawooo:sub-view-size="7581 13427" draw:text-areas="0 0 ?f0 ?f1" svg:viewBox="0 0 0 0" draw:type="ooxml-non-primitive" draw:enhanced-path="M 6147 0 C 6070 0 5993 8 5916 24 5547 116 5177 208 4899 486 4252 856 3698 1318 3236 1872 1942 3351 832 4923 0 6586 4 6588 8 6589 13 6589 247 6589 1794 4329 3698 2334 4160 1872 4715 1503 5269 1133 5454 948 5731 856 6009 856 6101 856 6286 948 6378 1040 6471 1318 6563 1687 6563 2057 L 6563 2519 6563 2982 C 6563 3351 6563 3813 6563 4183 6378 5477 6101 6771 5731 7973 5362 9360 4899 10654 4622 11670 4437 12225 4252 12872 4160 13427 4530 12965 4807 12410 4992 11855 5454 10838 5916 9544 6471 8158 6933 6956 7210 5662 7395 4368 7488 3906 7488 3444 7580 2982 L 7580 2519 7580 1965 C 7488 1503 7395 948 7118 578 6887 193 6527 0 6147 0 Z N">
                <draw:equation draw:name="f0" draw:formula="logwidth"/>
                <draw:equation draw:name="f1" draw:formula="logheight"/>
              </draw:enhanced-geometry>
            </draw:custom-shape>
            <draw:custom-shape draw:name="Google Shape;3628;p57" draw:style-name="gr2" draw:text-style-name="P2" draw:layer="layout" svg:width="0.364cm" svg:height="0.416cm" svg:x="10.615cm" svg:y="5.749cm">
              <text:p text:style-name="P20"/>
              <draw:enhanced-geometry draw:mirror-horizontal="true" draw:mirror-vertical="false" drawooo:sub-view-size="12665 14490" draw:text-areas="0 0 ?f0 ?f1" svg:viewBox="0 0 0 0" draw:type="ooxml-non-primitive" draw:enhanced-path="M 5120 1 C 4890 1 4657 53 4438 162 4068 347 3606 532 3236 809 2589 1271 1942 1826 1387 2381 740 2935 278 3582 1 4414 93 4414 648 3582 1665 2658 2219 2196 2866 1641 3513 1271 3883 1086 4253 902 4715 717 4830 678 4961 656 5094 656 5283 656 5477 701 5639 809 6009 1364 6102 2011 6009 2658 5917 3305 5824 3952 5639 4599 5362 5708 5085 6355 5085 6355 L 4808 7187 4438 8112 4345 8481 C 4345 8574 4253 8666 4253 8759 L 3698 9960 5917 9960 C 6471 9960 6934 10053 7488 10238 8597 10422 9614 10885 10539 11532 11278 11994 11833 12733 12202 13473 12572 14027 12572 14490 12665 14490 12665 14490 12665 14397 12665 14212 12665 13935 12572 13750 12480 13473 12110 12548 11555 11809 10816 11254 9891 10515 8782 9960 7673 9590 7118 9498 6564 9313 5917 9221 5639 9128 5270 9128 5085 9128 L 4992 9128 C 4992 9128 4992 9128 5085 9036 5085 8851 5177 8666 5270 8481 5362 8112 5547 7834 5639 7557 5824 7002 5917 6725 5917 6725 5917 6725 6194 5986 6471 4876 6564 4137 6749 3490 6749 2843 6841 2381 6841 2011 6749 1549 6749 1086 6471 624 6102 347 5822 123 5474 1 5120 1 Z N">
                <draw:equation draw:name="f0" draw:formula="logwidth"/>
                <draw:equation draw:name="f1" draw:formula="logheight"/>
              </draw:enhanced-geometry>
            </draw:custom-shape>
            <draw:custom-shape draw:name="Google Shape;3629;p57" draw:style-name="gr2" draw:text-style-name="P2" draw:layer="layout" svg:width="0.42cm" svg:height="0.393cm" svg:x="12.728cm" svg:y="5.391cm">
              <text:p text:style-name="P20"/>
              <draw:enhanced-geometry draw:mirror-horizontal="true" draw:mirror-vertical="false" drawooo:sub-view-size="14606 13682" draw:text-areas="0 0 ?f0 ?f1" svg:viewBox="0 0 0 0" draw:type="ooxml-non-primitive" draw:enhanced-path="M 2311 1 C 2034 1 1849 93 1664 93 1387 278 1110 463 925 648 648 1018 463 1295 370 1757 0 3421 648 5270 1387 7026 2126 8597 2958 10169 3883 11648 4252 12387 4715 13034 5269 13681 4900 12942 4622 12202 4160 11555 3421 9984 2681 8413 2034 6841 1387 5085 832 3144 1110 1942 1202 1480 1572 1110 1942 1018 2034 972 2126 948 2207 948 2288 948 2358 972 2404 1018 2589 1018 2774 1018 2958 1110 3513 1203 3975 1387 4530 1665 6009 2497 7488 3421 8782 4438 10261 5639 11740 6841 12756 7858 13866 8782 14513 9522 14513 9522 14605 9522 12202 6471 9244 3976 7857 2866 6471 1757 4900 925 4345 556 3790 371 3236 186 2958 93 2774 1 2496 1 Z N">
                <draw:equation draw:name="f0" draw:formula="logwidth"/>
                <draw:equation draw:name="f1" draw:formula="logheight"/>
              </draw:enhanced-geometry>
            </draw:custom-shape>
            <draw:custom-shape draw:name="Google Shape;3630;p57" draw:style-name="gr2" draw:text-style-name="P2" draw:layer="layout" svg:width="0.233cm" svg:height="0.369cm" svg:x="13.057cm" svg:y="5.519cm">
              <text:p text:style-name="P20"/>
              <draw:enhanced-geometry draw:mirror-horizontal="true" draw:mirror-vertical="false" drawooo:sub-view-size="8136 12850" draw:text-areas="0 0 ?f0 ?f1" svg:viewBox="0 0 0 0" draw:type="ooxml-non-primitive" draw:enhanced-path="M 1295 1 C 833 1 463 278 278 648 93 1110 1 1665 1 2127 L 1 2681 C 1 2681 1 2866 93 3144 186 3606 278 3976 463 4438 833 5732 1388 6933 2035 8135 2682 9429 3421 10631 3976 11555 4253 12017 4623 12480 5085 12849 4900 12295 4715 11740 4345 11278 3883 10261 3236 8967 2682 7765 2127 6564 1665 5362 1388 4160 1295 3791 1203 3328 1110 2959 1110 2681 1018 2497 1018 2497 1018 2312 1018 2219 1018 2034 925 1665 1018 1295 1110 1018 1110 833 1295 740 1388 740 1665 740 1942 740 2127 925 2774 1202 3329 1480 3883 1942 6143 3569 7961 5550 8127 5550 8130 5550 8133 5549 8135 5547 7026 3976 5732 2589 4253 1387 3698 925 3144 555 2404 278 2127 93 1665 1 1295 1 Z N">
                <draw:equation draw:name="f0" draw:formula="logwidth"/>
                <draw:equation draw:name="f1" draw:formula="logheight"/>
              </draw:enhanced-geometry>
            </draw:custom-shape>
            <draw:custom-shape draw:name="Google Shape;3631;p57" draw:style-name="gr2" draw:text-style-name="P2" draw:layer="layout" svg:width="0.318cm" svg:height="0.444cm" svg:x="13.181cm" svg:y="5.731cm">
              <text:p text:style-name="P20"/>
              <draw:enhanced-geometry draw:mirror-horizontal="true" draw:mirror-vertical="false" drawooo:sub-view-size="11093 15470" draw:text-areas="0 0 ?f0 ?f1" svg:viewBox="0 0 0 0" draw:type="ooxml-non-primitive" draw:enhanced-path="M 5635 0 C 5209 0 4795 136 4437 495 4160 865 3975 1327 3975 1789 3975 2251 4067 2621 4160 2991 4252 3638 4437 4285 4714 4932 5176 6133 5546 6688 5546 6688 5546 6688 5639 7058 5916 7520 6101 7797 6286 8074 6471 8444 L 6748 8906 6840 8999 6748 8999 C 6563 8999 6193 9184 5916 9276 5361 9369 4807 9646 4252 9831 3143 10293 2219 11032 1387 11864 740 12604 277 13436 93 14360 0 14637 0 14915 0 15192 93 15377 93 15469 93 15469 185 15469 185 15007 462 14360 647 13528 1202 12789 1756 12234 2588 11495 3513 10848 4622 10478 5084 10293 5639 10108 6193 9923 6471 9831 6748 9831 6933 9831 L 8319 9553 7672 8537 C 7580 8444 7487 8259 7487 8167 L 7395 7890 C 7210 7612 7025 7243 6840 7058 L 6471 6226 C 6471 6226 6101 5579 5731 4562 5454 4007 5176 3360 5084 2713 4807 2159 4807 1419 5084 865 5203 685 5400 583 5624 583 5746 583 5877 614 6008 680 6378 680 6748 865 7118 957 7857 1327 8504 1696 9151 2159 9798 2621 10445 3083 11092 3638 10630 2898 10075 2251 9428 1881 8781 1327 8042 865 7395 495 6933 310 6471 125 6008 33 5884 12 5759 0 5635 0 Z N">
                <draw:equation draw:name="f0" draw:formula="logwidth"/>
                <draw:equation draw:name="f1" draw:formula="logheight"/>
              </draw:enhanced-geometry>
            </draw:custom-shape>
            <draw:custom-shape draw:name="Google Shape;3632;p57" draw:style-name="gr23" draw:text-style-name="P26" draw:layer="layout" svg:width="0.007cm" svg:height="0.02cm" svg:x="11.156cm" svg:y="5.833cm">
              <text:p text:style-name="P20"/>
              <draw:enhanced-geometry draw:mirror-horizontal="true" draw:mirror-vertical="false" drawooo:sub-view-size="278 740" draw:text-areas="0 0 ?f0 ?f1" svg:viewBox="0 0 0 0" draw:type="ooxml-non-primitive" draw:enhanced-path="M 278 0 L 278 0 C 93 277 93 462 0 740 93 462 185 277 278 0 Z N">
                <draw:equation draw:name="f0" draw:formula="logwidth"/>
                <draw:equation draw:name="f1" draw:formula="logheight"/>
              </draw:enhanced-geometry>
            </draw:custom-shape>
            <draw:custom-shape draw:name="Google Shape;3633;p57" draw:style-name="gr8" draw:text-style-name="P8" draw:layer="layout" svg:width="0.231cm" svg:height="0.35cm" svg:x="12.796cm" svg:y="6.485cm">
              <text:p text:style-name="P20"/>
              <draw:enhanced-geometry draw:mirror-horizontal="true" draw:mirror-vertical="false" drawooo:sub-view-size="8042 12203" draw:text-areas="0 0 ?f0 ?f1" svg:viewBox="0 0 0 0" draw:type="ooxml-non-primitive" draw:enhanced-path="M 3975 1 C 1756 1 0 3143 0 6933 0 7765 0 8505 185 9244 2681 9244 4992 10353 6563 12202 7487 10631 8042 8782 7949 6933 7949 3051 6193 1 3975 1 Z N">
                <draw:equation draw:name="f0" draw:formula="logwidth"/>
                <draw:equation draw:name="f1" draw:formula="logheight"/>
              </draw:enhanced-geometry>
            </draw:custom-shape>
            <draw:custom-shape draw:name="Google Shape;3634;p57" draw:style-name="gr7" draw:text-style-name="P7" draw:layer="layout" svg:width="0.074cm" svg:height="0.148cm" svg:x="12.835cm" svg:y="6.592cm">
              <text:p text:style-name="P20"/>
              <draw:enhanced-geometry draw:mirror-horizontal="true" draw:mirror-vertical="false" drawooo:sub-view-size="2589 5177" draw:text-areas="0 0 ?f0 ?f1" svg:viewBox="0 0 0 0" draw:type="ooxml-non-primitive" draw:enhanced-path="M 1295 0 C 555 0 1 1202 1 2588 1 3975 555 5176 1295 5176 2034 5176 2589 3975 2589 2588 2589 1202 2034 0 1295 0 Z N">
                <draw:equation draw:name="f0" draw:formula="logwidth"/>
                <draw:equation draw:name="f1" draw:formula="logheight"/>
              </draw:enhanced-geometry>
            </draw:custom-shape>
            <draw:custom-shape draw:name="Google Shape;3635;p57" draw:style-name="gr8" draw:text-style-name="P8" draw:layer="layout" svg:width="0.231cm" svg:height="0.342cm" svg:x="11.452cm" svg:y="6.485cm">
              <text:p text:style-name="P20"/>
              <draw:enhanced-geometry draw:mirror-horizontal="true" draw:mirror-vertical="false" drawooo:sub-view-size="8043 11925" draw:text-areas="0 0 ?f0 ?f1" svg:viewBox="0 0 0 0" draw:type="ooxml-non-primitive" draw:enhanced-path="M 4068 1 C 1849 1 93 3143 93 6933 1 8690 370 10353 1202 11925 1295 11740 1480 11648 1572 11555 3236 9891 5547 8967 7858 8967 7950 8320 8043 7580 8043 6933 8043 3051 6286 1 4068 1 Z N">
                <draw:equation draw:name="f0" draw:formula="logwidth"/>
                <draw:equation draw:name="f1" draw:formula="logheight"/>
              </draw:enhanced-geometry>
            </draw:custom-shape>
            <draw:custom-shape draw:name="Google Shape;3636;p57" draw:style-name="gr7" draw:text-style-name="P7" draw:layer="layout" svg:width="0.074cm" svg:height="0.148cm" svg:x="11.488cm" svg:y="6.565cm">
              <text:p text:style-name="P20"/>
              <draw:enhanced-geometry draw:mirror-horizontal="true" draw:mirror-vertical="false" drawooo:sub-view-size="2589 5178" draw:text-areas="0 0 ?f0 ?f1" svg:viewBox="0 0 0 0" draw:type="ooxml-non-primitive" draw:enhanced-path="M 1295 1 C 555 1 1 1202 1 2589 1 3975 555 5177 1295 5177 2034 5177 2589 3975 2589 2589 2589 1202 2034 1 1295 1 Z N">
                <draw:equation draw:name="f0" draw:formula="logwidth"/>
                <draw:equation draw:name="f1" draw:formula="logheight"/>
              </draw:enhanced-geometry>
            </draw:custom-shape>
            <draw:custom-shape draw:name="Google Shape;3637;p57" draw:style-name="gr24" draw:text-style-name="P27" draw:layer="layout" svg:width="0.111cm" svg:height="0.058cm" svg:x="12.884cm" svg:y="7.156cm">
              <text:p text:style-name="P20"/>
              <draw:enhanced-geometry draw:mirror-horizontal="true" draw:mirror-vertical="false" drawooo:sub-view-size="3883 2034" draw:text-areas="0 0 ?f0 ?f1" svg:viewBox="0 0 0 0" draw:type="ooxml-non-primitive" draw:enhanced-path="M 1757 0 C 1664 0 1479 0 1294 93 1017 185 647 370 462 647 185 925 0 1202 0 1572 0 1849 93 2034 278 2034 555 1941 925 1849 1202 1757 L 1664 1757 C 1664 1757 1757 1757 1849 1849 L 2034 1757 2681 1757 C 3143 1757 3698 1757 3790 1572 3883 1294 3605 832 3051 462 2773 278 2496 185 2219 93 L 1757 0 Z N">
                <draw:equation draw:name="f0" draw:formula="logwidth"/>
                <draw:equation draw:name="f1" draw:formula="logheight"/>
              </draw:enhanced-geometry>
            </draw:custom-shape>
            <draw:custom-shape draw:name="Google Shape;3638;p57" draw:style-name="gr7" draw:text-style-name="P7" draw:layer="layout" svg:width="1.463cm" svg:height="0.611cm" svg:x="11.481cm" svg:y="7.105cm">
              <text:p text:style-name="P20"/>
              <draw:enhanced-geometry draw:mirror-horizontal="true" draw:mirror-vertical="false" drawooo:sub-view-size="50840 21261" draw:text-areas="0 0 ?f0 ?f1" svg:viewBox="0 0 0 0" draw:type="ooxml-non-primitive" draw:enhanced-path="M 48806 0 C 47882 185 47420 740 47605 924 47789 1109 48436 1109 48714 1387 48806 1387 48899 1479 48899 1664 48714 1756 48529 1849 48344 1941 47235 2681 46218 3605 45386 4622 44277 6101 43260 7672 42428 9336 41504 11185 40487 12941 39193 14605 37991 16084 36420 17378 34571 18302 33092 19042 31336 19504 29672 19504 28378 19411 27176 19227 26067 18857 L 24588 18487 C 24588 18487 24034 18395 23017 18210 22000 18025 20891 17932 19874 17932 19874 17748 19966 17470 19966 17193 20059 16453 20151 15714 20151 15714 20151 15714 19966 15067 19689 14327 19504 13588 19319 12941 19042 12941 19026 12936 19011 12933 18996 12933 18744 12933 18569 13635 18395 14420 18210 15159 18210 15899 18210 15899 18210 15899 18395 16638 18672 17285 18765 17563 18765 17748 18857 17932 18488 18025 18025 18025 17656 18025 17193 18117 16731 18210 16269 18302 15252 18487 14420 18672 13404 18857 12918 18926 12427 18961 11936 18961 10463 18961 8990 18649 7673 18025 5916 17101 4530 15622 3698 13773 2958 12201 2311 10538 1757 8874 1295 7395 925 6101 648 5176 463 4714 278 4252 1 3790 L 1 3790 C 1 4344 93 4807 278 5269 463 6193 740 7487 1017 9059 1387 10907 1942 12664 2681 14327 3513 16453 4992 18210 6933 19319 8531 20118 10300 20517 12106 20517 12598 20517 13093 20488 13588 20428 14605 20336 15622 20058 16454 19966 16916 19874 17286 19781 17748 19781 L 18950 19781 C 20151 19781 21353 19874 22647 20151 23479 20336 24034 20428 24034 20428 L 25513 20798 C 26807 21075 28193 21260 29580 21260 31521 21260 33462 20705 35218 19781 37159 18672 38916 17193 40210 15437 41411 13680 42521 11832 43353 9891 44000 8134 44924 6563 45941 5084 46773 3790 47789 2773 48991 1849 48991 1941 49083 1941 49083 1941 49268 2126 49361 2311 49546 2496 49823 2866 50008 3420 50285 3420 50297 3426 50310 3429 50323 3429 50516 3429 50840 2818 50840 2126 50840 1849 50747 1479 50655 1109 50655 1017 50562 924 50562 832 L 50470 647 C 50285 555 50193 370 50008 277 49638 92 49176 0 48806 0 Z N">
                <draw:equation draw:name="f0" draw:formula="logwidth"/>
                <draw:equation draw:name="f1" draw:formula="logheight"/>
              </draw:enhanced-geometry>
            </draw:custom-shape>
            <draw:custom-shape draw:name="Google Shape;3639;p57" draw:style-name="gr7" draw:text-style-name="P7" draw:layer="layout" svg:width="0.821cm" svg:height="0.402cm" svg:x="12.038cm" svg:y="7.097cm">
              <text:p text:style-name="P20"/>
              <draw:enhanced-geometry draw:mirror-horizontal="true" draw:mirror-vertical="false" drawooo:sub-view-size="28550 14002" draw:text-areas="0 0 ?f0 ?f1" svg:viewBox="0 0 0 0" draw:type="ooxml-non-primitive" draw:enhanced-path="M 15288 0 C 7681 0 0 3471 8428 10174 10646 11837 12957 13039 15546 13871 15742 13936 15984 14002 16240 14002 16346 14002 16454 13990 16562 13963 18226 13871 20167 11930 21276 10913 22293 10081 23310 9157 24234 8140 28549 2660 21947 0 15288 0 Z N">
                <draw:equation draw:name="f0" draw:formula="logwidth"/>
                <draw:equation draw:name="f1" draw:formula="logheight"/>
              </draw:enhanced-geometry>
            </draw:custom-shape>
            <draw:custom-shape draw:name="Google Shape;3640;p57" draw:style-name="gr7" draw:text-style-name="P7" draw:layer="layout" svg:width="0.499cm" svg:height="0.164cm" svg:x="12.17cm" svg:y="7.119cm">
              <text:p text:style-name="P20"/>
              <draw:enhanced-geometry draw:mirror-horizontal="true" draw:mirror-vertical="false" drawooo:sub-view-size="17379 5718" draw:text-areas="0 0 ?f0 ?f1" svg:viewBox="0 0 0 0" draw:type="ooxml-non-primitive" draw:enhanced-path="M 8970 0 C 4679 0 349 1283 0 3776 1479 4978 4622 5717 8227 5717 12849 5717 16639 4516 17378 2852 16271 936 12634 0 8970 0 Z N">
                <draw:equation draw:name="f0" draw:formula="logwidth"/>
                <draw:equation draw:name="f1" draw:formula="logheight"/>
              </draw:enhanced-geometry>
            </draw:custom-shape>
            <draw:custom-shape draw:name="Google Shape;3641;p57" draw:style-name="gr7" draw:text-style-name="P7" draw:layer="layout" svg:width="0.603cm" svg:height="0.298cm" svg:x="12.114cm" svg:y="7.201cm">
              <text:p text:style-name="P20"/>
              <draw:enhanced-geometry draw:mirror-horizontal="true" draw:mirror-vertical="false" drawooo:sub-view-size="20984 10392" draw:text-areas="0 0 ?f0 ?f1" svg:viewBox="0 0 0 0" draw:type="ooxml-non-primitive" draw:enhanced-path="M 20336 1 L 20336 1 C 19412 2312 17009 5269 11093 5547 10620 5591 10148 5613 9676 5613 6185 5613 2770 4418 1 2219 L 1 2219 C 740 3975 1942 5547 3605 6564 5731 8227 8135 9429 10631 10261 10892 10326 11153 10392 11415 10392 11523 10392 11631 10380 11740 10353 13311 10261 15252 8320 16361 7303 17471 6471 18395 5547 19319 4530 20706 2681 20983 1202 20336 1 Z N">
                <draw:equation draw:name="f0" draw:formula="logwidth"/>
                <draw:equation draw:name="f1" draw:formula="logheight"/>
              </draw:enhanced-geometry>
            </draw:custom-shape>
            <draw:custom-shape draw:name="Google Shape;3642;p57" draw:style-name="gr7" draw:text-style-name="P7" draw:layer="layout" svg:width="0.161cm" svg:height="0.079cm" svg:x="12.293cm" svg:y="7.161cm">
              <text:p text:style-name="P20"/>
              <draw:enhanced-geometry draw:mirror-horizontal="true" draw:mirror-vertical="false" drawooo:sub-view-size="5640 2774" draw:text-areas="0 0 ?f0 ?f1" svg:viewBox="0 0 0 0" draw:type="ooxml-non-primitive" draw:enhanced-path="M 2866 0 C 1295 0 1 555 1 1387 1 2126 1295 2773 2866 2773 4345 2773 5639 2126 5639 1387 5639 555 4345 0 2866 0 Z N">
                <draw:equation draw:name="f0" draw:formula="logwidth"/>
                <draw:equation draw:name="f1" draw:formula="logheight"/>
              </draw:enhanced-geometry>
            </draw:custom-shape>
            <draw:custom-shape draw:name="Google Shape;3643;p57" draw:style-name="gr6" draw:text-style-name="P6" draw:layer="layout" svg:width="0.068cm" svg:height="0.058cm" svg:x="12.098cm" svg:y="7.459cm">
              <text:p text:style-name="P20"/>
              <draw:enhanced-geometry draw:mirror-horizontal="true" draw:mirror-vertical="false" drawooo:sub-view-size="2405 2041" draw:text-areas="0 0 ?f0 ?f1" svg:viewBox="0 0 0 0" draw:type="ooxml-non-primitive" draw:enhanced-path="M 1387 1 C 463 1 1 1110 648 1757 845 1955 1086 2040 1324 2040 1869 2040 2404 1596 2404 1018 2404 463 1942 1 1387 1 Z N">
                <draw:equation draw:name="f0" draw:formula="logwidth"/>
                <draw:equation draw:name="f1" draw:formula="logheight"/>
              </draw:enhanced-geometry>
            </draw:custom-shape>
            <draw:custom-shape draw:name="Google Shape;3644;p57" draw:style-name="gr6" draw:text-style-name="P6" draw:layer="layout" svg:width="0.023cm" svg:height="0.019cm" svg:x="12cm" svg:y="7.409cm">
              <text:p text:style-name="P20"/>
              <draw:enhanced-geometry draw:mirror-horizontal="true" draw:mirror-vertical="false" drawooo:sub-view-size="832 694" draw:text-areas="0 0 ?f0 ?f1" svg:viewBox="0 0 0 0" draw:type="ooxml-non-primitive" draw:enhanced-path="M 416 1 C 231 1 46 116 0 347 0 578 208 694 416 694 624 694 832 578 832 347 786 116 601 1 416 1 Z N">
                <draw:equation draw:name="f0" draw:formula="logwidth"/>
                <draw:equation draw:name="f1" draw:formula="logheight"/>
              </draw:enhanced-geometry>
            </draw:custom-shape>
            <draw:custom-shape draw:name="Google Shape;3645;p57" draw:style-name="gr6" draw:text-style-name="P6" draw:layer="layout" svg:width="0.028cm" svg:height="0.028cm" svg:x="11.981cm" svg:y="7.523cm">
              <text:p text:style-name="P20"/>
              <draw:enhanced-geometry draw:mirror-horizontal="true" draw:mirror-vertical="false" drawooo:sub-view-size="1018 1018" draw:text-areas="0 0 ?f0 ?f1" svg:viewBox="0 0 0 0" draw:type="ooxml-non-primitive" draw:enhanced-path="M 463 0 C 185 0 1 278 1 555 1 832 185 1017 463 1017 740 1017 1017 832 1017 555 1017 278 740 0 463 0 Z N">
                <draw:equation draw:name="f0" draw:formula="logwidth"/>
                <draw:equation draw:name="f1" draw:formula="logheight"/>
              </draw:enhanced-geometry>
            </draw:custom-shape>
            <draw:custom-shape draw:name="Google Shape;3646;p57" draw:style-name="gr6" draw:text-style-name="P6" draw:layer="layout" svg:width="0.05cm" svg:height="0.045cm" svg:x="12.705cm" svg:y="7.494cm">
              <text:p text:style-name="P20"/>
              <draw:enhanced-geometry draw:mirror-horizontal="true" draw:mirror-vertical="false" drawooo:sub-view-size="1758 1594" draw:text-areas="0 0 ?f0 ?f1" svg:viewBox="0 0 0 0" draw:type="ooxml-non-primitive" draw:enhanced-path="M 1018 1 C 278 1 1 832 463 1387 606 1530 785 1594 963 1594 1361 1594 1757 1279 1757 832 1757 370 1387 1 1018 1 Z N">
                <draw:equation draw:name="f0" draw:formula="logwidth"/>
                <draw:equation draw:name="f1" draw:formula="logheight"/>
              </draw:enhanced-geometry>
            </draw:custom-shape>
            <draw:custom-shape draw:name="Google Shape;3647;p57" draw:style-name="gr6" draw:text-style-name="P6" draw:layer="layout" svg:width="0.042cm" svg:height="0.042cm" svg:x="12.633cm" svg:y="7.438cm">
              <text:p text:style-name="P20"/>
              <draw:enhanced-geometry draw:mirror-horizontal="true" draw:mirror-vertical="false" drawooo:sub-view-size="1480 1480" draw:text-areas="0 0 ?f0 ?f1" svg:viewBox="0 0 0 0" draw:type="ooxml-non-primitive" draw:enhanced-path="M 740 0 C 371 0 1 278 1 740 1 1110 371 1479 740 1479 1203 1479 1480 1110 1480 740 1480 278 1203 0 740 0 Z N">
                <draw:equation draw:name="f0" draw:formula="logwidth"/>
                <draw:equation draw:name="f1" draw:formula="logheight"/>
              </draw:enhanced-geometry>
            </draw:custom-shape>
            <draw:custom-shape draw:name="Google Shape;3648;p57" draw:style-name="gr6" draw:text-style-name="P6" draw:layer="layout" svg:width="0.022cm" svg:height="0.021cm" svg:x="12.571cm" svg:y="7.552cm">
              <text:p text:style-name="P20"/>
              <draw:enhanced-geometry draw:mirror-horizontal="true" draw:mirror-vertical="false" drawooo:sub-view-size="816 754" draw:text-areas="0 0 ?f0 ?f1" svg:viewBox="0 0 0 0" draw:type="ooxml-non-primitive" draw:enhanced-path="M 303 1 C 1 1 1 753 303 753 319 753 336 751 354 747 631 747 816 562 816 377 723 192 631 7 354 7 336 3 319 1 303 1 Z N">
                <draw:equation draw:name="f0" draw:formula="logwidth"/>
                <draw:equation draw:name="f1" draw:formula="logheight"/>
              </draw:enhanced-geometry>
            </draw:custom-shape>
            <draw:custom-shape draw:name="Google Shape;3649;p57" draw:style-name="gr7" draw:text-style-name="P7" draw:layer="layout" svg:width="0.582cm" svg:height="0.281cm" svg:x="12.148cm" svg:y="7.765cm">
              <text:p text:style-name="P20"/>
              <draw:enhanced-geometry draw:mirror-horizontal="true" draw:mirror-vertical="false" drawooo:sub-view-size="20244 9806" draw:text-areas="0 0 ?f0 ?f1" svg:viewBox="0 0 0 0" draw:type="ooxml-non-primitive" draw:enhanced-path="M 371 1 C 1 1295 278 2682 925 3791 1665 4992 2589 6102 3698 7026 5816 8879 8523 9805 11257 9805 11387 9805 11517 9803 11648 9799 13866 9707 15992 9244 18026 8412 18580 8135 19135 7858 19689 7581 L 20244 7211 20244 7211 C 17858 7934 15415 8318 12915 8318 12220 8318 11520 8288 10816 8228 8320 8043 6009 7026 4160 5455 2774 4438 1665 3144 833 1757 648 1295 463 925 463 463 371 186 371 1 371 1 Z N">
                <draw:equation draw:name="f0" draw:formula="logwidth"/>
                <draw:equation draw:name="f1" draw:formula="logheight"/>
              </draw:enhanced-geometry>
            </draw:custom-shape>
            <draw:custom-shape draw:name="Google Shape;3650;p57" draw:style-name="gr4" draw:text-style-name="P4" draw:layer="layout" svg:width="0.933cm" svg:height="1.506cm" svg:x="10.398cm" svg:y="8.261cm">
              <text:p text:style-name="P20"/>
              <draw:enhanced-geometry draw:mirror-horizontal="true" draw:mirror-vertical="false" drawooo:sub-view-size="32445 52347" draw:text-areas="0 0 ?f0 ?f1" svg:viewBox="0 0 0 0" draw:type="ooxml-non-primitive" draw:enhanced-path="M 17691 0 C 8739 0 0 31026 0 31026 0 31026 2616 52347 13498 52347 14368 52347 15290 52210 16269 51916 24310 49513 32445 17253 22184 2926 20708 877 19197 0 17691 0 Z N">
                <draw:equation draw:name="f0" draw:formula="logwidth"/>
                <draw:equation draw:name="f1" draw:formula="logheight"/>
              </draw:enhanced-geometry>
            </draw:custom-shape>
            <draw:custom-shape draw:name="Google Shape;3651;p57" draw:style-name="gr3" draw:text-style-name="P3" draw:layer="layout" svg:width="0.992cm" svg:height="1.14cm" svg:x="10.716cm" svg:y="8.619cm">
              <text:p text:style-name="P20"/>
              <draw:enhanced-geometry draw:mirror-horizontal="true" draw:mirror-vertical="false" drawooo:sub-view-size="34479 39613" draw:text-areas="0 0 ?f0 ?f1" svg:viewBox="0 0 0 0" draw:type="ooxml-non-primitive" draw:enhanced-path="M 4397 0 C 4166 0 3963 40 3791 122 1 2063 5917 17962 5917 17962 8720 25469 16834 39612 23849 39612 24004 39612 24158 39606 24311 39592 31429 39037 34479 35617 30874 26836 27341 18356 9374 0 4397 0 Z N">
                <draw:equation draw:name="f0" draw:formula="logwidth"/>
                <draw:equation draw:name="f1" draw:formula="logheight"/>
              </draw:enhanced-geometry>
            </draw:custom-shape>
            <draw:custom-shape draw:name="Google Shape;3652;p57" draw:style-name="gr4" draw:text-style-name="P4" draw:layer="layout" svg:width="1.04cm" svg:height="1.193cm" svg:x="10.692cm" svg:y="8.592cm">
              <text:p text:style-name="P20"/>
              <draw:enhanced-geometry draw:mirror-horizontal="true" draw:mirror-vertical="false" drawooo:sub-view-size="36143 41454" draw:text-areas="0 0 ?f0 ?f1" svg:viewBox="0 0 0 0" draw:type="ooxml-non-primitive" draw:enhanced-path="M 4842 0 C 4553 0 4253 69 3976 208 1 2149 6194 18787 6194 18787 9182 26574 17579 41454 24958 41454 25112 41454 25267 41447 25420 41434 32815 40787 36143 37274 32353 28031 31891 27107 31429 26182 30874 25258 30227 25443 29672 25535 28933 25720 28638 25768 28340 25791 28037 25791 20739 25791 11223 12289 7673 4922 7673 4922 6749 2889 5639 208 5408 69 5131 0 4842 0 Z N">
                <draw:equation draw:name="f0" draw:formula="logwidth"/>
                <draw:equation draw:name="f1" draw:formula="logheight"/>
              </draw:enhanced-geometry>
            </draw:custom-shape>
            <draw:custom-shape draw:name="Google Shape;3653;p57" draw:style-name="gr4" draw:text-style-name="P4" draw:layer="layout" svg:width="0.591cm" svg:height="0.792cm" svg:x="11.423cm" svg:y="8.574cm">
              <text:p text:style-name="P20"/>
              <draw:enhanced-geometry draw:mirror-horizontal="true" draw:mirror-vertical="false" drawooo:sub-view-size="20545 27534" draw:text-areas="0 0 ?f0 ?f1" svg:viewBox="0 0 0 0" draw:type="ooxml-non-primitive" draw:enhanced-path="M 15004 1 C 8128 1 0 19337 10392 26356 11603 27178 12809 27534 13939 27534 17643 27534 20545 23710 20191 19886 19636 14802 18804 382 15292 12 15196 4 15100 1 15004 1 Z N">
                <draw:equation draw:name="f0" draw:formula="logwidth"/>
                <draw:equation draw:name="f1" draw:formula="logheight"/>
              </draw:enhanced-geometry>
            </draw:custom-shape>
            <draw:custom-shape draw:name="Google Shape;3654;p57" draw:style-name="gr16" draw:text-style-name="P19" draw:layer="layout" svg:width="0.087cm" svg:height="0.281cm" svg:x="11.723cm" svg:y="9.053cm">
              <text:p text:style-name="P20"/>
              <draw:enhanced-geometry draw:mirror-horizontal="true" draw:mirror-vertical="false" drawooo:sub-view-size="3052 9799" draw:text-areas="0 0 ?f0 ?f1" svg:viewBox="0 0 0 0" draw:type="ooxml-non-primitive" draw:enhanced-path="M 3051 0 C 2219 463 1480 1202 925 2034 371 2866 93 3883 1 4899 1 5916 278 6933 833 7857 1387 8689 2127 9336 3051 9799 2312 9151 1757 8412 1295 7580 833 6748 648 5824 648 4899 833 3051 1665 1295 3051 0 Z N">
                <draw:equation draw:name="f0" draw:formula="logwidth"/>
                <draw:equation draw:name="f1" draw:formula="logheight"/>
              </draw:enhanced-geometry>
            </draw:custom-shape>
            <draw:custom-shape draw:name="Google Shape;3655;p57" draw:style-name="gr16" draw:text-style-name="P19" draw:layer="layout" svg:width="0.111cm" svg:height="0.281cm" svg:x="11.585cm" svg:y="9.067cm">
              <text:p text:style-name="P20"/>
              <draw:enhanced-geometry draw:mirror-horizontal="true" draw:mirror-vertical="false" drawooo:sub-view-size="3883 9799" draw:text-areas="0 0 ?f0 ?f1" svg:viewBox="0 0 0 0" draw:type="ooxml-non-primitive" draw:enhanced-path="M 3605 1 C 2681 463 1757 1202 1110 2034 370 2866 1 3883 1 5085 1 6194 370 7211 1202 8042 1942 8874 2866 9429 3883 9799 2958 9244 2219 8505 1664 7765 1017 6933 648 6009 648 5085 740 4068 1017 3143 1572 2311 2127 1480 2866 740 3605 1 Z N">
                <draw:equation draw:name="f0" draw:formula="logwidth"/>
                <draw:equation draw:name="f1" draw:formula="logheight"/>
              </draw:enhanced-geometry>
            </draw:custom-shape>
            <draw:custom-shape draw:name="Google Shape;3656;p57" draw:style-name="gr16" draw:text-style-name="P19" draw:layer="layout" svg:width="0.108cm" svg:height="0.281cm" svg:x="11.47cm" svg:y="9.003cm">
              <text:p text:style-name="P20"/>
              <draw:enhanced-geometry draw:mirror-horizontal="true" draw:mirror-vertical="false" drawooo:sub-view-size="3790 9799" draw:text-areas="0 0 ?f0 ?f1" svg:viewBox="0 0 0 0" draw:type="ooxml-non-primitive" draw:enhanced-path="M 3790 0 L 3790 0 C 2866 462 2034 1109 1294 1941 555 2773 93 3790 93 4992 0 6101 462 7210 1202 8042 1941 8781 2773 9429 3790 9798 2958 9244 2219 8504 1664 7672 1109 6933 740 5916 740 4992 832 3975 1202 3051 1756 2311 2311 1387 3050 647 3790 0 Z N">
                <draw:equation draw:name="f0" draw:formula="logwidth"/>
                <draw:equation draw:name="f1" draw:formula="logheight"/>
              </draw:enhanced-geometry>
            </draw:custom-shape>
          </draw:g>
          <draw:custom-shape draw:name="Google Shape;3657;p57" draw:style-name="gr14" draw:text-style-name="P17" draw:layer="layout" svg:width="0.715cm" svg:height="0.803cm" draw:transform="rotate (0.461290521302101) translate (8.72cm 5.857cm)">
            <text:p text:style-name="P20"/>
            <draw:enhanced-geometry draw:mirror-horizontal="false" draw:mirror-vertical="false" drawooo:sub-view-size="16252 15254" draw:text-areas="0 0 ?f0 ?f1" svg:viewBox="0 0 0 0" draw:type="ooxml-non-primitive" draw:enhanced-path="M 3149 1 C 2070 1 1038 587 531 1797 97 2955 0 4257 242 5511 820 9514 3666 12890 7090 14964 7331 15157 7572 15205 7862 15253 8151 15205 8440 15108 8633 14915 12154 12456 15578 9128 16060 4932 16252 3352 15635 13 13596 13 13582 13 13567 13 13552 13 11237 61 9067 3437 8199 5318 7620 3630 6656 2087 5354 881 4711 299 3918 1 3149 1 Z N">
              <draw:equation draw:name="f0" draw:formula="logwidth"/>
              <draw:equation draw:name="f1" draw:formula="logheight"/>
            </draw:enhanced-geometry>
          </draw:custom-shape>
          <draw:custom-shape draw:name="Google Shape;3658;p57" draw:style-name="gr14" draw:text-style-name="P17" draw:layer="layout" svg:width="0.81cm" svg:height="0.989cm" draw:transform="rotate (-0.169995069144248) translate (14.761cm 3.537cm)">
            <text:p text:style-name="P20"/>
            <draw:enhanced-geometry draw:mirror-horizontal="false" draw:mirror-vertical="false" drawooo:sub-view-size="16252 15254" draw:text-areas="0 0 ?f0 ?f1" svg:viewBox="0 0 0 0" draw:type="ooxml-non-primitive" draw:enhanced-path="M 3149 1 C 2070 1 1038 587 531 1797 97 2955 0 4257 242 5511 820 9514 3666 12890 7090 14964 7331 15157 7572 15205 7862 15253 8151 15205 8440 15108 8633 14915 12154 12456 15578 9128 16060 4932 16252 3352 15635 13 13596 13 13582 13 13567 13 13552 13 11237 61 9067 3437 8199 5318 7620 3630 6656 2087 5354 881 4711 299 3918 1 3149 1 Z N">
              <draw:equation draw:name="f0" draw:formula="logwidth"/>
              <draw:equation draw:name="f1" draw:formula="logheight"/>
            </draw:enhanced-geometry>
          </draw:custom-shape>
        </draw:g>
        <presentation:notes draw:style-name="dp2">
          <draw:page-thumbnail draw:name="Google Shape;3588;g89156866df_0_4852:notes" draw:style-name="gr44" draw:layer="layout" svg:width="16.932cm" svg:height="9.524cm" svg:x="1.058cm" svg:y="1.905cm" draw:page-number="3" presentation:class="page"/>
          <draw:frame draw:name="Google Shape;3589;g89156866df_0_4852:notes" presentation:style-name="pr6" draw:text-style-name="P4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Boogaloo" svg:font-family="Boogaloo"/>
    <style:font-face style:name="Muli" svg:font-family="Muli"/>
    <style:font-face style:name="Arial1" svg:font-family="Arial"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Muli1" svg:font-family="Muli" style:font-pitch="variable"/>
    <style:font-face style:name="Segoe UI1"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c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cd"/>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0-background" style:display-name="CUSTOM_20-background" style:family="presentation">
      <style:graphic-properties draw:stroke="none" draw:fill="solid" draw:fill-color="#ffffcd"/>
      <style:text-properties style:letter-kerning="true"/>
    </style:style>
    <style:style style:name="CUSTOM_5f_20-backgroundobjects" style:display-name="CUSTOM_20-backgroundobjects" style:family="presentation">
      <style:graphic-properties draw:textarea-horizontal-align="justify" draw:shadow="hidden" draw:shadow-offset-x="0.2cm" draw:shadow-offset-y="0.2cm" draw:shadow-color="#808080"/>
      <style:text-properties style:letter-kerning="true"/>
    </style:style>
    <style:style style:name="CUSTOM_5f_20-notes" style:display-name="CUSTOM_2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0-outline1" style:display-name="CUSTOM_20-outline1" style:family="presentation">
      <style:graphic-properties draw:stroke="none" draw:fill="none" draw:auto-grow-height="false" draw:fit-to-size="shrink-to-fit" style:shrink-to-fit="true">
        <text:list-style style:name="CUSTOM_5f_20-outline1" style:display-name="CUSTOM_2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0-outline2" style:display-name="CUSTOM_20-outline2" style:family="presentation" style:parent-style-name="CUSTOM_5f_20-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0-outline3" style:display-name="CUSTOM_20-outline3" style:family="presentation" style:parent-style-name="CUSTOM_5f_20-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0-outline4" style:display-name="CUSTOM_20-outline4" style:family="presentation" style:parent-style-name="CUSTOM_5f_20-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0-outline5" style:display-name="CUSTOM_20-outline5" style:family="presentation" style:parent-style-name="CUSTOM_5f_20-outline4">
      <style:paragraph-properties fo:margin-top="0.1cm" fo:margin-bottom="0cm"/>
      <style:text-properties fo:font-size="20pt" style:font-size-asian="20pt" style:font-size-complex="20pt"/>
    </style:style>
    <style:style style:name="CUSTOM_5f_20-outline6" style:display-name="CUSTOM_20-outline6" style:family="presentation" style:parent-style-name="CUSTOM_5f_20-outline5">
      <style:paragraph-properties fo:margin-top="0.1cm" fo:margin-bottom="0cm"/>
      <style:text-properties fo:font-size="20pt" style:font-size-asian="20pt" style:font-size-complex="20pt"/>
    </style:style>
    <style:style style:name="CUSTOM_5f_20-outline7" style:display-name="CUSTOM_20-outline7" style:family="presentation" style:parent-style-name="CUSTOM_5f_20-outline6">
      <style:paragraph-properties fo:margin-top="0.1cm" fo:margin-bottom="0cm"/>
      <style:text-properties fo:font-size="20pt" style:font-size-asian="20pt" style:font-size-complex="20pt"/>
    </style:style>
    <style:style style:name="CUSTOM_5f_20-outline8" style:display-name="CUSTOM_20-outline8" style:family="presentation" style:parent-style-name="CUSTOM_5f_20-outline7">
      <style:paragraph-properties fo:margin-top="0.1cm" fo:margin-bottom="0cm"/>
      <style:text-properties fo:font-size="20pt" style:font-size-asian="20pt" style:font-size-complex="20pt"/>
    </style:style>
    <style:style style:name="CUSTOM_5f_20-outline9" style:display-name="CUSTOM_20-outline9" style:family="presentation" style:parent-style-name="CUSTOM_5f_20-outline8">
      <style:paragraph-properties fo:margin-top="0.1cm" fo:margin-bottom="0cm"/>
      <style:text-properties fo:font-size="20pt" style:font-size-asian="20pt" style:font-size-complex="20pt"/>
    </style:style>
    <style:style style:name="CUSTOM_5f_20-subtitle" style:display-name="CUSTOM_20-subtitle" style:family="presentation">
      <style:graphic-properties draw:stroke="none" draw:fill="none" draw:textarea-vertical-align="middle">
        <text:list-style style:name="CUSTOM_5f_20-subtitle" style:display-name="CUSTOM_2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0-title" style:display-name="CUSTOM_20-title" style:family="presentation">
      <style:graphic-properties draw:stroke="none" draw:fill="none" draw:textarea-vertical-align="middle">
        <text:list-style style:name="CUSTOM_5f_20-title" style:display-name="CUSTOM_2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cd"/>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e78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e782" draw:opacity="58%"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e782" draw:opacity="70%"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Mgr7" style:family="graphic" style:parent-style-name="standard">
      <style:graphic-properties draw:stroke="none" svg:stroke-width="0cm" draw:fill="solid" draw:fill-color="#ffe782" draw:opacity="66%"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 style:family="presentation" style:parent-style-name="SECTION_5f_HEADER-backgroundobjects">
      <style:graphic-properties draw:stroke="none" draw:fill="none" draw:fill-color="#ffffff" draw:auto-grow-height="false" fo:min-height="1.27cm"/>
      <style:paragraph-properties style:writing-mode="lr-tb"/>
    </style:style>
    <style:style style:name="Mpr5"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CUSTOM_5f_20-backgroundobjects">
      <style:graphic-properties draw:stroke="none" draw:fill="none" draw:fill-color="#ffffff" draw:auto-grow-height="false" fo:min-height="1.27cm"/>
      <style:paragraph-properties style:writing-mode="lr-tb"/>
    </style:style>
    <style:style style:name="Mpr7" style:family="presentation" style:parent-style-name="CUSTOM_5f_20-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e782"/>
      <style:paragraph-properties fo:text-align="start" style:font-independent-line-spacing="true"/>
      <style:text-properties fo:font-size="14pt"/>
    </style:style>
    <style:style style:name="MP6" style:family="paragraph">
      <loext:graphic-properties draw:fill="solid" draw:fill-color="#ffe782" draw:opacity="58%"/>
      <style:paragraph-properties fo:text-align="start" style:font-independent-line-spacing="true"/>
      <style:text-properties fo:font-size="14pt"/>
    </style:style>
    <style:style style:name="MP7" style:family="paragraph">
      <loext:graphic-properties draw:fill="solid" draw:fill-color="#ffe782" draw:opacity="70%"/>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ext-properties fo:font-size="80pt"/>
    </style:style>
    <style:style style:name="MP9" style:family="paragraph">
      <loext:graphic-properties draw:fill="none"/>
      <style:paragraph-properties fo:text-align="start" style:font-independent-line-spacing="true"/>
      <style:text-properties fo:font-size="80pt"/>
    </style:style>
    <style:style style:name="MP10" style:family="paragraph">
      <style:paragraph-properties fo:margin-left="0cm" fo:margin-right="0cm" fo:margin-top="0.106cm" fo:margin-bottom="0cm" fo:line-height="100%" fo:text-align="center" fo:text-indent="0cm" style:writing-mode="lr-tb">
        <style:tab-stops>
          <style:tab-stop style:position="0cm"/>
        </style:tab-stops>
      </style:paragraph-properties>
    </style:style>
    <style:style style:name="MP11" style:family="paragraph">
      <loext:graphic-properties draw:fill="none"/>
      <style:paragraph-properties fo:text-align="center" style:font-independent-line-spacing="true"/>
      <style:text-properties fo:font-size="14pt"/>
    </style:style>
    <style:style style:name="MP12" style:family="paragraph">
      <loext:graphic-properties draw:fill="solid" draw:fill-color="#ffe782" draw:opacity="66%"/>
      <style:paragraph-properties fo:text-align="start" style:font-independent-line-spacing="true"/>
      <style:text-properties fo:font-size="14pt"/>
    </style:style>
    <style:style style:name="MT1" style:family="text">
      <style:text-properties fo:font-variant="normal" fo:text-transform="none" fo:color="#5b2018" style:text-line-through-style="none" style:text-line-through-type="none" style:text-position="0% 100%" style:font-name="Boogaloo" fo:font-size="80pt" fo:letter-spacing="normal" fo:font-style="normal" style:text-underline-style="none" fo:font-weight="normal" style:font-name-asian="Boogaloo" style:font-size-asian="80pt" style:font-style-asian="normal" style:font-weight-asian="normal" style:font-name-complex="Boogaloo" style:font-size-complex="80pt" style:font-style-complex="normal" style:font-weight-complex="normal"/>
    </style:style>
    <style:style style:name="MT2" style:family="text">
      <style:text-properties fo:font-variant="normal" fo:text-transform="none" fo:color="#5b2018" style:text-line-through-style="none" style:text-line-through-type="none" style:text-position="0% 100%" style:font-name="Muli" fo:font-size="11pt" fo:letter-spacing="normal" fo:language="en" fo:country="none" fo:font-style="normal" style:text-underline-style="none" fo:font-weight="normal" style:font-name-asian="Muli" style:font-size-asian="11pt" style:font-style-asian="normal" style:font-weight-asian="normal" style:font-name-complex="Muli" style:font-size-complex="11pt" style:font-style-complex="normal" style:font-weight-complex="normal"/>
    </style:style>
    <style:style style:name="MT3" style:family="text">
      <style:text-properties fo:font-variant="normal" fo:text-transform="none" fo:color="#5b2018" style:text-line-through-style="none" style:text-line-through-type="none" style:text-position="0% 100%" style:font-name="Muli" fo:font-size="11pt" fo:letter-spacing="normal" fo:language="en" fo:country="none" fo:font-style="normal" style:text-underline-style="solid" style:text-underline-width="auto" style:text-underline-color="font-color" fo:font-weight="bold" style:font-name-asian="Muli" style:font-size-asian="11pt" style:font-style-asian="normal" style:font-weight-asian="bold" style:font-name-complex="Muli" style:font-size-complex="1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cee8e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 style:page-layout-name="PM1" draw:style-name="Mdp1">
      <draw:frame draw:name="Google Shape;9;p2" presentation:style-name="TITLE-title" draw:layer="backgroundobjects" svg:width="8.973cm" svg:height="4.329cm" svg:x="8.219cm" svg:y="2.532cm" presentation:class="title" presentation:placeholder="true" presentation:user-transformed="true">
        <draw:text-box/>
      </draw:frame>
      <draw:custom-shape draw:name="Google Shape;11;p2" draw:style-name="Mgr3" draw:text-style-name="MP5" draw:layer="backgroundobjects" svg:width="0.442cm" svg:height="0.498cm" svg:x="1.321cm" svg:y="9.919cm">
        <text:p/>
        <draw:enhanced-geometry draw:mirror-horizontal="false" draw:mirror-vertical="false" drawooo:sub-view-size="1847 2079" draw:text-areas="0 0 ?f0 ?f1" svg:viewBox="0 0 0 0" draw:type="ooxml-non-primitive" draw:enhanced-path="M 918 0 C 802 0 706 348 687 812 290 831 0 928 0 1044 0 1150 290 1247 687 1276 706 1740 802 2078 918 2078 1034 2078 1131 1740 1150 1276 1547 1247 1846 1150 1846 1044 1846 928 1547 831 1150 812 1131 348 1034 0 918 0 Z N">
          <draw:equation draw:name="f0" draw:formula="logwidth"/>
          <draw:equation draw:name="f1" draw:formula="logheight"/>
        </draw:enhanced-geometry>
      </draw:custom-shape>
      <draw:custom-shape draw:name="Google Shape;12;p2" draw:style-name="Mgr3" draw:text-style-name="MP5" draw:layer="backgroundobjects" svg:width="0.234cm" svg:height="0.198cm" draw:transform="rotate (-1.45281206936008) translate (7.416cm 13.373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13;p2" draw:style-name="Mgr3" draw:text-style-name="MP5" draw:layer="backgroundobjects" svg:width="0.234cm" svg:height="0.198cm" draw:transform="rotate (-1.45281206936008) translate (5.776cm 6.048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14;p2" draw:style-name="Mgr3" draw:text-style-name="MP5" draw:layer="backgroundobjects" svg:width="0.11cm" svg:height="0.094cm" draw:transform="rotate (-1.45281206936008) translate (4.851cm 6.54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15;p2" draw:style-name="Mgr3" draw:text-style-name="MP5" draw:layer="backgroundobjects" svg:width="0.112cm" svg:height="0.094cm" draw:transform="rotate (-1.45281206936008) translate (3.913cm 6.931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16;p2" draw:style-name="Mgr3" draw:text-style-name="MP5" draw:layer="backgroundobjects" svg:width="0.155cm" svg:height="0.132cm" draw:transform="rotate (-1.45281206936008) translate (7.06cm 12.788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custom-shape draw:name="Google Shape;17;p2" draw:style-name="Mgr3" draw:text-style-name="MP5" draw:layer="backgroundobjects" svg:width="0.3cm" svg:height="0.338cm" svg:x="9.106cm" svg:y="11.35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custom-shape draw:name="Google Shape;18;p2" draw:style-name="Mgr3" draw:text-style-name="MP5" draw:layer="backgroundobjects" svg:width="0.234cm" svg:height="0.198cm" draw:transform="rotate (2.36823726203111) translate (20.276cm 5.423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19;p2" draw:style-name="Mgr3" draw:text-style-name="MP5" draw:layer="backgroundobjects" svg:width="0.234cm" svg:height="0.198cm" draw:transform="rotate (2.36823726203111) translate (21.979cm 8.241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20;p2" draw:style-name="Mgr3" draw:text-style-name="MP5" draw:layer="backgroundobjects" svg:width="0.11cm" svg:height="0.094cm" draw:transform="rotate (2.36823726203111) translate (20.262cm 5.974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21;p2" draw:style-name="Mgr3" draw:text-style-name="MP5" draw:layer="backgroundobjects" svg:width="0.112cm" svg:height="0.094cm" draw:transform="rotate (2.36823726203111) translate (20.746cm 5.081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22;p2" draw:style-name="Mgr3" draw:text-style-name="MP5" draw:layer="backgroundobjects" svg:width="0.155cm" svg:height="0.132cm" draw:transform="rotate (2.36823726203111) translate (23.307cm 7.094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custom-shape draw:name="Google Shape;23;p2" draw:style-name="Mgr3" draw:text-style-name="MP5" draw:layer="backgroundobjects" svg:width="0.3cm" svg:height="0.337cm" svg:x="19.274cm" svg:y="12.958cm">
        <text:p/>
        <draw:enhanced-geometry draw:mirror-horizontal="true" draw:mirror-vertical="false" drawooo:sub-view-size="1257 1411" draw:text-areas="0 0 ?f0 ?f1" svg:viewBox="0 0 0 0" draw:type="ooxml-non-primitive" draw:enhanced-path="M 628 0 C 551 0 483 232 474 551 203 570 0 628 0 706 0 783 203 850 474 860 483 1179 551 1411 628 1411 706 1411 773 1169 793 860 1063 850 1257 783 1257 706 1257 628 1063 561 793 551 773 232 706 0 628 0 Z N">
          <draw:equation draw:name="f0" draw:formula="logwidth"/>
          <draw:equation draw:name="f1" draw:formula="logheight"/>
        </draw:enhanced-geometry>
      </draw:custom-shape>
      <draw:g draw:name="Google Shape;24;p2">
        <draw:custom-shape draw:name="Google Shape;25;p2" draw:style-name="Mgr4" draw:text-style-name="MP6" draw:layer="layout" svg:width="2.524cm" svg:height="2.522cm" draw:transform="rotate (-0.0462512251778498) translate (2.815cm 9.568cm)">
          <text:p/>
          <draw:enhanced-geometry draw:mirror-horizontal="true" draw:mirror-vertical="false" drawooo:sub-view-size="57170 57145" draw:text-areas="0 0 ?f0 ?f1" svg:viewBox="0 0 0 0" draw:type="ooxml-non-primitive" draw:enhanced-path="M 40146 2439 C 40285 2439 40432 2454 40586 2485 43132 2994 43568 7722 44005 9759 44368 11432 44296 14268 45532 15577 45715 15790 45973 15889 46234 15889 46597 15889 46963 15698 47132 15359 47423 14486 47423 13541 47132 12595 L 47132 12523 C 47787 12814 48442 13032 48805 13177 50915 14050 54406 14996 53969 17905 53675 19642 52309 20199 50632 20199 48165 20199 45027 18993 43641 18560 L 43277 18560 C 43205 18487 43095 18450 42986 18450 42877 18450 42768 18487 42695 18560 35640 23069 29094 28233 23130 34052 22984 33834 22839 33688 22766 33398 22676 33218 22503 33093 22315 33093 22199 33093 22077 33141 21966 33252 21457 33688 21748 34489 22111 35070 21748 35434 21311 35798 20948 36234 20875 36161 20802 36016 20729 35871 20633 35550 20367 35399 20100 35399 19761 35399 19420 35641 19420 36089 19420 36525 19638 36962 19929 37253 19420 37762 18911 38344 18402 38853 18184 38634 17966 38416 17820 38198 17712 38036 17554 37964 17405 37964 17153 37964 16929 38169 17020 38489 17093 38925 17311 39362 17529 39798 L 16074 41471 C 15784 41035 15493 40817 15129 40380 15044 40252 14927 40199 14809 40199 14523 40199 14226 40508 14329 40817 14474 41471 14765 42053 15129 42562 14620 43071 14111 43653 13674 44235 13311 44599 13311 45108 13529 45544 13020 48017 13674 51290 13383 53109 13189 54143 12708 54890 11735 54890 11613 54890 11484 54879 11347 54854 10110 54636 9310 52818 8728 51727 8146 50709 7710 49472 7201 48308 L 7201 48308 C 7564 48381 7928 48417 8292 48417 8655 48417 9019 48381 9383 48308 10110 48090 10401 46926 9601 46563 8655 46272 7564 46053 6546 45908 5673 45690 4801 45326 4000 44817 2982 44235 2328 43217 2328 42053 2367 40632 3350 40218 4554 40218 5568 40218 6739 40511 7637 40744 7324 41057 7713 41587 8153 41587 8223 41587 8294 41574 8365 41544 13601 38707 18111 34925 22693 31070 27930 26633 33531 22051 38040 16959 38477 16450 38404 15650 37895 15214 37755 11717 36674 2439 40146 2439 Z M 39914 0 C 34469 0 34295 11364 36295 15577 31785 18996 27858 23287 23712 27070 18984 31579 13965 35652 8946 39726 7934 38683 6366 38131 4831 38131 2725 38131 681 39169 218 41398 0 43144 655 44890 1964 45981 2764 46708 3710 47290 4801 47654 L 5019 47726 C 5852 51446 7987 57145 11720 57145 12221 57145 12751 57042 13311 56818 15347 56018 15638 53618 15711 51654 15711 50199 15638 48745 15711 47290 15711 46417 15929 45617 16147 44817 24148 35871 33822 28888 42405 20596 42477 20742 42550 20814 42695 20887 44413 22043 47091 22839 49639 22839 52701 22839 55576 21689 56370 18632 57170 15505 54988 13323 52224 12232 50478 11504 48660 11068 46769 10777 46478 9322 46114 7795 45750 6340 44878 3140 43932 303 40222 12 40118 4 40015 0 39914 0 Z N">
            <draw:equation draw:name="f0" draw:formula="logwidth"/>
            <draw:equation draw:name="f1" draw:formula="logheight"/>
          </draw:enhanced-geometry>
        </draw:custom-shape>
        <draw:custom-shape draw:name="Google Shape;26;p2" draw:style-name="Mgr4" draw:text-style-name="MP6" draw:layer="layout" svg:width="2.525cm" svg:height="2.524cm" draw:transform="rotate (0.293738913110646) translate (21.178cm 0.446cm)">
          <text:p/>
          <draw:enhanced-geometry draw:mirror-horizontal="false" draw:mirror-vertical="false" drawooo:sub-view-size="57170 57145" draw:text-areas="0 0 ?f0 ?f1" svg:viewBox="0 0 0 0" draw:type="ooxml-non-primitive" draw:enhanced-path="M 40146 2439 C 40285 2439 40432 2454 40586 2485 43132 2994 43568 7722 44005 9759 44368 11432 44296 14268 45532 15577 45715 15790 45973 15889 46234 15889 46597 15889 46963 15698 47132 15359 47423 14486 47423 13541 47132 12595 L 47132 12523 C 47787 12814 48442 13032 48805 13177 50915 14050 54406 14996 53969 17905 53675 19642 52309 20199 50632 20199 48165 20199 45027 18993 43641 18560 L 43277 18560 C 43205 18487 43095 18450 42986 18450 42877 18450 42768 18487 42695 18560 35640 23069 29094 28233 23130 34052 22984 33834 22839 33688 22766 33398 22676 33218 22503 33093 22315 33093 22199 33093 22077 33141 21966 33252 21457 33688 21748 34489 22111 35070 21748 35434 21311 35798 20948 36234 20875 36161 20802 36016 20729 35871 20633 35550 20367 35399 20100 35399 19761 35399 19420 35641 19420 36089 19420 36525 19638 36962 19929 37253 19420 37762 18911 38344 18402 38853 18184 38634 17966 38416 17820 38198 17712 38036 17554 37964 17405 37964 17153 37964 16929 38169 17020 38489 17093 38925 17311 39362 17529 39798 L 16074 41471 C 15784 41035 15493 40817 15129 40380 15044 40252 14927 40199 14809 40199 14523 40199 14226 40508 14329 40817 14474 41471 14765 42053 15129 42562 14620 43071 14111 43653 13674 44235 13311 44599 13311 45108 13529 45544 13020 48017 13674 51290 13383 53109 13189 54143 12708 54890 11735 54890 11613 54890 11484 54879 11347 54854 10110 54636 9310 52818 8728 51727 8146 50709 7710 49472 7201 48308 L 7201 48308 C 7564 48381 7928 48417 8292 48417 8655 48417 9019 48381 9383 48308 10110 48090 10401 46926 9601 46563 8655 46272 7564 46053 6546 45908 5673 45690 4801 45326 4000 44817 2982 44235 2328 43217 2328 42053 2367 40632 3350 40218 4554 40218 5568 40218 6739 40511 7637 40744 7324 41057 7713 41587 8153 41587 8223 41587 8294 41574 8365 41544 13601 38707 18111 34925 22693 31070 27930 26633 33531 22051 38040 16959 38477 16450 38404 15650 37895 15214 37755 11717 36674 2439 40146 2439 Z M 39914 0 C 34469 0 34295 11364 36295 15577 31785 18996 27858 23287 23712 27070 18984 31579 13965 35652 8946 39726 7934 38683 6366 38131 4831 38131 2725 38131 681 39169 218 41398 0 43144 655 44890 1964 45981 2764 46708 3710 47290 4801 47654 L 5019 47726 C 5852 51446 7987 57145 11720 57145 12221 57145 12751 57042 13311 56818 15347 56018 15638 53618 15711 51654 15711 50199 15638 48745 15711 47290 15711 46417 15929 45617 16147 44817 24148 35871 33822 28888 42405 20596 42477 20742 42550 20814 42695 20887 44413 22043 47091 22839 49639 22839 52701 22839 55576 21689 56370 18632 57170 15505 54988 13323 52224 12232 50478 11504 48660 11068 46769 10777 46478 9322 46114 7795 45750 6340 44878 3140 43932 303 40222 12 40118 4 40015 0 39914 0 Z N">
            <draw:equation draw:name="f0" draw:formula="logwidth"/>
            <draw:equation draw:name="f1" draw:formula="logheight"/>
          </draw:enhanced-geometry>
        </draw:custom-shape>
        <draw:g draw:name="Google Shape;27;p2">
          <draw:custom-shape draw:name="Google Shape;28;p2" draw:style-name="Mgr4" draw:text-style-name="MP6" draw:layer="layout" svg:width="1.906cm" svg:height="1.432cm" draw:transform="rotate (-0.16650441064026) translate (0.863cm 3.414cm)">
            <text:p/>
            <draw:enhanced-geometry draw:mirror-horizontal="false" draw:mirror-vertical="false" drawooo:sub-view-size="43171 32432" draw:text-areas="0 0 ?f0 ?f1" svg:viewBox="0 0 0 0" draw:type="ooxml-non-primitive" draw:enhanced-path="M 18236 2933 C 21940 2933 25626 3920 28914 5791 33642 8482 35824 14228 34079 19393 32406 25066 26369 28485 20986 29648 19873 29897 18784 30014 17728 30014 9190 30014 2810 22320 3457 13647 3457 13065 3530 12483 3603 11974 6221 6809 9276 4118 15095 3173 16138 3012 17187 2933 18236 2933 Z M 18647 1 C 17685 1 16717 63 15749 191 15107 74 14475 18 13856 18 8302 18 3755 4520 1857 10083 1784 10446 1639 10883 1493 11246 L 1493 11464 C 1275 12337 1130 13283 1057 14156 1 24965 8814 32432 18568 32432 20234 32432 21928 32214 23605 31758 36188 28339 43170 12701 31387 3973 27607 1393 23184 1 18647 1 Z N">
              <draw:equation draw:name="f0" draw:formula="logwidth"/>
              <draw:equation draw:name="f1" draw:formula="logheight"/>
            </draw:enhanced-geometry>
          </draw:custom-shape>
          <draw:custom-shape draw:name="Google Shape;29;p2" draw:style-name="Mgr4" draw:text-style-name="MP6" draw:layer="layout" svg:width="2.956cm" svg:height="3.897cm" draw:transform="rotate (-0.16650441064026) translate (0.119cm 2.84cm)">
            <text:p/>
            <draw:enhanced-geometry draw:mirror-horizontal="false" draw:mirror-vertical="false" drawooo:sub-view-size="66944 88248" draw:text-areas="0 0 ?f0 ?f1" svg:viewBox="0 0 0 0" draw:type="ooxml-non-primitive" draw:enhanced-path="M 37049 3815 C 38358 4979 39740 5997 41195 7015 41425 7187 41699 7269 41975 7269 42398 7269 42822 7077 43086 6724 43813 5924 44614 5197 45414 4469 46068 5633 46650 6870 47087 8106 47299 8532 47707 8802 48167 8802 48336 8802 48511 8766 48687 8688 50069 8106 51378 7379 52542 6433 L 52542 6433 C 52396 7670 52323 8834 52323 9997 52258 10722 52788 11327 53483 11327 53555 11327 53630 11320 53705 11307 54869 11161 56033 11161 57197 11161 56906 12398 56688 13634 56324 14871 56033 15598 56397 16325 57124 16616 58506 16980 59815 17489 61124 18144 60470 19162 59815 20180 59015 21126 58579 21708 58651 22653 59306 23090 60615 24108 61852 25054 63015 26145 61779 27017 60542 27890 59306 28836 58942 29127 58724 29636 58797 30145 58069 30581 57851 31600 58360 32327 59524 33854 60542 35455 61488 37128 59379 37419 57269 37491 55087 37637 53924 37709 53633 39164 54142 39964 55233 41492 56324 42946 57488 44328 54796 44256 52105 43674 49560 42655 49405 42594 49245 42566 49086 42566 48119 42566 47179 43610 47741 44547 48541 45929 49414 47238 50287 48547 48832 48111 47523 47456 46286 46583 46035 46423 45713 46342 45391 46342 44685 46342 43982 46730 44032 47529 44032 48038 44032 48620 43959 49129 42868 48256 41850 47310 40831 46365 40558 46031 40170 45874 39785 45874 39248 45874 38716 46178 38504 46729 37995 47820 37485 48765 36976 49783 35813 48183 34722 46510 33776 44765 33588 44342 33158 44101 32700 44101 32449 44101 32190 44174 31958 44328 30648 45565 29266 46729 27812 47747 27303 46074 26721 44401 25993 42801 25725 42318 25220 42034 24711 42034 24529 42034 24347 42070 24175 42146 23302 42510 22429 42874 21557 43237 21287 39661 19702 37525 16397 37525 16139 37525 15871 37538 15592 37564 16029 36255 16465 34946 16974 33636 17192 32982 16902 32182 16247 31963 15083 31309 14138 30581 13119 30000 13701 28908 14429 27890 15156 26945 15190 26947 15224 26949 15258 26949 16079 26949 16672 26113 16392 25344 16101 24108 15738 22871 15374 21708 14574 18653 16756 17925 19084 16980 19956 16616 20247 15525 19665 14798 19229 14289 18938 13780 18647 13270 20102 12834 21557 12470 23084 12179 23884 12034 24393 11307 24248 10506 23884 8906 23520 7379 23157 5779 L 23157 5779 C 24466 6215 25702 6942 26721 7888 26970 8054 27249 8131 27524 8131 28211 8131 28872 7649 28976 6870 29194 5997 29485 5124 29848 4251 31303 5124 32758 5997 34140 7015 34395 7207 34675 7292 34947 7292 35606 7292 36219 6790 36322 6070 36467 5270 36685 4542 37049 3815 Z M 23957 45274 C 24393 46292 24757 47383 25048 48474 25269 49137 25868 49548 26493 49548 26691 49548 26892 49507 27084 49420 27212 49505 27340 49540 27468 49540 27558 49540 27649 49523 27739 49493 29339 48838 30867 47965 32249 47020 33267 49056 34431 50947 35885 52693 32540 62585 29048 72986 23011 81569 21629 77641 19447 71459 15956 70949 15631 70910 15305 70891 14977 70891 11129 70891 7138 73504 3518 75314 8101 65203 14647 55820 18793 45419 L 18793 45419 C 18740 46316 19453 46946 20209 46946 20495 46946 20788 46856 21047 46656 21920 46074 22939 45638 23957 45274 Z M 40177 49565 C 41413 50729 42795 51893 44250 52911 44499 53077 44778 53155 45053 53155 45740 53155 46401 52672 46505 51893 46505 51238 46650 50656 46723 50074 47087 50293 47450 50438 47814 50584 47814 59966 48323 69349 49196 78659 47159 77059 44977 75677 42795 74368 42650 74320 42502 74296 42356 74296 41844 74296 41365 74586 41195 75095 39522 78368 37631 81496 35449 84551 33412 78659 34503 72550 33776 66440 35594 62003 37049 57348 38577 52911 39013 51747 39522 50584 40177 49565 Z M 36405 0 C 35861 0 35328 324 35085 905 34794 1778 34431 2724 34140 3597 32612 2651 31085 1706 29557 905 29387 837 29208 805 29032 805 28457 805 27906 1149 27739 1706 27448 2578 27084 3451 26793 4397 25193 3233 23302 2651 21411 2651 21371 2648 21331 2646 21292 2646 20405 2646 19744 3419 19884 4324 20247 6070 20684 7815 21120 9634 19229 10070 17483 10579 15738 11307 14719 11816 14574 13125 15447 13780 15810 14216 16101 14580 16320 15089 11592 17344 12101 20326 13556 25781 13556 25854 13628 25926 13628 25999 12319 27017 11228 28327 10355 29781 9919 30436 10210 31309 10937 31672 12028 32182 13119 32909 14138 33636 13410 35382 12828 37055 12319 38873 11950 39795 12673 40717 13608 40717 13779 40717 13957 40686 14138 40619 14932 40367 15597 40249 16153 40249 17683 40249 18380 41142 18647 42583 11810 53493 5264 65203 245 77132 1 77865 629 78599 1354 78599 1492 78599 1633 78572 1773 78514 6064 77059 9846 74441 14210 73350 14362 73312 14512 73295 14661 73295 17995 73295 20436 82329 21411 84696 21659 85192 22165 85453 22662 85453 23041 85453 23414 85302 23666 84987 26793 80841 29412 76405 31521 71677 L 31521 71677 C 31158 77205 31885 82951 34067 87533 34265 88009 34702 88247 35152 88247 35527 88247 35912 88082 36176 87751 38431 84260 40831 80841 42795 77132 45268 78587 47450 80550 49850 82005 50098 82177 50361 82253 50612 82253 51316 82253 51922 81646 51814 80841 50796 71022 50432 61203 50287 51311 L 50287 51311 C 51051 51475 51814 51556 52609 51556 52873 51556 53142 51547 53414 51529 54578 51529 54869 50002 54360 49274 53633 48329 52978 47310 52323 46438 L 52323 46438 C 54604 46964 56931 47208 59267 47208 59838 47208 60408 47194 60979 47165 62070 46947 62579 45710 61924 44837 60470 43383 59161 41855 57997 40255 59961 40182 61924 40037 63816 39746 64761 39528 65270 38582 64907 37709 63961 35382 62652 33127 61052 31163 L 61124 31091 C 62797 29854 64470 28618 66216 27454 66798 26945 66943 26072 66434 25417 65052 24108 63670 22871 62143 21708 62943 20617 63525 19453 64470 18362 64979 17635 64688 16616 63816 16253 62215 15598 60761 14943 59161 14434 59379 13052 59742 11598 60179 10288 60517 9408 59847 8528 58990 8528 58927 8528 58862 8533 58797 8543 57342 8761 55960 8615 54505 8761 54433 7815 54360 6797 54287 5851 54360 5415 54069 4979 53560 4906 53507 4799 53375 4732 53223 4732 53168 4732 53109 4741 53051 4760 51669 5197 50287 5633 48905 6070 48396 4615 47596 3233 46941 1778 46756 1269 46276 995 45782 995 45501 995 45215 1084 44977 1269 43959 2287 42868 3160 41850 4179 40249 2942 38722 1633 37195 251 36952 81 36677 0 36405 0 Z N">
              <draw:equation draw:name="f0" draw:formula="logwidth"/>
              <draw:equation draw:name="f1" draw:formula="logheight"/>
            </draw:enhanced-geometry>
          </draw:custom-shape>
          <draw:custom-shape draw:name="Google Shape;30;p2" draw:style-name="Mgr4" draw:text-style-name="MP6" draw:layer="layout" svg:width="0.522cm" svg:height="0.761cm" draw:transform="rotate (-0.16650441064026) translate (1.344cm 3.878cm)">
            <text:p/>
            <draw:enhanced-geometry draw:mirror-horizontal="false" draw:mirror-vertical="false" drawooo:sub-view-size="11842 17254" draw:text-areas="0 0 ?f0 ?f1" svg:viewBox="0 0 0 0" draw:type="ooxml-non-primitive" draw:enhanced-path="M 9516 1 C 9253 1 8980 88 8728 285 6474 2103 4146 3704 1964 5667 1600 5958 0 7559 1091 7995 1223 8036 1358 8055 1493 8055 2547 8055 3663 6911 4437 6395 5383 5813 6328 5158 7274 4504 L 7274 4504 C 6474 7486 5892 10541 5674 13668 4655 13523 3637 13377 2619 13377 2594 13375 2569 13374 2545 13374 1863 13374 1477 14340 2110 14832 4219 16287 7347 16796 9892 17232 9983 17247 10070 17254 10152 17254 11727 17254 11842 14741 10183 14396 L 8292 14032 C 9383 10032 9529 5740 10692 1740 11021 808 10318 1 9516 1 Z N">
              <draw:equation draw:name="f0" draw:formula="logwidth"/>
              <draw:equation draw:name="f1" draw:formula="logheight"/>
            </draw:enhanced-geometry>
          </draw:custom-shape>
        </draw:g>
        <draw:custom-shape draw:name="Google Shape;31;p2" draw:style-name="Mgr4" draw:text-style-name="MP6" draw:layer="layout" svg:width="1.275cm" svg:height="1.072cm" draw:transform="rotate (0.450993078715335) translate (0.884cm 13.227cm)">
          <text:p/>
          <draw:enhanced-geometry draw:mirror-horizontal="false" draw:mirror-vertical="false" drawooo:sub-view-size="28877 24291" draw:text-areas="0 0 ?f0 ?f1" svg:viewBox="0 0 0 0" draw:type="ooxml-non-primitive" draw:enhanced-path="M 9651 2175 C 11384 2175 13085 3411 14475 5061 14548 5134 14657 5170 14766 5170 14875 5170 14984 5134 15057 5061 15147 5151 15264 5213 15376 5213 15444 5213 15510 5189 15566 5134 17167 3647 18543 2251 20506 2251 21041 2251 21619 2354 22258 2588 25312 3824 25894 7607 25385 10516 24876 13716 22403 16480 20148 18517 18330 20044 16075 20772 14184 22154 10838 18881 7056 16699 5019 12044 3783 9425 4292 6297 6183 4115 7297 2738 8481 2175 9651 2175 Z M 20557 1 C 17996 1 15771 2042 15130 4479 14474 1412 12625 198 10524 198 7492 198 3938 2725 2692 5861 1 12553 7783 22008 13748 24190 13905 24258 14063 24291 14212 24291 14544 24291 14833 24128 14984 23827 18621 23754 22403 19972 24658 17353 27058 14517 28876 10225 27858 6443 27058 3170 24876 770 21603 115 21250 38 20901 1 20557 1 Z N">
            <draw:equation draw:name="f0" draw:formula="logwidth"/>
            <draw:equation draw:name="f1" draw:formula="logheight"/>
          </draw:enhanced-geometry>
        </draw:custom-shape>
        <draw:g draw:name="Google Shape;32;p2">
          <draw:custom-shape draw:name="Google Shape;33;p2" draw:style-name="Mgr4" draw:text-style-name="MP6" draw:layer="layout" svg:width="1.049cm" svg:height="0.752cm" draw:transform="rotate (-0.54768431927582) translate (23.134cm 4.17cm)">
            <text:p/>
            <draw:enhanced-geometry draw:mirror-horizontal="false" draw:mirror-vertical="false" drawooo:sub-view-size="19858 14231" draw:text-areas="0 0 ?f0 ?f1" svg:viewBox="0 0 0 0" draw:type="ooxml-non-primitive" draw:enhanced-path="M 9446 1 C 6797 1 4281 1112 2910 3565 1456 5092 510 7056 292 9166 1 11420 1601 13457 3856 13675 4071 13710 4280 13726 4482 13726 5986 13726 7147 12836 8365 12002 8917 11597 9396 11434 9829 11434 11339 11434 12294 13417 13821 14039 14131 14171 14449 14231 14768 14231 16914 14231 19104 11520 19421 9747 19858 7347 18476 4874 16875 3201 14969 1148 12139 1 9446 1 Z N">
              <draw:equation draw:name="f0" draw:formula="logwidth"/>
              <draw:equation draw:name="f1" draw:formula="logheight"/>
            </draw:enhanced-geometry>
          </draw:custom-shape>
          <draw:custom-shape draw:name="Google Shape;34;p2" draw:style-name="Mgr4" draw:text-style-name="MP6" draw:layer="layout" svg:width="0.399cm" svg:height="0.359cm" draw:transform="rotate (-0.54768431927582) translate (23.128cm 3.855cm)">
            <text:p/>
            <draw:enhanced-geometry draw:mirror-horizontal="false" draw:mirror-vertical="false" drawooo:sub-view-size="7565 6804" draw:text-areas="0 0 ?f0 ?f1" svg:viewBox="0 0 0 0" draw:type="ooxml-non-primitive" draw:enhanced-path="M 4292 0 C 1673 0 1 2910 1237 5237 1793 6269 2825 6803 3849 6803 4702 6803 5549 6433 6110 5674 7565 3710 7056 218 4292 0 Z N">
              <draw:equation draw:name="f0" draw:formula="logwidth"/>
              <draw:equation draw:name="f1" draw:formula="logheight"/>
            </draw:enhanced-geometry>
          </draw:custom-shape>
          <draw:custom-shape draw:name="Google Shape;35;p2" draw:style-name="Mgr4" draw:text-style-name="MP6" draw:layer="layout" svg:width="0.361cm" svg:height="0.43cm" draw:transform="rotate (-0.54768431927582) translate (23.684cm 3.823cm)">
            <text:p/>
            <draw:enhanced-geometry draw:mirror-horizontal="false" draw:mirror-vertical="false" drawooo:sub-view-size="6839 8153" draw:text-areas="0 0 ?f0 ?f1" svg:viewBox="0 0 0 0" draw:type="ooxml-non-primitive" draw:enhanced-path="M 2882 1 C 1275 1 16 1712 74 3379 1 4106 1 4906 74 5634 219 6725 874 7597 1892 8034 2104 8116 2315 8153 2524 8153 3609 8153 4628 7165 5238 6434 6838 4470 6329 1633 4220 397 3761 122 3310 1 2882 1 Z N">
              <draw:equation draw:name="f0" draw:formula="logwidth"/>
              <draw:equation draw:name="f1" draw:formula="logheight"/>
            </draw:enhanced-geometry>
          </draw:custom-shape>
          <draw:custom-shape draw:name="Google Shape;36;p2" draw:style-name="Mgr4" draw:text-style-name="MP6" draw:layer="layout" svg:width="0.345cm" svg:height="0.413cm" draw:transform="rotate (-0.54768431927582) translate (24.022cm 4.103cm)">
            <text:p/>
            <draw:enhanced-geometry draw:mirror-horizontal="false" draw:mirror-vertical="false" drawooo:sub-view-size="6547 7825" draw:text-areas="0 0 ?f0 ?f1" svg:viewBox="0 0 0 0" draw:type="ooxml-non-primitive" draw:enhanced-path="M 2982 1 C 1818 146 946 1092 946 2256 436 3128 146 4147 73 5165 0 6110 436 6983 1237 7565 1536 7750 1880 7824 2239 7824 3014 7824 3864 7477 4510 7129 6473 5892 6546 3056 5310 1310 4801 510 3928 1 2982 1 Z N">
              <draw:equation draw:name="f0" draw:formula="logwidth"/>
              <draw:equation draw:name="f1" draw:formula="logheight"/>
            </draw:enhanced-geometry>
          </draw:custom-shape>
          <draw:custom-shape draw:name="Google Shape;37;p2" draw:style-name="Mgr4" draw:text-style-name="MP6" draw:layer="layout" svg:width="0.353cm" svg:height="0.335cm" draw:transform="rotate (-0.54768431927582) translate (24.024cm 4.572cm)">
            <text:p/>
            <draw:enhanced-geometry draw:mirror-horizontal="false" draw:mirror-vertical="false" drawooo:sub-view-size="6687 6352" draw:text-areas="0 0 ?f0 ?f1" svg:viewBox="0 0 0 0" draw:type="ooxml-non-primitive" draw:enhanced-path="M 3661 0 C 2882 0 2029 306 1673 967 L 1673 1112 C 1091 1621 727 2276 509 2931 0 4531 1091 6131 2691 6349 2732 6350 2773 6351 2813 6351 4940 6351 6686 4490 6401 2349 6183 1330 5528 530 4582 167 4320 57 3997 0 3661 0 Z N">
              <draw:equation draw:name="f0" draw:formula="logwidth"/>
              <draw:equation draw:name="f1" draw:formula="logheight"/>
            </draw:enhanced-geometry>
          </draw:custom-shape>
        </draw:g>
        <draw:g draw:name="Google Shape;38;p2">
          <draw:custom-shape draw:name="Google Shape;39;p2" draw:style-name="Mgr4" draw:text-style-name="MP6" draw:layer="layout" svg:width="1.049cm" svg:height="0.752cm" draw:transform="rotate (2.59390833431397) translate (3.371cm 8.631cm)">
            <text:p/>
            <draw:enhanced-geometry draw:mirror-horizontal="false" draw:mirror-vertical="true" drawooo:sub-view-size="19858 14231" draw:text-areas="0 0 ?f0 ?f1" svg:viewBox="0 0 0 0" draw:type="ooxml-non-primitive" draw:enhanced-path="M 9446 1 C 6797 1 4281 1112 2910 3565 1456 5092 510 7056 292 9166 1 11420 1601 13457 3856 13675 4071 13710 4280 13726 4482 13726 5986 13726 7147 12836 8365 12002 8917 11597 9396 11434 9829 11434 11339 11434 12294 13417 13821 14039 14131 14171 14449 14231 14768 14231 16914 14231 19104 11520 19421 9747 19858 7347 18476 4874 16875 3201 14969 1148 12139 1 9446 1 Z N">
              <draw:equation draw:name="f0" draw:formula="logwidth"/>
              <draw:equation draw:name="f1" draw:formula="logheight"/>
            </draw:enhanced-geometry>
          </draw:custom-shape>
          <draw:custom-shape draw:name="Google Shape;40;p2" draw:style-name="Mgr4" draw:text-style-name="MP6" draw:layer="layout" svg:width="0.399cm" svg:height="0.359cm" draw:transform="rotate (2.59390833431397) translate (3.377cm 7.643cm)">
            <text:p/>
            <draw:enhanced-geometry draw:mirror-horizontal="false" draw:mirror-vertical="true" drawooo:sub-view-size="7565 6804" draw:text-areas="0 0 ?f0 ?f1" svg:viewBox="0 0 0 0" draw:type="ooxml-non-primitive" draw:enhanced-path="M 4292 0 C 1673 0 1 2910 1237 5237 1793 6269 2825 6803 3849 6803 4702 6803 5549 6433 6110 5674 7565 3710 7056 218 4292 0 Z N">
              <draw:equation draw:name="f0" draw:formula="logwidth"/>
              <draw:equation draw:name="f1" draw:formula="logheight"/>
            </draw:enhanced-geometry>
          </draw:custom-shape>
          <draw:custom-shape draw:name="Google Shape;41;p2" draw:style-name="Mgr4" draw:text-style-name="MP6" draw:layer="layout" svg:width="0.361cm" svg:height="0.43cm" draw:transform="rotate (2.59390833431397) translate (2.821cm 7.649cm)">
            <text:p/>
            <draw:enhanced-geometry draw:mirror-horizontal="false" draw:mirror-vertical="true" drawooo:sub-view-size="6839 8153" draw:text-areas="0 0 ?f0 ?f1" svg:viewBox="0 0 0 0" draw:type="ooxml-non-primitive" draw:enhanced-path="M 2882 1 C 1275 1 16 1712 74 3379 1 4106 1 4906 74 5634 219 6725 874 7597 1892 8034 2104 8116 2315 8153 2524 8153 3609 8153 4628 7165 5238 6434 6838 4470 6329 1633 4220 397 3761 122 3310 1 2882 1 Z N">
              <draw:equation draw:name="f0" draw:formula="logwidth"/>
              <draw:equation draw:name="f1" draw:formula="logheight"/>
            </draw:enhanced-geometry>
          </draw:custom-shape>
          <draw:custom-shape draw:name="Google Shape;42;p2" draw:style-name="Mgr4" draw:text-style-name="MP6" draw:layer="layout" svg:width="0.346cm" svg:height="0.412cm" draw:transform="rotate (2.59390833431397) translate (2.483cm 7.909cm)">
            <text:p/>
            <draw:enhanced-geometry draw:mirror-horizontal="false" draw:mirror-vertical="true" drawooo:sub-view-size="6547 7825" draw:text-areas="0 0 ?f0 ?f1" svg:viewBox="0 0 0 0" draw:type="ooxml-non-primitive" draw:enhanced-path="M 2982 1 C 1818 146 946 1092 946 2256 436 3128 146 4147 73 5165 0 6110 436 6983 1237 7565 1536 7750 1880 7824 2239 7824 3014 7824 3864 7477 4510 7129 6473 5892 6546 3056 5310 1310 4801 510 3928 1 2982 1 Z N">
              <draw:equation draw:name="f0" draw:formula="logwidth"/>
              <draw:equation draw:name="f1" draw:formula="logheight"/>
            </draw:enhanced-geometry>
          </draw:custom-shape>
          <draw:custom-shape draw:name="Google Shape;43;p2" draw:style-name="Mgr4" draw:text-style-name="MP6" draw:layer="layout" svg:width="0.353cm" svg:height="0.335cm" draw:transform="rotate (2.59390833431397) translate (2.48cm 8.315cm)">
            <text:p/>
            <draw:enhanced-geometry draw:mirror-horizontal="false" draw:mirror-vertical="true" drawooo:sub-view-size="6687 6352" draw:text-areas="0 0 ?f0 ?f1" svg:viewBox="0 0 0 0" draw:type="ooxml-non-primitive" draw:enhanced-path="M 3661 0 C 2882 0 2029 306 1673 967 L 1673 1112 C 1091 1621 727 2276 509 2931 0 4531 1091 6131 2691 6349 2732 6350 2773 6351 2813 6351 4940 6351 6686 4490 6401 2349 6183 1330 5528 530 4582 167 4320 57 3997 0 3661 0 Z N">
              <draw:equation draw:name="f0" draw:formula="logwidth"/>
              <draw:equation draw:name="f1" draw:formula="logheight"/>
            </draw:enhanced-geometry>
          </draw:custom-shape>
        </draw:g>
        <draw:custom-shape draw:name="Google Shape;44;p2" draw:style-name="Mgr4" draw:text-style-name="MP6" draw:layer="layout" svg:width="1.275cm" svg:height="1.072cm" draw:transform="rotate (-0.313112067807783) translate (12.258cm 12.421cm)">
          <text:p/>
          <draw:enhanced-geometry draw:mirror-horizontal="false" draw:mirror-vertical="false" drawooo:sub-view-size="28877 24291" draw:text-areas="0 0 ?f0 ?f1" svg:viewBox="0 0 0 0" draw:type="ooxml-non-primitive" draw:enhanced-path="M 9651 2175 C 11384 2175 13085 3411 14475 5061 14548 5134 14657 5170 14766 5170 14875 5170 14984 5134 15057 5061 15147 5151 15264 5213 15376 5213 15444 5213 15510 5189 15566 5134 17167 3647 18543 2251 20506 2251 21041 2251 21619 2354 22258 2588 25312 3824 25894 7607 25385 10516 24876 13716 22403 16480 20148 18517 18330 20044 16075 20772 14184 22154 10838 18881 7056 16699 5019 12044 3783 9425 4292 6297 6183 4115 7297 2738 8481 2175 9651 2175 Z M 20557 1 C 17996 1 15771 2042 15130 4479 14474 1412 12625 198 10524 198 7492 198 3938 2725 2692 5861 1 12553 7783 22008 13748 24190 13905 24258 14063 24291 14212 24291 14544 24291 14833 24128 14984 23827 18621 23754 22403 19972 24658 17353 27058 14517 28876 10225 27858 6443 27058 3170 24876 770 21603 115 21250 38 20901 1 20557 1 Z N">
            <draw:equation draw:name="f0" draw:formula="logwidth"/>
            <draw:equation draw:name="f1" draw:formula="logheight"/>
          </draw:enhanced-geometry>
        </draw:custom-shape>
        <draw:custom-shape draw:name="Google Shape;45;p2" draw:style-name="Mgr4" draw:text-style-name="MP6" draw:layer="layout" svg:width="1.275cm" svg:height="1.072cm" draw:transform="rotate (0.450993078715335) translate (2.63cm 0.594cm)">
          <text:p/>
          <draw:enhanced-geometry draw:mirror-horizontal="false" draw:mirror-vertical="false" drawooo:sub-view-size="28877 24291" draw:text-areas="0 0 ?f0 ?f1" svg:viewBox="0 0 0 0" draw:type="ooxml-non-primitive" draw:enhanced-path="M 9651 2175 C 11384 2175 13085 3411 14475 5061 14548 5134 14657 5170 14766 5170 14875 5170 14984 5134 15057 5061 15147 5151 15264 5213 15376 5213 15444 5213 15510 5189 15566 5134 17167 3647 18543 2251 20506 2251 21041 2251 21619 2354 22258 2588 25312 3824 25894 7607 25385 10516 24876 13716 22403 16480 20148 18517 18330 20044 16075 20772 14184 22154 10838 18881 7056 16699 5019 12044 3783 9425 4292 6297 6183 4115 7297 2738 8481 2175 9651 2175 Z M 20557 1 C 17996 1 15771 2042 15130 4479 14474 1412 12625 198 10524 198 7492 198 3938 2725 2692 5861 1 12553 7783 22008 13748 24190 13905 24258 14063 24291 14212 24291 14544 24291 14833 24128 14984 23827 18621 23754 22403 19972 24658 17353 27058 14517 28876 10225 27858 6443 27058 3170 24876 770 21603 115 21250 38 20901 1 20557 1 Z N">
            <draw:equation draw:name="f0" draw:formula="logwidth"/>
            <draw:equation draw:name="f1" draw:formula="logheight"/>
          </draw:enhanced-geometry>
        </draw:custom-shape>
      </draw:g>
      <draw:g draw:name="Google Shape;46;p2">
        <draw:custom-shape draw:name="Google Shape;47;p2" draw:style-name="Mgr5" draw:text-style-name="MP7" draw:layer="layout" svg:width="0.45cm" svg:height="0.59cm" svg:x="4.733cm" svg:y="0.376cm">
          <text:p/>
          <draw:enhanced-geometry draw:mirror-horizontal="false" draw:mirror-vertical="false" drawooo:sub-view-size="1847 2079" draw:text-areas="0 0 ?f0 ?f1" svg:viewBox="0 0 0 0" draw:type="ooxml-non-primitive" draw:enhanced-path="M 919 1 C 812 1 716 349 687 803 290 832 1 928 1 1035 1 1151 290 1247 687 1276 716 1730 812 2078 919 2078 1035 2078 1131 1730 1160 1276 1556 1247 1846 1151 1846 1035 1846 928 1556 832 1160 803 1131 349 1035 1 919 1 Z N">
            <draw:equation draw:name="f0" draw:formula="logwidth"/>
            <draw:equation draw:name="f1" draw:formula="logheight"/>
          </draw:enhanced-geometry>
        </draw:custom-shape>
        <draw:custom-shape draw:name="Google Shape;48;p2" draw:style-name="Mgr5" draw:text-style-name="MP7" draw:layer="layout" svg:width="0.45cm" svg:height="0.59cm" svg:x="1.011cm" svg:y="8.388cm">
          <text:p/>
          <draw:enhanced-geometry draw:mirror-horizontal="false" draw:mirror-vertical="false" drawooo:sub-view-size="1847 2079" draw:text-areas="0 0 ?f0 ?f1" svg:viewBox="0 0 0 0" draw:type="ooxml-non-primitive" draw:enhanced-path="M 919 0 C 813 0 716 348 687 812 291 832 1 928 1 1044 1 1150 291 1247 687 1276 716 1740 813 2078 919 2078 1035 2078 1132 1740 1161 1276 1557 1247 1847 1150 1847 1044 1847 928 1557 832 1161 812 1132 348 1035 0 919 0 Z N">
            <draw:equation draw:name="f0" draw:formula="logwidth"/>
            <draw:equation draw:name="f1" draw:formula="logheight"/>
          </draw:enhanced-geometry>
        </draw:custom-shape>
        <draw:custom-shape draw:name="Google Shape;49;p2" draw:style-name="Mgr5" draw:text-style-name="MP7" draw:layer="layout" svg:width="0.582cm" svg:height="0.763cm" svg:x="19.796cm" svg:y="2.284cm">
          <text:p/>
          <draw:enhanced-geometry draw:mirror-horizontal="false" draw:mirror-vertical="false" drawooo:sub-view-size="2388 2687" draw:text-areas="0 0 ?f0 ?f1" svg:viewBox="0 0 0 0" draw:type="ooxml-non-primitive" draw:enhanced-path="M 1199 0 C 1054 0 928 445 899 1044 387 1073 0 1199 0 1344 0 1489 387 1605 899 1643 928 2242 1054 2687 1199 2687 1344 2687 1469 2242 1498 1643 2010 1605 2387 1489 2387 1344 2387 1199 2010 1073 1498 1044 1469 435 1344 0 1199 0 Z N">
            <draw:equation draw:name="f0" draw:formula="logwidth"/>
            <draw:equation draw:name="f1" draw:formula="logheight"/>
          </draw:enhanced-geometry>
        </draw:custom-shape>
        <draw:custom-shape draw:name="Google Shape;50;p2" draw:style-name="Mgr5" draw:text-style-name="MP7" draw:layer="layout" svg:width="0.582cm" svg:height="0.763cm" svg:x="19.796cm" svg:y="7.744cm">
          <text:p/>
          <draw:enhanced-geometry draw:mirror-horizontal="false" draw:mirror-vertical="false" drawooo:sub-view-size="2388 2687" draw:text-areas="0 0 ?f0 ?f1" svg:viewBox="0 0 0 0" draw:type="ooxml-non-primitive" draw:enhanced-path="M 1199 0 C 1044 0 928 445 899 1044 387 1073 1 1199 1 1344 1 1479 387 1605 899 1643 928 2242 1054 2687 1199 2687 1344 2687 1470 2242 1499 1643 2011 1605 2388 1479 2388 1344 2388 1199 2011 1073 1499 1044 1470 435 1344 0 1199 0 Z N">
            <draw:equation draw:name="f0" draw:formula="logwidth"/>
            <draw:equation draw:name="f1" draw:formula="logheight"/>
          </draw:enhanced-geometry>
        </draw:custom-shape>
        <draw:custom-shape draw:name="Google Shape;51;p2" draw:style-name="Mgr5" draw:text-style-name="MP7" draw:layer="layout" svg:width="0.582cm" svg:height="0.763cm" svg:x="5.184cm" svg:y="2.947cm">
          <text:p/>
          <draw:enhanced-geometry draw:mirror-horizontal="false" draw:mirror-vertical="false" drawooo:sub-view-size="2388 2687" draw:text-areas="0 0 ?f0 ?f1" svg:viewBox="0 0 0 0" draw:type="ooxml-non-primitive" draw:enhanced-path="M 1190 0 C 1045 0 919 445 890 1044 378 1073 1 1198 1 1343 1 1488 378 1604 890 1643 919 2252 1045 2687 1190 2687 1344 2687 1460 2242 1499 1643 2011 1604 2388 1488 2388 1343 2388 1198 2011 1073 1499 1044 1460 435 1344 0 1190 0 Z N">
            <draw:equation draw:name="f0" draw:formula="logwidth"/>
            <draw:equation draw:name="f1" draw:formula="logheight"/>
          </draw:enhanced-geometry>
        </draw:custom-shape>
        <draw:custom-shape draw:name="Google Shape;52;p2" draw:style-name="Mgr5" draw:text-style-name="MP7" draw:layer="layout" svg:width="0.306cm" svg:height="0.4cm" svg:x="0.55cm" svg:y="10.39cm">
          <text:p/>
          <draw:enhanced-geometry draw:mirror-horizontal="false" draw:mirror-vertical="false" drawooo:sub-view-size="1257 1411" draw:text-areas="0 0 ?f0 ?f1" svg:viewBox="0 0 0 0" draw:type="ooxml-non-primitive" draw:enhanced-path="M 628 0 C 551 0 483 232 474 551 203 570 0 628 0 706 0 783 203 850 474 860 483 1179 551 1411 628 1411 706 1411 773 1169 793 860 1063 850 1257 783 1257 706 1257 628 1063 561 793 551 773 232 706 0 628 0 Z N">
            <draw:equation draw:name="f0" draw:formula="logwidth"/>
            <draw:equation draw:name="f1" draw:formula="logheight"/>
          </draw:enhanced-geometry>
        </draw:custom-shape>
        <draw:custom-shape draw:name="Google Shape;53;p2" draw:style-name="Mgr5" draw:text-style-name="MP7" draw:layer="layout" svg:width="0.306cm" svg:height="0.404cm" svg:x="0.118cm" svg:y="0.686cm">
          <text:p/>
          <draw:enhanced-geometry draw:mirror-horizontal="false" draw:mirror-vertical="false" drawooo:sub-view-size="1257 1422" draw:text-areas="0 0 ?f0 ?f1" svg:viewBox="0 0 0 0" draw:type="ooxml-non-primitive" draw:enhanced-path="M 628 1 C 551 1 483 243 474 552 203 571 0 639 0 706 0 784 203 851 474 871 483 1180 551 1422 628 1422 706 1422 773 1180 793 871 1054 851 1257 793 1257 706 1257 639 1054 571 793 552 773 243 706 1 628 1 Z N">
            <draw:equation draw:name="f0" draw:formula="logwidth"/>
            <draw:equation draw:name="f1" draw:formula="logheight"/>
          </draw:enhanced-geometry>
        </draw:custom-shape>
        <draw:custom-shape draw:name="Google Shape;54;p2" draw:style-name="Mgr5" draw:text-style-name="MP7" draw:layer="layout" svg:width="0.236cm" svg:height="0.236cm" svg:x="10.099cm" svg:y="0.795cm">
          <text:p/>
          <draw:enhanced-geometry draw:mirror-horizontal="false" draw:mirror-vertical="false" drawooo:sub-view-size="972 834" draw:text-areas="0 0 ?f0 ?f1" svg:viewBox="0 0 0 0" draw:type="ooxml-non-primitive" draw:enhanced-path="M 543 1 C 522 1 500 2 479 6 1 61 82 833 549 833 573 833 598 831 624 827 807 788 952 634 972 440 972 192 776 1 543 1 Z N">
            <draw:equation draw:name="f0" draw:formula="logwidth"/>
            <draw:equation draw:name="f1" draw:formula="logheight"/>
          </draw:enhanced-geometry>
        </draw:custom-shape>
        <draw:custom-shape draw:name="Google Shape;55;p2" draw:style-name="Mgr5" draw:text-style-name="MP7" draw:layer="layout" svg:width="0.114cm" svg:height="0.112cm" svg:x="16.654cm" svg:y="0.21cm">
          <text:p/>
          <draw:enhanced-geometry draw:mirror-horizontal="false" draw:mirror-vertical="false" drawooo:sub-view-size="471 397" draw:text-areas="0 0 ?f0 ?f1" svg:viewBox="0 0 0 0" draw:type="ooxml-non-primitive" draw:enhanced-path="M 273 1 C 259 1 244 3 229 6 0 24 39 397 257 397 269 397 282 395 296 393 393 373 460 296 470 209 470 90 380 1 273 1 Z N">
            <draw:equation draw:name="f0" draw:formula="logwidth"/>
            <draw:equation draw:name="f1" draw:formula="logheight"/>
          </draw:enhanced-geometry>
        </draw:custom-shape>
        <draw:custom-shape draw:name="Google Shape;56;p2" draw:style-name="Mgr5" draw:text-style-name="MP7" draw:layer="layout" svg:width="0.112cm" svg:height="0.111cm" svg:x="6.74cm" svg:y="11.093cm">
          <text:p/>
          <draw:enhanced-geometry draw:mirror-horizontal="false" draw:mirror-vertical="false" drawooo:sub-view-size="463 392" draw:text-areas="0 0 ?f0 ?f1" svg:viewBox="0 0 0 0" draw:type="ooxml-non-primitive" draw:enhanced-path="M 261 0 C 251 0 241 1 231 3 0 21 34 392 264 392 275 392 287 391 299 389 386 370 453 292 463 205 463 91 366 0 261 0 Z N">
            <draw:equation draw:name="f0" draw:formula="logwidth"/>
            <draw:equation draw:name="f1" draw:formula="logheight"/>
          </draw:enhanced-geometry>
        </draw:custom-shape>
        <draw:custom-shape draw:name="Google Shape;57;p2" draw:style-name="Mgr5" draw:text-style-name="MP7" draw:layer="layout" svg:width="0.158cm" svg:height="0.155cm" svg:x="6.507cm" svg:y="8.677cm">
          <text:p/>
          <draw:enhanced-geometry draw:mirror-horizontal="false" draw:mirror-vertical="false" drawooo:sub-view-size="652 550" draw:text-areas="0 0 ?f0 ?f1" svg:viewBox="0 0 0 0" draw:type="ooxml-non-primitive" draw:enhanced-path="M 370 0 C 354 0 338 2 323 4 1 32 55 550 369 550 385 550 402 548 419 545 545 526 641 420 651 284 651 126 524 0 370 0 Z N">
            <draw:equation draw:name="f0" draw:formula="logwidth"/>
            <draw:equation draw:name="f1" draw:formula="logheight"/>
          </draw:enhanced-geometry>
        </draw:custom-shape>
        <draw:custom-shape draw:name="Google Shape;58;p2" draw:style-name="Mgr5" draw:text-style-name="MP7" draw:layer="layout" svg:width="0.306cm" svg:height="0.401cm" svg:x="24.415cm" svg:y="7.925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g draw:name="Google Shape;59;p2">
          <draw:custom-shape draw:name="Google Shape;60;p2" draw:style-name="Mgr5" draw:text-style-name="MP7" draw:layer="layout" svg:width="0.238cm" svg:height="0.235cm" svg:x="6.74cm" svg:y="4.341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61;p2" draw:style-name="Mgr5" draw:text-style-name="MP7" draw:layer="layout" svg:width="0.238cm" svg:height="0.235cm" svg:x="8.433cm" svg:y="3.475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62;p2" draw:style-name="Mgr5" draw:text-style-name="MP7" draw:layer="layout" svg:width="0.114cm" svg:height="0.112cm" svg:x="19.228cm" svg:y="11.931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63;p2" draw:style-name="Mgr5" draw:text-style-name="MP7" draw:layer="layout" svg:width="0.157cm" svg:height="0.157cm" svg:x="3.454cm" svg:y="13.044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g>
        <draw:g draw:name="Google Shape;64;p2">
          <draw:custom-shape draw:name="Google Shape;65;p2" draw:style-name="Mgr5" draw:text-style-name="MP7" draw:layer="layout" svg:width="0.238cm" svg:height="0.235cm" svg:x="25.023cm" svg:y="1.393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66;p2" draw:style-name="Mgr5" draw:text-style-name="MP7" draw:layer="layout" svg:width="0.112cm" svg:height="0.111cm" svg:x="22.312cm" svg:y="3.03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67;p2" draw:style-name="Mgr5" draw:text-style-name="MP7" draw:layer="layout" svg:width="0.114cm" svg:height="0.112cm" svg:x="24.077cm" svg:y="2.284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68;p2" draw:style-name="Mgr5" draw:text-style-name="MP7" draw:layer="layout" svg:width="0.157cm" svg:height="0.157cm" svg:x="23.541cm" svg:y="1.943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g>
        <draw:custom-shape draw:name="Google Shape;69;p2" draw:style-name="Mgr5" draw:text-style-name="MP7" draw:layer="layout" svg:width="0.236cm" svg:height="0.236cm" svg:x="18.694cm" svg:y="1.032cm">
          <text:p/>
          <draw:enhanced-geometry draw:mirror-horizontal="false" draw:mirror-vertical="false" drawooo:sub-view-size="972 834" draw:text-areas="0 0 ?f0 ?f1" svg:viewBox="0 0 0 0" draw:type="ooxml-non-primitive" draw:enhanced-path="M 543 1 C 522 1 500 2 479 6 1 61 82 833 549 833 573 833 598 831 624 827 807 788 952 634 972 440 972 192 776 1 543 1 Z N">
            <draw:equation draw:name="f0" draw:formula="logwidth"/>
            <draw:equation draw:name="f1" draw:formula="logheight"/>
          </draw:enhanced-geometry>
        </draw:custom-shape>
        <draw:custom-shape draw:name="Google Shape;70;p2" draw:style-name="Mgr5" draw:text-style-name="MP7" draw:layer="layout" svg:width="0.112cm" svg:height="0.111cm" svg:x="12.628cm" svg:y="9.629cm">
          <text:p/>
          <draw:enhanced-geometry draw:mirror-horizontal="false" draw:mirror-vertical="false" drawooo:sub-view-size="463 392" draw:text-areas="0 0 ?f0 ?f1" svg:viewBox="0 0 0 0" draw:type="ooxml-non-primitive" draw:enhanced-path="M 261 0 C 251 0 241 1 231 3 0 21 34 392 264 392 275 392 287 391 299 389 386 370 453 292 463 205 463 91 366 0 261 0 Z N">
            <draw:equation draw:name="f0" draw:formula="logwidth"/>
            <draw:equation draw:name="f1" draw:formula="logheight"/>
          </draw:enhanced-geometry>
        </draw:custom-shape>
        <draw:custom-shape draw:name="Google Shape;71;p2" draw:style-name="Mgr5" draw:text-style-name="MP7" draw:layer="layout" svg:width="0.236cm" svg:height="0.236cm" svg:x="23.224cm" svg:y="10.676cm">
          <text:p/>
          <draw:enhanced-geometry draw:mirror-horizontal="false" draw:mirror-vertical="false" drawooo:sub-view-size="972 834" draw:text-areas="0 0 ?f0 ?f1" svg:viewBox="0 0 0 0" draw:type="ooxml-non-primitive" draw:enhanced-path="M 543 1 C 522 1 500 2 479 6 1 61 82 833 549 833 573 833 598 831 624 827 807 788 952 634 972 440 972 192 776 1 543 1 Z N">
            <draw:equation draw:name="f0" draw:formula="logwidth"/>
            <draw:equation draw:name="f1" draw:formula="logheight"/>
          </draw:enhanced-geometry>
        </draw:custom-shape>
        <draw:custom-shape draw:name="Google Shape;72;p2" draw:style-name="Mgr5" draw:text-style-name="MP7" draw:layer="layout" svg:width="0.112cm" svg:height="0.111cm" svg:x="24.737cm" svg:y="11.993cm">
          <text:p/>
          <draw:enhanced-geometry draw:mirror-horizontal="false" draw:mirror-vertical="false" drawooo:sub-view-size="463 392" draw:text-areas="0 0 ?f0 ?f1" svg:viewBox="0 0 0 0" draw:type="ooxml-non-primitive" draw:enhanced-path="M 261 0 C 251 0 241 1 231 3 0 21 34 392 264 392 275 392 287 391 299 389 386 370 453 292 463 205 463 91 366 0 261 0 Z N">
            <draw:equation draw:name="f0" draw:formula="logwidth"/>
            <draw:equation draw:name="f1" draw:formula="logheight"/>
          </draw:enhanced-geometry>
        </draw:custom-shape>
      </draw:g>
      <draw:g draw:name="Google Shape;73;p2">
        <draw:custom-shape draw:name="Google Shape;74;p2" draw:style-name="Mgr4" draw:text-style-name="MP6" draw:layer="layout" svg:width="1.049cm" svg:height="0.752cm" draw:transform="rotate (0.448898683612941) translate (21.407cm 11.693cm)">
          <text:p/>
          <draw:enhanced-geometry draw:mirror-horizontal="false" draw:mirror-vertical="false" drawooo:sub-view-size="19858 14231" draw:text-areas="0 0 ?f0 ?f1" svg:viewBox="0 0 0 0" draw:type="ooxml-non-primitive" draw:enhanced-path="M 9446 1 C 6797 1 4281 1112 2910 3565 1456 5092 510 7056 292 9166 1 11420 1601 13457 3856 13675 4071 13710 4280 13726 4482 13726 5986 13726 7147 12836 8365 12002 8917 11597 9396 11434 9829 11434 11339 11434 12294 13417 13821 14039 14131 14171 14449 14231 14768 14231 16914 14231 19104 11520 19421 9747 19858 7347 18476 4874 16875 3201 14969 1148 12139 1 9446 1 Z N">
            <draw:equation draw:name="f0" draw:formula="logwidth"/>
            <draw:equation draw:name="f1" draw:formula="logheight"/>
          </draw:enhanced-geometry>
        </draw:custom-shape>
        <draw:custom-shape draw:name="Google Shape;75;p2" draw:style-name="Mgr4" draw:text-style-name="MP6" draw:layer="layout" svg:width="0.399cm" svg:height="0.359cm" draw:transform="rotate (0.448898683612941) translate (21.14cm 11.527cm)">
          <text:p/>
          <draw:enhanced-geometry draw:mirror-horizontal="false" draw:mirror-vertical="false" drawooo:sub-view-size="7565 6804" draw:text-areas="0 0 ?f0 ?f1" svg:viewBox="0 0 0 0" draw:type="ooxml-non-primitive" draw:enhanced-path="M 4292 0 C 1673 0 1 2910 1237 5237 1793 6269 2825 6803 3849 6803 4702 6803 5549 6433 6110 5674 7565 3710 7056 218 4292 0 Z N">
            <draw:equation draw:name="f0" draw:formula="logwidth"/>
            <draw:equation draw:name="f1" draw:formula="logheight"/>
          </draw:enhanced-geometry>
        </draw:custom-shape>
        <draw:custom-shape draw:name="Google Shape;76;p2" draw:style-name="Mgr4" draw:text-style-name="MP6" draw:layer="layout" svg:width="0.361cm" svg:height="0.43cm" draw:transform="rotate (0.448898683612941) translate (21.414cm 11.043cm)">
          <text:p/>
          <draw:enhanced-geometry draw:mirror-horizontal="false" draw:mirror-vertical="false" drawooo:sub-view-size="6839 8153" draw:text-areas="0 0 ?f0 ?f1" svg:viewBox="0 0 0 0" draw:type="ooxml-non-primitive" draw:enhanced-path="M 2882 1 C 1275 1 16 1712 74 3379 1 4106 1 4906 74 5634 219 6725 874 7597 1892 8034 2104 8116 2315 8153 2524 8153 3609 8153 4628 7165 5238 6434 6838 4470 6329 1633 4220 397 3761 122 3310 1 2882 1 Z N">
            <draw:equation draw:name="f0" draw:formula="logwidth"/>
            <draw:equation draw:name="f1" draw:formula="logheight"/>
          </draw:enhanced-geometry>
        </draw:custom-shape>
        <draw:custom-shape draw:name="Google Shape;77;p2" draw:style-name="Mgr4" draw:text-style-name="MP6" draw:layer="layout" svg:width="0.345cm" svg:height="0.413cm" draw:transform="rotate (0.448898683612941) translate (21.834cm 10.911cm)">
          <text:p/>
          <draw:enhanced-geometry draw:mirror-horizontal="false" draw:mirror-vertical="false" drawooo:sub-view-size="6547 7825" draw:text-areas="0 0 ?f0 ?f1" svg:viewBox="0 0 0 0" draw:type="ooxml-non-primitive" draw:enhanced-path="M 2982 1 C 1818 146 946 1092 946 2256 436 3128 146 4147 73 5165 0 6110 436 6983 1237 7565 1536 7750 1880 7824 2239 7824 3014 7824 3864 7477 4510 7129 6473 5892 6546 3056 5310 1310 4801 510 3928 1 2982 1 Z N">
            <draw:equation draw:name="f0" draw:formula="logwidth"/>
            <draw:equation draw:name="f1" draw:formula="logheight"/>
          </draw:enhanced-geometry>
        </draw:custom-shape>
        <draw:custom-shape draw:name="Google Shape;78;p2" draw:style-name="Mgr4" draw:text-style-name="MP6" draw:layer="layout" svg:width="0.353cm" svg:height="0.335cm" draw:transform="rotate (0.448898683612941) translate (22.228cm 11.164cm)">
          <text:p/>
          <draw:enhanced-geometry draw:mirror-horizontal="false" draw:mirror-vertical="false" drawooo:sub-view-size="6687 6352" draw:text-areas="0 0 ?f0 ?f1" svg:viewBox="0 0 0 0" draw:type="ooxml-non-primitive" draw:enhanced-path="M 3661 0 C 2882 0 2029 306 1673 967 L 1673 1112 C 1091 1621 727 2276 509 2931 0 4531 1091 6131 2691 6349 2732 6350 2773 6351 2813 6351 4940 6351 6686 4490 6401 2349 6183 1330 5528 530 4582 167 4320 57 3997 0 3661 0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ECTION_5f_HEADER" style:display-name="SECTION_HEADER" style:page-layout-name="PM1" draw:style-name="Mdp1">
      <draw:frame draw:name="Google Shape;80;p3" presentation:style-name="SECTION_5f_HEADER-title" draw:layer="backgroundobjects" svg:width="9.117cm" svg:height="3.725cm" svg:x="2cm" svg:y="6.262cm" presentation:class="title" presentation:placeholder="true" presentation:user-transformed="true">
        <draw:text-box/>
      </draw:frame>
      <draw:g draw:name="Google Shape;81;p3">
        <draw:custom-shape draw:name="Google Shape;82;p3" draw:style-name="Mgr3" draw:text-style-name="MP5" draw:layer="layout" svg:width="0.45cm" svg:height="0.59cm" svg:x="7.312cm" svg:y="0.611cm">
          <text:p/>
          <draw:enhanced-geometry draw:mirror-horizontal="false" draw:mirror-vertical="false" drawooo:sub-view-size="1847 2079" draw:text-areas="0 0 ?f0 ?f1" svg:viewBox="0 0 0 0" draw:type="ooxml-non-primitive" draw:enhanced-path="M 919 1 C 812 1 716 349 687 803 290 832 1 928 1 1035 1 1151 290 1247 687 1276 716 1730 812 2078 919 2078 1035 2078 1131 1730 1160 1276 1556 1247 1846 1151 1846 1035 1846 928 1556 832 1160 803 1131 349 1035 1 919 1 Z N">
            <draw:equation draw:name="f0" draw:formula="logwidth"/>
            <draw:equation draw:name="f1" draw:formula="logheight"/>
          </draw:enhanced-geometry>
        </draw:custom-shape>
        <draw:custom-shape draw:name="Google Shape;83;p3" draw:style-name="Mgr3" draw:text-style-name="MP5" draw:layer="layout" svg:width="0.45cm" svg:height="0.59cm" svg:x="3.778cm" svg:y="13.089cm">
          <text:p/>
          <draw:enhanced-geometry draw:mirror-horizontal="false" draw:mirror-vertical="false" drawooo:sub-view-size="1847 2079" draw:text-areas="0 0 ?f0 ?f1" svg:viewBox="0 0 0 0" draw:type="ooxml-non-primitive" draw:enhanced-path="M 919 0 C 813 0 716 348 687 812 291 832 1 928 1 1044 1 1150 291 1247 687 1276 716 1740 813 2078 919 2078 1035 2078 1132 1740 1161 1276 1557 1247 1847 1150 1847 1044 1847 928 1557 832 1161 812 1132 348 1035 0 919 0 Z N">
            <draw:equation draw:name="f0" draw:formula="logwidth"/>
            <draw:equation draw:name="f1" draw:formula="logheight"/>
          </draw:enhanced-geometry>
        </draw:custom-shape>
        <draw:custom-shape draw:name="Google Shape;84;p3" draw:style-name="Mgr3" draw:text-style-name="MP5" draw:layer="layout" svg:width="0.582cm" svg:height="0.763cm" svg:x="18.279cm" svg:y="0.347cm">
          <text:p/>
          <draw:enhanced-geometry draw:mirror-horizontal="false" draw:mirror-vertical="false" drawooo:sub-view-size="2388 2687" draw:text-areas="0 0 ?f0 ?f1" svg:viewBox="0 0 0 0" draw:type="ooxml-non-primitive" draw:enhanced-path="M 1199 0 C 1054 0 928 445 899 1044 387 1073 0 1199 0 1344 0 1489 387 1605 899 1643 928 2242 1054 2687 1199 2687 1344 2687 1469 2242 1498 1643 2010 1605 2387 1489 2387 1344 2387 1199 2010 1073 1498 1044 1469 435 1344 0 1199 0 Z N">
            <draw:equation draw:name="f0" draw:formula="logwidth"/>
            <draw:equation draw:name="f1" draw:formula="logheight"/>
          </draw:enhanced-geometry>
        </draw:custom-shape>
        <draw:custom-shape draw:name="Google Shape;85;p3" draw:style-name="Mgr3" draw:text-style-name="MP5" draw:layer="layout" svg:width="0.582cm" svg:height="0.763cm" svg:x="24.195cm" svg:y="3.319cm">
          <text:p/>
          <draw:enhanced-geometry draw:mirror-horizontal="false" draw:mirror-vertical="false" drawooo:sub-view-size="2388 2687" draw:text-areas="0 0 ?f0 ?f1" svg:viewBox="0 0 0 0" draw:type="ooxml-non-primitive" draw:enhanced-path="M 1199 0 C 1044 0 928 445 899 1044 387 1073 1 1199 1 1344 1 1479 387 1605 899 1643 928 2242 1054 2687 1199 2687 1344 2687 1470 2242 1499 1643 2011 1605 2388 1479 2388 1344 2388 1199 2011 1073 1499 1044 1470 435 1344 0 1199 0 Z N">
            <draw:equation draw:name="f0" draw:formula="logwidth"/>
            <draw:equation draw:name="f1" draw:formula="logheight"/>
          </draw:enhanced-geometry>
        </draw:custom-shape>
        <draw:custom-shape draw:name="Google Shape;86;p3" draw:style-name="Mgr3" draw:text-style-name="MP5" draw:layer="layout" svg:width="0.582cm" svg:height="0.763cm" svg:x="3.407cm" svg:y="4.261cm">
          <text:p/>
          <draw:enhanced-geometry draw:mirror-horizontal="false" draw:mirror-vertical="false" drawooo:sub-view-size="2388 2687" draw:text-areas="0 0 ?f0 ?f1" svg:viewBox="0 0 0 0" draw:type="ooxml-non-primitive" draw:enhanced-path="M 1190 0 C 1045 0 919 445 890 1044 378 1073 1 1198 1 1343 1 1488 378 1604 890 1643 919 2252 1045 2687 1190 2687 1344 2687 1460 2242 1499 1643 2011 1604 2388 1488 2388 1343 2388 1198 2011 1073 1499 1044 1460 435 1344 0 1190 0 Z N">
            <draw:equation draw:name="f0" draw:formula="logwidth"/>
            <draw:equation draw:name="f1" draw:formula="logheight"/>
          </draw:enhanced-geometry>
        </draw:custom-shape>
        <draw:custom-shape draw:name="Google Shape;87;p3" draw:style-name="Mgr3" draw:text-style-name="MP5" draw:layer="layout" svg:width="0.45cm" svg:height="0.59cm" svg:x="24.075cm" svg:y="10.589cm">
          <text:p/>
          <draw:enhanced-geometry draw:mirror-horizontal="false" draw:mirror-vertical="false" drawooo:sub-view-size="1846 2078" draw:text-areas="0 0 ?f0 ?f1" svg:viewBox="0 0 0 0" draw:type="ooxml-non-primitive" draw:enhanced-path="M 918 0 C 802 0 715 348 686 812 290 841 0 928 0 1044 0 1150 290 1247 686 1276 715 1740 802 2078 918 2078 1034 2078 1131 1740 1160 1276 1556 1247 1846 1150 1846 1044 1846 928 1556 841 1160 812 1141 348 1044 0 918 0 Z N">
            <draw:equation draw:name="f0" draw:formula="logwidth"/>
            <draw:equation draw:name="f1" draw:formula="logheight"/>
          </draw:enhanced-geometry>
        </draw:custom-shape>
        <draw:custom-shape draw:name="Google Shape;88;p3" draw:style-name="Mgr3" draw:text-style-name="MP5" draw:layer="layout" svg:width="0.306cm" svg:height="0.401cm" svg:x="22.92cm" svg:y="13.574cm">
          <text:p/>
          <draw:enhanced-geometry draw:mirror-horizontal="false" draw:mirror-vertical="false" drawooo:sub-view-size="1257 1412" draw:text-areas="0 0 ?f0 ?f1" svg:viewBox="0 0 0 0" draw:type="ooxml-non-primitive" draw:enhanced-path="M 628 1 C 551 1 483 233 464 552 194 571 0 629 0 706 0 784 194 851 464 871 483 1180 551 1412 628 1412 706 1412 773 1180 783 871 1054 851 1257 784 1257 706 1257 629 1054 571 783 552 773 233 706 1 628 1 Z N">
            <draw:equation draw:name="f0" draw:formula="logwidth"/>
            <draw:equation draw:name="f1" draw:formula="logheight"/>
          </draw:enhanced-geometry>
        </draw:custom-shape>
        <draw:custom-shape draw:name="Google Shape;89;p3" draw:style-name="Mgr3" draw:text-style-name="MP5" draw:layer="layout" svg:width="0.306cm" svg:height="0.404cm" svg:x="0.68cm" svg:y="1.298cm">
          <text:p/>
          <draw:enhanced-geometry draw:mirror-horizontal="false" draw:mirror-vertical="false" drawooo:sub-view-size="1257 1422" draw:text-areas="0 0 ?f0 ?f1" svg:viewBox="0 0 0 0" draw:type="ooxml-non-primitive" draw:enhanced-path="M 628 1 C 551 1 483 243 474 552 203 571 0 639 0 706 0 784 203 851 474 871 483 1180 551 1422 628 1422 706 1422 773 1180 793 871 1054 851 1257 793 1257 706 1257 639 1054 571 793 552 773 243 706 1 628 1 Z N">
            <draw:equation draw:name="f0" draw:formula="logwidth"/>
            <draw:equation draw:name="f1" draw:formula="logheight"/>
          </draw:enhanced-geometry>
        </draw:custom-shape>
        <draw:custom-shape draw:name="Google Shape;90;p3" draw:style-name="Mgr3" draw:text-style-name="MP5" draw:layer="layout" svg:width="0.306cm" svg:height="0.401cm" svg:x="5.965cm" svg:y="6.005cm">
          <text:p/>
          <draw:enhanced-geometry draw:mirror-horizontal="false" draw:mirror-vertical="false" drawooo:sub-view-size="1257 1412" draw:text-areas="0 0 ?f0 ?f1" svg:viewBox="0 0 0 0" draw:type="ooxml-non-primitive" draw:enhanced-path="M 628 1 C 551 1 493 233 474 552 203 571 0 629 0 706 0 784 203 851 474 870 493 1180 551 1412 628 1412 715 1412 773 1180 792 870 1063 851 1256 793 1256 706 1256 629 1063 571 792 552 773 233 706 1 628 1 Z N">
            <draw:equation draw:name="f0" draw:formula="logwidth"/>
            <draw:equation draw:name="f1" draw:formula="logheight"/>
          </draw:enhanced-geometry>
        </draw:custom-shape>
        <draw:custom-shape draw:name="Google Shape;91;p3" draw:style-name="Mgr3" draw:text-style-name="MP5" draw:layer="layout" svg:width="0.306cm" svg:height="0.401cm" svg:x="22.33cm" svg:y="6.958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custom-shape draw:name="Google Shape;92;p3" draw:style-name="Mgr3" draw:text-style-name="MP5" draw:layer="layout" svg:width="0.238cm" svg:height="0.235cm" svg:x="2.144cm" svg:y="3.716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93;p3" draw:style-name="Mgr3" draw:text-style-name="MP5" draw:layer="layout" svg:width="0.238cm" svg:height="0.235cm" svg:x="10.243cm" svg:y="0.611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94;p3" draw:style-name="Mgr3" draw:text-style-name="MP5" draw:layer="layout" svg:width="0.112cm" svg:height="0.111cm" svg:x="0.567cm" svg:y="4.046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95;p3" draw:style-name="Mgr3" draw:text-style-name="MP5" draw:layer="layout" svg:width="0.157cm" svg:height="0.157cm" svg:x="0.315cm" svg:y="4.864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custom-shape draw:name="Google Shape;96;p3" draw:style-name="Mgr3" draw:text-style-name="MP5" draw:layer="layout" svg:width="0.236cm" svg:height="0.236cm" svg:x="23.179cm" svg:y="5.465cm">
          <text:p/>
          <draw:enhanced-geometry draw:mirror-horizontal="false" draw:mirror-vertical="false" drawooo:sub-view-size="972 834" draw:text-areas="0 0 ?f0 ?f1" svg:viewBox="0 0 0 0" draw:type="ooxml-non-primitive" draw:enhanced-path="M 543 1 C 522 1 500 2 479 6 1 61 82 833 549 833 573 833 598 831 624 827 807 788 952 634 972 440 972 192 776 1 543 1 Z N">
            <draw:equation draw:name="f0" draw:formula="logwidth"/>
            <draw:equation draw:name="f1" draw:formula="logheight"/>
          </draw:enhanced-geometry>
        </draw:custom-shape>
        <draw:custom-shape draw:name="Google Shape;97;p3" draw:style-name="Mgr3" draw:text-style-name="MP5" draw:layer="layout" svg:width="0.236cm" svg:height="0.236cm" svg:x="22.754cm" svg:y="11.977cm">
          <text:p/>
          <draw:enhanced-geometry draw:mirror-horizontal="false" draw:mirror-vertical="false" drawooo:sub-view-size="972 834" draw:text-areas="0 0 ?f0 ?f1" svg:viewBox="0 0 0 0" draw:type="ooxml-non-primitive" draw:enhanced-path="M 542 1 C 521 1 500 2 478 6 0 61 82 833 540 833 564 833 588 831 614 827 807 788 952 624 971 431 971 191 776 1 542 1 Z N">
            <draw:equation draw:name="f0" draw:formula="logwidth"/>
            <draw:equation draw:name="f1" draw:formula="logheight"/>
          </draw:enhanced-geometry>
        </draw:custom-shape>
        <draw:custom-shape draw:name="Google Shape;98;p3" draw:style-name="Mgr3" draw:text-style-name="MP5" draw:layer="layout" svg:width="0.112cm" svg:height="0.111cm" svg:x="11.648cm" svg:y="12.67cm">
          <text:p/>
          <draw:enhanced-geometry draw:mirror-horizontal="false" draw:mirror-vertical="false" drawooo:sub-view-size="463 392" draw:text-areas="0 0 ?f0 ?f1" svg:viewBox="0 0 0 0" draw:type="ooxml-non-primitive" draw:enhanced-path="M 261 0 C 251 0 241 1 231 3 0 21 34 392 264 392 275 392 287 391 299 389 386 370 453 292 463 205 463 91 366 0 261 0 Z N">
            <draw:equation draw:name="f0" draw:formula="logwidth"/>
            <draw:equation draw:name="f1" draw:formula="logheight"/>
          </draw:enhanced-geometry>
        </draw:custom-shape>
        <draw:custom-shape draw:name="Google Shape;99;p3" draw:style-name="Mgr3" draw:text-style-name="MP5" draw:layer="layout" svg:width="0.158cm" svg:height="0.155cm" svg:x="11.83cm" svg:y="12.869cm">
          <text:p/>
          <draw:enhanced-geometry draw:mirror-horizontal="false" draw:mirror-vertical="false" drawooo:sub-view-size="652 550" draw:text-areas="0 0 ?f0 ?f1" svg:viewBox="0 0 0 0" draw:type="ooxml-non-primitive" draw:enhanced-path="M 370 0 C 354 0 338 2 323 4 1 32 55 550 369 550 385 550 402 548 419 545 545 526 641 420 651 284 651 126 524 0 370 0 Z N">
            <draw:equation draw:name="f0" draw:formula="logwidth"/>
            <draw:equation draw:name="f1" draw:formula="logheight"/>
          </draw:enhanced-geometry>
        </draw:custom-shape>
        <draw:g draw:name="Google Shape;100;p3">
          <draw:custom-shape draw:name="Google Shape;101;p3" draw:style-name="Mgr3" draw:text-style-name="MP5" draw:layer="layout" svg:width="0.238cm" svg:height="0.235cm" svg:x="1.905cm" svg:y="13.055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102;p3" draw:style-name="Mgr3" draw:text-style-name="MP5" draw:layer="layout" svg:width="0.238cm" svg:height="0.235cm" svg:x="0.978cm" svg:y="12.695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103;p3" draw:style-name="Mgr3" draw:text-style-name="MP5" draw:layer="layout" svg:width="0.112cm" svg:height="0.111cm" svg:x="1.523cm" svg:y="12.576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104;p3" draw:style-name="Mgr3" draw:text-style-name="MP5" draw:layer="layout" svg:width="0.114cm" svg:height="0.112cm" svg:x="1.806cm" svg:y="13.735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105;p3" draw:style-name="Mgr3" draw:text-style-name="MP5" draw:layer="layout" svg:width="0.157cm" svg:height="0.157cm" svg:x="1.27cm" svg:y="13.394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g>
        <draw:g draw:name="Google Shape;106;p3">
          <draw:custom-shape draw:name="Google Shape;107;p3" draw:style-name="Mgr3" draw:text-style-name="MP5" draw:layer="layout" svg:width="0.233cm" svg:height="0.235cm" svg:x="21.995cm" svg:y="2.31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108;p3" draw:style-name="Mgr3" draw:text-style-name="MP5" draw:layer="layout" svg:width="0.233cm" svg:height="0.235cm" svg:x="22.52cm" svg:y="0.155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g>
        <draw:custom-shape draw:name="Google Shape;109;p3" draw:style-name="Mgr3" draw:text-style-name="MP5" draw:layer="layout" svg:width="0.306cm" svg:height="0.401cm" svg:x="24.778cm" svg:y="5.382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custom-shape draw:name="Google Shape;110;p3" draw:style-name="Mgr3" draw:text-style-name="MP5" draw:layer="layout" svg:width="0.306cm" svg:height="0.401cm" svg:x="19.848cm" svg:y="12.869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custom-shape draw:name="Google Shape;111;p3" draw:style-name="Mgr3" draw:text-style-name="MP5" draw:layer="layout" svg:width="0.306cm" svg:height="0.401cm" svg:x="0.241cm" svg:y="6.716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custom-shape draw:name="Google Shape;112;p3" draw:style-name="Mgr3" draw:text-style-name="MP5" draw:layer="layout" svg:width="0.306cm" svg:height="0.401cm" svg:x="1.13cm" svg:y="9.38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custom-shape draw:name="Google Shape;113;p3" draw:style-name="Mgr3" draw:text-style-name="MP5" draw:layer="layout" svg:width="0.238cm" svg:height="0.235cm" svg:x="4.917cm" svg:y="1.972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114;p3" draw:style-name="Mgr3" draw:text-style-name="MP5" draw:layer="layout" svg:width="0.238cm" svg:height="0.235cm" svg:x="3.99cm" svg:y="1.612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115;p3" draw:style-name="Mgr3" draw:text-style-name="MP5" draw:layer="layout" svg:width="0.112cm" svg:height="0.111cm" svg:x="4.535cm" svg:y="1.492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116;p3" draw:style-name="Mgr3" draw:text-style-name="MP5" draw:layer="layout" svg:width="0.114cm" svg:height="0.112cm" svg:x="4.818cm" svg:y="2.651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117;p3" draw:style-name="Mgr3" draw:text-style-name="MP5" draw:layer="layout" svg:width="0.157cm" svg:height="0.157cm" svg:x="4.283cm" svg:y="2.31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custom-shape draw:name="Google Shape;118;p3" draw:style-name="Mgr3" draw:text-style-name="MP5" draw:layer="layout" svg:width="0.238cm" svg:height="0.235cm" svg:x="16.691cm" svg:y="1.393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119;p3" draw:style-name="Mgr3" draw:text-style-name="MP5" draw:layer="layout" svg:width="0.238cm" svg:height="0.235cm" svg:x="3.99cm" svg:y="8.446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120;p3" draw:style-name="Mgr3" draw:text-style-name="MP5" draw:layer="layout" svg:width="0.112cm" svg:height="0.111cm" svg:x="16.309cm" svg:y="0.914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121;p3" draw:style-name="Mgr3" draw:text-style-name="MP5" draw:layer="layout" svg:width="0.114cm" svg:height="0.112cm" svg:x="15.397cm" svg:y="3.971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122;p3" draw:style-name="Mgr3" draw:text-style-name="MP5" draw:layer="layout" svg:width="0.157cm" svg:height="0.157cm" svg:x="16.056cm" svg:y="1.732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custom-shape draw:name="Google Shape;123;p3" draw:style-name="Mgr3" draw:text-style-name="MP5" draw:layer="layout" svg:width="0.306cm" svg:height="0.4cm" svg:x="9.442cm" svg:y="13.184cm">
          <text:p/>
          <draw:enhanced-geometry draw:mirror-horizontal="false" draw:mirror-vertical="false" drawooo:sub-view-size="1257 1411" draw:text-areas="0 0 ?f0 ?f1" svg:viewBox="0 0 0 0" draw:type="ooxml-non-primitive" draw:enhanced-path="M 628 0 C 551 0 483 232 474 551 203 570 0 628 0 706 0 783 203 850 474 860 483 1179 551 1411 628 1411 706 1411 773 1169 793 860 1063 850 1257 783 1257 706 1257 628 1063 561 793 551 773 232 706 0 628 0 Z N">
            <draw:equation draw:name="f0" draw:formula="logwidth"/>
            <draw:equation draw:name="f1" draw:formula="logheight"/>
          </draw:enhanced-geometry>
        </draw:custom-shape>
        <draw:custom-shape draw:name="Google Shape;124;p3" draw:style-name="Mgr3" draw:text-style-name="MP5" draw:layer="layout" svg:width="0.306cm" svg:height="0.4cm" svg:x="8.379cm" svg:y="4.742cm">
          <text:p/>
          <draw:enhanced-geometry draw:mirror-horizontal="true" draw:mirror-vertical="false" drawooo:sub-view-size="1257 1411" draw:text-areas="0 0 ?f0 ?f1" svg:viewBox="0 0 0 0" draw:type="ooxml-non-primitive" draw:enhanced-path="M 628 0 C 551 0 483 232 474 551 203 570 0 628 0 706 0 783 203 850 474 860 483 1179 551 1411 628 1411 706 1411 773 1169 793 860 1063 850 1257 783 1257 706 1257 628 1063 561 793 551 773 232 706 0 628 0 Z N">
            <draw:equation draw:name="f0" draw:formula="logwidth"/>
            <draw:equation draw:name="f1" draw:formula="logheight"/>
          </draw:enhanced-geometry>
        </draw:custom-shape>
        <draw:custom-shape draw:name="Google Shape;125;p3" draw:style-name="Mgr3" draw:text-style-name="MP5" draw:layer="layout" svg:width="0.45cm" svg:height="0.59cm" svg:x="16.253cm" svg:y="13.403cm">
          <text:p/>
          <draw:enhanced-geometry draw:mirror-horizontal="true" draw:mirror-vertical="false" drawooo:sub-view-size="1847 2079" draw:text-areas="0 0 ?f0 ?f1" svg:viewBox="0 0 0 0" draw:type="ooxml-non-primitive" draw:enhanced-path="M 918 0 C 802 0 706 348 687 812 290 831 0 928 0 1044 0 1150 290 1247 687 1276 706 1740 802 2078 918 2078 1034 2078 1131 1740 1150 1276 1547 1247 1846 1150 1846 1044 1846 928 1547 831 1150 812 1131 348 1034 0 918 0 Z N">
            <draw:equation draw:name="f0" draw:formula="logwidth"/>
            <draw:equation draw:name="f1" draw:formula="logheight"/>
          </draw:enhanced-geometry>
        </draw:custom-shape>
        <draw:custom-shape draw:name="Google Shape;126;p3" draw:style-name="Mgr3" draw:text-style-name="MP5" draw:layer="layout" svg:width="0.306cm" svg:height="0.4cm" svg:x="2.88cm" svg:y="11.023cm">
          <text:p/>
          <draw:enhanced-geometry draw:mirror-horizontal="true" draw:mirror-vertical="false" drawooo:sub-view-size="1257 1411" draw:text-areas="0 0 ?f0 ?f1" svg:viewBox="0 0 0 0" draw:type="ooxml-non-primitive" draw:enhanced-path="M 628 0 C 551 0 483 232 474 551 203 570 0 628 0 706 0 783 203 850 474 860 483 1179 551 1411 628 1411 706 1411 773 1169 793 860 1063 850 1257 783 1257 706 1257 628 1063 561 793 551 773 232 706 0 628 0 Z N">
            <draw:equation draw:name="f0" draw:formula="logwidth"/>
            <draw:equation draw:name="f1" draw:formula="logheight"/>
          </draw:enhanced-geometry>
        </draw:custom-shape>
      </draw:g>
      <draw:frame draw:name="Google Shape;127;p3" presentation:style-name="Mpr3" draw:text-style-name="MP9" draw:layer="backgroundobjects" svg:width="9.117cm" svg:height="4.258cm" svg:x="2cm" svg:y="2.183cm" presentation:class="title" presentation:user-transformed="true">
        <draw:text-box>
          <text:p text:style-name="MP8"><text:span text:style-name="MT1">xx%</text:span></text:p>
        </draw:text-box>
      </draw:frame>
      <draw:g draw:name="Google Shape;129;p3">
        <draw:custom-shape draw:name="Google Shape;130;p3" draw:style-name="Mgr4" draw:text-style-name="MP6" draw:layer="layout" svg:width="2.524cm" svg:height="2.522cm" draw:transform="rotate (-0.0462512251778498) translate (5.625cm 12.017cm)">
          <text:p/>
          <draw:enhanced-geometry draw:mirror-horizontal="true" draw:mirror-vertical="false" drawooo:sub-view-size="57170 57145" draw:text-areas="0 0 ?f0 ?f1" svg:viewBox="0 0 0 0" draw:type="ooxml-non-primitive" draw:enhanced-path="M 40146 2439 C 40285 2439 40432 2454 40586 2485 43132 2994 43568 7722 44005 9759 44368 11432 44296 14268 45532 15577 45715 15790 45973 15889 46234 15889 46597 15889 46963 15698 47132 15359 47423 14486 47423 13541 47132 12595 L 47132 12523 C 47787 12814 48442 13032 48805 13177 50915 14050 54406 14996 53969 17905 53675 19642 52309 20199 50632 20199 48165 20199 45027 18993 43641 18560 L 43277 18560 C 43205 18487 43095 18450 42986 18450 42877 18450 42768 18487 42695 18560 35640 23069 29094 28233 23130 34052 22984 33834 22839 33688 22766 33398 22676 33218 22503 33093 22315 33093 22199 33093 22077 33141 21966 33252 21457 33688 21748 34489 22111 35070 21748 35434 21311 35798 20948 36234 20875 36161 20802 36016 20729 35871 20633 35550 20367 35399 20100 35399 19761 35399 19420 35641 19420 36089 19420 36525 19638 36962 19929 37253 19420 37762 18911 38344 18402 38853 18184 38634 17966 38416 17820 38198 17712 38036 17554 37964 17405 37964 17153 37964 16929 38169 17020 38489 17093 38925 17311 39362 17529 39798 L 16074 41471 C 15784 41035 15493 40817 15129 40380 15044 40252 14927 40199 14809 40199 14523 40199 14226 40508 14329 40817 14474 41471 14765 42053 15129 42562 14620 43071 14111 43653 13674 44235 13311 44599 13311 45108 13529 45544 13020 48017 13674 51290 13383 53109 13189 54143 12708 54890 11735 54890 11613 54890 11484 54879 11347 54854 10110 54636 9310 52818 8728 51727 8146 50709 7710 49472 7201 48308 L 7201 48308 C 7564 48381 7928 48417 8292 48417 8655 48417 9019 48381 9383 48308 10110 48090 10401 46926 9601 46563 8655 46272 7564 46053 6546 45908 5673 45690 4801 45326 4000 44817 2982 44235 2328 43217 2328 42053 2367 40632 3350 40218 4554 40218 5568 40218 6739 40511 7637 40744 7324 41057 7713 41587 8153 41587 8223 41587 8294 41574 8365 41544 13601 38707 18111 34925 22693 31070 27930 26633 33531 22051 38040 16959 38477 16450 38404 15650 37895 15214 37755 11717 36674 2439 40146 2439 Z M 39914 0 C 34469 0 34295 11364 36295 15577 31785 18996 27858 23287 23712 27070 18984 31579 13965 35652 8946 39726 7934 38683 6366 38131 4831 38131 2725 38131 681 39169 218 41398 0 43144 655 44890 1964 45981 2764 46708 3710 47290 4801 47654 L 5019 47726 C 5852 51446 7987 57145 11720 57145 12221 57145 12751 57042 13311 56818 15347 56018 15638 53618 15711 51654 15711 50199 15638 48745 15711 47290 15711 46417 15929 45617 16147 44817 24148 35871 33822 28888 42405 20596 42477 20742 42550 20814 42695 20887 44413 22043 47091 22839 49639 22839 52701 22839 55576 21689 56370 18632 57170 15505 54988 13323 52224 12232 50478 11504 48660 11068 46769 10777 46478 9322 46114 7795 45750 6340 44878 3140 43932 303 40222 12 40118 4 40015 0 39914 0 Z N">
            <draw:equation draw:name="f0" draw:formula="logwidth"/>
            <draw:equation draw:name="f1" draw:formula="logheight"/>
          </draw:enhanced-geometry>
        </draw:custom-shape>
        <draw:custom-shape draw:name="Google Shape;131;p3" draw:style-name="Mgr4" draw:text-style-name="MP6" draw:layer="layout" svg:width="2.525cm" svg:height="2.524cm" draw:transform="rotate (0.293738913110646) translate (23.559cm -0.182cm)">
          <text:p/>
          <draw:enhanced-geometry draw:mirror-horizontal="false" draw:mirror-vertical="false" drawooo:sub-view-size="57170 57145" draw:text-areas="0 0 ?f0 ?f1" svg:viewBox="0 0 0 0" draw:type="ooxml-non-primitive" draw:enhanced-path="M 40146 2439 C 40285 2439 40432 2454 40586 2485 43132 2994 43568 7722 44005 9759 44368 11432 44296 14268 45532 15577 45715 15790 45973 15889 46234 15889 46597 15889 46963 15698 47132 15359 47423 14486 47423 13541 47132 12595 L 47132 12523 C 47787 12814 48442 13032 48805 13177 50915 14050 54406 14996 53969 17905 53675 19642 52309 20199 50632 20199 48165 20199 45027 18993 43641 18560 L 43277 18560 C 43205 18487 43095 18450 42986 18450 42877 18450 42768 18487 42695 18560 35640 23069 29094 28233 23130 34052 22984 33834 22839 33688 22766 33398 22676 33218 22503 33093 22315 33093 22199 33093 22077 33141 21966 33252 21457 33688 21748 34489 22111 35070 21748 35434 21311 35798 20948 36234 20875 36161 20802 36016 20729 35871 20633 35550 20367 35399 20100 35399 19761 35399 19420 35641 19420 36089 19420 36525 19638 36962 19929 37253 19420 37762 18911 38344 18402 38853 18184 38634 17966 38416 17820 38198 17712 38036 17554 37964 17405 37964 17153 37964 16929 38169 17020 38489 17093 38925 17311 39362 17529 39798 L 16074 41471 C 15784 41035 15493 40817 15129 40380 15044 40252 14927 40199 14809 40199 14523 40199 14226 40508 14329 40817 14474 41471 14765 42053 15129 42562 14620 43071 14111 43653 13674 44235 13311 44599 13311 45108 13529 45544 13020 48017 13674 51290 13383 53109 13189 54143 12708 54890 11735 54890 11613 54890 11484 54879 11347 54854 10110 54636 9310 52818 8728 51727 8146 50709 7710 49472 7201 48308 L 7201 48308 C 7564 48381 7928 48417 8292 48417 8655 48417 9019 48381 9383 48308 10110 48090 10401 46926 9601 46563 8655 46272 7564 46053 6546 45908 5673 45690 4801 45326 4000 44817 2982 44235 2328 43217 2328 42053 2367 40632 3350 40218 4554 40218 5568 40218 6739 40511 7637 40744 7324 41057 7713 41587 8153 41587 8223 41587 8294 41574 8365 41544 13601 38707 18111 34925 22693 31070 27930 26633 33531 22051 38040 16959 38477 16450 38404 15650 37895 15214 37755 11717 36674 2439 40146 2439 Z M 39914 0 C 34469 0 34295 11364 36295 15577 31785 18996 27858 23287 23712 27070 18984 31579 13965 35652 8946 39726 7934 38683 6366 38131 4831 38131 2725 38131 681 39169 218 41398 0 43144 655 44890 1964 45981 2764 46708 3710 47290 4801 47654 L 5019 47726 C 5852 51446 7987 57145 11720 57145 12221 57145 12751 57042 13311 56818 15347 56018 15638 53618 15711 51654 15711 50199 15638 48745 15711 47290 15711 46417 15929 45617 16147 44817 24148 35871 33822 28888 42405 20596 42477 20742 42550 20814 42695 20887 44413 22043 47091 22839 49639 22839 52701 22839 55576 21689 56370 18632 57170 15505 54988 13323 52224 12232 50478 11504 48660 11068 46769 10777 46478 9322 46114 7795 45750 6340 44878 3140 43932 303 40222 12 40118 4 40015 0 39914 0 Z N">
            <draw:equation draw:name="f0" draw:formula="logwidth"/>
            <draw:equation draw:name="f1" draw:formula="logheight"/>
          </draw:enhanced-geometry>
        </draw:custom-shape>
        <draw:g draw:name="Google Shape;132;p3">
          <draw:custom-shape draw:name="Google Shape;133;p3" draw:style-name="Mgr4" draw:text-style-name="MP6" draw:layer="layout" svg:width="1.906cm" svg:height="1.432cm" draw:transform="rotate (-0.16650441064026) translate (11.033cm 0.003cm)">
            <text:p/>
            <draw:enhanced-geometry draw:mirror-horizontal="false" draw:mirror-vertical="false" drawooo:sub-view-size="43171 32432" draw:text-areas="0 0 ?f0 ?f1" svg:viewBox="0 0 0 0" draw:type="ooxml-non-primitive" draw:enhanced-path="M 18236 2933 C 21940 2933 25626 3920 28914 5791 33642 8482 35824 14228 34079 19393 32406 25066 26369 28485 20986 29648 19873 29897 18784 30014 17728 30014 9190 30014 2810 22320 3457 13647 3457 13065 3530 12483 3603 11974 6221 6809 9276 4118 15095 3173 16138 3012 17187 2933 18236 2933 Z M 18647 1 C 17685 1 16717 63 15749 191 15107 74 14475 18 13856 18 8302 18 3755 4520 1857 10083 1784 10446 1639 10883 1493 11246 L 1493 11464 C 1275 12337 1130 13283 1057 14156 1 24965 8814 32432 18568 32432 20234 32432 21928 32214 23605 31758 36188 28339 43170 12701 31387 3973 27607 1393 23184 1 18647 1 Z N">
              <draw:equation draw:name="f0" draw:formula="logwidth"/>
              <draw:equation draw:name="f1" draw:formula="logheight"/>
            </draw:enhanced-geometry>
          </draw:custom-shape>
          <draw:custom-shape draw:name="Google Shape;134;p3" draw:style-name="Mgr4" draw:text-style-name="MP6" draw:layer="layout" svg:width="2.956cm" svg:height="3.897cm" draw:transform="rotate (-0.16650441064026) translate (10.29cm -0.571cm)">
            <text:p/>
            <draw:enhanced-geometry draw:mirror-horizontal="false" draw:mirror-vertical="false" drawooo:sub-view-size="66944 88248" draw:text-areas="0 0 ?f0 ?f1" svg:viewBox="0 0 0 0" draw:type="ooxml-non-primitive" draw:enhanced-path="M 37049 3815 C 38358 4979 39740 5997 41195 7015 41425 7187 41699 7269 41975 7269 42398 7269 42822 7077 43086 6724 43813 5924 44614 5197 45414 4469 46068 5633 46650 6870 47087 8106 47299 8532 47707 8802 48167 8802 48336 8802 48511 8766 48687 8688 50069 8106 51378 7379 52542 6433 L 52542 6433 C 52396 7670 52323 8834 52323 9997 52258 10722 52788 11327 53483 11327 53555 11327 53630 11320 53705 11307 54869 11161 56033 11161 57197 11161 56906 12398 56688 13634 56324 14871 56033 15598 56397 16325 57124 16616 58506 16980 59815 17489 61124 18144 60470 19162 59815 20180 59015 21126 58579 21708 58651 22653 59306 23090 60615 24108 61852 25054 63015 26145 61779 27017 60542 27890 59306 28836 58942 29127 58724 29636 58797 30145 58069 30581 57851 31600 58360 32327 59524 33854 60542 35455 61488 37128 59379 37419 57269 37491 55087 37637 53924 37709 53633 39164 54142 39964 55233 41492 56324 42946 57488 44328 54796 44256 52105 43674 49560 42655 49405 42594 49245 42566 49086 42566 48119 42566 47179 43610 47741 44547 48541 45929 49414 47238 50287 48547 48832 48111 47523 47456 46286 46583 46035 46423 45713 46342 45391 46342 44685 46342 43982 46730 44032 47529 44032 48038 44032 48620 43959 49129 42868 48256 41850 47310 40831 46365 40558 46031 40170 45874 39785 45874 39248 45874 38716 46178 38504 46729 37995 47820 37485 48765 36976 49783 35813 48183 34722 46510 33776 44765 33588 44342 33158 44101 32700 44101 32449 44101 32190 44174 31958 44328 30648 45565 29266 46729 27812 47747 27303 46074 26721 44401 25993 42801 25725 42318 25220 42034 24711 42034 24529 42034 24347 42070 24175 42146 23302 42510 22429 42874 21557 43237 21287 39661 19702 37525 16397 37525 16139 37525 15871 37538 15592 37564 16029 36255 16465 34946 16974 33636 17192 32982 16902 32182 16247 31963 15083 31309 14138 30581 13119 30000 13701 28908 14429 27890 15156 26945 15190 26947 15224 26949 15258 26949 16079 26949 16672 26113 16392 25344 16101 24108 15738 22871 15374 21708 14574 18653 16756 17925 19084 16980 19956 16616 20247 15525 19665 14798 19229 14289 18938 13780 18647 13270 20102 12834 21557 12470 23084 12179 23884 12034 24393 11307 24248 10506 23884 8906 23520 7379 23157 5779 L 23157 5779 C 24466 6215 25702 6942 26721 7888 26970 8054 27249 8131 27524 8131 28211 8131 28872 7649 28976 6870 29194 5997 29485 5124 29848 4251 31303 5124 32758 5997 34140 7015 34395 7207 34675 7292 34947 7292 35606 7292 36219 6790 36322 6070 36467 5270 36685 4542 37049 3815 Z M 23957 45274 C 24393 46292 24757 47383 25048 48474 25269 49137 25868 49548 26493 49548 26691 49548 26892 49507 27084 49420 27212 49505 27340 49540 27468 49540 27558 49540 27649 49523 27739 49493 29339 48838 30867 47965 32249 47020 33267 49056 34431 50947 35885 52693 32540 62585 29048 72986 23011 81569 21629 77641 19447 71459 15956 70949 15631 70910 15305 70891 14977 70891 11129 70891 7138 73504 3518 75314 8101 65203 14647 55820 18793 45419 L 18793 45419 C 18740 46316 19453 46946 20209 46946 20495 46946 20788 46856 21047 46656 21920 46074 22939 45638 23957 45274 Z M 40177 49565 C 41413 50729 42795 51893 44250 52911 44499 53077 44778 53155 45053 53155 45740 53155 46401 52672 46505 51893 46505 51238 46650 50656 46723 50074 47087 50293 47450 50438 47814 50584 47814 59966 48323 69349 49196 78659 47159 77059 44977 75677 42795 74368 42650 74320 42502 74296 42356 74296 41844 74296 41365 74586 41195 75095 39522 78368 37631 81496 35449 84551 33412 78659 34503 72550 33776 66440 35594 62003 37049 57348 38577 52911 39013 51747 39522 50584 40177 49565 Z M 36405 0 C 35861 0 35328 324 35085 905 34794 1778 34431 2724 34140 3597 32612 2651 31085 1706 29557 905 29387 837 29208 805 29032 805 28457 805 27906 1149 27739 1706 27448 2578 27084 3451 26793 4397 25193 3233 23302 2651 21411 2651 21371 2648 21331 2646 21292 2646 20405 2646 19744 3419 19884 4324 20247 6070 20684 7815 21120 9634 19229 10070 17483 10579 15738 11307 14719 11816 14574 13125 15447 13780 15810 14216 16101 14580 16320 15089 11592 17344 12101 20326 13556 25781 13556 25854 13628 25926 13628 25999 12319 27017 11228 28327 10355 29781 9919 30436 10210 31309 10937 31672 12028 32182 13119 32909 14138 33636 13410 35382 12828 37055 12319 38873 11950 39795 12673 40717 13608 40717 13779 40717 13957 40686 14138 40619 14932 40367 15597 40249 16153 40249 17683 40249 18380 41142 18647 42583 11810 53493 5264 65203 245 77132 1 77865 629 78599 1354 78599 1492 78599 1633 78572 1773 78514 6064 77059 9846 74441 14210 73350 14362 73312 14512 73295 14661 73295 17995 73295 20436 82329 21411 84696 21659 85192 22165 85453 22662 85453 23041 85453 23414 85302 23666 84987 26793 80841 29412 76405 31521 71677 L 31521 71677 C 31158 77205 31885 82951 34067 87533 34265 88009 34702 88247 35152 88247 35527 88247 35912 88082 36176 87751 38431 84260 40831 80841 42795 77132 45268 78587 47450 80550 49850 82005 50098 82177 50361 82253 50612 82253 51316 82253 51922 81646 51814 80841 50796 71022 50432 61203 50287 51311 L 50287 51311 C 51051 51475 51814 51556 52609 51556 52873 51556 53142 51547 53414 51529 54578 51529 54869 50002 54360 49274 53633 48329 52978 47310 52323 46438 L 52323 46438 C 54604 46964 56931 47208 59267 47208 59838 47208 60408 47194 60979 47165 62070 46947 62579 45710 61924 44837 60470 43383 59161 41855 57997 40255 59961 40182 61924 40037 63816 39746 64761 39528 65270 38582 64907 37709 63961 35382 62652 33127 61052 31163 L 61124 31091 C 62797 29854 64470 28618 66216 27454 66798 26945 66943 26072 66434 25417 65052 24108 63670 22871 62143 21708 62943 20617 63525 19453 64470 18362 64979 17635 64688 16616 63816 16253 62215 15598 60761 14943 59161 14434 59379 13052 59742 11598 60179 10288 60517 9408 59847 8528 58990 8528 58927 8528 58862 8533 58797 8543 57342 8761 55960 8615 54505 8761 54433 7815 54360 6797 54287 5851 54360 5415 54069 4979 53560 4906 53507 4799 53375 4732 53223 4732 53168 4732 53109 4741 53051 4760 51669 5197 50287 5633 48905 6070 48396 4615 47596 3233 46941 1778 46756 1269 46276 995 45782 995 45501 995 45215 1084 44977 1269 43959 2287 42868 3160 41850 4179 40249 2942 38722 1633 37195 251 36952 81 36677 0 36405 0 Z N">
              <draw:equation draw:name="f0" draw:formula="logwidth"/>
              <draw:equation draw:name="f1" draw:formula="logheight"/>
            </draw:enhanced-geometry>
          </draw:custom-shape>
          <draw:custom-shape draw:name="Google Shape;135;p3" draw:style-name="Mgr4" draw:text-style-name="MP6" draw:layer="layout" svg:width="0.522cm" svg:height="0.761cm" draw:transform="rotate (-0.16650441064026) translate (11.514cm 0.467cm)">
            <text:p/>
            <draw:enhanced-geometry draw:mirror-horizontal="false" draw:mirror-vertical="false" drawooo:sub-view-size="11842 17254" draw:text-areas="0 0 ?f0 ?f1" svg:viewBox="0 0 0 0" draw:type="ooxml-non-primitive" draw:enhanced-path="M 9516 1 C 9253 1 8980 88 8728 285 6474 2103 4146 3704 1964 5667 1600 5958 0 7559 1091 7995 1223 8036 1358 8055 1493 8055 2547 8055 3663 6911 4437 6395 5383 5813 6328 5158 7274 4504 L 7274 4504 C 6474 7486 5892 10541 5674 13668 4655 13523 3637 13377 2619 13377 2594 13375 2569 13374 2545 13374 1863 13374 1477 14340 2110 14832 4219 16287 7347 16796 9892 17232 9983 17247 10070 17254 10152 17254 11727 17254 11842 14741 10183 14396 L 8292 14032 C 9383 10032 9529 5740 10692 1740 11021 808 10318 1 9516 1 Z N">
              <draw:equation draw:name="f0" draw:formula="logwidth"/>
              <draw:equation draw:name="f1" draw:formula="logheight"/>
            </draw:enhanced-geometry>
          </draw:custom-shape>
        </draw:g>
        <draw:g draw:name="Google Shape;136;p3">
          <draw:custom-shape draw:name="Google Shape;137;p3" draw:style-name="Mgr4" draw:text-style-name="MP6" draw:layer="layout" svg:width="1.049cm" svg:height="0.752cm" draw:transform="rotate (-0.54768431927582) translate (23.614cm 7.913cm)">
            <text:p/>
            <draw:enhanced-geometry draw:mirror-horizontal="false" draw:mirror-vertical="false" drawooo:sub-view-size="19858 14231" draw:text-areas="0 0 ?f0 ?f1" svg:viewBox="0 0 0 0" draw:type="ooxml-non-primitive" draw:enhanced-path="M 9446 1 C 6797 1 4281 1112 2910 3565 1456 5092 510 7056 292 9166 1 11420 1601 13457 3856 13675 4071 13710 4280 13726 4482 13726 5986 13726 7147 12836 8365 12002 8917 11597 9396 11434 9829 11434 11339 11434 12294 13417 13821 14039 14131 14171 14449 14231 14768 14231 16914 14231 19104 11520 19421 9747 19858 7347 18476 4874 16875 3201 14969 1148 12139 1 9446 1 Z N">
              <draw:equation draw:name="f0" draw:formula="logwidth"/>
              <draw:equation draw:name="f1" draw:formula="logheight"/>
            </draw:enhanced-geometry>
          </draw:custom-shape>
          <draw:custom-shape draw:name="Google Shape;138;p3" draw:style-name="Mgr4" draw:text-style-name="MP6" draw:layer="layout" svg:width="0.399cm" svg:height="0.359cm" draw:transform="rotate (-0.54768431927582) translate (23.608cm 7.599cm)">
            <text:p/>
            <draw:enhanced-geometry draw:mirror-horizontal="false" draw:mirror-vertical="false" drawooo:sub-view-size="7565 6804" draw:text-areas="0 0 ?f0 ?f1" svg:viewBox="0 0 0 0" draw:type="ooxml-non-primitive" draw:enhanced-path="M 4292 0 C 1673 0 1 2910 1237 5237 1793 6269 2825 6803 3849 6803 4702 6803 5549 6433 6110 5674 7565 3710 7056 218 4292 0 Z N">
              <draw:equation draw:name="f0" draw:formula="logwidth"/>
              <draw:equation draw:name="f1" draw:formula="logheight"/>
            </draw:enhanced-geometry>
          </draw:custom-shape>
          <draw:custom-shape draw:name="Google Shape;139;p3" draw:style-name="Mgr4" draw:text-style-name="MP6" draw:layer="layout" svg:width="0.361cm" svg:height="0.43cm" draw:transform="rotate (-0.54768431927582) translate (24.164cm 7.566cm)">
            <text:p/>
            <draw:enhanced-geometry draw:mirror-horizontal="false" draw:mirror-vertical="false" drawooo:sub-view-size="6839 8153" draw:text-areas="0 0 ?f0 ?f1" svg:viewBox="0 0 0 0" draw:type="ooxml-non-primitive" draw:enhanced-path="M 2882 1 C 1275 1 16 1712 74 3379 1 4106 1 4906 74 5634 219 6725 874 7597 1892 8034 2104 8116 2315 8153 2524 8153 3609 8153 4628 7165 5238 6434 6838 4470 6329 1633 4220 397 3761 122 3310 1 2882 1 Z N">
              <draw:equation draw:name="f0" draw:formula="logwidth"/>
              <draw:equation draw:name="f1" draw:formula="logheight"/>
            </draw:enhanced-geometry>
          </draw:custom-shape>
          <draw:custom-shape draw:name="Google Shape;140;p3" draw:style-name="Mgr4" draw:text-style-name="MP6" draw:layer="layout" svg:width="0.345cm" svg:height="0.413cm" draw:transform="rotate (-0.54768431927582) translate (24.502cm 7.846cm)">
            <text:p/>
            <draw:enhanced-geometry draw:mirror-horizontal="false" draw:mirror-vertical="false" drawooo:sub-view-size="6547 7825" draw:text-areas="0 0 ?f0 ?f1" svg:viewBox="0 0 0 0" draw:type="ooxml-non-primitive" draw:enhanced-path="M 2982 1 C 1818 146 946 1092 946 2256 436 3128 146 4147 73 5165 0 6110 436 6983 1237 7565 1536 7750 1880 7824 2239 7824 3014 7824 3864 7477 4510 7129 6473 5892 6546 3056 5310 1310 4801 510 3928 1 2982 1 Z N">
              <draw:equation draw:name="f0" draw:formula="logwidth"/>
              <draw:equation draw:name="f1" draw:formula="logheight"/>
            </draw:enhanced-geometry>
          </draw:custom-shape>
          <draw:custom-shape draw:name="Google Shape;141;p3" draw:style-name="Mgr4" draw:text-style-name="MP6" draw:layer="layout" svg:width="0.353cm" svg:height="0.335cm" draw:transform="rotate (-0.54768431927582) translate (24.504cm 8.315cm)">
            <text:p/>
            <draw:enhanced-geometry draw:mirror-horizontal="false" draw:mirror-vertical="false" drawooo:sub-view-size="6687 6352" draw:text-areas="0 0 ?f0 ?f1" svg:viewBox="0 0 0 0" draw:type="ooxml-non-primitive" draw:enhanced-path="M 3661 0 C 2882 0 2029 306 1673 967 L 1673 1112 C 1091 1621 727 2276 509 2931 0 4531 1091 6131 2691 6349 2732 6350 2773 6351 2813 6351 4940 6351 6686 4490 6401 2349 6183 1330 5528 530 4582 167 4320 57 3997 0 3661 0 Z N">
              <draw:equation draw:name="f0" draw:formula="logwidth"/>
              <draw:equation draw:name="f1" draw:formula="logheight"/>
            </draw:enhanced-geometry>
          </draw:custom-shape>
        </draw:g>
        <draw:g draw:name="Google Shape;142;p3">
          <draw:custom-shape draw:name="Google Shape;143;p3" draw:style-name="Mgr4" draw:text-style-name="MP6" draw:layer="layout" svg:width="1.049cm" svg:height="0.752cm" draw:transform="rotate (2.59390833431397) translate (2.306cm 8.882cm)">
            <text:p/>
            <draw:enhanced-geometry draw:mirror-horizontal="false" draw:mirror-vertical="true" drawooo:sub-view-size="19858 14231" draw:text-areas="0 0 ?f0 ?f1" svg:viewBox="0 0 0 0" draw:type="ooxml-non-primitive" draw:enhanced-path="M 9446 1 C 6797 1 4281 1112 2910 3565 1456 5092 510 7056 292 9166 1 11420 1601 13457 3856 13675 4071 13710 4280 13726 4482 13726 5986 13726 7147 12836 8365 12002 8917 11597 9396 11434 9829 11434 11339 11434 12294 13417 13821 14039 14131 14171 14449 14231 14768 14231 16914 14231 19104 11520 19421 9747 19858 7347 18476 4874 16875 3201 14969 1148 12139 1 9446 1 Z N">
              <draw:equation draw:name="f0" draw:formula="logwidth"/>
              <draw:equation draw:name="f1" draw:formula="logheight"/>
            </draw:enhanced-geometry>
          </draw:custom-shape>
          <draw:custom-shape draw:name="Google Shape;144;p3" draw:style-name="Mgr4" draw:text-style-name="MP6" draw:layer="layout" svg:width="0.399cm" svg:height="0.359cm" draw:transform="rotate (2.59390833431397) translate (2.312cm 7.893cm)">
            <text:p/>
            <draw:enhanced-geometry draw:mirror-horizontal="false" draw:mirror-vertical="true" drawooo:sub-view-size="7565 6804" draw:text-areas="0 0 ?f0 ?f1" svg:viewBox="0 0 0 0" draw:type="ooxml-non-primitive" draw:enhanced-path="M 4292 0 C 1673 0 1 2910 1237 5237 1793 6269 2825 6803 3849 6803 4702 6803 5549 6433 6110 5674 7565 3710 7056 218 4292 0 Z N">
              <draw:equation draw:name="f0" draw:formula="logwidth"/>
              <draw:equation draw:name="f1" draw:formula="logheight"/>
            </draw:enhanced-geometry>
          </draw:custom-shape>
          <draw:custom-shape draw:name="Google Shape;145;p3" draw:style-name="Mgr4" draw:text-style-name="MP6" draw:layer="layout" svg:width="0.361cm" svg:height="0.43cm" draw:transform="rotate (2.59390833431397) translate (1.756cm 7.9cm)">
            <text:p/>
            <draw:enhanced-geometry draw:mirror-horizontal="false" draw:mirror-vertical="true" drawooo:sub-view-size="6839 8153" draw:text-areas="0 0 ?f0 ?f1" svg:viewBox="0 0 0 0" draw:type="ooxml-non-primitive" draw:enhanced-path="M 2882 1 C 1275 1 16 1712 74 3379 1 4106 1 4906 74 5634 219 6725 874 7597 1892 8034 2104 8116 2315 8153 2524 8153 3609 8153 4628 7165 5238 6434 6838 4470 6329 1633 4220 397 3761 122 3310 1 2882 1 Z N">
              <draw:equation draw:name="f0" draw:formula="logwidth"/>
              <draw:equation draw:name="f1" draw:formula="logheight"/>
            </draw:enhanced-geometry>
          </draw:custom-shape>
          <draw:custom-shape draw:name="Google Shape;146;p3" draw:style-name="Mgr4" draw:text-style-name="MP6" draw:layer="layout" svg:width="0.346cm" svg:height="0.412cm" draw:transform="rotate (2.59390833431397) translate (1.418cm 8.159cm)">
            <text:p/>
            <draw:enhanced-geometry draw:mirror-horizontal="false" draw:mirror-vertical="true" drawooo:sub-view-size="6547 7825" draw:text-areas="0 0 ?f0 ?f1" svg:viewBox="0 0 0 0" draw:type="ooxml-non-primitive" draw:enhanced-path="M 2982 1 C 1818 146 946 1092 946 2256 436 3128 146 4147 73 5165 0 6110 436 6983 1237 7565 1536 7750 1880 7824 2239 7824 3014 7824 3864 7477 4510 7129 6473 5892 6546 3056 5310 1310 4801 510 3928 1 2982 1 Z N">
              <draw:equation draw:name="f0" draw:formula="logwidth"/>
              <draw:equation draw:name="f1" draw:formula="logheight"/>
            </draw:enhanced-geometry>
          </draw:custom-shape>
          <draw:custom-shape draw:name="Google Shape;147;p3" draw:style-name="Mgr4" draw:text-style-name="MP6" draw:layer="layout" svg:width="0.353cm" svg:height="0.335cm" draw:transform="rotate (2.59390833431397) translate (1.416cm 8.565cm)">
            <text:p/>
            <draw:enhanced-geometry draw:mirror-horizontal="false" draw:mirror-vertical="true" drawooo:sub-view-size="6687 6352" draw:text-areas="0 0 ?f0 ?f1" svg:viewBox="0 0 0 0" draw:type="ooxml-non-primitive" draw:enhanced-path="M 3661 0 C 2882 0 2029 306 1673 967 L 1673 1112 C 1091 1621 727 2276 509 2931 0 4531 1091 6131 2691 6349 2732 6350 2773 6351 2813 6351 4940 6351 6686 4490 6401 2349 6183 1330 5528 530 4582 167 4320 57 3997 0 3661 0 Z N">
              <draw:equation draw:name="f0" draw:formula="logwidth"/>
              <draw:equation draw:name="f1" draw:formula="logheight"/>
            </draw:enhanced-geometry>
          </draw:custom-shape>
        </draw:g>
        <draw:custom-shape draw:name="Google Shape;148;p3" draw:style-name="Mgr4" draw:text-style-name="MP6" draw:layer="layout" svg:width="1.275cm" svg:height="1.072cm" draw:transform="rotate (-0.313112067807783) translate (14.146cm 12.017cm)">
          <text:p/>
          <draw:enhanced-geometry draw:mirror-horizontal="false" draw:mirror-vertical="false" drawooo:sub-view-size="28877 24291" draw:text-areas="0 0 ?f0 ?f1" svg:viewBox="0 0 0 0" draw:type="ooxml-non-primitive" draw:enhanced-path="M 9651 2175 C 11384 2175 13085 3411 14475 5061 14548 5134 14657 5170 14766 5170 14875 5170 14984 5134 15057 5061 15147 5151 15264 5213 15376 5213 15444 5213 15510 5189 15566 5134 17167 3647 18543 2251 20506 2251 21041 2251 21619 2354 22258 2588 25312 3824 25894 7607 25385 10516 24876 13716 22403 16480 20148 18517 18330 20044 16075 20772 14184 22154 10838 18881 7056 16699 5019 12044 3783 9425 4292 6297 6183 4115 7297 2738 8481 2175 9651 2175 Z M 20557 1 C 17996 1 15771 2042 15130 4479 14474 1412 12625 198 10524 198 7492 198 3938 2725 2692 5861 1 12553 7783 22008 13748 24190 13905 24258 14063 24291 14212 24291 14544 24291 14833 24128 14984 23827 18621 23754 22403 19972 24658 17353 27058 14517 28876 10225 27858 6443 27058 3170 24876 770 21603 115 21250 38 20901 1 20557 1 Z N">
            <draw:equation draw:name="f0" draw:formula="logwidth"/>
            <draw:equation draw:name="f1" draw:formula="logheight"/>
          </draw:enhanced-geometry>
        </draw:custom-shape>
        <draw:custom-shape draw:name="Google Shape;149;p3" draw:style-name="Mgr4" draw:text-style-name="MP6" draw:layer="layout" svg:width="1.275cm" svg:height="1.072cm" draw:transform="rotate (0.450993078715335) translate (1.447cm 1.115cm)">
          <text:p/>
          <draw:enhanced-geometry draw:mirror-horizontal="false" draw:mirror-vertical="false" drawooo:sub-view-size="28877 24291" draw:text-areas="0 0 ?f0 ?f1" svg:viewBox="0 0 0 0" draw:type="ooxml-non-primitive" draw:enhanced-path="M 9651 2175 C 11384 2175 13085 3411 14475 5061 14548 5134 14657 5170 14766 5170 14875 5170 14984 5134 15057 5061 15147 5151 15264 5213 15376 5213 15444 5213 15510 5189 15566 5134 17167 3647 18543 2251 20506 2251 21041 2251 21619 2354 22258 2588 25312 3824 25894 7607 25385 10516 24876 13716 22403 16480 20148 18517 18330 20044 16075 20772 14184 22154 10838 18881 7056 16699 5019 12044 3783 9425 4292 6297 6183 4115 7297 2738 8481 2175 9651 2175 Z M 20557 1 C 17996 1 15771 2042 15130 4479 14474 1412 12625 198 10524 198 7492 198 3938 2725 2692 5861 1 12553 7783 22008 13748 24190 13905 24258 14063 24291 14212 24291 14544 24291 14833 24128 14984 23827 18621 23754 22403 19972 24658 17353 27058 14517 28876 10225 27858 6443 27058 3170 24876 770 21603 115 21250 38 20901 1 20557 1 Z N">
            <draw:equation draw:name="f0" draw:formula="logwidth"/>
            <draw:equation draw:name="f1" draw:formula="logheight"/>
          </draw:enhanced-geometry>
        </draw:custom-shape>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USTOM_5f_20" style:display-name="CUSTOM_20" style:page-layout-name="PM1" draw:style-name="Mdp1">
      <draw:frame draw:name="Google Shape;1321;p25" presentation:style-name="CUSTOM_5f_20-title" draw:layer="backgroundobjects" svg:width="9.531cm" svg:height="1.215cm" svg:x="12.7cm" svg:y="2.994cm" presentation:class="title" presentation:placeholder="true" presentation:user-transformed="true">
        <draw:text-box/>
      </draw:frame>
      <draw:custom-shape draw:name="Google Shape;1323;p25" draw:style-name="Mgr6" draw:text-style-name="MP11" draw:layer="backgroundobjects" svg:width="10.622cm" svg:height="2.025cm" svg:x="12.154cm" svg:y="8.018cm">
        <text:p text:style-name="MP10"><text:span text:style-name="MT2">CREDITS: This presentation template was created by </text:span><text:span text:style-name="MT3"><text:a xlink:href="http://bit.ly/2Tynxth" xlink:type="simple">Slidesgo</text:a></text:span><text:span text:style-name="MT2">, including icons by </text:span><text:span text:style-name="MT3"><text:a xlink:href="http://bit.ly/2TyoMsr" xlink:type="simple">Flaticon</text:a></text:span><text:span text:style-name="MT2">, and infographics &amp; images by </text:span><text:span text:style-name="MT3"><text:a xlink:href="http://bit.ly/2TtBDfr" xlink:type="simple">Freepi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24;p25">
        <draw:custom-shape draw:name="Google Shape;1325;p25" draw:style-name="Mgr7" draw:text-style-name="MP12" draw:layer="layout" svg:width="2.524cm" svg:height="2.523cm" draw:transform="rotate (-0.980700506695614) translate (9.859cm -1.301cm)">
          <text:p/>
          <draw:enhanced-geometry draw:mirror-horizontal="true" draw:mirror-vertical="false" drawooo:sub-view-size="57170 57145" draw:text-areas="0 0 ?f0 ?f1" svg:viewBox="0 0 0 0" draw:type="ooxml-non-primitive" draw:enhanced-path="M 40146 2439 C 40285 2439 40432 2454 40586 2485 43132 2994 43568 7722 44005 9759 44368 11432 44296 14268 45532 15577 45715 15790 45973 15889 46234 15889 46597 15889 46963 15698 47132 15359 47423 14486 47423 13541 47132 12595 L 47132 12523 C 47787 12814 48442 13032 48805 13177 50915 14050 54406 14996 53969 17905 53675 19642 52309 20199 50632 20199 48165 20199 45027 18993 43641 18560 L 43277 18560 C 43205 18487 43095 18450 42986 18450 42877 18450 42768 18487 42695 18560 35640 23069 29094 28233 23130 34052 22984 33834 22839 33688 22766 33398 22676 33218 22503 33093 22315 33093 22199 33093 22077 33141 21966 33252 21457 33688 21748 34489 22111 35070 21748 35434 21311 35798 20948 36234 20875 36161 20802 36016 20729 35871 20633 35550 20367 35399 20100 35399 19761 35399 19420 35641 19420 36089 19420 36525 19638 36962 19929 37253 19420 37762 18911 38344 18402 38853 18184 38634 17966 38416 17820 38198 17712 38036 17554 37964 17405 37964 17153 37964 16929 38169 17020 38489 17093 38925 17311 39362 17529 39798 L 16074 41471 C 15784 41035 15493 40817 15129 40380 15044 40252 14927 40199 14809 40199 14523 40199 14226 40508 14329 40817 14474 41471 14765 42053 15129 42562 14620 43071 14111 43653 13674 44235 13311 44599 13311 45108 13529 45544 13020 48017 13674 51290 13383 53109 13189 54143 12708 54890 11735 54890 11613 54890 11484 54879 11347 54854 10110 54636 9310 52818 8728 51727 8146 50709 7710 49472 7201 48308 L 7201 48308 C 7564 48381 7928 48417 8292 48417 8655 48417 9019 48381 9383 48308 10110 48090 10401 46926 9601 46563 8655 46272 7564 46053 6546 45908 5673 45690 4801 45326 4000 44817 2982 44235 2328 43217 2328 42053 2367 40632 3350 40218 4554 40218 5568 40218 6739 40511 7637 40744 7324 41057 7713 41587 8153 41587 8223 41587 8294 41574 8365 41544 13601 38707 18111 34925 22693 31070 27930 26633 33531 22051 38040 16959 38477 16450 38404 15650 37895 15214 37755 11717 36674 2439 40146 2439 Z M 39914 0 C 34469 0 34295 11364 36295 15577 31785 18996 27858 23287 23712 27070 18984 31579 13965 35652 8946 39726 7934 38683 6366 38131 4831 38131 2725 38131 681 39169 218 41398 0 43144 655 44890 1964 45981 2764 46708 3710 47290 4801 47654 L 5019 47726 C 5852 51446 7987 57145 11720 57145 12221 57145 12751 57042 13311 56818 15347 56018 15638 53618 15711 51654 15711 50199 15638 48745 15711 47290 15711 46417 15929 45617 16147 44817 24148 35871 33822 28888 42405 20596 42477 20742 42550 20814 42695 20887 44413 22043 47091 22839 49639 22839 52701 22839 55576 21689 56370 18632 57170 15505 54988 13323 52224 12232 50478 11504 48660 11068 46769 10777 46478 9322 46114 7795 45750 6340 44878 3140 43932 303 40222 12 40118 4 40015 0 39914 0 Z N">
            <draw:equation draw:name="f0" draw:formula="logwidth"/>
            <draw:equation draw:name="f1" draw:formula="logheight"/>
          </draw:enhanced-geometry>
        </draw:custom-shape>
        <draw:custom-shape draw:name="Google Shape;1326;p25" draw:style-name="Mgr7" draw:text-style-name="MP12" draw:layer="layout" svg:width="2.001cm" svg:height="2cm" svg:x="9.964cm" svg:y="12.212cm">
          <text:p/>
          <draw:enhanced-geometry draw:mirror-horizontal="false" draw:mirror-vertical="false" drawooo:sub-view-size="57170 57145" draw:text-areas="0 0 ?f0 ?f1" svg:viewBox="0 0 0 0" draw:type="ooxml-non-primitive" draw:enhanced-path="M 40146 2439 C 40285 2439 40432 2454 40586 2485 43132 2994 43568 7722 44005 9759 44368 11432 44296 14268 45532 15577 45715 15790 45973 15889 46234 15889 46597 15889 46963 15698 47132 15359 47423 14486 47423 13541 47132 12595 L 47132 12523 C 47787 12814 48442 13032 48805 13177 50915 14050 54406 14996 53969 17905 53675 19642 52309 20199 50632 20199 48165 20199 45027 18993 43641 18560 L 43277 18560 C 43205 18487 43095 18450 42986 18450 42877 18450 42768 18487 42695 18560 35640 23069 29094 28233 23130 34052 22984 33834 22839 33688 22766 33398 22676 33218 22503 33093 22315 33093 22199 33093 22077 33141 21966 33252 21457 33688 21748 34489 22111 35070 21748 35434 21311 35798 20948 36234 20875 36161 20802 36016 20729 35871 20633 35550 20367 35399 20100 35399 19761 35399 19420 35641 19420 36089 19420 36525 19638 36962 19929 37253 19420 37762 18911 38344 18402 38853 18184 38634 17966 38416 17820 38198 17712 38036 17554 37964 17405 37964 17153 37964 16929 38169 17020 38489 17093 38925 17311 39362 17529 39798 L 16074 41471 C 15784 41035 15493 40817 15129 40380 15044 40252 14927 40199 14809 40199 14523 40199 14226 40508 14329 40817 14474 41471 14765 42053 15129 42562 14620 43071 14111 43653 13674 44235 13311 44599 13311 45108 13529 45544 13020 48017 13674 51290 13383 53109 13189 54143 12708 54890 11735 54890 11613 54890 11484 54879 11347 54854 10110 54636 9310 52818 8728 51727 8146 50709 7710 49472 7201 48308 L 7201 48308 C 7564 48381 7928 48417 8292 48417 8655 48417 9019 48381 9383 48308 10110 48090 10401 46926 9601 46563 8655 46272 7564 46053 6546 45908 5673 45690 4801 45326 4000 44817 2982 44235 2328 43217 2328 42053 2367 40632 3350 40218 4554 40218 5568 40218 6739 40511 7637 40744 7324 41057 7713 41587 8153 41587 8223 41587 8294 41574 8365 41544 13601 38707 18111 34925 22693 31070 27930 26633 33531 22051 38040 16959 38477 16450 38404 15650 37895 15214 37755 11717 36674 2439 40146 2439 Z M 39914 0 C 34469 0 34295 11364 36295 15577 31785 18996 27858 23287 23712 27070 18984 31579 13965 35652 8946 39726 7934 38683 6366 38131 4831 38131 2725 38131 681 39169 218 41398 0 43144 655 44890 1964 45981 2764 46708 3710 47290 4801 47654 L 5019 47726 C 5852 51446 7987 57145 11720 57145 12221 57145 12751 57042 13311 56818 15347 56018 15638 53618 15711 51654 15711 50199 15638 48745 15711 47290 15711 46417 15929 45617 16147 44817 24148 35871 33822 28888 42405 20596 42477 20742 42550 20814 42695 20887 44413 22043 47091 22839 49639 22839 52701 22839 55576 21689 56370 18632 57170 15505 54988 13323 52224 12232 50478 11504 48660 11068 46769 10777 46478 9322 46114 7795 45750 6340 44878 3140 43932 303 40222 12 40118 4 40015 0 39914 0 Z N">
            <draw:equation draw:name="f0" draw:formula="logwidth"/>
            <draw:equation draw:name="f1" draw:formula="logheight"/>
          </draw:enhanced-geometry>
        </draw:custom-shape>
        <draw:custom-shape draw:name="Google Shape;1327;p25" draw:style-name="Mgr7" draw:text-style-name="MP12" draw:layer="layout" svg:width="2.974cm" svg:height="2.009cm" draw:transform="rotate (-0.122871179340401) translate (17.748cm 0.62cm)">
          <text:p/>
          <draw:enhanced-geometry draw:mirror-horizontal="false" draw:mirror-vertical="false" drawooo:sub-view-size="67354 45494" draw:text-areas="0 0 ?f0 ?f1" svg:viewBox="0 0 0 0" draw:type="ooxml-non-primitive" draw:enhanced-path="M 20075 1818 C 25967 2109 31640 3491 37386 4510 40878 5382 44296 6546 47715 7855 51642 9456 55497 11419 59134 13674 61462 15129 63425 16875 63935 18838 52370 11419 39350 9310 26040 6546 22529 5820 17453 4668 12671 4668 8833 4668 5186 5410 2692 7710 L 2619 7783 C 3201 2764 17530 1818 20075 1818 Z M 13653 6640 C 18745 6640 24027 7901 28876 8946 L 28876 9019 C 41387 11783 53170 13747 63935 20948 63498 22257 62698 23348 61607 24221 59031 26451 55478 27136 51853 27136 48621 27136 45331 26592 42623 26112 36732 25094 30986 23275 25240 21457 18402 19348 6474 16584 3055 9601 2983 9528 2910 9456 2910 9310 6220 7331 9884 6640 13653 6640 Z M 2474 12510 C 4437 14765 7929 16584 9892 17602 14911 20075 20075 22111 25385 23639 31642 25634 42279 29494 51378 29494 56876 29494 61812 28085 64880 24003 L 64880 24075 C 63670 30377 58137 32270 51712 32270 45011 32270 37339 30211 32586 28949 26549 27348 20512 26185 14693 24075 11202 22912 8001 21020 5310 18547 3710 16947 2692 14765 2474 12510 Z M 3055 19566 L 3055 19566 C 9674 26694 25894 29385 32659 31058 37563 32296 44829 34007 51424 34007 54512 34007 57452 33632 59934 32658 L 59934 32731 C 57097 36877 54552 41314 49242 43059 L 49097 43132 C 35859 42914 24221 41241 11929 35931 L 11784 35713 C 6910 31131 5092 25385 3055 19566 Z M 18293 0 C 16948 0 15602 73 14257 218 9674 727 1528 2691 946 8437 L 946 8801 C 146 10838 1 13165 582 15274 1383 23348 4219 31567 10111 37240 10353 37434 10628 37531 10892 37531 11024 37531 11153 37507 11274 37459 12511 38695 14038 39713 15639 40295 17675 41241 19784 41895 22039 42332 28518 44440 35251 45494 42032 45494 44844 45494 47665 45313 50479 44950 50624 44950 50842 44878 50988 44732 56952 42623 60880 36222 63716 30476 65971 28367 67353 25094 67135 20293 67062 20002 66989 19711 66771 19566 66626 15129 60225 11492 56952 9892 46115 4437 34404 1164 22330 218 20985 73 19639 0 18293 0 Z N">
            <draw:equation draw:name="f0" draw:formula="logwidth"/>
            <draw:equation draw:name="f1" draw:formula="logheight"/>
          </draw:enhanced-geometry>
        </draw:custom-shape>
        <draw:custom-shape draw:name="Google Shape;1328;p25" draw:style-name="Mgr7" draw:text-style-name="MP12" draw:layer="layout" svg:width="1.275cm" svg:height="1.072cm" draw:transform="rotate (0.313286600732982) translate (1.06cm 12.379cm)">
          <text:p/>
          <draw:enhanced-geometry draw:mirror-horizontal="false" draw:mirror-vertical="false" drawooo:sub-view-size="28877 24291" draw:text-areas="0 0 ?f0 ?f1" svg:viewBox="0 0 0 0" draw:type="ooxml-non-primitive" draw:enhanced-path="M 9651 2175 C 11384 2175 13085 3411 14475 5061 14548 5134 14657 5170 14766 5170 14875 5170 14984 5134 15057 5061 15147 5151 15264 5213 15376 5213 15444 5213 15510 5189 15566 5134 17167 3647 18543 2251 20506 2251 21041 2251 21619 2354 22258 2588 25312 3824 25894 7607 25385 10516 24876 13716 22403 16480 20148 18517 18330 20044 16075 20772 14184 22154 10838 18881 7056 16699 5019 12044 3783 9425 4292 6297 6183 4115 7297 2738 8481 2175 9651 2175 Z M 20557 1 C 17996 1 15771 2042 15130 4479 14474 1412 12625 198 10524 198 7492 198 3938 2725 2692 5861 1 12553 7783 22008 13748 24190 13905 24258 14063 24291 14212 24291 14544 24291 14833 24128 14984 23827 18621 23754 22403 19972 24658 17353 27058 14517 28876 10225 27858 6443 27058 3170 24876 770 21603 115 21250 38 20901 1 20557 1 Z N">
            <draw:equation draw:name="f0" draw:formula="logwidth"/>
            <draw:equation draw:name="f1" draw:formula="logheight"/>
          </draw:enhanced-geometry>
        </draw:custom-shape>
        <draw:g draw:name="Google Shape;1329;p25">
          <draw:custom-shape draw:name="Google Shape;1330;p25" draw:style-name="Mgr7" draw:text-style-name="MP12" draw:layer="layout" svg:width="1.049cm" svg:height="0.752cm" draw:transform="rotate (-0.54768431927582) translate (13.682cm 12.271cm)">
            <text:p/>
            <draw:enhanced-geometry draw:mirror-horizontal="false" draw:mirror-vertical="false" drawooo:sub-view-size="19858 14231" draw:text-areas="0 0 ?f0 ?f1" svg:viewBox="0 0 0 0" draw:type="ooxml-non-primitive" draw:enhanced-path="M 9446 1 C 6797 1 4281 1112 2910 3565 1456 5092 510 7056 292 9166 1 11420 1601 13457 3856 13675 4071 13710 4280 13726 4482 13726 5986 13726 7147 12836 8365 12002 8917 11597 9396 11434 9829 11434 11339 11434 12294 13417 13821 14039 14131 14171 14449 14231 14768 14231 16914 14231 19104 11520 19421 9747 19858 7347 18476 4874 16875 3201 14969 1148 12139 1 9446 1 Z N">
              <draw:equation draw:name="f0" draw:formula="logwidth"/>
              <draw:equation draw:name="f1" draw:formula="logheight"/>
            </draw:enhanced-geometry>
          </draw:custom-shape>
          <draw:custom-shape draw:name="Google Shape;1331;p25" draw:style-name="Mgr7" draw:text-style-name="MP12" draw:layer="layout" svg:width="0.399cm" svg:height="0.359cm" draw:transform="rotate (-0.54768431927582) translate (13.675cm 11.957cm)">
            <text:p/>
            <draw:enhanced-geometry draw:mirror-horizontal="false" draw:mirror-vertical="false" drawooo:sub-view-size="7565 6804" draw:text-areas="0 0 ?f0 ?f1" svg:viewBox="0 0 0 0" draw:type="ooxml-non-primitive" draw:enhanced-path="M 4292 0 C 1673 0 1 2910 1237 5237 1793 6269 2825 6803 3849 6803 4702 6803 5549 6433 6110 5674 7565 3710 7056 218 4292 0 Z N">
              <draw:equation draw:name="f0" draw:formula="logwidth"/>
              <draw:equation draw:name="f1" draw:formula="logheight"/>
            </draw:enhanced-geometry>
          </draw:custom-shape>
          <draw:custom-shape draw:name="Google Shape;1332;p25" draw:style-name="Mgr7" draw:text-style-name="MP12" draw:layer="layout" svg:width="0.361cm" svg:height="0.43cm" draw:transform="rotate (-0.54768431927582) translate (14.231cm 11.924cm)">
            <text:p/>
            <draw:enhanced-geometry draw:mirror-horizontal="false" draw:mirror-vertical="false" drawooo:sub-view-size="6839 8153" draw:text-areas="0 0 ?f0 ?f1" svg:viewBox="0 0 0 0" draw:type="ooxml-non-primitive" draw:enhanced-path="M 2882 1 C 1275 1 16 1712 74 3379 1 4106 1 4906 74 5634 219 6725 874 7597 1892 8034 2104 8116 2315 8153 2524 8153 3609 8153 4628 7165 5238 6434 6838 4470 6329 1633 4220 397 3761 122 3310 1 2882 1 Z N">
              <draw:equation draw:name="f0" draw:formula="logwidth"/>
              <draw:equation draw:name="f1" draw:formula="logheight"/>
            </draw:enhanced-geometry>
          </draw:custom-shape>
          <draw:custom-shape draw:name="Google Shape;1333;p25" draw:style-name="Mgr7" draw:text-style-name="MP12" draw:layer="layout" svg:width="0.345cm" svg:height="0.413cm" draw:transform="rotate (-0.54768431927582) translate (14.57cm 12.205cm)">
            <text:p/>
            <draw:enhanced-geometry draw:mirror-horizontal="false" draw:mirror-vertical="false" drawooo:sub-view-size="6547 7825" draw:text-areas="0 0 ?f0 ?f1" svg:viewBox="0 0 0 0" draw:type="ooxml-non-primitive" draw:enhanced-path="M 2982 1 C 1818 146 946 1092 946 2256 436 3128 146 4147 73 5165 0 6110 436 6983 1237 7565 1536 7750 1880 7824 2239 7824 3014 7824 3864 7477 4510 7129 6473 5892 6546 3056 5310 1310 4801 510 3928 1 2982 1 Z N">
              <draw:equation draw:name="f0" draw:formula="logwidth"/>
              <draw:equation draw:name="f1" draw:formula="logheight"/>
            </draw:enhanced-geometry>
          </draw:custom-shape>
          <draw:custom-shape draw:name="Google Shape;1334;p25" draw:style-name="Mgr7" draw:text-style-name="MP12" draw:layer="layout" svg:width="0.353cm" svg:height="0.335cm" draw:transform="rotate (-0.54768431927582) translate (14.572cm 12.674cm)">
            <text:p/>
            <draw:enhanced-geometry draw:mirror-horizontal="false" draw:mirror-vertical="false" drawooo:sub-view-size="6687 6352" draw:text-areas="0 0 ?f0 ?f1" svg:viewBox="0 0 0 0" draw:type="ooxml-non-primitive" draw:enhanced-path="M 3661 0 C 2882 0 2029 306 1673 967 L 1673 1112 C 1091 1621 727 2276 509 2931 0 4531 1091 6131 2691 6349 2732 6350 2773 6351 2813 6351 4940 6351 6686 4490 6401 2349 6183 1330 5528 530 4582 167 4320 57 3997 0 3661 0 Z N">
              <draw:equation draw:name="f0" draw:formula="logwidth"/>
              <draw:equation draw:name="f1" draw:formula="logheight"/>
            </draw:enhanced-geometry>
          </draw:custom-shape>
        </draw:g>
        <draw:g draw:name="Google Shape;1335;p25">
          <draw:custom-shape draw:name="Google Shape;1336;p25" draw:style-name="Mgr7" draw:text-style-name="MP12" draw:layer="layout" svg:width="1.049cm" svg:height="0.752cm" draw:transform="rotate (-2.54573724695893) translate (1.991cm 5.282cm)">
            <text:p/>
            <draw:enhanced-geometry draw:mirror-horizontal="false" draw:mirror-vertical="true" drawooo:sub-view-size="19858 14231" draw:text-areas="0 0 ?f0 ?f1" svg:viewBox="0 0 0 0" draw:type="ooxml-non-primitive" draw:enhanced-path="M 9446 1 C 6797 1 4281 1112 2910 3565 1456 5092 510 7056 292 9166 1 11420 1601 13457 3856 13675 4071 13710 4280 13726 4482 13726 5986 13726 7147 12836 8365 12002 8917 11597 9396 11434 9829 11434 11339 11434 12294 13417 13821 14039 14131 14171 14449 14231 14768 14231 16914 14231 19104 11520 19421 9747 19858 7347 18476 4874 16875 3201 14969 1148 12139 1 9446 1 Z N">
              <draw:equation draw:name="f0" draw:formula="logwidth"/>
              <draw:equation draw:name="f1" draw:formula="logheight"/>
            </draw:enhanced-geometry>
          </draw:custom-shape>
          <draw:custom-shape draw:name="Google Shape;1337;p25" draw:style-name="Mgr7" draw:text-style-name="MP12" draw:layer="layout" svg:width="0.399cm" svg:height="0.359cm" draw:transform="rotate (-2.54573724695893) translate (2.28cm 5.197cm)">
            <text:p/>
            <draw:enhanced-geometry draw:mirror-horizontal="false" draw:mirror-vertical="true" drawooo:sub-view-size="7565 6804" draw:text-areas="0 0 ?f0 ?f1" svg:viewBox="0 0 0 0" draw:type="ooxml-non-primitive" draw:enhanced-path="M 4292 0 C 1673 0 1 2910 1237 5237 1793 6269 2825 6803 3849 6803 4702 6803 5549 6433 6110 5674 7565 3710 7056 218 4292 0 Z N">
              <draw:equation draw:name="f0" draw:formula="logwidth"/>
              <draw:equation draw:name="f1" draw:formula="logheight"/>
            </draw:enhanced-geometry>
          </draw:custom-shape>
          <draw:custom-shape draw:name="Google Shape;1338;p25" draw:style-name="Mgr7" draw:text-style-name="MP12" draw:layer="layout" svg:width="0.361cm" svg:height="0.43cm" draw:transform="rotate (-2.54573724695893) translate (2.079cm 4.759cm)">
            <text:p/>
            <draw:enhanced-geometry draw:mirror-horizontal="false" draw:mirror-vertical="true" drawooo:sub-view-size="6839 8153" draw:text-areas="0 0 ?f0 ?f1" svg:viewBox="0 0 0 0" draw:type="ooxml-non-primitive" draw:enhanced-path="M 2882 1 C 1275 1 16 1712 74 3379 1 4106 1 4906 74 5634 219 6725 874 7597 1892 8034 2104 8116 2315 8153 2524 8153 3609 8153 4628 7165 5238 6434 6838 4470 6329 1633 4220 397 3761 122 3310 1 2882 1 Z N">
              <draw:equation draw:name="f0" draw:formula="logwidth"/>
              <draw:equation draw:name="f1" draw:formula="logheight"/>
            </draw:enhanced-geometry>
          </draw:custom-shape>
          <draw:custom-shape draw:name="Google Shape;1339;p25" draw:style-name="Mgr7" draw:text-style-name="MP12" draw:layer="layout" svg:width="0.346cm" svg:height="0.413cm" draw:transform="rotate (-2.54573724695893) translate (1.684cm 4.563cm)">
            <text:p/>
            <draw:enhanced-geometry draw:mirror-horizontal="false" draw:mirror-vertical="true" drawooo:sub-view-size="6547 7825" draw:text-areas="0 0 ?f0 ?f1" svg:viewBox="0 0 0 0" draw:type="ooxml-non-primitive" draw:enhanced-path="M 2982 1 C 1818 146 946 1092 946 2256 436 3128 146 4147 73 5165 0 6110 436 6983 1237 7565 1536 7750 1880 7824 2239 7824 3014 7824 3864 7477 4510 7129 6473 5892 6546 3056 5310 1310 4801 510 3928 1 2982 1 Z N">
              <draw:equation draw:name="f0" draw:formula="logwidth"/>
              <draw:equation draw:name="f1" draw:formula="logheight"/>
            </draw:enhanced-geometry>
          </draw:custom-shape>
          <draw:custom-shape draw:name="Google Shape;1340;p25" draw:style-name="Mgr7" draw:text-style-name="MP12" draw:layer="layout" svg:width="0.353cm" svg:height="0.335cm" draw:transform="rotate (-2.54573724695893) translate (1.256cm 4.685cm)">
            <text:p/>
            <draw:enhanced-geometry draw:mirror-horizontal="false" draw:mirror-vertical="true" drawooo:sub-view-size="6687 6352" draw:text-areas="0 0 ?f0 ?f1" svg:viewBox="0 0 0 0" draw:type="ooxml-non-primitive" draw:enhanced-path="M 3661 0 C 2882 0 2029 306 1673 967 L 1673 1112 C 1091 1621 727 2276 509 2931 0 4531 1091 6131 2691 6349 2732 6350 2773 6351 2813 6351 4940 6351 6686 4490 6401 2349 6183 1330 5528 530 4582 167 4320 57 3997 0 3661 0 Z N">
              <draw:equation draw:name="f0" draw:formula="logwidth"/>
              <draw:equation draw:name="f1" draw:formula="logheight"/>
            </draw:enhanced-geometry>
          </draw:custom-shape>
        </draw:g>
        <draw:custom-shape draw:name="Google Shape;1341;p25" draw:style-name="Mgr7" draw:text-style-name="MP12" draw:layer="layout" svg:width="1.275cm" svg:height="1.072cm" draw:transform="rotate (-0.313112067807783) translate (21.255cm 12.401cm)">
          <text:p/>
          <draw:enhanced-geometry draw:mirror-horizontal="false" draw:mirror-vertical="false" drawooo:sub-view-size="28877 24291" draw:text-areas="0 0 ?f0 ?f1" svg:viewBox="0 0 0 0" draw:type="ooxml-non-primitive" draw:enhanced-path="M 9651 2175 C 11384 2175 13085 3411 14475 5061 14548 5134 14657 5170 14766 5170 14875 5170 14984 5134 15057 5061 15147 5151 15264 5213 15376 5213 15444 5213 15510 5189 15566 5134 17167 3647 18543 2251 20506 2251 21041 2251 21619 2354 22258 2588 25312 3824 25894 7607 25385 10516 24876 13716 22403 16480 20148 18517 18330 20044 16075 20772 14184 22154 10838 18881 7056 16699 5019 12044 3783 9425 4292 6297 6183 4115 7297 2738 8481 2175 9651 2175 Z M 20557 1 C 17996 1 15771 2042 15130 4479 14474 1412 12625 198 10524 198 7492 198 3938 2725 2692 5861 1 12553 7783 22008 13748 24190 13905 24258 14063 24291 14212 24291 14544 24291 14833 24128 14984 23827 18621 23754 22403 19972 24658 17353 27058 14517 28876 10225 27858 6443 27058 3170 24876 770 21603 115 21250 38 20901 1 20557 1 Z N">
            <draw:equation draw:name="f0" draw:formula="logwidth"/>
            <draw:equation draw:name="f1" draw:formula="logheight"/>
          </draw:enhanced-geometry>
        </draw:custom-shape>
        <draw:custom-shape draw:name="Google Shape;1342;p25" draw:style-name="Mgr7" draw:text-style-name="MP12" draw:layer="layout" svg:width="1.275cm" svg:height="1.072cm" draw:transform="rotate (0.450993078715335) translate (3.365cm 0.788cm)">
          <text:p/>
          <draw:enhanced-geometry draw:mirror-horizontal="false" draw:mirror-vertical="false" drawooo:sub-view-size="28877 24291" draw:text-areas="0 0 ?f0 ?f1" svg:viewBox="0 0 0 0" draw:type="ooxml-non-primitive" draw:enhanced-path="M 9651 2175 C 11384 2175 13085 3411 14475 5061 14548 5134 14657 5170 14766 5170 14875 5170 14984 5134 15057 5061 15147 5151 15264 5213 15376 5213 15444 5213 15510 5189 15566 5134 17167 3647 18543 2251 20506 2251 21041 2251 21619 2354 22258 2588 25312 3824 25894 7607 25385 10516 24876 13716 22403 16480 20148 18517 18330 20044 16075 20772 14184 22154 10838 18881 7056 16699 5019 12044 3783 9425 4292 6297 6183 4115 7297 2738 8481 2175 9651 2175 Z M 20557 1 C 17996 1 15771 2042 15130 4479 14474 1412 12625 198 10524 198 7492 198 3938 2725 2692 5861 1 12553 7783 22008 13748 24190 13905 24258 14063 24291 14212 24291 14544 24291 14833 24128 14984 23827 18621 23754 22403 19972 24658 17353 27058 14517 28876 10225 27858 6443 27058 3170 24876 770 21603 115 21250 38 20901 1 20557 1 Z N">
            <draw:equation draw:name="f0" draw:formula="logwidth"/>
            <draw:equation draw:name="f1" draw:formula="logheight"/>
          </draw:enhanced-geometry>
        </draw:custom-shape>
        <draw:custom-shape draw:name="Google Shape;1343;p25" draw:style-name="Mgr7" draw:text-style-name="MP12" draw:layer="layout" svg:width="0.442cm" svg:height="0.498cm" svg:x="1.268cm" svg:y="2.481cm">
          <text:p/>
          <draw:enhanced-geometry draw:mirror-horizontal="false" draw:mirror-vertical="false" drawooo:sub-view-size="1847 2079" draw:text-areas="0 0 ?f0 ?f1" svg:viewBox="0 0 0 0" draw:type="ooxml-non-primitive" draw:enhanced-path="M 919 0 C 813 0 716 348 687 812 291 832 1 928 1 1044 1 1150 291 1247 687 1276 716 1740 813 2078 919 2078 1035 2078 1132 1740 1161 1276 1557 1247 1847 1150 1847 1044 1847 928 1557 832 1161 812 1132 348 1035 0 919 0 Z N">
            <draw:equation draw:name="f0" draw:formula="logwidth"/>
            <draw:equation draw:name="f1" draw:formula="logheight"/>
          </draw:enhanced-geometry>
        </draw:custom-shape>
        <draw:custom-shape draw:name="Google Shape;1344;p25" draw:style-name="Mgr7" draw:text-style-name="MP12" draw:layer="layout" svg:width="0.572cm" svg:height="0.643cm" svg:x="12.193cm" svg:y="1.205cm">
          <text:p/>
          <draw:enhanced-geometry draw:mirror-horizontal="false" draw:mirror-vertical="false" drawooo:sub-view-size="2388 2687" draw:text-areas="0 0 ?f0 ?f1" svg:viewBox="0 0 0 0" draw:type="ooxml-non-primitive" draw:enhanced-path="M 1199 0 C 1044 0 928 445 899 1044 387 1073 1 1199 1 1344 1 1479 387 1605 899 1643 928 2242 1054 2687 1199 2687 1344 2687 1470 2242 1499 1643 2011 1605 2388 1479 2388 1344 2388 1199 2011 1073 1499 1044 1470 435 1344 0 1199 0 Z N">
            <draw:equation draw:name="f0" draw:formula="logwidth"/>
            <draw:equation draw:name="f1" draw:formula="logheight"/>
          </draw:enhanced-geometry>
        </draw:custom-shape>
        <draw:custom-shape draw:name="Google Shape;1345;p25" draw:style-name="Mgr7" draw:text-style-name="MP12" draw:layer="layout" svg:width="0.442cm" svg:height="0.497cm" svg:x="22.311cm" svg:y="10.272cm">
          <text:p/>
          <draw:enhanced-geometry draw:mirror-horizontal="false" draw:mirror-vertical="false" drawooo:sub-view-size="1846 2078" draw:text-areas="0 0 ?f0 ?f1" svg:viewBox="0 0 0 0" draw:type="ooxml-non-primitive" draw:enhanced-path="M 918 0 C 802 0 715 348 686 812 290 841 0 928 0 1044 0 1150 290 1247 686 1276 715 1740 802 2078 918 2078 1034 2078 1131 1740 1160 1276 1556 1247 1846 1150 1846 1044 1846 928 1556 841 1160 812 1141 348 1044 0 918 0 Z N">
            <draw:equation draw:name="f0" draw:formula="logwidth"/>
            <draw:equation draw:name="f1" draw:formula="logheight"/>
          </draw:enhanced-geometry>
        </draw:custom-shape>
        <draw:custom-shape draw:name="Google Shape;1346;p25" draw:style-name="Mgr7" draw:text-style-name="MP12" draw:layer="layout" svg:width="0.442cm" svg:height="0.498cm" svg:x="1.268cm" svg:y="9.878cm">
          <text:p/>
          <draw:enhanced-geometry draw:mirror-horizontal="false" draw:mirror-vertical="false" drawooo:sub-view-size="1847 2079" draw:text-areas="0 0 ?f0 ?f1" svg:viewBox="0 0 0 0" draw:type="ooxml-non-primitive" draw:enhanced-path="M 918 0 C 802 0 706 348 687 812 290 831 0 928 0 1044 0 1150 290 1247 687 1276 706 1740 802 2078 918 2078 1034 2078 1131 1740 1150 1276 1547 1247 1846 1150 1846 1044 1846 928 1547 831 1150 812 1131 348 1034 0 918 0 Z N">
            <draw:equation draw:name="f0" draw:formula="logwidth"/>
            <draw:equation draw:name="f1" draw:formula="logheight"/>
          </draw:enhanced-geometry>
        </draw:custom-shape>
        <draw:custom-shape draw:name="Google Shape;1347;p25" draw:style-name="Mgr7" draw:text-style-name="MP12" draw:layer="layout" svg:width="0.3cm" svg:height="0.34cm" svg:x="0.616cm" svg:y="0.279cm">
          <text:p/>
          <draw:enhanced-geometry draw:mirror-horizontal="false" draw:mirror-vertical="false" drawooo:sub-view-size="1257 1422" draw:text-areas="0 0 ?f0 ?f1" svg:viewBox="0 0 0 0" draw:type="ooxml-non-primitive" draw:enhanced-path="M 628 1 C 551 1 483 243 474 552 203 571 0 639 0 706 0 784 203 851 474 871 483 1180 551 1422 628 1422 706 1422 773 1180 793 871 1054 851 1257 793 1257 706 1257 639 1054 571 793 552 773 243 706 1 628 1 Z N">
            <draw:equation draw:name="f0" draw:formula="logwidth"/>
            <draw:equation draw:name="f1" draw:formula="logheight"/>
          </draw:enhanced-geometry>
        </draw:custom-shape>
        <draw:custom-shape draw:name="Google Shape;1348;p25" draw:style-name="Mgr7" draw:text-style-name="MP12" draw:layer="layout" svg:width="0.3cm" svg:height="0.338cm" svg:x="14.983cm" svg:y="1.205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custom-shape draw:name="Google Shape;1349;p25" draw:style-name="Mgr7" draw:text-style-name="MP12" draw:layer="layout" svg:width="0.234cm" svg:height="0.198cm" draw:transform="rotate (2.61048896220792) translate (3.077cm 8.984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1350;p25" draw:style-name="Mgr7" draw:text-style-name="MP12" draw:layer="layout" svg:width="0.234cm" svg:height="0.198cm" draw:transform="rotate (2.61048896220792) translate (3.709cm 9.707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1351;p25" draw:style-name="Mgr7" draw:text-style-name="MP12" draw:layer="layout" svg:width="0.11cm" svg:height="0.094cm" draw:transform="rotate (2.61048896220792) translate (3.196cm 9.523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1352;p25" draw:style-name="Mgr7" draw:text-style-name="MP12" draw:layer="layout" svg:width="0.112cm" svg:height="0.094cm" draw:transform="rotate (2.61048896220792) translate (3.451cm 8.539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1353;p25" draw:style-name="Mgr7" draw:text-style-name="MP12" draw:layer="layout" svg:width="0.155cm" svg:height="0.132cm" draw:transform="rotate (2.61048896220792) translate (3.759cm 9.054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g draw:name="Google Shape;1354;p25">
          <draw:custom-shape draw:name="Google Shape;1355;p25" draw:style-name="Mgr7" draw:text-style-name="MP12" draw:layer="layout" svg:width="0.234cm" svg:height="0.198cm" draw:transform="rotate (1.28211886851503) translate (3.916cm 12.903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1356;p25" draw:style-name="Mgr7" draw:text-style-name="MP12" draw:layer="layout" svg:width="0.234cm" svg:height="0.198cm" draw:transform="rotate (1.28211886851503) translate (3.365cm 13.69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1357;p25" draw:style-name="Mgr7" draw:text-style-name="MP12" draw:layer="layout" svg:width="0.11cm" svg:height="0.094cm" draw:transform="rotate (1.28211886851503) translate (3.421cm 13.148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1358;p25" draw:style-name="Mgr7" draw:text-style-name="MP12" draw:layer="layout" svg:width="0.112cm" svg:height="0.094cm" draw:transform="rotate (1.28211886851503) translate (4.437cm 13.16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1359;p25" draw:style-name="Mgr7" draw:text-style-name="MP12" draw:layer="layout" svg:width="0.155cm" svg:height="0.132cm" draw:transform="rotate (1.28211886851503) translate (4.012cm 13.582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g>
        <draw:g draw:name="Google Shape;1360;p25">
          <draw:custom-shape draw:name="Google Shape;1361;p25" draw:style-name="Mgr7" draw:text-style-name="MP12" draw:layer="layout" svg:width="0.234cm" svg:height="0.198cm" svg:x="24.803cm" svg:y="12.561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1362;p25" draw:style-name="Mgr7" draw:text-style-name="MP12" draw:layer="layout" svg:width="0.234cm" svg:height="0.198cm" svg:x="23.892cm" svg:y="12.257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1363;p25" draw:style-name="Mgr7" draw:text-style-name="MP12" draw:layer="layout" svg:width="0.11cm" svg:height="0.094cm" svg:x="24.428cm" svg:y="12.156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1364;p25" draw:style-name="Mgr7" draw:text-style-name="MP12" draw:layer="layout" svg:width="0.112cm" svg:height="0.094cm" svg:x="24.706cm" svg:y="13.134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1365;p25" draw:style-name="Mgr7" draw:text-style-name="MP12" draw:layer="layout" svg:width="0.155cm" svg:height="0.132cm" svg:x="24.18cm" svg:y="12.846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g>
        <draw:custom-shape draw:name="Google Shape;1366;p25" draw:style-name="Mgr7" draw:text-style-name="MP12" draw:layer="layout" svg:width="0.3cm" svg:height="0.338cm" svg:x="23.983cm" svg:y="5.572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custom-shape draw:name="Google Shape;1367;p25" draw:style-name="Mgr7" draw:text-style-name="MP12" draw:layer="layout" svg:width="0.3cm" svg:height="0.338cm" svg:x="24.198cm" svg:y="8.815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custom-shape draw:name="Google Shape;1368;p25" draw:style-name="Mgr7" draw:text-style-name="MP12" draw:layer="layout" svg:width="0.3cm" svg:height="0.338cm" svg:x="0.288cm" svg:y="7.49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custom-shape draw:name="Google Shape;1369;p25" draw:style-name="Mgr7" draw:text-style-name="MP12" draw:layer="layout" svg:width="0.3cm" svg:height="0.338cm" svg:x="9.811cm" svg:y="8.788cm">
          <text:p/>
          <draw:enhanced-geometry draw:mirror-horizontal="false" draw:mirror-vertical="false" drawooo:sub-view-size="1257 1412" draw:text-areas="0 0 ?f0 ?f1" svg:viewBox="0 0 0 0" draw:type="ooxml-non-primitive" draw:enhanced-path="M 628 1 C 551 1 483 242 474 552 203 571 0 629 0 706 0 784 203 851 474 871 483 1180 551 1412 628 1412 706 1412 773 1170 793 871 1063 842 1256 784 1256 706 1256 629 1063 571 793 552 773 233 706 1 628 1 Z N">
            <draw:equation draw:name="f0" draw:formula="logwidth"/>
            <draw:equation draw:name="f1" draw:formula="logheight"/>
          </draw:enhanced-geometry>
        </draw:custom-shape>
        <draw:custom-shape draw:name="Google Shape;1370;p25" draw:style-name="Mgr7" draw:text-style-name="MP12" draw:layer="layout" svg:width="0.234cm" svg:height="0.198cm" draw:transform="rotate (1.03515477935784) translate (12.3cm 5.791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1371;p25" draw:style-name="Mgr7" draw:text-style-name="MP12" draw:layer="layout" svg:width="0.234cm" svg:height="0.198cm" draw:transform="rotate (1.03515477935784) translate (11.574cm 6.419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1372;p25" draw:style-name="Mgr7" draw:text-style-name="MP12" draw:layer="layout" svg:width="0.11cm" svg:height="0.094cm" draw:transform="rotate (1.03515477935784) translate (11.761cm 5.907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1373;p25" draw:style-name="Mgr7" draw:text-style-name="MP12" draw:layer="layout" svg:width="0.112cm" svg:height="0.094cm" draw:transform="rotate (1.03515477935784) translate (12.743cm 6.167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1374;p25" draw:style-name="Mgr7" draw:text-style-name="MP12" draw:layer="layout" svg:width="0.155cm" svg:height="0.132cm" draw:transform="rotate (1.03515477935784) translate (12.498cm 6.922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custom-shape draw:name="Google Shape;1375;p25" draw:style-name="Mgr7" draw:text-style-name="MP12" draw:layer="layout" svg:width="0.234cm" svg:height="0.198cm" draw:transform="rotate (0.284314135149876) translate (24.054cm 1.35cm)">
          <text:p/>
          <draw:enhanced-geometry draw:mirror-horizontal="false" draw:mirror-vertical="false" drawooo:sub-view-size="979 828" draw:text-areas="0 0 ?f0 ?f1" svg:viewBox="0 0 0 0" draw:type="ooxml-non-primitive" draw:enhanced-path="M 423 0 C 195 0 1 180 1 414 10 607 146 771 339 820 367 825 394 827 420 827 874 827 978 72 503 8 476 3 449 0 423 0 Z N">
            <draw:equation draw:name="f0" draw:formula="logwidth"/>
            <draw:equation draw:name="f1" draw:formula="logheight"/>
          </draw:enhanced-geometry>
        </draw:custom-shape>
        <draw:custom-shape draw:name="Google Shape;1376;p25" draw:style-name="Mgr7" draw:text-style-name="MP12" draw:layer="layout" svg:width="0.234cm" svg:height="0.198cm" draw:transform="rotate (0.284314135149876) translate (23.095cm 1.314cm)">
          <text:p/>
          <draw:enhanced-geometry draw:mirror-horizontal="false" draw:mirror-vertical="false" drawooo:sub-view-size="979 828" draw:text-areas="0 0 ?f0 ?f1" svg:viewBox="0 0 0 0" draw:type="ooxml-non-primitive" draw:enhanced-path="M 423 0 C 195 0 1 181 1 423 1 617 146 781 339 820 367 825 394 827 420 827 875 827 978 72 503 8 476 3 449 0 423 0 Z N">
            <draw:equation draw:name="f0" draw:formula="logwidth"/>
            <draw:equation draw:name="f1" draw:formula="logheight"/>
          </draw:enhanced-geometry>
        </draw:custom-shape>
        <draw:custom-shape draw:name="Google Shape;1377;p25" draw:style-name="Mgr7" draw:text-style-name="MP12" draw:layer="layout" svg:width="0.11cm" svg:height="0.094cm" draw:transform="rotate (0.284314135149876) translate (23.58cm 1.067cm)">
          <text:p/>
          <draw:enhanced-geometry draw:mirror-horizontal="false" draw:mirror-vertical="false" drawooo:sub-view-size="461 395" draw:text-areas="0 0 ?f0 ?f1" svg:viewBox="0 0 0 0" draw:type="ooxml-non-primitive" draw:enhanced-path="M 207 1 C 95 1 0 83 0 197 0 294 68 371 155 390 169 393 183 394 197 394 421 394 461 31 242 4 230 2 218 1 207 1 Z N">
            <draw:equation draw:name="f0" draw:formula="logwidth"/>
            <draw:equation draw:name="f1" draw:formula="logheight"/>
          </draw:enhanced-geometry>
        </draw:custom-shape>
        <draw:custom-shape draw:name="Google Shape;1378;p25" draw:style-name="Mgr7" draw:text-style-name="MP12" draw:layer="layout" svg:width="0.112cm" svg:height="0.094cm" draw:transform="rotate (0.284314135149876) translate (24.121cm 1.927cm)">
          <text:p/>
          <draw:enhanced-geometry draw:mirror-horizontal="false" draw:mirror-vertical="false" drawooo:sub-view-size="471 397" draw:text-areas="0 0 ?f0 ?f1" svg:viewBox="0 0 0 0" draw:type="ooxml-non-primitive" draw:enhanced-path="M 197 1 C 90 1 1 89 1 199 1 296 68 373 165 392 179 395 193 396 205 396 423 396 470 33 242 6 227 2 212 1 197 1 Z N">
            <draw:equation draw:name="f0" draw:formula="logwidth"/>
            <draw:equation draw:name="f1" draw:formula="logheight"/>
          </draw:enhanced-geometry>
        </draw:custom-shape>
        <draw:custom-shape draw:name="Google Shape;1379;p25" draw:style-name="Mgr7" draw:text-style-name="MP12" draw:layer="layout" svg:width="0.155cm" svg:height="0.132cm" draw:transform="rotate (0.284314135149876) translate (23.536cm 1.798cm)">
          <text:p/>
          <draw:enhanced-geometry draw:mirror-horizontal="false" draw:mirror-vertical="false" drawooo:sub-view-size="649 555" draw:text-areas="0 0 ?f0 ?f1" svg:viewBox="0 0 0 0" draw:type="ooxml-non-primitive" draw:enhanced-path="M 278 1 C 128 1 0 124 0 278 0 404 87 520 222 549 242 552 260 554 278 554 580 554 648 44 338 7 318 3 298 1 278 1 Z N">
            <draw:equation draw:name="f0" draw:formula="logwidth"/>
            <draw:equation draw:name="f1" draw:formula="logheight"/>
          </draw:enhanced-geometry>
        </draw:custom-shape>
        <draw:custom-shape draw:name="Google Shape;1380;p25" draw:style-name="Mgr7" draw:text-style-name="MP12" draw:layer="layout" svg:width="0.3cm" svg:height="0.255cm" svg:x="6.642cm" svg:y="13.226cm">
          <text:p/>
          <draw:enhanced-geometry draw:mirror-horizontal="false" draw:mirror-vertical="false" drawooo:sub-view-size="1257 1411" draw:text-areas="0 0 ?f0 ?f1" svg:viewBox="0 0 0 0" draw:type="ooxml-non-primitive" draw:enhanced-path="M 628 0 C 551 0 483 232 474 551 203 570 0 628 0 706 0 783 203 850 474 860 483 1179 551 1411 628 1411 706 1411 773 1169 793 860 1063 850 1257 783 1257 706 1257 628 1063 561 793 551 773 232 706 0 628 0 Z N">
            <draw:equation draw:name="f0" draw:formula="logwidth"/>
            <draw:equation draw:name="f1" draw:formula="logheight"/>
          </draw:enhanced-geometry>
        </draw:custom-shape>
        <draw:custom-shape draw:name="Google Shape;1381;p25" draw:style-name="Mgr7" draw:text-style-name="MP12" draw:layer="layout" svg:width="0.442cm" svg:height="0.498cm" svg:x="6.643cm" svg:y="1.55cm">
          <text:p/>
          <draw:enhanced-geometry draw:mirror-horizontal="false" draw:mirror-vertical="false" drawooo:sub-view-size="1847 2079" draw:text-areas="0 0 ?f0 ?f1" svg:viewBox="0 0 0 0" draw:type="ooxml-non-primitive" draw:enhanced-path="M 918 0 C 802 0 706 348 687 812 290 831 0 928 0 1044 0 1150 290 1247 687 1276 706 1740 802 2078 918 2078 1034 2078 1131 1740 1150 1276 1547 1247 1846 1150 1846 1044 1846 928 1547 831 1150 812 1131 348 1034 0 918 0 Z N">
            <draw:equation draw:name="f0" draw:formula="logwidth"/>
            <draw:equation draw:name="f1" draw:formula="logheight"/>
          </draw:enhanced-geometry>
        </draw:custom-shape>
        <draw:custom-shape draw:name="Google Shape;1382;p25" draw:style-name="Mgr7" draw:text-style-name="MP12" draw:layer="layout" svg:width="0.3cm" svg:height="0.337cm" svg:x="18.668cm" svg:y="12.65cm">
          <text:p/>
          <draw:enhanced-geometry draw:mirror-horizontal="true" draw:mirror-vertical="false" drawooo:sub-view-size="1257 1411" draw:text-areas="0 0 ?f0 ?f1" svg:viewBox="0 0 0 0" draw:type="ooxml-non-primitive" draw:enhanced-path="M 628 0 C 551 0 483 232 474 551 203 570 0 628 0 706 0 783 203 850 474 860 483 1179 551 1411 628 1411 706 1411 773 1169 793 860 1063 850 1257 783 1257 706 1257 628 1063 561 793 551 773 232 706 0 628 0 Z N">
            <draw:equation draw:name="f0" draw:formula="logwidth"/>
            <draw:equation draw:name="f1" draw:formula="logheight"/>
          </draw:enhanced-geometry>
        </draw:custom-shape>
        <draw:custom-shape draw:name="Google Shape;1383;p25" draw:style-name="Mgr7" draw:text-style-name="MP12" draw:layer="layout" svg:width="0.442cm" svg:height="0.498cm" svg:x="16.991cm" svg:y="13.21cm">
          <text:p/>
          <draw:enhanced-geometry draw:mirror-horizontal="true" draw:mirror-vertical="false" drawooo:sub-view-size="1847 2079" draw:text-areas="0 0 ?f0 ?f1" svg:viewBox="0 0 0 0" draw:type="ooxml-non-primitive" draw:enhanced-path="M 918 0 C 802 0 706 348 687 812 290 831 0 928 0 1044 0 1150 290 1247 687 1276 706 1740 802 2078 918 2078 1034 2078 1131 1740 1150 1276 1547 1247 1846 1150 1846 1044 1846 928 1547 831 1150 812 1131 348 1034 0 918 0 Z N">
            <draw:equation draw:name="f0" draw:formula="logwidth"/>
            <draw:equation draw:name="f1" draw:formula="logheight"/>
          </draw:enhanced-geometry>
        </draw:custom-shape>
      </draw:g>
      <draw:frame draw:name="Google Shape;1384;p25" presentation:style-name="CUSTOM_5f_20-title" draw:layer="backgroundobjects" svg:width="10.669cm" svg:height="2.563cm" svg:x="1.997cm" svg:y="10.257cm" presentation:class="title" presentation:placeholder="true" presentation:user-transformed="true">
        <draw:text-box/>
      </draw:frame>
      <presentation:notes style:page-layout-name="PM2">
        <draw:page-thumbnail presentation:style-name="CUSTOM_5f_20-title" draw:layer="backgroundobjects" svg:width="16.931cm" svg:height="9.524cm" svg:x="1.059cm" svg:y="1.93cm" presentation:class="page"/>
        <draw:frame presentation:style-name="CUSTOM_5f_20-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Adota aí</dc:title>
    <meta:initial-creator>Luane Zatti Lima</meta:initial-creator>
    <meta:editing-cycles>3</meta:editing-cycles>
    <dc:date>2022-03-28T16:08:44.062000000</dc:date>
    <meta:editing-duration>PT7M20S</meta:editing-duration>
    <meta:generator>LibreOffice/6.4.7.2$Windows_X86_64 LibreOffice_project/639b8ac485750d5696d7590a72ef1b496725cfb5</meta:generator>
    <meta:document-statistic meta:object-count="100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